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meta.xml" manifest:media-type="text/xml"/>
  <manifest:file-entry manifest:full-path="manifest.rdf" manifest:media-type="application/rdf+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4.311cm"/>
    </style:style>
    <style:style style:name="co4" style:family="table-column">
      <style:table-column-properties fo:break-before="auto" style:column-width="4.23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2.323cm"/>
    </style:style>
    <style:style style:name="co7" style:family="table-column">
      <style:table-column-properties fo:break-before="auto" style:column-width="4.038cm"/>
    </style:style>
    <style:style style:name="co8" style:family="table-column">
      <style:table-column-properties fo:break-before="auto" style:column-width="2.623cm"/>
    </style:style>
    <style:style style:name="co9" style:family="table-column">
      <style:table-column-properties fo:break-before="auto" style:column-width="3.93cm"/>
    </style:style>
    <style:style style:name="co10" style:family="table-column">
      <style:table-column-properties fo:break-before="auto" style:column-width="2.514cm"/>
    </style:style>
    <style:style style:name="co11" style:family="table-column">
      <style:table-column-properties fo:break-before="auto" style:column-width="2.813cm"/>
    </style:style>
    <style:style style:name="co12" style:family="table-column">
      <style:table-column-properties fo:break-before="auto" style:column-width="3.466cm"/>
    </style:style>
    <style:style style:name="co13" style:family="table-column">
      <style:table-column-properties fo:break-before="auto" style:column-width="2.05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4.175cm"/>
    </style:style>
    <style:style style:name="co16" style:family="table-column">
      <style:table-column-properties fo:break-before="auto" style:column-width="3.739cm"/>
    </style:style>
    <style:style style:name="co17" style:family="table-column">
      <style:table-column-properties fo:break-before="auto" style:column-width="4.2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fects of parameters on the metaheuristics" table:style-name="ta1">
        <table:shapes>
          <draw:frame draw:z-index="0" draw:style-name="gr1" draw:text-style-name="P1" svg:width="36.039cm" svg:height="9.005cm" svg:x="2.259cm" svg:y="0.904cm">
            <draw:object draw:notify-on-update-of-ranges="'TESTBENCH_metaheu_ls_vnd_bvns_ts__niter_10_search_anxious_init_group_memory_10_times4ave_1_maxs_10.0'.E3:'TESTBENCH_metaheu_ls_vnd_bvns_ts__niter_10_search_anxious_init_group_memory_10_times4ave_1_maxs_10.0'.E101 'TESTBENCH_metaheu_ls_vnd_bvns_ts__niter_10_search_anxious_init_one2one_memory_10_times4ave_1_maxs_10.0'.E3:'TESTBENCH_metaheu_ls_vnd_bvns_ts__niter_10_search_anxious_init_one2one_memory_10_times4ave_1_maxs_10.0'.E101 'TESTBENCH_metaheu_ls_vnd_bvns_ts__niter_10_search_anxious_init_random_memory_10_times4ave_1_maxs_10.0'.E3:'TESTBENCH_metaheu_ls_vnd_bvns_ts__niter_10_search_anxious_init_random_memory_10_times4ave_1_maxs_10.0'.E101 'TESTBENCH_metaheu_ls_vnd_bvns_ts__niter_10_search_greedy_init_group_memory_10_times4ave_1_maxs_10.0'.E3:'TESTBENCH_metaheu_ls_vnd_bvns_ts__niter_10_search_greedy_init_group_memory_10_times4ave_1_maxs_10.0'.E101 'TESTBENCH_metaheu_ls_vnd_bvns_ts__niter_10_search_greedy_init_one2one_memory_10_times4ave_1_maxs_10.0'.E3:'TESTBENCH_metaheu_ls_vnd_bvns_ts__niter_10_search_greedy_init_one2one_memory_10_times4ave_1_maxs_10.0'.E101 'TESTBENCH_metaheu_ls_vnd_bvns_ts__niter_10_search_greedy_init_random_memory_10_times4ave_1_maxs_10.0'.E3:'TESTBENCH_metaheu_ls_vnd_bvns_ts__niter_10_search_greedy_init_random_memory_10_times4ave_1_maxs_10.0'.E10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36.039cm" svg:height="9.005cm" svg:x="2.397cm" svg:y="10.945cm">
            <draw:object draw:notify-on-update-of-ranges="'TESTBENCH_metaheu_ls_vnd_bvns_ts__niter_10_search_anxious_init_group_memory_10_times4ave_1_maxs_10.0'.H3:'TESTBENCH_metaheu_ls_vnd_bvns_ts__niter_10_search_anxious_init_group_memory_10_times4ave_1_maxs_10.0'.H101 'TESTBENCH_metaheu_ls_vnd_bvns_ts__niter_10_search_anxious_init_one2one_memory_10_times4ave_1_maxs_10.0'.H3:'TESTBENCH_metaheu_ls_vnd_bvns_ts__niter_10_search_anxious_init_one2one_memory_10_times4ave_1_maxs_10.0'.H101 'TESTBENCH_metaheu_ls_vnd_bvns_ts__niter_10_search_anxious_init_random_memory_10_times4ave_1_maxs_10.0'.H3:'TESTBENCH_metaheu_ls_vnd_bvns_ts__niter_10_search_anxious_init_random_memory_10_times4ave_1_maxs_10.0'.H101 'TESTBENCH_metaheu_ls_vnd_bvns_ts__niter_10_search_greedy_init_group_memory_10_times4ave_1_maxs_10.0'.H3:'TESTBENCH_metaheu_ls_vnd_bvns_ts__niter_10_search_greedy_init_group_memory_10_times4ave_1_maxs_10.0'.H101 'TESTBENCH_metaheu_ls_vnd_bvns_ts__niter_10_search_greedy_init_one2one_memory_10_times4ave_1_maxs_10.0'.H3:'TESTBENCH_metaheu_ls_vnd_bvns_ts__niter_10_search_greedy_init_one2one_memory_10_times4ave_1_maxs_10.0'.H101 'TESTBENCH_metaheu_ls_vnd_bvns_ts__niter_10_search_greedy_init_random_memory_10_times4ave_1_maxs_10.0'.H3:'TESTBENCH_metaheu_ls_vnd_bvns_ts__niter_10_search_greedy_init_random_memory_10_times4ave_1_maxs_10.0'.H10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36.039cm" svg:height="9.005cm" svg:x="2.369cm" svg:y="20.798cm">
            <draw:object draw:notify-on-update-of-ranges="'TESTBENCH_metaheu_ls_vnd_bvns_ts__niter_10_search_anxious_init_group_memory_10_times4ave_1_maxs_10.0'.K3:'TESTBENCH_metaheu_ls_vnd_bvns_ts__niter_10_search_anxious_init_group_memory_10_times4ave_1_maxs_10.0'.K101 'TESTBENCH_metaheu_ls_vnd_bvns_ts__niter_10_search_anxious_init_one2one_memory_10_times4ave_1_maxs_10.0'.K3:'TESTBENCH_metaheu_ls_vnd_bvns_ts__niter_10_search_anxious_init_one2one_memory_10_times4ave_1_maxs_10.0'.K101 'TESTBENCH_metaheu_ls_vnd_bvns_ts__niter_10_search_anxious_init_random_memory_10_times4ave_1_maxs_10.0'.K3:'TESTBENCH_metaheu_ls_vnd_bvns_ts__niter_10_search_anxious_init_random_memory_10_times4ave_1_maxs_10.0'.K101 'TESTBENCH_metaheu_ls_vnd_bvns_ts__niter_10_search_greedy_init_group_memory_10_times4ave_1_maxs_10.0'.K3:'TESTBENCH_metaheu_ls_vnd_bvns_ts__niter_10_search_greedy_init_group_memory_10_times4ave_1_maxs_10.0'.K101 'TESTBENCH_metaheu_ls_vnd_bvns_ts__niter_10_search_greedy_init_one2one_memory_10_times4ave_1_maxs_10.0'.K3:'TESTBENCH_metaheu_ls_vnd_bvns_ts__niter_10_search_greedy_init_one2one_memory_10_times4ave_1_maxs_10.0'.K101 'TESTBENCH_metaheu_ls_vnd_bvns_ts__niter_10_search_greedy_init_random_memory_10_times4ave_1_maxs_10.0'.K3:'TESTBENCH_metaheu_ls_vnd_bvns_ts__niter_10_search_greedy_init_random_memory_10_times4ave_1_maxs_10.0'.K10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3" draw:style-name="gr1" draw:text-style-name="P1" svg:width="36.039cm" svg:height="9.005cm" svg:x="2.259cm" svg:y="31.158cm">
            <draw:object draw:notify-on-update-of-ranges="'TESTBENCH_metaheu_ls_vnd_bvns_ts__niter_10_search_anxious_init_group_memory_10_times4ave_1_maxs_10.0'.N3:'TESTBENCH_metaheu_ls_vnd_bvns_ts__niter_10_search_anxious_init_group_memory_10_times4ave_1_maxs_10.0'.N101 'TESTBENCH_metaheu_ls_vnd_bvns_ts__niter_10_search_anxious_init_one2one_memory_10_times4ave_1_maxs_10.0'.N3:'TESTBENCH_metaheu_ls_vnd_bvns_ts__niter_10_search_anxious_init_one2one_memory_10_times4ave_1_maxs_10.0'.N101 'TESTBENCH_metaheu_ls_vnd_bvns_ts__niter_10_search_anxious_init_random_memory_10_times4ave_1_maxs_10.0'.N3:'TESTBENCH_metaheu_ls_vnd_bvns_ts__niter_10_search_anxious_init_random_memory_10_times4ave_1_maxs_10.0'.N101 'TESTBENCH_metaheu_ls_vnd_bvns_ts__niter_10_search_greedy_init_group_memory_10_times4ave_1_maxs_10.0'.N3:'TESTBENCH_metaheu_ls_vnd_bvns_ts__niter_10_search_greedy_init_group_memory_10_times4ave_1_maxs_10.0'.N101 'TESTBENCH_metaheu_ls_vnd_bvns_ts__niter_10_search_greedy_init_one2one_memory_10_times4ave_1_maxs_10.0'.N3:'TESTBENCH_metaheu_ls_vnd_bvns_ts__niter_10_search_greedy_init_one2one_memory_10_times4ave_1_maxs_10.0'.N101 'TESTBENCH_metaheu_ls_vnd_bvns_ts__niter_10_search_greedy_init_random_memory_10_times4ave_1_maxs_10.0'.N3:'TESTBENCH_metaheu_ls_vnd_bvns_ts__niter_10_search_greedy_init_random_memory_10_times4ave_1_maxs_10.0'.N10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ESTBENCH_metaheu_ls_vnd_bvns_ts__niter_10_search_anxious_init_group_memory_10_times4ave_1_maxs_10.0" table:style-name="ta1">
        <table:shapes>
          <draw:frame draw:z-index="0" draw:style-name="gr1" draw:text-style-name="P1" svg:width="36.039cm" svg:height="9.005cm" svg:x="4.96cm" svg:y="46.565cm">
            <draw:object draw:notify-on-update-of-ranges="'TESTBENCH_metaheu_ls_vnd_bvns_ts__niter_10_search_anxious_init_group_memory_10_times4ave_1_maxs_10.0'.E1:'TESTBENCH_metaheu_ls_vnd_bvns_ts__niter_10_search_anxious_init_group_memory_10_times4ave_1_maxs_10.0'.E1 'TESTBENCH_metaheu_ls_vnd_bvns_ts__niter_10_search_anxious_init_group_memory_10_times4ave_1_maxs_10.0'.E2:'TESTBENCH_metaheu_ls_vnd_bvns_ts__niter_10_search_anxious_init_group_memory_10_times4ave_1_maxs_10.0'.E101 'TESTBENCH_metaheu_ls_vnd_bvns_ts__niter_10_search_anxious_init_group_memory_10_times4ave_1_maxs_10.0'.H1:'TESTBENCH_metaheu_ls_vnd_bvns_ts__niter_10_search_anxious_init_group_memory_10_times4ave_1_maxs_10.0'.H1 'TESTBENCH_metaheu_ls_vnd_bvns_ts__niter_10_search_anxious_init_group_memory_10_times4ave_1_maxs_10.0'.H2:'TESTBENCH_metaheu_ls_vnd_bvns_ts__niter_10_search_anxious_init_group_memory_10_times4ave_1_maxs_10.0'.H101 'TESTBENCH_metaheu_ls_vnd_bvns_ts__niter_10_search_anxious_init_group_memory_10_times4ave_1_maxs_10.0'.K1:'TESTBENCH_metaheu_ls_vnd_bvns_ts__niter_10_search_anxious_init_group_memory_10_times4ave_1_maxs_10.0'.K1 'TESTBENCH_metaheu_ls_vnd_bvns_ts__niter_10_search_anxious_init_group_memory_10_times4ave_1_maxs_10.0'.K2:'TESTBENCH_metaheu_ls_vnd_bvns_ts__niter_10_search_anxious_init_group_memory_10_times4ave_1_maxs_10.0'.K101 'TESTBENCH_metaheu_ls_vnd_bvns_ts__niter_10_search_anxious_init_group_memory_10_times4ave_1_maxs_10.0'.N1:'TESTBENCH_metaheu_ls_vnd_bvns_ts__niter_10_search_anxious_init_group_memory_10_times4ave_1_maxs_10.0'.N1 'TESTBENCH_metaheu_ls_vnd_bvns_ts__niter_10_search_anxious_init_group_memory_10_times4ave_1_maxs_10.0'.N2:'TESTBENCH_metaheu_ls_vnd_bvns_ts__niter_10_search_anxious_init_group_memory_10_times4ave_1_maxs_10.0'.N10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ls_av_elapsed_time</text:p>
          </table:table-cell>
          <table:table-cell office:value-type="string" calcext:value-type="string">
            <text:p>ls_av_cost</text:p>
          </table:table-cell>
          <table:table-cell office:value-type="string" calcext:value-type="string">
            <text:p>ls_best_cost</text:p>
          </table:table-cell>
          <table:table-cell office:value-type="string" calcext:value-type="string">
            <text:p>vnd_av_elapsed_time</text:p>
          </table:table-cell>
          <table:table-cell office:value-type="string" calcext:value-type="string">
            <text:p>vnd_av_cost</text:p>
          </table:table-cell>
          <table:table-cell office:value-type="string" calcext:value-type="string">
            <text:p>vnd_best_cost</text:p>
          </table:table-cell>
          <table:table-cell office:value-type="string" calcext:value-type="string">
            <text:p>bvns_av_elapsed_time</text:p>
          </table:table-cell>
          <table:table-cell office:value-type="string" calcext:value-type="string">
            <text:p>bvns_av_cost</text:p>
          </table:table-cell>
          <table:table-cell office:value-type="string" calcext:value-type="string">
            <text:p>bvns_best_cost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50nodes/dis_74.txt</text:p>
          </table:table-cell>
          <table:table-cell office:value-type="float" office:value="0.00584912300109863" calcext:value-type="float">
            <text:p>0,005849123001099</text:p>
          </table:table-cell>
          <table:table-cell table:number-columns-repeated="2" office:value-type="float" office:value="5352" calcext:value-type="float">
            <text:p>5352</text:p>
          </table:table-cell>
          <table:table-cell office:value-type="float" office:value="0.129142999649048" calcext:value-type="float">
            <text:p>0,129142999649048</text:p>
          </table:table-cell>
          <table:table-cell table:number-columns-repeated="2" office:value-type="float" office:value="3449" calcext:value-type="float">
            <text:p>3449</text:p>
          </table:table-cell>
          <table:table-cell office:value-type="float" office:value="9.99540138244629" calcext:value-type="float">
            <text:p>9,99540138244629</text:p>
          </table:table-cell>
          <table:table-cell table:number-columns-repeated="2" office:value-type="float" office:value="2109" calcext:value-type="float">
            <text:p>2109</text:p>
          </table:table-cell>
          <table:table-cell office:value-type="float" office:value="10.0144901275635" calcext:value-type="float">
            <text:p>10,0144901275635</text:p>
          </table:table-cell>
          <table:table-cell table:number-columns-repeated="2" office:value-type="float" office:value="3432" calcext:value-type="float">
            <text:p>3432</text:p>
          </table:table-cell>
          <table:table-cell table:style-name="ce1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50nodes/dis_51.txt</text:p>
          </table:table-cell>
          <table:table-cell office:value-type="float" office:value="0.0121695995330811" calcext:value-type="float">
            <text:p>0,012169599533081</text:p>
          </table:table-cell>
          <table:table-cell table:number-columns-repeated="2" office:value-type="float" office:value="5247" calcext:value-type="float">
            <text:p>5247</text:p>
          </table:table-cell>
          <table:table-cell office:value-type="float" office:value="0.184389352798462" calcext:value-type="float">
            <text:p>0,184389352798462</text:p>
          </table:table-cell>
          <table:table-cell table:number-columns-repeated="2" office:value-type="float" office:value="3112" calcext:value-type="float">
            <text:p>3112</text:p>
          </table:table-cell>
          <table:table-cell office:value-type="float" office:value="9.99693179130554" calcext:value-type="float">
            <text:p>9,99693179130554</text:p>
          </table:table-cell>
          <table:table-cell table:number-columns-repeated="2" office:value-type="float" office:value="2139" calcext:value-type="float">
            <text:p>2139</text:p>
          </table:table-cell>
          <table:table-cell office:value-type="float" office:value="10.0281670093536" calcext:value-type="float">
            <text:p>10,0281670093536</text:p>
          </table:table-cell>
          <table:table-cell table:number-columns-repeated="2" office:value-type="float" office:value="3382" calcext:value-type="float">
            <text:p>338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50nodes/dis_50.txt</text:p>
          </table:table-cell>
          <table:table-cell office:value-type="float" office:value="0.00835442543029785" calcext:value-type="float">
            <text:p>0,008354425430298</text:p>
          </table:table-cell>
          <table:table-cell table:number-columns-repeated="2" office:value-type="float" office:value="5190" calcext:value-type="float">
            <text:p>5190</text:p>
          </table:table-cell>
          <table:table-cell office:value-type="float" office:value="0.243038415908813" calcext:value-type="float">
            <text:p>0,243038415908813</text:p>
          </table:table-cell>
          <table:table-cell table:number-columns-repeated="2" office:value-type="float" office:value="2882" calcext:value-type="float">
            <text:p>2882</text:p>
          </table:table-cell>
          <table:table-cell office:value-type="float" office:value="9.99575114250183" calcext:value-type="float">
            <text:p>9,99575114250183</text:p>
          </table:table-cell>
          <table:table-cell table:number-columns-repeated="2" office:value-type="float" office:value="1919" calcext:value-type="float">
            <text:p>1919</text:p>
          </table:table-cell>
          <table:table-cell office:value-type="float" office:value="10.0072147846222" calcext:value-type="float">
            <text:p>10,0072147846222</text:p>
          </table:table-cell>
          <table:table-cell table:number-columns-repeated="2" office:value-type="float" office:value="3457" calcext:value-type="float">
            <text:p>345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50nodes/dis_72.txt</text:p>
          </table:table-cell>
          <table:table-cell office:value-type="float" office:value="0.00550127029418945" calcext:value-type="float">
            <text:p>0,005501270294189</text:p>
          </table:table-cell>
          <table:table-cell table:number-columns-repeated="2" office:value-type="float" office:value="5790" calcext:value-type="float">
            <text:p>5790</text:p>
          </table:table-cell>
          <table:table-cell office:value-type="float" office:value="0.118898868560791" calcext:value-type="float">
            <text:p>0,118898868560791</text:p>
          </table:table-cell>
          <table:table-cell table:number-columns-repeated="2" office:value-type="float" office:value="3810" calcext:value-type="float">
            <text:p>3810</text:p>
          </table:table-cell>
          <table:table-cell office:value-type="float" office:value="9.99565577507019" calcext:value-type="float">
            <text:p>9,99565577507019</text:p>
          </table:table-cell>
          <table:table-cell table:number-columns-repeated="2" office:value-type="float" office:value="2193" calcext:value-type="float">
            <text:p>2193</text:p>
          </table:table-cell>
          <table:table-cell office:value-type="float" office:value="10.0161020755768" calcext:value-type="float">
            <text:p>10,0161020755768</text:p>
          </table:table-cell>
          <table:table-cell table:number-columns-repeated="2" office:value-type="float" office:value="3563" calcext:value-type="float">
            <text:p>356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50nodes/dis_29.txt</text:p>
          </table:table-cell>
          <table:table-cell office:value-type="float" office:value="0.0166974067687988" calcext:value-type="float">
            <text:p>0,016697406768799</text:p>
          </table:table-cell>
          <table:table-cell table:number-columns-repeated="2" office:value-type="float" office:value="4238" calcext:value-type="float">
            <text:p>4238</text:p>
          </table:table-cell>
          <table:table-cell office:value-type="float" office:value="0.177463531494141" calcext:value-type="float">
            <text:p>0,177463531494141</text:p>
          </table:table-cell>
          <table:table-cell table:number-columns-repeated="2" office:value-type="float" office:value="3406" calcext:value-type="float">
            <text:p>3406</text:p>
          </table:table-cell>
          <table:table-cell office:value-type="float" office:value="9.99841499328613" calcext:value-type="float">
            <text:p>9,99841499328613</text:p>
          </table:table-cell>
          <table:table-cell table:number-columns-repeated="2" office:value-type="float" office:value="2057" calcext:value-type="float">
            <text:p>2057</text:p>
          </table:table-cell>
          <table:table-cell office:value-type="float" office:value="10.0175266265869" calcext:value-type="float">
            <text:p>10,0175266265869</text:p>
          </table:table-cell>
          <table:table-cell table:number-columns-repeated="2" office:value-type="float" office:value="2690" calcext:value-type="float">
            <text:p>269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50nodes/dis_1.txt</text:p>
          </table:table-cell>
          <table:table-cell office:value-type="float" office:value="0.0124359130859375" calcext:value-type="float">
            <text:p>0,012435913085938</text:p>
          </table:table-cell>
          <table:table-cell table:number-columns-repeated="2" office:value-type="float" office:value="4950" calcext:value-type="float">
            <text:p>4950</text:p>
          </table:table-cell>
          <table:table-cell office:value-type="float" office:value="0.225255250930786" calcext:value-type="float">
            <text:p>0,225255250930786</text:p>
          </table:table-cell>
          <table:table-cell table:number-columns-repeated="2" office:value-type="float" office:value="2876" calcext:value-type="float">
            <text:p>2876</text:p>
          </table:table-cell>
          <table:table-cell office:value-type="float" office:value="9.99991345405579" calcext:value-type="float">
            <text:p>9,99991345405579</text:p>
          </table:table-cell>
          <table:table-cell table:number-columns-repeated="2" office:value-type="float" office:value="2104" calcext:value-type="float">
            <text:p>2104</text:p>
          </table:table-cell>
          <table:table-cell office:value-type="float" office:value="10.0247721672058" calcext:value-type="float">
            <text:p>10,0247721672058</text:p>
          </table:table-cell>
          <table:table-cell table:number-columns-repeated="2" office:value-type="float" office:value="3518" calcext:value-type="float">
            <text:p>351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50nodes/dis_12.txt</text:p>
          </table:table-cell>
          <table:table-cell office:value-type="float" office:value="0.011500358581543" calcext:value-type="float">
            <text:p>0,011500358581543</text:p>
          </table:table-cell>
          <table:table-cell table:number-columns-repeated="2" office:value-type="float" office:value="4344" calcext:value-type="float">
            <text:p>4344</text:p>
          </table:table-cell>
          <table:table-cell office:value-type="float" office:value="0.0565762519836426" calcext:value-type="float">
            <text:p>0,056576251983643</text:p>
          </table:table-cell>
          <table:table-cell table:number-columns-repeated="2" office:value-type="float" office:value="3513" calcext:value-type="float">
            <text:p>3513</text:p>
          </table:table-cell>
          <table:table-cell office:value-type="float" office:value="9.99848556518555" calcext:value-type="float">
            <text:p>9,99848556518555</text:p>
          </table:table-cell>
          <table:table-cell table:number-columns-repeated="2" office:value-type="float" office:value="1994" calcext:value-type="float">
            <text:p>1994</text:p>
          </table:table-cell>
          <table:table-cell office:value-type="float" office:value="10.0015664100647" calcext:value-type="float">
            <text:p>10,0015664100647</text:p>
          </table:table-cell>
          <table:table-cell table:number-columns-repeated="2" office:value-type="float" office:value="3099" calcext:value-type="float">
            <text:p>309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50nodes/dis_85.txt</text:p>
          </table:table-cell>
          <table:table-cell office:value-type="float" office:value="0.00931859016418457" calcext:value-type="float">
            <text:p>0,009318590164185</text:p>
          </table:table-cell>
          <table:table-cell table:number-columns-repeated="2" office:value-type="float" office:value="5085" calcext:value-type="float">
            <text:p>5085</text:p>
          </table:table-cell>
          <table:table-cell office:value-type="float" office:value="0.108023405075073" calcext:value-type="float">
            <text:p>0,108023405075073</text:p>
          </table:table-cell>
          <table:table-cell table:number-columns-repeated="2" office:value-type="float" office:value="3924" calcext:value-type="float">
            <text:p>3924</text:p>
          </table:table-cell>
          <table:table-cell office:value-type="float" office:value="9.99741744995117" calcext:value-type="float">
            <text:p>9,99741744995117</text:p>
          </table:table-cell>
          <table:table-cell table:number-columns-repeated="2" office:value-type="float" office:value="2027" calcext:value-type="float">
            <text:p>2027</text:p>
          </table:table-cell>
          <table:table-cell office:value-type="float" office:value="10.0081474781036" calcext:value-type="float">
            <text:p>10,0081474781036</text:p>
          </table:table-cell>
          <table:table-cell table:number-columns-repeated="2" office:value-type="float" office:value="3382" calcext:value-type="float">
            <text:p>338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50nodes/dis_77.txt</text:p>
          </table:table-cell>
          <table:table-cell office:value-type="float" office:value="0.0216641426086426" calcext:value-type="float">
            <text:p>0,021664142608643</text:p>
          </table:table-cell>
          <table:table-cell table:number-columns-repeated="2" office:value-type="float" office:value="4090" calcext:value-type="float">
            <text:p>4090</text:p>
          </table:table-cell>
          <table:table-cell office:value-type="float" office:value="0.15632963180542" calcext:value-type="float">
            <text:p>0,15632963180542</text:p>
          </table:table-cell>
          <table:table-cell table:number-columns-repeated="2" office:value-type="float" office:value="3558" calcext:value-type="float">
            <text:p>3558</text:p>
          </table:table-cell>
          <table:table-cell office:value-type="float" office:value="9.99622011184692" calcext:value-type="float">
            <text:p>9,99622011184692</text:p>
          </table:table-cell>
          <table:table-cell table:number-columns-repeated="2" office:value-type="float" office:value="2157" calcext:value-type="float">
            <text:p>2157</text:p>
          </table:table-cell>
          <table:table-cell office:value-type="float" office:value="10.0074226856232" calcext:value-type="float">
            <text:p>10,0074226856232</text:p>
          </table:table-cell>
          <table:table-cell table:number-columns-repeated="2" office:value-type="float" office:value="2914" calcext:value-type="float">
            <text:p>291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50nodes/dis_55.txt</text:p>
          </table:table-cell>
          <table:table-cell office:value-type="float" office:value="0.00868582725524902" calcext:value-type="float">
            <text:p>0,008685827255249</text:p>
          </table:table-cell>
          <table:table-cell table:number-columns-repeated="2" office:value-type="float" office:value="4943" calcext:value-type="float">
            <text:p>4943</text:p>
          </table:table-cell>
          <table:table-cell office:value-type="float" office:value="0.176987171173096" calcext:value-type="float">
            <text:p>0,176987171173096</text:p>
          </table:table-cell>
          <table:table-cell table:number-columns-repeated="2" office:value-type="float" office:value="2803" calcext:value-type="float">
            <text:p>2803</text:p>
          </table:table-cell>
          <table:table-cell office:value-type="float" office:value="9.99760580062866" calcext:value-type="float">
            <text:p>9,99760580062866</text:p>
          </table:table-cell>
          <table:table-cell table:number-columns-repeated="2" office:value-type="float" office:value="2011" calcext:value-type="float">
            <text:p>2011</text:p>
          </table:table-cell>
          <table:table-cell office:value-type="float" office:value="10.0083107948303" calcext:value-type="float">
            <text:p>10,0083107948303</text:p>
          </table:table-cell>
          <table:table-cell table:number-columns-repeated="2"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50nodes/dis_57.txt</text:p>
          </table:table-cell>
          <table:table-cell office:value-type="float" office:value="0.0174274444580078" calcext:value-type="float">
            <text:p>0,017427444458008</text:p>
          </table:table-cell>
          <table:table-cell table:number-columns-repeated="2" office:value-type="float" office:value="4818" calcext:value-type="float">
            <text:p>4818</text:p>
          </table:table-cell>
          <table:table-cell office:value-type="float" office:value="0.205715179443359" calcext:value-type="float">
            <text:p>0,205715179443359</text:p>
          </table:table-cell>
          <table:table-cell table:number-columns-repeated="2" office:value-type="float" office:value="3522" calcext:value-type="float">
            <text:p>3522</text:p>
          </table:table-cell>
          <table:table-cell office:value-type="float" office:value="9.99865937232971" calcext:value-type="float">
            <text:p>9,99865937232971</text:p>
          </table:table-cell>
          <table:table-cell table:number-columns-repeated="2" office:value-type="float" office:value="2316" calcext:value-type="float">
            <text:p>2316</text:p>
          </table:table-cell>
          <table:table-cell office:value-type="float" office:value="9.99810099601746" calcext:value-type="float">
            <text:p>9,99810099601746</text:p>
          </table:table-cell>
          <table:table-cell table:number-columns-repeated="2" office:value-type="float" office:value="3457" calcext:value-type="float">
            <text:p>345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50nodes/dis_37.txt</text:p>
          </table:table-cell>
          <table:table-cell office:value-type="float" office:value="0.0177040100097656" calcext:value-type="float">
            <text:p>0,017704010009766</text:p>
          </table:table-cell>
          <table:table-cell table:number-columns-repeated="2" office:value-type="float" office:value="4929" calcext:value-type="float">
            <text:p>4929</text:p>
          </table:table-cell>
          <table:table-cell office:value-type="float" office:value="0.230531454086304" calcext:value-type="float">
            <text:p>0,230531454086304</text:p>
          </table:table-cell>
          <table:table-cell table:number-columns-repeated="2" office:value-type="float" office:value="2982" calcext:value-type="float">
            <text:p>2982</text:p>
          </table:table-cell>
          <table:table-cell office:value-type="float" office:value="9.99795770645142" calcext:value-type="float">
            <text:p>9,99795770645142</text:p>
          </table:table-cell>
          <table:table-cell table:number-columns-repeated="2" office:value-type="float" office:value="2079" calcext:value-type="float">
            <text:p>2079</text:p>
          </table:table-cell>
          <table:table-cell office:value-type="float" office:value="10.0257322788239" calcext:value-type="float">
            <text:p>10,0257322788239</text:p>
          </table:table-cell>
          <table:table-cell table:number-columns-repeated="2" office:value-type="float" office:value="3504" calcext:value-type="float">
            <text:p>350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50nodes/dis_4.txt</text:p>
          </table:table-cell>
          <table:table-cell office:value-type="float" office:value="0.0034329891204834" calcext:value-type="float">
            <text:p>0,003432989120483</text:p>
          </table:table-cell>
          <table:table-cell table:number-columns-repeated="2" office:value-type="float" office:value="5468" calcext:value-type="float">
            <text:p>5468</text:p>
          </table:table-cell>
          <table:table-cell office:value-type="float" office:value="0.153081178665161" calcext:value-type="float">
            <text:p>0,153081178665161</text:p>
          </table:table-cell>
          <table:table-cell table:number-columns-repeated="2" office:value-type="float" office:value="3544" calcext:value-type="float">
            <text:p>3544</text:p>
          </table:table-cell>
          <table:table-cell office:value-type="float" office:value="9.99682211875916" calcext:value-type="float">
            <text:p>9,99682211875916</text:p>
          </table:table-cell>
          <table:table-cell table:number-columns-repeated="2" office:value-type="float" office:value="1952" calcext:value-type="float">
            <text:p>1952</text:p>
          </table:table-cell>
          <table:table-cell office:value-type="float" office:value="9.99683380126953" calcext:value-type="float">
            <text:p>9,99683380126953</text:p>
          </table:table-cell>
          <table:table-cell table:number-columns-repeated="2" office:value-type="float" office:value="3028" calcext:value-type="float">
            <text:p>302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50nodes/dis_88.txt</text:p>
          </table:table-cell>
          <table:table-cell office:value-type="float" office:value="0.00842046737670898" calcext:value-type="float">
            <text:p>0,008420467376709</text:p>
          </table:table-cell>
          <table:table-cell table:number-columns-repeated="2" office:value-type="float" office:value="5371" calcext:value-type="float">
            <text:p>5371</text:p>
          </table:table-cell>
          <table:table-cell office:value-type="float" office:value="0.10478949546814" calcext:value-type="float">
            <text:p>0,10478949546814</text:p>
          </table:table-cell>
          <table:table-cell table:number-columns-repeated="2" office:value-type="float" office:value="3185" calcext:value-type="float">
            <text:p>3185</text:p>
          </table:table-cell>
          <table:table-cell office:value-type="float" office:value="9.99569249153137" calcext:value-type="float">
            <text:p>9,99569249153137</text:p>
          </table:table-cell>
          <table:table-cell table:number-columns-repeated="2" office:value-type="float" office:value="2072" calcext:value-type="float">
            <text:p>2072</text:p>
          </table:table-cell>
          <table:table-cell office:value-type="float" office:value="10.0247299671173" calcext:value-type="float">
            <text:p>10,0247299671173</text:p>
          </table:table-cell>
          <table:table-cell table:number-columns-repeated="2" office:value-type="float" office:value="3042" calcext:value-type="float">
            <text:p>304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50nodes/dis_25.txt</text:p>
          </table:table-cell>
          <table:table-cell office:value-type="float" office:value="0.00343155860900879" calcext:value-type="float">
            <text:p>0,003431558609009</text:p>
          </table:table-cell>
          <table:table-cell table:number-columns-repeated="2" office:value-type="float" office:value="5426" calcext:value-type="float">
            <text:p>5426</text:p>
          </table:table-cell>
          <table:table-cell office:value-type="float" office:value="0.12076997756958" calcext:value-type="float">
            <text:p>0,12076997756958</text:p>
          </table:table-cell>
          <table:table-cell table:number-columns-repeated="2" office:value-type="float" office:value="4089" calcext:value-type="float">
            <text:p>4089</text:p>
          </table:table-cell>
          <table:table-cell office:value-type="float" office:value="9.99802994728088" calcext:value-type="float">
            <text:p>9,99802994728088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10.0003457069397" calcext:value-type="float">
            <text:p>10,0003457069397</text:p>
          </table:table-cell>
          <table:table-cell table:number-columns-repeated="2" office:value-type="float" office:value="3041" calcext:value-type="float">
            <text:p>304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50nodes/dis_28.txt</text:p>
          </table:table-cell>
          <table:table-cell office:value-type="float" office:value="0.0123794078826904" calcext:value-type="float">
            <text:p>0,01237940788269</text:p>
          </table:table-cell>
          <table:table-cell table:number-columns-repeated="2" office:value-type="float" office:value="4955" calcext:value-type="float">
            <text:p>4955</text:p>
          </table:table-cell>
          <table:table-cell office:value-type="float" office:value="0.128736734390259" calcext:value-type="float">
            <text:p>0,128736734390259</text:p>
          </table:table-cell>
          <table:table-cell table:number-columns-repeated="2" office:value-type="float" office:value="4205" calcext:value-type="float">
            <text:p>4205</text:p>
          </table:table-cell>
          <table:table-cell office:value-type="float" office:value="9.99626135826111" calcext:value-type="float">
            <text:p>9,99626135826111</text:p>
          </table:table-cell>
          <table:table-cell table:number-columns-repeated="2" office:value-type="float" office:value="2237" calcext:value-type="float">
            <text:p>2237</text:p>
          </table:table-cell>
          <table:table-cell office:value-type="float" office:value="10.0198268890381" calcext:value-type="float">
            <text:p>10,0198268890381</text:p>
          </table:table-cell>
          <table:table-cell table:number-columns-repeated="2"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50nodes/dis_86.txt</text:p>
          </table:table-cell>
          <table:table-cell office:value-type="float" office:value="0.00807571411132813" calcext:value-type="float">
            <text:p>0,008075714111328</text:p>
          </table:table-cell>
          <table:table-cell table:number-columns-repeated="2" office:value-type="float" office:value="5474" calcext:value-type="float">
            <text:p>5474</text:p>
          </table:table-cell>
          <table:table-cell office:value-type="float" office:value="0.210085868835449" calcext:value-type="float">
            <text:p>0,210085868835449</text:p>
          </table:table-cell>
          <table:table-cell table:number-columns-repeated="2" office:value-type="float" office:value="2986" calcext:value-type="float">
            <text:p>2986</text:p>
          </table:table-cell>
          <table:table-cell office:value-type="float" office:value="9.99725031852722" calcext:value-type="float">
            <text:p>9,99725031852722</text:p>
          </table:table-cell>
          <table:table-cell table:number-columns-repeated="2" office:value-type="float" office:value="2239" calcext:value-type="float">
            <text:p>2239</text:p>
          </table:table-cell>
          <table:table-cell office:value-type="float" office:value="10.0281329154968" calcext:value-type="float">
            <text:p>10,0281329154968</text:p>
          </table:table-cell>
          <table:table-cell table:number-columns-repeated="2" office:value-type="float" office:value="3195" calcext:value-type="float">
            <text:p>319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50nodes/dis_75.txt</text:p>
          </table:table-cell>
          <table:table-cell office:value-type="float" office:value="0.00981378555297852" calcext:value-type="float">
            <text:p>0,009813785552979</text:p>
          </table:table-cell>
          <table:table-cell table:number-columns-repeated="2" office:value-type="float" office:value="4837" calcext:value-type="float">
            <text:p>4837</text:p>
          </table:table-cell>
          <table:table-cell office:value-type="float" office:value="0.224761962890625" calcext:value-type="float">
            <text:p>0,224761962890625</text:p>
          </table:table-cell>
          <table:table-cell table:number-columns-repeated="2" office:value-type="float" office:value="3417" calcext:value-type="float">
            <text:p>3417</text:p>
          </table:table-cell>
          <table:table-cell office:value-type="float" office:value="9.99848461151123" calcext:value-type="float">
            <text:p>9,99848461151123</text:p>
          </table:table-cell>
          <table:table-cell table:number-columns-repeated="2" office:value-type="float" office:value="2306" calcext:value-type="float">
            <text:p>2306</text:p>
          </table:table-cell>
          <table:table-cell office:value-type="float" office:value="10.0277194976807" calcext:value-type="float">
            <text:p>10,0277194976807</text:p>
          </table:table-cell>
          <table:table-cell table:number-columns-repeated="2" office:value-type="float" office:value="3176" calcext:value-type="float">
            <text:p>3176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50nodes/dis_90.txt</text:p>
          </table:table-cell>
          <table:table-cell office:value-type="float" office:value="0.013704776763916" calcext:value-type="float">
            <text:p>0,013704776763916</text:p>
          </table:table-cell>
          <table:table-cell table:number-columns-repeated="2" office:value-type="float" office:value="5609" calcext:value-type="float">
            <text:p>5609</text:p>
          </table:table-cell>
          <table:table-cell office:value-type="float" office:value="0.114446640014648" calcext:value-type="float">
            <text:p>0,114446640014648</text:p>
          </table:table-cell>
          <table:table-cell table:number-columns-repeated="2" office:value-type="float" office:value="3713" calcext:value-type="float">
            <text:p>3713</text:p>
          </table:table-cell>
          <table:table-cell office:value-type="float" office:value="9.99752044677734" calcext:value-type="float">
            <text:p>9,99752044677734</text:p>
          </table:table-cell>
          <table:table-cell table:number-columns-repeated="2" office:value-type="float" office:value="2224" calcext:value-type="float">
            <text:p>2224</text:p>
          </table:table-cell>
          <table:table-cell office:value-type="float" office:value="10.030202627182" calcext:value-type="float">
            <text:p>10,030202627182</text:p>
          </table:table-cell>
          <table:table-cell table:number-columns-repeated="2" office:value-type="float" office:value="3016" calcext:value-type="float">
            <text:p>301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50nodes/dis_8.txt</text:p>
          </table:table-cell>
          <table:table-cell office:value-type="float" office:value="0.00639462471008301" calcext:value-type="float">
            <text:p>0,006394624710083</text:p>
          </table:table-cell>
          <table:table-cell table:number-columns-repeated="2" office:value-type="float" office:value="5895" calcext:value-type="float">
            <text:p>5895</text:p>
          </table:table-cell>
          <table:table-cell office:value-type="float" office:value="0.182485580444336" calcext:value-type="float">
            <text:p>0,182485580444336</text:p>
          </table:table-cell>
          <table:table-cell table:number-columns-repeated="2" office:value-type="float" office:value="3913" calcext:value-type="float">
            <text:p>3913</text:p>
          </table:table-cell>
          <table:table-cell office:value-type="float" office:value="9.99650382995606" calcext:value-type="float">
            <text:p>9,99650382995606</text:p>
          </table:table-cell>
          <table:table-cell table:number-columns-repeated="2" office:value-type="float" office:value="2211" calcext:value-type="float">
            <text:p>2211</text:p>
          </table:table-cell>
          <table:table-cell office:value-type="float" office:value="10.0185153484345" calcext:value-type="float">
            <text:p>10,0185153484345</text:p>
          </table:table-cell>
          <table:table-cell table:number-columns-repeated="2" office:value-type="float" office:value="2966" calcext:value-type="float">
            <text:p>296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50nodes/dis_35.txt</text:p>
          </table:table-cell>
          <table:table-cell office:value-type="float" office:value="0.012237548828125" calcext:value-type="float">
            <text:p>0,012237548828125</text:p>
          </table:table-cell>
          <table:table-cell table:number-columns-repeated="2" office:value-type="float" office:value="5211" calcext:value-type="float">
            <text:p>5211</text:p>
          </table:table-cell>
          <table:table-cell office:value-type="float" office:value="0.100555419921875" calcext:value-type="float">
            <text:p>0,100555419921875</text:p>
          </table:table-cell>
          <table:table-cell table:number-columns-repeated="2" office:value-type="float" office:value="3160" calcext:value-type="float">
            <text:p>3160</text:p>
          </table:table-cell>
          <table:table-cell office:value-type="float" office:value="9.99548292160034" calcext:value-type="float">
            <text:p>9,99548292160034</text:p>
          </table:table-cell>
          <table:table-cell table:number-columns-repeated="2" office:value-type="float" office:value="2249" calcext:value-type="float">
            <text:p>2249</text:p>
          </table:table-cell>
          <table:table-cell office:value-type="float" office:value="10.0359146595001" calcext:value-type="float">
            <text:p>10,0359146595001</text:p>
          </table:table-cell>
          <table:table-cell table:number-columns-repeated="2" office:value-type="float" office:value="3178" calcext:value-type="float">
            <text:p>3178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50nodes/dis_82.txt</text:p>
          </table:table-cell>
          <table:table-cell office:value-type="float" office:value="0.00351953506469727" calcext:value-type="float">
            <text:p>0,003519535064697</text:p>
          </table:table-cell>
          <table:table-cell table:number-columns-repeated="2" office:value-type="float" office:value="5002" calcext:value-type="float">
            <text:p>5002</text:p>
          </table:table-cell>
          <table:table-cell office:value-type="float" office:value="0.22883129119873" calcext:value-type="float">
            <text:p>0,22883129119873</text:p>
          </table:table-cell>
          <table:table-cell table:number-columns-repeated="2" office:value-type="float" office:value="3045" calcext:value-type="float">
            <text:p>3045</text:p>
          </table:table-cell>
          <table:table-cell office:value-type="float" office:value="9.99706387519836" calcext:value-type="float">
            <text:p>9,99706387519836</text:p>
          </table:table-cell>
          <table:table-cell table:number-columns-repeated="2" office:value-type="float" office:value="2131" calcext:value-type="float">
            <text:p>2131</text:p>
          </table:table-cell>
          <table:table-cell office:value-type="float" office:value="10.0440187454224" calcext:value-type="float">
            <text:p>10,0440187454224</text:p>
          </table:table-cell>
          <table:table-cell table:number-columns-repeated="2" office:value-type="float" office:value="3229" calcext:value-type="float">
            <text:p>3229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50nodes/dis_13.txt</text:p>
          </table:table-cell>
          <table:table-cell office:value-type="float" office:value="0.0102288722991943" calcext:value-type="float">
            <text:p>0,010228872299194</text:p>
          </table:table-cell>
          <table:table-cell table:number-columns-repeated="2" office:value-type="float" office:value="5005" calcext:value-type="float">
            <text:p>5005</text:p>
          </table:table-cell>
          <table:table-cell office:value-type="float" office:value="0.133325815200806" calcext:value-type="float">
            <text:p>0,133325815200806</text:p>
          </table:table-cell>
          <table:table-cell table:number-columns-repeated="2" office:value-type="float" office:value="3388" calcext:value-type="float">
            <text:p>3388</text:p>
          </table:table-cell>
          <table:table-cell office:value-type="float" office:value="9.99689197540283" calcext:value-type="float">
            <text:p>9,99689197540283</text:p>
          </table:table-cell>
          <table:table-cell table:number-columns-repeated="2" office:value-type="float" office:value="2072" calcext:value-type="float">
            <text:p>2072</text:p>
          </table:table-cell>
          <table:table-cell office:value-type="float" office:value="10.0076334476471" calcext:value-type="float">
            <text:p>10,0076334476471</text:p>
          </table:table-cell>
          <table:table-cell table:number-columns-repeated="2" office:value-type="float" office:value="3267" calcext:value-type="float">
            <text:p>326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50nodes/dis_53.txt</text:p>
          </table:table-cell>
          <table:table-cell office:value-type="float" office:value="0.00627422332763672" calcext:value-type="float">
            <text:p>0,006274223327637</text:p>
          </table:table-cell>
          <table:table-cell table:number-columns-repeated="2" office:value-type="float" office:value="5138" calcext:value-type="float">
            <text:p>5138</text:p>
          </table:table-cell>
          <table:table-cell office:value-type="float" office:value="0.183894872665405" calcext:value-type="float">
            <text:p>0,183894872665405</text:p>
          </table:table-cell>
          <table:table-cell table:number-columns-repeated="2" office:value-type="float" office:value="3069" calcext:value-type="float">
            <text:p>3069</text:p>
          </table:table-cell>
          <table:table-cell office:value-type="float" office:value="9.99860072135925" calcext:value-type="float">
            <text:p>9,99860072135925</text:p>
          </table:table-cell>
          <table:table-cell table:number-columns-repeated="2" office:value-type="float" office:value="2173" calcext:value-type="float">
            <text:p>2173</text:p>
          </table:table-cell>
          <table:table-cell office:value-type="float" office:value="10.0025908946991" calcext:value-type="float">
            <text:p>10,0025908946991</text:p>
          </table:table-cell>
          <table:table-cell table:number-columns-repeated="2" office:value-type="float" office:value="3281" calcext:value-type="float">
            <text:p>328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50nodes/dis_31.txt</text:p>
          </table:table-cell>
          <table:table-cell office:value-type="float" office:value="0.00582981109619141" calcext:value-type="float">
            <text:p>0,005829811096191</text:p>
          </table:table-cell>
          <table:table-cell table:number-columns-repeated="2" office:value-type="float" office:value="5289" calcext:value-type="float">
            <text:p>5289</text:p>
          </table:table-cell>
          <table:table-cell office:value-type="float" office:value="0.0644068717956543" calcext:value-type="float">
            <text:p>0,064406871795654</text:p>
          </table:table-cell>
          <table:table-cell table:number-columns-repeated="2" office:value-type="float" office:value="3238" calcext:value-type="float">
            <text:p>3238</text:p>
          </table:table-cell>
          <table:table-cell office:value-type="float" office:value="9.99530696868897" calcext:value-type="float">
            <text:p>9,99530696868897</text:p>
          </table:table-cell>
          <table:table-cell table:number-columns-repeated="2" office:value-type="float" office:value="2079" calcext:value-type="float">
            <text:p>2079</text:p>
          </table:table-cell>
          <table:table-cell office:value-type="float" office:value="10.0130496025085" calcext:value-type="float">
            <text:p>10,0130496025085</text:p>
          </table:table-cell>
          <table:table-cell table:number-columns-repeated="2" office:value-type="float" office:value="3570" calcext:value-type="float">
            <text:p>357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50nodes/dis_47.txt</text:p>
          </table:table-cell>
          <table:table-cell office:value-type="float" office:value="0.0261678695678711" calcext:value-type="float">
            <text:p>0,026167869567871</text:p>
          </table:table-cell>
          <table:table-cell table:number-columns-repeated="2" office:value-type="float" office:value="5105" calcext:value-type="float">
            <text:p>5105</text:p>
          </table:table-cell>
          <table:table-cell office:value-type="float" office:value="0.138673305511475" calcext:value-type="float">
            <text:p>0,138673305511475</text:p>
          </table:table-cell>
          <table:table-cell table:number-columns-repeated="2" office:value-type="float" office:value="3682" calcext:value-type="float">
            <text:p>3682</text:p>
          </table:table-cell>
          <table:table-cell office:value-type="float" office:value="9.99712514877319" calcext:value-type="float">
            <text:p>9,99712514877319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0.0082852840424" calcext:value-type="float">
            <text:p>10,0082852840424</text:p>
          </table:table-cell>
          <table:table-cell table:number-columns-repeated="2" office:value-type="float" office:value="3565" calcext:value-type="float">
            <text:p>356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50nodes/dis_52.txt</text:p>
          </table:table-cell>
          <table:table-cell office:value-type="float" office:value="0.0179905891418457" calcext:value-type="float">
            <text:p>0,017990589141846</text:p>
          </table:table-cell>
          <table:table-cell table:number-columns-repeated="2" office:value-type="float" office:value="5530" calcext:value-type="float">
            <text:p>5530</text:p>
          </table:table-cell>
          <table:table-cell office:value-type="float" office:value="0.12924075126648" calcext:value-type="float">
            <text:p>0,12924075126648</text:p>
          </table:table-cell>
          <table:table-cell table:number-columns-repeated="2" office:value-type="float" office:value="3062" calcext:value-type="float">
            <text:p>3062</text:p>
          </table:table-cell>
          <table:table-cell office:value-type="float" office:value="9.99944233894348" calcext:value-type="float">
            <text:p>9,99944233894348</text:p>
          </table:table-cell>
          <table:table-cell table:number-columns-repeated="2" office:value-type="float" office:value="2166" calcext:value-type="float">
            <text:p>2166</text:p>
          </table:table-cell>
          <table:table-cell office:value-type="float" office:value="10.0132663249969" calcext:value-type="float">
            <text:p>10,0132663249969</text:p>
          </table:table-cell>
          <table:table-cell table:number-columns-repeated="2" office:value-type="float" office:value="3564" calcext:value-type="float">
            <text:p>3564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50nodes/dis_70.txt</text:p>
          </table:table-cell>
          <table:table-cell office:value-type="float" office:value="0.00502562522888184" calcext:value-type="float">
            <text:p>0,005025625228882</text:p>
          </table:table-cell>
          <table:table-cell table:number-columns-repeated="2" office:value-type="float" office:value="6280" calcext:value-type="float">
            <text:p>6280</text:p>
          </table:table-cell>
          <table:table-cell office:value-type="float" office:value="0.188639163970947" calcext:value-type="float">
            <text:p>0,188639163970947</text:p>
          </table:table-cell>
          <table:table-cell table:number-columns-repeated="2" office:value-type="float" office:value="3059" calcext:value-type="float">
            <text:p>3059</text:p>
          </table:table-cell>
          <table:table-cell office:value-type="float" office:value="9.99606275558472" calcext:value-type="float">
            <text:p>9,99606275558472</text:p>
          </table:table-cell>
          <table:table-cell table:number-columns-repeated="2" office:value-type="float" office:value="2171" calcext:value-type="float">
            <text:p>2171</text:p>
          </table:table-cell>
          <table:table-cell office:value-type="float" office:value="10.0225768089294" calcext:value-type="float">
            <text:p>10,0225768089294</text:p>
          </table:table-cell>
          <table:table-cell table:number-columns-repeated="2" office:value-type="float" office:value="3389" calcext:value-type="float">
            <text:p>3389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50nodes/dis_92.txt</text:p>
          </table:table-cell>
          <table:table-cell office:value-type="float" office:value="0.0174267292022705" calcext:value-type="float">
            <text:p>0,017426729202271</text:p>
          </table:table-cell>
          <table:table-cell table:number-columns-repeated="2" office:value-type="float" office:value="5214" calcext:value-type="float">
            <text:p>5214</text:p>
          </table:table-cell>
          <table:table-cell office:value-type="float" office:value="0.113386869430542" calcext:value-type="float">
            <text:p>0,113386869430542</text:p>
          </table:table-cell>
          <table:table-cell table:number-columns-repeated="2" office:value-type="float" office:value="3785" calcext:value-type="float">
            <text:p>3785</text:p>
          </table:table-cell>
          <table:table-cell office:value-type="float" office:value="9.99631547927856" calcext:value-type="float">
            <text:p>9,99631547927856</text:p>
          </table:table-cell>
          <table:table-cell table:number-columns-repeated="2" office:value-type="float" office:value="2043" calcext:value-type="float">
            <text:p>2043</text:p>
          </table:table-cell>
          <table:table-cell office:value-type="float" office:value="10.0181176662445" calcext:value-type="float">
            <text:p>10,0181176662445</text:p>
          </table:table-cell>
          <table:table-cell table:number-columns-repeated="2" office:value-type="float" office:value="3233" calcext:value-type="float">
            <text:p>3233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50nodes/dis_22.txt</text:p>
          </table:table-cell>
          <table:table-cell office:value-type="float" office:value="0.0159199237823486" calcext:value-type="float">
            <text:p>0,015919923782349</text:p>
          </table:table-cell>
          <table:table-cell table:number-columns-repeated="2" office:value-type="float" office:value="4417" calcext:value-type="float">
            <text:p>4417</text:p>
          </table:table-cell>
          <table:table-cell office:value-type="float" office:value="0.294119596481323" calcext:value-type="float">
            <text:p>0,294119596481323</text:p>
          </table:table-cell>
          <table:table-cell table:number-columns-repeated="2" office:value-type="float" office:value="2637" calcext:value-type="float">
            <text:p>2637</text:p>
          </table:table-cell>
          <table:table-cell office:value-type="float" office:value="9.99673175811768" calcext:value-type="float">
            <text:p>9,99673175811768</text:p>
          </table:table-cell>
          <table:table-cell table:number-columns-repeated="2" office:value-type="float" office:value="2181" calcext:value-type="float">
            <text:p>2181</text:p>
          </table:table-cell>
          <table:table-cell office:value-type="float" office:value="10.0153062343597" calcext:value-type="float">
            <text:p>10,0153062343597</text:p>
          </table:table-cell>
          <table:table-cell table:number-columns-repeated="2" office:value-type="float" office:value="3407" calcext:value-type="float">
            <text:p>340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./data/50nodes/dis_0.txt</text:p>
          </table:table-cell>
          <table:table-cell office:value-type="float" office:value="0.0421044826507568" calcext:value-type="float">
            <text:p>0,042104482650757</text:p>
          </table:table-cell>
          <table:table-cell table:number-columns-repeated="2" office:value-type="float" office:value="4467" calcext:value-type="float">
            <text:p>4467</text:p>
          </table:table-cell>
          <table:table-cell office:value-type="float" office:value="0.159469366073608" calcext:value-type="float">
            <text:p>0,159469366073608</text:p>
          </table:table-cell>
          <table:table-cell table:number-columns-repeated="2" office:value-type="float" office:value="2697" calcext:value-type="float">
            <text:p>2697</text:p>
          </table:table-cell>
          <table:table-cell office:value-type="float" office:value="9.99594354629517" calcext:value-type="float">
            <text:p>9,99594354629517</text:p>
          </table:table-cell>
          <table:table-cell table:number-columns-repeated="2" office:value-type="float" office:value="2304" calcext:value-type="float">
            <text:p>2304</text:p>
          </table:table-cell>
          <table:table-cell office:value-type="float" office:value="10.0287418365479" calcext:value-type="float">
            <text:p>10,0287418365479</text:p>
          </table:table-cell>
          <table:table-cell table:number-columns-repeated="2" office:value-type="float" office:value="3522" calcext:value-type="float">
            <text:p>3522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./data/50nodes/dis_61.txt</text:p>
          </table:table-cell>
          <table:table-cell office:value-type="float" office:value="0.00855708122253418" calcext:value-type="float">
            <text:p>0,008557081222534</text:p>
          </table:table-cell>
          <table:table-cell table:number-columns-repeated="2" office:value-type="float" office:value="4718" calcext:value-type="float">
            <text:p>4718</text:p>
          </table:table-cell>
          <table:table-cell office:value-type="float" office:value="0.159748077392578" calcext:value-type="float">
            <text:p>0,159748077392578</text:p>
          </table:table-cell>
          <table:table-cell table:number-columns-repeated="2" office:value-type="float" office:value="3492" calcext:value-type="float">
            <text:p>3492</text:p>
          </table:table-cell>
          <table:table-cell office:value-type="float" office:value="9.99869513511658" calcext:value-type="float">
            <text:p>9,99869513511658</text:p>
          </table:table-cell>
          <table:table-cell table:number-columns-repeated="2" office:value-type="float" office:value="2131" calcext:value-type="float">
            <text:p>2131</text:p>
          </table:table-cell>
          <table:table-cell office:value-type="float" office:value="10.0312740802765" calcext:value-type="float">
            <text:p>10,0312740802765</text:p>
          </table:table-cell>
          <table:table-cell table:number-columns-repeated="2" office:value-type="float" office:value="3288" calcext:value-type="float">
            <text:p>3288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./data/50nodes/dis_6.txt</text:p>
          </table:table-cell>
          <table:table-cell office:value-type="float" office:value="0.00757336616516113" calcext:value-type="float">
            <text:p>0,007573366165161</text:p>
          </table:table-cell>
          <table:table-cell table:number-columns-repeated="2" office:value-type="float" office:value="4946" calcext:value-type="float">
            <text:p>4946</text:p>
          </table:table-cell>
          <table:table-cell office:value-type="float" office:value="0.152339458465576" calcext:value-type="float">
            <text:p>0,152339458465576</text:p>
          </table:table-cell>
          <table:table-cell table:number-columns-repeated="2" office:value-type="float" office:value="3218" calcext:value-type="float">
            <text:p>3218</text:p>
          </table:table-cell>
          <table:table-cell office:value-type="float" office:value="9.99574112892151" calcext:value-type="float">
            <text:p>9,99574112892151</text:p>
          </table:table-cell>
          <table:table-cell table:number-columns-repeated="2" office:value-type="float" office:value="2165" calcext:value-type="float">
            <text:p>2165</text:p>
          </table:table-cell>
          <table:table-cell office:value-type="float" office:value="10.0083920955658" calcext:value-type="float">
            <text:p>10,0083920955658</text:p>
          </table:table-cell>
          <table:table-cell table:number-columns-repeated="2" office:value-type="float" office:value="3477" calcext:value-type="float">
            <text:p>347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./data/50nodes/dis_30.txt</text:p>
          </table:table-cell>
          <table:table-cell office:value-type="float" office:value="0.0128588676452637" calcext:value-type="float">
            <text:p>0,012858867645264</text:p>
          </table:table-cell>
          <table:table-cell table:number-columns-repeated="2" office:value-type="float" office:value="4968" calcext:value-type="float">
            <text:p>4968</text:p>
          </table:table-cell>
          <table:table-cell office:value-type="float" office:value="0.0719854831695557" calcext:value-type="float">
            <text:p>0,071985483169556</text:p>
          </table:table-cell>
          <table:table-cell table:number-columns-repeated="2" office:value-type="float" office:value="2946" calcext:value-type="float">
            <text:p>2946</text:p>
          </table:table-cell>
          <table:table-cell office:value-type="float" office:value="9.99763035774231" calcext:value-type="float">
            <text:p>9,99763035774231</text:p>
          </table:table-cell>
          <table:table-cell table:number-columns-repeated="2" office:value-type="float" office:value="2219" calcext:value-type="float">
            <text:p>2219</text:p>
          </table:table-cell>
          <table:table-cell office:value-type="float" office:value="10.0013997554779" calcext:value-type="float">
            <text:p>10,0013997554779</text:p>
          </table:table-cell>
          <table:table-cell table:number-columns-repeated="2"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./data/50nodes/dis_11.txt</text:p>
          </table:table-cell>
          <table:table-cell office:value-type="float" office:value="0.00521445274353027" calcext:value-type="float">
            <text:p>0,00521445274353</text:p>
          </table:table-cell>
          <table:table-cell table:number-columns-repeated="2" office:value-type="float" office:value="5592" calcext:value-type="float">
            <text:p>5592</text:p>
          </table:table-cell>
          <table:table-cell office:value-type="float" office:value="0.129883050918579" calcext:value-type="float">
            <text:p>0,129883050918579</text:p>
          </table:table-cell>
          <table:table-cell table:number-columns-repeated="2" office:value-type="float" office:value="2884" calcext:value-type="float">
            <text:p>2884</text:p>
          </table:table-cell>
          <table:table-cell office:value-type="float" office:value="9.99847435951233" calcext:value-type="float">
            <text:p>9,99847435951233</text:p>
          </table:table-cell>
          <table:table-cell table:number-columns-repeated="2" office:value-type="float" office:value="2378" calcext:value-type="float">
            <text:p>2378</text:p>
          </table:table-cell>
          <table:table-cell office:value-type="float" office:value="10.0282666683197" calcext:value-type="float">
            <text:p>10,0282666683197</text:p>
          </table:table-cell>
          <table:table-cell table:number-columns-repeated="2" office:value-type="float" office:value="3603" calcext:value-type="float">
            <text:p>3603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./data/50nodes/dis_87.txt</text:p>
          </table:table-cell>
          <table:table-cell office:value-type="float" office:value="0.015364408493042" calcext:value-type="float">
            <text:p>0,015364408493042</text:p>
          </table:table-cell>
          <table:table-cell table:number-columns-repeated="2" office:value-type="float" office:value="4701" calcext:value-type="float">
            <text:p>4701</text:p>
          </table:table-cell>
          <table:table-cell office:value-type="float" office:value="0.143729686737061" calcext:value-type="float">
            <text:p>0,143729686737061</text:p>
          </table:table-cell>
          <table:table-cell table:number-columns-repeated="2" office:value-type="float" office:value="3276" calcext:value-type="float">
            <text:p>3276</text:p>
          </table:table-cell>
          <table:table-cell office:value-type="float" office:value="9.99713587760925" calcext:value-type="float">
            <text:p>9,99713587760925</text:p>
          </table:table-cell>
          <table:table-cell table:number-columns-repeated="2" office:value-type="float" office:value="2321" calcext:value-type="float">
            <text:p>2321</text:p>
          </table:table-cell>
          <table:table-cell office:value-type="float" office:value="10.0109848976135" calcext:value-type="float">
            <text:p>10,0109848976135</text:p>
          </table:table-cell>
          <table:table-cell table:number-columns-repeated="2" office:value-type="float" office:value="3068" calcext:value-type="float">
            <text:p>306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./data/50nodes/dis_41.txt</text:p>
          </table:table-cell>
          <table:table-cell office:value-type="float" office:value="0.0122306346893311" calcext:value-type="float">
            <text:p>0,012230634689331</text:p>
          </table:table-cell>
          <table:table-cell table:number-columns-repeated="2" office:value-type="float" office:value="5068" calcext:value-type="float">
            <text:p>5068</text:p>
          </table:table-cell>
          <table:table-cell office:value-type="float" office:value="0.146596908569336" calcext:value-type="float">
            <text:p>0,146596908569336</text:p>
          </table:table-cell>
          <table:table-cell table:number-columns-repeated="2" office:value-type="float" office:value="3195" calcext:value-type="float">
            <text:p>3195</text:p>
          </table:table-cell>
          <table:table-cell office:value-type="float" office:value="9.99845385551453" calcext:value-type="float">
            <text:p>9,99845385551453</text:p>
          </table:table-cell>
          <table:table-cell table:number-columns-repeated="2" office:value-type="float" office:value="2189" calcext:value-type="float">
            <text:p>2189</text:p>
          </table:table-cell>
          <table:table-cell office:value-type="float" office:value="10.0168428421021" calcext:value-type="float">
            <text:p>10,0168428421021</text:p>
          </table:table-cell>
          <table:table-cell table:number-columns-repeated="2" office:value-type="float" office:value="3250" calcext:value-type="float">
            <text:p>325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./data/50nodes/dis_91.txt</text:p>
          </table:table-cell>
          <table:table-cell office:value-type="float" office:value="0.00516438484191895" calcext:value-type="float">
            <text:p>0,005164384841919</text:p>
          </table:table-cell>
          <table:table-cell table:number-columns-repeated="2" office:value-type="float" office:value="5494" calcext:value-type="float">
            <text:p>5494</text:p>
          </table:table-cell>
          <table:table-cell office:value-type="float" office:value="0.173910856246948" calcext:value-type="float">
            <text:p>0,173910856246948</text:p>
          </table:table-cell>
          <table:table-cell table:number-columns-repeated="2" office:value-type="float" office:value="3333" calcext:value-type="float">
            <text:p>3333</text:p>
          </table:table-cell>
          <table:table-cell office:value-type="float" office:value="9.99585008621216" calcext:value-type="float">
            <text:p>9,99585008621216</text:p>
          </table:table-cell>
          <table:table-cell table:number-columns-repeated="2" office:value-type="float" office:value="2133" calcext:value-type="float">
            <text:p>2133</text:p>
          </table:table-cell>
          <table:table-cell office:value-type="float" office:value="10.029541015625" calcext:value-type="float">
            <text:p>10,029541015625</text:p>
          </table:table-cell>
          <table:table-cell table:number-columns-repeated="2" office:value-type="float" office:value="3356" calcext:value-type="float">
            <text:p>335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./data/50nodes/dis_34.txt</text:p>
          </table:table-cell>
          <table:table-cell office:value-type="float" office:value="0.0131156444549561" calcext:value-type="float">
            <text:p>0,013115644454956</text:p>
          </table:table-cell>
          <table:table-cell table:number-columns-repeated="2" office:value-type="float" office:value="5460" calcext:value-type="float">
            <text:p>5460</text:p>
          </table:table-cell>
          <table:table-cell office:value-type="float" office:value="0.143227338790894" calcext:value-type="float">
            <text:p>0,143227338790894</text:p>
          </table:table-cell>
          <table:table-cell table:number-columns-repeated="2" office:value-type="float" office:value="2794" calcext:value-type="float">
            <text:p>2794</text:p>
          </table:table-cell>
          <table:table-cell office:value-type="float" office:value="9.99806070327759" calcext:value-type="float">
            <text:p>9,99806070327759</text:p>
          </table:table-cell>
          <table:table-cell table:number-columns-repeated="2" office:value-type="float" office:value="2421" calcext:value-type="float">
            <text:p>2421</text:p>
          </table:table-cell>
          <table:table-cell office:value-type="float" office:value="10.0146100521088" calcext:value-type="float">
            <text:p>10,0146100521088</text:p>
          </table:table-cell>
          <table:table-cell table:number-columns-repeated="2" office:value-type="float" office:value="3711" calcext:value-type="float">
            <text:p>371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./data/50nodes/dis_73.txt</text:p>
          </table:table-cell>
          <table:table-cell office:value-type="float" office:value="0.00550389289855957" calcext:value-type="float">
            <text:p>0,00550389289856</text:p>
          </table:table-cell>
          <table:table-cell table:number-columns-repeated="2" office:value-type="float" office:value="5468" calcext:value-type="float">
            <text:p>5468</text:p>
          </table:table-cell>
          <table:table-cell office:value-type="float" office:value="0.11452841758728" calcext:value-type="float">
            <text:p>0,11452841758728</text:p>
          </table:table-cell>
          <table:table-cell table:number-columns-repeated="2" office:value-type="float" office:value="3634" calcext:value-type="float">
            <text:p>3634</text:p>
          </table:table-cell>
          <table:table-cell office:value-type="float" office:value="9.99830627441406" calcext:value-type="float">
            <text:p>9,99830627441406</text:p>
          </table:table-cell>
          <table:table-cell table:number-columns-repeated="2" office:value-type="float" office:value="2083" calcext:value-type="float">
            <text:p>2083</text:p>
          </table:table-cell>
          <table:table-cell office:value-type="float" office:value="10.0272138118744" calcext:value-type="float">
            <text:p>10,0272138118744</text:p>
          </table:table-cell>
          <table:table-cell table:number-columns-repeated="2" office:value-type="float" office:value="3115" calcext:value-type="float">
            <text:p>311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./data/50nodes/dis_36.txt</text:p>
          </table:table-cell>
          <table:table-cell office:value-type="float" office:value="0.0127904415130615" calcext:value-type="float">
            <text:p>0,012790441513062</text:p>
          </table:table-cell>
          <table:table-cell table:number-columns-repeated="2" office:value-type="float" office:value="4592" calcext:value-type="float">
            <text:p>4592</text:p>
          </table:table-cell>
          <table:table-cell office:value-type="float" office:value="0.0864145755767822" calcext:value-type="float">
            <text:p>0,086414575576782</text:p>
          </table:table-cell>
          <table:table-cell table:number-columns-repeated="2" office:value-type="float" office:value="3142" calcext:value-type="float">
            <text:p>3142</text:p>
          </table:table-cell>
          <table:table-cell office:value-type="float" office:value="9.99688458442688" calcext:value-type="float">
            <text:p>9,99688458442688</text:p>
          </table:table-cell>
          <table:table-cell table:number-columns-repeated="2" office:value-type="float" office:value="2166" calcext:value-type="float">
            <text:p>2166</text:p>
          </table:table-cell>
          <table:table-cell office:value-type="float" office:value="10.0414469242096" calcext:value-type="float">
            <text:p>10,0414469242096</text:p>
          </table:table-cell>
          <table:table-cell table:number-columns-repeated="2" office:value-type="float" office:value="3563" calcext:value-type="float">
            <text:p>3563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./data/50nodes/dis_71.txt</text:p>
          </table:table-cell>
          <table:table-cell office:value-type="float" office:value="0.0157897472381592" calcext:value-type="float">
            <text:p>0,015789747238159</text:p>
          </table:table-cell>
          <table:table-cell table:number-columns-repeated="2" office:value-type="float" office:value="4451" calcext:value-type="float">
            <text:p>4451</text:p>
          </table:table-cell>
          <table:table-cell office:value-type="float" office:value="0.314579486846924" calcext:value-type="float">
            <text:p>0,314579486846924</text:p>
          </table:table-cell>
          <table:table-cell table:number-columns-repeated="2" office:value-type="float" office:value="2787" calcext:value-type="float">
            <text:p>2787</text:p>
          </table:table-cell>
          <table:table-cell office:value-type="float" office:value="9.99678111076355" calcext:value-type="float">
            <text:p>9,99678111076355</text:p>
          </table:table-cell>
          <table:table-cell table:number-columns-repeated="2" office:value-type="float" office:value="2033" calcext:value-type="float">
            <text:p>2033</text:p>
          </table:table-cell>
          <table:table-cell office:value-type="float" office:value="10.02055311203" calcext:value-type="float">
            <text:p>10,02055311203</text:p>
          </table:table-cell>
          <table:table-cell table:number-columns-repeated="2" office:value-type="float" office:value="3220" calcext:value-type="float">
            <text:p>322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./data/50nodes/dis_62.txt</text:p>
          </table:table-cell>
          <table:table-cell office:value-type="float" office:value="0.0137970447540283" calcext:value-type="float">
            <text:p>0,013797044754028</text:p>
          </table:table-cell>
          <table:table-cell table:number-columns-repeated="2" office:value-type="float" office:value="4373" calcext:value-type="float">
            <text:p>4373</text:p>
          </table:table-cell>
          <table:table-cell office:value-type="float" office:value="0.10047721862793" calcext:value-type="float">
            <text:p>0,10047721862793</text:p>
          </table:table-cell>
          <table:table-cell table:number-columns-repeated="2" office:value-type="float" office:value="3061" calcext:value-type="float">
            <text:p>3061</text:p>
          </table:table-cell>
          <table:table-cell office:value-type="float" office:value="9.99590182304382" calcext:value-type="float">
            <text:p>9,99590182304382</text:p>
          </table:table-cell>
          <table:table-cell table:number-columns-repeated="2" office:value-type="float" office:value="2363" calcext:value-type="float">
            <text:p>2363</text:p>
          </table:table-cell>
          <table:table-cell office:value-type="float" office:value="10.034125328064" calcext:value-type="float">
            <text:p>10,034125328064</text:p>
          </table:table-cell>
          <table:table-cell table:number-columns-repeated="2" office:value-type="float" office:value="3483" calcext:value-type="float">
            <text:p>348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./data/50nodes/dis_97.txt</text:p>
          </table:table-cell>
          <table:table-cell office:value-type="float" office:value="0.0279755592346191" calcext:value-type="float">
            <text:p>0,027975559234619</text:p>
          </table:table-cell>
          <table:table-cell table:number-columns-repeated="2" office:value-type="float" office:value="4753" calcext:value-type="float">
            <text:p>4753</text:p>
          </table:table-cell>
          <table:table-cell office:value-type="float" office:value="0.144191265106201" calcext:value-type="float">
            <text:p>0,144191265106201</text:p>
          </table:table-cell>
          <table:table-cell table:number-columns-repeated="2" office:value-type="float" office:value="3442" calcext:value-type="float">
            <text:p>3442</text:p>
          </table:table-cell>
          <table:table-cell office:value-type="float" office:value="9.99843978881836" calcext:value-type="float">
            <text:p>9,99843978881836</text:p>
          </table:table-cell>
          <table:table-cell table:number-columns-repeated="2" office:value-type="float" office:value="2135" calcext:value-type="float">
            <text:p>2135</text:p>
          </table:table-cell>
          <table:table-cell office:value-type="float" office:value="10.0362982749939" calcext:value-type="float">
            <text:p>10,0362982749939</text:p>
          </table:table-cell>
          <table:table-cell table:number-columns-repeated="2" office:value-type="float" office:value="3093" calcext:value-type="float">
            <text:p>309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./data/50nodes/dis_18.txt</text:p>
          </table:table-cell>
          <table:table-cell office:value-type="float" office:value="0.018643856048584" calcext:value-type="float">
            <text:p>0,018643856048584</text:p>
          </table:table-cell>
          <table:table-cell table:number-columns-repeated="2" office:value-type="float" office:value="5002" calcext:value-type="float">
            <text:p>5002</text:p>
          </table:table-cell>
          <table:table-cell office:value-type="float" office:value="0.284489631652832" calcext:value-type="float">
            <text:p>0,284489631652832</text:p>
          </table:table-cell>
          <table:table-cell table:number-columns-repeated="2" office:value-type="float" office:value="2992" calcext:value-type="float">
            <text:p>2992</text:p>
          </table:table-cell>
          <table:table-cell office:value-type="float" office:value="9.99714851379395" calcext:value-type="float">
            <text:p>9,99714851379395</text:p>
          </table:table-cell>
          <table:table-cell table:number-columns-repeated="2" office:value-type="float" office:value="2087" calcext:value-type="float">
            <text:p>2087</text:p>
          </table:table-cell>
          <table:table-cell office:value-type="float" office:value="9.99679827690125" calcext:value-type="float">
            <text:p>9,99679827690125</text:p>
          </table:table-cell>
          <table:table-cell table:number-columns-repeated="2" office:value-type="float" office:value="3568" calcext:value-type="float">
            <text:p>3568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./data/50nodes/dis_63.txt</text:p>
          </table:table-cell>
          <table:table-cell office:value-type="float" office:value="0.016033411026001" calcext:value-type="float">
            <text:p>0,016033411026001</text:p>
          </table:table-cell>
          <table:table-cell table:number-columns-repeated="2" office:value-type="float" office:value="5178" calcext:value-type="float">
            <text:p>5178</text:p>
          </table:table-cell>
          <table:table-cell office:value-type="float" office:value="0.125520944595337" calcext:value-type="float">
            <text:p>0,125520944595337</text:p>
          </table:table-cell>
          <table:table-cell table:number-columns-repeated="2" office:value-type="float" office:value="3202" calcext:value-type="float">
            <text:p>3202</text:p>
          </table:table-cell>
          <table:table-cell office:value-type="float" office:value="9.99666452407837" calcext:value-type="float">
            <text:p>9,99666452407837</text:p>
          </table:table-cell>
          <table:table-cell table:number-columns-repeated="2" office:value-type="float" office:value="2172" calcext:value-type="float">
            <text:p>2172</text:p>
          </table:table-cell>
          <table:table-cell office:value-type="float" office:value="10.0375244617462" calcext:value-type="float">
            <text:p>10,0375244617462</text:p>
          </table:table-cell>
          <table:table-cell table:number-columns-repeated="2" office:value-type="float" office:value="3405" calcext:value-type="float">
            <text:p>340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./data/50nodes/dis_2.txt</text:p>
          </table:table-cell>
          <table:table-cell office:value-type="float" office:value="0.00623488426208496" calcext:value-type="float">
            <text:p>0,006234884262085</text:p>
          </table:table-cell>
          <table:table-cell table:number-columns-repeated="2" office:value-type="float" office:value="5793" calcext:value-type="float">
            <text:p>5793</text:p>
          </table:table-cell>
          <table:table-cell office:value-type="float" office:value="0.169977426528931" calcext:value-type="float">
            <text:p>0,169977426528931</text:p>
          </table:table-cell>
          <table:table-cell table:number-columns-repeated="2" office:value-type="float" office:value="2936" calcext:value-type="float">
            <text:p>2936</text:p>
          </table:table-cell>
          <table:table-cell office:value-type="float" office:value="9.99733090400696" calcext:value-type="float">
            <text:p>9,99733090400696</text:p>
          </table:table-cell>
          <table:table-cell table:number-columns-repeated="2" office:value-type="float" office:value="2254" calcext:value-type="float">
            <text:p>2254</text:p>
          </table:table-cell>
          <table:table-cell office:value-type="float" office:value="10.0129630565643" calcext:value-type="float">
            <text:p>10,0129630565643</text:p>
          </table:table-cell>
          <table:table-cell table:number-columns-repeated="2" office:value-type="float" office:value="2960" calcext:value-type="float">
            <text:p>296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./data/50nodes/dis_40.txt</text:p>
          </table:table-cell>
          <table:table-cell office:value-type="float" office:value="0.0247569084167481" calcext:value-type="float">
            <text:p>0,024756908416748</text:p>
          </table:table-cell>
          <table:table-cell table:number-columns-repeated="2" office:value-type="float" office:value="5042" calcext:value-type="float">
            <text:p>5042</text:p>
          </table:table-cell>
          <table:table-cell office:value-type="float" office:value="0.162399530410767" calcext:value-type="float">
            <text:p>0,162399530410767</text:p>
          </table:table-cell>
          <table:table-cell table:number-columns-repeated="2" office:value-type="float" office:value="3625" calcext:value-type="float">
            <text:p>3625</text:p>
          </table:table-cell>
          <table:table-cell office:value-type="float" office:value="9.99718713760376" calcext:value-type="float">
            <text:p>9,99718713760376</text:p>
          </table:table-cell>
          <table:table-cell table:number-columns-repeated="2" office:value-type="float" office:value="2172" calcext:value-type="float">
            <text:p>2172</text:p>
          </table:table-cell>
          <table:table-cell office:value-type="float" office:value="10.0171179771423" calcext:value-type="float">
            <text:p>10,0171179771423</text:p>
          </table:table-cell>
          <table:table-cell table:number-columns-repeated="2" office:value-type="float" office:value="3603" calcext:value-type="float">
            <text:p>3603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./data/50nodes/dis_20.txt</text:p>
          </table:table-cell>
          <table:table-cell office:value-type="float" office:value="0.0206928253173828" calcext:value-type="float">
            <text:p>0,020692825317383</text:p>
          </table:table-cell>
          <table:table-cell table:number-columns-repeated="2" office:value-type="float" office:value="4711" calcext:value-type="float">
            <text:p>4711</text:p>
          </table:table-cell>
          <table:table-cell office:value-type="float" office:value="0.12786865234375" calcext:value-type="float">
            <text:p>0,12786865234375</text:p>
          </table:table-cell>
          <table:table-cell table:number-columns-repeated="2" office:value-type="float" office:value="3228" calcext:value-type="float">
            <text:p>3228</text:p>
          </table:table-cell>
          <table:table-cell office:value-type="float" office:value="9.99514293670654" calcext:value-type="float">
            <text:p>9,99514293670654</text:p>
          </table:table-cell>
          <table:table-cell table:number-columns-repeated="2" office:value-type="float" office:value="2224" calcext:value-type="float">
            <text:p>2224</text:p>
          </table:table-cell>
          <table:table-cell office:value-type="float" office:value="10.0126814842224" calcext:value-type="float">
            <text:p>10,0126814842224</text:p>
          </table:table-cell>
          <table:table-cell table:number-columns-repeated="2" office:value-type="float" office:value="3622" calcext:value-type="float">
            <text:p>3622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./data/50nodes/dis_94.txt</text:p>
          </table:table-cell>
          <table:table-cell office:value-type="float" office:value="0.00339555740356445" calcext:value-type="float">
            <text:p>0,003395557403564</text:p>
          </table:table-cell>
          <table:table-cell table:number-columns-repeated="2" office:value-type="float" office:value="4985" calcext:value-type="float">
            <text:p>4985</text:p>
          </table:table-cell>
          <table:table-cell office:value-type="float" office:value="0.1198570728302" calcext:value-type="float">
            <text:p>0,1198570728302</text:p>
          </table:table-cell>
          <table:table-cell table:number-columns-repeated="2" office:value-type="float" office:value="3193" calcext:value-type="float">
            <text:p>3193</text:p>
          </table:table-cell>
          <table:table-cell office:value-type="float" office:value="10.0011336803436" calcext:value-type="float">
            <text:p>10,0011336803436</text:p>
          </table:table-cell>
          <table:table-cell table:number-columns-repeated="2" office:value-type="float" office:value="2132" calcext:value-type="float">
            <text:p>2132</text:p>
          </table:table-cell>
          <table:table-cell office:value-type="float" office:value="10.0306642055511" calcext:value-type="float">
            <text:p>10,0306642055511</text:p>
          </table:table-cell>
          <table:table-cell table:number-columns-repeated="2" office:value-type="float" office:value="3288" calcext:value-type="float">
            <text:p>3288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./data/50nodes/dis_38.txt</text:p>
          </table:table-cell>
          <table:table-cell office:value-type="float" office:value="0.00640869140625" calcext:value-type="float">
            <text:p>0,00640869140625</text:p>
          </table:table-cell>
          <table:table-cell table:number-columns-repeated="2" office:value-type="float" office:value="5830" calcext:value-type="float">
            <text:p>5830</text:p>
          </table:table-cell>
          <table:table-cell office:value-type="float" office:value="0.11748194694519" calcext:value-type="float">
            <text:p>0,11748194694519</text:p>
          </table:table-cell>
          <table:table-cell table:number-columns-repeated="2" office:value-type="float" office:value="3136" calcext:value-type="float">
            <text:p>3136</text:p>
          </table:table-cell>
          <table:table-cell office:value-type="float" office:value="9.9953875541687" calcext:value-type="float">
            <text:p>9,9953875541687</text:p>
          </table:table-cell>
          <table:table-cell table:number-columns-repeated="2" office:value-type="float" office:value="2158" calcext:value-type="float">
            <text:p>2158</text:p>
          </table:table-cell>
          <table:table-cell office:value-type="float" office:value="10.0354557037354" calcext:value-type="float">
            <text:p>10,0354557037354</text:p>
          </table:table-cell>
          <table:table-cell table:number-columns-repeated="2" office:value-type="float" office:value="3995" calcext:value-type="float">
            <text:p>3995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./data/50nodes/dis_21.txt</text:p>
          </table:table-cell>
          <table:table-cell office:value-type="float" office:value="0.0135395526885986" calcext:value-type="float">
            <text:p>0,013539552688599</text:p>
          </table:table-cell>
          <table:table-cell table:number-columns-repeated="2" office:value-type="float" office:value="5646" calcext:value-type="float">
            <text:p>5646</text:p>
          </table:table-cell>
          <table:table-cell office:value-type="float" office:value="0.118207693099976" calcext:value-type="float">
            <text:p>0,118207693099976</text:p>
          </table:table-cell>
          <table:table-cell table:number-columns-repeated="2" office:value-type="float" office:value="3534" calcext:value-type="float">
            <text:p>3534</text:p>
          </table:table-cell>
          <table:table-cell office:value-type="float" office:value="9.99756741523743" calcext:value-type="float">
            <text:p>9,99756741523743</text:p>
          </table:table-cell>
          <table:table-cell table:number-columns-repeated="2" office:value-type="float" office:value="2089" calcext:value-type="float">
            <text:p>2089</text:p>
          </table:table-cell>
          <table:table-cell office:value-type="float" office:value="10.014408826828" calcext:value-type="float">
            <text:p>10,014408826828</text:p>
          </table:table-cell>
          <table:table-cell table:number-columns-repeated="2" office:value-type="float" office:value="3388" calcext:value-type="float">
            <text:p>3388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./data/50nodes/dis_79.txt</text:p>
          </table:table-cell>
          <table:table-cell office:value-type="float" office:value="0.0169823169708252" calcext:value-type="float">
            <text:p>0,016982316970825</text:p>
          </table:table-cell>
          <table:table-cell table:number-columns-repeated="2" office:value-type="float" office:value="4601" calcext:value-type="float">
            <text:p>4601</text:p>
          </table:table-cell>
          <table:table-cell office:value-type="float" office:value="0.105960845947266" calcext:value-type="float">
            <text:p>0,105960845947266</text:p>
          </table:table-cell>
          <table:table-cell table:number-columns-repeated="2" office:value-type="float" office:value="3443" calcext:value-type="float">
            <text:p>3443</text:p>
          </table:table-cell>
          <table:table-cell office:value-type="float" office:value="9.99687933921814" calcext:value-type="float">
            <text:p>9,99687933921814</text:p>
          </table:table-cell>
          <table:table-cell table:number-columns-repeated="2" office:value-type="float" office:value="1967" calcext:value-type="float">
            <text:p>1967</text:p>
          </table:table-cell>
          <table:table-cell office:value-type="float" office:value="10.0085828304291" calcext:value-type="float">
            <text:p>10,0085828304291</text:p>
          </table:table-cell>
          <table:table-cell table:number-columns-repeated="2" office:value-type="float" office:value="3396" calcext:value-type="float">
            <text:p>3396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./data/50nodes/dis_16.txt</text:p>
          </table:table-cell>
          <table:table-cell office:value-type="float" office:value="0.0174193382263184" calcext:value-type="float">
            <text:p>0,017419338226318</text:p>
          </table:table-cell>
          <table:table-cell table:number-columns-repeated="2" office:value-type="float" office:value="5662" calcext:value-type="float">
            <text:p>5662</text:p>
          </table:table-cell>
          <table:table-cell office:value-type="float" office:value="0.182286024093628" calcext:value-type="float">
            <text:p>0,182286024093628</text:p>
          </table:table-cell>
          <table:table-cell table:number-columns-repeated="2" office:value-type="float" office:value="2999" calcext:value-type="float">
            <text:p>2999</text:p>
          </table:table-cell>
          <table:table-cell office:value-type="float" office:value="9.99844884872437" calcext:value-type="float">
            <text:p>9,99844884872437</text:p>
          </table:table-cell>
          <table:table-cell table:number-columns-repeated="2" office:value-type="float" office:value="2262" calcext:value-type="float">
            <text:p>2262</text:p>
          </table:table-cell>
          <table:table-cell office:value-type="float" office:value="9.99777817726135" calcext:value-type="float">
            <text:p>9,99777817726135</text:p>
          </table:table-cell>
          <table:table-cell table:number-columns-repeated="2" office:value-type="float" office:value="3821" calcext:value-type="float">
            <text:p>382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./data/50nodes/dis_65.txt</text:p>
          </table:table-cell>
          <table:table-cell office:value-type="float" office:value="0.00589251518249512" calcext:value-type="float">
            <text:p>0,005892515182495</text:p>
          </table:table-cell>
          <table:table-cell table:number-columns-repeated="2" office:value-type="float" office:value="5591" calcext:value-type="float">
            <text:p>5591</text:p>
          </table:table-cell>
          <table:table-cell office:value-type="float" office:value="0.196725845336914" calcext:value-type="float">
            <text:p>0,196725845336914</text:p>
          </table:table-cell>
          <table:table-cell table:number-columns-repeated="2" office:value-type="float" office:value="3505" calcext:value-type="float">
            <text:p>3505</text:p>
          </table:table-cell>
          <table:table-cell office:value-type="float" office:value="9.99759030342102" calcext:value-type="float">
            <text:p>9,99759030342102</text:p>
          </table:table-cell>
          <table:table-cell table:number-columns-repeated="2" office:value-type="float" office:value="2238" calcext:value-type="float">
            <text:p>2238</text:p>
          </table:table-cell>
          <table:table-cell office:value-type="float" office:value="10.0159969329834" calcext:value-type="float">
            <text:p>10,0159969329834</text:p>
          </table:table-cell>
          <table:table-cell table:number-columns-repeated="2" office:value-type="float" office:value="3244" calcext:value-type="float">
            <text:p>324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./data/50nodes/dis_96.txt</text:p>
          </table:table-cell>
          <table:table-cell office:value-type="float" office:value="0.0035860538482666" calcext:value-type="float">
            <text:p>0,003586053848267</text:p>
          </table:table-cell>
          <table:table-cell table:number-columns-repeated="2" office:value-type="float" office:value="5441" calcext:value-type="float">
            <text:p>5441</text:p>
          </table:table-cell>
          <table:table-cell office:value-type="float" office:value="0.0721654891967773" calcext:value-type="float">
            <text:p>0,072165489196777</text:p>
          </table:table-cell>
          <table:table-cell table:number-columns-repeated="2" office:value-type="float" office:value="3538" calcext:value-type="float">
            <text:p>3538</text:p>
          </table:table-cell>
          <table:table-cell office:value-type="float" office:value="9.996413230896" calcext:value-type="float">
            <text:p>9,996413230896</text:p>
          </table:table-cell>
          <table:table-cell table:number-columns-repeated="2" office:value-type="float" office:value="2104" calcext:value-type="float">
            <text:p>2104</text:p>
          </table:table-cell>
          <table:table-cell office:value-type="float" office:value="10.0329306125641" calcext:value-type="float">
            <text:p>10,0329306125641</text:p>
          </table:table-cell>
          <table:table-cell table:number-columns-repeated="2" office:value-type="float" office:value="3522" calcext:value-type="float">
            <text:p>3522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./data/50nodes/dis_24.txt</text:p>
          </table:table-cell>
          <table:table-cell office:value-type="float" office:value="0.0112283229827881" calcext:value-type="float">
            <text:p>0,011228322982788</text:p>
          </table:table-cell>
          <table:table-cell table:number-columns-repeated="2" office:value-type="float" office:value="4783" calcext:value-type="float">
            <text:p>4783</text:p>
          </table:table-cell>
          <table:table-cell office:value-type="float" office:value="0.228874921798706" calcext:value-type="float">
            <text:p>0,228874921798706</text:p>
          </table:table-cell>
          <table:table-cell table:number-columns-repeated="2" office:value-type="float" office:value="2965" calcext:value-type="float">
            <text:p>2965</text:p>
          </table:table-cell>
          <table:table-cell office:value-type="float" office:value="9.99700140953064" calcext:value-type="float">
            <text:p>9,99700140953064</text:p>
          </table:table-cell>
          <table:table-cell table:number-columns-repeated="2" office:value-type="float" office:value="2015" calcext:value-type="float">
            <text:p>2015</text:p>
          </table:table-cell>
          <table:table-cell office:value-type="float" office:value="10.0220632553101" calcext:value-type="float">
            <text:p>10,0220632553101</text:p>
          </table:table-cell>
          <table:table-cell table:number-columns-repeated="2" office:value-type="float" office:value="3277" calcext:value-type="float">
            <text:p>327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./data/50nodes/dis_84.txt</text:p>
          </table:table-cell>
          <table:table-cell office:value-type="float" office:value="0.00769519805908203" calcext:value-type="float">
            <text:p>0,007695198059082</text:p>
          </table:table-cell>
          <table:table-cell table:number-columns-repeated="2" office:value-type="float" office:value="5497" calcext:value-type="float">
            <text:p>5497</text:p>
          </table:table-cell>
          <table:table-cell office:value-type="float" office:value="0.258754253387451" calcext:value-type="float">
            <text:p>0,258754253387451</text:p>
          </table:table-cell>
          <table:table-cell table:number-columns-repeated="2" office:value-type="float" office:value="3548" calcext:value-type="float">
            <text:p>3548</text:p>
          </table:table-cell>
          <table:table-cell office:value-type="float" office:value="9.99816632270813" calcext:value-type="float">
            <text:p>9,99816632270813</text:p>
          </table:table-cell>
          <table:table-cell table:number-columns-repeated="2" office:value-type="float" office:value="1959" calcext:value-type="float">
            <text:p>1959</text:p>
          </table:table-cell>
          <table:table-cell office:value-type="float" office:value="10.0215408802032" calcext:value-type="float">
            <text:p>10,0215408802032</text:p>
          </table:table-cell>
          <table:table-cell table:number-columns-repeated="2" office:value-type="float" office:value="3113" calcext:value-type="float">
            <text:p>3113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./data/50nodes/dis_81.txt</text:p>
          </table:table-cell>
          <table:table-cell office:value-type="float" office:value="0.0112106800079346" calcext:value-type="float">
            <text:p>0,011210680007935</text:p>
          </table:table-cell>
          <table:table-cell table:number-columns-repeated="2" office:value-type="float" office:value="5210" calcext:value-type="float">
            <text:p>5210</text:p>
          </table:table-cell>
          <table:table-cell office:value-type="float" office:value="0.18230152130127" calcext:value-type="float">
            <text:p>0,18230152130127</text:p>
          </table:table-cell>
          <table:table-cell table:number-columns-repeated="2" office:value-type="float" office:value="3139" calcext:value-type="float">
            <text:p>3139</text:p>
          </table:table-cell>
          <table:table-cell office:value-type="float" office:value="9.9968569278717" calcext:value-type="float">
            <text:p>9,9968569278717</text:p>
          </table:table-cell>
          <table:table-cell table:number-columns-repeated="2" office:value-type="float" office:value="2375" calcext:value-type="float">
            <text:p>2375</text:p>
          </table:table-cell>
          <table:table-cell office:value-type="float" office:value="9.99755334854126" calcext:value-type="float">
            <text:p>9,99755334854126</text:p>
          </table:table-cell>
          <table:table-cell table:number-columns-repeated="2" office:value-type="float" office:value="3656" calcext:value-type="float">
            <text:p>3656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./data/50nodes/dis_23.txt</text:p>
          </table:table-cell>
          <table:table-cell office:value-type="float" office:value="0.0137550830841064" calcext:value-type="float">
            <text:p>0,013755083084106</text:p>
          </table:table-cell>
          <table:table-cell table:number-columns-repeated="2" office:value-type="float" office:value="5240" calcext:value-type="float">
            <text:p>5240</text:p>
          </table:table-cell>
          <table:table-cell office:value-type="float" office:value="0.12865424156189" calcext:value-type="float">
            <text:p>0,12865424156189</text:p>
          </table:table-cell>
          <table:table-cell table:number-columns-repeated="2" office:value-type="float" office:value="3352" calcext:value-type="float">
            <text:p>3352</text:p>
          </table:table-cell>
          <table:table-cell office:value-type="float" office:value="9.99843621253967" calcext:value-type="float">
            <text:p>9,99843621253967</text:p>
          </table:table-cell>
          <table:table-cell table:number-columns-repeated="2" office:value-type="float" office:value="2068" calcext:value-type="float">
            <text:p>2068</text:p>
          </table:table-cell>
          <table:table-cell office:value-type="float" office:value="10.0088977813721" calcext:value-type="float">
            <text:p>10,0088977813721</text:p>
          </table:table-cell>
          <table:table-cell table:number-columns-repeated="2" office:value-type="float" office:value="3070" calcext:value-type="float">
            <text:p>307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./data/50nodes/dis_3.txt</text:p>
          </table:table-cell>
          <table:table-cell office:value-type="float" office:value="0.0147156715393066" calcext:value-type="float">
            <text:p>0,014715671539307</text:p>
          </table:table-cell>
          <table:table-cell table:number-columns-repeated="2" office:value-type="float" office:value="5257" calcext:value-type="float">
            <text:p>5257</text:p>
          </table:table-cell>
          <table:table-cell office:value-type="float" office:value="0.190856456756592" calcext:value-type="float">
            <text:p>0,190856456756592</text:p>
          </table:table-cell>
          <table:table-cell table:number-columns-repeated="2" office:value-type="float" office:value="2637" calcext:value-type="float">
            <text:p>2637</text:p>
          </table:table-cell>
          <table:table-cell office:value-type="float" office:value="9.99644422531128" calcext:value-type="float">
            <text:p>9,99644422531128</text:p>
          </table:table-cell>
          <table:table-cell table:number-columns-repeated="2" office:value-type="float" office:value="2203" calcext:value-type="float">
            <text:p>2203</text:p>
          </table:table-cell>
          <table:table-cell office:value-type="float" office:value="10.0356321334839" calcext:value-type="float">
            <text:p>10,0356321334839</text:p>
          </table:table-cell>
          <table:table-cell table:number-columns-repeated="2" office:value-type="float" office:value="3673" calcext:value-type="float">
            <text:p>3673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./data/50nodes/dis_9.txt</text:p>
          </table:table-cell>
          <table:table-cell office:value-type="float" office:value="0.00387883186340332" calcext:value-type="float">
            <text:p>0,003878831863403</text:p>
          </table:table-cell>
          <table:table-cell table:number-columns-repeated="2" office:value-type="float" office:value="5313" calcext:value-type="float">
            <text:p>5313</text:p>
          </table:table-cell>
          <table:table-cell office:value-type="float" office:value="0.100230932235718" calcext:value-type="float">
            <text:p>0,100230932235718</text:p>
          </table:table-cell>
          <table:table-cell table:number-columns-repeated="2" office:value-type="float" office:value="3748" calcext:value-type="float">
            <text:p>3748</text:p>
          </table:table-cell>
          <table:table-cell office:value-type="float" office:value="9.99652147293091" calcext:value-type="float">
            <text:p>9,99652147293091</text:p>
          </table:table-cell>
          <table:table-cell table:number-columns-repeated="2" office:value-type="float" office:value="2303" calcext:value-type="float">
            <text:p>2303</text:p>
          </table:table-cell>
          <table:table-cell office:value-type="float" office:value="9.99615049362183" calcext:value-type="float">
            <text:p>9,99615049362183</text:p>
          </table:table-cell>
          <table:table-cell table:number-columns-repeated="2" office:value-type="float" office:value="3285" calcext:value-type="float">
            <text:p>3285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./data/50nodes/dis_93.txt</text:p>
          </table:table-cell>
          <table:table-cell office:value-type="float" office:value="0.00359988212585449" calcext:value-type="float">
            <text:p>0,003599882125854</text:p>
          </table:table-cell>
          <table:table-cell table:number-columns-repeated="2" office:value-type="float" office:value="5570" calcext:value-type="float">
            <text:p>5570</text:p>
          </table:table-cell>
          <table:table-cell office:value-type="float" office:value="0.17924976348877" calcext:value-type="float">
            <text:p>0,17924976348877</text:p>
          </table:table-cell>
          <table:table-cell table:number-columns-repeated="2" office:value-type="float" office:value="3529" calcext:value-type="float">
            <text:p>3529</text:p>
          </table:table-cell>
          <table:table-cell office:value-type="float" office:value="9.99642491340637" calcext:value-type="float">
            <text:p>9,99642491340637</text:p>
          </table:table-cell>
          <table:table-cell table:number-columns-repeated="2" office:value-type="float" office:value="2245" calcext:value-type="float">
            <text:p>2245</text:p>
          </table:table-cell>
          <table:table-cell office:value-type="float" office:value="10.0157215595245" calcext:value-type="float">
            <text:p>10,0157215595245</text:p>
          </table:table-cell>
          <table:table-cell table:number-columns-repeated="2" office:value-type="float" office:value="3411" calcext:value-type="float">
            <text:p>341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./data/50nodes/dis_67.txt</text:p>
          </table:table-cell>
          <table:table-cell office:value-type="float" office:value="0.0171587467193604" calcext:value-type="float">
            <text:p>0,01715874671936</text:p>
          </table:table-cell>
          <table:table-cell table:number-columns-repeated="2" office:value-type="float" office:value="4403" calcext:value-type="float">
            <text:p>4403</text:p>
          </table:table-cell>
          <table:table-cell office:value-type="float" office:value="0.148222208023071" calcext:value-type="float">
            <text:p>0,148222208023071</text:p>
          </table:table-cell>
          <table:table-cell table:number-columns-repeated="2" office:value-type="float" office:value="3679" calcext:value-type="float">
            <text:p>3679</text:p>
          </table:table-cell>
          <table:table-cell office:value-type="float" office:value="9.99545907974243" calcext:value-type="float">
            <text:p>9,99545907974243</text:p>
          </table:table-cell>
          <table:table-cell table:number-columns-repeated="2" office:value-type="float" office:value="2236" calcext:value-type="float">
            <text:p>2236</text:p>
          </table:table-cell>
          <table:table-cell office:value-type="float" office:value="10.0147695541382" calcext:value-type="float">
            <text:p>10,0147695541382</text:p>
          </table:table-cell>
          <table:table-cell table:number-columns-repeated="2" office:value-type="float" office:value="3203" calcext:value-type="float">
            <text:p>320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/data/50nodes/dis_89.txt</text:p>
          </table:table-cell>
          <table:table-cell office:value-type="float" office:value="0.0138406753540039" calcext:value-type="float">
            <text:p>0,013840675354004</text:p>
          </table:table-cell>
          <table:table-cell table:number-columns-repeated="2" office:value-type="float" office:value="5223" calcext:value-type="float">
            <text:p>5223</text:p>
          </table:table-cell>
          <table:table-cell office:value-type="float" office:value="0.133114814758301" calcext:value-type="float">
            <text:p>0,133114814758301</text:p>
          </table:table-cell>
          <table:table-cell table:number-columns-repeated="2" office:value-type="float" office:value="3921" calcext:value-type="float">
            <text:p>3921</text:p>
          </table:table-cell>
          <table:table-cell office:value-type="float" office:value="9.99688339233398" calcext:value-type="float">
            <text:p>9,99688339233398</text:p>
          </table:table-cell>
          <table:table-cell table:number-columns-repeated="2" office:value-type="float" office:value="2035" calcext:value-type="float">
            <text:p>2035</text:p>
          </table:table-cell>
          <table:table-cell office:value-type="float" office:value="10.0351760387421" calcext:value-type="float">
            <text:p>10,0351760387421</text:p>
          </table:table-cell>
          <table:table-cell table:number-columns-repeated="2" office:value-type="float" office:value="3537" calcext:value-type="float">
            <text:p>3537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./data/50nodes/dis_27.txt</text:p>
          </table:table-cell>
          <table:table-cell office:value-type="float" office:value="0.00559711456298828" calcext:value-type="float">
            <text:p>0,005597114562988</text:p>
          </table:table-cell>
          <table:table-cell table:number-columns-repeated="2" office:value-type="float" office:value="5040" calcext:value-type="float">
            <text:p>5040</text:p>
          </table:table-cell>
          <table:table-cell office:value-type="float" office:value="0.178709983825684" calcext:value-type="float">
            <text:p>0,178709983825684</text:p>
          </table:table-cell>
          <table:table-cell table:number-columns-repeated="2" office:value-type="float" office:value="3178" calcext:value-type="float">
            <text:p>3178</text:p>
          </table:table-cell>
          <table:table-cell office:value-type="float" office:value="9.99699234962463" calcext:value-type="float">
            <text:p>9,99699234962463</text:p>
          </table:table-cell>
          <table:table-cell table:number-columns-repeated="2" office:value-type="float" office:value="2135" calcext:value-type="float">
            <text:p>2135</text:p>
          </table:table-cell>
          <table:table-cell office:value-type="float" office:value="10.0201504230499" calcext:value-type="float">
            <text:p>10,0201504230499</text:p>
          </table:table-cell>
          <table:table-cell table:number-columns-repeated="2" office:value-type="float" office:value="3486" calcext:value-type="float">
            <text:p>348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./data/50nodes/dis_60.txt</text:p>
          </table:table-cell>
          <table:table-cell office:value-type="float" office:value="0.014155387878418" calcext:value-type="float">
            <text:p>0,014155387878418</text:p>
          </table:table-cell>
          <table:table-cell table:number-columns-repeated="2" office:value-type="float" office:value="4854" calcext:value-type="float">
            <text:p>4854</text:p>
          </table:table-cell>
          <table:table-cell office:value-type="float" office:value="0.153711318969727" calcext:value-type="float">
            <text:p>0,153711318969727</text:p>
          </table:table-cell>
          <table:table-cell table:number-columns-repeated="2" office:value-type="float" office:value="2914" calcext:value-type="float">
            <text:p>2914</text:p>
          </table:table-cell>
          <table:table-cell office:value-type="float" office:value="9.99802350997925" calcext:value-type="float">
            <text:p>9,99802350997925</text:p>
          </table:table-cell>
          <table:table-cell table:number-columns-repeated="2" office:value-type="float" office:value="1978" calcext:value-type="float">
            <text:p>1978</text:p>
          </table:table-cell>
          <table:table-cell office:value-type="float" office:value="10.0387198925018" calcext:value-type="float">
            <text:p>10,0387198925018</text:p>
          </table:table-cell>
          <table:table-cell table:number-columns-repeated="2" office:value-type="float" office:value="3282" calcext:value-type="float">
            <text:p>3282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./data/50nodes/dis_32.txt</text:p>
          </table:table-cell>
          <table:table-cell office:value-type="float" office:value="0.0171356201171875" calcext:value-type="float">
            <text:p>0,017135620117188</text:p>
          </table:table-cell>
          <table:table-cell table:number-columns-repeated="2" office:value-type="float" office:value="5120" calcext:value-type="float">
            <text:p>5120</text:p>
          </table:table-cell>
          <table:table-cell office:value-type="float" office:value="0.0567800998687744" calcext:value-type="float">
            <text:p>0,056780099868774</text:p>
          </table:table-cell>
          <table:table-cell table:number-columns-repeated="2" office:value-type="float" office:value="4244" calcext:value-type="float">
            <text:p>4244</text:p>
          </table:table-cell>
          <table:table-cell office:value-type="float" office:value="9.99549031257629" calcext:value-type="float">
            <text:p>9,99549031257629</text:p>
          </table:table-cell>
          <table:table-cell table:number-columns-repeated="2" office:value-type="float" office:value="2015" calcext:value-type="float">
            <text:p>2015</text:p>
          </table:table-cell>
          <table:table-cell office:value-type="float" office:value="9.99916982650757" calcext:value-type="float">
            <text:p>9,99916982650757</text:p>
          </table:table-cell>
          <table:table-cell table:number-columns-repeated="2" office:value-type="float" office:value="3159" calcext:value-type="float">
            <text:p>3159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./data/50nodes/dis_54.txt</text:p>
          </table:table-cell>
          <table:table-cell office:value-type="float" office:value="0.0242295265197754" calcext:value-type="float">
            <text:p>0,024229526519775</text:p>
          </table:table-cell>
          <table:table-cell table:number-columns-repeated="2" office:value-type="float" office:value="4359" calcext:value-type="float">
            <text:p>4359</text:p>
          </table:table-cell>
          <table:table-cell office:value-type="float" office:value="0.18113899230957" calcext:value-type="float">
            <text:p>0,18113899230957</text:p>
          </table:table-cell>
          <table:table-cell table:number-columns-repeated="2" office:value-type="float" office:value="3241" calcext:value-type="float">
            <text:p>3241</text:p>
          </table:table-cell>
          <table:table-cell office:value-type="float" office:value="9.99754452705383" calcext:value-type="float">
            <text:p>9,99754452705383</text:p>
          </table:table-cell>
          <table:table-cell table:number-columns-repeated="2" office:value-type="float" office:value="1965" calcext:value-type="float">
            <text:p>1965</text:p>
          </table:table-cell>
          <table:table-cell office:value-type="float" office:value="9.99626541137695" calcext:value-type="float">
            <text:p>9,99626541137695</text:p>
          </table:table-cell>
          <table:table-cell table:number-columns-repeated="2" office:value-type="float" office:value="3560" calcext:value-type="float">
            <text:p>3560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./data/50nodes/dis_17.txt</text:p>
          </table:table-cell>
          <table:table-cell office:value-type="float" office:value="0.0065310001373291" calcext:value-type="float">
            <text:p>0,006531000137329</text:p>
          </table:table-cell>
          <table:table-cell table:number-columns-repeated="2" office:value-type="float" office:value="5058" calcext:value-type="float">
            <text:p>5058</text:p>
          </table:table-cell>
          <table:table-cell office:value-type="float" office:value="0.13322114944458" calcext:value-type="float">
            <text:p>0,13322114944458</text:p>
          </table:table-cell>
          <table:table-cell table:number-columns-repeated="2" office:value-type="float" office:value="3793" calcext:value-type="float">
            <text:p>3793</text:p>
          </table:table-cell>
          <table:table-cell office:value-type="float" office:value="9.99583554267883" calcext:value-type="float">
            <text:p>9,99583554267883</text:p>
          </table:table-cell>
          <table:table-cell table:number-columns-repeated="2" office:value-type="float" office:value="2155" calcext:value-type="float">
            <text:p>2155</text:p>
          </table:table-cell>
          <table:table-cell office:value-type="float" office:value="10.0123817920685" calcext:value-type="float">
            <text:p>10,0123817920685</text:p>
          </table:table-cell>
          <table:table-cell table:number-columns-repeated="2" office:value-type="float" office:value="3287" calcext:value-type="float">
            <text:p>328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./data/50nodes/dis_59.txt</text:p>
          </table:table-cell>
          <table:table-cell office:value-type="float" office:value="0.0041196346282959" calcext:value-type="float">
            <text:p>0,004119634628296</text:p>
          </table:table-cell>
          <table:table-cell table:number-columns-repeated="2" office:value-type="float" office:value="5766" calcext:value-type="float">
            <text:p>5766</text:p>
          </table:table-cell>
          <table:table-cell office:value-type="float" office:value="0.0840308666229248" calcext:value-type="float">
            <text:p>0,084030866622925</text:p>
          </table:table-cell>
          <table:table-cell table:number-columns-repeated="2" office:value-type="float" office:value="4416" calcext:value-type="float">
            <text:p>4416</text:p>
          </table:table-cell>
          <table:table-cell office:value-type="float" office:value="9.9967474937439" calcext:value-type="float">
            <text:p>9,9967474937439</text:p>
          </table:table-cell>
          <table:table-cell table:number-columns-repeated="2" office:value-type="float" office:value="2284" calcext:value-type="float">
            <text:p>2284</text:p>
          </table:table-cell>
          <table:table-cell office:value-type="float" office:value="10.0039689540863" calcext:value-type="float">
            <text:p>10,0039689540863</text:p>
          </table:table-cell>
          <table:table-cell table:number-columns-repeated="2" office:value-type="float" office:value="3543" calcext:value-type="float">
            <text:p>3543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./data/50nodes/dis_80.txt</text:p>
          </table:table-cell>
          <table:table-cell office:value-type="float" office:value="0.0110373497009277" calcext:value-type="float">
            <text:p>0,011037349700928</text:p>
          </table:table-cell>
          <table:table-cell table:number-columns-repeated="2" office:value-type="float" office:value="5016" calcext:value-type="float">
            <text:p>5016</text:p>
          </table:table-cell>
          <table:table-cell office:value-type="float" office:value="0.0919888019561768" calcext:value-type="float">
            <text:p>0,091988801956177</text:p>
          </table:table-cell>
          <table:table-cell table:number-columns-repeated="2" office:value-type="float" office:value="3080" calcext:value-type="float">
            <text:p>3080</text:p>
          </table:table-cell>
          <table:table-cell office:value-type="float" office:value="9.99780797958374" calcext:value-type="float">
            <text:p>9,99780797958374</text:p>
          </table:table-cell>
          <table:table-cell table:number-columns-repeated="2" office:value-type="float" office:value="2036" calcext:value-type="float">
            <text:p>2036</text:p>
          </table:table-cell>
          <table:table-cell office:value-type="float" office:value="10.0046746730804" calcext:value-type="float">
            <text:p>10,0046746730804</text:p>
          </table:table-cell>
          <table:table-cell table:number-columns-repeated="2" office:value-type="float" office:value="3061" calcext:value-type="float">
            <text:p>306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./data/50nodes/dis_56.txt</text:p>
          </table:table-cell>
          <table:table-cell office:value-type="float" office:value="0.0247859954833984" calcext:value-type="float">
            <text:p>0,024785995483398</text:p>
          </table:table-cell>
          <table:table-cell table:number-columns-repeated="2" office:value-type="float" office:value="4956" calcext:value-type="float">
            <text:p>4956</text:p>
          </table:table-cell>
          <table:table-cell office:value-type="float" office:value="0.179335117340088" calcext:value-type="float">
            <text:p>0,179335117340088</text:p>
          </table:table-cell>
          <table:table-cell table:number-columns-repeated="2" office:value-type="float" office:value="3944" calcext:value-type="float">
            <text:p>3944</text:p>
          </table:table-cell>
          <table:table-cell office:value-type="float" office:value="9.99503827095032" calcext:value-type="float">
            <text:p>9,99503827095032</text:p>
          </table:table-cell>
          <table:table-cell table:number-columns-repeated="2" office:value-type="float" office:value="2240" calcext:value-type="float">
            <text:p>2240</text:p>
          </table:table-cell>
          <table:table-cell office:value-type="float" office:value="10.006085395813" calcext:value-type="float">
            <text:p>10,006085395813</text:p>
          </table:table-cell>
          <table:table-cell table:number-columns-repeated="2" office:value-type="float" office:value="3400" calcext:value-type="float">
            <text:p>3400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./data/50nodes/dis_78.txt</text:p>
          </table:table-cell>
          <table:table-cell office:value-type="float" office:value="0.0242867469787598" calcext:value-type="float">
            <text:p>0,02428674697876</text:p>
          </table:table-cell>
          <table:table-cell table:number-columns-repeated="2" office:value-type="float" office:value="5132" calcext:value-type="float">
            <text:p>5132</text:p>
          </table:table-cell>
          <table:table-cell office:value-type="float" office:value="0.200257778167725" calcext:value-type="float">
            <text:p>0,200257778167725</text:p>
          </table:table-cell>
          <table:table-cell table:number-columns-repeated="2" office:value-type="float" office:value="3077" calcext:value-type="float">
            <text:p>3077</text:p>
          </table:table-cell>
          <table:table-cell office:value-type="float" office:value="9.99735689163208" calcext:value-type="float">
            <text:p>9,99735689163208</text:p>
          </table:table-cell>
          <table:table-cell table:number-columns-repeated="2" office:value-type="float" office:value="2302" calcext:value-type="float">
            <text:p>2302</text:p>
          </table:table-cell>
          <table:table-cell office:value-type="float" office:value="10.0060844421387" calcext:value-type="float">
            <text:p>10,0060844421387</text:p>
          </table:table-cell>
          <table:table-cell table:number-columns-repeated="2" office:value-type="float" office:value="3177" calcext:value-type="float">
            <text:p>3177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./data/50nodes/dis_66.txt</text:p>
          </table:table-cell>
          <table:table-cell office:value-type="float" office:value="0.00533080101013184" calcext:value-type="float">
            <text:p>0,005330801010132</text:p>
          </table:table-cell>
          <table:table-cell table:number-columns-repeated="2" office:value-type="float" office:value="4841" calcext:value-type="float">
            <text:p>4841</text:p>
          </table:table-cell>
          <table:table-cell office:value-type="float" office:value="0.143300294876099" calcext:value-type="float">
            <text:p>0,143300294876099</text:p>
          </table:table-cell>
          <table:table-cell table:number-columns-repeated="2" office:value-type="float" office:value="3037" calcext:value-type="float">
            <text:p>3037</text:p>
          </table:table-cell>
          <table:table-cell office:value-type="float" office:value="9.99894237518311" calcext:value-type="float">
            <text:p>9,99894237518311</text:p>
          </table:table-cell>
          <table:table-cell table:number-columns-repeated="2" office:value-type="float" office:value="2027" calcext:value-type="float">
            <text:p>2027</text:p>
          </table:table-cell>
          <table:table-cell office:value-type="float" office:value="10.0174441337585" calcext:value-type="float">
            <text:p>10,0174441337585</text:p>
          </table:table-cell>
          <table:table-cell table:number-columns-repeated="2" office:value-type="float" office:value="3294" calcext:value-type="float">
            <text:p>329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./data/50nodes/dis_43.txt</text:p>
          </table:table-cell>
          <table:table-cell office:value-type="float" office:value="0.00445985794067383" calcext:value-type="float">
            <text:p>0,004459857940674</text:p>
          </table:table-cell>
          <table:table-cell table:number-columns-repeated="2" office:value-type="float" office:value="4983" calcext:value-type="float">
            <text:p>4983</text:p>
          </table:table-cell>
          <table:table-cell office:value-type="float" office:value="0.158525943756104" calcext:value-type="float">
            <text:p>0,158525943756104</text:p>
          </table:table-cell>
          <table:table-cell table:number-columns-repeated="2" office:value-type="float" office:value="3463" calcext:value-type="float">
            <text:p>3463</text:p>
          </table:table-cell>
          <table:table-cell office:value-type="float" office:value="9.99870872497559" calcext:value-type="float">
            <text:p>9,99870872497559</text:p>
          </table:table-cell>
          <table:table-cell table:number-columns-repeated="2" office:value-type="float" office:value="2315" calcext:value-type="float">
            <text:p>2315</text:p>
          </table:table-cell>
          <table:table-cell office:value-type="float" office:value="10.0068435668945" calcext:value-type="float">
            <text:p>10,0068435668945</text:p>
          </table:table-cell>
          <table:table-cell table:number-columns-repeated="2" office:value-type="float" office:value="3576" calcext:value-type="float">
            <text:p>35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./data/50nodes/dis_26.txt</text:p>
          </table:table-cell>
          <table:table-cell office:value-type="float" office:value="0.00608110427856445" calcext:value-type="float">
            <text:p>0,006081104278564</text:p>
          </table:table-cell>
          <table:table-cell table:number-columns-repeated="2" office:value-type="float" office:value="4900" calcext:value-type="float">
            <text:p>4900</text:p>
          </table:table-cell>
          <table:table-cell office:value-type="float" office:value="0.224483489990234" calcext:value-type="float">
            <text:p>0,224483489990234</text:p>
          </table:table-cell>
          <table:table-cell table:number-columns-repeated="2" office:value-type="float" office:value="2719" calcext:value-type="float">
            <text:p>2719</text:p>
          </table:table-cell>
          <table:table-cell office:value-type="float" office:value="9.99647212028503" calcext:value-type="float">
            <text:p>9,99647212028503</text:p>
          </table:table-cell>
          <table:table-cell table:number-columns-repeated="2" office:value-type="float" office:value="1973" calcext:value-type="float">
            <text:p>1973</text:p>
          </table:table-cell>
          <table:table-cell office:value-type="float" office:value="10.0162179470062" calcext:value-type="float">
            <text:p>10,0162179470062</text:p>
          </table:table-cell>
          <table:table-cell table:number-columns-repeated="2" office:value-type="float" office:value="3209" calcext:value-type="float">
            <text:p>3209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./data/50nodes/dis_46.txt</text:p>
          </table:table-cell>
          <table:table-cell office:value-type="float" office:value="0.00385832786560059" calcext:value-type="float">
            <text:p>0,003858327865601</text:p>
          </table:table-cell>
          <table:table-cell table:number-columns-repeated="2" office:value-type="float" office:value="5435" calcext:value-type="float">
            <text:p>5435</text:p>
          </table:table-cell>
          <table:table-cell office:value-type="float" office:value="0.114643335342407" calcext:value-type="float">
            <text:p>0,114643335342407</text:p>
          </table:table-cell>
          <table:table-cell table:number-columns-repeated="2" office:value-type="float" office:value="3023" calcext:value-type="float">
            <text:p>3023</text:p>
          </table:table-cell>
          <table:table-cell office:value-type="float" office:value="9.99577760696411" calcext:value-type="float">
            <text:p>9,99577760696411</text:p>
          </table:table-cell>
          <table:table-cell table:number-columns-repeated="2" office:value-type="float" office:value="2082" calcext:value-type="float">
            <text:p>2082</text:p>
          </table:table-cell>
          <table:table-cell office:value-type="float" office:value="10.0272443294525" calcext:value-type="float">
            <text:p>10,0272443294525</text:p>
          </table:table-cell>
          <table:table-cell table:number-columns-repeated="2" office:value-type="float" office:value="3559" calcext:value-type="float">
            <text:p>3559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./data/50nodes/dis_42.txt</text:p>
          </table:table-cell>
          <table:table-cell office:value-type="float" office:value="0.00593709945678711" calcext:value-type="float">
            <text:p>0,005937099456787</text:p>
          </table:table-cell>
          <table:table-cell table:number-columns-repeated="2" office:value-type="float" office:value="5416" calcext:value-type="float">
            <text:p>5416</text:p>
          </table:table-cell>
          <table:table-cell office:value-type="float" office:value="0.14282751083374" calcext:value-type="float">
            <text:p>0,14282751083374</text:p>
          </table:table-cell>
          <table:table-cell table:number-columns-repeated="2" office:value-type="float" office:value="2821" calcext:value-type="float">
            <text:p>2821</text:p>
          </table:table-cell>
          <table:table-cell office:value-type="float" office:value="9.9983344078064" calcext:value-type="float">
            <text:p>9,9983344078064</text:p>
          </table:table-cell>
          <table:table-cell table:number-columns-repeated="2" office:value-type="float" office:value="2091" calcext:value-type="float">
            <text:p>2091</text:p>
          </table:table-cell>
          <table:table-cell office:value-type="float" office:value="10.0215425491333" calcext:value-type="float">
            <text:p>10,0215425491333</text:p>
          </table:table-cell>
          <table:table-cell table:number-columns-repeated="2" office:value-type="float" office:value="3201" calcext:value-type="float">
            <text:p>320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./data/50nodes/dis_49.txt</text:p>
          </table:table-cell>
          <table:table-cell office:value-type="float" office:value="0.0034327507019043" calcext:value-type="float">
            <text:p>0,003432750701904</text:p>
          </table:table-cell>
          <table:table-cell table:number-columns-repeated="2" office:value-type="float" office:value="6174" calcext:value-type="float">
            <text:p>6174</text:p>
          </table:table-cell>
          <table:table-cell office:value-type="float" office:value="0.171160697937012" calcext:value-type="float">
            <text:p>0,171160697937012</text:p>
          </table:table-cell>
          <table:table-cell table:number-columns-repeated="2" office:value-type="float" office:value="3449" calcext:value-type="float">
            <text:p>3449</text:p>
          </table:table-cell>
          <table:table-cell office:value-type="float" office:value="9.99629044532776" calcext:value-type="float">
            <text:p>9,99629044532776</text:p>
          </table:table-cell>
          <table:table-cell table:number-columns-repeated="2" office:value-type="float" office:value="2135" calcext:value-type="float">
            <text:p>2135</text:p>
          </table:table-cell>
          <table:table-cell office:value-type="float" office:value="10.0366909503937" calcext:value-type="float">
            <text:p>10,0366909503937</text:p>
          </table:table-cell>
          <table:table-cell table:number-columns-repeated="2" office:value-type="float" office:value="3238" calcext:value-type="float">
            <text:p>323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./data/50nodes/dis_7.txt</text:p>
          </table:table-cell>
          <table:table-cell office:value-type="float" office:value="0.0241544246673584" calcext:value-type="float">
            <text:p>0,024154424667358</text:p>
          </table:table-cell>
          <table:table-cell table:number-columns-repeated="2" office:value-type="float" office:value="4610" calcext:value-type="float">
            <text:p>4610</text:p>
          </table:table-cell>
          <table:table-cell office:value-type="float" office:value="0.154484272003174" calcext:value-type="float">
            <text:p>0,154484272003174</text:p>
          </table:table-cell>
          <table:table-cell table:number-columns-repeated="2" office:value-type="float" office:value="3415" calcext:value-type="float">
            <text:p>3415</text:p>
          </table:table-cell>
          <table:table-cell office:value-type="float" office:value="9.99666833877564" calcext:value-type="float">
            <text:p>9,99666833877564</text:p>
          </table:table-cell>
          <table:table-cell table:number-columns-repeated="2" office:value-type="float" office:value="1958" calcext:value-type="float">
            <text:p>1958</text:p>
          </table:table-cell>
          <table:table-cell office:value-type="float" office:value="10.0059607028961" calcext:value-type="float">
            <text:p>10,0059607028961</text:p>
          </table:table-cell>
          <table:table-cell table:number-columns-repeated="2" office:value-type="float" office:value="3233" calcext:value-type="float">
            <text:p>3233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./data/50nodes/dis_69.txt</text:p>
          </table:table-cell>
          <table:table-cell office:value-type="float" office:value="0.0180408954620361" calcext:value-type="float">
            <text:p>0,018040895462036</text:p>
          </table:table-cell>
          <table:table-cell table:number-columns-repeated="2" office:value-type="float" office:value="4682" calcext:value-type="float">
            <text:p>4682</text:p>
          </table:table-cell>
          <table:table-cell office:value-type="float" office:value="0.129772186279297" calcext:value-type="float">
            <text:p>0,129772186279297</text:p>
          </table:table-cell>
          <table:table-cell table:number-columns-repeated="2" office:value-type="float" office:value="3288" calcext:value-type="float">
            <text:p>3288</text:p>
          </table:table-cell>
          <table:table-cell office:value-type="float" office:value="9.99676895141602" calcext:value-type="float">
            <text:p>9,99676895141602</text:p>
          </table:table-cell>
          <table:table-cell table:number-columns-repeated="2" office:value-type="float" office:value="2290" calcext:value-type="float">
            <text:p>2290</text:p>
          </table:table-cell>
          <table:table-cell office:value-type="float" office:value="10.0059018135071" calcext:value-type="float">
            <text:p>10,0059018135071</text:p>
          </table:table-cell>
          <table:table-cell table:number-columns-repeated="2" office:value-type="float" office:value="3337" calcext:value-type="float">
            <text:p>3337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./data/50nodes/dis_33.txt</text:p>
          </table:table-cell>
          <table:table-cell office:value-type="float" office:value="0.00672173500061035" calcext:value-type="float">
            <text:p>0,00672173500061</text:p>
          </table:table-cell>
          <table:table-cell table:number-columns-repeated="2" office:value-type="float" office:value="5601" calcext:value-type="float">
            <text:p>5601</text:p>
          </table:table-cell>
          <table:table-cell office:value-type="float" office:value="0.062659502029419" calcext:value-type="float">
            <text:p>0,062659502029419</text:p>
          </table:table-cell>
          <table:table-cell table:number-columns-repeated="2" office:value-type="float" office:value="4190" calcext:value-type="float">
            <text:p>4190</text:p>
          </table:table-cell>
          <table:table-cell office:value-type="float" office:value="9.99617671966553" calcext:value-type="float">
            <text:p>9,99617671966553</text:p>
          </table:table-cell>
          <table:table-cell table:number-columns-repeated="2" office:value-type="float" office:value="2163" calcext:value-type="float">
            <text:p>2163</text:p>
          </table:table-cell>
          <table:table-cell office:value-type="float" office:value="10.0167467594147" calcext:value-type="float">
            <text:p>10,0167467594147</text:p>
          </table:table-cell>
          <table:table-cell table:number-columns-repeated="2" office:value-type="float" office:value="3312" calcext:value-type="float">
            <text:p>331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./data/50nodes/dis_48.txt</text:p>
          </table:table-cell>
          <table:table-cell office:value-type="float" office:value="0.00874423980712891" calcext:value-type="float">
            <text:p>0,008744239807129</text:p>
          </table:table-cell>
          <table:table-cell table:number-columns-repeated="2" office:value-type="float" office:value="5047" calcext:value-type="float">
            <text:p>5047</text:p>
          </table:table-cell>
          <table:table-cell office:value-type="float" office:value="0.158681392669678" calcext:value-type="float">
            <text:p>0,158681392669678</text:p>
          </table:table-cell>
          <table:table-cell table:number-columns-repeated="2" office:value-type="float" office:value="3642" calcext:value-type="float">
            <text:p>3642</text:p>
          </table:table-cell>
          <table:table-cell office:value-type="float" office:value="9.99555349349976" calcext:value-type="float">
            <text:p>9,99555349349976</text:p>
          </table:table-cell>
          <table:table-cell table:number-columns-repeated="2" office:value-type="float" office:value="2251" calcext:value-type="float">
            <text:p>2251</text:p>
          </table:table-cell>
          <table:table-cell office:value-type="float" office:value="10.023745059967" calcext:value-type="float">
            <text:p>10,023745059967</text:p>
          </table:table-cell>
          <table:table-cell table:number-columns-repeated="2" office:value-type="float" office:value="3584" calcext:value-type="float">
            <text:p>35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./data/50nodes/dis_76.txt</text:p>
          </table:table-cell>
          <table:table-cell office:value-type="float" office:value="0.00737452507019043" calcext:value-type="float">
            <text:p>0,00737452507019</text:p>
          </table:table-cell>
          <table:table-cell table:number-columns-repeated="2" office:value-type="float" office:value="5322" calcext:value-type="float">
            <text:p>5322</text:p>
          </table:table-cell>
          <table:table-cell office:value-type="float" office:value="0.114693403244019" calcext:value-type="float">
            <text:p>0,114693403244019</text:p>
          </table:table-cell>
          <table:table-cell table:number-columns-repeated="2" office:value-type="float" office:value="3341" calcext:value-type="float">
            <text:p>3341</text:p>
          </table:table-cell>
          <table:table-cell office:value-type="float" office:value="9.99613928794861" calcext:value-type="float">
            <text:p>9,99613928794861</text:p>
          </table:table-cell>
          <table:table-cell table:number-columns-repeated="2" office:value-type="float" office:value="2204" calcext:value-type="float">
            <text:p>2204</text:p>
          </table:table-cell>
          <table:table-cell office:value-type="float" office:value="10.0073366165161" calcext:value-type="float">
            <text:p>10,0073366165161</text:p>
          </table:table-cell>
          <table:table-cell table:number-columns-repeated="2" office:value-type="float" office:value="3477" calcext:value-type="float">
            <text:p>3477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./data/50nodes/dis_99.txt</text:p>
          </table:table-cell>
          <table:table-cell office:value-type="float" office:value="0.0128216743469238" calcext:value-type="float">
            <text:p>0,012821674346924</text:p>
          </table:table-cell>
          <table:table-cell table:number-columns-repeated="2" office:value-type="float" office:value="5114" calcext:value-type="float">
            <text:p>5114</text:p>
          </table:table-cell>
          <table:table-cell office:value-type="float" office:value="0.197653293609619" calcext:value-type="float">
            <text:p>0,197653293609619</text:p>
          </table:table-cell>
          <table:table-cell table:number-columns-repeated="2" office:value-type="float" office:value="2973" calcext:value-type="float">
            <text:p>2973</text:p>
          </table:table-cell>
          <table:table-cell office:value-type="float" office:value="9.99543333053589" calcext:value-type="float">
            <text:p>9,99543333053589</text:p>
          </table:table-cell>
          <table:table-cell table:number-columns-repeated="2" office:value-type="float" office:value="2043" calcext:value-type="float">
            <text:p>2043</text:p>
          </table:table-cell>
          <table:table-cell office:value-type="float" office:value="10.0024745464325" calcext:value-type="float">
            <text:p>10,0024745464325</text:p>
          </table:table-cell>
          <table:table-cell table:number-columns-repeated="2" office:value-type="float" office:value="3258" calcext:value-type="float">
            <text:p>3258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./data/50nodes/dis_83.txt</text:p>
          </table:table-cell>
          <table:table-cell office:value-type="float" office:value="0.0171408653259277" calcext:value-type="float">
            <text:p>0,017140865325928</text:p>
          </table:table-cell>
          <table:table-cell table:number-columns-repeated="2" office:value-type="float" office:value="4187" calcext:value-type="float">
            <text:p>4187</text:p>
          </table:table-cell>
          <table:table-cell office:value-type="float" office:value="0.0933887958526611" calcext:value-type="float">
            <text:p>0,093388795852661</text:p>
          </table:table-cell>
          <table:table-cell table:number-columns-repeated="2" office:value-type="float" office:value="3246" calcext:value-type="float">
            <text:p>3246</text:p>
          </table:table-cell>
          <table:table-cell office:value-type="float" office:value="9.99704813957214" calcext:value-type="float">
            <text:p>9,99704813957214</text:p>
          </table:table-cell>
          <table:table-cell table:number-columns-repeated="2" office:value-type="float" office:value="2158" calcext:value-type="float">
            <text:p>2158</text:p>
          </table:table-cell>
          <table:table-cell office:value-type="float" office:value="10.0024526119232" calcext:value-type="float">
            <text:p>10,0024526119232</text:p>
          </table:table-cell>
          <table:table-cell table:number-columns-repeated="2" office:value-type="float" office:value="3653" calcext:value-type="float">
            <text:p>3653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./data/50nodes/dis_15.txt</text:p>
          </table:table-cell>
          <table:table-cell office:value-type="float" office:value="0.0223650932312012" calcext:value-type="float">
            <text:p>0,022365093231201</text:p>
          </table:table-cell>
          <table:table-cell table:number-columns-repeated="2" office:value-type="float" office:value="5034" calcext:value-type="float">
            <text:p>5034</text:p>
          </table:table-cell>
          <table:table-cell office:value-type="float" office:value="0.162729978561401" calcext:value-type="float">
            <text:p>0,162729978561401</text:p>
          </table:table-cell>
          <table:table-cell table:number-columns-repeated="2" office:value-type="float" office:value="3425" calcext:value-type="float">
            <text:p>3425</text:p>
          </table:table-cell>
          <table:table-cell office:value-type="float" office:value="9.99811100959778" calcext:value-type="float">
            <text:p>9,99811100959778</text:p>
          </table:table-cell>
          <table:table-cell table:number-columns-repeated="2" office:value-type="float" office:value="2142" calcext:value-type="float">
            <text:p>2142</text:p>
          </table:table-cell>
          <table:table-cell office:value-type="float" office:value="10.0043618679047" calcext:value-type="float">
            <text:p>10,0043618679047</text:p>
          </table:table-cell>
          <table:table-cell table:number-columns-repeated="2" office:value-type="float" office:value="3456" calcext:value-type="float">
            <text:p>3456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./data/50nodes/dis_45.txt</text:p>
          </table:table-cell>
          <table:table-cell office:value-type="float" office:value="0.018064022064209" calcext:value-type="float">
            <text:p>0,018064022064209</text:p>
          </table:table-cell>
          <table:table-cell table:number-columns-repeated="2" office:value-type="float" office:value="4180" calcext:value-type="float">
            <text:p>4180</text:p>
          </table:table-cell>
          <table:table-cell office:value-type="float" office:value="0.150552272796631" calcext:value-type="float">
            <text:p>0,150552272796631</text:p>
          </table:table-cell>
          <table:table-cell table:number-columns-repeated="2" office:value-type="float" office:value="3630" calcext:value-type="float">
            <text:p>3630</text:p>
          </table:table-cell>
          <table:table-cell office:value-type="float" office:value="9.99527859687805" calcext:value-type="float">
            <text:p>9,99527859687805</text:p>
          </table:table-cell>
          <table:table-cell table:number-columns-repeated="2" office:value-type="float" office:value="2043" calcext:value-type="float">
            <text:p>2043</text:p>
          </table:table-cell>
          <table:table-cell office:value-type="float" office:value="10.0361723899841" calcext:value-type="float">
            <text:p>10,0361723899841</text:p>
          </table:table-cell>
          <table:table-cell table:number-columns-repeated="2" office:value-type="float" office:value="3379" calcext:value-type="float">
            <text:p>337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./data/50nodes/dis_95.txt</text:p>
          </table:table-cell>
          <table:table-cell office:value-type="float" office:value="0.0062258243560791" calcext:value-type="float">
            <text:p>0,006225824356079</text:p>
          </table:table-cell>
          <table:table-cell table:number-columns-repeated="2" office:value-type="float" office:value="5627" calcext:value-type="float">
            <text:p>5627</text:p>
          </table:table-cell>
          <table:table-cell office:value-type="float" office:value="0.266898632049561" calcext:value-type="float">
            <text:p>0,266898632049561</text:p>
          </table:table-cell>
          <table:table-cell table:number-columns-repeated="2" office:value-type="float" office:value="2550" calcext:value-type="float">
            <text:p>2550</text:p>
          </table:table-cell>
          <table:table-cell office:value-type="float" office:value="9.99640679359436" calcext:value-type="float">
            <text:p>9,99640679359436</text:p>
          </table:table-cell>
          <table:table-cell table:number-columns-repeated="2" office:value-type="float" office:value="2176" calcext:value-type="float">
            <text:p>2176</text:p>
          </table:table-cell>
          <table:table-cell office:value-type="float" office:value="10.02663397789" calcext:value-type="float">
            <text:p>10,02663397789</text:p>
          </table:table-cell>
          <table:table-cell table:number-columns-repeated="2" office:value-type="float" office:value="3219" calcext:value-type="float">
            <text:p>321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./data/50nodes/dis_64.txt</text:p>
          </table:table-cell>
          <table:table-cell office:value-type="float" office:value="0.0071251392364502" calcext:value-type="float">
            <text:p>0,00712513923645</text:p>
          </table:table-cell>
          <table:table-cell table:number-columns-repeated="2" office:value-type="float" office:value="5199" calcext:value-type="float">
            <text:p>5199</text:p>
          </table:table-cell>
          <table:table-cell office:value-type="float" office:value="0.123593091964722" calcext:value-type="float">
            <text:p>0,123593091964722</text:p>
          </table:table-cell>
          <table:table-cell table:number-columns-repeated="2" office:value-type="float" office:value="3540" calcext:value-type="float">
            <text:p>3540</text:p>
          </table:table-cell>
          <table:table-cell office:value-type="float" office:value="9.99631571769714" calcext:value-type="float">
            <text:p>9,99631571769714</text:p>
          </table:table-cell>
          <table:table-cell table:number-columns-repeated="2" office:value-type="float" office:value="2192" calcext:value-type="float">
            <text:p>2192</text:p>
          </table:table-cell>
          <table:table-cell office:value-type="float" office:value="10.0187056064606" calcext:value-type="float">
            <text:p>10,0187056064606</text:p>
          </table:table-cell>
          <table:table-cell table:number-columns-repeated="2"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./data/50nodes/dis_44.txt</text:p>
          </table:table-cell>
          <table:table-cell office:value-type="float" office:value="0.0162177085876465" calcext:value-type="float">
            <text:p>0,016217708587647</text:p>
          </table:table-cell>
          <table:table-cell table:number-columns-repeated="2" office:value-type="float" office:value="4825" calcext:value-type="float">
            <text:p>4825</text:p>
          </table:table-cell>
          <table:table-cell office:value-type="float" office:value="0.0982263088226319" calcext:value-type="float">
            <text:p>0,098226308822632</text:p>
          </table:table-cell>
          <table:table-cell table:number-columns-repeated="2" office:value-type="float" office:value="3126" calcext:value-type="float">
            <text:p>3126</text:p>
          </table:table-cell>
          <table:table-cell office:value-type="float" office:value="9.99717926979065" calcext:value-type="float">
            <text:p>9,99717926979065</text:p>
          </table:table-cell>
          <table:table-cell table:number-columns-repeated="2" office:value-type="float" office:value="2120" calcext:value-type="float">
            <text:p>2120</text:p>
          </table:table-cell>
          <table:table-cell office:value-type="float" office:value="10.0026621818542" calcext:value-type="float">
            <text:p>10,0026621818542</text:p>
          </table:table-cell>
          <table:table-cell table:number-columns-repeated="2" office:value-type="float" office:value="3078" calcext:value-type="float">
            <text:p>3078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./data/50nodes/dis_5.txt</text:p>
          </table:table-cell>
          <table:table-cell office:value-type="float" office:value="0.00855183601379395" calcext:value-type="float">
            <text:p>0,008551836013794</text:p>
          </table:table-cell>
          <table:table-cell table:number-columns-repeated="2" office:value-type="float" office:value="4998" calcext:value-type="float">
            <text:p>4998</text:p>
          </table:table-cell>
          <table:table-cell office:value-type="float" office:value="0.117315530776978" calcext:value-type="float">
            <text:p>0,117315530776978</text:p>
          </table:table-cell>
          <table:table-cell table:number-columns-repeated="2" office:value-type="float" office:value="3048" calcext:value-type="float">
            <text:p>3048</text:p>
          </table:table-cell>
          <table:table-cell office:value-type="float" office:value="9.99777412414551" calcext:value-type="float">
            <text:p>9,99777412414551</text:p>
          </table:table-cell>
          <table:table-cell table:number-columns-repeated="2" office:value-type="float" office:value="2118" calcext:value-type="float">
            <text:p>2118</text:p>
          </table:table-cell>
          <table:table-cell office:value-type="float" office:value="10.0132596492767" calcext:value-type="float">
            <text:p>10,0132596492767</text:p>
          </table:table-cell>
          <table:table-cell table:number-columns-repeated="2" office:value-type="float" office:value="3490" calcext:value-type="float">
            <text:p>3490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./data/50nodes/dis_98.txt</text:p>
          </table:table-cell>
          <table:table-cell office:value-type="float" office:value="0.00345993041992188" calcext:value-type="float">
            <text:p>0,003459930419922</text:p>
          </table:table-cell>
          <table:table-cell table:number-columns-repeated="2" office:value-type="float" office:value="5066" calcext:value-type="float">
            <text:p>5066</text:p>
          </table:table-cell>
          <table:table-cell office:value-type="float" office:value="0.105511426925659" calcext:value-type="float">
            <text:p>0,105511426925659</text:p>
          </table:table-cell>
          <table:table-cell table:number-columns-repeated="2" office:value-type="float" office:value="3137" calcext:value-type="float">
            <text:p>3137</text:p>
          </table:table-cell>
          <table:table-cell office:value-type="float" office:value="9.99868297576904" calcext:value-type="float">
            <text:p>9,99868297576904</text:p>
          </table:table-cell>
          <table:table-cell table:number-columns-repeated="2" office:value-type="float" office:value="2162" calcext:value-type="float">
            <text:p>2162</text:p>
          </table:table-cell>
          <table:table-cell office:value-type="float" office:value="10.0038726329803" calcext:value-type="float">
            <text:p>10,0038726329803</text:p>
          </table:table-cell>
          <table:table-cell table:number-columns-repeated="2" office:value-type="float" office:value="3417" calcext:value-type="float">
            <text:p>3417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./data/50nodes/dis_58.txt</text:p>
          </table:table-cell>
          <table:table-cell office:value-type="float" office:value="0.0034334659576416" calcext:value-type="float">
            <text:p>0,003433465957642</text:p>
          </table:table-cell>
          <table:table-cell table:number-columns-repeated="2" office:value-type="float" office:value="5788" calcext:value-type="float">
            <text:p>5788</text:p>
          </table:table-cell>
          <table:table-cell office:value-type="float" office:value="0.161427021026611" calcext:value-type="float">
            <text:p>0,161427021026611</text:p>
          </table:table-cell>
          <table:table-cell table:number-columns-repeated="2" office:value-type="float" office:value="3244" calcext:value-type="float">
            <text:p>3244</text:p>
          </table:table-cell>
          <table:table-cell office:value-type="float" office:value="9.99861240386963" calcext:value-type="float">
            <text:p>9,99861240386963</text:p>
          </table:table-cell>
          <table:table-cell table:number-columns-repeated="2" office:value-type="float" office:value="2149" calcext:value-type="float">
            <text:p>2149</text:p>
          </table:table-cell>
          <table:table-cell office:value-type="float" office:value="10.0318739414215" calcext:value-type="float">
            <text:p>10,0318739414215</text:p>
          </table:table-cell>
          <table:table-cell table:number-columns-repeated="2" office:value-type="float" office:value="3596" calcext:value-type="float">
            <text:p>3596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./data/50nodes/dis_14.txt</text:p>
          </table:table-cell>
          <table:table-cell office:value-type="float" office:value="0.00829172134399414" calcext:value-type="float">
            <text:p>0,008291721343994</text:p>
          </table:table-cell>
          <table:table-cell table:number-columns-repeated="2" office:value-type="float" office:value="5222" calcext:value-type="float">
            <text:p>5222</text:p>
          </table:table-cell>
          <table:table-cell office:value-type="float" office:value="0.0484864711761475" calcext:value-type="float">
            <text:p>0,048486471176148</text:p>
          </table:table-cell>
          <table:table-cell table:number-columns-repeated="2" office:value-type="float" office:value="3473" calcext:value-type="float">
            <text:p>3473</text:p>
          </table:table-cell>
          <table:table-cell office:value-type="float" office:value="9.99629020690918" calcext:value-type="float">
            <text:p>9,99629020690918</text:p>
          </table:table-cell>
          <table:table-cell table:number-columns-repeated="2" office:value-type="float" office:value="2148" calcext:value-type="float">
            <text:p>2148</text:p>
          </table:table-cell>
          <table:table-cell office:value-type="float" office:value="10.0141282081604" calcext:value-type="float">
            <text:p>10,0141282081604</text:p>
          </table:table-cell>
          <table:table-cell table:number-columns-repeated="2" office:value-type="float" office:value="3547" calcext:value-type="float">
            <text:p>3547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./data/50nodes/dis_10.txt</text:p>
          </table:table-cell>
          <table:table-cell office:value-type="float" office:value="0.0120913982391357" calcext:value-type="float">
            <text:p>0,012091398239136</text:p>
          </table:table-cell>
          <table:table-cell table:number-columns-repeated="2" office:value-type="float" office:value="5292" calcext:value-type="float">
            <text:p>5292</text:p>
          </table:table-cell>
          <table:table-cell office:value-type="float" office:value="0.0968225002288819" calcext:value-type="float">
            <text:p>0,096822500228882</text:p>
          </table:table-cell>
          <table:table-cell table:number-columns-repeated="2" office:value-type="float" office:value="4102" calcext:value-type="float">
            <text:p>4102</text:p>
          </table:table-cell>
          <table:table-cell office:value-type="float" office:value="9.9980194568634" calcext:value-type="float">
            <text:p>9,9980194568634</text:p>
          </table:table-cell>
          <table:table-cell table:number-columns-repeated="2" office:value-type="float" office:value="2051" calcext:value-type="float">
            <text:p>2051</text:p>
          </table:table-cell>
          <table:table-cell office:value-type="float" office:value="10.0366334915161" calcext:value-type="float">
            <text:p>10,0366334915161</text:p>
          </table:table-cell>
          <table:table-cell table:number-columns-repeated="2" office:value-type="float" office:value="3258" calcext:value-type="float">
            <text:p>3258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./data/50nodes/dis_68.txt</text:p>
          </table:table-cell>
          <table:table-cell office:value-type="float" office:value="0.00341629981994629" calcext:value-type="float">
            <text:p>0,003416299819946</text:p>
          </table:table-cell>
          <table:table-cell table:number-columns-repeated="2" office:value-type="float" office:value="4871" calcext:value-type="float">
            <text:p>4871</text:p>
          </table:table-cell>
          <table:table-cell office:value-type="float" office:value="0.200047731399536" calcext:value-type="float">
            <text:p>0,200047731399536</text:p>
          </table:table-cell>
          <table:table-cell table:number-columns-repeated="2" office:value-type="float" office:value="3193" calcext:value-type="float">
            <text:p>3193</text:p>
          </table:table-cell>
          <table:table-cell office:value-type="float" office:value="9.99565100669861" calcext:value-type="float">
            <text:p>9,99565100669861</text:p>
          </table:table-cell>
          <table:table-cell table:number-columns-repeated="2" office:value-type="float" office:value="2164" calcext:value-type="float">
            <text:p>2164</text:p>
          </table:table-cell>
          <table:table-cell office:value-type="float" office:value="10.0006964206696" calcext:value-type="float">
            <text:p>10,0006964206696</text:p>
          </table:table-cell>
          <table:table-cell table:number-columns-repeated="2" office:value-type="float" office:value="3073" calcext:value-type="float">
            <text:p>3073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./data/50nodes/dis_19.txt</text:p>
          </table:table-cell>
          <table:table-cell office:value-type="float" office:value="0.0218229293823242" calcext:value-type="float">
            <text:p>0,021822929382324</text:p>
          </table:table-cell>
          <table:table-cell table:number-columns-repeated="2" office:value-type="float" office:value="5070" calcext:value-type="float">
            <text:p>5070</text:p>
          </table:table-cell>
          <table:table-cell office:value-type="float" office:value="0.134331464767456" calcext:value-type="float">
            <text:p>0,134331464767456</text:p>
          </table:table-cell>
          <table:table-cell table:number-columns-repeated="2" office:value-type="float" office:value="3968" calcext:value-type="float">
            <text:p>3968</text:p>
          </table:table-cell>
          <table:table-cell office:value-type="float" office:value="9.99556660652161" calcext:value-type="float">
            <text:p>9,99556660652161</text:p>
          </table:table-cell>
          <table:table-cell table:number-columns-repeated="2" office:value-type="float" office:value="2028" calcext:value-type="float">
            <text:p>2028</text:p>
          </table:table-cell>
          <table:table-cell office:value-type="float" office:value="10.0064961910248" calcext:value-type="float">
            <text:p>10,0064961910248</text:p>
          </table:table-cell>
          <table:table-cell table:number-columns-repeated="2" office:value-type="float" office:value="3405" calcext:value-type="float">
            <text:p>3405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./data/50nodes/dis_39.txt</text:p>
          </table:table-cell>
          <table:table-cell office:value-type="float" office:value="0.0100357532501221" calcext:value-type="float">
            <text:p>0,010035753250122</text:p>
          </table:table-cell>
          <table:table-cell table:number-columns-repeated="2" office:value-type="float" office:value="4617" calcext:value-type="float">
            <text:p>4617</text:p>
          </table:table-cell>
          <table:table-cell office:value-type="float" office:value="0.11278247833252" calcext:value-type="float">
            <text:p>0,11278247833252</text:p>
          </table:table-cell>
          <table:table-cell table:number-columns-repeated="2" office:value-type="float" office:value="4328" calcext:value-type="float">
            <text:p>4328</text:p>
          </table:table-cell>
          <table:table-cell office:value-type="float" office:value="9.99591398239136" calcext:value-type="float">
            <text:p>9,99591398239136</text:p>
          </table:table-cell>
          <table:table-cell table:number-columns-repeated="2" office:value-type="float" office:value="2169" calcext:value-type="float">
            <text:p>2169</text:p>
          </table:table-cell>
          <table:table-cell office:value-type="float" office:value="10.0118687152863" calcext:value-type="float">
            <text:p>10,0118687152863</text:p>
          </table:table-cell>
          <table:table-cell table:number-columns-repeated="2" office:value-type="float" office:value="3297" calcext:value-type="float">
            <text:p>329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C2:.C101])" office:value-type="float" office:value="1.17936897277832" calcext:value-type="float">
            <text:p>1,17936897277832</text:p>
          </table:table-cell>
          <table:table-cell table:formula="of:=SUM([.D2:.D101])" office:value-type="float" office:value="510633" calcext:value-type="float">
            <text:p>510633</text:p>
          </table:table-cell>
          <table:table-cell table:formula="of:=SUM([.E2:.E101])" office:value-type="float" office:value="510633" calcext:value-type="float">
            <text:p>510633</text:p>
          </table:table-cell>
          <table:table-cell table:formula="of:=SUM([.F2:.F101])" office:value-type="float" office:value="15.1050374507904" calcext:value-type="float">
            <text:p>15,1050374507904</text:p>
          </table:table-cell>
          <table:table-cell table:formula="of:=SUM([.G2:.G101])" office:value-type="float" office:value="334022" calcext:value-type="float">
            <text:p>334022</text:p>
          </table:table-cell>
          <table:table-cell table:formula="of:=SUM([.H2:.H101])" office:value-type="float" office:value="334022" calcext:value-type="float">
            <text:p>334022</text:p>
          </table:table-cell>
          <table:table-cell table:formula="of:=SUM([.I2:.I101])" office:value-type="float" office:value="999.704343557358" calcext:value-type="float">
            <text:p>999,704343557358</text:p>
          </table:table-cell>
          <table:table-cell table:formula="of:=SUM([.J2:.J101])" office:value-type="float" office:value="214387" calcext:value-type="float">
            <text:p>214387</text:p>
          </table:table-cell>
          <table:table-cell table:formula="of:=SUM([.K2:.K101])" office:value-type="float" office:value="214387" calcext:value-type="float">
            <text:p>214387</text:p>
          </table:table-cell>
          <table:table-cell table:formula="of:=SUM([.L2:.L101])" office:value-type="float" office:value="1001.6601858139" calcext:value-type="float">
            <text:p>1001,6601858139</text:p>
          </table:table-cell>
          <table:table-cell table:formula="of:=SUM([.M2:.M101])" office:value-type="float" office:value="334139" calcext:value-type="float">
            <text:p>334139</text:p>
          </table:table-cell>
          <table:table-cell table:formula="of:=SUM([.N2:.N101])" office:value-type="float" office:value="334139" calcext:value-type="float">
            <text:p>334139</text:p>
          </table:table-cell>
          <table:table-cell table:number-columns-repeated="4"/>
        </table:table-row>
      </table:table>
      <table:table table:name="TESTBENCH_metaheu_ls_vnd_bvns_ts__niter_10_search_anxious_init_one2one_memory_10_times4ave_1_maxs_10.0" table:style-name="ta1">
        <table:shapes>
          <draw:frame draw:z-index="0" draw:style-name="gr1" draw:text-style-name="P1" svg:width="36.039cm" svg:height="9.005cm" svg:x="4.927cm" svg:y="46.936cm">
            <draw:object draw:notify-on-update-of-ranges="'TESTBENCH_metaheu_ls_vnd_bvns_ts__niter_10_search_anxious_init_one2one_memory_10_times4ave_1_maxs_10.0'.E1:'TESTBENCH_metaheu_ls_vnd_bvns_ts__niter_10_search_anxious_init_one2one_memory_10_times4ave_1_maxs_10.0'.E1 'TESTBENCH_metaheu_ls_vnd_bvns_ts__niter_10_search_anxious_init_one2one_memory_10_times4ave_1_maxs_10.0'.E2:'TESTBENCH_metaheu_ls_vnd_bvns_ts__niter_10_search_anxious_init_one2one_memory_10_times4ave_1_maxs_10.0'.E101 'TESTBENCH_metaheu_ls_vnd_bvns_ts__niter_10_search_anxious_init_one2one_memory_10_times4ave_1_maxs_10.0'.H1:'TESTBENCH_metaheu_ls_vnd_bvns_ts__niter_10_search_anxious_init_one2one_memory_10_times4ave_1_maxs_10.0'.H1 'TESTBENCH_metaheu_ls_vnd_bvns_ts__niter_10_search_anxious_init_one2one_memory_10_times4ave_1_maxs_10.0'.H2:'TESTBENCH_metaheu_ls_vnd_bvns_ts__niter_10_search_anxious_init_one2one_memory_10_times4ave_1_maxs_10.0'.H101 'TESTBENCH_metaheu_ls_vnd_bvns_ts__niter_10_search_anxious_init_one2one_memory_10_times4ave_1_maxs_10.0'.K1:'TESTBENCH_metaheu_ls_vnd_bvns_ts__niter_10_search_anxious_init_one2one_memory_10_times4ave_1_maxs_10.0'.K1 'TESTBENCH_metaheu_ls_vnd_bvns_ts__niter_10_search_anxious_init_one2one_memory_10_times4ave_1_maxs_10.0'.K2:'TESTBENCH_metaheu_ls_vnd_bvns_ts__niter_10_search_anxious_init_one2one_memory_10_times4ave_1_maxs_10.0'.K101 'TESTBENCH_metaheu_ls_vnd_bvns_ts__niter_10_search_anxious_init_one2one_memory_10_times4ave_1_maxs_10.0'.N1:'TESTBENCH_metaheu_ls_vnd_bvns_ts__niter_10_search_anxious_init_one2one_memory_10_times4ave_1_maxs_10.0'.N1 'TESTBENCH_metaheu_ls_vnd_bvns_ts__niter_10_search_anxious_init_one2one_memory_10_times4ave_1_maxs_10.0'.N2:'TESTBENCH_metaheu_ls_vnd_bvns_ts__niter_10_search_anxious_init_one2one_memory_10_times4ave_1_maxs_10.0'.N10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ls_av_elapsed_time</text:p>
          </table:table-cell>
          <table:table-cell office:value-type="string" calcext:value-type="string">
            <text:p>ls_av_cost</text:p>
          </table:table-cell>
          <table:table-cell office:value-type="string" calcext:value-type="string">
            <text:p>ls_best_cost</text:p>
          </table:table-cell>
          <table:table-cell office:value-type="string" calcext:value-type="string">
            <text:p>vnd_av_elapsed_time</text:p>
          </table:table-cell>
          <table:table-cell office:value-type="string" calcext:value-type="string">
            <text:p>vnd_av_cost</text:p>
          </table:table-cell>
          <table:table-cell office:value-type="string" calcext:value-type="string">
            <text:p>vnd_best_cost</text:p>
          </table:table-cell>
          <table:table-cell office:value-type="string" calcext:value-type="string">
            <text:p>bvns_av_elapsed_time</text:p>
          </table:table-cell>
          <table:table-cell office:value-type="string" calcext:value-type="string">
            <text:p>bvns_av_cost</text:p>
          </table:table-cell>
          <table:table-cell office:value-type="string" calcext:value-type="string">
            <text:p>bvns_best_cost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50nodes/dis_74.txt</text:p>
          </table:table-cell>
          <table:table-cell office:value-type="float" office:value="0.0236036777496338" calcext:value-type="float">
            <text:p>0,023603677749634</text:p>
          </table:table-cell>
          <table:table-cell table:number-columns-repeated="2" office:value-type="float" office:value="8099" calcext:value-type="float">
            <text:p>8099</text:p>
          </table:table-cell>
          <table:table-cell office:value-type="float" office:value="0.271307945251465" calcext:value-type="float">
            <text:p>0,271307945251465</text:p>
          </table:table-cell>
          <table:table-cell table:number-columns-repeated="2" office:value-type="float" office:value="3436" calcext:value-type="float">
            <text:p>3436</text:p>
          </table:table-cell>
          <table:table-cell office:value-type="float" office:value="9.99959969520569" calcext:value-type="float">
            <text:p>9,99959969520569</text:p>
          </table:table-cell>
          <table:table-cell table:number-columns-repeated="2" office:value-type="float" office:value="1872" calcext:value-type="float">
            <text:p>1872</text:p>
          </table:table-cell>
          <table:table-cell office:value-type="float" office:value="10.0066177845001" calcext:value-type="float">
            <text:p>10,0066177845001</text:p>
          </table:table-cell>
          <table:table-cell table:number-columns-repeated="2" office:value-type="float" office:value="4171" calcext:value-type="float">
            <text:p>41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50nodes/dis_51.txt</text:p>
          </table:table-cell>
          <table:table-cell office:value-type="float" office:value="0.00982475280761719" calcext:value-type="float">
            <text:p>0,009824752807617</text:p>
          </table:table-cell>
          <table:table-cell table:number-columns-repeated="2" office:value-type="float" office:value="10845" calcext:value-type="float">
            <text:p>10845</text:p>
          </table:table-cell>
          <table:table-cell office:value-type="float" office:value="0.239731550216675" calcext:value-type="float">
            <text:p>0,239731550216675</text:p>
          </table:table-cell>
          <table:table-cell table:number-columns-repeated="2" office:value-type="float" office:value="2903" calcext:value-type="float">
            <text:p>2903</text:p>
          </table:table-cell>
          <table:table-cell office:value-type="float" office:value="9.99721956253052" calcext:value-type="float">
            <text:p>9,99721956253052</text:p>
          </table:table-cell>
          <table:table-cell table:number-columns-repeated="2" office:value-type="float" office:value="2115" calcext:value-type="float">
            <text:p>2115</text:p>
          </table:table-cell>
          <table:table-cell office:value-type="float" office:value="10.0010418891907" calcext:value-type="float">
            <text:p>10,0010418891907</text:p>
          </table:table-cell>
          <table:table-cell table:number-columns-repeated="2"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50nodes/dis_50.txt</text:p>
          </table:table-cell>
          <table:table-cell office:value-type="float" office:value="0.0367741584777832" calcext:value-type="float">
            <text:p>0,036774158477783</text:p>
          </table:table-cell>
          <table:table-cell table:number-columns-repeated="2" office:value-type="float" office:value="7592" calcext:value-type="float">
            <text:p>7592</text:p>
          </table:table-cell>
          <table:table-cell office:value-type="float" office:value="0.23432445526123" calcext:value-type="float">
            <text:p>0,23432445526123</text:p>
          </table:table-cell>
          <table:table-cell table:number-columns-repeated="2" office:value-type="float" office:value="3478" calcext:value-type="float">
            <text:p>3478</text:p>
          </table:table-cell>
          <table:table-cell office:value-type="float" office:value="9.99839568138123" calcext:value-type="float">
            <text:p>9,99839568138123</text:p>
          </table:table-cell>
          <table:table-cell table:number-columns-repeated="2" office:value-type="float" office:value="2113" calcext:value-type="float">
            <text:p>2113</text:p>
          </table:table-cell>
          <table:table-cell office:value-type="float" office:value="10.0082983970642" calcext:value-type="float">
            <text:p>10,0082983970642</text:p>
          </table:table-cell>
          <table:table-cell table:number-columns-repeated="2" office:value-type="float" office:value="4345" calcext:value-type="float">
            <text:p>43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50nodes/dis_72.txt</text:p>
          </table:table-cell>
          <table:table-cell office:value-type="float" office:value="0.00804996490478516" calcext:value-type="float">
            <text:p>0,008049964904785</text:p>
          </table:table-cell>
          <table:table-cell table:number-columns-repeated="2" office:value-type="float" office:value="10787" calcext:value-type="float">
            <text:p>10787</text:p>
          </table:table-cell>
          <table:table-cell office:value-type="float" office:value="0.202341318130493" calcext:value-type="float">
            <text:p>0,202341318130493</text:p>
          </table:table-cell>
          <table:table-cell table:number-columns-repeated="2" office:value-type="float" office:value="3465" calcext:value-type="float">
            <text:p>3465</text:p>
          </table:table-cell>
          <table:table-cell office:value-type="float" office:value="9.99765396118164" calcext:value-type="float">
            <text:p>9,99765396118164</text:p>
          </table:table-cell>
          <table:table-cell table:number-columns-repeated="2" office:value-type="float" office:value="2001" calcext:value-type="float">
            <text:p>2001</text:p>
          </table:table-cell>
          <table:table-cell office:value-type="float" office:value="10.0050995349884" calcext:value-type="float">
            <text:p>10,0050995349884</text:p>
          </table:table-cell>
          <table:table-cell table:number-columns-repeated="2" office:value-type="float" office:value="3965" calcext:value-type="float">
            <text:p>39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50nodes/dis_29.txt</text:p>
          </table:table-cell>
          <table:table-cell office:value-type="float" office:value="0.0373291969299316" calcext:value-type="float">
            <text:p>0,037329196929932</text:p>
          </table:table-cell>
          <table:table-cell table:number-columns-repeated="2" office:value-type="float" office:value="8383" calcext:value-type="float">
            <text:p>8383</text:p>
          </table:table-cell>
          <table:table-cell office:value-type="float" office:value="0.227965593338013" calcext:value-type="float">
            <text:p>0,227965593338013</text:p>
          </table:table-cell>
          <table:table-cell table:number-columns-repeated="2" office:value-type="float" office:value="3386" calcext:value-type="float">
            <text:p>3386</text:p>
          </table:table-cell>
          <table:table-cell office:value-type="float" office:value="9.99929761886597" calcext:value-type="float">
            <text:p>9,99929761886597</text:p>
          </table:table-cell>
          <table:table-cell table:number-columns-repeated="2" office:value-type="float" office:value="2094" calcext:value-type="float">
            <text:p>2094</text:p>
          </table:table-cell>
          <table:table-cell office:value-type="float" office:value="9.9976851940155" calcext:value-type="float">
            <text:p>9,9976851940155</text:p>
          </table:table-cell>
          <table:table-cell table:number-columns-repeated="2" office:value-type="float" office:value="3655" calcext:value-type="float">
            <text:p>36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50nodes/dis_1.txt</text:p>
          </table:table-cell>
          <table:table-cell office:value-type="float" office:value="0.00585031509399414" calcext:value-type="float">
            <text:p>0,005850315093994</text:p>
          </table:table-cell>
          <table:table-cell table:number-columns-repeated="2" office:value-type="float" office:value="10204" calcext:value-type="float">
            <text:p>10204</text:p>
          </table:table-cell>
          <table:table-cell office:value-type="float" office:value="0.27191424369812" calcext:value-type="float">
            <text:p>0,27191424369812</text:p>
          </table:table-cell>
          <table:table-cell table:number-columns-repeated="2" office:value-type="float" office:value="3207" calcext:value-type="float">
            <text:p>3207</text:p>
          </table:table-cell>
          <table:table-cell office:value-type="float" office:value="9.9990599155426" calcext:value-type="float">
            <text:p>9,9990599155426</text:p>
          </table:table-cell>
          <table:table-cell table:number-columns-repeated="2" office:value-type="float" office:value="2059" calcext:value-type="float">
            <text:p>2059</text:p>
          </table:table-cell>
          <table:table-cell office:value-type="float" office:value="10.011246919632" calcext:value-type="float">
            <text:p>10,011246919632</text:p>
          </table:table-cell>
          <table:table-cell table:number-columns-repeated="2" office:value-type="float" office:value="4302" calcext:value-type="float">
            <text:p>43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50nodes/dis_12.txt</text:p>
          </table:table-cell>
          <table:table-cell office:value-type="float" office:value="0.0101816654205322" calcext:value-type="float">
            <text:p>0,010181665420532</text:p>
          </table:table-cell>
          <table:table-cell table:number-columns-repeated="2" office:value-type="float" office:value="10368" calcext:value-type="float">
            <text:p>10368</text:p>
          </table:table-cell>
          <table:table-cell office:value-type="float" office:value="0.243242025375366" calcext:value-type="float">
            <text:p>0,243242025375366</text:p>
          </table:table-cell>
          <table:table-cell table:number-columns-repeated="2" office:value-type="float" office:value="3642" calcext:value-type="float">
            <text:p>3642</text:p>
          </table:table-cell>
          <table:table-cell office:value-type="float" office:value="9.99912071228027" calcext:value-type="float">
            <text:p>9,99912071228027</text:p>
          </table:table-cell>
          <table:table-cell table:number-columns-repeated="2" office:value-type="float" office:value="2076" calcext:value-type="float">
            <text:p>2076</text:p>
          </table:table-cell>
          <table:table-cell office:value-type="float" office:value="10.03031873703" calcext:value-type="float">
            <text:p>10,03031873703</text:p>
          </table:table-cell>
          <table:table-cell table:number-columns-repeated="2" office:value-type="float" office:value="4364" calcext:value-type="float">
            <text:p>43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50nodes/dis_85.txt</text:p>
          </table:table-cell>
          <table:table-cell office:value-type="float" office:value="0.0266356468200684" calcext:value-type="float">
            <text:p>0,026635646820068</text:p>
          </table:table-cell>
          <table:table-cell table:number-columns-repeated="2" office:value-type="float" office:value="8522" calcext:value-type="float">
            <text:p>8522</text:p>
          </table:table-cell>
          <table:table-cell office:value-type="float" office:value="0.275450944900513" calcext:value-type="float">
            <text:p>0,275450944900513</text:p>
          </table:table-cell>
          <table:table-cell table:number-columns-repeated="2" office:value-type="float" office:value="2604" calcext:value-type="float">
            <text:p>2604</text:p>
          </table:table-cell>
          <table:table-cell office:value-type="float" office:value="9.99868154525757" calcext:value-type="float">
            <text:p>9,99868154525757</text:p>
          </table:table-cell>
          <table:table-cell table:number-columns-repeated="2" office:value-type="float" office:value="2037" calcext:value-type="float">
            <text:p>2037</text:p>
          </table:table-cell>
          <table:table-cell office:value-type="float" office:value="10.0407416820526" calcext:value-type="float">
            <text:p>10,0407416820526</text:p>
          </table:table-cell>
          <table:table-cell table:number-columns-repeated="2" office:value-type="float" office:value="4164" calcext:value-type="float">
            <text:p>41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50nodes/dis_77.txt</text:p>
          </table:table-cell>
          <table:table-cell office:value-type="float" office:value="0.00801801681518555" calcext:value-type="float">
            <text:p>0,008018016815186</text:p>
          </table:table-cell>
          <table:table-cell table:number-columns-repeated="2" office:value-type="float" office:value="9695" calcext:value-type="float">
            <text:p>9695</text:p>
          </table:table-cell>
          <table:table-cell office:value-type="float" office:value="0.210316181182861" calcext:value-type="float">
            <text:p>0,210316181182861</text:p>
          </table:table-cell>
          <table:table-cell table:number-columns-repeated="2" office:value-type="float" office:value="3458" calcext:value-type="float">
            <text:p>3458</text:p>
          </table:table-cell>
          <table:table-cell office:value-type="float" office:value="10.0025777816772" calcext:value-type="float">
            <text:p>10,0025777816772</text:p>
          </table:table-cell>
          <table:table-cell table:number-columns-repeated="2" office:value-type="float" office:value="2212" calcext:value-type="float">
            <text:p>2212</text:p>
          </table:table-cell>
          <table:table-cell office:value-type="float" office:value="10.0223386287689" calcext:value-type="float">
            <text:p>10,0223386287689</text:p>
          </table:table-cell>
          <table:table-cell table:number-columns-repeated="2"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50nodes/dis_55.txt</text:p>
          </table:table-cell>
          <table:table-cell office:value-type="float" office:value="0.0210855007171631" calcext:value-type="float">
            <text:p>0,021085500717163</text:p>
          </table:table-cell>
          <table:table-cell table:number-columns-repeated="2" office:value-type="float" office:value="9276" calcext:value-type="float">
            <text:p>9276</text:p>
          </table:table-cell>
          <table:table-cell office:value-type="float" office:value="0.18888258934021" calcext:value-type="float">
            <text:p>0,18888258934021</text:p>
          </table:table-cell>
          <table:table-cell table:number-columns-repeated="2" office:value-type="float" office:value="3630" calcext:value-type="float">
            <text:p>3630</text:p>
          </table:table-cell>
          <table:table-cell office:value-type="float" office:value="9.99759650230408" calcext:value-type="float">
            <text:p>9,99759650230408</text:p>
          </table:table-cell>
          <table:table-cell table:number-columns-repeated="2" office:value-type="float" office:value="2268" calcext:value-type="float">
            <text:p>2268</text:p>
          </table:table-cell>
          <table:table-cell office:value-type="float" office:value="10.0010514259338" calcext:value-type="float">
            <text:p>10,0010514259338</text:p>
          </table:table-cell>
          <table:table-cell table:number-columns-repeated="2" office:value-type="float" office:value="4168" calcext:value-type="float">
            <text:p>41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50nodes/dis_57.txt</text:p>
          </table:table-cell>
          <table:table-cell office:value-type="float" office:value="0.0240979194641113" calcext:value-type="float">
            <text:p>0,024097919464111</text:p>
          </table:table-cell>
          <table:table-cell table:number-columns-repeated="2" office:value-type="float" office:value="8792" calcext:value-type="float">
            <text:p>8792</text:p>
          </table:table-cell>
          <table:table-cell office:value-type="float" office:value="0.219410181045532" calcext:value-type="float">
            <text:p>0,219410181045532</text:p>
          </table:table-cell>
          <table:table-cell table:number-columns-repeated="2" office:value-type="float" office:value="3300" calcext:value-type="float">
            <text:p>3300</text:p>
          </table:table-cell>
          <table:table-cell office:value-type="float" office:value="9.99744462966919" calcext:value-type="float">
            <text:p>9,99744462966919</text:p>
          </table:table-cell>
          <table:table-cell table:number-columns-repeated="2" office:value-type="float" office:value="2244" calcext:value-type="float">
            <text:p>2244</text:p>
          </table:table-cell>
          <table:table-cell office:value-type="float" office:value="10.0149054527283" calcext:value-type="float">
            <text:p>10,0149054527283</text:p>
          </table:table-cell>
          <table:table-cell table:number-columns-repeated="2" office:value-type="float" office:value="4056" calcext:value-type="float">
            <text:p>40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50nodes/dis_37.txt</text:p>
          </table:table-cell>
          <table:table-cell office:value-type="float" office:value="0.0100071430206299" calcext:value-type="float">
            <text:p>0,01000714302063</text:p>
          </table:table-cell>
          <table:table-cell table:number-columns-repeated="2" office:value-type="float" office:value="10049" calcext:value-type="float">
            <text:p>10049</text:p>
          </table:table-cell>
          <table:table-cell office:value-type="float" office:value="0.259442806243896" calcext:value-type="float">
            <text:p>0,259442806243896</text:p>
          </table:table-cell>
          <table:table-cell table:number-columns-repeated="2" office:value-type="float" office:value="3479" calcext:value-type="float">
            <text:p>3479</text:p>
          </table:table-cell>
          <table:table-cell office:value-type="float" office:value="9.99782299995422" calcext:value-type="float">
            <text:p>9,99782299995422</text:p>
          </table:table-cell>
          <table:table-cell table:number-columns-repeated="2" office:value-type="float" office:value="2127" calcext:value-type="float">
            <text:p>2127</text:p>
          </table:table-cell>
          <table:table-cell office:value-type="float" office:value="10.0142221450806" calcext:value-type="float">
            <text:p>10,0142221450806</text:p>
          </table:table-cell>
          <table:table-cell table:number-columns-repeated="2" office:value-type="float" office:value="4101" calcext:value-type="float">
            <text:p>41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50nodes/dis_4.txt</text:p>
          </table:table-cell>
          <table:table-cell office:value-type="float" office:value="0.00528383255004883" calcext:value-type="float">
            <text:p>0,005283832550049</text:p>
          </table:table-cell>
          <table:table-cell table:number-columns-repeated="2" office:value-type="float" office:value="10127" calcext:value-type="float">
            <text:p>10127</text:p>
          </table:table-cell>
          <table:table-cell office:value-type="float" office:value="0.243310451507568" calcext:value-type="float">
            <text:p>0,243310451507568</text:p>
          </table:table-cell>
          <table:table-cell table:number-columns-repeated="2" office:value-type="float" office:value="3248" calcext:value-type="float">
            <text:p>3248</text:p>
          </table:table-cell>
          <table:table-cell office:value-type="float" office:value="9.99692463874817" calcext:value-type="float">
            <text:p>9,99692463874817</text:p>
          </table:table-cell>
          <table:table-cell table:number-columns-repeated="2" office:value-type="float" office:value="2252" calcext:value-type="float">
            <text:p>2252</text:p>
          </table:table-cell>
          <table:table-cell office:value-type="float" office:value="10.0273764133453" calcext:value-type="float">
            <text:p>10,0273764133453</text:p>
          </table:table-cell>
          <table:table-cell table:number-columns-repeated="2" office:value-type="float" office:value="4089" calcext:value-type="float">
            <text:p>40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50nodes/dis_88.txt</text:p>
          </table:table-cell>
          <table:table-cell office:value-type="float" office:value="0.030684232711792" calcext:value-type="float">
            <text:p>0,030684232711792</text:p>
          </table:table-cell>
          <table:table-cell table:number-columns-repeated="2" office:value-type="float" office:value="9592" calcext:value-type="float">
            <text:p>9592</text:p>
          </table:table-cell>
          <table:table-cell office:value-type="float" office:value="0.276796579360962" calcext:value-type="float">
            <text:p>0,276796579360962</text:p>
          </table:table-cell>
          <table:table-cell table:number-columns-repeated="2" office:value-type="float" office:value="3166" calcext:value-type="float">
            <text:p>3166</text:p>
          </table:table-cell>
          <table:table-cell office:value-type="float" office:value="9.99864339828491" calcext:value-type="float">
            <text:p>9,99864339828491</text:p>
          </table:table-cell>
          <table:table-cell table:number-columns-repeated="2" office:value-type="float" office:value="2106" calcext:value-type="float">
            <text:p>2106</text:p>
          </table:table-cell>
          <table:table-cell office:value-type="float" office:value="10.0165145397186" calcext:value-type="float">
            <text:p>10,0165145397186</text:p>
          </table:table-cell>
          <table:table-cell table:number-columns-repeated="2" office:value-type="float" office:value="4190" calcext:value-type="float">
            <text:p>41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50nodes/dis_25.txt</text:p>
          </table:table-cell>
          <table:table-cell office:value-type="float" office:value="0.010746955871582" calcext:value-type="float">
            <text:p>0,010746955871582</text:p>
          </table:table-cell>
          <table:table-cell table:number-columns-repeated="2" office:value-type="float" office:value="10448" calcext:value-type="float">
            <text:p>10448</text:p>
          </table:table-cell>
          <table:table-cell office:value-type="float" office:value="0.271239519119263" calcext:value-type="float">
            <text:p>0,271239519119263</text:p>
          </table:table-cell>
          <table:table-cell table:number-columns-repeated="2" office:value-type="float" office:value="3450" calcext:value-type="float">
            <text:p>3450</text:p>
          </table:table-cell>
          <table:table-cell office:value-type="float" office:value="9.99849224090576" calcext:value-type="float">
            <text:p>9,99849224090576</text:p>
          </table:table-cell>
          <table:table-cell table:number-columns-repeated="2" office:value-type="float" office:value="2137" calcext:value-type="float">
            <text:p>2137</text:p>
          </table:table-cell>
          <table:table-cell office:value-type="float" office:value="10.0163474082947" calcext:value-type="float">
            <text:p>10,0163474082947</text:p>
          </table:table-cell>
          <table:table-cell table:number-columns-repeated="2" office:value-type="float" office:value="4251" calcext:value-type="float">
            <text:p>42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50nodes/dis_28.txt</text:p>
          </table:table-cell>
          <table:table-cell office:value-type="float" office:value="0.0291805267333984" calcext:value-type="float">
            <text:p>0,029180526733398</text:p>
          </table:table-cell>
          <table:table-cell table:number-columns-repeated="2" office:value-type="float" office:value="8727" calcext:value-type="float">
            <text:p>8727</text:p>
          </table:table-cell>
          <table:table-cell office:value-type="float" office:value="0.262728929519653" calcext:value-type="float">
            <text:p>0,262728929519653</text:p>
          </table:table-cell>
          <table:table-cell table:number-columns-repeated="2" office:value-type="float" office:value="3404" calcext:value-type="float">
            <text:p>3404</text:p>
          </table:table-cell>
          <table:table-cell office:value-type="float" office:value="9.99927544593811" calcext:value-type="float">
            <text:p>9,99927544593811</text:p>
          </table:table-cell>
          <table:table-cell table:number-columns-repeated="2" office:value-type="float" office:value="2046" calcext:value-type="float">
            <text:p>2046</text:p>
          </table:table-cell>
          <table:table-cell office:value-type="float" office:value="10.0025956630707" calcext:value-type="float">
            <text:p>10,0025956630707</text:p>
          </table:table-cell>
          <table:table-cell table:number-columns-repeated="2" office:value-type="float" office:value="4248" calcext:value-type="float">
            <text:p>42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50nodes/dis_86.txt</text:p>
          </table:table-cell>
          <table:table-cell office:value-type="float" office:value="0.00650811195373535" calcext:value-type="float">
            <text:p>0,006508111953735</text:p>
          </table:table-cell>
          <table:table-cell table:number-columns-repeated="2" office:value-type="float" office:value="10407" calcext:value-type="float">
            <text:p>10407</text:p>
          </table:table-cell>
          <table:table-cell office:value-type="float" office:value="0.282629728317261" calcext:value-type="float">
            <text:p>0,282629728317261</text:p>
          </table:table-cell>
          <table:table-cell table:number-columns-repeated="2" office:value-type="float" office:value="3523" calcext:value-type="float">
            <text:p>3523</text:p>
          </table:table-cell>
          <table:table-cell office:value-type="float" office:value="9.99889421463013" calcext:value-type="float">
            <text:p>9,99889421463013</text:p>
          </table:table-cell>
          <table:table-cell table:number-columns-repeated="2" office:value-type="float" office:value="2147" calcext:value-type="float">
            <text:p>2147</text:p>
          </table:table-cell>
          <table:table-cell office:value-type="float" office:value="10.0319442749023" calcext:value-type="float">
            <text:p>10,0319442749023</text:p>
          </table:table-cell>
          <table:table-cell table:number-columns-repeated="2" office:value-type="float" office:value="4078" calcext:value-type="float">
            <text:p>40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50nodes/dis_75.txt</text:p>
          </table:table-cell>
          <table:table-cell office:value-type="float" office:value="0.00990152359008789" calcext:value-type="float">
            <text:p>0,009901523590088</text:p>
          </table:table-cell>
          <table:table-cell table:number-columns-repeated="2" office:value-type="float" office:value="10083" calcext:value-type="float">
            <text:p>10083</text:p>
          </table:table-cell>
          <table:table-cell office:value-type="float" office:value="0.208918571472168" calcext:value-type="float">
            <text:p>0,208918571472168</text:p>
          </table:table-cell>
          <table:table-cell table:number-columns-repeated="2" office:value-type="float" office:value="3535" calcext:value-type="float">
            <text:p>3535</text:p>
          </table:table-cell>
          <table:table-cell office:value-type="float" office:value="9.99691677093506" calcext:value-type="float">
            <text:p>9,99691677093506</text:p>
          </table:table-cell>
          <table:table-cell table:number-columns-repeated="2" office:value-type="float" office:value="2117" calcext:value-type="float">
            <text:p>2117</text:p>
          </table:table-cell>
          <table:table-cell office:value-type="float" office:value="10.0369391441345" calcext:value-type="float">
            <text:p>10,0369391441345</text:p>
          </table:table-cell>
          <table:table-cell table:number-columns-repeated="2" office:value-type="float" office:value="3815" calcext:value-type="float">
            <text:p>38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50nodes/dis_90.txt</text:p>
          </table:table-cell>
          <table:table-cell office:value-type="float" office:value="0.00376105308532715" calcext:value-type="float">
            <text:p>0,003761053085327</text:p>
          </table:table-cell>
          <table:table-cell table:number-columns-repeated="2" office:value-type="float" office:value="11522" calcext:value-type="float">
            <text:p>11522</text:p>
          </table:table-cell>
          <table:table-cell office:value-type="float" office:value="0.208117723464966" calcext:value-type="float">
            <text:p>0,208117723464966</text:p>
          </table:table-cell>
          <table:table-cell table:number-columns-repeated="2" office:value-type="float" office:value="3286" calcext:value-type="float">
            <text:p>3286</text:p>
          </table:table-cell>
          <table:table-cell office:value-type="float" office:value="9.99876260757446" calcext:value-type="float">
            <text:p>9,99876260757446</text:p>
          </table:table-cell>
          <table:table-cell table:number-columns-repeated="2" office:value-type="float" office:value="2137" calcext:value-type="float">
            <text:p>2137</text:p>
          </table:table-cell>
          <table:table-cell office:value-type="float" office:value="10.0046706199646" calcext:value-type="float">
            <text:p>10,0046706199646</text:p>
          </table:table-cell>
          <table:table-cell table:number-columns-repeated="2" office:value-type="float" office:value="4743" calcext:value-type="float">
            <text:p>47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50nodes/dis_8.txt</text:p>
          </table:table-cell>
          <table:table-cell office:value-type="float" office:value="0.0307118892669678" calcext:value-type="float">
            <text:p>0,030711889266968</text:p>
          </table:table-cell>
          <table:table-cell table:number-columns-repeated="2" office:value-type="float" office:value="8448" calcext:value-type="float">
            <text:p>8448</text:p>
          </table:table-cell>
          <table:table-cell office:value-type="float" office:value="0.266988039016724" calcext:value-type="float">
            <text:p>0,266988039016724</text:p>
          </table:table-cell>
          <table:table-cell table:number-columns-repeated="2" office:value-type="float" office:value="3273" calcext:value-type="float">
            <text:p>3273</text:p>
          </table:table-cell>
          <table:table-cell office:value-type="float" office:value="10.0000603199005" calcext:value-type="float">
            <text:p>10,0000603199005</text:p>
          </table:table-cell>
          <table:table-cell table:number-columns-repeated="2" office:value-type="float" office:value="2014" calcext:value-type="float">
            <text:p>2014</text:p>
          </table:table-cell>
          <table:table-cell office:value-type="float" office:value="10.0068047046661" calcext:value-type="float">
            <text:p>10,0068047046661</text:p>
          </table:table-cell>
          <table:table-cell table:number-columns-repeated="2"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50nodes/dis_35.txt</text:p>
          </table:table-cell>
          <table:table-cell office:value-type="float" office:value="0.0150535106658936" calcext:value-type="float">
            <text:p>0,015053510665894</text:p>
          </table:table-cell>
          <table:table-cell table:number-columns-repeated="2" office:value-type="float" office:value="10170" calcext:value-type="float">
            <text:p>10170</text:p>
          </table:table-cell>
          <table:table-cell office:value-type="float" office:value="0.239747524261475" calcext:value-type="float">
            <text:p>0,239747524261475</text:p>
          </table:table-cell>
          <table:table-cell table:number-columns-repeated="2" office:value-type="float" office:value="3060" calcext:value-type="float">
            <text:p>3060</text:p>
          </table:table-cell>
          <table:table-cell office:value-type="float" office:value="9.99730443954468" calcext:value-type="float">
            <text:p>9,99730443954468</text:p>
          </table:table-cell>
          <table:table-cell table:number-columns-repeated="2" office:value-type="float" office:value="2106" calcext:value-type="float">
            <text:p>2106</text:p>
          </table:table-cell>
          <table:table-cell office:value-type="float" office:value="10.0261280536652" calcext:value-type="float">
            <text:p>10,0261280536652</text:p>
          </table:table-cell>
          <table:table-cell table:number-columns-repeated="2" office:value-type="float" office:value="3811" calcext:value-type="float">
            <text:p>38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50nodes/dis_82.txt</text:p>
          </table:table-cell>
          <table:table-cell office:value-type="float" office:value="0.00729680061340332" calcext:value-type="float">
            <text:p>0,007296800613403</text:p>
          </table:table-cell>
          <table:table-cell table:number-columns-repeated="2" office:value-type="float" office:value="10522" calcext:value-type="float">
            <text:p>10522</text:p>
          </table:table-cell>
          <table:table-cell office:value-type="float" office:value="0.298146724700928" calcext:value-type="float">
            <text:p>0,298146724700928</text:p>
          </table:table-cell>
          <table:table-cell table:number-columns-repeated="2" office:value-type="float" office:value="3011" calcext:value-type="float">
            <text:p>3011</text:p>
          </table:table-cell>
          <table:table-cell office:value-type="float" office:value="9.99871611595154" calcext:value-type="float">
            <text:p>9,99871611595154</text:p>
          </table:table-cell>
          <table:table-cell table:number-columns-repeated="2" office:value-type="float" office:value="2161" calcext:value-type="float">
            <text:p>2161</text:p>
          </table:table-cell>
          <table:table-cell office:value-type="float" office:value="10.0216100215912" calcext:value-type="float">
            <text:p>10,0216100215912</text:p>
          </table:table-cell>
          <table:table-cell table:number-columns-repeated="2" office:value-type="float" office:value="3971" calcext:value-type="float">
            <text:p>39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50nodes/dis_13.txt</text:p>
          </table:table-cell>
          <table:table-cell office:value-type="float" office:value="0.00527119636535645" calcext:value-type="float">
            <text:p>0,005271196365356</text:p>
          </table:table-cell>
          <table:table-cell table:number-columns-repeated="2" office:value-type="float" office:value="10299" calcext:value-type="float">
            <text:p>10299</text:p>
          </table:table-cell>
          <table:table-cell office:value-type="float" office:value="0.260079622268677" calcext:value-type="float">
            <text:p>0,260079622268677</text:p>
          </table:table-cell>
          <table:table-cell table:number-columns-repeated="2" office:value-type="float" office:value="2938" calcext:value-type="float">
            <text:p>2938</text:p>
          </table:table-cell>
          <table:table-cell office:value-type="float" office:value="10.0012056827545" calcext:value-type="float">
            <text:p>10,0012056827545</text:p>
          </table:table-cell>
          <table:table-cell table:number-columns-repeated="2" office:value-type="float" office:value="2030" calcext:value-type="float">
            <text:p>2030</text:p>
          </table:table-cell>
          <table:table-cell office:value-type="float" office:value="10.0073683261871" calcext:value-type="float">
            <text:p>10,0073683261871</text:p>
          </table:table-cell>
          <table:table-cell table:number-columns-repeated="2" office:value-type="float" office:value="4360" calcext:value-type="float">
            <text:p>43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50nodes/dis_53.txt</text:p>
          </table:table-cell>
          <table:table-cell office:value-type="float" office:value="0.00437474250793457" calcext:value-type="float">
            <text:p>0,004374742507935</text:p>
          </table:table-cell>
          <table:table-cell table:number-columns-repeated="2" office:value-type="float" office:value="10360" calcext:value-type="float">
            <text:p>10360</text:p>
          </table:table-cell>
          <table:table-cell office:value-type="float" office:value="0.221197366714478" calcext:value-type="float">
            <text:p>0,221197366714478</text:p>
          </table:table-cell>
          <table:table-cell table:number-columns-repeated="2" office:value-type="float" office:value="3521" calcext:value-type="float">
            <text:p>3521</text:p>
          </table:table-cell>
          <table:table-cell office:value-type="float" office:value="9.99709558486939" calcext:value-type="float">
            <text:p>9,99709558486939</text:p>
          </table:table-cell>
          <table:table-cell table:number-columns-repeated="2" office:value-type="float" office:value="1979" calcext:value-type="float">
            <text:p>1979</text:p>
          </table:table-cell>
          <table:table-cell office:value-type="float" office:value="10.0076558589935" calcext:value-type="float">
            <text:p>10,0076558589935</text:p>
          </table:table-cell>
          <table:table-cell table:number-columns-repeated="2" office:value-type="float" office:value="4130" calcext:value-type="float">
            <text:p>41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50nodes/dis_31.txt</text:p>
          </table:table-cell>
          <table:table-cell office:value-type="float" office:value="0.0090932846069336" calcext:value-type="float">
            <text:p>0,009093284606934</text:p>
          </table:table-cell>
          <table:table-cell table:number-columns-repeated="2" office:value-type="float" office:value="10417" calcext:value-type="float">
            <text:p>10417</text:p>
          </table:table-cell>
          <table:table-cell office:value-type="float" office:value="0.265832901000977" calcext:value-type="float">
            <text:p>0,265832901000977</text:p>
          </table:table-cell>
          <table:table-cell table:number-columns-repeated="2" office:value-type="float" office:value="3091" calcext:value-type="float">
            <text:p>3091</text:p>
          </table:table-cell>
          <table:table-cell office:value-type="float" office:value="10.000040769577" calcext:value-type="float">
            <text:p>10,000040769577</text:p>
          </table:table-cell>
          <table:table-cell table:number-columns-repeated="2" office:value-type="float" office:value="2145" calcext:value-type="float">
            <text:p>2145</text:p>
          </table:table-cell>
          <table:table-cell office:value-type="float" office:value="10.0159475803375" calcext:value-type="float">
            <text:p>10,0159475803375</text:p>
          </table:table-cell>
          <table:table-cell table:number-columns-repeated="2" office:value-type="float" office:value="3941" calcext:value-type="float">
            <text:p>39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50nodes/dis_47.txt</text:p>
          </table:table-cell>
          <table:table-cell office:value-type="float" office:value="0.0198624134063721" calcext:value-type="float">
            <text:p>0,019862413406372</text:p>
          </table:table-cell>
          <table:table-cell table:number-columns-repeated="2" office:value-type="float" office:value="9420" calcext:value-type="float">
            <text:p>9420</text:p>
          </table:table-cell>
          <table:table-cell office:value-type="float" office:value="0.282435655593872" calcext:value-type="float">
            <text:p>0,282435655593872</text:p>
          </table:table-cell>
          <table:table-cell table:number-columns-repeated="2" office:value-type="float" office:value="2881" calcext:value-type="float">
            <text:p>2881</text:p>
          </table:table-cell>
          <table:table-cell office:value-type="float" office:value="9.99813318252564" calcext:value-type="float">
            <text:p>9,99813318252564</text:p>
          </table:table-cell>
          <table:table-cell table:number-columns-repeated="2" office:value-type="float" office:value="1989" calcext:value-type="float">
            <text:p>1989</text:p>
          </table:table-cell>
          <table:table-cell office:value-type="float" office:value="10.0057389736176" calcext:value-type="float">
            <text:p>10,0057389736176</text:p>
          </table:table-cell>
          <table:table-cell table:number-columns-repeated="2" office:value-type="float" office:value="3814" calcext:value-type="float">
            <text:p>38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50nodes/dis_52.txt</text:p>
          </table:table-cell>
          <table:table-cell office:value-type="float" office:value="0.0120339393615723" calcext:value-type="float">
            <text:p>0,012033939361572</text:p>
          </table:table-cell>
          <table:table-cell table:number-columns-repeated="2" office:value-type="float" office:value="9966" calcext:value-type="float">
            <text:p>9966</text:p>
          </table:table-cell>
          <table:table-cell office:value-type="float" office:value="0.232900857925415" calcext:value-type="float">
            <text:p>0,232900857925415</text:p>
          </table:table-cell>
          <table:table-cell table:number-columns-repeated="2" office:value-type="float" office:value="3279" calcext:value-type="float">
            <text:p>3279</text:p>
          </table:table-cell>
          <table:table-cell office:value-type="float" office:value="9.99813103675842" calcext:value-type="float">
            <text:p>9,99813103675842</text:p>
          </table:table-cell>
          <table:table-cell table:number-columns-repeated="2" office:value-type="float" office:value="2045" calcext:value-type="float">
            <text:p>2045</text:p>
          </table:table-cell>
          <table:table-cell office:value-type="float" office:value="10.0076329708099" calcext:value-type="float">
            <text:p>10,0076329708099</text:p>
          </table:table-cell>
          <table:table-cell table:number-columns-repeated="2" office:value-type="float" office:value="4296" calcext:value-type="float">
            <text:p>42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50nodes/dis_70.txt</text:p>
          </table:table-cell>
          <table:table-cell office:value-type="float" office:value="0.0428488254547119" calcext:value-type="float">
            <text:p>0,042848825454712</text:p>
          </table:table-cell>
          <table:table-cell table:number-columns-repeated="2" office:value-type="float" office:value="7528" calcext:value-type="float">
            <text:p>7528</text:p>
          </table:table-cell>
          <table:table-cell office:value-type="float" office:value="0.257855415344238" calcext:value-type="float">
            <text:p>0,257855415344238</text:p>
          </table:table-cell>
          <table:table-cell table:number-columns-repeated="2" office:value-type="float" office:value="3223" calcext:value-type="float">
            <text:p>3223</text:p>
          </table:table-cell>
          <table:table-cell office:value-type="float" office:value="9.99734973907471" calcext:value-type="float">
            <text:p>9,99734973907471</text:p>
          </table:table-cell>
          <table:table-cell table:number-columns-repeated="2" office:value-type="float" office:value="2163" calcext:value-type="float">
            <text:p>2163</text:p>
          </table:table-cell>
          <table:table-cell office:value-type="float" office:value="10.015252828598" calcext:value-type="float">
            <text:p>10,015252828598</text:p>
          </table:table-cell>
          <table:table-cell table:number-columns-repeated="2" office:value-type="float" office:value="3875" calcext:value-type="float">
            <text:p>38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50nodes/dis_92.txt</text:p>
          </table:table-cell>
          <table:table-cell office:value-type="float" office:value="0.0115053653717041" calcext:value-type="float">
            <text:p>0,011505365371704</text:p>
          </table:table-cell>
          <table:table-cell table:number-columns-repeated="2" office:value-type="float" office:value="9617" calcext:value-type="float">
            <text:p>9617</text:p>
          </table:table-cell>
          <table:table-cell office:value-type="float" office:value="0.274761199951172" calcext:value-type="float">
            <text:p>0,274761199951172</text:p>
          </table:table-cell>
          <table:table-cell table:number-columns-repeated="2" office:value-type="float" office:value="3053" calcext:value-type="float">
            <text:p>3053</text:p>
          </table:table-cell>
          <table:table-cell office:value-type="float" office:value="9.99845910072327" calcext:value-type="float">
            <text:p>9,99845910072327</text:p>
          </table:table-cell>
          <table:table-cell table:number-columns-repeated="2" office:value-type="float" office:value="2141" calcext:value-type="float">
            <text:p>2141</text:p>
          </table:table-cell>
          <table:table-cell office:value-type="float" office:value="10.0293402671814" calcext:value-type="float">
            <text:p>10,0293402671814</text:p>
          </table:table-cell>
          <table:table-cell table:number-columns-repeated="2" office:value-type="float" office:value="3851" calcext:value-type="float">
            <text:p>38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50nodes/dis_22.txt</text:p>
          </table:table-cell>
          <table:table-cell office:value-type="float" office:value="0.0181751251220703" calcext:value-type="float">
            <text:p>0,01817512512207</text:p>
          </table:table-cell>
          <table:table-cell table:number-columns-repeated="2" office:value-type="float" office:value="10036" calcext:value-type="float">
            <text:p>10036</text:p>
          </table:table-cell>
          <table:table-cell office:value-type="float" office:value="0.215760469436645" calcext:value-type="float">
            <text:p>0,215760469436645</text:p>
          </table:table-cell>
          <table:table-cell table:number-columns-repeated="2" office:value-type="float" office:value="3735" calcext:value-type="float">
            <text:p>3735</text:p>
          </table:table-cell>
          <table:table-cell office:value-type="float" office:value="9.99717807769775" calcext:value-type="float">
            <text:p>9,99717807769775</text:p>
          </table:table-cell>
          <table:table-cell table:number-columns-repeated="2" office:value-type="float" office:value="2104" calcext:value-type="float">
            <text:p>2104</text:p>
          </table:table-cell>
          <table:table-cell office:value-type="float" office:value="10.0329809188843" calcext:value-type="float">
            <text:p>10,0329809188843</text:p>
          </table:table-cell>
          <table:table-cell table:number-columns-repeated="2" office:value-type="float" office:value="4141" calcext:value-type="float">
            <text:p>41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./data/50nodes/dis_0.txt</text:p>
          </table:table-cell>
          <table:table-cell office:value-type="float" office:value="0.00618529319763184" calcext:value-type="float">
            <text:p>0,006185293197632</text:p>
          </table:table-cell>
          <table:table-cell table:number-columns-repeated="2" office:value-type="float" office:value="10975" calcext:value-type="float">
            <text:p>10975</text:p>
          </table:table-cell>
          <table:table-cell office:value-type="float" office:value="0.239876985549927" calcext:value-type="float">
            <text:p>0,239876985549927</text:p>
          </table:table-cell>
          <table:table-cell table:number-columns-repeated="2" office:value-type="float" office:value="3334" calcext:value-type="float">
            <text:p>3334</text:p>
          </table:table-cell>
          <table:table-cell office:value-type="float" office:value="9.99776482582092" calcext:value-type="float">
            <text:p>9,99776482582092</text:p>
          </table:table-cell>
          <table:table-cell table:number-columns-repeated="2" office:value-type="float" office:value="2126" calcext:value-type="float">
            <text:p>2126</text:p>
          </table:table-cell>
          <table:table-cell office:value-type="float" office:value="10.0117449760437" calcext:value-type="float">
            <text:p>10,0117449760437</text:p>
          </table:table-cell>
          <table:table-cell table:number-columns-repeated="2" office:value-type="float" office:value="4109" calcext:value-type="float">
            <text:p>410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./data/50nodes/dis_61.txt</text:p>
          </table:table-cell>
          <table:table-cell office:value-type="float" office:value="0.0138156414031982" calcext:value-type="float">
            <text:p>0,013815641403198</text:p>
          </table:table-cell>
          <table:table-cell table:number-columns-repeated="2" office:value-type="float" office:value="9698" calcext:value-type="float">
            <text:p>9698</text:p>
          </table:table-cell>
          <table:table-cell office:value-type="float" office:value="0.251102209091186" calcext:value-type="float">
            <text:p>0,251102209091186</text:p>
          </table:table-cell>
          <table:table-cell table:number-columns-repeated="2" office:value-type="float" office:value="3426" calcext:value-type="float">
            <text:p>3426</text:p>
          </table:table-cell>
          <table:table-cell office:value-type="float" office:value="10.0011901855469" calcext:value-type="float">
            <text:p>10,0011901855469</text:p>
          </table:table-cell>
          <table:table-cell table:number-columns-repeated="2" office:value-type="float" office:value="2227" calcext:value-type="float">
            <text:p>2227</text:p>
          </table:table-cell>
          <table:table-cell office:value-type="float" office:value="10.0117149353027" calcext:value-type="float">
            <text:p>10,0117149353027</text:p>
          </table:table-cell>
          <table:table-cell table:number-columns-repeated="2"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./data/50nodes/dis_6.txt</text:p>
          </table:table-cell>
          <table:table-cell office:value-type="float" office:value="0.0108911991119385" calcext:value-type="float">
            <text:p>0,010891199111939</text:p>
          </table:table-cell>
          <table:table-cell table:number-columns-repeated="2" office:value-type="float" office:value="10268" calcext:value-type="float">
            <text:p>10268</text:p>
          </table:table-cell>
          <table:table-cell office:value-type="float" office:value="0.220636129379272" calcext:value-type="float">
            <text:p>0,220636129379272</text:p>
          </table:table-cell>
          <table:table-cell table:number-columns-repeated="2" office:value-type="float" office:value="3608" calcext:value-type="float">
            <text:p>3608</text:p>
          </table:table-cell>
          <table:table-cell office:value-type="float" office:value="9.99897623062134" calcext:value-type="float">
            <text:p>9,99897623062134</text:p>
          </table:table-cell>
          <table:table-cell table:number-columns-repeated="2" office:value-type="float" office:value="2138" calcext:value-type="float">
            <text:p>2138</text:p>
          </table:table-cell>
          <table:table-cell office:value-type="float" office:value="10.032196521759" calcext:value-type="float">
            <text:p>10,032196521759</text:p>
          </table:table-cell>
          <table:table-cell table:number-columns-repeated="2" office:value-type="float" office:value="4220" calcext:value-type="float">
            <text:p>42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./data/50nodes/dis_30.txt</text:p>
          </table:table-cell>
          <table:table-cell office:value-type="float" office:value="0.0276913642883301" calcext:value-type="float">
            <text:p>0,02769136428833</text:p>
          </table:table-cell>
          <table:table-cell table:number-columns-repeated="2" office:value-type="float" office:value="7939" calcext:value-type="float">
            <text:p>7939</text:p>
          </table:table-cell>
          <table:table-cell office:value-type="float" office:value="0.34269380569458" calcext:value-type="float">
            <text:p>0,34269380569458</text:p>
          </table:table-cell>
          <table:table-cell table:number-columns-repeated="2" office:value-type="float" office:value="2472" calcext:value-type="float">
            <text:p>2472</text:p>
          </table:table-cell>
          <table:table-cell office:value-type="float" office:value="10.0049457550049" calcext:value-type="float">
            <text:p>10,0049457550049</text:p>
          </table:table-cell>
          <table:table-cell table:number-columns-repeated="2" office:value-type="float" office:value="1941" calcext:value-type="float">
            <text:p>1941</text:p>
          </table:table-cell>
          <table:table-cell office:value-type="float" office:value="10.0063350200653" calcext:value-type="float">
            <text:p>10,0063350200653</text:p>
          </table:table-cell>
          <table:table-cell table:number-columns-repeated="2" office:value-type="float" office:value="3818" calcext:value-type="float">
            <text:p>38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./data/50nodes/dis_11.txt</text:p>
          </table:table-cell>
          <table:table-cell office:value-type="float" office:value="0.0137763023376465" calcext:value-type="float">
            <text:p>0,013776302337647</text:p>
          </table:table-cell>
          <table:table-cell table:number-columns-repeated="2" office:value-type="float" office:value="9669" calcext:value-type="float">
            <text:p>9669</text:p>
          </table:table-cell>
          <table:table-cell office:value-type="float" office:value="0.223444223403931" calcext:value-type="float">
            <text:p>0,223444223403931</text:p>
          </table:table-cell>
          <table:table-cell table:number-columns-repeated="2" office:value-type="float" office:value="3283" calcext:value-type="float">
            <text:p>3283</text:p>
          </table:table-cell>
          <table:table-cell office:value-type="float" office:value="10.0007519721985" calcext:value-type="float">
            <text:p>10,0007519721985</text:p>
          </table:table-cell>
          <table:table-cell table:number-columns-repeated="2" office:value-type="float" office:value="2152" calcext:value-type="float">
            <text:p>2152</text:p>
          </table:table-cell>
          <table:table-cell office:value-type="float" office:value="10.0337352752686" calcext:value-type="float">
            <text:p>10,0337352752686</text:p>
          </table:table-cell>
          <table:table-cell table:number-columns-repeated="2" office:value-type="float" office:value="4331" calcext:value-type="float">
            <text:p>43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./data/50nodes/dis_87.txt</text:p>
          </table:table-cell>
          <table:table-cell office:value-type="float" office:value="0.00481796264648438" calcext:value-type="float">
            <text:p>0,004817962646484</text:p>
          </table:table-cell>
          <table:table-cell table:number-columns-repeated="2" office:value-type="float" office:value="10299" calcext:value-type="float">
            <text:p>10299</text:p>
          </table:table-cell>
          <table:table-cell office:value-type="float" office:value="0.234511613845825" calcext:value-type="float">
            <text:p>0,234511613845825</text:p>
          </table:table-cell>
          <table:table-cell table:number-columns-repeated="2" office:value-type="float" office:value="3797" calcext:value-type="float">
            <text:p>3797</text:p>
          </table:table-cell>
          <table:table-cell office:value-type="float" office:value="9.99837303161621" calcext:value-type="float">
            <text:p>9,99837303161621</text:p>
          </table:table-cell>
          <table:table-cell table:number-columns-repeated="2" office:value-type="float" office:value="2173" calcext:value-type="float">
            <text:p>2173</text:p>
          </table:table-cell>
          <table:table-cell office:value-type="float" office:value="10.0165455341339" calcext:value-type="float">
            <text:p>10,0165455341339</text:p>
          </table:table-cell>
          <table:table-cell table:number-columns-repeated="2" office:value-type="float" office:value="4207" calcext:value-type="float">
            <text:p>42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./data/50nodes/dis_41.txt</text:p>
          </table:table-cell>
          <table:table-cell office:value-type="float" office:value="0.0159075260162354" calcext:value-type="float">
            <text:p>0,015907526016235</text:p>
          </table:table-cell>
          <table:table-cell table:number-columns-repeated="2" office:value-type="float" office:value="10062" calcext:value-type="float">
            <text:p>10062</text:p>
          </table:table-cell>
          <table:table-cell office:value-type="float" office:value="0.232065677642822" calcext:value-type="float">
            <text:p>0,232065677642822</text:p>
          </table:table-cell>
          <table:table-cell table:number-columns-repeated="2" office:value-type="float" office:value="3071" calcext:value-type="float">
            <text:p>3071</text:p>
          </table:table-cell>
          <table:table-cell office:value-type="float" office:value="9.99946999549866" calcext:value-type="float">
            <text:p>9,99946999549866</text:p>
          </table:table-cell>
          <table:table-cell table:number-columns-repeated="2" office:value-type="float" office:value="2110" calcext:value-type="float">
            <text:p>2110</text:p>
          </table:table-cell>
          <table:table-cell office:value-type="float" office:value="10.0116872787476" calcext:value-type="float">
            <text:p>10,0116872787476</text:p>
          </table:table-cell>
          <table:table-cell table:number-columns-repeated="2"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./data/50nodes/dis_91.txt</text:p>
          </table:table-cell>
          <table:table-cell office:value-type="float" office:value="0.00919866561889648" calcext:value-type="float">
            <text:p>0,009198665618896</text:p>
          </table:table-cell>
          <table:table-cell table:number-columns-repeated="2" office:value-type="float" office:value="9390" calcext:value-type="float">
            <text:p>9390</text:p>
          </table:table-cell>
          <table:table-cell office:value-type="float" office:value="0.337522745132446" calcext:value-type="float">
            <text:p>0,337522745132446</text:p>
          </table:table-cell>
          <table:table-cell table:number-columns-repeated="2" office:value-type="float" office:value="2827" calcext:value-type="float">
            <text:p>2827</text:p>
          </table:table-cell>
          <table:table-cell office:value-type="float" office:value="10.0017013549805" calcext:value-type="float">
            <text:p>10,0017013549805</text:p>
          </table:table-cell>
          <table:table-cell table:number-columns-repeated="2" office:value-type="float" office:value="2018" calcext:value-type="float">
            <text:p>2018</text:p>
          </table:table-cell>
          <table:table-cell office:value-type="float" office:value="9.99939703941345" calcext:value-type="float">
            <text:p>9,99939703941345</text:p>
          </table:table-cell>
          <table:table-cell table:number-columns-repeated="2" office:value-type="float" office:value="4393" calcext:value-type="float">
            <text:p>439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./data/50nodes/dis_34.txt</text:p>
          </table:table-cell>
          <table:table-cell office:value-type="float" office:value="0.01314377784729" calcext:value-type="float">
            <text:p>0,01314377784729</text:p>
          </table:table-cell>
          <table:table-cell table:number-columns-repeated="2" office:value-type="float" office:value="10235" calcext:value-type="float">
            <text:p>10235</text:p>
          </table:table-cell>
          <table:table-cell office:value-type="float" office:value="0.252887487411499" calcext:value-type="float">
            <text:p>0,252887487411499</text:p>
          </table:table-cell>
          <table:table-cell table:number-columns-repeated="2" office:value-type="float" office:value="2724" calcext:value-type="float">
            <text:p>2724</text:p>
          </table:table-cell>
          <table:table-cell office:value-type="float" office:value="9.99836611747742" calcext:value-type="float">
            <text:p>9,99836611747742</text:p>
          </table:table-cell>
          <table:table-cell table:number-columns-repeated="2" office:value-type="float" office:value="2239" calcext:value-type="float">
            <text:p>2239</text:p>
          </table:table-cell>
          <table:table-cell office:value-type="float" office:value="10.0300705432892" calcext:value-type="float">
            <text:p>10,0300705432892</text:p>
          </table:table-cell>
          <table:table-cell table:number-columns-repeated="2" office:value-type="float" office:value="4142" calcext:value-type="float">
            <text:p>41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./data/50nodes/dis_73.txt</text:p>
          </table:table-cell>
          <table:table-cell office:value-type="float" office:value="0.0514483451843262" calcext:value-type="float">
            <text:p>0,051448345184326</text:p>
          </table:table-cell>
          <table:table-cell table:number-columns-repeated="2" office:value-type="float" office:value="8240" calcext:value-type="float">
            <text:p>8240</text:p>
          </table:table-cell>
          <table:table-cell office:value-type="float" office:value="0.297749519348145" calcext:value-type="float">
            <text:p>0,297749519348145</text:p>
          </table:table-cell>
          <table:table-cell table:number-columns-repeated="2" office:value-type="float" office:value="2867" calcext:value-type="float">
            <text:p>2867</text:p>
          </table:table-cell>
          <table:table-cell office:value-type="float" office:value="9.9985978603363" calcext:value-type="float">
            <text:p>9,9985978603363</text:p>
          </table:table-cell>
          <table:table-cell table:number-columns-repeated="2" office:value-type="float" office:value="2183" calcext:value-type="float">
            <text:p>2183</text:p>
          </table:table-cell>
          <table:table-cell office:value-type="float" office:value="10.0290887355804" calcext:value-type="float">
            <text:p>10,0290887355804</text:p>
          </table:table-cell>
          <table:table-cell table:number-columns-repeated="2" office:value-type="float" office:value="3872" calcext:value-type="float">
            <text:p>38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./data/50nodes/dis_36.txt</text:p>
          </table:table-cell>
          <table:table-cell office:value-type="float" office:value="0.00461554527282715" calcext:value-type="float">
            <text:p>0,004615545272827</text:p>
          </table:table-cell>
          <table:table-cell table:number-columns-repeated="2" office:value-type="float" office:value="10801" calcext:value-type="float">
            <text:p>10801</text:p>
          </table:table-cell>
          <table:table-cell office:value-type="float" office:value="0.234041929244995" calcext:value-type="float">
            <text:p>0,234041929244995</text:p>
          </table:table-cell>
          <table:table-cell table:number-columns-repeated="2" office:value-type="float" office:value="3677" calcext:value-type="float">
            <text:p>3677</text:p>
          </table:table-cell>
          <table:table-cell office:value-type="float" office:value="10.000146150589" calcext:value-type="float">
            <text:p>10,000146150589</text:p>
          </table:table-cell>
          <table:table-cell table:number-columns-repeated="2" office:value-type="float" office:value="2127" calcext:value-type="float">
            <text:p>2127</text:p>
          </table:table-cell>
          <table:table-cell office:value-type="float" office:value="10.0045628547668" calcext:value-type="float">
            <text:p>10,0045628547668</text:p>
          </table:table-cell>
          <table:table-cell table:number-columns-repeated="2" office:value-type="float" office:value="4194" calcext:value-type="float">
            <text:p>419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./data/50nodes/dis_71.txt</text:p>
          </table:table-cell>
          <table:table-cell office:value-type="float" office:value="0.011350154876709" calcext:value-type="float">
            <text:p>0,011350154876709</text:p>
          </table:table-cell>
          <table:table-cell table:number-columns-repeated="2" office:value-type="float" office:value="9528" calcext:value-type="float">
            <text:p>9528</text:p>
          </table:table-cell>
          <table:table-cell office:value-type="float" office:value="0.216976642608643" calcext:value-type="float">
            <text:p>0,216976642608643</text:p>
          </table:table-cell>
          <table:table-cell table:number-columns-repeated="2" office:value-type="float" office:value="3937" calcext:value-type="float">
            <text:p>3937</text:p>
          </table:table-cell>
          <table:table-cell office:value-type="float" office:value="9.99825739860535" calcext:value-type="float">
            <text:p>9,99825739860535</text:p>
          </table:table-cell>
          <table:table-cell table:number-columns-repeated="2" office:value-type="float" office:value="2040" calcext:value-type="float">
            <text:p>2040</text:p>
          </table:table-cell>
          <table:table-cell office:value-type="float" office:value="10.0163350105286" calcext:value-type="float">
            <text:p>10,0163350105286</text:p>
          </table:table-cell>
          <table:table-cell table:number-columns-repeated="2" office:value-type="float" office:value="3905" calcext:value-type="float">
            <text:p>39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./data/50nodes/dis_62.txt</text:p>
          </table:table-cell>
          <table:table-cell office:value-type="float" office:value="0.0070343017578125" calcext:value-type="float">
            <text:p>0,007034301757813</text:p>
          </table:table-cell>
          <table:table-cell table:number-columns-repeated="2" office:value-type="float" office:value="11085" calcext:value-type="float">
            <text:p>11085</text:p>
          </table:table-cell>
          <table:table-cell office:value-type="float" office:value="0.289806604385376" calcext:value-type="float">
            <text:p>0,289806604385376</text:p>
          </table:table-cell>
          <table:table-cell table:number-columns-repeated="2" office:value-type="float" office:value="3550" calcext:value-type="float">
            <text:p>3550</text:p>
          </table:table-cell>
          <table:table-cell office:value-type="float" office:value="9.99928140640259" calcext:value-type="float">
            <text:p>9,99928140640259</text:p>
          </table:table-cell>
          <table:table-cell table:number-columns-repeated="2" office:value-type="float" office:value="1999" calcext:value-type="float">
            <text:p>1999</text:p>
          </table:table-cell>
          <table:table-cell office:value-type="float" office:value="10.0332164764404" calcext:value-type="float">
            <text:p>10,0332164764404</text:p>
          </table:table-cell>
          <table:table-cell table:number-columns-repeated="2" office:value-type="float" office:value="4774" calcext:value-type="float">
            <text:p>477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./data/50nodes/dis_97.txt</text:p>
          </table:table-cell>
          <table:table-cell office:value-type="float" office:value="0.0198338031768799" calcext:value-type="float">
            <text:p>0,01983380317688</text:p>
          </table:table-cell>
          <table:table-cell table:number-columns-repeated="2" office:value-type="float" office:value="8402" calcext:value-type="float">
            <text:p>8402</text:p>
          </table:table-cell>
          <table:table-cell office:value-type="float" office:value="0.222094058990478" calcext:value-type="float">
            <text:p>0,222094058990478</text:p>
          </table:table-cell>
          <table:table-cell table:number-columns-repeated="2" office:value-type="float" office:value="3454" calcext:value-type="float">
            <text:p>3454</text:p>
          </table:table-cell>
          <table:table-cell office:value-type="float" office:value="9.99814629554749" calcext:value-type="float">
            <text:p>9,99814629554749</text:p>
          </table:table-cell>
          <table:table-cell table:number-columns-repeated="2" office:value-type="float" office:value="1994" calcext:value-type="float">
            <text:p>1994</text:p>
          </table:table-cell>
          <table:table-cell office:value-type="float" office:value="9.99758720397949" calcext:value-type="float">
            <text:p>9,99758720397949</text:p>
          </table:table-cell>
          <table:table-cell table:number-columns-repeated="2" office:value-type="float" office:value="4224" calcext:value-type="float">
            <text:p>42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./data/50nodes/dis_18.txt</text:p>
          </table:table-cell>
          <table:table-cell office:value-type="float" office:value="0.0116949081420898" calcext:value-type="float">
            <text:p>0,01169490814209</text:p>
          </table:table-cell>
          <table:table-cell table:number-columns-repeated="2" office:value-type="float" office:value="9785" calcext:value-type="float">
            <text:p>9785</text:p>
          </table:table-cell>
          <table:table-cell office:value-type="float" office:value="0.273475170135498" calcext:value-type="float">
            <text:p>0,273475170135498</text:p>
          </table:table-cell>
          <table:table-cell table:number-columns-repeated="2" office:value-type="float" office:value="3696" calcext:value-type="float">
            <text:p>3696</text:p>
          </table:table-cell>
          <table:table-cell office:value-type="float" office:value="9.99659299850464" calcext:value-type="float">
            <text:p>9,99659299850464</text:p>
          </table:table-cell>
          <table:table-cell table:number-columns-repeated="2" office:value-type="float" office:value="2357" calcext:value-type="float">
            <text:p>2357</text:p>
          </table:table-cell>
          <table:table-cell office:value-type="float" office:value="9.99790716171265" calcext:value-type="float">
            <text:p>9,99790716171265</text:p>
          </table:table-cell>
          <table:table-cell table:number-columns-repeated="2" office:value-type="float" office:value="4058" calcext:value-type="float">
            <text:p>40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./data/50nodes/dis_63.txt</text:p>
          </table:table-cell>
          <table:table-cell office:value-type="float" office:value="0.0194995403289795" calcext:value-type="float">
            <text:p>0,01949954032898</text:p>
          </table:table-cell>
          <table:table-cell table:number-columns-repeated="2" office:value-type="float" office:value="9005" calcext:value-type="float">
            <text:p>9005</text:p>
          </table:table-cell>
          <table:table-cell office:value-type="float" office:value="0.300349712371826" calcext:value-type="float">
            <text:p>0,300349712371826</text:p>
          </table:table-cell>
          <table:table-cell table:number-columns-repeated="2" office:value-type="float" office:value="3102" calcext:value-type="float">
            <text:p>3102</text:p>
          </table:table-cell>
          <table:table-cell office:value-type="float" office:value="9.99990558624268" calcext:value-type="float">
            <text:p>9,99990558624268</text:p>
          </table:table-cell>
          <table:table-cell table:number-columns-repeated="2" office:value-type="float" office:value="2185" calcext:value-type="float">
            <text:p>2185</text:p>
          </table:table-cell>
          <table:table-cell office:value-type="float" office:value="10.0056085586548" calcext:value-type="float">
            <text:p>10,0056085586548</text:p>
          </table:table-cell>
          <table:table-cell table:number-columns-repeated="2" office:value-type="float" office:value="4330" calcext:value-type="float">
            <text:p>43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./data/50nodes/dis_2.txt</text:p>
          </table:table-cell>
          <table:table-cell office:value-type="float" office:value="0.0158622264862061" calcext:value-type="float">
            <text:p>0,015862226486206</text:p>
          </table:table-cell>
          <table:table-cell table:number-columns-repeated="2" office:value-type="float" office:value="9340" calcext:value-type="float">
            <text:p>9340</text:p>
          </table:table-cell>
          <table:table-cell office:value-type="float" office:value="0.261939764022827" calcext:value-type="float">
            <text:p>0,261939764022827</text:p>
          </table:table-cell>
          <table:table-cell table:number-columns-repeated="2" office:value-type="float" office:value="3131" calcext:value-type="float">
            <text:p>3131</text:p>
          </table:table-cell>
          <table:table-cell office:value-type="float" office:value="10.0004599094391" calcext:value-type="float">
            <text:p>10,0004599094391</text:p>
          </table:table-cell>
          <table:table-cell table:number-columns-repeated="2" office:value-type="float" office:value="2271" calcext:value-type="float">
            <text:p>2271</text:p>
          </table:table-cell>
          <table:table-cell office:value-type="float" office:value="10.0399975776672" calcext:value-type="float">
            <text:p>10,0399975776672</text:p>
          </table:table-cell>
          <table:table-cell table:number-columns-repeated="2" office:value-type="float" office:value="3873" calcext:value-type="float">
            <text:p>38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./data/50nodes/dis_40.txt</text:p>
          </table:table-cell>
          <table:table-cell office:value-type="float" office:value="0.0298717021942139" calcext:value-type="float">
            <text:p>0,029871702194214</text:p>
          </table:table-cell>
          <table:table-cell table:number-columns-repeated="2" office:value-type="float" office:value="10216" calcext:value-type="float">
            <text:p>10216</text:p>
          </table:table-cell>
          <table:table-cell office:value-type="float" office:value="0.248025178909302" calcext:value-type="float">
            <text:p>0,248025178909302</text:p>
          </table:table-cell>
          <table:table-cell table:number-columns-repeated="2" office:value-type="float" office:value="3362" calcext:value-type="float">
            <text:p>3362</text:p>
          </table:table-cell>
          <table:table-cell office:value-type="float" office:value="9.99887847900391" calcext:value-type="float">
            <text:p>9,99887847900391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float" office:value="10.0341594219208" calcext:value-type="float">
            <text:p>10,0341594219208</text:p>
          </table:table-cell>
          <table:table-cell table:number-columns-repeated="2" office:value-type="float" office:value="4348" calcext:value-type="float">
            <text:p>43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./data/50nodes/dis_20.txt</text:p>
          </table:table-cell>
          <table:table-cell office:value-type="float" office:value="0.0222327709197998" calcext:value-type="float">
            <text:p>0,0222327709198</text:p>
          </table:table-cell>
          <table:table-cell table:number-columns-repeated="2" office:value-type="float" office:value="9282" calcext:value-type="float">
            <text:p>9282</text:p>
          </table:table-cell>
          <table:table-cell office:value-type="float" office:value="0.209146738052368" calcext:value-type="float">
            <text:p>0,209146738052368</text:p>
          </table:table-cell>
          <table:table-cell table:number-columns-repeated="2" office:value-type="float" office:value="3774" calcext:value-type="float">
            <text:p>3774</text:p>
          </table:table-cell>
          <table:table-cell office:value-type="float" office:value="9.99806427955627" calcext:value-type="float">
            <text:p>9,99806427955627</text:p>
          </table:table-cell>
          <table:table-cell table:number-columns-repeated="2" office:value-type="float" office:value="2150" calcext:value-type="float">
            <text:p>2150</text:p>
          </table:table-cell>
          <table:table-cell office:value-type="float" office:value="10.0096824169159" calcext:value-type="float">
            <text:p>10,0096824169159</text:p>
          </table:table-cell>
          <table:table-cell table:number-columns-repeated="2"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./data/50nodes/dis_94.txt</text:p>
          </table:table-cell>
          <table:table-cell office:value-type="float" office:value="0.0224027633666992" calcext:value-type="float">
            <text:p>0,022402763366699</text:p>
          </table:table-cell>
          <table:table-cell table:number-columns-repeated="2" office:value-type="float" office:value="9959" calcext:value-type="float">
            <text:p>9959</text:p>
          </table:table-cell>
          <table:table-cell office:value-type="float" office:value="0.275283336639404" calcext:value-type="float">
            <text:p>0,275283336639404</text:p>
          </table:table-cell>
          <table:table-cell table:number-columns-repeated="2" office:value-type="float" office:value="3345" calcext:value-type="float">
            <text:p>3345</text:p>
          </table:table-cell>
          <table:table-cell office:value-type="float" office:value="9.99774479866028" calcext:value-type="float">
            <text:p>9,99774479866028</text:p>
          </table:table-cell>
          <table:table-cell table:number-columns-repeated="2" office:value-type="float" office:value="2009" calcext:value-type="float">
            <text:p>2009</text:p>
          </table:table-cell>
          <table:table-cell office:value-type="float" office:value="10.0328257083893" calcext:value-type="float">
            <text:p>10,0328257083893</text:p>
          </table:table-cell>
          <table:table-cell table:number-columns-repeated="2" office:value-type="float" office:value="4160" calcext:value-type="float">
            <text:p>41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./data/50nodes/dis_38.txt</text:p>
          </table:table-cell>
          <table:table-cell office:value-type="float" office:value="0.011624813079834" calcext:value-type="float">
            <text:p>0,011624813079834</text:p>
          </table:table-cell>
          <table:table-cell table:number-columns-repeated="2" office:value-type="float" office:value="10019" calcext:value-type="float">
            <text:p>10019</text:p>
          </table:table-cell>
          <table:table-cell office:value-type="float" office:value="0.270128011703491" calcext:value-type="float">
            <text:p>0,270128011703491</text:p>
          </table:table-cell>
          <table:table-cell table:number-columns-repeated="2" office:value-type="float" office:value="3237" calcext:value-type="float">
            <text:p>3237</text:p>
          </table:table-cell>
          <table:table-cell office:value-type="float" office:value="9.99893164634705" calcext:value-type="float">
            <text:p>9,99893164634705</text:p>
          </table:table-cell>
          <table:table-cell table:number-columns-repeated="2" office:value-type="float" office:value="2390" calcext:value-type="float">
            <text:p>2390</text:p>
          </table:table-cell>
          <table:table-cell office:value-type="float" office:value="10.0071315765381" calcext:value-type="float">
            <text:p>10,0071315765381</text:p>
          </table:table-cell>
          <table:table-cell table:number-columns-repeated="2" office:value-type="float" office:value="4242" calcext:value-type="float">
            <text:p>424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./data/50nodes/dis_21.txt</text:p>
          </table:table-cell>
          <table:table-cell office:value-type="float" office:value="0.00724291801452637" calcext:value-type="float">
            <text:p>0,007242918014526</text:p>
          </table:table-cell>
          <table:table-cell table:number-columns-repeated="2" office:value-type="float" office:value="10017" calcext:value-type="float">
            <text:p>10017</text:p>
          </table:table-cell>
          <table:table-cell office:value-type="float" office:value="0.25509786605835" calcext:value-type="float">
            <text:p>0,25509786605835</text:p>
          </table:table-cell>
          <table:table-cell table:number-columns-repeated="2" office:value-type="float" office:value="2961" calcext:value-type="float">
            <text:p>2961</text:p>
          </table:table-cell>
          <table:table-cell office:value-type="float" office:value="9.99958872795105" calcext:value-type="float">
            <text:p>9,99958872795105</text:p>
          </table:table-cell>
          <table:table-cell table:number-columns-repeated="2" office:value-type="float" office:value="2245" calcext:value-type="float">
            <text:p>2245</text:p>
          </table:table-cell>
          <table:table-cell office:value-type="float" office:value="10.0160627365112" calcext:value-type="float">
            <text:p>10,0160627365112</text:p>
          </table:table-cell>
          <table:table-cell table:number-columns-repeated="2"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./data/50nodes/dis_79.txt</text:p>
          </table:table-cell>
          <table:table-cell office:value-type="float" office:value="0.0366668701171875" calcext:value-type="float">
            <text:p>0,036666870117188</text:p>
          </table:table-cell>
          <table:table-cell table:number-columns-repeated="2" office:value-type="float" office:value="9016" calcext:value-type="float">
            <text:p>9016</text:p>
          </table:table-cell>
          <table:table-cell office:value-type="float" office:value="0.226867914199829" calcext:value-type="float">
            <text:p>0,226867914199829</text:p>
          </table:table-cell>
          <table:table-cell table:number-columns-repeated="2" office:value-type="float" office:value="3426" calcext:value-type="float">
            <text:p>3426</text:p>
          </table:table-cell>
          <table:table-cell office:value-type="float" office:value="9.99744033813477" calcext:value-type="float">
            <text:p>9,99744033813477</text:p>
          </table:table-cell>
          <table:table-cell table:number-columns-repeated="2" office:value-type="float" office:value="2238" calcext:value-type="float">
            <text:p>2238</text:p>
          </table:table-cell>
          <table:table-cell office:value-type="float" office:value="10.0019023418427" calcext:value-type="float">
            <text:p>10,0019023418427</text:p>
          </table:table-cell>
          <table:table-cell table:number-columns-repeated="2" office:value-type="float" office:value="4211" calcext:value-type="float">
            <text:p>42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./data/50nodes/dis_16.txt</text:p>
          </table:table-cell>
          <table:table-cell office:value-type="float" office:value="0.00508952140808106" calcext:value-type="float">
            <text:p>0,005089521408081</text:p>
          </table:table-cell>
          <table:table-cell table:number-columns-repeated="2" office:value-type="float" office:value="10912" calcext:value-type="float">
            <text:p>10912</text:p>
          </table:table-cell>
          <table:table-cell office:value-type="float" office:value="0.249652862548828" calcext:value-type="float">
            <text:p>0,249652862548828</text:p>
          </table:table-cell>
          <table:table-cell table:number-columns-repeated="2" office:value-type="float" office:value="2860" calcext:value-type="float">
            <text:p>2860</text:p>
          </table:table-cell>
          <table:table-cell office:value-type="float" office:value="9.99735260009766" calcext:value-type="float">
            <text:p>9,99735260009766</text:p>
          </table:table-cell>
          <table:table-cell table:number-columns-repeated="2" office:value-type="float" office:value="2185" calcext:value-type="float">
            <text:p>2185</text:p>
          </table:table-cell>
          <table:table-cell office:value-type="float" office:value="10.0092301368713" calcext:value-type="float">
            <text:p>10,0092301368713</text:p>
          </table:table-cell>
          <table:table-cell table:number-columns-repeated="2" office:value-type="float" office:value="4606" calcext:value-type="float">
            <text:p>46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./data/50nodes/dis_65.txt</text:p>
          </table:table-cell>
          <table:table-cell office:value-type="float" office:value="0.00873279571533203" calcext:value-type="float">
            <text:p>0,008732795715332</text:p>
          </table:table-cell>
          <table:table-cell table:number-columns-repeated="2" office:value-type="float" office:value="10749" calcext:value-type="float">
            <text:p>10749</text:p>
          </table:table-cell>
          <table:table-cell office:value-type="float" office:value="0.219349384307861" calcext:value-type="float">
            <text:p>0,219349384307861</text:p>
          </table:table-cell>
          <table:table-cell table:number-columns-repeated="2" office:value-type="float" office:value="3104" calcext:value-type="float">
            <text:p>3104</text:p>
          </table:table-cell>
          <table:table-cell office:value-type="float" office:value="9.99816179275513" calcext:value-type="float">
            <text:p>9,99816179275513</text:p>
          </table:table-cell>
          <table:table-cell table:number-columns-repeated="2" office:value-type="float" office:value="2166" calcext:value-type="float">
            <text:p>2166</text:p>
          </table:table-cell>
          <table:table-cell office:value-type="float" office:value="10.019330739975" calcext:value-type="float">
            <text:p>10,019330739975</text:p>
          </table:table-cell>
          <table:table-cell table:number-columns-repeated="2" office:value-type="float" office:value="4418" calcext:value-type="float">
            <text:p>44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./data/50nodes/dis_96.txt</text:p>
          </table:table-cell>
          <table:table-cell office:value-type="float" office:value="0.00648021697998047" calcext:value-type="float">
            <text:p>0,00648021697998</text:p>
          </table:table-cell>
          <table:table-cell table:number-columns-repeated="2" office:value-type="float" office:value="10941" calcext:value-type="float">
            <text:p>10941</text:p>
          </table:table-cell>
          <table:table-cell office:value-type="float" office:value="0.216866493225098" calcext:value-type="float">
            <text:p>0,216866493225098</text:p>
          </table:table-cell>
          <table:table-cell table:number-columns-repeated="2" office:value-type="float" office:value="3262" calcext:value-type="float">
            <text:p>3262</text:p>
          </table:table-cell>
          <table:table-cell office:value-type="float" office:value="9.99784994125366" calcext:value-type="float">
            <text:p>9,99784994125366</text:p>
          </table:table-cell>
          <table:table-cell table:number-columns-repeated="2" office:value-type="float" office:value="2020" calcext:value-type="float">
            <text:p>2020</text:p>
          </table:table-cell>
          <table:table-cell office:value-type="float" office:value="10.0135464668274" calcext:value-type="float">
            <text:p>10,0135464668274</text:p>
          </table:table-cell>
          <table:table-cell table:number-columns-repeated="2" office:value-type="float" office:value="3922" calcext:value-type="float">
            <text:p>392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./data/50nodes/dis_24.txt</text:p>
          </table:table-cell>
          <table:table-cell office:value-type="float" office:value="0.00496912002563477" calcext:value-type="float">
            <text:p>0,004969120025635</text:p>
          </table:table-cell>
          <table:table-cell table:number-columns-repeated="2" office:value-type="float" office:value="10815" calcext:value-type="float">
            <text:p>10815</text:p>
          </table:table-cell>
          <table:table-cell office:value-type="float" office:value="0.295048952102661" calcext:value-type="float">
            <text:p>0,295048952102661</text:p>
          </table:table-cell>
          <table:table-cell table:number-columns-repeated="2" office:value-type="float" office:value="3008" calcext:value-type="float">
            <text:p>3008</text:p>
          </table:table-cell>
          <table:table-cell office:value-type="float" office:value="9.9977650642395" calcext:value-type="float">
            <text:p>9,9977650642395</text:p>
          </table:table-cell>
          <table:table-cell table:number-columns-repeated="2" office:value-type="float" office:value="2012" calcext:value-type="float">
            <text:p>2012</text:p>
          </table:table-cell>
          <table:table-cell office:value-type="float" office:value="10.0392770767212" calcext:value-type="float">
            <text:p>10,0392770767212</text:p>
          </table:table-cell>
          <table:table-cell table:number-columns-repeated="2"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./data/50nodes/dis_84.txt</text:p>
          </table:table-cell>
          <table:table-cell office:value-type="float" office:value="0.00940895080566406" calcext:value-type="float">
            <text:p>0,009408950805664</text:p>
          </table:table-cell>
          <table:table-cell table:number-columns-repeated="2" office:value-type="float" office:value="10100" calcext:value-type="float">
            <text:p>10100</text:p>
          </table:table-cell>
          <table:table-cell office:value-type="float" office:value="0.349246978759766" calcext:value-type="float">
            <text:p>0,349246978759766</text:p>
          </table:table-cell>
          <table:table-cell table:number-columns-repeated="2" office:value-type="float" office:value="3007" calcext:value-type="float">
            <text:p>3007</text:p>
          </table:table-cell>
          <table:table-cell office:value-type="float" office:value="9.99871039390564" calcext:value-type="float">
            <text:p>9,99871039390564</text:p>
          </table:table-cell>
          <table:table-cell table:number-columns-repeated="2" office:value-type="float" office:value="2055" calcext:value-type="float">
            <text:p>2055</text:p>
          </table:table-cell>
          <table:table-cell office:value-type="float" office:value="10.0296747684479" calcext:value-type="float">
            <text:p>10,0296747684479</text:p>
          </table:table-cell>
          <table:table-cell table:number-columns-repeated="2" office:value-type="float" office:value="3478" calcext:value-type="float">
            <text:p>347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./data/50nodes/dis_81.txt</text:p>
          </table:table-cell>
          <table:table-cell office:value-type="float" office:value="0.0256862640380859" calcext:value-type="float">
            <text:p>0,025686264038086</text:p>
          </table:table-cell>
          <table:table-cell table:number-columns-repeated="2" office:value-type="float" office:value="9601" calcext:value-type="float">
            <text:p>9601</text:p>
          </table:table-cell>
          <table:table-cell office:value-type="float" office:value="0.227975130081177" calcext:value-type="float">
            <text:p>0,227975130081177</text:p>
          </table:table-cell>
          <table:table-cell table:number-columns-repeated="2" office:value-type="float" office:value="4029" calcext:value-type="float">
            <text:p>4029</text:p>
          </table:table-cell>
          <table:table-cell office:value-type="float" office:value="9.99827742576599" calcext:value-type="float">
            <text:p>9,99827742576599</text:p>
          </table:table-cell>
          <table:table-cell table:number-columns-repeated="2" office:value-type="float" office:value="2131" calcext:value-type="float">
            <text:p>2131</text:p>
          </table:table-cell>
          <table:table-cell office:value-type="float" office:value="10.0102744102478" calcext:value-type="float">
            <text:p>10,0102744102478</text:p>
          </table:table-cell>
          <table:table-cell table:number-columns-repeated="2" office:value-type="float" office:value="4364" calcext:value-type="float">
            <text:p>436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./data/50nodes/dis_23.txt</text:p>
          </table:table-cell>
          <table:table-cell office:value-type="float" office:value="0.00957345962524414" calcext:value-type="float">
            <text:p>0,009573459625244</text:p>
          </table:table-cell>
          <table:table-cell table:number-columns-repeated="2" office:value-type="float" office:value="9775" calcext:value-type="float">
            <text:p>9775</text:p>
          </table:table-cell>
          <table:table-cell office:value-type="float" office:value="0.188273191452026" calcext:value-type="float">
            <text:p>0,188273191452026</text:p>
          </table:table-cell>
          <table:table-cell table:number-columns-repeated="2" office:value-type="float" office:value="3485" calcext:value-type="float">
            <text:p>3485</text:p>
          </table:table-cell>
          <table:table-cell office:value-type="float" office:value="9.9990336894989" calcext:value-type="float">
            <text:p>9,9990336894989</text:p>
          </table:table-cell>
          <table:table-cell table:number-columns-repeated="2" office:value-type="float" office:value="2026" calcext:value-type="float">
            <text:p>2026</text:p>
          </table:table-cell>
          <table:table-cell office:value-type="float" office:value="10.0047731399536" calcext:value-type="float">
            <text:p>10,0047731399536</text:p>
          </table:table-cell>
          <table:table-cell table:number-columns-repeated="2" office:value-type="float" office:value="3654" calcext:value-type="float">
            <text:p>36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./data/50nodes/dis_3.txt</text:p>
          </table:table-cell>
          <table:table-cell office:value-type="float" office:value="0.00939011573791504" calcext:value-type="float">
            <text:p>0,009390115737915</text:p>
          </table:table-cell>
          <table:table-cell table:number-columns-repeated="2" office:value-type="float" office:value="9849" calcext:value-type="float">
            <text:p>9849</text:p>
          </table:table-cell>
          <table:table-cell office:value-type="float" office:value="0.260298728942871" calcext:value-type="float">
            <text:p>0,260298728942871</text:p>
          </table:table-cell>
          <table:table-cell table:number-columns-repeated="2" office:value-type="float" office:value="3114" calcext:value-type="float">
            <text:p>3114</text:p>
          </table:table-cell>
          <table:table-cell office:value-type="float" office:value="9.99789643287659" calcext:value-type="float">
            <text:p>9,99789643287659</text:p>
          </table:table-cell>
          <table:table-cell table:number-columns-repeated="2" office:value-type="float" office:value="2062" calcext:value-type="float">
            <text:p>2062</text:p>
          </table:table-cell>
          <table:table-cell office:value-type="float" office:value="10.0005040168762" calcext:value-type="float">
            <text:p>10,0005040168762</text:p>
          </table:table-cell>
          <table:table-cell table:number-columns-repeated="2" office:value-type="float" office:value="4277" calcext:value-type="float">
            <text:p>427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./data/50nodes/dis_9.txt</text:p>
          </table:table-cell>
          <table:table-cell office:value-type="float" office:value="0.0124936103820801" calcext:value-type="float">
            <text:p>0,01249361038208</text:p>
          </table:table-cell>
          <table:table-cell table:number-columns-repeated="2" office:value-type="float" office:value="11003" calcext:value-type="float">
            <text:p>11003</text:p>
          </table:table-cell>
          <table:table-cell office:value-type="float" office:value="0.212107181549072" calcext:value-type="float">
            <text:p>0,212107181549072</text:p>
          </table:table-cell>
          <table:table-cell table:number-columns-repeated="2" office:value-type="float" office:value="3639" calcext:value-type="float">
            <text:p>3639</text:p>
          </table:table-cell>
          <table:table-cell office:value-type="float" office:value="10.0012755393982" calcext:value-type="float">
            <text:p>10,0012755393982</text:p>
          </table:table-cell>
          <table:table-cell table:number-columns-repeated="2" office:value-type="float" office:value="2287" calcext:value-type="float">
            <text:p>2287</text:p>
          </table:table-cell>
          <table:table-cell office:value-type="float" office:value="10.0341124534607" calcext:value-type="float">
            <text:p>10,0341124534607</text:p>
          </table:table-cell>
          <table:table-cell table:number-columns-repeated="2" office:value-type="float" office:value="4336" calcext:value-type="float">
            <text:p>433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./data/50nodes/dis_93.txt</text:p>
          </table:table-cell>
          <table:table-cell office:value-type="float" office:value="0.0080869197845459" calcext:value-type="float">
            <text:p>0,008086919784546</text:p>
          </table:table-cell>
          <table:table-cell table:number-columns-repeated="2" office:value-type="float" office:value="9925" calcext:value-type="float">
            <text:p>9925</text:p>
          </table:table-cell>
          <table:table-cell office:value-type="float" office:value="0.253546953201294" calcext:value-type="float">
            <text:p>0,253546953201294</text:p>
          </table:table-cell>
          <table:table-cell table:number-columns-repeated="2" office:value-type="float" office:value="3180" calcext:value-type="float">
            <text:p>3180</text:p>
          </table:table-cell>
          <table:table-cell office:value-type="float" office:value="9.99745774269104" calcext:value-type="float">
            <text:p>9,99745774269104</text:p>
          </table:table-cell>
          <table:table-cell table:number-columns-repeated="2" office:value-type="float" office:value="2059" calcext:value-type="float">
            <text:p>2059</text:p>
          </table:table-cell>
          <table:table-cell office:value-type="float" office:value="10.0308375358582" calcext:value-type="float">
            <text:p>10,0308375358582</text:p>
          </table:table-cell>
          <table:table-cell table:number-columns-repeated="2" office:value-type="float" office:value="3672" calcext:value-type="float">
            <text:p>36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./data/50nodes/dis_67.txt</text:p>
          </table:table-cell>
          <table:table-cell office:value-type="float" office:value="0.0169758796691895" calcext:value-type="float">
            <text:p>0,01697587966919</text:p>
          </table:table-cell>
          <table:table-cell table:number-columns-repeated="2" office:value-type="float" office:value="9251" calcext:value-type="float">
            <text:p>9251</text:p>
          </table:table-cell>
          <table:table-cell office:value-type="float" office:value="0.202486038208008" calcext:value-type="float">
            <text:p>0,202486038208008</text:p>
          </table:table-cell>
          <table:table-cell table:number-columns-repeated="2" office:value-type="float" office:value="3245" calcext:value-type="float">
            <text:p>3245</text:p>
          </table:table-cell>
          <table:table-cell office:value-type="float" office:value="10.0001776218414" calcext:value-type="float">
            <text:p>10,0001776218414</text:p>
          </table:table-cell>
          <table:table-cell table:number-columns-repeated="2" office:value-type="float" office:value="2111" calcext:value-type="float">
            <text:p>2111</text:p>
          </table:table-cell>
          <table:table-cell office:value-type="float" office:value="9.99772524833679" calcext:value-type="float">
            <text:p>9,99772524833679</text:p>
          </table:table-cell>
          <table:table-cell table:number-columns-repeated="2" office:value-type="float" office:value="4097" calcext:value-type="float">
            <text:p>40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/data/50nodes/dis_89.txt</text:p>
          </table:table-cell>
          <table:table-cell office:value-type="float" office:value="0.0135238170623779" calcext:value-type="float">
            <text:p>0,013523817062378</text:p>
          </table:table-cell>
          <table:table-cell table:number-columns-repeated="2" office:value-type="float" office:value="9499" calcext:value-type="float">
            <text:p>9499</text:p>
          </table:table-cell>
          <table:table-cell office:value-type="float" office:value="0.223291873931885" calcext:value-type="float">
            <text:p>0,223291873931885</text:p>
          </table:table-cell>
          <table:table-cell table:number-columns-repeated="2" office:value-type="float" office:value="3362" calcext:value-type="float">
            <text:p>3362</text:p>
          </table:table-cell>
          <table:table-cell office:value-type="float" office:value="10.0024907588959" calcext:value-type="float">
            <text:p>10,0024907588959</text:p>
          </table:table-cell>
          <table:table-cell table:number-columns-repeated="2" office:value-type="float" office:value="2123" calcext:value-type="float">
            <text:p>2123</text:p>
          </table:table-cell>
          <table:table-cell office:value-type="float" office:value="10.0304479598999" calcext:value-type="float">
            <text:p>10,0304479598999</text:p>
          </table:table-cell>
          <table:table-cell table:number-columns-repeated="2" office:value-type="float" office:value="3805" calcext:value-type="float">
            <text:p>38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./data/50nodes/dis_27.txt</text:p>
          </table:table-cell>
          <table:table-cell office:value-type="float" office:value="0.00513672828674316" calcext:value-type="float">
            <text:p>0,005136728286743</text:p>
          </table:table-cell>
          <table:table-cell table:number-columns-repeated="2" office:value-type="float" office:value="10958" calcext:value-type="float">
            <text:p>10958</text:p>
          </table:table-cell>
          <table:table-cell office:value-type="float" office:value="0.328605890274048" calcext:value-type="float">
            <text:p>0,328605890274048</text:p>
          </table:table-cell>
          <table:table-cell table:number-columns-repeated="2" office:value-type="float" office:value="3257" calcext:value-type="float">
            <text:p>3257</text:p>
          </table:table-cell>
          <table:table-cell office:value-type="float" office:value="9.99785828590393" calcext:value-type="float">
            <text:p>9,99785828590393</text:p>
          </table:table-cell>
          <table:table-cell table:number-columns-repeated="2" office:value-type="float" office:value="2051" calcext:value-type="float">
            <text:p>2051</text:p>
          </table:table-cell>
          <table:table-cell office:value-type="float" office:value="10.0061371326447" calcext:value-type="float">
            <text:p>10,0061371326447</text:p>
          </table:table-cell>
          <table:table-cell table:number-columns-repeated="2" office:value-type="float" office:value="4240" calcext:value-type="float">
            <text:p>424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./data/50nodes/dis_60.txt</text:p>
          </table:table-cell>
          <table:table-cell office:value-type="float" office:value="0.00835847854614258" calcext:value-type="float">
            <text:p>0,008358478546143</text:p>
          </table:table-cell>
          <table:table-cell table:number-columns-repeated="2" office:value-type="float" office:value="10073" calcext:value-type="float">
            <text:p>10073</text:p>
          </table:table-cell>
          <table:table-cell office:value-type="float" office:value="0.367707967758179" calcext:value-type="float">
            <text:p>0,367707967758179</text:p>
          </table:table-cell>
          <table:table-cell table:number-columns-repeated="2" office:value-type="float" office:value="2704" calcext:value-type="float">
            <text:p>2704</text:p>
          </table:table-cell>
          <table:table-cell office:value-type="float" office:value="9.9980800151825" calcext:value-type="float">
            <text:p>9,9980800151825</text:p>
          </table:table-cell>
          <table:table-cell table:number-columns-repeated="2" office:value-type="float" office:value="1962" calcext:value-type="float">
            <text:p>1962</text:p>
          </table:table-cell>
          <table:table-cell office:value-type="float" office:value="10.0214343070984" calcext:value-type="float">
            <text:p>10,0214343070984</text:p>
          </table:table-cell>
          <table:table-cell table:number-columns-repeated="2" office:value-type="float" office:value="3881" calcext:value-type="float">
            <text:p>388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./data/50nodes/dis_32.txt</text:p>
          </table:table-cell>
          <table:table-cell office:value-type="float" office:value="0.00771331787109375" calcext:value-type="float">
            <text:p>0,007713317871094</text:p>
          </table:table-cell>
          <table:table-cell table:number-columns-repeated="2" office:value-type="float" office:value="10416" calcext:value-type="float">
            <text:p>10416</text:p>
          </table:table-cell>
          <table:table-cell office:value-type="float" office:value="0.308321952819824" calcext:value-type="float">
            <text:p>0,308321952819824</text:p>
          </table:table-cell>
          <table:table-cell table:number-columns-repeated="2" office:value-type="float" office:value="3269" calcext:value-type="float">
            <text:p>3269</text:p>
          </table:table-cell>
          <table:table-cell office:value-type="float" office:value="9.99774312973022" calcext:value-type="float">
            <text:p>9,99774312973022</text:p>
          </table:table-cell>
          <table:table-cell table:number-columns-repeated="2" office:value-type="float" office:value="1936" calcext:value-type="float">
            <text:p>1936</text:p>
          </table:table-cell>
          <table:table-cell office:value-type="float" office:value="10.0266890525818" calcext:value-type="float">
            <text:p>10,0266890525818</text:p>
          </table:table-cell>
          <table:table-cell table:number-columns-repeated="2" office:value-type="float" office:value="4214" calcext:value-type="float">
            <text:p>42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./data/50nodes/dis_54.txt</text:p>
          </table:table-cell>
          <table:table-cell office:value-type="float" office:value="0.0249762535095215" calcext:value-type="float">
            <text:p>0,024976253509522</text:p>
          </table:table-cell>
          <table:table-cell table:number-columns-repeated="2" office:value-type="float" office:value="8769" calcext:value-type="float">
            <text:p>8769</text:p>
          </table:table-cell>
          <table:table-cell office:value-type="float" office:value="0.20529317855835" calcext:value-type="float">
            <text:p>0,20529317855835</text:p>
          </table:table-cell>
          <table:table-cell table:number-columns-repeated="2" office:value-type="float" office:value="3556" calcext:value-type="float">
            <text:p>3556</text:p>
          </table:table-cell>
          <table:table-cell office:value-type="float" office:value="9.99918270111084" calcext:value-type="float">
            <text:p>9,99918270111084</text:p>
          </table:table-cell>
          <table:table-cell table:number-columns-repeated="2" office:value-type="float" office:value="2146" calcext:value-type="float">
            <text:p>2146</text:p>
          </table:table-cell>
          <table:table-cell office:value-type="float" office:value="10.0010426044464" calcext:value-type="float">
            <text:p>10,0010426044464</text:p>
          </table:table-cell>
          <table:table-cell table:number-columns-repeated="2" office:value-type="float" office:value="4237" calcext:value-type="float">
            <text:p>423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./data/50nodes/dis_17.txt</text:p>
          </table:table-cell>
          <table:table-cell office:value-type="float" office:value="0.0238082408905029" calcext:value-type="float">
            <text:p>0,023808240890503</text:p>
          </table:table-cell>
          <table:table-cell table:number-columns-repeated="2" office:value-type="float" office:value="8595" calcext:value-type="float">
            <text:p>8595</text:p>
          </table:table-cell>
          <table:table-cell office:value-type="float" office:value="0.325118780136108" calcext:value-type="float">
            <text:p>0,325118780136108</text:p>
          </table:table-cell>
          <table:table-cell table:number-columns-repeated="2" office:value-type="float" office:value="3041" calcext:value-type="float">
            <text:p>3041</text:p>
          </table:table-cell>
          <table:table-cell office:value-type="float" office:value="9.99903535842896" calcext:value-type="float">
            <text:p>9,99903535842896</text:p>
          </table:table-cell>
          <table:table-cell table:number-columns-repeated="2" office:value-type="float" office:value="2062" calcext:value-type="float">
            <text:p>2062</text:p>
          </table:table-cell>
          <table:table-cell office:value-type="float" office:value="10.0318765640259" calcext:value-type="float">
            <text:p>10,0318765640259</text:p>
          </table:table-cell>
          <table:table-cell table:number-columns-repeated="2"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./data/50nodes/dis_59.txt</text:p>
          </table:table-cell>
          <table:table-cell office:value-type="float" office:value="0.0242569446563721" calcext:value-type="float">
            <text:p>0,024256944656372</text:p>
          </table:table-cell>
          <table:table-cell table:number-columns-repeated="2" office:value-type="float" office:value="9547" calcext:value-type="float">
            <text:p>9547</text:p>
          </table:table-cell>
          <table:table-cell office:value-type="float" office:value="0.254611015319824" calcext:value-type="float">
            <text:p>0,254611015319824</text:p>
          </table:table-cell>
          <table:table-cell table:number-columns-repeated="2" office:value-type="float" office:value="3321" calcext:value-type="float">
            <text:p>3321</text:p>
          </table:table-cell>
          <table:table-cell office:value-type="float" office:value="9.99775195121765" calcext:value-type="float">
            <text:p>9,99775195121765</text:p>
          </table:table-cell>
          <table:table-cell table:number-columns-repeated="2" office:value-type="float" office:value="2309" calcext:value-type="float">
            <text:p>2309</text:p>
          </table:table-cell>
          <table:table-cell office:value-type="float" office:value="10.0039827823639" calcext:value-type="float">
            <text:p>10,0039827823639</text:p>
          </table:table-cell>
          <table:table-cell table:number-columns-repeated="2" office:value-type="float" office:value="4188" calcext:value-type="float">
            <text:p>418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./data/50nodes/dis_80.txt</text:p>
          </table:table-cell>
          <table:table-cell office:value-type="float" office:value="0.0433547496795654" calcext:value-type="float">
            <text:p>0,043354749679565</text:p>
          </table:table-cell>
          <table:table-cell table:number-columns-repeated="2" office:value-type="float" office:value="7573" calcext:value-type="float">
            <text:p>7573</text:p>
          </table:table-cell>
          <table:table-cell office:value-type="float" office:value="0.192998647689819" calcext:value-type="float">
            <text:p>0,192998647689819</text:p>
          </table:table-cell>
          <table:table-cell table:number-columns-repeated="2" office:value-type="float" office:value="3665" calcext:value-type="float">
            <text:p>3665</text:p>
          </table:table-cell>
          <table:table-cell office:value-type="float" office:value="9.9996132850647" calcext:value-type="float">
            <text:p>9,9996132850647</text:p>
          </table:table-cell>
          <table:table-cell table:number-columns-repeated="2" office:value-type="float" office:value="2154" calcext:value-type="float">
            <text:p>2154</text:p>
          </table:table-cell>
          <table:table-cell office:value-type="float" office:value="10.0039622783661" calcext:value-type="float">
            <text:p>10,0039622783661</text:p>
          </table:table-cell>
          <table:table-cell table:number-columns-repeated="2" office:value-type="float" office:value="4219" calcext:value-type="float">
            <text:p>421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./data/50nodes/dis_56.txt</text:p>
          </table:table-cell>
          <table:table-cell office:value-type="float" office:value="0.00610065460205078" calcext:value-type="float">
            <text:p>0,006100654602051</text:p>
          </table:table-cell>
          <table:table-cell table:number-columns-repeated="2" office:value-type="float" office:value="10265" calcext:value-type="float">
            <text:p>10265</text:p>
          </table:table-cell>
          <table:table-cell office:value-type="float" office:value="0.254615783691406" calcext:value-type="float">
            <text:p>0,254615783691406</text:p>
          </table:table-cell>
          <table:table-cell table:number-columns-repeated="2" office:value-type="float" office:value="3100" calcext:value-type="float">
            <text:p>3100</text:p>
          </table:table-cell>
          <table:table-cell office:value-type="float" office:value="9.99745512008667" calcext:value-type="float">
            <text:p>9,99745512008667</text:p>
          </table:table-cell>
          <table:table-cell table:number-columns-repeated="2" office:value-type="float" office:value="2134" calcext:value-type="float">
            <text:p>2134</text:p>
          </table:table-cell>
          <table:table-cell office:value-type="float" office:value="10.0109477043152" calcext:value-type="float">
            <text:p>10,0109477043152</text:p>
          </table:table-cell>
          <table:table-cell table:number-columns-repeated="2" office:value-type="float" office:value="4213" calcext:value-type="float">
            <text:p>421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./data/50nodes/dis_78.txt</text:p>
          </table:table-cell>
          <table:table-cell office:value-type="float" office:value="0.00378155708312988" calcext:value-type="float">
            <text:p>0,00378155708313</text:p>
          </table:table-cell>
          <table:table-cell table:number-columns-repeated="2" office:value-type="float" office:value="10689" calcext:value-type="float">
            <text:p>10689</text:p>
          </table:table-cell>
          <table:table-cell office:value-type="float" office:value="0.287234783172607" calcext:value-type="float">
            <text:p>0,287234783172607</text:p>
          </table:table-cell>
          <table:table-cell table:number-columns-repeated="2" office:value-type="float" office:value="2931" calcext:value-type="float">
            <text:p>2931</text:p>
          </table:table-cell>
          <table:table-cell office:value-type="float" office:value="9.99732255935669" calcext:value-type="float">
            <text:p>9,99732255935669</text:p>
          </table:table-cell>
          <table:table-cell table:number-columns-repeated="2" office:value-type="float" office:value="2218" calcext:value-type="float">
            <text:p>2218</text:p>
          </table:table-cell>
          <table:table-cell office:value-type="float" office:value="10.0259892940521" calcext:value-type="float">
            <text:p>10,0259892940521</text:p>
          </table:table-cell>
          <table:table-cell table:number-columns-repeated="2"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./data/50nodes/dis_66.txt</text:p>
          </table:table-cell>
          <table:table-cell office:value-type="float" office:value="0.0113604068756104" calcext:value-type="float">
            <text:p>0,01136040687561</text:p>
          </table:table-cell>
          <table:table-cell table:number-columns-repeated="2" office:value-type="float" office:value="10292" calcext:value-type="float">
            <text:p>10292</text:p>
          </table:table-cell>
          <table:table-cell office:value-type="float" office:value="0.226566076278686" calcext:value-type="float">
            <text:p>0,226566076278686</text:p>
          </table:table-cell>
          <table:table-cell table:number-columns-repeated="2" office:value-type="float" office:value="3051" calcext:value-type="float">
            <text:p>3051</text:p>
          </table:table-cell>
          <table:table-cell office:value-type="float" office:value="9.99804377555847" calcext:value-type="float">
            <text:p>9,99804377555847</text:p>
          </table:table-cell>
          <table:table-cell table:number-columns-repeated="2" office:value-type="float" office:value="2212" calcext:value-type="float">
            <text:p>2212</text:p>
          </table:table-cell>
          <table:table-cell office:value-type="float" office:value="10.0055384635925" calcext:value-type="float">
            <text:p>10,0055384635925</text:p>
          </table:table-cell>
          <table:table-cell table:number-columns-repeated="2" office:value-type="float" office:value="3883" calcext:value-type="float">
            <text:p>38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./data/50nodes/dis_43.txt</text:p>
          </table:table-cell>
          <table:table-cell office:value-type="float" office:value="0.0102083683013916" calcext:value-type="float">
            <text:p>0,010208368301392</text:p>
          </table:table-cell>
          <table:table-cell table:number-columns-repeated="2" office:value-type="float" office:value="10267" calcext:value-type="float">
            <text:p>10267</text:p>
          </table:table-cell>
          <table:table-cell office:value-type="float" office:value="0.318307876586914" calcext:value-type="float">
            <text:p>0,318307876586914</text:p>
          </table:table-cell>
          <table:table-cell table:number-columns-repeated="2" office:value-type="float" office:value="3092" calcext:value-type="float">
            <text:p>3092</text:p>
          </table:table-cell>
          <table:table-cell office:value-type="float" office:value="9.9973680973053" calcext:value-type="float">
            <text:p>9,9973680973053</text:p>
          </table:table-cell>
          <table:table-cell table:number-columns-repeated="2" office:value-type="float" office:value="2093" calcext:value-type="float">
            <text:p>2093</text:p>
          </table:table-cell>
          <table:table-cell office:value-type="float" office:value="10.0319592952728" calcext:value-type="float">
            <text:p>10,0319592952728</text:p>
          </table:table-cell>
          <table:table-cell table:number-columns-repeated="2" office:value-type="float" office:value="3749" calcext:value-type="float">
            <text:p>374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./data/50nodes/dis_26.txt</text:p>
          </table:table-cell>
          <table:table-cell office:value-type="float" office:value="0.0116264820098877" calcext:value-type="float">
            <text:p>0,011626482009888</text:p>
          </table:table-cell>
          <table:table-cell table:number-columns-repeated="2" office:value-type="float" office:value="9975" calcext:value-type="float">
            <text:p>9975</text:p>
          </table:table-cell>
          <table:table-cell office:value-type="float" office:value="0.233817577362061" calcext:value-type="float">
            <text:p>0,233817577362061</text:p>
          </table:table-cell>
          <table:table-cell table:number-columns-repeated="2" office:value-type="float" office:value="3031" calcext:value-type="float">
            <text:p>3031</text:p>
          </table:table-cell>
          <table:table-cell office:value-type="float" office:value="9.99692463874817" calcext:value-type="float">
            <text:p>9,99692463874817</text:p>
          </table:table-cell>
          <table:table-cell table:number-columns-repeated="2" office:value-type="float" office:value="2069" calcext:value-type="float">
            <text:p>2069</text:p>
          </table:table-cell>
          <table:table-cell office:value-type="float" office:value="10.0325536727905" calcext:value-type="float">
            <text:p>10,0325536727905</text:p>
          </table:table-cell>
          <table:table-cell table:number-columns-repeated="2" office:value-type="float" office:value="3770" calcext:value-type="float">
            <text:p>377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./data/50nodes/dis_46.txt</text:p>
          </table:table-cell>
          <table:table-cell office:value-type="float" office:value="0.0277066230773926" calcext:value-type="float">
            <text:p>0,027706623077393</text:p>
          </table:table-cell>
          <table:table-cell table:number-columns-repeated="2" office:value-type="float" office:value="9102" calcext:value-type="float">
            <text:p>9102</text:p>
          </table:table-cell>
          <table:table-cell office:value-type="float" office:value="0.311071395874023" calcext:value-type="float">
            <text:p>0,311071395874023</text:p>
          </table:table-cell>
          <table:table-cell table:number-columns-repeated="2" office:value-type="float" office:value="2777" calcext:value-type="float">
            <text:p>2777</text:p>
          </table:table-cell>
          <table:table-cell office:value-type="float" office:value="9.99996781349182" calcext:value-type="float">
            <text:p>9,99996781349182</text:p>
          </table:table-cell>
          <table:table-cell table:number-columns-repeated="2" office:value-type="float" office:value="1971" calcext:value-type="float">
            <text:p>1971</text:p>
          </table:table-cell>
          <table:table-cell office:value-type="float" office:value="10.0242974758148" calcext:value-type="float">
            <text:p>10,0242974758148</text:p>
          </table:table-cell>
          <table:table-cell table:number-columns-repeated="2" office:value-type="float" office:value="4662" calcext:value-type="float">
            <text:p>466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./data/50nodes/dis_42.txt</text:p>
          </table:table-cell>
          <table:table-cell office:value-type="float" office:value="0.00462150573730469" calcext:value-type="float">
            <text:p>0,004621505737305</text:p>
          </table:table-cell>
          <table:table-cell table:number-columns-repeated="2" office:value-type="float" office:value="11057" calcext:value-type="float">
            <text:p>11057</text:p>
          </table:table-cell>
          <table:table-cell office:value-type="float" office:value="0.210153579711914" calcext:value-type="float">
            <text:p>0,210153579711914</text:p>
          </table:table-cell>
          <table:table-cell table:number-columns-repeated="2" office:value-type="float" office:value="4182" calcext:value-type="float">
            <text:p>4182</text:p>
          </table:table-cell>
          <table:table-cell office:value-type="float" office:value="9.99752974510193" calcext:value-type="float">
            <text:p>9,99752974510193</text:p>
          </table:table-cell>
          <table:table-cell table:number-columns-repeated="2" office:value-type="float" office:value="2257" calcext:value-type="float">
            <text:p>2257</text:p>
          </table:table-cell>
          <table:table-cell office:value-type="float" office:value="10.0388605594635" calcext:value-type="float">
            <text:p>10,0388605594635</text:p>
          </table:table-cell>
          <table:table-cell table:number-columns-repeated="2" office:value-type="float" office:value="4323" calcext:value-type="float">
            <text:p>432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./data/50nodes/dis_49.txt</text:p>
          </table:table-cell>
          <table:table-cell office:value-type="float" office:value="0.0169985294342041" calcext:value-type="float">
            <text:p>0,016998529434204</text:p>
          </table:table-cell>
          <table:table-cell table:number-columns-repeated="2" office:value-type="float" office:value="9668" calcext:value-type="float">
            <text:p>9668</text:p>
          </table:table-cell>
          <table:table-cell office:value-type="float" office:value="0.243898391723633" calcext:value-type="float">
            <text:p>0,243898391723633</text:p>
          </table:table-cell>
          <table:table-cell table:number-columns-repeated="2" office:value-type="float" office:value="4161" calcext:value-type="float">
            <text:p>4161</text:p>
          </table:table-cell>
          <table:table-cell office:value-type="float" office:value="9.99898958206177" calcext:value-type="float">
            <text:p>9,99898958206177</text:p>
          </table:table-cell>
          <table:table-cell table:number-columns-repeated="2" office:value-type="float" office:value="2149" calcext:value-type="float">
            <text:p>2149</text:p>
          </table:table-cell>
          <table:table-cell office:value-type="float" office:value="10.0306630134583" calcext:value-type="float">
            <text:p>10,0306630134583</text:p>
          </table:table-cell>
          <table:table-cell table:number-columns-repeated="2" office:value-type="float" office:value="4582" calcext:value-type="float">
            <text:p>45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./data/50nodes/dis_7.txt</text:p>
          </table:table-cell>
          <table:table-cell office:value-type="float" office:value="0.0220763683319092" calcext:value-type="float">
            <text:p>0,022076368331909</text:p>
          </table:table-cell>
          <table:table-cell table:number-columns-repeated="2" office:value-type="float" office:value="9544" calcext:value-type="float">
            <text:p>9544</text:p>
          </table:table-cell>
          <table:table-cell office:value-type="float" office:value="0.236231327056885" calcext:value-type="float">
            <text:p>0,236231327056885</text:p>
          </table:table-cell>
          <table:table-cell table:number-columns-repeated="2" office:value-type="float" office:value="3304" calcext:value-type="float">
            <text:p>3304</text:p>
          </table:table-cell>
          <table:table-cell office:value-type="float" office:value="9.99951362609863" calcext:value-type="float">
            <text:p>9,99951362609863</text:p>
          </table:table-cell>
          <table:table-cell table:number-columns-repeated="2" office:value-type="float" office:value="2182" calcext:value-type="float">
            <text:p>2182</text:p>
          </table:table-cell>
          <table:table-cell office:value-type="float" office:value="9.99934053421021" calcext:value-type="float">
            <text:p>9,99934053421021</text:p>
          </table:table-cell>
          <table:table-cell table:number-columns-repeated="2" office:value-type="float" office:value="4278" calcext:value-type="float">
            <text:p>42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./data/50nodes/dis_69.txt</text:p>
          </table:table-cell>
          <table:table-cell office:value-type="float" office:value="0.00638771057128906" calcext:value-type="float">
            <text:p>0,006387710571289</text:p>
          </table:table-cell>
          <table:table-cell table:number-columns-repeated="2" office:value-type="float" office:value="11199" calcext:value-type="float">
            <text:p>11199</text:p>
          </table:table-cell>
          <table:table-cell office:value-type="float" office:value="0.251008987426758" calcext:value-type="float">
            <text:p>0,251008987426758</text:p>
          </table:table-cell>
          <table:table-cell table:number-columns-repeated="2" office:value-type="float" office:value="3055" calcext:value-type="float">
            <text:p>3055</text:p>
          </table:table-cell>
          <table:table-cell office:value-type="float" office:value="9.99737596511841" calcext:value-type="float">
            <text:p>9,99737596511841</text:p>
          </table:table-cell>
          <table:table-cell table:number-columns-repeated="2" office:value-type="float" office:value="2161" calcext:value-type="float">
            <text:p>2161</text:p>
          </table:table-cell>
          <table:table-cell office:value-type="float" office:value="10.0405144691467" calcext:value-type="float">
            <text:p>10,0405144691467</text:p>
          </table:table-cell>
          <table:table-cell table:number-columns-repeated="2" office:value-type="float" office:value="4117" calcext:value-type="float">
            <text:p>411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./data/50nodes/dis_33.txt</text:p>
          </table:table-cell>
          <table:table-cell office:value-type="float" office:value="0.00822949409484863" calcext:value-type="float">
            <text:p>0,008229494094849</text:p>
          </table:table-cell>
          <table:table-cell table:number-columns-repeated="2" office:value-type="float" office:value="10856" calcext:value-type="float">
            <text:p>10856</text:p>
          </table:table-cell>
          <table:table-cell office:value-type="float" office:value="0.250500917434692" calcext:value-type="float">
            <text:p>0,250500917434692</text:p>
          </table:table-cell>
          <table:table-cell table:number-columns-repeated="2" office:value-type="float" office:value="3105" calcext:value-type="float">
            <text:p>3105</text:p>
          </table:table-cell>
          <table:table-cell office:value-type="float" office:value="10.0003941059113" calcext:value-type="float">
            <text:p>10,0003941059113</text:p>
          </table:table-cell>
          <table:table-cell table:number-columns-repeated="2" office:value-type="float" office:value="2179" calcext:value-type="float">
            <text:p>2179</text:p>
          </table:table-cell>
          <table:table-cell office:value-type="float" office:value="10.0153176784515" calcext:value-type="float">
            <text:p>10,0153176784515</text:p>
          </table:table-cell>
          <table:table-cell table:number-columns-repeated="2" office:value-type="float" office:value="4529" calcext:value-type="float">
            <text:p>452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./data/50nodes/dis_48.txt</text:p>
          </table:table-cell>
          <table:table-cell office:value-type="float" office:value="0.00908493995666504" calcext:value-type="float">
            <text:p>0,009084939956665</text:p>
          </table:table-cell>
          <table:table-cell table:number-columns-repeated="2" office:value-type="float" office:value="10553" calcext:value-type="float">
            <text:p>10553</text:p>
          </table:table-cell>
          <table:table-cell office:value-type="float" office:value="0.218441247940063" calcext:value-type="float">
            <text:p>0,218441247940063</text:p>
          </table:table-cell>
          <table:table-cell table:number-columns-repeated="2" office:value-type="float" office:value="3628" calcext:value-type="float">
            <text:p>3628</text:p>
          </table:table-cell>
          <table:table-cell office:value-type="float" office:value="9.99745893478394" calcext:value-type="float">
            <text:p>9,99745893478394</text:p>
          </table:table-cell>
          <table:table-cell table:number-columns-repeated="2" office:value-type="float" office:value="2168" calcext:value-type="float">
            <text:p>2168</text:p>
          </table:table-cell>
          <table:table-cell office:value-type="float" office:value="10.0301232337952" calcext:value-type="float">
            <text:p>10,0301232337952</text:p>
          </table:table-cell>
          <table:table-cell table:number-columns-repeated="2" office:value-type="float" office:value="3925" calcext:value-type="float">
            <text:p>39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./data/50nodes/dis_76.txt</text:p>
          </table:table-cell>
          <table:table-cell office:value-type="float" office:value="0.0466158390045166" calcext:value-type="float">
            <text:p>0,046615839004517</text:p>
          </table:table-cell>
          <table:table-cell table:number-columns-repeated="2" office:value-type="float" office:value="7967" calcext:value-type="float">
            <text:p>7967</text:p>
          </table:table-cell>
          <table:table-cell office:value-type="float" office:value="0.295190334320068" calcext:value-type="float">
            <text:p>0,295190334320068</text:p>
          </table:table-cell>
          <table:table-cell table:number-columns-repeated="2" office:value-type="float" office:value="3218" calcext:value-type="float">
            <text:p>3218</text:p>
          </table:table-cell>
          <table:table-cell office:value-type="float" office:value="9.99698424339294" calcext:value-type="float">
            <text:p>9,99698424339294</text:p>
          </table:table-cell>
          <table:table-cell table:number-columns-repeated="2" office:value-type="float" office:value="2292" calcext:value-type="float">
            <text:p>2292</text:p>
          </table:table-cell>
          <table:table-cell office:value-type="float" office:value="10.0340754985809" calcext:value-type="float">
            <text:p>10,0340754985809</text:p>
          </table:table-cell>
          <table:table-cell table:number-columns-repeated="2"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./data/50nodes/dis_99.txt</text:p>
          </table:table-cell>
          <table:table-cell office:value-type="float" office:value="0.0417554378509522" calcext:value-type="float">
            <text:p>0,041755437850952</text:p>
          </table:table-cell>
          <table:table-cell table:number-columns-repeated="2" office:value-type="float" office:value="8127" calcext:value-type="float">
            <text:p>8127</text:p>
          </table:table-cell>
          <table:table-cell office:value-type="float" office:value="0.219340085983276" calcext:value-type="float">
            <text:p>0,219340085983276</text:p>
          </table:table-cell>
          <table:table-cell table:number-columns-repeated="2" office:value-type="float" office:value="3728" calcext:value-type="float">
            <text:p>3728</text:p>
          </table:table-cell>
          <table:table-cell office:value-type="float" office:value="9.99895095825195" calcext:value-type="float">
            <text:p>9,99895095825195</text:p>
          </table:table-cell>
          <table:table-cell table:number-columns-repeated="2" office:value-type="float" office:value="2155" calcext:value-type="float">
            <text:p>2155</text:p>
          </table:table-cell>
          <table:table-cell office:value-type="float" office:value="10.0328726768494" calcext:value-type="float">
            <text:p>10,0328726768494</text:p>
          </table:table-cell>
          <table:table-cell table:number-columns-repeated="2" office:value-type="float" office:value="4433" calcext:value-type="float">
            <text:p>44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./data/50nodes/dis_83.txt</text:p>
          </table:table-cell>
          <table:table-cell office:value-type="float" office:value="0.010462760925293" calcext:value-type="float">
            <text:p>0,010462760925293</text:p>
          </table:table-cell>
          <table:table-cell table:number-columns-repeated="2" office:value-type="float" office:value="9690" calcext:value-type="float">
            <text:p>9690</text:p>
          </table:table-cell>
          <table:table-cell office:value-type="float" office:value="0.209046602249145" calcext:value-type="float">
            <text:p>0,209046602249145</text:p>
          </table:table-cell>
          <table:table-cell table:number-columns-repeated="2" office:value-type="float" office:value="3720" calcext:value-type="float">
            <text:p>3720</text:p>
          </table:table-cell>
          <table:table-cell office:value-type="float" office:value="9.99835991859436" calcext:value-type="float">
            <text:p>9,99835991859436</text:p>
          </table:table-cell>
          <table:table-cell table:number-columns-repeated="2" office:value-type="float" office:value="2182" calcext:value-type="float">
            <text:p>2182</text:p>
          </table:table-cell>
          <table:table-cell office:value-type="float" office:value="10.0198965072632" calcext:value-type="float">
            <text:p>10,0198965072632</text:p>
          </table:table-cell>
          <table:table-cell table:number-columns-repeated="2" office:value-type="float" office:value="3860" calcext:value-type="float">
            <text:p>386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./data/50nodes/dis_15.txt</text:p>
          </table:table-cell>
          <table:table-cell office:value-type="float" office:value="0.0185816287994385" calcext:value-type="float">
            <text:p>0,018581628799439</text:p>
          </table:table-cell>
          <table:table-cell table:number-columns-repeated="2" office:value-type="float" office:value="10084" calcext:value-type="float">
            <text:p>10084</text:p>
          </table:table-cell>
          <table:table-cell office:value-type="float" office:value="0.216499090194702" calcext:value-type="float">
            <text:p>0,216499090194702</text:p>
          </table:table-cell>
          <table:table-cell table:number-columns-repeated="2" office:value-type="float" office:value="3163" calcext:value-type="float">
            <text:p>3163</text:p>
          </table:table-cell>
          <table:table-cell office:value-type="float" office:value="10.0022089481354" calcext:value-type="float">
            <text:p>10,0022089481354</text:p>
          </table:table-cell>
          <table:table-cell table:number-columns-repeated="2" office:value-type="float" office:value="2143" calcext:value-type="float">
            <text:p>2143</text:p>
          </table:table-cell>
          <table:table-cell office:value-type="float" office:value="10.0210409164429" calcext:value-type="float">
            <text:p>10,0210409164429</text:p>
          </table:table-cell>
          <table:table-cell table:number-columns-repeated="2" office:value-type="float" office:value="4097" calcext:value-type="float">
            <text:p>409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./data/50nodes/dis_45.txt</text:p>
          </table:table-cell>
          <table:table-cell office:value-type="float" office:value="0.00439786911010742" calcext:value-type="float">
            <text:p>0,004397869110107</text:p>
          </table:table-cell>
          <table:table-cell table:number-columns-repeated="2" office:value-type="float" office:value="10082" calcext:value-type="float">
            <text:p>10082</text:p>
          </table:table-cell>
          <table:table-cell office:value-type="float" office:value="0.232026100158691" calcext:value-type="float">
            <text:p>0,232026100158691</text:p>
          </table:table-cell>
          <table:table-cell table:number-columns-repeated="2" office:value-type="float" office:value="3719" calcext:value-type="float">
            <text:p>3719</text:p>
          </table:table-cell>
          <table:table-cell office:value-type="float" office:value="9.99832129478455" calcext:value-type="float">
            <text:p>9,99832129478455</text:p>
          </table:table-cell>
          <table:table-cell table:number-columns-repeated="2" office:value-type="float" office:value="2053" calcext:value-type="float">
            <text:p>2053</text:p>
          </table:table-cell>
          <table:table-cell office:value-type="float" office:value="10.0310080051422" calcext:value-type="float">
            <text:p>10,0310080051422</text:p>
          </table:table-cell>
          <table:table-cell table:number-columns-repeated="2"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./data/50nodes/dis_95.txt</text:p>
          </table:table-cell>
          <table:table-cell office:value-type="float" office:value="0.0708200931549072" calcext:value-type="float">
            <text:p>0,070820093154907</text:p>
          </table:table-cell>
          <table:table-cell table:number-columns-repeated="2" office:value-type="float" office:value="6187" calcext:value-type="float">
            <text:p>6187</text:p>
          </table:table-cell>
          <table:table-cell office:value-type="float" office:value="0.228512287139893" calcext:value-type="float">
            <text:p>0,228512287139893</text:p>
          </table:table-cell>
          <table:table-cell table:number-columns-repeated="2" office:value-type="float" office:value="3461" calcext:value-type="float">
            <text:p>3461</text:p>
          </table:table-cell>
          <table:table-cell office:value-type="float" office:value="9.99980783462524" calcext:value-type="float">
            <text:p>9,99980783462524</text:p>
          </table:table-cell>
          <table:table-cell table:number-columns-repeated="2" office:value-type="float" office:value="2072" calcext:value-type="float">
            <text:p>2072</text:p>
          </table:table-cell>
          <table:table-cell office:value-type="float" office:value="10.0340099334717" calcext:value-type="float">
            <text:p>10,0340099334717</text:p>
          </table:table-cell>
          <table:table-cell table:number-columns-repeated="2" office:value-type="float" office:value="4107" calcext:value-type="float">
            <text:p>41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./data/50nodes/dis_64.txt</text:p>
          </table:table-cell>
          <table:table-cell office:value-type="float" office:value="0.0206987857818604" calcext:value-type="float">
            <text:p>0,02069878578186</text:p>
          </table:table-cell>
          <table:table-cell table:number-columns-repeated="2" office:value-type="float" office:value="9315" calcext:value-type="float">
            <text:p>9315</text:p>
          </table:table-cell>
          <table:table-cell office:value-type="float" office:value="0.236770391464233" calcext:value-type="float">
            <text:p>0,236770391464233</text:p>
          </table:table-cell>
          <table:table-cell table:number-columns-repeated="2" office:value-type="float" office:value="3443" calcext:value-type="float">
            <text:p>3443</text:p>
          </table:table-cell>
          <table:table-cell office:value-type="float" office:value="9.99724316596985" calcext:value-type="float">
            <text:p>9,99724316596985</text:p>
          </table:table-cell>
          <table:table-cell table:number-columns-repeated="2" office:value-type="float" office:value="2155" calcext:value-type="float">
            <text:p>2155</text:p>
          </table:table-cell>
          <table:table-cell office:value-type="float" office:value="10.0160796642303" calcext:value-type="float">
            <text:p>10,0160796642303</text:p>
          </table:table-cell>
          <table:table-cell table:number-columns-repeated="2"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./data/50nodes/dis_44.txt</text:p>
          </table:table-cell>
          <table:table-cell office:value-type="float" office:value="0.0453300476074219" calcext:value-type="float">
            <text:p>0,045330047607422</text:p>
          </table:table-cell>
          <table:table-cell table:number-columns-repeated="2" office:value-type="float" office:value="8433" calcext:value-type="float">
            <text:p>8433</text:p>
          </table:table-cell>
          <table:table-cell office:value-type="float" office:value="0.208726644515991" calcext:value-type="float">
            <text:p>0,208726644515991</text:p>
          </table:table-cell>
          <table:table-cell table:number-columns-repeated="2" office:value-type="float" office:value="3437" calcext:value-type="float">
            <text:p>3437</text:p>
          </table:table-cell>
          <table:table-cell office:value-type="float" office:value="10.0005543231964" calcext:value-type="float">
            <text:p>10,0005543231964</text:p>
          </table:table-cell>
          <table:table-cell table:number-columns-repeated="2" office:value-type="float" office:value="2047" calcext:value-type="float">
            <text:p>2047</text:p>
          </table:table-cell>
          <table:table-cell office:value-type="float" office:value="10.0164766311646" calcext:value-type="float">
            <text:p>10,0164766311646</text:p>
          </table:table-cell>
          <table:table-cell table:number-columns-repeated="2" office:value-type="float" office:value="3916" calcext:value-type="float">
            <text:p>39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./data/50nodes/dis_5.txt</text:p>
          </table:table-cell>
          <table:table-cell office:value-type="float" office:value="0.0040593147277832" calcext:value-type="float">
            <text:p>0,004059314727783</text:p>
          </table:table-cell>
          <table:table-cell table:number-columns-repeated="2" office:value-type="float" office:value="9783" calcext:value-type="float">
            <text:p>9783</text:p>
          </table:table-cell>
          <table:table-cell office:value-type="float" office:value="0.224697351455688" calcext:value-type="float">
            <text:p>0,224697351455688</text:p>
          </table:table-cell>
          <table:table-cell table:number-columns-repeated="2" office:value-type="float" office:value="3326" calcext:value-type="float">
            <text:p>3326</text:p>
          </table:table-cell>
          <table:table-cell office:value-type="float" office:value="9.99779415130615" calcext:value-type="float">
            <text:p>9,99779415130615</text:p>
          </table:table-cell>
          <table:table-cell table:number-columns-repeated="2" office:value-type="float" office:value="2151" calcext:value-type="float">
            <text:p>2151</text:p>
          </table:table-cell>
          <table:table-cell office:value-type="float" office:value="10.0326805114746" calcext:value-type="float">
            <text:p>10,0326805114746</text:p>
          </table:table-cell>
          <table:table-cell table:number-columns-repeated="2"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./data/50nodes/dis_98.txt</text:p>
          </table:table-cell>
          <table:table-cell office:value-type="float" office:value="0.0149192810058594" calcext:value-type="float">
            <text:p>0,014919281005859</text:p>
          </table:table-cell>
          <table:table-cell table:number-columns-repeated="2" office:value-type="float" office:value="10403" calcext:value-type="float">
            <text:p>10403</text:p>
          </table:table-cell>
          <table:table-cell office:value-type="float" office:value="0.25531530380249" calcext:value-type="float">
            <text:p>0,25531530380249</text:p>
          </table:table-cell>
          <table:table-cell table:number-columns-repeated="2" office:value-type="float" office:value="2918" calcext:value-type="float">
            <text:p>2918</text:p>
          </table:table-cell>
          <table:table-cell office:value-type="float" office:value="10.001387834549" calcext:value-type="float">
            <text:p>10,001387834549</text:p>
          </table:table-cell>
          <table:table-cell table:number-columns-repeated="2" office:value-type="float" office:value="2087" calcext:value-type="float">
            <text:p>2087</text:p>
          </table:table-cell>
          <table:table-cell office:value-type="float" office:value="10.0065155029297" calcext:value-type="float">
            <text:p>10,0065155029297</text:p>
          </table:table-cell>
          <table:table-cell table:number-columns-repeated="2" office:value-type="float" office:value="3868" calcext:value-type="float">
            <text:p>386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./data/50nodes/dis_58.txt</text:p>
          </table:table-cell>
          <table:table-cell office:value-type="float" office:value="0.00854778289794922" calcext:value-type="float">
            <text:p>0,008547782897949</text:p>
          </table:table-cell>
          <table:table-cell table:number-columns-repeated="2" office:value-type="float" office:value="11002" calcext:value-type="float">
            <text:p>11002</text:p>
          </table:table-cell>
          <table:table-cell office:value-type="float" office:value="0.231533050537109" calcext:value-type="float">
            <text:p>0,231533050537109</text:p>
          </table:table-cell>
          <table:table-cell table:number-columns-repeated="2" office:value-type="float" office:value="3275" calcext:value-type="float">
            <text:p>3275</text:p>
          </table:table-cell>
          <table:table-cell office:value-type="float" office:value="9.99847102165222" calcext:value-type="float">
            <text:p>9,99847102165222</text:p>
          </table:table-cell>
          <table:table-cell table:number-columns-repeated="2" office:value-type="float" office:value="2104" calcext:value-type="float">
            <text:p>2104</text:p>
          </table:table-cell>
          <table:table-cell office:value-type="float" office:value="10.0390334129334" calcext:value-type="float">
            <text:p>10,0390334129334</text:p>
          </table:table-cell>
          <table:table-cell table:number-columns-repeated="2" office:value-type="float" office:value="3733" calcext:value-type="float">
            <text:p>37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./data/50nodes/dis_14.txt</text:p>
          </table:table-cell>
          <table:table-cell office:value-type="float" office:value="0.028416633605957" calcext:value-type="float">
            <text:p>0,028416633605957</text:p>
          </table:table-cell>
          <table:table-cell table:number-columns-repeated="2" office:value-type="float" office:value="9391" calcext:value-type="float">
            <text:p>9391</text:p>
          </table:table-cell>
          <table:table-cell office:value-type="float" office:value="0.257144451141357" calcext:value-type="float">
            <text:p>0,257144451141357</text:p>
          </table:table-cell>
          <table:table-cell table:number-columns-repeated="2" office:value-type="float" office:value="3480" calcext:value-type="float">
            <text:p>3480</text:p>
          </table:table-cell>
          <table:table-cell office:value-type="float" office:value="9.99864912033081" calcext:value-type="float">
            <text:p>9,99864912033081</text:p>
          </table:table-cell>
          <table:table-cell table:number-columns-repeated="2" office:value-type="float" office:value="2038" calcext:value-type="float">
            <text:p>2038</text:p>
          </table:table-cell>
          <table:table-cell office:value-type="float" office:value="10.0145075321198" calcext:value-type="float">
            <text:p>10,0145075321198</text:p>
          </table:table-cell>
          <table:table-cell table:number-columns-repeated="2" office:value-type="float" office:value="4575" calcext:value-type="float">
            <text:p>45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./data/50nodes/dis_10.txt</text:p>
          </table:table-cell>
          <table:table-cell office:value-type="float" office:value="0.0138595104217529" calcext:value-type="float">
            <text:p>0,013859510421753</text:p>
          </table:table-cell>
          <table:table-cell table:number-columns-repeated="2" office:value-type="float" office:value="9496" calcext:value-type="float">
            <text:p>9496</text:p>
          </table:table-cell>
          <table:table-cell office:value-type="float" office:value="0.196376323699951" calcext:value-type="float">
            <text:p>0,196376323699951</text:p>
          </table:table-cell>
          <table:table-cell table:number-columns-repeated="2" office:value-type="float" office:value="3647" calcext:value-type="float">
            <text:p>3647</text:p>
          </table:table-cell>
          <table:table-cell office:value-type="float" office:value="9.99845099449158" calcext:value-type="float">
            <text:p>9,99845099449158</text:p>
          </table:table-cell>
          <table:table-cell table:number-columns-repeated="2" office:value-type="float" office:value="2268" calcext:value-type="float">
            <text:p>2268</text:p>
          </table:table-cell>
          <table:table-cell office:value-type="float" office:value="10.0371713638306" calcext:value-type="float">
            <text:p>10,0371713638306</text:p>
          </table:table-cell>
          <table:table-cell table:number-columns-repeated="2"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./data/50nodes/dis_68.txt</text:p>
          </table:table-cell>
          <table:table-cell office:value-type="float" office:value="0.0211782455444336" calcext:value-type="float">
            <text:p>0,021178245544434</text:p>
          </table:table-cell>
          <table:table-cell table:number-columns-repeated="2" office:value-type="float" office:value="9002" calcext:value-type="float">
            <text:p>9002</text:p>
          </table:table-cell>
          <table:table-cell office:value-type="float" office:value="0.21720290184021" calcext:value-type="float">
            <text:p>0,21720290184021</text:p>
          </table:table-cell>
          <table:table-cell table:number-columns-repeated="2" office:value-type="float" office:value="3643" calcext:value-type="float">
            <text:p>3643</text:p>
          </table:table-cell>
          <table:table-cell office:value-type="float" office:value="9.99817752838135" calcext:value-type="float">
            <text:p>9,99817752838135</text:p>
          </table:table-cell>
          <table:table-cell table:number-columns-repeated="2" office:value-type="float" office:value="2278" calcext:value-type="float">
            <text:p>2278</text:p>
          </table:table-cell>
          <table:table-cell office:value-type="float" office:value="10.0238306522369" calcext:value-type="float">
            <text:p>10,0238306522369</text:p>
          </table:table-cell>
          <table:table-cell table:number-columns-repeated="2" office:value-type="float" office:value="4295" calcext:value-type="float">
            <text:p>429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./data/50nodes/dis_19.txt</text:p>
          </table:table-cell>
          <table:table-cell office:value-type="float" office:value="0.0262472629547119" calcext:value-type="float">
            <text:p>0,026247262954712</text:p>
          </table:table-cell>
          <table:table-cell table:number-columns-repeated="2" office:value-type="float" office:value="8376" calcext:value-type="float">
            <text:p>8376</text:p>
          </table:table-cell>
          <table:table-cell office:value-type="float" office:value="0.204264163970947" calcext:value-type="float">
            <text:p>0,204264163970947</text:p>
          </table:table-cell>
          <table:table-cell table:number-columns-repeated="2" office:value-type="float" office:value="3870" calcext:value-type="float">
            <text:p>3870</text:p>
          </table:table-cell>
          <table:table-cell office:value-type="float" office:value="9.99958467483521" calcext:value-type="float">
            <text:p>9,99958467483521</text:p>
          </table:table-cell>
          <table:table-cell table:number-columns-repeated="2" office:value-type="float" office:value="2104" calcext:value-type="float">
            <text:p>2104</text:p>
          </table:table-cell>
          <table:table-cell office:value-type="float" office:value="10.005588054657" calcext:value-type="float">
            <text:p>10,005588054657</text:p>
          </table:table-cell>
          <table:table-cell table:number-columns-repeated="2" office:value-type="float" office:value="4202" calcext:value-type="float">
            <text:p>420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./data/50nodes/dis_39.txt</text:p>
          </table:table-cell>
          <table:table-cell office:value-type="float" office:value="0.0301876068115234" calcext:value-type="float">
            <text:p>0,030187606811523</text:p>
          </table:table-cell>
          <table:table-cell table:number-columns-repeated="2" office:value-type="float" office:value="8431" calcext:value-type="float">
            <text:p>8431</text:p>
          </table:table-cell>
          <table:table-cell office:value-type="float" office:value="0.229162216186523" calcext:value-type="float">
            <text:p>0,229162216186523</text:p>
          </table:table-cell>
          <table:table-cell table:number-columns-repeated="2" office:value-type="float" office:value="3525" calcext:value-type="float">
            <text:p>3525</text:p>
          </table:table-cell>
          <table:table-cell office:value-type="float" office:value="9.99857258796692" calcext:value-type="float">
            <text:p>9,99857258796692</text:p>
          </table:table-cell>
          <table:table-cell table:number-columns-repeated="2" office:value-type="float" office:value="2146" calcext:value-type="float">
            <text:p>2146</text:p>
          </table:table-cell>
          <table:table-cell office:value-type="float" office:value="10.0099821090698" calcext:value-type="float">
            <text:p>10,0099821090698</text:p>
          </table:table-cell>
          <table:table-cell table:number-columns-repeated="2" office:value-type="float" office:value="3695" calcext:value-type="float">
            <text:p>3695</text:p>
          </table:table-cell>
        </table:table-row>
        <table:table-row table:style-name="ro1">
          <table:table-cell table:number-columns-repeated="2"/>
          <table:table-cell table:formula="of:=SUM([.C2:.C101])" office:value-type="float" office:value="1.69283580780029" calcext:value-type="float">
            <text:p>1,69283580780029</text:p>
          </table:table-cell>
          <table:table-cell table:formula="of:=SUM([.D2:.D101])" office:value-type="float" office:value="971118" calcext:value-type="float">
            <text:p>971118</text:p>
          </table:table-cell>
          <table:table-cell table:formula="of:=SUM([.E2:.E101])" office:value-type="float" office:value="971118" calcext:value-type="float">
            <text:p>971118</text:p>
          </table:table-cell>
          <table:table-cell table:formula="of:=SUM([.F2:.F101])" office:value-type="float" office:value="24.9139568805694" calcext:value-type="float">
            <text:p>24,9139568805694</text:p>
          </table:table-cell>
          <table:table-cell table:formula="of:=SUM([.G2:.G101])" office:value-type="float" office:value="331824" calcext:value-type="float">
            <text:p>331824</text:p>
          </table:table-cell>
          <table:table-cell table:formula="of:=SUM([.H2:.H101])" office:value-type="float" office:value="331824" calcext:value-type="float">
            <text:p>331824</text:p>
          </table:table-cell>
          <table:table-cell table:formula="of:=SUM([.I2:.I101])" office:value-type="float" office:value="999.877205610275" calcext:value-type="float">
            <text:p>999,877205610275</text:p>
          </table:table-cell>
          <table:table-cell table:formula="of:=SUM([.J2:.J101])" office:value-type="float" office:value="212284" calcext:value-type="float">
            <text:p>212284</text:p>
          </table:table-cell>
          <table:table-cell table:formula="of:=SUM([.K2:.K101])" office:value-type="float" office:value="212284" calcext:value-type="float">
            <text:p>212284</text:p>
          </table:table-cell>
          <table:table-cell table:formula="of:=SUM([.L2:.L101])" office:value-type="float" office:value="1001.82164430618" calcext:value-type="float">
            <text:p>1001,82164430618</text:p>
          </table:table-cell>
          <table:table-cell table:formula="of:=SUM([.M2:.M101])" office:value-type="float" office:value="410731" calcext:value-type="float">
            <text:p>410731</text:p>
          </table:table-cell>
          <table:table-cell table:formula="of:=SUM([.N2:.N101])" office:value-type="float" office:value="410731" calcext:value-type="float">
            <text:p>410731</text:p>
          </table:table-cell>
        </table:table-row>
      </table:table>
      <table:table table:name="TESTBENCH_metaheu_ls_vnd_bvns_ts__niter_10_search_anxious_init_random_memory_10_times4ave_1_maxs_10.0" table:style-name="ta1">
        <table:shapes>
          <draw:frame draw:z-index="0" draw:style-name="gr1" draw:text-style-name="P1" svg:width="36.039cm" svg:height="9.005cm" svg:x="4.982cm" svg:y="46.963cm">
            <draw:object draw:notify-on-update-of-ranges="'TESTBENCH_metaheu_ls_vnd_bvns_ts__niter_10_search_anxious_init_random_memory_10_times4ave_1_maxs_10.0'.E1:'TESTBENCH_metaheu_ls_vnd_bvns_ts__niter_10_search_anxious_init_random_memory_10_times4ave_1_maxs_10.0'.E1 'TESTBENCH_metaheu_ls_vnd_bvns_ts__niter_10_search_anxious_init_random_memory_10_times4ave_1_maxs_10.0'.E2:'TESTBENCH_metaheu_ls_vnd_bvns_ts__niter_10_search_anxious_init_random_memory_10_times4ave_1_maxs_10.0'.E101 'TESTBENCH_metaheu_ls_vnd_bvns_ts__niter_10_search_anxious_init_random_memory_10_times4ave_1_maxs_10.0'.H1:'TESTBENCH_metaheu_ls_vnd_bvns_ts__niter_10_search_anxious_init_random_memory_10_times4ave_1_maxs_10.0'.H1 'TESTBENCH_metaheu_ls_vnd_bvns_ts__niter_10_search_anxious_init_random_memory_10_times4ave_1_maxs_10.0'.H2:'TESTBENCH_metaheu_ls_vnd_bvns_ts__niter_10_search_anxious_init_random_memory_10_times4ave_1_maxs_10.0'.H101 'TESTBENCH_metaheu_ls_vnd_bvns_ts__niter_10_search_anxious_init_random_memory_10_times4ave_1_maxs_10.0'.K1:'TESTBENCH_metaheu_ls_vnd_bvns_ts__niter_10_search_anxious_init_random_memory_10_times4ave_1_maxs_10.0'.K1 'TESTBENCH_metaheu_ls_vnd_bvns_ts__niter_10_search_anxious_init_random_memory_10_times4ave_1_maxs_10.0'.K2:'TESTBENCH_metaheu_ls_vnd_bvns_ts__niter_10_search_anxious_init_random_memory_10_times4ave_1_maxs_10.0'.K101 'TESTBENCH_metaheu_ls_vnd_bvns_ts__niter_10_search_anxious_init_random_memory_10_times4ave_1_maxs_10.0'.N1:'TESTBENCH_metaheu_ls_vnd_bvns_ts__niter_10_search_anxious_init_random_memory_10_times4ave_1_maxs_10.0'.N1 'TESTBENCH_metaheu_ls_vnd_bvns_ts__niter_10_search_anxious_init_random_memory_10_times4ave_1_maxs_10.0'.N2:'TESTBENCH_metaheu_ls_vnd_bvns_ts__niter_10_search_anxious_init_random_memory_10_times4ave_1_maxs_10.0'.N1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ls_av_elapsed_time</text:p>
          </table:table-cell>
          <table:table-cell office:value-type="string" calcext:value-type="string">
            <text:p>ls_av_cost</text:p>
          </table:table-cell>
          <table:table-cell office:value-type="string" calcext:value-type="string">
            <text:p>ls_best_cost</text:p>
          </table:table-cell>
          <table:table-cell office:value-type="string" calcext:value-type="string">
            <text:p>vnd_av_elapsed_time</text:p>
          </table:table-cell>
          <table:table-cell office:value-type="string" calcext:value-type="string">
            <text:p>vnd_av_cost</text:p>
          </table:table-cell>
          <table:table-cell office:value-type="string" calcext:value-type="string">
            <text:p>vnd_best_cost</text:p>
          </table:table-cell>
          <table:table-cell office:value-type="string" calcext:value-type="string">
            <text:p>bvns_av_elapsed_time</text:p>
          </table:table-cell>
          <table:table-cell office:value-type="string" calcext:value-type="string">
            <text:p>bvns_av_cost</text:p>
          </table:table-cell>
          <table:table-cell office:value-type="string" calcext:value-type="string">
            <text:p>bvns_best_cost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50nodes/dis_74.txt</text:p>
          </table:table-cell>
          <table:table-cell office:value-type="float" office:value="0.00349640846252441" calcext:value-type="float">
            <text:p>0,003496408462524</text:p>
          </table:table-cell>
          <table:table-cell table:number-columns-repeated="2" office:value-type="float" office:value="7722" calcext:value-type="float">
            <text:p>7722</text:p>
          </table:table-cell>
          <table:table-cell office:value-type="float" office:value="0.187491178512573" calcext:value-type="float">
            <text:p>0,187491178512573</text:p>
          </table:table-cell>
          <table:table-cell table:number-columns-repeated="2" office:value-type="float" office:value="3764" calcext:value-type="float">
            <text:p>3764</text:p>
          </table:table-cell>
          <table:table-cell office:value-type="float" office:value="9.99860262870789" calcext:value-type="float">
            <text:p>9,99860262870789</text:p>
          </table:table-cell>
          <table:table-cell table:number-columns-repeated="2" office:value-type="float" office:value="2125" calcext:value-type="float">
            <text:p>2125</text:p>
          </table:table-cell>
          <table:table-cell office:value-type="float" office:value="10.0019135475159" calcext:value-type="float">
            <text:p>10,0019135475159</text:p>
          </table:table-cell>
          <table:table-cell table:number-columns-repeated="2" office:value-type="float" office:value="3605" calcext:value-type="float">
            <text:p>36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50nodes/dis_51.txt</text:p>
          </table:table-cell>
          <table:table-cell office:value-type="float" office:value="0.0145184993743896" calcext:value-type="float">
            <text:p>0,01451849937439</text:p>
          </table:table-cell>
          <table:table-cell table:number-columns-repeated="2" office:value-type="float" office:value="8556" calcext:value-type="float">
            <text:p>8556</text:p>
          </table:table-cell>
          <table:table-cell office:value-type="float" office:value="0.176321268081665" calcext:value-type="float">
            <text:p>0,176321268081665</text:p>
          </table:table-cell>
          <table:table-cell table:number-columns-repeated="2" office:value-type="float" office:value="3312" calcext:value-type="float">
            <text:p>3312</text:p>
          </table:table-cell>
          <table:table-cell office:value-type="float" office:value="9.99686050415039" calcext:value-type="float">
            <text:p>9,99686050415039</text:p>
          </table:table-cell>
          <table:table-cell table:number-columns-repeated="2" office:value-type="float" office:value="2047" calcext:value-type="float">
            <text:p>2047</text:p>
          </table:table-cell>
          <table:table-cell office:value-type="float" office:value="10.0213758945465" calcext:value-type="float">
            <text:p>10,0213758945465</text:p>
          </table:table-cell>
          <table:table-cell table:number-columns-repeated="2" office:value-type="float" office:value="4305" calcext:value-type="float">
            <text:p>43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50nodes/dis_50.txt</text:p>
          </table:table-cell>
          <table:table-cell office:value-type="float" office:value="0.00551772117614746" calcext:value-type="float">
            <text:p>0,005517721176147</text:p>
          </table:table-cell>
          <table:table-cell table:number-columns-repeated="2" office:value-type="float" office:value="8466" calcext:value-type="float">
            <text:p>8466</text:p>
          </table:table-cell>
          <table:table-cell office:value-type="float" office:value="0.138576030731201" calcext:value-type="float">
            <text:p>0,138576030731201</text:p>
          </table:table-cell>
          <table:table-cell table:number-columns-repeated="2" office:value-type="float" office:value="3940" calcext:value-type="float">
            <text:p>3940</text:p>
          </table:table-cell>
          <table:table-cell office:value-type="float" office:value="9.9982054233551" calcext:value-type="float">
            <text:p>9,9982054233551</text:p>
          </table:table-cell>
          <table:table-cell table:number-columns-repeated="2" office:value-type="float" office:value="2234" calcext:value-type="float">
            <text:p>2234</text:p>
          </table:table-cell>
          <table:table-cell office:value-type="float" office:value="10.0015578269959" calcext:value-type="float">
            <text:p>10,0015578269959</text:p>
          </table:table-cell>
          <table:table-cell table:number-columns-repeated="2" office:value-type="float" office:value="3822" calcext:value-type="float">
            <text:p>38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50nodes/dis_72.txt</text:p>
          </table:table-cell>
          <table:table-cell office:value-type="float" office:value="0.0034172534942627" calcext:value-type="float">
            <text:p>0,003417253494263</text:p>
          </table:table-cell>
          <table:table-cell table:number-columns-repeated="2" office:value-type="float" office:value="9321" calcext:value-type="float">
            <text:p>9321</text:p>
          </table:table-cell>
          <table:table-cell office:value-type="float" office:value="0.187241792678833" calcext:value-type="float">
            <text:p>0,187241792678833</text:p>
          </table:table-cell>
          <table:table-cell table:number-columns-repeated="2" office:value-type="float" office:value="3803" calcext:value-type="float">
            <text:p>3803</text:p>
          </table:table-cell>
          <table:table-cell office:value-type="float" office:value="9.99774241447449" calcext:value-type="float">
            <text:p>9,99774241447449</text:p>
          </table:table-cell>
          <table:table-cell table:number-columns-repeated="2" office:value-type="float" office:value="2099" calcext:value-type="float">
            <text:p>2099</text:p>
          </table:table-cell>
          <table:table-cell office:value-type="float" office:value="10.0288832187653" calcext:value-type="float">
            <text:p>10,0288832187653</text:p>
          </table:table-cell>
          <table:table-cell table:number-columns-repeated="2" office:value-type="float" office:value="4375" calcext:value-type="float">
            <text:p>43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50nodes/dis_29.txt</text:p>
          </table:table-cell>
          <table:table-cell office:value-type="float" office:value="0.02311110496521" calcext:value-type="float">
            <text:p>0,02311110496521</text:p>
          </table:table-cell>
          <table:table-cell table:number-columns-repeated="2" office:value-type="float" office:value="7182" calcext:value-type="float">
            <text:p>7182</text:p>
          </table:table-cell>
          <table:table-cell office:value-type="float" office:value="0.163965702056885" calcext:value-type="float">
            <text:p>0,163965702056885</text:p>
          </table:table-cell>
          <table:table-cell table:number-columns-repeated="2" office:value-type="float" office:value="3748" calcext:value-type="float">
            <text:p>3748</text:p>
          </table:table-cell>
          <table:table-cell office:value-type="float" office:value="9.99680304527283" calcext:value-type="float">
            <text:p>9,99680304527283</text:p>
          </table:table-cell>
          <table:table-cell table:number-columns-repeated="2" office:value-type="float" office:value="2193" calcext:value-type="float">
            <text:p>2193</text:p>
          </table:table-cell>
          <table:table-cell office:value-type="float" office:value="10.0055224895477" calcext:value-type="float">
            <text:p>10,0055224895477</text:p>
          </table:table-cell>
          <table:table-cell table:number-columns-repeated="2" office:value-type="float" office:value="4233" calcext:value-type="float">
            <text:p>42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50nodes/dis_1.txt</text:p>
          </table:table-cell>
          <table:table-cell office:value-type="float" office:value="0.00396227836608887" calcext:value-type="float">
            <text:p>0,003962278366089</text:p>
          </table:table-cell>
          <table:table-cell table:number-columns-repeated="2" office:value-type="float" office:value="8776" calcext:value-type="float">
            <text:p>8776</text:p>
          </table:table-cell>
          <table:table-cell office:value-type="float" office:value="0.236246347427368" calcext:value-type="float">
            <text:p>0,236246347427368</text:p>
          </table:table-cell>
          <table:table-cell table:number-columns-repeated="2" office:value-type="float" office:value="3190" calcext:value-type="float">
            <text:p>3190</text:p>
          </table:table-cell>
          <table:table-cell office:value-type="float" office:value="9.99887752532959" calcext:value-type="float">
            <text:p>9,99887752532959</text:p>
          </table:table-cell>
          <table:table-cell table:number-columns-repeated="2" office:value-type="float" office:value="2206" calcext:value-type="float">
            <text:p>2206</text:p>
          </table:table-cell>
          <table:table-cell office:value-type="float" office:value="10.0301792621613" calcext:value-type="float">
            <text:p>10,0301792621613</text:p>
          </table:table-cell>
          <table:table-cell table:number-columns-repeated="2" office:value-type="float" office:value="4412" calcext:value-type="float">
            <text:p>44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50nodes/dis_12.txt</text:p>
          </table:table-cell>
          <table:table-cell office:value-type="float" office:value="0.014477014541626" calcext:value-type="float">
            <text:p>0,014477014541626</text:p>
          </table:table-cell>
          <table:table-cell table:number-columns-repeated="2" office:value-type="float" office:value="7518" calcext:value-type="float">
            <text:p>7518</text:p>
          </table:table-cell>
          <table:table-cell office:value-type="float" office:value="0.165832281112671" calcext:value-type="float">
            <text:p>0,165832281112671</text:p>
          </table:table-cell>
          <table:table-cell table:number-columns-repeated="2" office:value-type="float" office:value="4243" calcext:value-type="float">
            <text:p>4243</text:p>
          </table:table-cell>
          <table:table-cell office:value-type="float" office:value="9.99799203872681" calcext:value-type="float">
            <text:p>9,99799203872681</text:p>
          </table:table-cell>
          <table:table-cell table:number-columns-repeated="2" office:value-type="float" office:value="1960" calcext:value-type="float">
            <text:p>1960</text:p>
          </table:table-cell>
          <table:table-cell office:value-type="float" office:value="10.0021269321442" calcext:value-type="float">
            <text:p>10,0021269321442</text:p>
          </table:table-cell>
          <table:table-cell table:number-columns-repeated="2" office:value-type="float" office:value="3696" calcext:value-type="float">
            <text:p>36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50nodes/dis_85.txt</text:p>
          </table:table-cell>
          <table:table-cell office:value-type="float" office:value="0.00646090507507324" calcext:value-type="float">
            <text:p>0,006460905075073</text:p>
          </table:table-cell>
          <table:table-cell table:number-columns-repeated="2" office:value-type="float" office:value="8311" calcext:value-type="float">
            <text:p>8311</text:p>
          </table:table-cell>
          <table:table-cell office:value-type="float" office:value="0.242188453674316" calcext:value-type="float">
            <text:p>0,242188453674316</text:p>
          </table:table-cell>
          <table:table-cell table:number-columns-repeated="2" office:value-type="float" office:value="3015" calcext:value-type="float">
            <text:p>3015</text:p>
          </table:table-cell>
          <table:table-cell office:value-type="float" office:value="9.99746203422546" calcext:value-type="float">
            <text:p>9,99746203422546</text:p>
          </table:table-cell>
          <table:table-cell table:number-columns-repeated="2" office:value-type="float" office:value="2177" calcext:value-type="float">
            <text:p>2177</text:p>
          </table:table-cell>
          <table:table-cell office:value-type="float" office:value="10.0044174194336" calcext:value-type="float">
            <text:p>10,0044174194336</text:p>
          </table:table-cell>
          <table:table-cell table:number-columns-repeated="2" office:value-type="float" office:value="4142" calcext:value-type="float">
            <text:p>41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50nodes/dis_77.txt</text:p>
          </table:table-cell>
          <table:table-cell office:value-type="float" office:value="0.0111391544342041" calcext:value-type="float">
            <text:p>0,011139154434204</text:p>
          </table:table-cell>
          <table:table-cell table:number-columns-repeated="2" office:value-type="float" office:value="7987" calcext:value-type="float">
            <text:p>7987</text:p>
          </table:table-cell>
          <table:table-cell office:value-type="float" office:value="0.227442502975464" calcext:value-type="float">
            <text:p>0,227442502975464</text:p>
          </table:table-cell>
          <table:table-cell table:number-columns-repeated="2" office:value-type="float" office:value="3244" calcext:value-type="float">
            <text:p>3244</text:p>
          </table:table-cell>
          <table:table-cell office:value-type="float" office:value="9.9969334602356" calcext:value-type="float">
            <text:p>9,9969334602356</text:p>
          </table:table-cell>
          <table:table-cell table:number-columns-repeated="2" office:value-type="float" office:value="2145" calcext:value-type="float">
            <text:p>2145</text:p>
          </table:table-cell>
          <table:table-cell office:value-type="float" office:value="10.0268168449402" calcext:value-type="float">
            <text:p>10,0268168449402</text:p>
          </table:table-cell>
          <table:table-cell table:number-columns-repeated="2" office:value-type="float" office:value="3876" calcext:value-type="float">
            <text:p>38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50nodes/dis_55.txt</text:p>
          </table:table-cell>
          <table:table-cell office:value-type="float" office:value="0.0272228717803955" calcext:value-type="float">
            <text:p>0,027222871780396</text:p>
          </table:table-cell>
          <table:table-cell table:number-columns-repeated="2" office:value-type="float" office:value="7135" calcext:value-type="float">
            <text:p>7135</text:p>
          </table:table-cell>
          <table:table-cell office:value-type="float" office:value="0.208101749420166" calcext:value-type="float">
            <text:p>0,208101749420166</text:p>
          </table:table-cell>
          <table:table-cell table:number-columns-repeated="2" office:value-type="float" office:value="3402" calcext:value-type="float">
            <text:p>3402</text:p>
          </table:table-cell>
          <table:table-cell office:value-type="float" office:value="10.0010101795197" calcext:value-type="float">
            <text:p>10,0010101795197</text:p>
          </table:table-cell>
          <table:table-cell table:number-columns-repeated="2" office:value-type="float" office:value="2131" calcext:value-type="float">
            <text:p>2131</text:p>
          </table:table-cell>
          <table:table-cell office:value-type="float" office:value="10.0354752540588" calcext:value-type="float">
            <text:p>10,0354752540588</text:p>
          </table:table-cell>
          <table:table-cell table:number-columns-repeated="2" office:value-type="float" office:value="4296" calcext:value-type="float">
            <text:p>42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50nodes/dis_57.txt</text:p>
          </table:table-cell>
          <table:table-cell office:value-type="float" office:value="0.0200052261352539" calcext:value-type="float">
            <text:p>0,020005226135254</text:p>
          </table:table-cell>
          <table:table-cell table:number-columns-repeated="2" office:value-type="float" office:value="8616" calcext:value-type="float">
            <text:p>8616</text:p>
          </table:table-cell>
          <table:table-cell office:value-type="float" office:value="0.181288719177246" calcext:value-type="float">
            <text:p>0,181288719177246</text:p>
          </table:table-cell>
          <table:table-cell table:number-columns-repeated="2" office:value-type="float" office:value="2859" calcext:value-type="float">
            <text:p>2859</text:p>
          </table:table-cell>
          <table:table-cell office:value-type="float" office:value="9.99784922599793" calcext:value-type="float">
            <text:p>9,99784922599793</text:p>
          </table:table-cell>
          <table:table-cell table:number-columns-repeated="2" office:value-type="float" office:value="2054" calcext:value-type="float">
            <text:p>2054</text:p>
          </table:table-cell>
          <table:table-cell office:value-type="float" office:value="10.0084784030914" calcext:value-type="float">
            <text:p>10,0084784030914</text:p>
          </table:table-cell>
          <table:table-cell table:number-columns-repeated="2" office:value-type="float" office:value="4126" calcext:value-type="float">
            <text:p>41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50nodes/dis_37.txt</text:p>
          </table:table-cell>
          <table:table-cell office:value-type="float" office:value="0.011791467666626" calcext:value-type="float">
            <text:p>0,011791467666626</text:p>
          </table:table-cell>
          <table:table-cell table:number-columns-repeated="2" office:value-type="float" office:value="8021" calcext:value-type="float">
            <text:p>8021</text:p>
          </table:table-cell>
          <table:table-cell office:value-type="float" office:value="0.175507783889771" calcext:value-type="float">
            <text:p>0,175507783889771</text:p>
          </table:table-cell>
          <table:table-cell table:number-columns-repeated="2" office:value-type="float" office:value="3440" calcext:value-type="float">
            <text:p>3440</text:p>
          </table:table-cell>
          <table:table-cell office:value-type="float" office:value="9.9986469745636" calcext:value-type="float">
            <text:p>9,9986469745636</text:p>
          </table:table-cell>
          <table:table-cell table:number-columns-repeated="2" office:value-type="float" office:value="2223" calcext:value-type="float">
            <text:p>2223</text:p>
          </table:table-cell>
          <table:table-cell office:value-type="float" office:value="10.0217323303223" calcext:value-type="float">
            <text:p>10,0217323303223</text:p>
          </table:table-cell>
          <table:table-cell table:number-columns-repeated="2" office:value-type="float" office:value="4586" calcext:value-type="float">
            <text:p>45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50nodes/dis_4.txt</text:p>
          </table:table-cell>
          <table:table-cell office:value-type="float" office:value="0.0240504741668701" calcext:value-type="float">
            <text:p>0,02405047416687</text:p>
          </table:table-cell>
          <table:table-cell table:number-columns-repeated="2" office:value-type="float" office:value="7606" calcext:value-type="float">
            <text:p>7606</text:p>
          </table:table-cell>
          <table:table-cell office:value-type="float" office:value="0.171856641769409" calcext:value-type="float">
            <text:p>0,171856641769409</text:p>
          </table:table-cell>
          <table:table-cell table:number-columns-repeated="2" office:value-type="float" office:value="3100" calcext:value-type="float">
            <text:p>3100</text:p>
          </table:table-cell>
          <table:table-cell office:value-type="float" office:value="10.0025410652161" calcext:value-type="float">
            <text:p>10,0025410652161</text:p>
          </table:table-cell>
          <table:table-cell table:number-columns-repeated="2" office:value-type="float" office:value="1976" calcext:value-type="float">
            <text:p>1976</text:p>
          </table:table-cell>
          <table:table-cell office:value-type="float" office:value="10.0020785331726" calcext:value-type="float">
            <text:p>10,0020785331726</text:p>
          </table:table-cell>
          <table:table-cell table:number-columns-repeated="2"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50nodes/dis_88.txt</text:p>
          </table:table-cell>
          <table:table-cell office:value-type="float" office:value="0.0190277099609375" calcext:value-type="float">
            <text:p>0,019027709960938</text:p>
          </table:table-cell>
          <table:table-cell table:number-columns-repeated="2" office:value-type="float" office:value="7619" calcext:value-type="float">
            <text:p>7619</text:p>
          </table:table-cell>
          <table:table-cell office:value-type="float" office:value="0.159691333770752" calcext:value-type="float">
            <text:p>0,159691333770752</text:p>
          </table:table-cell>
          <table:table-cell table:number-columns-repeated="2" office:value-type="float" office:value="3869" calcext:value-type="float">
            <text:p>3869</text:p>
          </table:table-cell>
          <table:table-cell office:value-type="float" office:value="10.0004146099091" calcext:value-type="float">
            <text:p>10,0004146099091</text:p>
          </table:table-cell>
          <table:table-cell table:number-columns-repeated="2" office:value-type="float" office:value="2122" calcext:value-type="float">
            <text:p>2122</text:p>
          </table:table-cell>
          <table:table-cell office:value-type="float" office:value="9.99741983413696" calcext:value-type="float">
            <text:p>9,99741983413696</text:p>
          </table:table-cell>
          <table:table-cell table:number-columns-repeated="2" office:value-type="float" office:value="4496" calcext:value-type="float">
            <text:p>44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50nodes/dis_25.txt</text:p>
          </table:table-cell>
          <table:table-cell office:value-type="float" office:value="0.0073394775390625" calcext:value-type="float">
            <text:p>0,007339477539063</text:p>
          </table:table-cell>
          <table:table-cell table:number-columns-repeated="2" office:value-type="float" office:value="7981" calcext:value-type="float">
            <text:p>7981</text:p>
          </table:table-cell>
          <table:table-cell office:value-type="float" office:value="0.282343864440918" calcext:value-type="float">
            <text:p>0,282343864440918</text:p>
          </table:table-cell>
          <table:table-cell table:number-columns-repeated="2" office:value-type="float" office:value="3008" calcext:value-type="float">
            <text:p>3008</text:p>
          </table:table-cell>
          <table:table-cell office:value-type="float" office:value="9.99840497970581" calcext:value-type="float">
            <text:p>9,99840497970581</text:p>
          </table:table-cell>
          <table:table-cell table:number-columns-repeated="2" office:value-type="float" office:value="1994" calcext:value-type="float">
            <text:p>1994</text:p>
          </table:table-cell>
          <table:table-cell office:value-type="float" office:value="9.99964642524719" calcext:value-type="float">
            <text:p>9,99964642524719</text:p>
          </table:table-cell>
          <table:table-cell table:number-columns-repeated="2" office:value-type="float" office:value="4378" calcext:value-type="float">
            <text:p>43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50nodes/dis_28.txt</text:p>
          </table:table-cell>
          <table:table-cell office:value-type="float" office:value="0.0156145095825195" calcext:value-type="float">
            <text:p>0,01561450958252</text:p>
          </table:table-cell>
          <table:table-cell table:number-columns-repeated="2" office:value-type="float" office:value="8168" calcext:value-type="float">
            <text:p>8168</text:p>
          </table:table-cell>
          <table:table-cell office:value-type="float" office:value="0.184203863143921" calcext:value-type="float">
            <text:p>0,184203863143921</text:p>
          </table:table-cell>
          <table:table-cell table:number-columns-repeated="2" office:value-type="float" office:value="3842" calcext:value-type="float">
            <text:p>3842</text:p>
          </table:table-cell>
          <table:table-cell office:value-type="float" office:value="9.99862360954285" calcext:value-type="float">
            <text:p>9,99862360954285</text:p>
          </table:table-cell>
          <table:table-cell table:number-columns-repeated="2" office:value-type="float" office:value="2148" calcext:value-type="float">
            <text:p>2148</text:p>
          </table:table-cell>
          <table:table-cell office:value-type="float" office:value="10.018275976181" calcext:value-type="float">
            <text:p>10,018275976181</text:p>
          </table:table-cell>
          <table:table-cell table:number-columns-repeated="2" office:value-type="float" office:value="4006" calcext:value-type="float">
            <text:p>40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50nodes/dis_86.txt</text:p>
          </table:table-cell>
          <table:table-cell office:value-type="float" office:value="0.0186970233917236" calcext:value-type="float">
            <text:p>0,018697023391724</text:p>
          </table:table-cell>
          <table:table-cell table:number-columns-repeated="2" office:value-type="float" office:value="7659" calcext:value-type="float">
            <text:p>7659</text:p>
          </table:table-cell>
          <table:table-cell office:value-type="float" office:value="0.228487730026245" calcext:value-type="float">
            <text:p>0,228487730026245</text:p>
          </table:table-cell>
          <table:table-cell table:number-columns-repeated="2" office:value-type="float" office:value="3472" calcext:value-type="float">
            <text:p>3472</text:p>
          </table:table-cell>
          <table:table-cell office:value-type="float" office:value="9.99713516235352" calcext:value-type="float">
            <text:p>9,99713516235352</text:p>
          </table:table-cell>
          <table:table-cell table:number-columns-repeated="2" office:value-type="float" office:value="2012" calcext:value-type="float">
            <text:p>2012</text:p>
          </table:table-cell>
          <table:table-cell office:value-type="float" office:value="10.0366311073303" calcext:value-type="float">
            <text:p>10,0366311073303</text:p>
          </table:table-cell>
          <table:table-cell table:number-columns-repeated="2" office:value-type="float" office:value="4465" calcext:value-type="float">
            <text:p>44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50nodes/dis_75.txt</text:p>
          </table:table-cell>
          <table:table-cell office:value-type="float" office:value="0.0154199600219727" calcext:value-type="float">
            <text:p>0,015419960021973</text:p>
          </table:table-cell>
          <table:table-cell table:number-columns-repeated="2" office:value-type="float" office:value="7356" calcext:value-type="float">
            <text:p>7356</text:p>
          </table:table-cell>
          <table:table-cell office:value-type="float" office:value="0.371665477752686" calcext:value-type="float">
            <text:p>0,371665477752686</text:p>
          </table:table-cell>
          <table:table-cell table:number-columns-repeated="2" office:value-type="float" office:value="3143" calcext:value-type="float">
            <text:p>3143</text:p>
          </table:table-cell>
          <table:table-cell office:value-type="float" office:value="9.99747180938721" calcext:value-type="float">
            <text:p>9,99747180938721</text:p>
          </table:table-cell>
          <table:table-cell table:number-columns-repeated="2" office:value-type="float" office:value="2068" calcext:value-type="float">
            <text:p>2068</text:p>
          </table:table-cell>
          <table:table-cell office:value-type="float" office:value="10.0019283294678" calcext:value-type="float">
            <text:p>10,0019283294678</text:p>
          </table:table-cell>
          <table:table-cell table:number-columns-repeated="2" office:value-type="float" office:value="4045" calcext:value-type="float">
            <text:p>40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50nodes/dis_90.txt</text:p>
          </table:table-cell>
          <table:table-cell office:value-type="float" office:value="0.00957965850830078" calcext:value-type="float">
            <text:p>0,009579658508301</text:p>
          </table:table-cell>
          <table:table-cell table:number-columns-repeated="2" office:value-type="float" office:value="8523" calcext:value-type="float">
            <text:p>8523</text:p>
          </table:table-cell>
          <table:table-cell office:value-type="float" office:value="0.225247621536255" calcext:value-type="float">
            <text:p>0,225247621536255</text:p>
          </table:table-cell>
          <table:table-cell table:number-columns-repeated="2" office:value-type="float" office:value="3196" calcext:value-type="float">
            <text:p>3196</text:p>
          </table:table-cell>
          <table:table-cell office:value-type="float" office:value="9.99767303466797" calcext:value-type="float">
            <text:p>9,99767303466797</text:p>
          </table:table-cell>
          <table:table-cell table:number-columns-repeated="2" office:value-type="float" office:value="2074" calcext:value-type="float">
            <text:p>2074</text:p>
          </table:table-cell>
          <table:table-cell office:value-type="float" office:value="10.02166056633" calcext:value-type="float">
            <text:p>10,02166056633</text:p>
          </table:table-cell>
          <table:table-cell table:number-columns-repeated="2" office:value-type="float" office:value="4329" calcext:value-type="float">
            <text:p>43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50nodes/dis_8.txt</text:p>
          </table:table-cell>
          <table:table-cell office:value-type="float" office:value="0.00475144386291504" calcext:value-type="float">
            <text:p>0,004751443862915</text:p>
          </table:table-cell>
          <table:table-cell table:number-columns-repeated="2" office:value-type="float" office:value="9179" calcext:value-type="float">
            <text:p>9179</text:p>
          </table:table-cell>
          <table:table-cell office:value-type="float" office:value="0.215621471405029" calcext:value-type="float">
            <text:p>0,215621471405029</text:p>
          </table:table-cell>
          <table:table-cell table:number-columns-repeated="2" office:value-type="float" office:value="3737" calcext:value-type="float">
            <text:p>3737</text:p>
          </table:table-cell>
          <table:table-cell office:value-type="float" office:value="9.99873781204224" calcext:value-type="float">
            <text:p>9,99873781204224</text:p>
          </table:table-cell>
          <table:table-cell table:number-columns-repeated="2" office:value-type="float" office:value="1963" calcext:value-type="float">
            <text:p>1963</text:p>
          </table:table-cell>
          <table:table-cell office:value-type="float" office:value="10.0253109931946" calcext:value-type="float">
            <text:p>10,0253109931946</text:p>
          </table:table-cell>
          <table:table-cell table:number-columns-repeated="2" office:value-type="float" office:value="3784" calcext:value-type="float">
            <text:p>37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50nodes/dis_35.txt</text:p>
          </table:table-cell>
          <table:table-cell office:value-type="float" office:value="0.0140116214752197" calcext:value-type="float">
            <text:p>0,01401162147522</text:p>
          </table:table-cell>
          <table:table-cell table:number-columns-repeated="2" office:value-type="float" office:value="8340" calcext:value-type="float">
            <text:p>8340</text:p>
          </table:table-cell>
          <table:table-cell office:value-type="float" office:value="0.175812005996704" calcext:value-type="float">
            <text:p>0,175812005996704</text:p>
          </table:table-cell>
          <table:table-cell table:number-columns-repeated="2" office:value-type="float" office:value="3386" calcext:value-type="float">
            <text:p>3386</text:p>
          </table:table-cell>
          <table:table-cell office:value-type="float" office:value="9.99871444702148" calcext:value-type="float">
            <text:p>9,99871444702148</text:p>
          </table:table-cell>
          <table:table-cell table:number-columns-repeated="2" office:value-type="float" office:value="2137" calcext:value-type="float">
            <text:p>2137</text:p>
          </table:table-cell>
          <table:table-cell office:value-type="float" office:value="10.0131447315216" calcext:value-type="float">
            <text:p>10,0131447315216</text:p>
          </table:table-cell>
          <table:table-cell table:number-columns-repeated="2" office:value-type="float" office:value="3928" calcext:value-type="float">
            <text:p>39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50nodes/dis_82.txt</text:p>
          </table:table-cell>
          <table:table-cell office:value-type="float" office:value="0.020221471786499" calcext:value-type="float">
            <text:p>0,020221471786499</text:p>
          </table:table-cell>
          <table:table-cell table:number-columns-repeated="2" office:value-type="float" office:value="7309" calcext:value-type="float">
            <text:p>7309</text:p>
          </table:table-cell>
          <table:table-cell office:value-type="float" office:value="0.239084243774414" calcext:value-type="float">
            <text:p>0,239084243774414</text:p>
          </table:table-cell>
          <table:table-cell table:number-columns-repeated="2" office:value-type="float" office:value="2955" calcext:value-type="float">
            <text:p>2955</text:p>
          </table:table-cell>
          <table:table-cell office:value-type="float" office:value="9.99686336517334" calcext:value-type="float">
            <text:p>9,99686336517334</text:p>
          </table:table-cell>
          <table:table-cell table:number-columns-repeated="2" office:value-type="float" office:value="1971" calcext:value-type="float">
            <text:p>1971</text:p>
          </table:table-cell>
          <table:table-cell office:value-type="float" office:value="10.0146994590759" calcext:value-type="float">
            <text:p>10,0146994590759</text:p>
          </table:table-cell>
          <table:table-cell table:number-columns-repeated="2" office:value-type="float" office:value="3971" calcext:value-type="float">
            <text:p>39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50nodes/dis_13.txt</text:p>
          </table:table-cell>
          <table:table-cell office:value-type="float" office:value="0.0128791332244873" calcext:value-type="float">
            <text:p>0,012879133224487</text:p>
          </table:table-cell>
          <table:table-cell table:number-columns-repeated="2" office:value-type="float" office:value="7723" calcext:value-type="float">
            <text:p>7723</text:p>
          </table:table-cell>
          <table:table-cell office:value-type="float" office:value="0.253551721572876" calcext:value-type="float">
            <text:p>0,253551721572876</text:p>
          </table:table-cell>
          <table:table-cell table:number-columns-repeated="2" office:value-type="float" office:value="3216" calcext:value-type="float">
            <text:p>3216</text:p>
          </table:table-cell>
          <table:table-cell office:value-type="float" office:value="9.99717879295349" calcext:value-type="float">
            <text:p>9,99717879295349</text:p>
          </table:table-cell>
          <table:table-cell table:number-columns-repeated="2" office:value-type="float" office:value="2102" calcext:value-type="float">
            <text:p>2102</text:p>
          </table:table-cell>
          <table:table-cell office:value-type="float" office:value="10.0176656246185" calcext:value-type="float">
            <text:p>10,0176656246185</text:p>
          </table:table-cell>
          <table:table-cell table:number-columns-repeated="2" office:value-type="float" office:value="3857" calcext:value-type="float">
            <text:p>38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50nodes/dis_53.txt</text:p>
          </table:table-cell>
          <table:table-cell office:value-type="float" office:value="0.00508832931518555" calcext:value-type="float">
            <text:p>0,005088329315186</text:p>
          </table:table-cell>
          <table:table-cell table:number-columns-repeated="2" office:value-type="float" office:value="8478" calcext:value-type="float">
            <text:p>8478</text:p>
          </table:table-cell>
          <table:table-cell office:value-type="float" office:value="0.264463901519775" calcext:value-type="float">
            <text:p>0,264463901519775</text:p>
          </table:table-cell>
          <table:table-cell table:number-columns-repeated="2" office:value-type="float" office:value="3004" calcext:value-type="float">
            <text:p>3004</text:p>
          </table:table-cell>
          <table:table-cell office:value-type="float" office:value="9.99923133850098" calcext:value-type="float">
            <text:p>9,99923133850098</text:p>
          </table:table-cell>
          <table:table-cell table:number-columns-repeated="2" office:value-type="float" office:value="2195" calcext:value-type="float">
            <text:p>2195</text:p>
          </table:table-cell>
          <table:table-cell office:value-type="float" office:value="10.0080935955048" calcext:value-type="float">
            <text:p>10,0080935955048</text:p>
          </table:table-cell>
          <table:table-cell table:number-columns-repeated="2" office:value-type="float" office:value="4182" calcext:value-type="float">
            <text:p>41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50nodes/dis_31.txt</text:p>
          </table:table-cell>
          <table:table-cell office:value-type="float" office:value="0.00661873817443848" calcext:value-type="float">
            <text:p>0,006618738174438</text:p>
          </table:table-cell>
          <table:table-cell table:number-columns-repeated="2" office:value-type="float" office:value="9052" calcext:value-type="float">
            <text:p>9052</text:p>
          </table:table-cell>
          <table:table-cell office:value-type="float" office:value="0.210713863372803" calcext:value-type="float">
            <text:p>0,210713863372803</text:p>
          </table:table-cell>
          <table:table-cell table:number-columns-repeated="2" office:value-type="float" office:value="3298" calcext:value-type="float">
            <text:p>3298</text:p>
          </table:table-cell>
          <table:table-cell office:value-type="float" office:value="9.99691939353943" calcext:value-type="float">
            <text:p>9,99691939353943</text:p>
          </table:table-cell>
          <table:table-cell table:number-columns-repeated="2" office:value-type="float" office:value="2171" calcext:value-type="float">
            <text:p>2171</text:p>
          </table:table-cell>
          <table:table-cell office:value-type="float" office:value="10.0375440120697" calcext:value-type="float">
            <text:p>10,0375440120697</text:p>
          </table:table-cell>
          <table:table-cell table:number-columns-repeated="2" office:value-type="float" office:value="4267" calcext:value-type="float">
            <text:p>42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50nodes/dis_47.txt</text:p>
          </table:table-cell>
          <table:table-cell office:value-type="float" office:value="0.00341510772705078" calcext:value-type="float">
            <text:p>0,003415107727051</text:p>
          </table:table-cell>
          <table:table-cell table:number-columns-repeated="2" office:value-type="float" office:value="8465" calcext:value-type="float">
            <text:p>8465</text:p>
          </table:table-cell>
          <table:table-cell office:value-type="float" office:value="0.225009918212891" calcext:value-type="float">
            <text:p>0,225009918212891</text:p>
          </table:table-cell>
          <table:table-cell table:number-columns-repeated="2" office:value-type="float" office:value="2689" calcext:value-type="float">
            <text:p>2689</text:p>
          </table:table-cell>
          <table:table-cell office:value-type="float" office:value="9.99779272079468" calcext:value-type="float">
            <text:p>9,99779272079468</text:p>
          </table:table-cell>
          <table:table-cell table:number-columns-repeated="2" office:value-type="float" office:value="2030" calcext:value-type="float">
            <text:p>2030</text:p>
          </table:table-cell>
          <table:table-cell office:value-type="float" office:value="10.0132937431335" calcext:value-type="float">
            <text:p>10,0132937431335</text:p>
          </table:table-cell>
          <table:table-cell table:number-columns-repeated="2" office:value-type="float" office:value="4250" calcext:value-type="float">
            <text:p>42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50nodes/dis_52.txt</text:p>
          </table:table-cell>
          <table:table-cell office:value-type="float" office:value="0.0150527954101563" calcext:value-type="float">
            <text:p>0,015052795410156</text:p>
          </table:table-cell>
          <table:table-cell table:number-columns-repeated="2" office:value-type="float" office:value="8052" calcext:value-type="float">
            <text:p>8052</text:p>
          </table:table-cell>
          <table:table-cell office:value-type="float" office:value="0.258972406387329" calcext:value-type="float">
            <text:p>0,258972406387329</text:p>
          </table:table-cell>
          <table:table-cell table:number-columns-repeated="2" office:value-type="float" office:value="3496" calcext:value-type="float">
            <text:p>3496</text:p>
          </table:table-cell>
          <table:table-cell office:value-type="float" office:value="9.99881076812744" calcext:value-type="float">
            <text:p>9,99881076812744</text:p>
          </table:table-cell>
          <table:table-cell table:number-columns-repeated="2" office:value-type="float" office:value="2123" calcext:value-type="float">
            <text:p>2123</text:p>
          </table:table-cell>
          <table:table-cell office:value-type="float" office:value="9.999178647995" calcext:value-type="float">
            <text:p>9,999178647995</text:p>
          </table:table-cell>
          <table:table-cell table:number-columns-repeated="2" office:value-type="float" office:value="4103" calcext:value-type="float">
            <text:p>41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50nodes/dis_70.txt</text:p>
          </table:table-cell>
          <table:table-cell office:value-type="float" office:value="0.0273036956787109" calcext:value-type="float">
            <text:p>0,027303695678711</text:p>
          </table:table-cell>
          <table:table-cell table:number-columns-repeated="2" office:value-type="float" office:value="6680" calcext:value-type="float">
            <text:p>6680</text:p>
          </table:table-cell>
          <table:table-cell office:value-type="float" office:value="0.215589284896851" calcext:value-type="float">
            <text:p>0,215589284896851</text:p>
          </table:table-cell>
          <table:table-cell table:number-columns-repeated="2" office:value-type="float" office:value="3624" calcext:value-type="float">
            <text:p>3624</text:p>
          </table:table-cell>
          <table:table-cell office:value-type="float" office:value="9.99893093109131" calcext:value-type="float">
            <text:p>9,99893093109131</text:p>
          </table:table-cell>
          <table:table-cell table:number-columns-repeated="2" office:value-type="float" office:value="2176" calcext:value-type="float">
            <text:p>2176</text:p>
          </table:table-cell>
          <table:table-cell office:value-type="float" office:value="9.99859356880188" calcext:value-type="float">
            <text:p>9,99859356880188</text:p>
          </table:table-cell>
          <table:table-cell table:number-columns-repeated="2" office:value-type="float" office:value="4055" calcext:value-type="float">
            <text:p>40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50nodes/dis_92.txt</text:p>
          </table:table-cell>
          <table:table-cell office:value-type="float" office:value="0.0339324474334717" calcext:value-type="float">
            <text:p>0,033932447433472</text:p>
          </table:table-cell>
          <table:table-cell table:number-columns-repeated="2" office:value-type="float" office:value="6759" calcext:value-type="float">
            <text:p>6759</text:p>
          </table:table-cell>
          <table:table-cell office:value-type="float" office:value="0.209332227706909" calcext:value-type="float">
            <text:p>0,209332227706909</text:p>
          </table:table-cell>
          <table:table-cell table:number-columns-repeated="2" office:value-type="float" office:value="4021" calcext:value-type="float">
            <text:p>4021</text:p>
          </table:table-cell>
          <table:table-cell office:value-type="float" office:value="9.99705195426941" calcext:value-type="float">
            <text:p>9,99705195426941</text:p>
          </table:table-cell>
          <table:table-cell table:number-columns-repeated="2" office:value-type="float" office:value="2167" calcext:value-type="float">
            <text:p>2167</text:p>
          </table:table-cell>
          <table:table-cell office:value-type="float" office:value="10.0244626998901" calcext:value-type="float">
            <text:p>10,0244626998901</text:p>
          </table:table-cell>
          <table:table-cell table:number-columns-repeated="2" office:value-type="float" office:value="3768" calcext:value-type="float">
            <text:p>376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50nodes/dis_22.txt</text:p>
          </table:table-cell>
          <table:table-cell office:value-type="float" office:value="0.00852251052856445" calcext:value-type="float">
            <text:p>0,008522510528564</text:p>
          </table:table-cell>
          <table:table-cell table:number-columns-repeated="2" office:value-type="float" office:value="8914" calcext:value-type="float">
            <text:p>8914</text:p>
          </table:table-cell>
          <table:table-cell office:value-type="float" office:value="0.213125705718994" calcext:value-type="float">
            <text:p>0,213125705718994</text:p>
          </table:table-cell>
          <table:table-cell table:number-columns-repeated="2" office:value-type="float" office:value="3067" calcext:value-type="float">
            <text:p>3067</text:p>
          </table:table-cell>
          <table:table-cell office:value-type="float" office:value="9.99873185157776" calcext:value-type="float">
            <text:p>9,99873185157776</text:p>
          </table:table-cell>
          <table:table-cell table:number-columns-repeated="2" office:value-type="float" office:value="2193" calcext:value-type="float">
            <text:p>2193</text:p>
          </table:table-cell>
          <table:table-cell office:value-type="float" office:value="10.0049874782562" calcext:value-type="float">
            <text:p>10,0049874782562</text:p>
          </table:table-cell>
          <table:table-cell table:number-columns-repeated="2" office:value-type="float" office:value="3973" calcext:value-type="float">
            <text:p>39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./data/50nodes/dis_0.txt</text:p>
          </table:table-cell>
          <table:table-cell office:value-type="float" office:value="0.0130395889282227" calcext:value-type="float">
            <text:p>0,013039588928223</text:p>
          </table:table-cell>
          <table:table-cell table:number-columns-repeated="2" office:value-type="float" office:value="8682" calcext:value-type="float">
            <text:p>8682</text:p>
          </table:table-cell>
          <table:table-cell office:value-type="float" office:value="0.180688142776489" calcext:value-type="float">
            <text:p>0,180688142776489</text:p>
          </table:table-cell>
          <table:table-cell table:number-columns-repeated="2" office:value-type="float" office:value="3128" calcext:value-type="float">
            <text:p>3128</text:p>
          </table:table-cell>
          <table:table-cell office:value-type="float" office:value="9.99559426307678" calcext:value-type="float">
            <text:p>9,99559426307678</text:p>
          </table:table-cell>
          <table:table-cell table:number-columns-repeated="2" office:value-type="float" office:value="1990" calcext:value-type="float">
            <text:p>1990</text:p>
          </table:table-cell>
          <table:table-cell office:value-type="float" office:value="10.0216448307037" calcext:value-type="float">
            <text:p>10,0216448307037</text:p>
          </table:table-cell>
          <table:table-cell table:number-columns-repeated="2" office:value-type="float" office:value="4178" calcext:value-type="float">
            <text:p>41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./data/50nodes/dis_61.txt</text:p>
          </table:table-cell>
          <table:table-cell office:value-type="float" office:value="0.0324664115905762" calcext:value-type="float">
            <text:p>0,032466411590576</text:p>
          </table:table-cell>
          <table:table-cell table:number-columns-repeated="2" office:value-type="float" office:value="6681" calcext:value-type="float">
            <text:p>6681</text:p>
          </table:table-cell>
          <table:table-cell office:value-type="float" office:value="0.19852089881897" calcext:value-type="float">
            <text:p>0,19852089881897</text:p>
          </table:table-cell>
          <table:table-cell table:number-columns-repeated="2" office:value-type="float" office:value="3633" calcext:value-type="float">
            <text:p>3633</text:p>
          </table:table-cell>
          <table:table-cell office:value-type="float" office:value="9.99631023406982" calcext:value-type="float">
            <text:p>9,99631023406982</text:p>
          </table:table-cell>
          <table:table-cell table:number-columns-repeated="2" office:value-type="float" office:value="2120" calcext:value-type="float">
            <text:p>2120</text:p>
          </table:table-cell>
          <table:table-cell office:value-type="float" office:value="10.0085823535919" calcext:value-type="float">
            <text:p>10,0085823535919</text:p>
          </table:table-cell>
          <table:table-cell table:number-columns-repeated="2"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./data/50nodes/dis_6.txt</text:p>
          </table:table-cell>
          <table:table-cell office:value-type="float" office:value="0.029155969619751" calcext:value-type="float">
            <text:p>0,029155969619751</text:p>
          </table:table-cell>
          <table:table-cell table:number-columns-repeated="2" office:value-type="float" office:value="7279" calcext:value-type="float">
            <text:p>7279</text:p>
          </table:table-cell>
          <table:table-cell office:value-type="float" office:value="0.183171987533569" calcext:value-type="float">
            <text:p>0,183171987533569</text:p>
          </table:table-cell>
          <table:table-cell table:number-columns-repeated="2" office:value-type="float" office:value="3808" calcext:value-type="float">
            <text:p>3808</text:p>
          </table:table-cell>
          <table:table-cell office:value-type="float" office:value="9.99717283248901" calcext:value-type="float">
            <text:p>9,99717283248901</text:p>
          </table:table-cell>
          <table:table-cell table:number-columns-repeated="2" office:value-type="float" office:value="2170" calcext:value-type="float">
            <text:p>2170</text:p>
          </table:table-cell>
          <table:table-cell office:value-type="float" office:value="10.0344367027283" calcext:value-type="float">
            <text:p>10,0344367027283</text:p>
          </table:table-cell>
          <table:table-cell table:number-columns-repeated="2" office:value-type="float" office:value="4276" calcext:value-type="float">
            <text:p>427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./data/50nodes/dis_30.txt</text:p>
          </table:table-cell>
          <table:table-cell office:value-type="float" office:value="0.00379586219787598" calcext:value-type="float">
            <text:p>0,003795862197876</text:p>
          </table:table-cell>
          <table:table-cell table:number-columns-repeated="2" office:value-type="float" office:value="8637" calcext:value-type="float">
            <text:p>8637</text:p>
          </table:table-cell>
          <table:table-cell office:value-type="float" office:value="0.193897247314453" calcext:value-type="float">
            <text:p>0,193897247314453</text:p>
          </table:table-cell>
          <table:table-cell table:number-columns-repeated="2" office:value-type="float" office:value="3533" calcext:value-type="float">
            <text:p>3533</text:p>
          </table:table-cell>
          <table:table-cell office:value-type="float" office:value="10.0001871585846" calcext:value-type="float">
            <text:p>10,0001871585846</text:p>
          </table:table-cell>
          <table:table-cell table:number-columns-repeated="2" office:value-type="float" office:value="2108" calcext:value-type="float">
            <text:p>2108</text:p>
          </table:table-cell>
          <table:table-cell office:value-type="float" office:value="10.034773349762" calcext:value-type="float">
            <text:p>10,034773349762</text:p>
          </table:table-cell>
          <table:table-cell table:number-columns-repeated="2" office:value-type="float" office:value="4247" calcext:value-type="float">
            <text:p>424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./data/50nodes/dis_11.txt</text:p>
          </table:table-cell>
          <table:table-cell office:value-type="float" office:value="0.0323314666748047" calcext:value-type="float">
            <text:p>0,032331466674805</text:p>
          </table:table-cell>
          <table:table-cell table:number-columns-repeated="2" office:value-type="float" office:value="7679" calcext:value-type="float">
            <text:p>7679</text:p>
          </table:table-cell>
          <table:table-cell office:value-type="float" office:value="0.142253398895264" calcext:value-type="float">
            <text:p>0,142253398895264</text:p>
          </table:table-cell>
          <table:table-cell table:number-columns-repeated="2" office:value-type="float" office:value="3495" calcext:value-type="float">
            <text:p>3495</text:p>
          </table:table-cell>
          <table:table-cell office:value-type="float" office:value="9.9990541934967" calcext:value-type="float">
            <text:p>9,9990541934967</text:p>
          </table:table-cell>
          <table:table-cell table:number-columns-repeated="2" office:value-type="float" office:value="1909" calcext:value-type="float">
            <text:p>1909</text:p>
          </table:table-cell>
          <table:table-cell office:value-type="float" office:value="10.0074660778046" calcext:value-type="float">
            <text:p>10,0074660778046</text:p>
          </table:table-cell>
          <table:table-cell table:number-columns-repeated="2" office:value-type="float" office:value="3567" calcext:value-type="float">
            <text:p>35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./data/50nodes/dis_87.txt</text:p>
          </table:table-cell>
          <table:table-cell office:value-type="float" office:value="0.0158135890960693" calcext:value-type="float">
            <text:p>0,015813589096069</text:p>
          </table:table-cell>
          <table:table-cell table:number-columns-repeated="2" office:value-type="float" office:value="7781" calcext:value-type="float">
            <text:p>7781</text:p>
          </table:table-cell>
          <table:table-cell office:value-type="float" office:value="0.236587762832642" calcext:value-type="float">
            <text:p>0,236587762832642</text:p>
          </table:table-cell>
          <table:table-cell table:number-columns-repeated="2" office:value-type="float" office:value="3547" calcext:value-type="float">
            <text:p>3547</text:p>
          </table:table-cell>
          <table:table-cell office:value-type="float" office:value="9.99840497970581" calcext:value-type="float">
            <text:p>9,99840497970581</text:p>
          </table:table-cell>
          <table:table-cell table:number-columns-repeated="2" office:value-type="float" office:value="2075" calcext:value-type="float">
            <text:p>2075</text:p>
          </table:table-cell>
          <table:table-cell office:value-type="float" office:value="10.0182614326477" calcext:value-type="float">
            <text:p>10,0182614326477</text:p>
          </table:table-cell>
          <table:table-cell table:number-columns-repeated="2"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./data/50nodes/dis_41.txt</text:p>
          </table:table-cell>
          <table:table-cell office:value-type="float" office:value="0.0122988224029541" calcext:value-type="float">
            <text:p>0,012298822402954</text:p>
          </table:table-cell>
          <table:table-cell table:number-columns-repeated="2" office:value-type="float" office:value="7596" calcext:value-type="float">
            <text:p>7596</text:p>
          </table:table-cell>
          <table:table-cell office:value-type="float" office:value="0.271156072616577" calcext:value-type="float">
            <text:p>0,271156072616577</text:p>
          </table:table-cell>
          <table:table-cell table:number-columns-repeated="2" office:value-type="float" office:value="3251" calcext:value-type="float">
            <text:p>3251</text:p>
          </table:table-cell>
          <table:table-cell office:value-type="float" office:value="9.99929547309876" calcext:value-type="float">
            <text:p>9,99929547309876</text:p>
          </table:table-cell>
          <table:table-cell table:number-columns-repeated="2" office:value-type="float" office:value="2113" calcext:value-type="float">
            <text:p>2113</text:p>
          </table:table-cell>
          <table:table-cell office:value-type="float" office:value="9.99948263168335" calcext:value-type="float">
            <text:p>9,99948263168335</text:p>
          </table:table-cell>
          <table:table-cell table:number-columns-repeated="2" office:value-type="float" office:value="4296" calcext:value-type="float">
            <text:p>42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./data/50nodes/dis_91.txt</text:p>
          </table:table-cell>
          <table:table-cell office:value-type="float" office:value="0.00536131858825684" calcext:value-type="float">
            <text:p>0,005361318588257</text:p>
          </table:table-cell>
          <table:table-cell table:number-columns-repeated="2" office:value-type="float" office:value="8021" calcext:value-type="float">
            <text:p>8021</text:p>
          </table:table-cell>
          <table:table-cell office:value-type="float" office:value="0.15555477142334" calcext:value-type="float">
            <text:p>0,15555477142334</text:p>
          </table:table-cell>
          <table:table-cell table:number-columns-repeated="2" office:value-type="float" office:value="3806" calcext:value-type="float">
            <text:p>3806</text:p>
          </table:table-cell>
          <table:table-cell office:value-type="float" office:value="9.99757838249207" calcext:value-type="float">
            <text:p>9,99757838249207</text:p>
          </table:table-cell>
          <table:table-cell table:number-columns-repeated="2" office:value-type="float" office:value="2130" calcext:value-type="float">
            <text:p>2130</text:p>
          </table:table-cell>
          <table:table-cell office:value-type="float" office:value="10.0103762149811" calcext:value-type="float">
            <text:p>10,0103762149811</text:p>
          </table:table-cell>
          <table:table-cell table:number-columns-repeated="2" office:value-type="float" office:value="3712" calcext:value-type="float">
            <text:p>37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./data/50nodes/dis_34.txt</text:p>
          </table:table-cell>
          <table:table-cell office:value-type="float" office:value="0.0178792476654053" calcext:value-type="float">
            <text:p>0,017879247665405</text:p>
          </table:table-cell>
          <table:table-cell table:number-columns-repeated="2" office:value-type="float" office:value="7944" calcext:value-type="float">
            <text:p>7944</text:p>
          </table:table-cell>
          <table:table-cell office:value-type="float" office:value="0.219699144363403" calcext:value-type="float">
            <text:p>0,219699144363403</text:p>
          </table:table-cell>
          <table:table-cell table:number-columns-repeated="2" office:value-type="float" office:value="3096" calcext:value-type="float">
            <text:p>3096</text:p>
          </table:table-cell>
          <table:table-cell office:value-type="float" office:value="9.99864959716797" calcext:value-type="float">
            <text:p>9,99864959716797</text:p>
          </table:table-cell>
          <table:table-cell table:number-columns-repeated="2" office:value-type="float" office:value="2136" calcext:value-type="float">
            <text:p>2136</text:p>
          </table:table-cell>
          <table:table-cell office:value-type="float" office:value="10.0313191413879" calcext:value-type="float">
            <text:p>10,0313191413879</text:p>
          </table:table-cell>
          <table:table-cell table:number-columns-repeated="2" office:value-type="float" office:value="4100" calcext:value-type="float">
            <text:p>4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./data/50nodes/dis_73.txt</text:p>
          </table:table-cell>
          <table:table-cell office:value-type="float" office:value="0.0272393226623535" calcext:value-type="float">
            <text:p>0,027239322662354</text:p>
          </table:table-cell>
          <table:table-cell table:number-columns-repeated="2" office:value-type="float" office:value="7977" calcext:value-type="float">
            <text:p>7977</text:p>
          </table:table-cell>
          <table:table-cell office:value-type="float" office:value="0.218499660491943" calcext:value-type="float">
            <text:p>0,218499660491943</text:p>
          </table:table-cell>
          <table:table-cell table:number-columns-repeated="2" office:value-type="float" office:value="3120" calcext:value-type="float">
            <text:p>3120</text:p>
          </table:table-cell>
          <table:table-cell office:value-type="float" office:value="9.99724769592285" calcext:value-type="float">
            <text:p>9,99724769592285</text:p>
          </table:table-cell>
          <table:table-cell table:number-columns-repeated="2" office:value-type="float" office:value="2133" calcext:value-type="float">
            <text:p>2133</text:p>
          </table:table-cell>
          <table:table-cell office:value-type="float" office:value="10.0167367458344" calcext:value-type="float">
            <text:p>10,0167367458344</text:p>
          </table:table-cell>
          <table:table-cell table:number-columns-repeated="2" office:value-type="float" office:value="3942" calcext:value-type="float">
            <text:p>39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./data/50nodes/dis_36.txt</text:p>
          </table:table-cell>
          <table:table-cell office:value-type="float" office:value="0.0184671878814697" calcext:value-type="float">
            <text:p>0,01846718788147</text:p>
          </table:table-cell>
          <table:table-cell table:number-columns-repeated="2" office:value-type="float" office:value="8327" calcext:value-type="float">
            <text:p>8327</text:p>
          </table:table-cell>
          <table:table-cell office:value-type="float" office:value="0.198584079742432" calcext:value-type="float">
            <text:p>0,198584079742432</text:p>
          </table:table-cell>
          <table:table-cell table:number-columns-repeated="2" office:value-type="float" office:value="3290" calcext:value-type="float">
            <text:p>3290</text:p>
          </table:table-cell>
          <table:table-cell office:value-type="float" office:value="10.0030605792999" calcext:value-type="float">
            <text:p>10,0030605792999</text:p>
          </table:table-cell>
          <table:table-cell table:number-columns-repeated="2" office:value-type="float" office:value="2214" calcext:value-type="float">
            <text:p>2214</text:p>
          </table:table-cell>
          <table:table-cell office:value-type="float" office:value="10.0264813899994" calcext:value-type="float">
            <text:p>10,0264813899994</text:p>
          </table:table-cell>
          <table:table-cell table:number-columns-repeated="2" office:value-type="float" office:value="4362" calcext:value-type="float">
            <text:p>43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./data/50nodes/dis_71.txt</text:p>
          </table:table-cell>
          <table:table-cell office:value-type="float" office:value="0.0155255794525146" calcext:value-type="float">
            <text:p>0,015525579452515</text:p>
          </table:table-cell>
          <table:table-cell table:number-columns-repeated="2" office:value-type="float" office:value="7327" calcext:value-type="float">
            <text:p>7327</text:p>
          </table:table-cell>
          <table:table-cell office:value-type="float" office:value="0.268299341201782" calcext:value-type="float">
            <text:p>0,268299341201782</text:p>
          </table:table-cell>
          <table:table-cell table:number-columns-repeated="2" office:value-type="float" office:value="3040" calcext:value-type="float">
            <text:p>3040</text:p>
          </table:table-cell>
          <table:table-cell office:value-type="float" office:value="9.99795150756836" calcext:value-type="float">
            <text:p>9,99795150756836</text:p>
          </table:table-cell>
          <table:table-cell table:number-columns-repeated="2" office:value-type="float" office:value="2063" calcext:value-type="float">
            <text:p>2063</text:p>
          </table:table-cell>
          <table:table-cell office:value-type="float" office:value="10.0123417377472" calcext:value-type="float">
            <text:p>10,0123417377472</text:p>
          </table:table-cell>
          <table:table-cell table:number-columns-repeated="2" office:value-type="float" office:value="3816" calcext:value-type="float">
            <text:p>38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./data/50nodes/dis_62.txt</text:p>
          </table:table-cell>
          <table:table-cell office:value-type="float" office:value="0.031940221786499" calcext:value-type="float">
            <text:p>0,031940221786499</text:p>
          </table:table-cell>
          <table:table-cell table:number-columns-repeated="2" office:value-type="float" office:value="6877" calcext:value-type="float">
            <text:p>6877</text:p>
          </table:table-cell>
          <table:table-cell office:value-type="float" office:value="0.259923219680786" calcext:value-type="float">
            <text:p>0,259923219680786</text:p>
          </table:table-cell>
          <table:table-cell table:number-columns-repeated="2" office:value-type="float" office:value="3368" calcext:value-type="float">
            <text:p>3368</text:p>
          </table:table-cell>
          <table:table-cell office:value-type="float" office:value="9.99592113494873" calcext:value-type="float">
            <text:p>9,99592113494873</text:p>
          </table:table-cell>
          <table:table-cell table:number-columns-repeated="2" office:value-type="float" office:value="2127" calcext:value-type="float">
            <text:p>2127</text:p>
          </table:table-cell>
          <table:table-cell office:value-type="float" office:value="10.0195670127869" calcext:value-type="float">
            <text:p>10,0195670127869</text:p>
          </table:table-cell>
          <table:table-cell table:number-columns-repeated="2" office:value-type="float" office:value="4281" calcext:value-type="float">
            <text:p>428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./data/50nodes/dis_97.txt</text:p>
          </table:table-cell>
          <table:table-cell office:value-type="float" office:value="0.00341916084289551" calcext:value-type="float">
            <text:p>0,003419160842896</text:p>
          </table:table-cell>
          <table:table-cell table:number-columns-repeated="2" office:value-type="float" office:value="8111" calcext:value-type="float">
            <text:p>8111</text:p>
          </table:table-cell>
          <table:table-cell office:value-type="float" office:value="0.22246789932251" calcext:value-type="float">
            <text:p>0,22246789932251</text:p>
          </table:table-cell>
          <table:table-cell table:number-columns-repeated="2" office:value-type="float" office:value="3105" calcext:value-type="float">
            <text:p>3105</text:p>
          </table:table-cell>
          <table:table-cell office:value-type="float" office:value="9.99867224693298" calcext:value-type="float">
            <text:p>9,99867224693298</text:p>
          </table:table-cell>
          <table:table-cell table:number-columns-repeated="2" office:value-type="float" office:value="2060" calcext:value-type="float">
            <text:p>2060</text:p>
          </table:table-cell>
          <table:table-cell office:value-type="float" office:value="10.0343623161316" calcext:value-type="float">
            <text:p>10,0343623161316</text:p>
          </table:table-cell>
          <table:table-cell table:number-columns-repeated="2" office:value-type="float" office:value="4127" calcext:value-type="float">
            <text:p>41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./data/50nodes/dis_18.txt</text:p>
          </table:table-cell>
          <table:table-cell office:value-type="float" office:value="0.00710415840148926" calcext:value-type="float">
            <text:p>0,007104158401489</text:p>
          </table:table-cell>
          <table:table-cell table:number-columns-repeated="2" office:value-type="float" office:value="8316" calcext:value-type="float">
            <text:p>8316</text:p>
          </table:table-cell>
          <table:table-cell office:value-type="float" office:value="0.19629693031311" calcext:value-type="float">
            <text:p>0,19629693031311</text:p>
          </table:table-cell>
          <table:table-cell table:number-columns-repeated="2" office:value-type="float" office:value="3649" calcext:value-type="float">
            <text:p>3649</text:p>
          </table:table-cell>
          <table:table-cell office:value-type="float" office:value="9.99684929847717" calcext:value-type="float">
            <text:p>9,99684929847717</text:p>
          </table:table-cell>
          <table:table-cell table:number-columns-repeated="2" office:value-type="float" office:value="1970" calcext:value-type="float">
            <text:p>1970</text:p>
          </table:table-cell>
          <table:table-cell office:value-type="float" office:value="10.0067188739777" calcext:value-type="float">
            <text:p>10,0067188739777</text:p>
          </table:table-cell>
          <table:table-cell table:number-columns-repeated="2" office:value-type="float" office:value="4085" calcext:value-type="float">
            <text:p>40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./data/50nodes/dis_63.txt</text:p>
          </table:table-cell>
          <table:table-cell office:value-type="float" office:value="0.0154514312744141" calcext:value-type="float">
            <text:p>0,015451431274414</text:p>
          </table:table-cell>
          <table:table-cell table:number-columns-repeated="2" office:value-type="float" office:value="7965" calcext:value-type="float">
            <text:p>7965</text:p>
          </table:table-cell>
          <table:table-cell office:value-type="float" office:value="0.218873500823975" calcext:value-type="float">
            <text:p>0,218873500823975</text:p>
          </table:table-cell>
          <table:table-cell table:number-columns-repeated="2" office:value-type="float" office:value="3349" calcext:value-type="float">
            <text:p>3349</text:p>
          </table:table-cell>
          <table:table-cell office:value-type="float" office:value="9.99732446670532" calcext:value-type="float">
            <text:p>9,99732446670532</text:p>
          </table:table-cell>
          <table:table-cell table:number-columns-repeated="2" office:value-type="float" office:value="2322" calcext:value-type="float">
            <text:p>2322</text:p>
          </table:table-cell>
          <table:table-cell office:value-type="float" office:value="10.0325973033905" calcext:value-type="float">
            <text:p>10,0325973033905</text:p>
          </table:table-cell>
          <table:table-cell table:number-columns-repeated="2" office:value-type="float" office:value="3925" calcext:value-type="float">
            <text:p>39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./data/50nodes/dis_2.txt</text:p>
          </table:table-cell>
          <table:table-cell office:value-type="float" office:value="0.0162887573242188" calcext:value-type="float">
            <text:p>0,016288757324219</text:p>
          </table:table-cell>
          <table:table-cell table:number-columns-repeated="2" office:value-type="float" office:value="7666" calcext:value-type="float">
            <text:p>7666</text:p>
          </table:table-cell>
          <table:table-cell office:value-type="float" office:value="0.168770551681519" calcext:value-type="float">
            <text:p>0,168770551681519</text:p>
          </table:table-cell>
          <table:table-cell table:number-columns-repeated="2" office:value-type="float" office:value="4011" calcext:value-type="float">
            <text:p>4011</text:p>
          </table:table-cell>
          <table:table-cell office:value-type="float" office:value="9.99890089035034" calcext:value-type="float">
            <text:p>9,99890089035034</text:p>
          </table:table-cell>
          <table:table-cell table:number-columns-repeated="2" office:value-type="float" office:value="2058" calcext:value-type="float">
            <text:p>2058</text:p>
          </table:table-cell>
          <table:table-cell office:value-type="float" office:value="10.0105440616608" calcext:value-type="float">
            <text:p>10,0105440616608</text:p>
          </table:table-cell>
          <table:table-cell table:number-columns-repeated="2" office:value-type="float" office:value="3892" calcext:value-type="float">
            <text:p>389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./data/50nodes/dis_40.txt</text:p>
          </table:table-cell>
          <table:table-cell office:value-type="float" office:value="0.027724027633667" calcext:value-type="float">
            <text:p>0,027724027633667</text:p>
          </table:table-cell>
          <table:table-cell table:number-columns-repeated="2" office:value-type="float" office:value="6998" calcext:value-type="float">
            <text:p>6998</text:p>
          </table:table-cell>
          <table:table-cell office:value-type="float" office:value="0.209271669387817" calcext:value-type="float">
            <text:p>0,209271669387817</text:p>
          </table:table-cell>
          <table:table-cell table:number-columns-repeated="2" office:value-type="float" office:value="2932" calcext:value-type="float">
            <text:p>2932</text:p>
          </table:table-cell>
          <table:table-cell office:value-type="float" office:value="9.9975163936615" calcext:value-type="float">
            <text:p>9,9975163936615</text:p>
          </table:table-cell>
          <table:table-cell table:number-columns-repeated="2" office:value-type="float" office:value="2176" calcext:value-type="float">
            <text:p>2176</text:p>
          </table:table-cell>
          <table:table-cell office:value-type="float" office:value="10.0311870574951" calcext:value-type="float">
            <text:p>10,0311870574951</text:p>
          </table:table-cell>
          <table:table-cell table:number-columns-repeated="2" office:value-type="float" office:value="4540" calcext:value-type="float">
            <text:p>454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./data/50nodes/dis_20.txt</text:p>
          </table:table-cell>
          <table:table-cell office:value-type="float" office:value="0.00645017623901367" calcext:value-type="float">
            <text:p>0,006450176239014</text:p>
          </table:table-cell>
          <table:table-cell table:number-columns-repeated="2" office:value-type="float" office:value="9151" calcext:value-type="float">
            <text:p>9151</text:p>
          </table:table-cell>
          <table:table-cell office:value-type="float" office:value="0.201428651809692" calcext:value-type="float">
            <text:p>0,201428651809692</text:p>
          </table:table-cell>
          <table:table-cell table:number-columns-repeated="2" office:value-type="float" office:value="3234" calcext:value-type="float">
            <text:p>3234</text:p>
          </table:table-cell>
          <table:table-cell office:value-type="float" office:value="9.99814176559448" calcext:value-type="float">
            <text:p>9,99814176559448</text:p>
          </table:table-cell>
          <table:table-cell table:number-columns-repeated="2" office:value-type="float" office:value="2278" calcext:value-type="float">
            <text:p>2278</text:p>
          </table:table-cell>
          <table:table-cell office:value-type="float" office:value="10.022926568985" calcext:value-type="float">
            <text:p>10,022926568985</text:p>
          </table:table-cell>
          <table:table-cell table:number-columns-repeated="2" office:value-type="float" office:value="4409" calcext:value-type="float">
            <text:p>440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./data/50nodes/dis_94.txt</text:p>
          </table:table-cell>
          <table:table-cell office:value-type="float" office:value="0.00378823280334473" calcext:value-type="float">
            <text:p>0,003788232803345</text:p>
          </table:table-cell>
          <table:table-cell table:number-columns-repeated="2" office:value-type="float" office:value="8853" calcext:value-type="float">
            <text:p>8853</text:p>
          </table:table-cell>
          <table:table-cell office:value-type="float" office:value="0.232606649398804" calcext:value-type="float">
            <text:p>0,232606649398804</text:p>
          </table:table-cell>
          <table:table-cell table:number-columns-repeated="2" office:value-type="float" office:value="3382" calcext:value-type="float">
            <text:p>3382</text:p>
          </table:table-cell>
          <table:table-cell office:value-type="float" office:value="9.99960350990295" calcext:value-type="float">
            <text:p>9,99960350990295</text:p>
          </table:table-cell>
          <table:table-cell table:number-columns-repeated="2" office:value-type="float" office:value="2137" calcext:value-type="float">
            <text:p>2137</text:p>
          </table:table-cell>
          <table:table-cell office:value-type="float" office:value="10.0250487327576" calcext:value-type="float">
            <text:p>10,0250487327576</text:p>
          </table:table-cell>
          <table:table-cell table:number-columns-repeated="2" office:value-type="float" office:value="3811" calcext:value-type="float">
            <text:p>38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./data/50nodes/dis_38.txt</text:p>
          </table:table-cell>
          <table:table-cell office:value-type="float" office:value="0.00928592681884766" calcext:value-type="float">
            <text:p>0,009285926818848</text:p>
          </table:table-cell>
          <table:table-cell table:number-columns-repeated="2" office:value-type="float" office:value="7678" calcext:value-type="float">
            <text:p>7678</text:p>
          </table:table-cell>
          <table:table-cell office:value-type="float" office:value="0.307803392410278" calcext:value-type="float">
            <text:p>0,307803392410278</text:p>
          </table:table-cell>
          <table:table-cell table:number-columns-repeated="2" office:value-type="float" office:value="2878" calcext:value-type="float">
            <text:p>2878</text:p>
          </table:table-cell>
          <table:table-cell office:value-type="float" office:value="10.000687122345" calcext:value-type="float">
            <text:p>10,000687122345</text:p>
          </table:table-cell>
          <table:table-cell table:number-columns-repeated="2" office:value-type="float" office:value="2078" calcext:value-type="float">
            <text:p>2078</text:p>
          </table:table-cell>
          <table:table-cell office:value-type="float" office:value="10.0114936828613" calcext:value-type="float">
            <text:p>10,0114936828613</text:p>
          </table:table-cell>
          <table:table-cell table:number-columns-repeated="2"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./data/50nodes/dis_21.txt</text:p>
          </table:table-cell>
          <table:table-cell office:value-type="float" office:value="0.00338220596313477" calcext:value-type="float">
            <text:p>0,003382205963135</text:p>
          </table:table-cell>
          <table:table-cell table:number-columns-repeated="2" office:value-type="float" office:value="9244" calcext:value-type="float">
            <text:p>9244</text:p>
          </table:table-cell>
          <table:table-cell office:value-type="float" office:value="0.196564912796021" calcext:value-type="float">
            <text:p>0,196564912796021</text:p>
          </table:table-cell>
          <table:table-cell table:number-columns-repeated="2" office:value-type="float" office:value="3835" calcext:value-type="float">
            <text:p>3835</text:p>
          </table:table-cell>
          <table:table-cell office:value-type="float" office:value="9.9975643157959" calcext:value-type="float">
            <text:p>9,9975643157959</text:p>
          </table:table-cell>
          <table:table-cell table:number-columns-repeated="2" office:value-type="float" office:value="2031" calcext:value-type="float">
            <text:p>2031</text:p>
          </table:table-cell>
          <table:table-cell office:value-type="float" office:value="9.9985888004303" calcext:value-type="float">
            <text:p>9,9985888004303</text:p>
          </table:table-cell>
          <table:table-cell table:number-columns-repeated="2" office:value-type="float" office:value="3781" calcext:value-type="float">
            <text:p>378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./data/50nodes/dis_79.txt</text:p>
          </table:table-cell>
          <table:table-cell office:value-type="float" office:value="0.0300076007843018" calcext:value-type="float">
            <text:p>0,030007600784302</text:p>
          </table:table-cell>
          <table:table-cell table:number-columns-repeated="2" office:value-type="float" office:value="7555" calcext:value-type="float">
            <text:p>7555</text:p>
          </table:table-cell>
          <table:table-cell office:value-type="float" office:value="0.257408142089844" calcext:value-type="float">
            <text:p>0,257408142089844</text:p>
          </table:table-cell>
          <table:table-cell table:number-columns-repeated="2" office:value-type="float" office:value="3318" calcext:value-type="float">
            <text:p>3318</text:p>
          </table:table-cell>
          <table:table-cell office:value-type="float" office:value="9.99986124038696" calcext:value-type="float">
            <text:p>9,99986124038696</text:p>
          </table:table-cell>
          <table:table-cell table:number-columns-repeated="2" office:value-type="float" office:value="2254" calcext:value-type="float">
            <text:p>2254</text:p>
          </table:table-cell>
          <table:table-cell office:value-type="float" office:value="10.0207710266113" calcext:value-type="float">
            <text:p>10,0207710266113</text:p>
          </table:table-cell>
          <table:table-cell table:number-columns-repeated="2" office:value-type="float" office:value="4315" calcext:value-type="float">
            <text:p>43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./data/50nodes/dis_16.txt</text:p>
          </table:table-cell>
          <table:table-cell office:value-type="float" office:value="0.00335288047790527" calcext:value-type="float">
            <text:p>0,003352880477905</text:p>
          </table:table-cell>
          <table:table-cell table:number-columns-repeated="2" office:value-type="float" office:value="9030" calcext:value-type="float">
            <text:p>9030</text:p>
          </table:table-cell>
          <table:table-cell office:value-type="float" office:value="0.244743585586548" calcext:value-type="float">
            <text:p>0,244743585586548</text:p>
          </table:table-cell>
          <table:table-cell table:number-columns-repeated="2" office:value-type="float" office:value="2992" calcext:value-type="float">
            <text:p>2992</text:p>
          </table:table-cell>
          <table:table-cell office:value-type="float" office:value="9.99940824508667" calcext:value-type="float">
            <text:p>9,99940824508667</text:p>
          </table:table-cell>
          <table:table-cell table:number-columns-repeated="2" office:value-type="float" office:value="2062" calcext:value-type="float">
            <text:p>2062</text:p>
          </table:table-cell>
          <table:table-cell office:value-type="float" office:value="9.99960613250732" calcext:value-type="float">
            <text:p>9,99960613250732</text:p>
          </table:table-cell>
          <table:table-cell table:number-columns-repeated="2" office:value-type="float" office:value="4046" calcext:value-type="float">
            <text:p>404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./data/50nodes/dis_65.txt</text:p>
          </table:table-cell>
          <table:table-cell office:value-type="float" office:value="0.0199813842773438" calcext:value-type="float">
            <text:p>0,019981384277344</text:p>
          </table:table-cell>
          <table:table-cell table:number-columns-repeated="2" office:value-type="float" office:value="7864" calcext:value-type="float">
            <text:p>7864</text:p>
          </table:table-cell>
          <table:table-cell office:value-type="float" office:value="0.247808218002319" calcext:value-type="float">
            <text:p>0,247808218002319</text:p>
          </table:table-cell>
          <table:table-cell table:number-columns-repeated="2" office:value-type="float" office:value="3354" calcext:value-type="float">
            <text:p>3354</text:p>
          </table:table-cell>
          <table:table-cell office:value-type="float" office:value="10.0000853538513" calcext:value-type="float">
            <text:p>10,0000853538513</text:p>
          </table:table-cell>
          <table:table-cell table:number-columns-repeated="2" office:value-type="float" office:value="2282" calcext:value-type="float">
            <text:p>2282</text:p>
          </table:table-cell>
          <table:table-cell office:value-type="float" office:value="10.009932756424" calcext:value-type="float">
            <text:p>10,009932756424</text:p>
          </table:table-cell>
          <table:table-cell table:number-columns-repeated="2" office:value-type="float" office:value="4840" calcext:value-type="float">
            <text:p>484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./data/50nodes/dis_96.txt</text:p>
          </table:table-cell>
          <table:table-cell office:value-type="float" office:value="0.0100617408752441" calcext:value-type="float">
            <text:p>0,010061740875244</text:p>
          </table:table-cell>
          <table:table-cell table:number-columns-repeated="2" office:value-type="float" office:value="7861" calcext:value-type="float">
            <text:p>7861</text:p>
          </table:table-cell>
          <table:table-cell office:value-type="float" office:value="0.241843461990356" calcext:value-type="float">
            <text:p>0,241843461990356</text:p>
          </table:table-cell>
          <table:table-cell table:number-columns-repeated="2" office:value-type="float" office:value="2880" calcext:value-type="float">
            <text:p>2880</text:p>
          </table:table-cell>
          <table:table-cell office:value-type="float" office:value="9.99803519248962" calcext:value-type="float">
            <text:p>9,99803519248962</text:p>
          </table:table-cell>
          <table:table-cell table:number-columns-repeated="2" office:value-type="float" office:value="2173" calcext:value-type="float">
            <text:p>2173</text:p>
          </table:table-cell>
          <table:table-cell office:value-type="float" office:value="10.0063278675079" calcext:value-type="float">
            <text:p>10,0063278675079</text:p>
          </table:table-cell>
          <table:table-cell table:number-columns-repeated="2" office:value-type="float" office:value="4219" calcext:value-type="float">
            <text:p>421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./data/50nodes/dis_24.txt</text:p>
          </table:table-cell>
          <table:table-cell office:value-type="float" office:value="0.0212178230285645" calcext:value-type="float">
            <text:p>0,021217823028565</text:p>
          </table:table-cell>
          <table:table-cell table:number-columns-repeated="2" office:value-type="float" office:value="7455" calcext:value-type="float">
            <text:p>7455</text:p>
          </table:table-cell>
          <table:table-cell office:value-type="float" office:value="0.190743923187256" calcext:value-type="float">
            <text:p>0,190743923187256</text:p>
          </table:table-cell>
          <table:table-cell table:number-columns-repeated="2" office:value-type="float" office:value="3370" calcext:value-type="float">
            <text:p>3370</text:p>
          </table:table-cell>
          <table:table-cell office:value-type="float" office:value="9.99737977981567" calcext:value-type="float">
            <text:p>9,99737977981567</text:p>
          </table:table-cell>
          <table:table-cell table:number-columns-repeated="2" office:value-type="float" office:value="2072" calcext:value-type="float">
            <text:p>2072</text:p>
          </table:table-cell>
          <table:table-cell office:value-type="float" office:value="10.0288770198822" calcext:value-type="float">
            <text:p>10,0288770198822</text:p>
          </table:table-cell>
          <table:table-cell table:number-columns-repeated="2" office:value-type="float" office:value="4267" calcext:value-type="float">
            <text:p>42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./data/50nodes/dis_84.txt</text:p>
          </table:table-cell>
          <table:table-cell office:value-type="float" office:value="0.0108520984649658" calcext:value-type="float">
            <text:p>0,010852098464966</text:p>
          </table:table-cell>
          <table:table-cell table:number-columns-repeated="2" office:value-type="float" office:value="7405" calcext:value-type="float">
            <text:p>7405</text:p>
          </table:table-cell>
          <table:table-cell office:value-type="float" office:value="0.179475784301758" calcext:value-type="float">
            <text:p>0,179475784301758</text:p>
          </table:table-cell>
          <table:table-cell table:number-columns-repeated="2" office:value-type="float" office:value="3267" calcext:value-type="float">
            <text:p>3267</text:p>
          </table:table-cell>
          <table:table-cell office:value-type="float" office:value="9.99824357032776" calcext:value-type="float">
            <text:p>9,99824357032776</text:p>
          </table:table-cell>
          <table:table-cell table:number-columns-repeated="2" office:value-type="float" office:value="2102" calcext:value-type="float">
            <text:p>2102</text:p>
          </table:table-cell>
          <table:table-cell office:value-type="float" office:value="10.0162031650543" calcext:value-type="float">
            <text:p>10,0162031650543</text:p>
          </table:table-cell>
          <table:table-cell table:number-columns-repeated="2" office:value-type="float" office:value="3995" calcext:value-type="float">
            <text:p>399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./data/50nodes/dis_81.txt</text:p>
          </table:table-cell>
          <table:table-cell office:value-type="float" office:value="0.0068047046661377" calcext:value-type="float">
            <text:p>0,006804704666138</text:p>
          </table:table-cell>
          <table:table-cell table:number-columns-repeated="2" office:value-type="float" office:value="9134" calcext:value-type="float">
            <text:p>9134</text:p>
          </table:table-cell>
          <table:table-cell office:value-type="float" office:value="0.183752059936523" calcext:value-type="float">
            <text:p>0,183752059936523</text:p>
          </table:table-cell>
          <table:table-cell table:number-columns-repeated="2" office:value-type="float" office:value="3802" calcext:value-type="float">
            <text:p>3802</text:p>
          </table:table-cell>
          <table:table-cell office:value-type="float" office:value="9.99791026115418" calcext:value-type="float">
            <text:p>9,99791026115418</text:p>
          </table:table-cell>
          <table:table-cell table:number-columns-repeated="2" office:value-type="float" office:value="2296" calcext:value-type="float">
            <text:p>2296</text:p>
          </table:table-cell>
          <table:table-cell office:value-type="float" office:value="9.99900412559509" calcext:value-type="float">
            <text:p>9,99900412559509</text:p>
          </table:table-cell>
          <table:table-cell table:number-columns-repeated="2" office:value-type="float" office:value="3934" calcext:value-type="float">
            <text:p>39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./data/50nodes/dis_23.txt</text:p>
          </table:table-cell>
          <table:table-cell office:value-type="float" office:value="0.00981807708740235" calcext:value-type="float">
            <text:p>0,009818077087402</text:p>
          </table:table-cell>
          <table:table-cell table:number-columns-repeated="2" office:value-type="float" office:value="7680" calcext:value-type="float">
            <text:p>7680</text:p>
          </table:table-cell>
          <table:table-cell office:value-type="float" office:value="0.208765745162964" calcext:value-type="float">
            <text:p>0,208765745162964</text:p>
          </table:table-cell>
          <table:table-cell table:number-columns-repeated="2" office:value-type="float" office:value="3490" calcext:value-type="float">
            <text:p>3490</text:p>
          </table:table-cell>
          <table:table-cell office:value-type="float" office:value="10.0002672672272" calcext:value-type="float">
            <text:p>10,0002672672272</text:p>
          </table:table-cell>
          <table:table-cell table:number-columns-repeated="2" office:value-type="float" office:value="2015" calcext:value-type="float">
            <text:p>2015</text:p>
          </table:table-cell>
          <table:table-cell office:value-type="float" office:value="10.0042803287506" calcext:value-type="float">
            <text:p>10,0042803287506</text:p>
          </table:table-cell>
          <table:table-cell table:number-columns-repeated="2"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./data/50nodes/dis_3.txt</text:p>
          </table:table-cell>
          <table:table-cell office:value-type="float" office:value="0.0114469528198242" calcext:value-type="float">
            <text:p>0,011446952819824</text:p>
          </table:table-cell>
          <table:table-cell table:number-columns-repeated="2" office:value-type="float" office:value="8208" calcext:value-type="float">
            <text:p>8208</text:p>
          </table:table-cell>
          <table:table-cell office:value-type="float" office:value="0.290441036224365" calcext:value-type="float">
            <text:p>0,290441036224365</text:p>
          </table:table-cell>
          <table:table-cell table:number-columns-repeated="2" office:value-type="float" office:value="2938" calcext:value-type="float">
            <text:p>2938</text:p>
          </table:table-cell>
          <table:table-cell office:value-type="float" office:value="9.99775004386902" calcext:value-type="float">
            <text:p>9,99775004386902</text:p>
          </table:table-cell>
          <table:table-cell table:number-columns-repeated="2" office:value-type="float" office:value="2217" calcext:value-type="float">
            <text:p>2217</text:p>
          </table:table-cell>
          <table:table-cell office:value-type="float" office:value="9.99757766723633" calcext:value-type="float">
            <text:p>9,99757766723633</text:p>
          </table:table-cell>
          <table:table-cell table:number-columns-repeated="2" office:value-type="float" office:value="4181" calcext:value-type="float">
            <text:p>418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./data/50nodes/dis_9.txt</text:p>
          </table:table-cell>
          <table:table-cell office:value-type="float" office:value="0.0196046829223633" calcext:value-type="float">
            <text:p>0,019604682922363</text:p>
          </table:table-cell>
          <table:table-cell table:number-columns-repeated="2" office:value-type="float" office:value="8161" calcext:value-type="float">
            <text:p>8161</text:p>
          </table:table-cell>
          <table:table-cell office:value-type="float" office:value="0.162625312805176" calcext:value-type="float">
            <text:p>0,162625312805176</text:p>
          </table:table-cell>
          <table:table-cell table:number-columns-repeated="2" office:value-type="float" office:value="3459" calcext:value-type="float">
            <text:p>3459</text:p>
          </table:table-cell>
          <table:table-cell office:value-type="float" office:value="9.99955677986145" calcext:value-type="float">
            <text:p>9,99955677986145</text:p>
          </table:table-cell>
          <table:table-cell table:number-columns-repeated="2" office:value-type="float" office:value="2192" calcext:value-type="float">
            <text:p>2192</text:p>
          </table:table-cell>
          <table:table-cell office:value-type="float" office:value="10.0154020786285" calcext:value-type="float">
            <text:p>10,0154020786285</text:p>
          </table:table-cell>
          <table:table-cell table:number-columns-repeated="2" office:value-type="float" office:value="4458" calcext:value-type="float">
            <text:p>445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./data/50nodes/dis_93.txt</text:p>
          </table:table-cell>
          <table:table-cell office:value-type="float" office:value="0.00713872909545898" calcext:value-type="float">
            <text:p>0,007138729095459</text:p>
          </table:table-cell>
          <table:table-cell table:number-columns-repeated="2" office:value-type="float" office:value="8432" calcext:value-type="float">
            <text:p>8432</text:p>
          </table:table-cell>
          <table:table-cell office:value-type="float" office:value="0.193320512771606" calcext:value-type="float">
            <text:p>0,193320512771606</text:p>
          </table:table-cell>
          <table:table-cell table:number-columns-repeated="2" office:value-type="float" office:value="3681" calcext:value-type="float">
            <text:p>3681</text:p>
          </table:table-cell>
          <table:table-cell office:value-type="float" office:value="10.00044298172" calcext:value-type="float">
            <text:p>10,00044298172</text:p>
          </table:table-cell>
          <table:table-cell table:number-columns-repeated="2" office:value-type="float" office:value="2131" calcext:value-type="float">
            <text:p>2131</text:p>
          </table:table-cell>
          <table:table-cell office:value-type="float" office:value="10.0077064037323" calcext:value-type="float">
            <text:p>10,0077064037323</text:p>
          </table:table-cell>
          <table:table-cell table:number-columns-repeated="2" office:value-type="float" office:value="3743" calcext:value-type="float">
            <text:p>374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./data/50nodes/dis_67.txt</text:p>
          </table:table-cell>
          <table:table-cell office:value-type="float" office:value="0.00531411170959473" calcext:value-type="float">
            <text:p>0,005314111709595</text:p>
          </table:table-cell>
          <table:table-cell table:number-columns-repeated="2" office:value-type="float" office:value="8627" calcext:value-type="float">
            <text:p>8627</text:p>
          </table:table-cell>
          <table:table-cell office:value-type="float" office:value="0.216966867446899" calcext:value-type="float">
            <text:p>0,216966867446899</text:p>
          </table:table-cell>
          <table:table-cell table:number-columns-repeated="2" office:value-type="float" office:value="2801" calcext:value-type="float">
            <text:p>2801</text:p>
          </table:table-cell>
          <table:table-cell office:value-type="float" office:value="9.99728441238403" calcext:value-type="float">
            <text:p>9,99728441238403</text:p>
          </table:table-cell>
          <table:table-cell table:number-columns-repeated="2" office:value-type="float" office:value="2245" calcext:value-type="float">
            <text:p>2245</text:p>
          </table:table-cell>
          <table:table-cell office:value-type="float" office:value="10.0211982727051" calcext:value-type="float">
            <text:p>10,0211982727051</text:p>
          </table:table-cell>
          <table:table-cell table:number-columns-repeated="2" office:value-type="float" office:value="3860" calcext:value-type="float">
            <text:p>38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/data/50nodes/dis_89.txt</text:p>
          </table:table-cell>
          <table:table-cell office:value-type="float" office:value="0.00780963897705078" calcext:value-type="float">
            <text:p>0,007809638977051</text:p>
          </table:table-cell>
          <table:table-cell table:number-columns-repeated="2" office:value-type="float" office:value="7878" calcext:value-type="float">
            <text:p>7878</text:p>
          </table:table-cell>
          <table:table-cell office:value-type="float" office:value="0.209480047225952" calcext:value-type="float">
            <text:p>0,209480047225952</text:p>
          </table:table-cell>
          <table:table-cell table:number-columns-repeated="2" office:value-type="float" office:value="3319" calcext:value-type="float">
            <text:p>3319</text:p>
          </table:table-cell>
          <table:table-cell office:value-type="float" office:value="9.99950528144836" calcext:value-type="float">
            <text:p>9,99950528144836</text:p>
          </table:table-cell>
          <table:table-cell table:number-columns-repeated="2" office:value-type="float" office:value="2065" calcext:value-type="float">
            <text:p>2065</text:p>
          </table:table-cell>
          <table:table-cell office:value-type="float" office:value="10.0029938220978" calcext:value-type="float">
            <text:p>10,0029938220978</text:p>
          </table:table-cell>
          <table:table-cell table:number-columns-repeated="2" office:value-type="float" office:value="3912" calcext:value-type="float">
            <text:p>39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./data/50nodes/dis_27.txt</text:p>
          </table:table-cell>
          <table:table-cell office:value-type="float" office:value="0.00338029861450195" calcext:value-type="float">
            <text:p>0,003380298614502</text:p>
          </table:table-cell>
          <table:table-cell table:number-columns-repeated="2" office:value-type="float" office:value="9393" calcext:value-type="float">
            <text:p>9393</text:p>
          </table:table-cell>
          <table:table-cell office:value-type="float" office:value="0.19365119934082" calcext:value-type="float">
            <text:p>0,19365119934082</text:p>
          </table:table-cell>
          <table:table-cell table:number-columns-repeated="2" office:value-type="float" office:value="3591" calcext:value-type="float">
            <text:p>3591</text:p>
          </table:table-cell>
          <table:table-cell office:value-type="float" office:value="9.99734973907471" calcext:value-type="float">
            <text:p>9,99734973907471</text:p>
          </table:table-cell>
          <table:table-cell table:number-columns-repeated="2" office:value-type="float" office:value="2099" calcext:value-type="float">
            <text:p>2099</text:p>
          </table:table-cell>
          <table:table-cell office:value-type="float" office:value="10.018369436264" calcext:value-type="float">
            <text:p>10,018369436264</text:p>
          </table:table-cell>
          <table:table-cell table:number-columns-repeated="2" office:value-type="float" office:value="4189" calcext:value-type="float">
            <text:p>418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./data/50nodes/dis_60.txt</text:p>
          </table:table-cell>
          <table:table-cell office:value-type="float" office:value="0.0104184150695801" calcext:value-type="float">
            <text:p>0,01041841506958</text:p>
          </table:table-cell>
          <table:table-cell table:number-columns-repeated="2" office:value-type="float" office:value="7260" calcext:value-type="float">
            <text:p>7260</text:p>
          </table:table-cell>
          <table:table-cell office:value-type="float" office:value="0.178586006164551" calcext:value-type="float">
            <text:p>0,178586006164551</text:p>
          </table:table-cell>
          <table:table-cell table:number-columns-repeated="2" office:value-type="float" office:value="3370" calcext:value-type="float">
            <text:p>3370</text:p>
          </table:table-cell>
          <table:table-cell office:value-type="float" office:value="10.000063419342" calcext:value-type="float">
            <text:p>10,000063419342</text:p>
          </table:table-cell>
          <table:table-cell table:number-columns-repeated="2" office:value-type="float" office:value="2218" calcext:value-type="float">
            <text:p>2218</text:p>
          </table:table-cell>
          <table:table-cell office:value-type="float" office:value="10.0182485580444" calcext:value-type="float">
            <text:p>10,0182485580444</text:p>
          </table:table-cell>
          <table:table-cell table:number-columns-repeated="2" office:value-type="float" office:value="4104" calcext:value-type="float">
            <text:p>41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./data/50nodes/dis_32.txt</text:p>
          </table:table-cell>
          <table:table-cell office:value-type="float" office:value="0.0347776412963867" calcext:value-type="float">
            <text:p>0,034777641296387</text:p>
          </table:table-cell>
          <table:table-cell table:number-columns-repeated="2" office:value-type="float" office:value="6581" calcext:value-type="float">
            <text:p>6581</text:p>
          </table:table-cell>
          <table:table-cell office:value-type="float" office:value="0.236431837081909" calcext:value-type="float">
            <text:p>0,236431837081909</text:p>
          </table:table-cell>
          <table:table-cell table:number-columns-repeated="2" office:value-type="float" office:value="3320" calcext:value-type="float">
            <text:p>3320</text:p>
          </table:table-cell>
          <table:table-cell office:value-type="float" office:value="9.9977331161499" calcext:value-type="float">
            <text:p>9,9977331161499</text:p>
          </table:table-cell>
          <table:table-cell table:number-columns-repeated="2" office:value-type="float" office:value="1988" calcext:value-type="float">
            <text:p>1988</text:p>
          </table:table-cell>
          <table:table-cell office:value-type="float" office:value="10.0140857696533" calcext:value-type="float">
            <text:p>10,0140857696533</text:p>
          </table:table-cell>
          <table:table-cell table:number-columns-repeated="2" office:value-type="float" office:value="3959" calcext:value-type="float">
            <text:p>395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./data/50nodes/dis_54.txt</text:p>
          </table:table-cell>
          <table:table-cell office:value-type="float" office:value="0.00914096832275391" calcext:value-type="float">
            <text:p>0,009140968322754</text:p>
          </table:table-cell>
          <table:table-cell table:number-columns-repeated="2" office:value-type="float" office:value="8234" calcext:value-type="float">
            <text:p>8234</text:p>
          </table:table-cell>
          <table:table-cell office:value-type="float" office:value="0.242004871368408" calcext:value-type="float">
            <text:p>0,242004871368408</text:p>
          </table:table-cell>
          <table:table-cell table:number-columns-repeated="2" office:value-type="float" office:value="3128" calcext:value-type="float">
            <text:p>3128</text:p>
          </table:table-cell>
          <table:table-cell office:value-type="float" office:value="9.99812984466553" calcext:value-type="float">
            <text:p>9,99812984466553</text:p>
          </table:table-cell>
          <table:table-cell table:number-columns-repeated="2" office:value-type="float" office:value="2108" calcext:value-type="float">
            <text:p>2108</text:p>
          </table:table-cell>
          <table:table-cell office:value-type="float" office:value="10.0282914638519" calcext:value-type="float">
            <text:p>10,0282914638519</text:p>
          </table:table-cell>
          <table:table-cell table:number-columns-repeated="2" office:value-type="float" office:value="3895" calcext:value-type="float">
            <text:p>389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./data/50nodes/dis_17.txt</text:p>
          </table:table-cell>
          <table:table-cell office:value-type="float" office:value="0.00343656539916992" calcext:value-type="float">
            <text:p>0,00343656539917</text:p>
          </table:table-cell>
          <table:table-cell table:number-columns-repeated="2" office:value-type="float" office:value="8595" calcext:value-type="float">
            <text:p>8595</text:p>
          </table:table-cell>
          <table:table-cell office:value-type="float" office:value="0.219340801239014" calcext:value-type="float">
            <text:p>0,219340801239014</text:p>
          </table:table-cell>
          <table:table-cell table:number-columns-repeated="2" office:value-type="float" office:value="3648" calcext:value-type="float">
            <text:p>3648</text:p>
          </table:table-cell>
          <table:table-cell office:value-type="float" office:value="9.99814200401306" calcext:value-type="float">
            <text:p>9,99814200401306</text:p>
          </table:table-cell>
          <table:table-cell table:number-columns-repeated="2" office:value-type="float" office:value="1955" calcext:value-type="float">
            <text:p>1955</text:p>
          </table:table-cell>
          <table:table-cell office:value-type="float" office:value="10.0289993286133" calcext:value-type="float">
            <text:p>10,0289993286133</text:p>
          </table:table-cell>
          <table:table-cell table:number-columns-repeated="2" office:value-type="float" office:value="3738" calcext:value-type="float">
            <text:p>373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./data/50nodes/dis_59.txt</text:p>
          </table:table-cell>
          <table:table-cell office:value-type="float" office:value="0.00337624549865723" calcext:value-type="float">
            <text:p>0,003376245498657</text:p>
          </table:table-cell>
          <table:table-cell table:number-columns-repeated="2" office:value-type="float" office:value="9080" calcext:value-type="float">
            <text:p>9080</text:p>
          </table:table-cell>
          <table:table-cell office:value-type="float" office:value="0.212463855743408" calcext:value-type="float">
            <text:p>0,212463855743408</text:p>
          </table:table-cell>
          <table:table-cell table:number-columns-repeated="2" office:value-type="float" office:value="3080" calcext:value-type="float">
            <text:p>3080</text:p>
          </table:table-cell>
          <table:table-cell office:value-type="float" office:value="9.9993155002594" calcext:value-type="float">
            <text:p>9,9993155002594</text:p>
          </table:table-cell>
          <table:table-cell table:number-columns-repeated="2" office:value-type="float" office:value="2101" calcext:value-type="float">
            <text:p>2101</text:p>
          </table:table-cell>
          <table:table-cell office:value-type="float" office:value="10.0034527778626" calcext:value-type="float">
            <text:p>10,0034527778626</text:p>
          </table:table-cell>
          <table:table-cell table:number-columns-repeated="2" office:value-type="float" office:value="4429" calcext:value-type="float">
            <text:p>442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./data/50nodes/dis_80.txt</text:p>
          </table:table-cell>
          <table:table-cell office:value-type="float" office:value="0.0136809349060059" calcext:value-type="float">
            <text:p>0,013680934906006</text:p>
          </table:table-cell>
          <table:table-cell table:number-columns-repeated="2" office:value-type="float" office:value="7986" calcext:value-type="float">
            <text:p>7986</text:p>
          </table:table-cell>
          <table:table-cell office:value-type="float" office:value="0.204843759536743" calcext:value-type="float">
            <text:p>0,204843759536743</text:p>
          </table:table-cell>
          <table:table-cell table:number-columns-repeated="2" office:value-type="float" office:value="3600" calcext:value-type="float">
            <text:p>3600</text:p>
          </table:table-cell>
          <table:table-cell office:value-type="float" office:value="9.99975657463074" calcext:value-type="float">
            <text:p>9,99975657463074</text:p>
          </table:table-cell>
          <table:table-cell table:number-columns-repeated="2" office:value-type="float" office:value="2311" calcext:value-type="float">
            <text:p>2311</text:p>
          </table:table-cell>
          <table:table-cell office:value-type="float" office:value="9.99766492843628" calcext:value-type="float">
            <text:p>9,99766492843628</text:p>
          </table:table-cell>
          <table:table-cell table:number-columns-repeated="2" office:value-type="float" office:value="4379" calcext:value-type="float">
            <text:p>437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./data/50nodes/dis_56.txt</text:p>
          </table:table-cell>
          <table:table-cell office:value-type="float" office:value="0.0310840606689453" calcext:value-type="float">
            <text:p>0,031084060668945</text:p>
          </table:table-cell>
          <table:table-cell table:number-columns-repeated="2" office:value-type="float" office:value="6182" calcext:value-type="float">
            <text:p>6182</text:p>
          </table:table-cell>
          <table:table-cell office:value-type="float" office:value="0.197814464569092" calcext:value-type="float">
            <text:p>0,197814464569092</text:p>
          </table:table-cell>
          <table:table-cell table:number-columns-repeated="2" office:value-type="float" office:value="3863" calcext:value-type="float">
            <text:p>3863</text:p>
          </table:table-cell>
          <table:table-cell office:value-type="float" office:value="9.99815964698792" calcext:value-type="float">
            <text:p>9,99815964698792</text:p>
          </table:table-cell>
          <table:table-cell table:number-columns-repeated="2" office:value-type="float" office:value="2152" calcext:value-type="float">
            <text:p>2152</text:p>
          </table:table-cell>
          <table:table-cell office:value-type="float" office:value="10.033255815506" calcext:value-type="float">
            <text:p>10,033255815506</text:p>
          </table:table-cell>
          <table:table-cell table:number-columns-repeated="2" office:value-type="float" office:value="4158" calcext:value-type="float">
            <text:p>415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./data/50nodes/dis_78.txt</text:p>
          </table:table-cell>
          <table:table-cell office:value-type="float" office:value="0.00871825218200684" calcext:value-type="float">
            <text:p>0,008718252182007</text:p>
          </table:table-cell>
          <table:table-cell table:number-columns-repeated="2" office:value-type="float" office:value="8585" calcext:value-type="float">
            <text:p>8585</text:p>
          </table:table-cell>
          <table:table-cell office:value-type="float" office:value="0.25294828414917" calcext:value-type="float">
            <text:p>0,25294828414917</text:p>
          </table:table-cell>
          <table:table-cell table:number-columns-repeated="2" office:value-type="float" office:value="3356" calcext:value-type="float">
            <text:p>3356</text:p>
          </table:table-cell>
          <table:table-cell office:value-type="float" office:value="10.0035343170166" calcext:value-type="float">
            <text:p>10,0035343170166</text:p>
          </table:table-cell>
          <table:table-cell table:number-columns-repeated="2" office:value-type="float" office:value="2139" calcext:value-type="float">
            <text:p>2139</text:p>
          </table:table-cell>
          <table:table-cell office:value-type="float" office:value="10.0152368545532" calcext:value-type="float">
            <text:p>10,0152368545532</text:p>
          </table:table-cell>
          <table:table-cell table:number-columns-repeated="2" office:value-type="float" office:value="4162" calcext:value-type="float">
            <text:p>416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./data/50nodes/dis_66.txt</text:p>
          </table:table-cell>
          <table:table-cell office:value-type="float" office:value="0.0110321044921875" calcext:value-type="float">
            <text:p>0,011032104492188</text:p>
          </table:table-cell>
          <table:table-cell table:number-columns-repeated="2" office:value-type="float" office:value="8657" calcext:value-type="float">
            <text:p>8657</text:p>
          </table:table-cell>
          <table:table-cell office:value-type="float" office:value="0.136550903320313" calcext:value-type="float">
            <text:p>0,136550903320313</text:p>
          </table:table-cell>
          <table:table-cell table:number-columns-repeated="2" office:value-type="float" office:value="3607" calcext:value-type="float">
            <text:p>3607</text:p>
          </table:table-cell>
          <table:table-cell office:value-type="float" office:value="9.99783492088318" calcext:value-type="float">
            <text:p>9,99783492088318</text:p>
          </table:table-cell>
          <table:table-cell table:number-columns-repeated="2" office:value-type="float" office:value="2032" calcext:value-type="float">
            <text:p>2032</text:p>
          </table:table-cell>
          <table:table-cell office:value-type="float" office:value="10.0269296169281" calcext:value-type="float">
            <text:p>10,0269296169281</text:p>
          </table:table-cell>
          <table:table-cell table:number-columns-repeated="2" office:value-type="float" office:value="4187" calcext:value-type="float">
            <text:p>41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./data/50nodes/dis_43.txt</text:p>
          </table:table-cell>
          <table:table-cell office:value-type="float" office:value="0.00739121437072754" calcext:value-type="float">
            <text:p>0,007391214370728</text:p>
          </table:table-cell>
          <table:table-cell table:number-columns-repeated="2" office:value-type="float" office:value="8911" calcext:value-type="float">
            <text:p>8911</text:p>
          </table:table-cell>
          <table:table-cell office:value-type="float" office:value="0.254698991775513" calcext:value-type="float">
            <text:p>0,254698991775513</text:p>
          </table:table-cell>
          <table:table-cell table:number-columns-repeated="2" office:value-type="float" office:value="3426" calcext:value-type="float">
            <text:p>3426</text:p>
          </table:table-cell>
          <table:table-cell office:value-type="float" office:value="9.99803400039673" calcext:value-type="float">
            <text:p>9,99803400039673</text:p>
          </table:table-cell>
          <table:table-cell table:number-columns-repeated="2" office:value-type="float" office:value="2186" calcext:value-type="float">
            <text:p>2186</text:p>
          </table:table-cell>
          <table:table-cell office:value-type="float" office:value="10.0338854789734" calcext:value-type="float">
            <text:p>10,0338854789734</text:p>
          </table:table-cell>
          <table:table-cell table:number-columns-repeated="2" office:value-type="float" office:value="3811" calcext:value-type="float">
            <text:p>381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./data/50nodes/dis_26.txt</text:p>
          </table:table-cell>
          <table:table-cell office:value-type="float" office:value="0.0130140781402588" calcext:value-type="float">
            <text:p>0,013014078140259</text:p>
          </table:table-cell>
          <table:table-cell table:number-columns-repeated="2" office:value-type="float" office:value="7149" calcext:value-type="float">
            <text:p>7149</text:p>
          </table:table-cell>
          <table:table-cell office:value-type="float" office:value="0.175993919372559" calcext:value-type="float">
            <text:p>0,175993919372559</text:p>
          </table:table-cell>
          <table:table-cell table:number-columns-repeated="2" office:value-type="float" office:value="3160" calcext:value-type="float">
            <text:p>3160</text:p>
          </table:table-cell>
          <table:table-cell office:value-type="float" office:value="9.99884843826294" calcext:value-type="float">
            <text:p>9,99884843826294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0.0068342685699" calcext:value-type="float">
            <text:p>10,0068342685699</text:p>
          </table:table-cell>
          <table:table-cell table:number-columns-repeated="2"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./data/50nodes/dis_46.txt</text:p>
          </table:table-cell>
          <table:table-cell office:value-type="float" office:value="0.017582893371582" calcext:value-type="float">
            <text:p>0,017582893371582</text:p>
          </table:table-cell>
          <table:table-cell table:number-columns-repeated="2" office:value-type="float" office:value="7252" calcext:value-type="float">
            <text:p>7252</text:p>
          </table:table-cell>
          <table:table-cell office:value-type="float" office:value="0.193843841552734" calcext:value-type="float">
            <text:p>0,193843841552734</text:p>
          </table:table-cell>
          <table:table-cell table:number-columns-repeated="2" office:value-type="float" office:value="3255" calcext:value-type="float">
            <text:p>3255</text:p>
          </table:table-cell>
          <table:table-cell office:value-type="float" office:value="10.0005042552948" calcext:value-type="float">
            <text:p>10,0005042552948</text:p>
          </table:table-cell>
          <table:table-cell table:number-columns-repeated="2" office:value-type="float" office:value="1960" calcext:value-type="float">
            <text:p>1960</text:p>
          </table:table-cell>
          <table:table-cell office:value-type="float" office:value="10.0157256126404" calcext:value-type="float">
            <text:p>10,0157256126404</text:p>
          </table:table-cell>
          <table:table-cell table:number-columns-repeated="2" office:value-type="float" office:value="4230" calcext:value-type="float">
            <text:p>423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./data/50nodes/dis_42.txt</text:p>
          </table:table-cell>
          <table:table-cell office:value-type="float" office:value="0.0155198574066162" calcext:value-type="float">
            <text:p>0,015519857406616</text:p>
          </table:table-cell>
          <table:table-cell table:number-columns-repeated="2" office:value-type="float" office:value="8578" calcext:value-type="float">
            <text:p>8578</text:p>
          </table:table-cell>
          <table:table-cell office:value-type="float" office:value="0.236513137817383" calcext:value-type="float">
            <text:p>0,236513137817383</text:p>
          </table:table-cell>
          <table:table-cell table:number-columns-repeated="2" office:value-type="float" office:value="2903" calcext:value-type="float">
            <text:p>2903</text:p>
          </table:table-cell>
          <table:table-cell office:value-type="float" office:value="9.99813485145569" calcext:value-type="float">
            <text:p>9,99813485145569</text:p>
          </table:table-cell>
          <table:table-cell table:number-columns-repeated="2" office:value-type="float" office:value="1925" calcext:value-type="float">
            <text:p>1925</text:p>
          </table:table-cell>
          <table:table-cell office:value-type="float" office:value="10.0112884044647" calcext:value-type="float">
            <text:p>10,0112884044647</text:p>
          </table:table-cell>
          <table:table-cell table:number-columns-repeated="2" office:value-type="float" office:value="3973" calcext:value-type="float">
            <text:p>397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./data/50nodes/dis_49.txt</text:p>
          </table:table-cell>
          <table:table-cell office:value-type="float" office:value="0.040116548538208" calcext:value-type="float">
            <text:p>0,040116548538208</text:p>
          </table:table-cell>
          <table:table-cell table:number-columns-repeated="2" office:value-type="float" office:value="7033" calcext:value-type="float">
            <text:p>7033</text:p>
          </table:table-cell>
          <table:table-cell office:value-type="float" office:value="0.144017219543457" calcext:value-type="float">
            <text:p>0,144017219543457</text:p>
          </table:table-cell>
          <table:table-cell table:number-columns-repeated="2" office:value-type="float" office:value="4398" calcext:value-type="float">
            <text:p>4398</text:p>
          </table:table-cell>
          <table:table-cell office:value-type="float" office:value="9.99689793586731" calcext:value-type="float">
            <text:p>9,99689793586731</text:p>
          </table:table-cell>
          <table:table-cell table:number-columns-repeated="2" office:value-type="float" office:value="2138" calcext:value-type="float">
            <text:p>2138</text:p>
          </table:table-cell>
          <table:table-cell office:value-type="float" office:value="10.0241620540619" calcext:value-type="float">
            <text:p>10,0241620540619</text:p>
          </table:table-cell>
          <table:table-cell table:number-columns-repeated="2"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./data/50nodes/dis_7.txt</text:p>
          </table:table-cell>
          <table:table-cell office:value-type="float" office:value="0.00846433639526367" calcext:value-type="float">
            <text:p>0,008464336395264</text:p>
          </table:table-cell>
          <table:table-cell table:number-columns-repeated="2" office:value-type="float" office:value="9059" calcext:value-type="float">
            <text:p>9059</text:p>
          </table:table-cell>
          <table:table-cell office:value-type="float" office:value="0.29394268989563" calcext:value-type="float">
            <text:p>0,29394268989563</text:p>
          </table:table-cell>
          <table:table-cell table:number-columns-repeated="2" office:value-type="float" office:value="2653" calcext:value-type="float">
            <text:p>2653</text:p>
          </table:table-cell>
          <table:table-cell office:value-type="float" office:value="9.9983925819397" calcext:value-type="float">
            <text:p>9,9983925819397</text:p>
          </table:table-cell>
          <table:table-cell table:number-columns-repeated="2" office:value-type="float" office:value="2028" calcext:value-type="float">
            <text:p>2028</text:p>
          </table:table-cell>
          <table:table-cell office:value-type="float" office:value="9.99408674240112" calcext:value-type="float">
            <text:p>9,99408674240112</text:p>
          </table:table-cell>
          <table:table-cell table:number-columns-repeated="2" office:value-type="float" office:value="4180" calcext:value-type="float">
            <text:p>41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./data/50nodes/dis_69.txt</text:p>
          </table:table-cell>
          <table:table-cell office:value-type="float" office:value="0.0380337238311768" calcext:value-type="float">
            <text:p>0,038033723831177</text:p>
          </table:table-cell>
          <table:table-cell table:number-columns-repeated="2" office:value-type="float" office:value="7251" calcext:value-type="float">
            <text:p>7251</text:p>
          </table:table-cell>
          <table:table-cell office:value-type="float" office:value="0.214768171310425" calcext:value-type="float">
            <text:p>0,214768171310425</text:p>
          </table:table-cell>
          <table:table-cell table:number-columns-repeated="2" office:value-type="float" office:value="3433" calcext:value-type="float">
            <text:p>3433</text:p>
          </table:table-cell>
          <table:table-cell office:value-type="float" office:value="10.0013196468353" calcext:value-type="float">
            <text:p>10,0013196468353</text:p>
          </table:table-cell>
          <table:table-cell table:number-columns-repeated="2" office:value-type="float" office:value="2273" calcext:value-type="float">
            <text:p>2273</text:p>
          </table:table-cell>
          <table:table-cell office:value-type="float" office:value="10.0036013126373" calcext:value-type="float">
            <text:p>10,0036013126373</text:p>
          </table:table-cell>
          <table:table-cell table:number-columns-repeated="2" office:value-type="float" office:value="4142" calcext:value-type="float">
            <text:p>414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./data/50nodes/dis_33.txt</text:p>
          </table:table-cell>
          <table:table-cell office:value-type="float" office:value="0.0337538719177246" calcext:value-type="float">
            <text:p>0,033753871917725</text:p>
          </table:table-cell>
          <table:table-cell table:number-columns-repeated="2" office:value-type="float" office:value="7481" calcext:value-type="float">
            <text:p>7481</text:p>
          </table:table-cell>
          <table:table-cell office:value-type="float" office:value="0.157468318939209" calcext:value-type="float">
            <text:p>0,157468318939209</text:p>
          </table:table-cell>
          <table:table-cell table:number-columns-repeated="2" office:value-type="float" office:value="3080" calcext:value-type="float">
            <text:p>3080</text:p>
          </table:table-cell>
          <table:table-cell office:value-type="float" office:value="9.99686694145203" calcext:value-type="float">
            <text:p>9,99686694145203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0.011917591095" calcext:value-type="float">
            <text:p>10,011917591095</text:p>
          </table:table-cell>
          <table:table-cell table:number-columns-repeated="2" office:value-type="float" office:value="4161" calcext:value-type="float">
            <text:p>416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./data/50nodes/dis_48.txt</text:p>
          </table:table-cell>
          <table:table-cell office:value-type="float" office:value="0.0361287593841553" calcext:value-type="float">
            <text:p>0,036128759384155</text:p>
          </table:table-cell>
          <table:table-cell table:number-columns-repeated="2" office:value-type="float" office:value="7107" calcext:value-type="float">
            <text:p>7107</text:p>
          </table:table-cell>
          <table:table-cell office:value-type="float" office:value="0.228090047836304" calcext:value-type="float">
            <text:p>0,228090047836304</text:p>
          </table:table-cell>
          <table:table-cell table:number-columns-repeated="2" office:value-type="float" office:value="3268" calcext:value-type="float">
            <text:p>3268</text:p>
          </table:table-cell>
          <table:table-cell office:value-type="float" office:value="9.99913954734802" calcext:value-type="float">
            <text:p>9,99913954734802</text:p>
          </table:table-cell>
          <table:table-cell table:number-columns-repeated="2" office:value-type="float" office:value="2355" calcext:value-type="float">
            <text:p>2355</text:p>
          </table:table-cell>
          <table:table-cell office:value-type="float" office:value="10.0179057121277" calcext:value-type="float">
            <text:p>10,0179057121277</text:p>
          </table:table-cell>
          <table:table-cell table:number-columns-repeated="2" office:value-type="float" office:value="4332" calcext:value-type="float">
            <text:p>433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./data/50nodes/dis_76.txt</text:p>
          </table:table-cell>
          <table:table-cell office:value-type="float" office:value="0.0119366645812988" calcext:value-type="float">
            <text:p>0,011936664581299</text:p>
          </table:table-cell>
          <table:table-cell table:number-columns-repeated="2" office:value-type="float" office:value="9026" calcext:value-type="float">
            <text:p>9026</text:p>
          </table:table-cell>
          <table:table-cell office:value-type="float" office:value="0.260945796966553" calcext:value-type="float">
            <text:p>0,260945796966553</text:p>
          </table:table-cell>
          <table:table-cell table:number-columns-repeated="2" office:value-type="float" office:value="3212" calcext:value-type="float">
            <text:p>3212</text:p>
          </table:table-cell>
          <table:table-cell office:value-type="float" office:value="9.99799227714539" calcext:value-type="float">
            <text:p>9,99799227714539</text:p>
          </table:table-cell>
          <table:table-cell table:number-columns-repeated="2" office:value-type="float" office:value="2274" calcext:value-type="float">
            <text:p>2274</text:p>
          </table:table-cell>
          <table:table-cell office:value-type="float" office:value="10.0181519985199" calcext:value-type="float">
            <text:p>10,0181519985199</text:p>
          </table:table-cell>
          <table:table-cell table:number-columns-repeated="2" office:value-type="float" office:value="3853" calcext:value-type="float">
            <text:p>385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./data/50nodes/dis_99.txt</text:p>
          </table:table-cell>
          <table:table-cell office:value-type="float" office:value="0.0045466423034668" calcext:value-type="float">
            <text:p>0,004546642303467</text:p>
          </table:table-cell>
          <table:table-cell table:number-columns-repeated="2" office:value-type="float" office:value="8144" calcext:value-type="float">
            <text:p>8144</text:p>
          </table:table-cell>
          <table:table-cell office:value-type="float" office:value="0.211054086685181" calcext:value-type="float">
            <text:p>0,211054086685181</text:p>
          </table:table-cell>
          <table:table-cell table:number-columns-repeated="2" office:value-type="float" office:value="3510" calcext:value-type="float">
            <text:p>3510</text:p>
          </table:table-cell>
          <table:table-cell office:value-type="float" office:value="9.99685001373291" calcext:value-type="float">
            <text:p>9,99685001373291</text:p>
          </table:table-cell>
          <table:table-cell table:number-columns-repeated="2" office:value-type="float" office:value="2178" calcext:value-type="float">
            <text:p>2178</text:p>
          </table:table-cell>
          <table:table-cell office:value-type="float" office:value="10.0056726932526" calcext:value-type="float">
            <text:p>10,0056726932526</text:p>
          </table:table-cell>
          <table:table-cell table:number-columns-repeated="2" office:value-type="float" office:value="3887" calcext:value-type="float">
            <text:p>388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./data/50nodes/dis_83.txt</text:p>
          </table:table-cell>
          <table:table-cell office:value-type="float" office:value="0.00555586814880371" calcext:value-type="float">
            <text:p>0,005555868148804</text:p>
          </table:table-cell>
          <table:table-cell table:number-columns-repeated="2" office:value-type="float" office:value="8355" calcext:value-type="float">
            <text:p>8355</text:p>
          </table:table-cell>
          <table:table-cell office:value-type="float" office:value="0.197116613388062" calcext:value-type="float">
            <text:p>0,197116613388062</text:p>
          </table:table-cell>
          <table:table-cell table:number-columns-repeated="2" office:value-type="float" office:value="3635" calcext:value-type="float">
            <text:p>3635</text:p>
          </table:table-cell>
          <table:table-cell office:value-type="float" office:value="9.99733471870422" calcext:value-type="float">
            <text:p>9,99733471870422</text:p>
          </table:table-cell>
          <table:table-cell table:number-columns-repeated="2" office:value-type="float" office:value="2189" calcext:value-type="float">
            <text:p>2189</text:p>
          </table:table-cell>
          <table:table-cell office:value-type="float" office:value="9.99688315391541" calcext:value-type="float">
            <text:p>9,99688315391541</text:p>
          </table:table-cell>
          <table:table-cell table:number-columns-repeated="2" office:value-type="float" office:value="4388" calcext:value-type="float">
            <text:p>438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./data/50nodes/dis_15.txt</text:p>
          </table:table-cell>
          <table:table-cell office:value-type="float" office:value="0.00741839408874512" calcext:value-type="float">
            <text:p>0,007418394088745</text:p>
          </table:table-cell>
          <table:table-cell table:number-columns-repeated="2" office:value-type="float" office:value="8811" calcext:value-type="float">
            <text:p>8811</text:p>
          </table:table-cell>
          <table:table-cell office:value-type="float" office:value="0.339386701583862" calcext:value-type="float">
            <text:p>0,339386701583862</text:p>
          </table:table-cell>
          <table:table-cell table:number-columns-repeated="2" office:value-type="float" office:value="2619" calcext:value-type="float">
            <text:p>2619</text:p>
          </table:table-cell>
          <table:table-cell office:value-type="float" office:value="9.99729108810425" calcext:value-type="float">
            <text:p>9,99729108810425</text:p>
          </table:table-cell>
          <table:table-cell table:number-columns-repeated="2" office:value-type="float" office:value="2076" calcext:value-type="float">
            <text:p>2076</text:p>
          </table:table-cell>
          <table:table-cell office:value-type="float" office:value="10.0200734138489" calcext:value-type="float">
            <text:p>10,0200734138489</text:p>
          </table:table-cell>
          <table:table-cell table:number-columns-repeated="2" office:value-type="float" office:value="4569" calcext:value-type="float">
            <text:p>45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./data/50nodes/dis_45.txt</text:p>
          </table:table-cell>
          <table:table-cell office:value-type="float" office:value="0.0302753448486328" calcext:value-type="float">
            <text:p>0,030275344848633</text:p>
          </table:table-cell>
          <table:table-cell table:number-columns-repeated="2" office:value-type="float" office:value="6929" calcext:value-type="float">
            <text:p>6929</text:p>
          </table:table-cell>
          <table:table-cell office:value-type="float" office:value="0.138275384902954" calcext:value-type="float">
            <text:p>0,138275384902954</text:p>
          </table:table-cell>
          <table:table-cell table:number-columns-repeated="2" office:value-type="float" office:value="3877" calcext:value-type="float">
            <text:p>3877</text:p>
          </table:table-cell>
          <table:table-cell office:value-type="float" office:value="9.99864864349365" calcext:value-type="float">
            <text:p>9,99864864349365</text:p>
          </table:table-cell>
          <table:table-cell table:number-columns-repeated="2" office:value-type="float" office:value="2119" calcext:value-type="float">
            <text:p>2119</text:p>
          </table:table-cell>
          <table:table-cell office:value-type="float" office:value="10.0324923992157" calcext:value-type="float">
            <text:p>10,0324923992157</text:p>
          </table:table-cell>
          <table:table-cell table:number-columns-repeated="2" office:value-type="float" office:value="4483" calcext:value-type="float">
            <text:p>448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./data/50nodes/dis_95.txt</text:p>
          </table:table-cell>
          <table:table-cell office:value-type="float" office:value="0.00596022605895996" calcext:value-type="float">
            <text:p>0,00596022605896</text:p>
          </table:table-cell>
          <table:table-cell table:number-columns-repeated="2" office:value-type="float" office:value="8582" calcext:value-type="float">
            <text:p>8582</text:p>
          </table:table-cell>
          <table:table-cell office:value-type="float" office:value="0.241456985473633" calcext:value-type="float">
            <text:p>0,241456985473633</text:p>
          </table:table-cell>
          <table:table-cell table:number-columns-repeated="2" office:value-type="float" office:value="3582" calcext:value-type="float">
            <text:p>3582</text:p>
          </table:table-cell>
          <table:table-cell office:value-type="float" office:value="9.99943256378174" calcext:value-type="float">
            <text:p>9,99943256378174</text:p>
          </table:table-cell>
          <table:table-cell table:number-columns-repeated="2" office:value-type="float" office:value="2156" calcext:value-type="float">
            <text:p>2156</text:p>
          </table:table-cell>
          <table:table-cell office:value-type="float" office:value="9.99851775169373" calcext:value-type="float">
            <text:p>9,99851775169373</text:p>
          </table:table-cell>
          <table:table-cell table:number-columns-repeated="2" office:value-type="float" office:value="4253" calcext:value-type="float">
            <text:p>42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./data/50nodes/dis_64.txt</text:p>
          </table:table-cell>
          <table:table-cell office:value-type="float" office:value="0.0244259834289551" calcext:value-type="float">
            <text:p>0,024425983428955</text:p>
          </table:table-cell>
          <table:table-cell table:number-columns-repeated="2" office:value-type="float" office:value="7509" calcext:value-type="float">
            <text:p>7509</text:p>
          </table:table-cell>
          <table:table-cell office:value-type="float" office:value="0.190737962722778" calcext:value-type="float">
            <text:p>0,190737962722778</text:p>
          </table:table-cell>
          <table:table-cell table:number-columns-repeated="2" office:value-type="float" office:value="2956" calcext:value-type="float">
            <text:p>2956</text:p>
          </table:table-cell>
          <table:table-cell office:value-type="float" office:value="9.99742650985718" calcext:value-type="float">
            <text:p>9,99742650985718</text:p>
          </table:table-cell>
          <table:table-cell table:number-columns-repeated="2" office:value-type="float" office:value="1982" calcext:value-type="float">
            <text:p>1982</text:p>
          </table:table-cell>
          <table:table-cell office:value-type="float" office:value="10.0307195186615" calcext:value-type="float">
            <text:p>10,0307195186615</text:p>
          </table:table-cell>
          <table:table-cell table:number-columns-repeated="2"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./data/50nodes/dis_44.txt</text:p>
          </table:table-cell>
          <table:table-cell office:value-type="float" office:value="0.0203759670257568" calcext:value-type="float">
            <text:p>0,020375967025757</text:p>
          </table:table-cell>
          <table:table-cell table:number-columns-repeated="2" office:value-type="float" office:value="7767" calcext:value-type="float">
            <text:p>7767</text:p>
          </table:table-cell>
          <table:table-cell office:value-type="float" office:value="0.228013515472412" calcext:value-type="float">
            <text:p>0,228013515472412</text:p>
          </table:table-cell>
          <table:table-cell table:number-columns-repeated="2" office:value-type="float" office:value="3280" calcext:value-type="float">
            <text:p>3280</text:p>
          </table:table-cell>
          <table:table-cell office:value-type="float" office:value="9.99674797058106" calcext:value-type="float">
            <text:p>9,99674797058106</text:p>
          </table:table-cell>
          <table:table-cell table:number-columns-repeated="2" office:value-type="float" office:value="1968" calcext:value-type="float">
            <text:p>1968</text:p>
          </table:table-cell>
          <table:table-cell office:value-type="float" office:value="10.0101954936981" calcext:value-type="float">
            <text:p>10,0101954936981</text:p>
          </table:table-cell>
          <table:table-cell table:number-columns-repeated="2" office:value-type="float" office:value="4254" calcext:value-type="float">
            <text:p>425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./data/50nodes/dis_5.txt</text:p>
          </table:table-cell>
          <table:table-cell office:value-type="float" office:value="0.012357234954834" calcext:value-type="float">
            <text:p>0,012357234954834</text:p>
          </table:table-cell>
          <table:table-cell table:number-columns-repeated="2" office:value-type="float" office:value="7361" calcext:value-type="float">
            <text:p>7361</text:p>
          </table:table-cell>
          <table:table-cell office:value-type="float" office:value="0.160540819168091" calcext:value-type="float">
            <text:p>0,160540819168091</text:p>
          </table:table-cell>
          <table:table-cell table:number-columns-repeated="2" office:value-type="float" office:value="3911" calcext:value-type="float">
            <text:p>3911</text:p>
          </table:table-cell>
          <table:table-cell office:value-type="float" office:value="9.99706935882568" calcext:value-type="float">
            <text:p>9,99706935882568</text:p>
          </table:table-cell>
          <table:table-cell table:number-columns-repeated="2" office:value-type="float" office:value="2232" calcext:value-type="float">
            <text:p>2232</text:p>
          </table:table-cell>
          <table:table-cell office:value-type="float" office:value="10.0248231887817" calcext:value-type="float">
            <text:p>10,0248231887817</text:p>
          </table:table-cell>
          <table:table-cell table:number-columns-repeated="2"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./data/50nodes/dis_98.txt</text:p>
          </table:table-cell>
          <table:table-cell office:value-type="float" office:value="0.0253133773803711" calcext:value-type="float">
            <text:p>0,025313377380371</text:p>
          </table:table-cell>
          <table:table-cell table:number-columns-repeated="2" office:value-type="float" office:value="6883" calcext:value-type="float">
            <text:p>6883</text:p>
          </table:table-cell>
          <table:table-cell office:value-type="float" office:value="0.12584400177002" calcext:value-type="float">
            <text:p>0,12584400177002</text:p>
          </table:table-cell>
          <table:table-cell table:number-columns-repeated="2" office:value-type="float" office:value="4130" calcext:value-type="float">
            <text:p>4130</text:p>
          </table:table-cell>
          <table:table-cell office:value-type="float" office:value="9.99719858169556" calcext:value-type="float">
            <text:p>9,99719858169556</text:p>
          </table:table-cell>
          <table:table-cell table:number-columns-repeated="2" office:value-type="float" office:value="2210" calcext:value-type="float">
            <text:p>2210</text:p>
          </table:table-cell>
          <table:table-cell office:value-type="float" office:value="10.0012452602386" calcext:value-type="float">
            <text:p>10,0012452602386</text:p>
          </table:table-cell>
          <table:table-cell table:number-columns-repeated="2" office:value-type="float" office:value="3761" calcext:value-type="float">
            <text:p>376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./data/50nodes/dis_58.txt</text:p>
          </table:table-cell>
          <table:table-cell office:value-type="float" office:value="0.00337600708007813" calcext:value-type="float">
            <text:p>0,003376007080078</text:p>
          </table:table-cell>
          <table:table-cell table:number-columns-repeated="2" office:value-type="float" office:value="9221" calcext:value-type="float">
            <text:p>9221</text:p>
          </table:table-cell>
          <table:table-cell office:value-type="float" office:value="0.180674552917481" calcext:value-type="float">
            <text:p>0,180674552917481</text:p>
          </table:table-cell>
          <table:table-cell table:number-columns-repeated="2" office:value-type="float" office:value="3462" calcext:value-type="float">
            <text:p>3462</text:p>
          </table:table-cell>
          <table:table-cell office:value-type="float" office:value="9.99843859672546" calcext:value-type="float">
            <text:p>9,99843859672546</text:p>
          </table:table-cell>
          <table:table-cell table:number-columns-repeated="2" office:value-type="float" office:value="1927" calcext:value-type="float">
            <text:p>1927</text:p>
          </table:table-cell>
          <table:table-cell office:value-type="float" office:value="10.023069858551" calcext:value-type="float">
            <text:p>10,023069858551</text:p>
          </table:table-cell>
          <table:table-cell table:number-columns-repeated="2" office:value-type="float" office:value="4102" calcext:value-type="float">
            <text:p>410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./data/50nodes/dis_14.txt</text:p>
          </table:table-cell>
          <table:table-cell office:value-type="float" office:value="0.00807547569274902" calcext:value-type="float">
            <text:p>0,008075475692749</text:p>
          </table:table-cell>
          <table:table-cell table:number-columns-repeated="2" office:value-type="float" office:value="8807" calcext:value-type="float">
            <text:p>8807</text:p>
          </table:table-cell>
          <table:table-cell office:value-type="float" office:value="0.282511234283447" calcext:value-type="float">
            <text:p>0,282511234283447</text:p>
          </table:table-cell>
          <table:table-cell table:number-columns-repeated="2" office:value-type="float" office:value="3206" calcext:value-type="float">
            <text:p>3206</text:p>
          </table:table-cell>
          <table:table-cell office:value-type="float" office:value="9.99747371673584" calcext:value-type="float">
            <text:p>9,99747371673584</text:p>
          </table:table-cell>
          <table:table-cell table:number-columns-repeated="2" office:value-type="float" office:value="2124" calcext:value-type="float">
            <text:p>2124</text:p>
          </table:table-cell>
          <table:table-cell office:value-type="float" office:value="10.0147321224213" calcext:value-type="float">
            <text:p>10,0147321224213</text:p>
          </table:table-cell>
          <table:table-cell table:number-columns-repeated="2" office:value-type="float" office:value="4245" calcext:value-type="float">
            <text:p>424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./data/50nodes/dis_10.txt</text:p>
          </table:table-cell>
          <table:table-cell office:value-type="float" office:value="0.011944055557251" calcext:value-type="float">
            <text:p>0,011944055557251</text:p>
          </table:table-cell>
          <table:table-cell table:number-columns-repeated="2" office:value-type="float" office:value="7944" calcext:value-type="float">
            <text:p>7944</text:p>
          </table:table-cell>
          <table:table-cell office:value-type="float" office:value="0.256747245788574" calcext:value-type="float">
            <text:p>0,256747245788574</text:p>
          </table:table-cell>
          <table:table-cell table:number-columns-repeated="2" office:value-type="float" office:value="2638" calcext:value-type="float">
            <text:p>2638</text:p>
          </table:table-cell>
          <table:table-cell office:value-type="float" office:value="9.99729490280151" calcext:value-type="float">
            <text:p>9,99729490280151</text:p>
          </table:table-cell>
          <table:table-cell table:number-columns-repeated="2" office:value-type="float" office:value="2155" calcext:value-type="float">
            <text:p>2155</text:p>
          </table:table-cell>
          <table:table-cell office:value-type="float" office:value="10.0100250244141" calcext:value-type="float">
            <text:p>10,0100250244141</text:p>
          </table:table-cell>
          <table:table-cell table:number-columns-repeated="2" office:value-type="float" office:value="3845" calcext:value-type="float">
            <text:p>384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./data/50nodes/dis_68.txt</text:p>
          </table:table-cell>
          <table:table-cell office:value-type="float" office:value="0.00641250610351563" calcext:value-type="float">
            <text:p>0,006412506103516</text:p>
          </table:table-cell>
          <table:table-cell table:number-columns-repeated="2" office:value-type="float" office:value="9465" calcext:value-type="float">
            <text:p>9465</text:p>
          </table:table-cell>
          <table:table-cell office:value-type="float" office:value="0.182587623596191" calcext:value-type="float">
            <text:p>0,182587623596191</text:p>
          </table:table-cell>
          <table:table-cell table:number-columns-repeated="2" office:value-type="float" office:value="3210" calcext:value-type="float">
            <text:p>3210</text:p>
          </table:table-cell>
          <table:table-cell office:value-type="float" office:value="9.99685072898865" calcext:value-type="float">
            <text:p>9,99685072898865</text:p>
          </table:table-cell>
          <table:table-cell table:number-columns-repeated="2" office:value-type="float" office:value="2050" calcext:value-type="float">
            <text:p>2050</text:p>
          </table:table-cell>
          <table:table-cell office:value-type="float" office:value="10.0201857089996" calcext:value-type="float">
            <text:p>10,0201857089996</text:p>
          </table:table-cell>
          <table:table-cell table:number-columns-repeated="2" office:value-type="float" office:value="4372" calcext:value-type="float">
            <text:p>437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./data/50nodes/dis_19.txt</text:p>
          </table:table-cell>
          <table:table-cell office:value-type="float" office:value="0.0270695686340332" calcext:value-type="float">
            <text:p>0,027069568634033</text:p>
          </table:table-cell>
          <table:table-cell table:number-columns-repeated="2" office:value-type="float" office:value="8350" calcext:value-type="float">
            <text:p>8350</text:p>
          </table:table-cell>
          <table:table-cell office:value-type="float" office:value="0.183418989181519" calcext:value-type="float">
            <text:p>0,183418989181519</text:p>
          </table:table-cell>
          <table:table-cell table:number-columns-repeated="2" office:value-type="float" office:value="3043" calcext:value-type="float">
            <text:p>3043</text:p>
          </table:table-cell>
          <table:table-cell office:value-type="float" office:value="9.9986424446106" calcext:value-type="float">
            <text:p>9,9986424446106</text:p>
          </table:table-cell>
          <table:table-cell table:number-columns-repeated="2" office:value-type="float" office:value="2066" calcext:value-type="float">
            <text:p>2066</text:p>
          </table:table-cell>
          <table:table-cell office:value-type="float" office:value="10.0364544391632" calcext:value-type="float">
            <text:p>10,0364544391632</text:p>
          </table:table-cell>
          <table:table-cell table:number-columns-repeated="2" office:value-type="float" office:value="4115" calcext:value-type="float">
            <text:p>411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./data/50nodes/dis_39.txt</text:p>
          </table:table-cell>
          <table:table-cell office:value-type="float" office:value="0.0184369087219238" calcext:value-type="float">
            <text:p>0,018436908721924</text:p>
          </table:table-cell>
          <table:table-cell table:number-columns-repeated="2" office:value-type="float" office:value="7243" calcext:value-type="float">
            <text:p>7243</text:p>
          </table:table-cell>
          <table:table-cell office:value-type="float" office:value="0.216604471206665" calcext:value-type="float">
            <text:p>0,216604471206665</text:p>
          </table:table-cell>
          <table:table-cell table:number-columns-repeated="2" office:value-type="float" office:value="3805" calcext:value-type="float">
            <text:p>3805</text:p>
          </table:table-cell>
          <table:table-cell office:value-type="float" office:value="9.99783301353455" calcext:value-type="float">
            <text:p>9,99783301353455</text:p>
          </table:table-cell>
          <table:table-cell table:number-columns-repeated="2" office:value-type="float" office:value="2210" calcext:value-type="float">
            <text:p>2210</text:p>
          </table:table-cell>
          <table:table-cell office:value-type="float" office:value="10.0042240619659" calcext:value-type="float">
            <text:p>10,0042240619659</text:p>
          </table:table-cell>
          <table:table-cell table:number-columns-repeated="2" office:value-type="float" office:value="4241" calcext:value-type="float">
            <text:p>4241</text:p>
          </table:table-cell>
        </table:table-row>
        <table:table-row table:style-name="ro1">
          <table:table-cell table:number-columns-repeated="2"/>
          <table:table-cell table:formula="of:=SUM([.C2:.C101])" office:value-type="float" office:value="1.48079609870911" calcext:value-type="float">
            <text:p>1,48079609870911</text:p>
          </table:table-cell>
          <table:table-cell table:formula="of:=SUM([.D2:.D101])" office:value-type="float" office:value="802325" calcext:value-type="float">
            <text:p>802325</text:p>
          </table:table-cell>
          <table:table-cell table:formula="of:=SUM([.E2:.E101])" office:value-type="float" office:value="802325" calcext:value-type="float">
            <text:p>802325</text:p>
          </table:table-cell>
          <table:table-cell table:formula="of:=SUM([.F2:.F101])" office:value-type="float" office:value="21.2731599807739" calcext:value-type="float">
            <text:p>21,2731599807739</text:p>
          </table:table-cell>
          <table:table-cell table:formula="of:=SUM([.G2:.G101])" office:value-type="float" office:value="337459" calcext:value-type="float">
            <text:p>337459</text:p>
          </table:table-cell>
          <table:table-cell table:formula="of:=SUM([.H2:.H101])" office:value-type="float" office:value="337459" calcext:value-type="float">
            <text:p>337459</text:p>
          </table:table-cell>
          <table:table-cell table:formula="of:=SUM([.I2:.I101])" office:value-type="float" office:value="999.836313962937" calcext:value-type="float">
            <text:p>999,836313962937</text:p>
          </table:table-cell>
          <table:table-cell table:formula="of:=SUM([.J2:.J101])" office:value-type="float" office:value="211653" calcext:value-type="float">
            <text:p>211653</text:p>
          </table:table-cell>
          <table:table-cell table:formula="of:=SUM([.K2:.K101])" office:value-type="float" office:value="211653" calcext:value-type="float">
            <text:p>211653</text:p>
          </table:table-cell>
          <table:table-cell table:formula="of:=SUM([.L2:.L101])" office:value-type="float" office:value="1001.51932024956" calcext:value-type="float">
            <text:p>1001,51932024956</text:p>
          </table:table-cell>
          <table:table-cell table:formula="of:=SUM([.M2:.M101])" office:value-type="float" office:value="411087" calcext:value-type="float">
            <text:p>411087</text:p>
          </table:table-cell>
          <table:table-cell table:formula="of:=SUM([.N2:.N101])" office:value-type="float" office:value="411087" calcext:value-type="float">
            <text:p>411087</text:p>
          </table:table-cell>
        </table:table-row>
      </table:table>
      <table:table table:name="TESTBENCH_metaheu_ls_vnd_bvns_ts__niter_10_search_greedy_init_group_memory_10_times4ave_1_maxs_10.0" table:style-name="ta1">
        <table:shapes>
          <draw:frame draw:z-index="0" draw:style-name="gr1" draw:text-style-name="P1" svg:width="36.039cm" svg:height="9.005cm" svg:x="5.009cm" svg:y="47.414cm">
            <draw:object draw:notify-on-update-of-ranges="'TESTBENCH_metaheu_ls_vnd_bvns_ts__niter_10_search_greedy_init_group_memory_10_times4ave_1_maxs_10.0'.E1:'TESTBENCH_metaheu_ls_vnd_bvns_ts__niter_10_search_greedy_init_group_memory_10_times4ave_1_maxs_10.0'.E1 'TESTBENCH_metaheu_ls_vnd_bvns_ts__niter_10_search_greedy_init_group_memory_10_times4ave_1_maxs_10.0'.E2:'TESTBENCH_metaheu_ls_vnd_bvns_ts__niter_10_search_greedy_init_group_memory_10_times4ave_1_maxs_10.0'.E101 'TESTBENCH_metaheu_ls_vnd_bvns_ts__niter_10_search_greedy_init_group_memory_10_times4ave_1_maxs_10.0'.H1:'TESTBENCH_metaheu_ls_vnd_bvns_ts__niter_10_search_greedy_init_group_memory_10_times4ave_1_maxs_10.0'.H1 'TESTBENCH_metaheu_ls_vnd_bvns_ts__niter_10_search_greedy_init_group_memory_10_times4ave_1_maxs_10.0'.H2:'TESTBENCH_metaheu_ls_vnd_bvns_ts__niter_10_search_greedy_init_group_memory_10_times4ave_1_maxs_10.0'.H101 'TESTBENCH_metaheu_ls_vnd_bvns_ts__niter_10_search_greedy_init_group_memory_10_times4ave_1_maxs_10.0'.K1:'TESTBENCH_metaheu_ls_vnd_bvns_ts__niter_10_search_greedy_init_group_memory_10_times4ave_1_maxs_10.0'.K1 'TESTBENCH_metaheu_ls_vnd_bvns_ts__niter_10_search_greedy_init_group_memory_10_times4ave_1_maxs_10.0'.K2:'TESTBENCH_metaheu_ls_vnd_bvns_ts__niter_10_search_greedy_init_group_memory_10_times4ave_1_maxs_10.0'.K101 'TESTBENCH_metaheu_ls_vnd_bvns_ts__niter_10_search_greedy_init_group_memory_10_times4ave_1_maxs_10.0'.N1:'TESTBENCH_metaheu_ls_vnd_bvns_ts__niter_10_search_greedy_init_group_memory_10_times4ave_1_maxs_10.0'.N1 'TESTBENCH_metaheu_ls_vnd_bvns_ts__niter_10_search_greedy_init_group_memory_10_times4ave_1_maxs_10.0'.N2:'TESTBENCH_metaheu_ls_vnd_bvns_ts__niter_10_search_greedy_init_group_memory_10_times4ave_1_maxs_10.0'.N1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ls_av_elapsed_time</text:p>
          </table:table-cell>
          <table:table-cell office:value-type="string" calcext:value-type="string">
            <text:p>ls_av_cost</text:p>
          </table:table-cell>
          <table:table-cell office:value-type="string" calcext:value-type="string">
            <text:p>ls_best_cost</text:p>
          </table:table-cell>
          <table:table-cell office:value-type="string" calcext:value-type="string">
            <text:p>vnd_av_elapsed_time</text:p>
          </table:table-cell>
          <table:table-cell office:value-type="string" calcext:value-type="string">
            <text:p>vnd_av_cost</text:p>
          </table:table-cell>
          <table:table-cell office:value-type="string" calcext:value-type="string">
            <text:p>vnd_best_cost</text:p>
          </table:table-cell>
          <table:table-cell office:value-type="string" calcext:value-type="string">
            <text:p>bvns_av_elapsed_time</text:p>
          </table:table-cell>
          <table:table-cell office:value-type="string" calcext:value-type="string">
            <text:p>bvns_av_cost</text:p>
          </table:table-cell>
          <table:table-cell office:value-type="string" calcext:value-type="string">
            <text:p>bvns_best_cost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50nodes/dis_74.txt</text:p>
          </table:table-cell>
          <table:table-cell office:value-type="float" office:value="0.00713300704956055" calcext:value-type="float">
            <text:p>0,007133007049561</text:p>
          </table:table-cell>
          <table:table-cell table:number-columns-repeated="2" office:value-type="float" office:value="5602" calcext:value-type="float">
            <text:p>5602</text:p>
          </table:table-cell>
          <table:table-cell office:value-type="float" office:value="0.101949453353882" calcext:value-type="float">
            <text:p>0,101949453353882</text:p>
          </table:table-cell>
          <table:table-cell table:number-columns-repeated="2" office:value-type="float" office:value="3967" calcext:value-type="float">
            <text:p>3967</text:p>
          </table:table-cell>
          <table:table-cell office:value-type="float" office:value="9.99569487571716" calcext:value-type="float">
            <text:p>9,99569487571716</text:p>
          </table:table-cell>
          <table:table-cell table:number-columns-repeated="2" office:value-type="float" office:value="2218" calcext:value-type="float">
            <text:p>2218</text:p>
          </table:table-cell>
          <table:table-cell office:value-type="float" office:value="10.0332412719727" calcext:value-type="float">
            <text:p>10,0332412719727</text:p>
          </table:table-cell>
          <table:table-cell table:number-columns-repeated="2" office:value-type="float" office:value="3341" calcext:value-type="float">
            <text:p>33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50nodes/dis_51.txt</text:p>
          </table:table-cell>
          <table:table-cell office:value-type="float" office:value="0.0336096286773682" calcext:value-type="float">
            <text:p>0,033609628677368</text:p>
          </table:table-cell>
          <table:table-cell table:number-columns-repeated="2" office:value-type="float" office:value="4979" calcext:value-type="float">
            <text:p>4979</text:p>
          </table:table-cell>
          <table:table-cell office:value-type="float" office:value="0.0828461647033691" calcext:value-type="float">
            <text:p>0,082846164703369</text:p>
          </table:table-cell>
          <table:table-cell table:number-columns-repeated="2" office:value-type="float" office:value="3790" calcext:value-type="float">
            <text:p>3790</text:p>
          </table:table-cell>
          <table:table-cell office:value-type="float" office:value="9.99621558189392" calcext:value-type="float">
            <text:p>9,99621558189392</text:p>
          </table:table-cell>
          <table:table-cell table:number-columns-repeated="2" office:value-type="float" office:value="1987" calcext:value-type="float">
            <text:p>1987</text:p>
          </table:table-cell>
          <table:table-cell office:value-type="float" office:value="10.036280632019" calcext:value-type="float">
            <text:p>10,036280632019</text:p>
          </table:table-cell>
          <table:table-cell table:number-columns-repeated="2" office:value-type="float" office:value="3317" calcext:value-type="float">
            <text:p>3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50nodes/dis_50.txt</text:p>
          </table:table-cell>
          <table:table-cell office:value-type="float" office:value="0.0171048641204834" calcext:value-type="float">
            <text:p>0,017104864120483</text:p>
          </table:table-cell>
          <table:table-cell table:number-columns-repeated="2" office:value-type="float" office:value="4986" calcext:value-type="float">
            <text:p>4986</text:p>
          </table:table-cell>
          <table:table-cell office:value-type="float" office:value="0.204610347747803" calcext:value-type="float">
            <text:p>0,204610347747803</text:p>
          </table:table-cell>
          <table:table-cell table:number-columns-repeated="2" office:value-type="float" office:value="2830" calcext:value-type="float">
            <text:p>2830</text:p>
          </table:table-cell>
          <table:table-cell office:value-type="float" office:value="9.99695873260498" calcext:value-type="float">
            <text:p>9,99695873260498</text:p>
          </table:table-cell>
          <table:table-cell table:number-columns-repeated="2" office:value-type="float" office:value="2209" calcext:value-type="float">
            <text:p>2209</text:p>
          </table:table-cell>
          <table:table-cell office:value-type="float" office:value="10.0060927867889" calcext:value-type="float">
            <text:p>10,0060927867889</text:p>
          </table:table-cell>
          <table:table-cell table:number-columns-repeated="2" office:value-type="float" office:value="3357" calcext:value-type="float">
            <text:p>33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50nodes/dis_72.txt</text:p>
          </table:table-cell>
          <table:table-cell office:value-type="float" office:value="0.0302999019622803" calcext:value-type="float">
            <text:p>0,03029990196228</text:p>
          </table:table-cell>
          <table:table-cell table:number-columns-repeated="2" office:value-type="float" office:value="4728" calcext:value-type="float">
            <text:p>4728</text:p>
          </table:table-cell>
          <table:table-cell office:value-type="float" office:value="0.134716749191284" calcext:value-type="float">
            <text:p>0,134716749191284</text:p>
          </table:table-cell>
          <table:table-cell table:number-columns-repeated="2" office:value-type="float" office:value="2825" calcext:value-type="float">
            <text:p>2825</text:p>
          </table:table-cell>
          <table:table-cell office:value-type="float" office:value="9.99554300308228" calcext:value-type="float">
            <text:p>9,99554300308228</text:p>
          </table:table-cell>
          <table:table-cell table:number-columns-repeated="2" office:value-type="float" office:value="2351" calcext:value-type="float">
            <text:p>2351</text:p>
          </table:table-cell>
          <table:table-cell office:value-type="float" office:value="10.0349454879761" calcext:value-type="float">
            <text:p>10,0349454879761</text:p>
          </table:table-cell>
          <table:table-cell table:number-columns-repeated="2" office:value-type="float" office:value="3434" calcext:value-type="float">
            <text:p>34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50nodes/dis_29.txt</text:p>
          </table:table-cell>
          <table:table-cell office:value-type="float" office:value="0.0209720134735107" calcext:value-type="float">
            <text:p>0,020972013473511</text:p>
          </table:table-cell>
          <table:table-cell table:number-columns-repeated="2" office:value-type="float" office:value="4746" calcext:value-type="float">
            <text:p>4746</text:p>
          </table:table-cell>
          <table:table-cell office:value-type="float" office:value="0.153050661087036" calcext:value-type="float">
            <text:p>0,153050661087036</text:p>
          </table:table-cell>
          <table:table-cell table:number-columns-repeated="2" office:value-type="float" office:value="3220" calcext:value-type="float">
            <text:p>3220</text:p>
          </table:table-cell>
          <table:table-cell office:value-type="float" office:value="9.99745011329651" calcext:value-type="float">
            <text:p>9,99745011329651</text:p>
          </table:table-cell>
          <table:table-cell table:number-columns-repeated="2" office:value-type="float" office:value="2057" calcext:value-type="float">
            <text:p>2057</text:p>
          </table:table-cell>
          <table:table-cell office:value-type="float" office:value="10.033358335495" calcext:value-type="float">
            <text:p>10,033358335495</text:p>
          </table:table-cell>
          <table:table-cell table:number-columns-repeated="2" office:value-type="float" office:value="3187" calcext:value-type="float">
            <text:p>31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50nodes/dis_1.txt</text:p>
          </table:table-cell>
          <table:table-cell office:value-type="float" office:value="0.0370614528656006" calcext:value-type="float">
            <text:p>0,037061452865601</text:p>
          </table:table-cell>
          <table:table-cell table:number-columns-repeated="2" office:value-type="float" office:value="3877" calcext:value-type="float">
            <text:p>3877</text:p>
          </table:table-cell>
          <table:table-cell office:value-type="float" office:value="0.0932586193084717" calcext:value-type="float">
            <text:p>0,093258619308472</text:p>
          </table:table-cell>
          <table:table-cell table:number-columns-repeated="2" office:value-type="float" office:value="2752" calcext:value-type="float">
            <text:p>2752</text:p>
          </table:table-cell>
          <table:table-cell office:value-type="float" office:value="9.99948072433472" calcext:value-type="float">
            <text:p>9,99948072433472</text:p>
          </table:table-cell>
          <table:table-cell table:number-columns-repeated="2" office:value-type="float" office:value="2257" calcext:value-type="float">
            <text:p>2257</text:p>
          </table:table-cell>
          <table:table-cell office:value-type="float" office:value="10.0070140361786" calcext:value-type="float">
            <text:p>10,0070140361786</text:p>
          </table:table-cell>
          <table:table-cell table:number-columns-repeated="2" office:value-type="float" office:value="3375" calcext:value-type="float">
            <text:p>33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50nodes/dis_12.txt</text:p>
          </table:table-cell>
          <table:table-cell office:value-type="float" office:value="0.030179500579834" calcext:value-type="float">
            <text:p>0,030179500579834</text:p>
          </table:table-cell>
          <table:table-cell table:number-columns-repeated="2" office:value-type="float" office:value="4737" calcext:value-type="float">
            <text:p>4737</text:p>
          </table:table-cell>
          <table:table-cell office:value-type="float" office:value="0.142629861831665" calcext:value-type="float">
            <text:p>0,142629861831665</text:p>
          </table:table-cell>
          <table:table-cell table:number-columns-repeated="2" office:value-type="float" office:value="3714" calcext:value-type="float">
            <text:p>3714</text:p>
          </table:table-cell>
          <table:table-cell office:value-type="float" office:value="9.99540853500366" calcext:value-type="float">
            <text:p>9,99540853500366</text:p>
          </table:table-cell>
          <table:table-cell table:number-columns-repeated="2" office:value-type="float" office:value="2080" calcext:value-type="float">
            <text:p>2080</text:p>
          </table:table-cell>
          <table:table-cell office:value-type="float" office:value="10.0136353969574" calcext:value-type="float">
            <text:p>10,0136353969574</text:p>
          </table:table-cell>
          <table:table-cell table:number-columns-repeated="2" office:value-type="float" office:value="3226" calcext:value-type="float">
            <text:p>32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50nodes/dis_85.txt</text:p>
          </table:table-cell>
          <table:table-cell office:value-type="float" office:value="0.0336852073669434" calcext:value-type="float">
            <text:p>0,033685207366943</text:p>
          </table:table-cell>
          <table:table-cell table:number-columns-repeated="2" office:value-type="float" office:value="4474" calcext:value-type="float">
            <text:p>4474</text:p>
          </table:table-cell>
          <table:table-cell office:value-type="float" office:value="0.134882211685181" calcext:value-type="float">
            <text:p>0,134882211685181</text:p>
          </table:table-cell>
          <table:table-cell table:number-columns-repeated="2" office:value-type="float" office:value="3534" calcext:value-type="float">
            <text:p>3534</text:p>
          </table:table-cell>
          <table:table-cell office:value-type="float" office:value="9.99881434440613" calcext:value-type="float">
            <text:p>9,99881434440613</text:p>
          </table:table-cell>
          <table:table-cell table:number-columns-repeated="2" office:value-type="float" office:value="2190" calcext:value-type="float">
            <text:p>2190</text:p>
          </table:table-cell>
          <table:table-cell office:value-type="float" office:value="10.0109171867371" calcext:value-type="float">
            <text:p>10,0109171867371</text:p>
          </table:table-cell>
          <table:table-cell table:number-columns-repeated="2" office:value-type="float" office:value="3197" calcext:value-type="float">
            <text:p>31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50nodes/dis_77.txt</text:p>
          </table:table-cell>
          <table:table-cell office:value-type="float" office:value="0.0172603130340576" calcext:value-type="float">
            <text:p>0,017260313034058</text:p>
          </table:table-cell>
          <table:table-cell table:number-columns-repeated="2" office:value-type="float" office:value="4809" calcext:value-type="float">
            <text:p>4809</text:p>
          </table:table-cell>
          <table:table-cell office:value-type="float" office:value="0.189128398895264" calcext:value-type="float">
            <text:p>0,189128398895264</text:p>
          </table:table-cell>
          <table:table-cell table:number-columns-repeated="2" office:value-type="float" office:value="2802" calcext:value-type="float">
            <text:p>2802</text:p>
          </table:table-cell>
          <table:table-cell office:value-type="float" office:value="9.99720788002014" calcext:value-type="float">
            <text:p>9,99720788002014</text:p>
          </table:table-cell>
          <table:table-cell table:number-columns-repeated="2" office:value-type="float" office:value="2047" calcext:value-type="float">
            <text:p>2047</text:p>
          </table:table-cell>
          <table:table-cell office:value-type="float" office:value="10.0236315727234" calcext:value-type="float">
            <text:p>10,0236315727234</text:p>
          </table:table-cell>
          <table:table-cell table:number-columns-repeated="2" office:value-type="float" office:value="3143" calcext:value-type="float">
            <text:p>3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50nodes/dis_55.txt</text:p>
          </table:table-cell>
          <table:table-cell office:value-type="float" office:value="0.0135884284973145" calcext:value-type="float">
            <text:p>0,013588428497315</text:p>
          </table:table-cell>
          <table:table-cell table:number-columns-repeated="2" office:value-type="float" office:value="4731" calcext:value-type="float">
            <text:p>4731</text:p>
          </table:table-cell>
          <table:table-cell office:value-type="float" office:value="0.159684896469116" calcext:value-type="float">
            <text:p>0,159684896469116</text:p>
          </table:table-cell>
          <table:table-cell table:number-columns-repeated="2" office:value-type="float" office:value="4071" calcext:value-type="float">
            <text:p>4071</text:p>
          </table:table-cell>
          <table:table-cell office:value-type="float" office:value="9.9957902431488" calcext:value-type="float">
            <text:p>9,9957902431488</text:p>
          </table:table-cell>
          <table:table-cell table:number-columns-repeated="2" office:value-type="float" office:value="2138" calcext:value-type="float">
            <text:p>2138</text:p>
          </table:table-cell>
          <table:table-cell office:value-type="float" office:value="10.0341744422913" calcext:value-type="float">
            <text:p>10,0341744422913</text:p>
          </table:table-cell>
          <table:table-cell table:number-columns-repeated="2" office:value-type="float" office:value="2971" calcext:value-type="float">
            <text:p>29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50nodes/dis_57.txt</text:p>
          </table:table-cell>
          <table:table-cell office:value-type="float" office:value="0.0571885108947754" calcext:value-type="float">
            <text:p>0,057188510894775</text:p>
          </table:table-cell>
          <table:table-cell table:number-columns-repeated="2" office:value-type="float" office:value="4490" calcext:value-type="float">
            <text:p>4490</text:p>
          </table:table-cell>
          <table:table-cell office:value-type="float" office:value="0.167347431182861" calcext:value-type="float">
            <text:p>0,167347431182861</text:p>
          </table:table-cell>
          <table:table-cell table:number-columns-repeated="2" office:value-type="float" office:value="2747" calcext:value-type="float">
            <text:p>2747</text:p>
          </table:table-cell>
          <table:table-cell office:value-type="float" office:value="9.99628496170044" calcext:value-type="float">
            <text:p>9,99628496170044</text:p>
          </table:table-cell>
          <table:table-cell table:number-columns-repeated="2" office:value-type="float" office:value="2071" calcext:value-type="float">
            <text:p>2071</text:p>
          </table:table-cell>
          <table:table-cell office:value-type="float" office:value="10.0314950942993" calcext:value-type="float">
            <text:p>10,0314950942993</text:p>
          </table:table-cell>
          <table:table-cell table:number-columns-repeated="2"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50nodes/dis_37.txt</text:p>
          </table:table-cell>
          <table:table-cell office:value-type="float" office:value="0.0268385410308838" calcext:value-type="float">
            <text:p>0,026838541030884</text:p>
          </table:table-cell>
          <table:table-cell table:number-columns-repeated="2" office:value-type="float" office:value="5085" calcext:value-type="float">
            <text:p>5085</text:p>
          </table:table-cell>
          <table:table-cell office:value-type="float" office:value="0.158669710159302" calcext:value-type="float">
            <text:p>0,158669710159302</text:p>
          </table:table-cell>
          <table:table-cell table:number-columns-repeated="2" office:value-type="float" office:value="3079" calcext:value-type="float">
            <text:p>3079</text:p>
          </table:table-cell>
          <table:table-cell office:value-type="float" office:value="9.99686431884766" calcext:value-type="float">
            <text:p>9,99686431884766</text:p>
          </table:table-cell>
          <table:table-cell table:number-columns-repeated="2" office:value-type="float" office:value="2026" calcext:value-type="float">
            <text:p>2026</text:p>
          </table:table-cell>
          <table:table-cell office:value-type="float" office:value="10.0299828052521" calcext:value-type="float">
            <text:p>10,0299828052521</text:p>
          </table:table-cell>
          <table:table-cell table:number-columns-repeated="2"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50nodes/dis_4.txt</text:p>
          </table:table-cell>
          <table:table-cell office:value-type="float" office:value="0.00687241554260254" calcext:value-type="float">
            <text:p>0,006872415542603</text:p>
          </table:table-cell>
          <table:table-cell table:number-columns-repeated="2" office:value-type="float" office:value="5357" calcext:value-type="float">
            <text:p>5357</text:p>
          </table:table-cell>
          <table:table-cell office:value-type="float" office:value="0.163824796676636" calcext:value-type="float">
            <text:p>0,163824796676636</text:p>
          </table:table-cell>
          <table:table-cell table:number-columns-repeated="2" office:value-type="float" office:value="3746" calcext:value-type="float">
            <text:p>3746</text:p>
          </table:table-cell>
          <table:table-cell office:value-type="float" office:value="9.99697494506836" calcext:value-type="float">
            <text:p>9,99697494506836</text:p>
          </table:table-cell>
          <table:table-cell table:number-columns-repeated="2" office:value-type="float" office:value="1841" calcext:value-type="float">
            <text:p>1841</text:p>
          </table:table-cell>
          <table:table-cell office:value-type="float" office:value="10.0119068622589" calcext:value-type="float">
            <text:p>10,0119068622589</text:p>
          </table:table-cell>
          <table:table-cell table:number-columns-repeated="2" office:value-type="float" office:value="3325" calcext:value-type="float">
            <text:p>33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50nodes/dis_88.txt</text:p>
          </table:table-cell>
          <table:table-cell office:value-type="float" office:value="0.00342583656311035" calcext:value-type="float">
            <text:p>0,00342583656311</text:p>
          </table:table-cell>
          <table:table-cell table:number-columns-repeated="2" office:value-type="float" office:value="6042" calcext:value-type="float">
            <text:p>6042</text:p>
          </table:table-cell>
          <table:table-cell office:value-type="float" office:value="0.166250228881836" calcext:value-type="float">
            <text:p>0,166250228881836</text:p>
          </table:table-cell>
          <table:table-cell table:number-columns-repeated="2" office:value-type="float" office:value="3353" calcext:value-type="float">
            <text:p>3353</text:p>
          </table:table-cell>
          <table:table-cell office:value-type="float" office:value="9.99745917320251" calcext:value-type="float">
            <text:p>9,99745917320251</text:p>
          </table:table-cell>
          <table:table-cell table:number-columns-repeated="2" office:value-type="float" office:value="2092" calcext:value-type="float">
            <text:p>2092</text:p>
          </table:table-cell>
          <table:table-cell office:value-type="float" office:value="10.0361092090607" calcext:value-type="float">
            <text:p>10,0361092090607</text:p>
          </table:table-cell>
          <table:table-cell table:number-columns-repeated="2" office:value-type="float" office:value="3677" calcext:value-type="float">
            <text:p>36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50nodes/dis_25.txt</text:p>
          </table:table-cell>
          <table:table-cell office:value-type="float" office:value="0.0204687118530273" calcext:value-type="float">
            <text:p>0,020468711853027</text:p>
          </table:table-cell>
          <table:table-cell table:number-columns-repeated="2" office:value-type="float" office:value="5270" calcext:value-type="float">
            <text:p>5270</text:p>
          </table:table-cell>
          <table:table-cell office:value-type="float" office:value="0.110236883163452" calcext:value-type="float">
            <text:p>0,110236883163452</text:p>
          </table:table-cell>
          <table:table-cell table:number-columns-repeated="2" office:value-type="float" office:value="3886" calcext:value-type="float">
            <text:p>3886</text:p>
          </table:table-cell>
          <table:table-cell office:value-type="float" office:value="9.99884366989136" calcext:value-type="float">
            <text:p>9,99884366989136</text:p>
          </table:table-cell>
          <table:table-cell table:number-columns-repeated="2" office:value-type="float" office:value="2120" calcext:value-type="float">
            <text:p>2120</text:p>
          </table:table-cell>
          <table:table-cell office:value-type="float" office:value="10.0059714317322" calcext:value-type="float">
            <text:p>10,0059714317322</text:p>
          </table:table-cell>
          <table:table-cell table:number-columns-repeated="2"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50nodes/dis_28.txt</text:p>
          </table:table-cell>
          <table:table-cell office:value-type="float" office:value="0.0102128982543945" calcext:value-type="float">
            <text:p>0,010212898254395</text:p>
          </table:table-cell>
          <table:table-cell table:number-columns-repeated="2" office:value-type="float" office:value="5837" calcext:value-type="float">
            <text:p>5837</text:p>
          </table:table-cell>
          <table:table-cell office:value-type="float" office:value="0.123908758163452" calcext:value-type="float">
            <text:p>0,123908758163452</text:p>
          </table:table-cell>
          <table:table-cell table:number-columns-repeated="2" office:value-type="float" office:value="3349" calcext:value-type="float">
            <text:p>3349</text:p>
          </table:table-cell>
          <table:table-cell office:value-type="float" office:value="9.99696850776672" calcext:value-type="float">
            <text:p>9,99696850776672</text:p>
          </table:table-cell>
          <table:table-cell table:number-columns-repeated="2" office:value-type="float" office:value="2089" calcext:value-type="float">
            <text:p>2089</text:p>
          </table:table-cell>
          <table:table-cell office:value-type="float" office:value="10.0083985328674" calcext:value-type="float">
            <text:p>10,0083985328674</text:p>
          </table:table-cell>
          <table:table-cell table:number-columns-repeated="2" office:value-type="float" office:value="3390" calcext:value-type="float">
            <text:p>339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50nodes/dis_86.txt</text:p>
          </table:table-cell>
          <table:table-cell office:value-type="float" office:value="0.0471954345703125" calcext:value-type="float">
            <text:p>0,047195434570313</text:p>
          </table:table-cell>
          <table:table-cell table:number-columns-repeated="2" office:value-type="float" office:value="4181" calcext:value-type="float">
            <text:p>4181</text:p>
          </table:table-cell>
          <table:table-cell office:value-type="float" office:value="0.117123365402222" calcext:value-type="float">
            <text:p>0,117123365402222</text:p>
          </table:table-cell>
          <table:table-cell table:number-columns-repeated="2" office:value-type="float" office:value="3266" calcext:value-type="float">
            <text:p>3266</text:p>
          </table:table-cell>
          <table:table-cell office:value-type="float" office:value="9.99701690673828" calcext:value-type="float">
            <text:p>9,99701690673828</text:p>
          </table:table-cell>
          <table:table-cell table:number-columns-repeated="2" office:value-type="float" office:value="2132" calcext:value-type="float">
            <text:p>2132</text:p>
          </table:table-cell>
          <table:table-cell office:value-type="float" office:value="10.0104098320007" calcext:value-type="float">
            <text:p>10,0104098320007</text:p>
          </table:table-cell>
          <table:table-cell table:number-columns-repeated="2" office:value-type="float" office:value="3256" calcext:value-type="float">
            <text:p>32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50nodes/dis_75.txt</text:p>
          </table:table-cell>
          <table:table-cell office:value-type="float" office:value="0.0203580856323242" calcext:value-type="float">
            <text:p>0,020358085632324</text:p>
          </table:table-cell>
          <table:table-cell table:number-columns-repeated="2" office:value-type="float" office:value="5987" calcext:value-type="float">
            <text:p>5987</text:p>
          </table:table-cell>
          <table:table-cell office:value-type="float" office:value="0.0571086406707764" calcext:value-type="float">
            <text:p>0,057108640670776</text:p>
          </table:table-cell>
          <table:table-cell table:number-columns-repeated="2" office:value-type="float" office:value="4163" calcext:value-type="float">
            <text:p>4163</text:p>
          </table:table-cell>
          <table:table-cell office:value-type="float" office:value="9.99912714958191" calcext:value-type="float">
            <text:p>9,99912714958191</text:p>
          </table:table-cell>
          <table:table-cell table:number-columns-repeated="2" office:value-type="float" office:value="2304" calcext:value-type="float">
            <text:p>2304</text:p>
          </table:table-cell>
          <table:table-cell office:value-type="float" office:value="10.0044074058533" calcext:value-type="float">
            <text:p>10,0044074058533</text:p>
          </table:table-cell>
          <table:table-cell table:number-columns-repeated="2" office:value-type="float" office:value="3066" calcext:value-type="float">
            <text:p>30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50nodes/dis_90.txt</text:p>
          </table:table-cell>
          <table:table-cell office:value-type="float" office:value="0.00358414649963379" calcext:value-type="float">
            <text:p>0,003584146499634</text:p>
          </table:table-cell>
          <table:table-cell table:number-columns-repeated="2" office:value-type="float" office:value="5319" calcext:value-type="float">
            <text:p>5319</text:p>
          </table:table-cell>
          <table:table-cell office:value-type="float" office:value="0.10739016532898" calcext:value-type="float">
            <text:p>0,10739016532898</text:p>
          </table:table-cell>
          <table:table-cell table:number-columns-repeated="2" office:value-type="float" office:value="4045" calcext:value-type="float">
            <text:p>4045</text:p>
          </table:table-cell>
          <table:table-cell office:value-type="float" office:value="9.99691390991211" calcext:value-type="float">
            <text:p>9,99691390991211</text:p>
          </table:table-cell>
          <table:table-cell table:number-columns-repeated="2" office:value-type="float" office:value="2166" calcext:value-type="float">
            <text:p>2166</text:p>
          </table:table-cell>
          <table:table-cell office:value-type="float" office:value="10.0167274475098" calcext:value-type="float">
            <text:p>10,0167274475098</text:p>
          </table:table-cell>
          <table:table-cell table:number-columns-repeated="2" office:value-type="float" office:value="3749" calcext:value-type="float">
            <text:p>37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50nodes/dis_8.txt</text:p>
          </table:table-cell>
          <table:table-cell office:value-type="float" office:value="0.033388614654541" calcext:value-type="float">
            <text:p>0,033388614654541</text:p>
          </table:table-cell>
          <table:table-cell table:number-columns-repeated="2" office:value-type="float" office:value="5018" calcext:value-type="float">
            <text:p>5018</text:p>
          </table:table-cell>
          <table:table-cell office:value-type="float" office:value="0.228243827819824" calcext:value-type="float">
            <text:p>0,228243827819824</text:p>
          </table:table-cell>
          <table:table-cell table:number-columns-repeated="2" office:value-type="float" office:value="3257" calcext:value-type="float">
            <text:p>3257</text:p>
          </table:table-cell>
          <table:table-cell office:value-type="float" office:value="9.99754977226257" calcext:value-type="float">
            <text:p>9,99754977226257</text:p>
          </table:table-cell>
          <table:table-cell table:number-columns-repeated="2" office:value-type="float" office:value="1971" calcext:value-type="float">
            <text:p>1971</text:p>
          </table:table-cell>
          <table:table-cell office:value-type="float" office:value="10.0370349884033" calcext:value-type="float">
            <text:p>10,0370349884033</text:p>
          </table:table-cell>
          <table:table-cell table:number-columns-repeated="2" office:value-type="float" office:value="3288" calcext:value-type="float">
            <text:p>32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50nodes/dis_35.txt</text:p>
          </table:table-cell>
          <table:table-cell office:value-type="float" office:value="0.0375323295593262" calcext:value-type="float">
            <text:p>0,037532329559326</text:p>
          </table:table-cell>
          <table:table-cell table:number-columns-repeated="2" office:value-type="float" office:value="5336" calcext:value-type="float">
            <text:p>5336</text:p>
          </table:table-cell>
          <table:table-cell office:value-type="float" office:value="0.188802242279053" calcext:value-type="float">
            <text:p>0,188802242279053</text:p>
          </table:table-cell>
          <table:table-cell table:number-columns-repeated="2" office:value-type="float" office:value="3271" calcext:value-type="float">
            <text:p>3271</text:p>
          </table:table-cell>
          <table:table-cell office:value-type="float" office:value="9.99813914299011" calcext:value-type="float">
            <text:p>9,99813914299011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float" office:value="10.014317035675" calcext:value-type="float">
            <text:p>10,014317035675</text:p>
          </table:table-cell>
          <table:table-cell table:number-columns-repeated="2" office:value-type="float" office:value="3263" calcext:value-type="float">
            <text:p>32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50nodes/dis_82.txt</text:p>
          </table:table-cell>
          <table:table-cell office:value-type="float" office:value="0.00688815116882324" calcext:value-type="float">
            <text:p>0,006888151168823</text:p>
          </table:table-cell>
          <table:table-cell table:number-columns-repeated="2" office:value-type="float" office:value="5382" calcext:value-type="float">
            <text:p>5382</text:p>
          </table:table-cell>
          <table:table-cell office:value-type="float" office:value="0.0868158340454102" calcext:value-type="float">
            <text:p>0,08681583404541</text:p>
          </table:table-cell>
          <table:table-cell table:number-columns-repeated="2" office:value-type="float" office:value="3939" calcext:value-type="float">
            <text:p>3939</text:p>
          </table:table-cell>
          <table:table-cell office:value-type="float" office:value="9.99644422531128" calcext:value-type="float">
            <text:p>9,99644422531128</text:p>
          </table:table-cell>
          <table:table-cell table:number-columns-repeated="2" office:value-type="float" office:value="2128" calcext:value-type="float">
            <text:p>2128</text:p>
          </table:table-cell>
          <table:table-cell office:value-type="float" office:value="10.0223591327667" calcext:value-type="float">
            <text:p>10,0223591327667</text:p>
          </table:table-cell>
          <table:table-cell table:number-columns-repeated="2" office:value-type="float" office:value="3445" calcext:value-type="float">
            <text:p>34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50nodes/dis_13.txt</text:p>
          </table:table-cell>
          <table:table-cell office:value-type="float" office:value="0.0216021537780762" calcext:value-type="float">
            <text:p>0,021602153778076</text:p>
          </table:table-cell>
          <table:table-cell table:number-columns-repeated="2" office:value-type="float" office:value="5307" calcext:value-type="float">
            <text:p>5307</text:p>
          </table:table-cell>
          <table:table-cell office:value-type="float" office:value="0.113125562667847" calcext:value-type="float">
            <text:p>0,113125562667847</text:p>
          </table:table-cell>
          <table:table-cell table:number-columns-repeated="2" office:value-type="float" office:value="3757" calcext:value-type="float">
            <text:p>3757</text:p>
          </table:table-cell>
          <table:table-cell office:value-type="float" office:value="9.99557638168335" calcext:value-type="float">
            <text:p>9,99557638168335</text:p>
          </table:table-cell>
          <table:table-cell table:number-columns-repeated="2" office:value-type="float" office:value="2118" calcext:value-type="float">
            <text:p>2118</text:p>
          </table:table-cell>
          <table:table-cell office:value-type="float" office:value="10.0243725776672" calcext:value-type="float">
            <text:p>10,0243725776672</text:p>
          </table:table-cell>
          <table:table-cell table:number-columns-repeated="2" office:value-type="float" office:value="3212" calcext:value-type="float">
            <text:p>32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50nodes/dis_53.txt</text:p>
          </table:table-cell>
          <table:table-cell office:value-type="float" office:value="0.0304083824157715" calcext:value-type="float">
            <text:p>0,030408382415772</text:p>
          </table:table-cell>
          <table:table-cell table:number-columns-repeated="2" office:value-type="float" office:value="4160" calcext:value-type="float">
            <text:p>4160</text:p>
          </table:table-cell>
          <table:table-cell office:value-type="float" office:value="0.0875756740570069" calcext:value-type="float">
            <text:p>0,087575674057007</text:p>
          </table:table-cell>
          <table:table-cell table:number-columns-repeated="2" office:value-type="float" office:value="3210" calcext:value-type="float">
            <text:p>3210</text:p>
          </table:table-cell>
          <table:table-cell office:value-type="float" office:value="9.99700522422791" calcext:value-type="float">
            <text:p>9,99700522422791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0.0111138820648" calcext:value-type="float">
            <text:p>10,0111138820648</text:p>
          </table:table-cell>
          <table:table-cell table:number-columns-repeated="2" office:value-type="float" office:value="3233" calcext:value-type="float">
            <text:p>32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50nodes/dis_31.txt</text:p>
          </table:table-cell>
          <table:table-cell office:value-type="float" office:value="0.0103507041931152" calcext:value-type="float">
            <text:p>0,010350704193115</text:p>
          </table:table-cell>
          <table:table-cell table:number-columns-repeated="2" office:value-type="float" office:value="5744" calcext:value-type="float">
            <text:p>5744</text:p>
          </table:table-cell>
          <table:table-cell office:value-type="float" office:value="0.152281761169434" calcext:value-type="float">
            <text:p>0,152281761169434</text:p>
          </table:table-cell>
          <table:table-cell table:number-columns-repeated="2" office:value-type="float" office:value="2984" calcext:value-type="float">
            <text:p>2984</text:p>
          </table:table-cell>
          <table:table-cell office:value-type="float" office:value="9.99756741523743" calcext:value-type="float">
            <text:p>9,99756741523743</text:p>
          </table:table-cell>
          <table:table-cell table:number-columns-repeated="2" office:value-type="float" office:value="2129" calcext:value-type="float">
            <text:p>2129</text:p>
          </table:table-cell>
          <table:table-cell office:value-type="float" office:value="10.0055882930756" calcext:value-type="float">
            <text:p>10,0055882930756</text:p>
          </table:table-cell>
          <table:table-cell table:number-columns-repeated="2" office:value-type="float" office:value="3198" calcext:value-type="float">
            <text:p>31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50nodes/dis_47.txt</text:p>
          </table:table-cell>
          <table:table-cell office:value-type="float" office:value="0.0138480663299561" calcext:value-type="float">
            <text:p>0,013848066329956</text:p>
          </table:table-cell>
          <table:table-cell table:number-columns-repeated="2" office:value-type="float" office:value="4755" calcext:value-type="float">
            <text:p>4755</text:p>
          </table:table-cell>
          <table:table-cell office:value-type="float" office:value="0.212248086929321" calcext:value-type="float">
            <text:p>0,212248086929321</text:p>
          </table:table-cell>
          <table:table-cell table:number-columns-repeated="2" office:value-type="float" office:value="2798" calcext:value-type="float">
            <text:p>2798</text:p>
          </table:table-cell>
          <table:table-cell office:value-type="float" office:value="9.99886989593506" calcext:value-type="float">
            <text:p>9,99886989593506</text:p>
          </table:table-cell>
          <table:table-cell table:number-columns-repeated="2" office:value-type="float" office:value="2289" calcext:value-type="float">
            <text:p>2289</text:p>
          </table:table-cell>
          <table:table-cell office:value-type="float" office:value="10.0105895996094" calcext:value-type="float">
            <text:p>10,0105895996094</text:p>
          </table:table-cell>
          <table:table-cell table:number-columns-repeated="2" office:value-type="float" office:value="3541" calcext:value-type="float">
            <text:p>35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50nodes/dis_52.txt</text:p>
          </table:table-cell>
          <table:table-cell office:value-type="float" office:value="0.016880989074707" calcext:value-type="float">
            <text:p>0,016880989074707</text:p>
          </table:table-cell>
          <table:table-cell table:number-columns-repeated="2" office:value-type="float" office:value="5118" calcext:value-type="float">
            <text:p>5118</text:p>
          </table:table-cell>
          <table:table-cell office:value-type="float" office:value="0.106912136077881" calcext:value-type="float">
            <text:p>0,106912136077881</text:p>
          </table:table-cell>
          <table:table-cell table:number-columns-repeated="2" office:value-type="float" office:value="4315" calcext:value-type="float">
            <text:p>4315</text:p>
          </table:table-cell>
          <table:table-cell office:value-type="float" office:value="10.0029010772705" calcext:value-type="float">
            <text:p>10,0029010772705</text:p>
          </table:table-cell>
          <table:table-cell table:number-columns-repeated="2" office:value-type="float" office:value="2182" calcext:value-type="float">
            <text:p>2182</text:p>
          </table:table-cell>
          <table:table-cell office:value-type="float" office:value="10.0216269493103" calcext:value-type="float">
            <text:p>10,0216269493103</text:p>
          </table:table-cell>
          <table:table-cell table:number-columns-repeated="2" office:value-type="float" office:value="3329" calcext:value-type="float">
            <text:p>33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50nodes/dis_70.txt</text:p>
          </table:table-cell>
          <table:table-cell office:value-type="float" office:value="0.02345871925354" calcext:value-type="float">
            <text:p>0,02345871925354</text:p>
          </table:table-cell>
          <table:table-cell table:number-columns-repeated="2" office:value-type="float" office:value="5195" calcext:value-type="float">
            <text:p>5195</text:p>
          </table:table-cell>
          <table:table-cell office:value-type="float" office:value="0.0875239372253418" calcext:value-type="float">
            <text:p>0,087523937225342</text:p>
          </table:table-cell>
          <table:table-cell table:number-columns-repeated="2" office:value-type="float" office:value="4157" calcext:value-type="float">
            <text:p>4157</text:p>
          </table:table-cell>
          <table:table-cell office:value-type="float" office:value="9.99744415283203" calcext:value-type="float">
            <text:p>9,99744415283203</text:p>
          </table:table-cell>
          <table:table-cell table:number-columns-repeated="2" office:value-type="float" office:value="2140" calcext:value-type="float">
            <text:p>2140</text:p>
          </table:table-cell>
          <table:table-cell office:value-type="float" office:value="10.0026082992554" calcext:value-type="float">
            <text:p>10,0026082992554</text:p>
          </table:table-cell>
          <table:table-cell table:number-columns-repeated="2" office:value-type="float" office:value="3293" calcext:value-type="float">
            <text:p>32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50nodes/dis_92.txt</text:p>
          </table:table-cell>
          <table:table-cell office:value-type="float" office:value="0.010289192199707" calcext:value-type="float">
            <text:p>0,010289192199707</text:p>
          </table:table-cell>
          <table:table-cell table:number-columns-repeated="2" office:value-type="float" office:value="6099" calcext:value-type="float">
            <text:p>6099</text:p>
          </table:table-cell>
          <table:table-cell office:value-type="float" office:value="0.185500621795654" calcext:value-type="float">
            <text:p>0,185500621795654</text:p>
          </table:table-cell>
          <table:table-cell table:number-columns-repeated="2" office:value-type="float" office:value="3664" calcext:value-type="float">
            <text:p>3664</text:p>
          </table:table-cell>
          <table:table-cell office:value-type="float" office:value="9.99710869789124" calcext:value-type="float">
            <text:p>9,99710869789124</text:p>
          </table:table-cell>
          <table:table-cell table:number-columns-repeated="2" office:value-type="float" office:value="2007" calcext:value-type="float">
            <text:p>2007</text:p>
          </table:table-cell>
          <table:table-cell office:value-type="float" office:value="10.0108630657196" calcext:value-type="float">
            <text:p>10,0108630657196</text:p>
          </table:table-cell>
          <table:table-cell table:number-columns-repeated="2" office:value-type="float" office:value="3602" calcext:value-type="float">
            <text:p>36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50nodes/dis_22.txt</text:p>
          </table:table-cell>
          <table:table-cell office:value-type="float" office:value="0.0134837627410889" calcext:value-type="float">
            <text:p>0,013483762741089</text:p>
          </table:table-cell>
          <table:table-cell table:number-columns-repeated="2" office:value-type="float" office:value="4819" calcext:value-type="float">
            <text:p>4819</text:p>
          </table:table-cell>
          <table:table-cell office:value-type="float" office:value="0.151217222213745" calcext:value-type="float">
            <text:p>0,151217222213745</text:p>
          </table:table-cell>
          <table:table-cell table:number-columns-repeated="2" office:value-type="float" office:value="3171" calcext:value-type="float">
            <text:p>3171</text:p>
          </table:table-cell>
          <table:table-cell office:value-type="float" office:value="9.99524068832397" calcext:value-type="float">
            <text:p>9,99524068832397</text:p>
          </table:table-cell>
          <table:table-cell table:number-columns-repeated="2" office:value-type="float" office:value="2117" calcext:value-type="float">
            <text:p>2117</text:p>
          </table:table-cell>
          <table:table-cell office:value-type="float" office:value="10.0272271633148" calcext:value-type="float">
            <text:p>10,0272271633148</text:p>
          </table:table-cell>
          <table:table-cell table:number-columns-repeated="2"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./data/50nodes/dis_0.txt</text:p>
          </table:table-cell>
          <table:table-cell office:value-type="float" office:value="0.013437032699585" calcext:value-type="float">
            <text:p>0,013437032699585</text:p>
          </table:table-cell>
          <table:table-cell table:number-columns-repeated="2" office:value-type="float" office:value="5243" calcext:value-type="float">
            <text:p>5243</text:p>
          </table:table-cell>
          <table:table-cell office:value-type="float" office:value="0.265205383300781" calcext:value-type="float">
            <text:p>0,265205383300781</text:p>
          </table:table-cell>
          <table:table-cell table:number-columns-repeated="2" office:value-type="float" office:value="2982" calcext:value-type="float">
            <text:p>2982</text:p>
          </table:table-cell>
          <table:table-cell office:value-type="float" office:value="9.99600625038147" calcext:value-type="float">
            <text:p>9,99600625038147</text:p>
          </table:table-cell>
          <table:table-cell table:number-columns-repeated="2" office:value-type="float" office:value="2034" calcext:value-type="float">
            <text:p>2034</text:p>
          </table:table-cell>
          <table:table-cell office:value-type="float" office:value="10.0281639099121" calcext:value-type="float">
            <text:p>10,0281639099121</text:p>
          </table:table-cell>
          <table:table-cell table:number-columns-repeated="2" office:value-type="float" office:value="3393" calcext:value-type="float">
            <text:p>339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./data/50nodes/dis_61.txt</text:p>
          </table:table-cell>
          <table:table-cell office:value-type="float" office:value="0.0300250053405762" calcext:value-type="float">
            <text:p>0,030025005340576</text:p>
          </table:table-cell>
          <table:table-cell table:number-columns-repeated="2" office:value-type="float" office:value="4725" calcext:value-type="float">
            <text:p>4725</text:p>
          </table:table-cell>
          <table:table-cell office:value-type="float" office:value="0.188672304153442" calcext:value-type="float">
            <text:p>0,188672304153442</text:p>
          </table:table-cell>
          <table:table-cell table:number-columns-repeated="2" office:value-type="float" office:value="3168" calcext:value-type="float">
            <text:p>3168</text:p>
          </table:table-cell>
          <table:table-cell office:value-type="float" office:value="9.99720048904419" calcext:value-type="float">
            <text:p>9,99720048904419</text:p>
          </table:table-cell>
          <table:table-cell table:number-columns-repeated="2" office:value-type="float" office:value="2039" calcext:value-type="float">
            <text:p>2039</text:p>
          </table:table-cell>
          <table:table-cell office:value-type="float" office:value="10.0298542976379" calcext:value-type="float">
            <text:p>10,0298542976379</text:p>
          </table:table-cell>
          <table:table-cell table:number-columns-repeated="2" office:value-type="float" office:value="3342" calcext:value-type="float">
            <text:p>33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./data/50nodes/dis_6.txt</text:p>
          </table:table-cell>
          <table:table-cell office:value-type="float" office:value="0.0134909152984619" calcext:value-type="float">
            <text:p>0,013490915298462</text:p>
          </table:table-cell>
          <table:table-cell table:number-columns-repeated="2" office:value-type="float" office:value="5656" calcext:value-type="float">
            <text:p>5656</text:p>
          </table:table-cell>
          <table:table-cell office:value-type="float" office:value="0.200125932693481" calcext:value-type="float">
            <text:p>0,200125932693481</text:p>
          </table:table-cell>
          <table:table-cell table:number-columns-repeated="2" office:value-type="float" office:value="3543" calcext:value-type="float">
            <text:p>3543</text:p>
          </table:table-cell>
          <table:table-cell office:value-type="float" office:value="9.99817514419556" calcext:value-type="float">
            <text:p>9,99817514419556</text:p>
          </table:table-cell>
          <table:table-cell table:number-columns-repeated="2" office:value-type="float" office:value="2114" calcext:value-type="float">
            <text:p>2114</text:p>
          </table:table-cell>
          <table:table-cell office:value-type="float" office:value="10.0187017917633" calcext:value-type="float">
            <text:p>10,0187017917633</text:p>
          </table:table-cell>
          <table:table-cell table:number-columns-repeated="2" office:value-type="float" office:value="3579" calcext:value-type="float">
            <text:p>35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./data/50nodes/dis_30.txt</text:p>
          </table:table-cell>
          <table:table-cell office:value-type="float" office:value="0.0200567245483398" calcext:value-type="float">
            <text:p>0,02005672454834</text:p>
          </table:table-cell>
          <table:table-cell table:number-columns-repeated="2" office:value-type="float" office:value="5516" calcext:value-type="float">
            <text:p>5516</text:p>
          </table:table-cell>
          <table:table-cell office:value-type="float" office:value="0.180315017700195" calcext:value-type="float">
            <text:p>0,180315017700195</text:p>
          </table:table-cell>
          <table:table-cell table:number-columns-repeated="2" office:value-type="float" office:value="3127" calcext:value-type="float">
            <text:p>3127</text:p>
          </table:table-cell>
          <table:table-cell office:value-type="float" office:value="10.0000658035278" calcext:value-type="float">
            <text:p>10,0000658035278</text:p>
          </table:table-cell>
          <table:table-cell table:number-columns-repeated="2" office:value-type="float" office:value="2196" calcext:value-type="float">
            <text:p>2196</text:p>
          </table:table-cell>
          <table:table-cell office:value-type="float" office:value="10.0062155723572" calcext:value-type="float">
            <text:p>10,0062155723572</text:p>
          </table:table-cell>
          <table:table-cell table:number-columns-repeated="2" office:value-type="float" office:value="3335" calcext:value-type="float">
            <text:p>33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./data/50nodes/dis_11.txt</text:p>
          </table:table-cell>
          <table:table-cell office:value-type="float" office:value="0.0369067192077637" calcext:value-type="float">
            <text:p>0,036906719207764</text:p>
          </table:table-cell>
          <table:table-cell table:number-columns-repeated="2" office:value-type="float" office:value="4456" calcext:value-type="float">
            <text:p>4456</text:p>
          </table:table-cell>
          <table:table-cell office:value-type="float" office:value="0.123085021972656" calcext:value-type="float">
            <text:p>0,123085021972656</text:p>
          </table:table-cell>
          <table:table-cell table:number-columns-repeated="2" office:value-type="float" office:value="2862" calcext:value-type="float">
            <text:p>2862</text:p>
          </table:table-cell>
          <table:table-cell office:value-type="float" office:value="9.99630880355835" calcext:value-type="float">
            <text:p>9,99630880355835</text:p>
          </table:table-cell>
          <table:table-cell table:number-columns-repeated="2" office:value-type="float" office:value="2138" calcext:value-type="float">
            <text:p>2138</text:p>
          </table:table-cell>
          <table:table-cell office:value-type="float" office:value="10.0026378631592" calcext:value-type="float">
            <text:p>10,0026378631592</text:p>
          </table:table-cell>
          <table:table-cell table:number-columns-repeated="2" office:value-type="float" office:value="3092" calcext:value-type="float">
            <text:p>309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./data/50nodes/dis_87.txt</text:p>
          </table:table-cell>
          <table:table-cell office:value-type="float" office:value="0.0238745212554932" calcext:value-type="float">
            <text:p>0,023874521255493</text:p>
          </table:table-cell>
          <table:table-cell table:number-columns-repeated="2" office:value-type="float" office:value="5249" calcext:value-type="float">
            <text:p>5249</text:p>
          </table:table-cell>
          <table:table-cell office:value-type="float" office:value="0.137712478637695" calcext:value-type="float">
            <text:p>0,137712478637695</text:p>
          </table:table-cell>
          <table:table-cell table:number-columns-repeated="2" office:value-type="float" office:value="3304" calcext:value-type="float">
            <text:p>3304</text:p>
          </table:table-cell>
          <table:table-cell office:value-type="float" office:value="9.99547600746155" calcext:value-type="float">
            <text:p>9,99547600746155</text:p>
          </table:table-cell>
          <table:table-cell table:number-columns-repeated="2" office:value-type="float" office:value="2251" calcext:value-type="float">
            <text:p>2251</text:p>
          </table:table-cell>
          <table:table-cell office:value-type="float" office:value="10.0204846858978" calcext:value-type="float">
            <text:p>10,0204846858978</text:p>
          </table:table-cell>
          <table:table-cell table:number-columns-repeated="2" office:value-type="float" office:value="3472" calcext:value-type="float">
            <text:p>34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./data/50nodes/dis_41.txt</text:p>
          </table:table-cell>
          <table:table-cell office:value-type="float" office:value="0.0167636871337891" calcext:value-type="float">
            <text:p>0,016763687133789</text:p>
          </table:table-cell>
          <table:table-cell table:number-columns-repeated="2" office:value-type="float" office:value="4775" calcext:value-type="float">
            <text:p>4775</text:p>
          </table:table-cell>
          <table:table-cell office:value-type="float" office:value="0.162837982177734" calcext:value-type="float">
            <text:p>0,162837982177734</text:p>
          </table:table-cell>
          <table:table-cell table:number-columns-repeated="2" office:value-type="float" office:value="2780" calcext:value-type="float">
            <text:p>2780</text:p>
          </table:table-cell>
          <table:table-cell office:value-type="float" office:value="9.99580430984497" calcext:value-type="float">
            <text:p>9,99580430984497</text:p>
          </table:table-cell>
          <table:table-cell table:number-columns-repeated="2" office:value-type="float" office:value="1985" calcext:value-type="float">
            <text:p>1985</text:p>
          </table:table-cell>
          <table:table-cell office:value-type="float" office:value="10.0054879188538" calcext:value-type="float">
            <text:p>10,0054879188538</text:p>
          </table:table-cell>
          <table:table-cell table:number-columns-repeated="2" office:value-type="float" office:value="3187" calcext:value-type="float">
            <text:p>31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./data/50nodes/dis_91.txt</text:p>
          </table:table-cell>
          <table:table-cell office:value-type="float" office:value="0.0173327922821045" calcext:value-type="float">
            <text:p>0,017332792282105</text:p>
          </table:table-cell>
          <table:table-cell table:number-columns-repeated="2" office:value-type="float" office:value="5148" calcext:value-type="float">
            <text:p>5148</text:p>
          </table:table-cell>
          <table:table-cell office:value-type="float" office:value="0.140997648239136" calcext:value-type="float">
            <text:p>0,140997648239136</text:p>
          </table:table-cell>
          <table:table-cell table:number-columns-repeated="2" office:value-type="float" office:value="3105" calcext:value-type="float">
            <text:p>3105</text:p>
          </table:table-cell>
          <table:table-cell office:value-type="float" office:value="9.9981701374054" calcext:value-type="float">
            <text:p>9,9981701374054</text:p>
          </table:table-cell>
          <table:table-cell table:number-columns-repeated="2" office:value-type="float" office:value="1985" calcext:value-type="float">
            <text:p>1985</text:p>
          </table:table-cell>
          <table:table-cell office:value-type="float" office:value="10.0334675312042" calcext:value-type="float">
            <text:p>10,0334675312042</text:p>
          </table:table-cell>
          <table:table-cell table:number-columns-repeated="2"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./data/50nodes/dis_34.txt</text:p>
          </table:table-cell>
          <table:table-cell office:value-type="float" office:value="0.00346994400024414" calcext:value-type="float">
            <text:p>0,003469944000244</text:p>
          </table:table-cell>
          <table:table-cell table:number-columns-repeated="2" office:value-type="float" office:value="5570" calcext:value-type="float">
            <text:p>5570</text:p>
          </table:table-cell>
          <table:table-cell office:value-type="float" office:value="0.236642360687256" calcext:value-type="float">
            <text:p>0,236642360687256</text:p>
          </table:table-cell>
          <table:table-cell table:number-columns-repeated="2" office:value-type="float" office:value="3227" calcext:value-type="float">
            <text:p>3227</text:p>
          </table:table-cell>
          <table:table-cell office:value-type="float" office:value="10.001163482666" calcext:value-type="float">
            <text:p>10,001163482666</text:p>
          </table:table-cell>
          <table:table-cell table:number-columns-repeated="2" office:value-type="float" office:value="2346" calcext:value-type="float">
            <text:p>2346</text:p>
          </table:table-cell>
          <table:table-cell office:value-type="float" office:value="10.0203084945679" calcext:value-type="float">
            <text:p>10,0203084945679</text:p>
          </table:table-cell>
          <table:table-cell table:number-columns-repeated="2" office:value-type="float" office:value="3359" calcext:value-type="float">
            <text:p>33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./data/50nodes/dis_73.txt</text:p>
          </table:table-cell>
          <table:table-cell office:value-type="float" office:value="0.040330171585083" calcext:value-type="float">
            <text:p>0,040330171585083</text:p>
          </table:table-cell>
          <table:table-cell table:number-columns-repeated="2" office:value-type="float" office:value="4830" calcext:value-type="float">
            <text:p>4830</text:p>
          </table:table-cell>
          <table:table-cell office:value-type="float" office:value="0.192553758621216" calcext:value-type="float">
            <text:p>0,192553758621216</text:p>
          </table:table-cell>
          <table:table-cell table:number-columns-repeated="2" office:value-type="float" office:value="2828" calcext:value-type="float">
            <text:p>2828</text:p>
          </table:table-cell>
          <table:table-cell office:value-type="float" office:value="10.0019001960754" calcext:value-type="float">
            <text:p>10,0019001960754</text:p>
          </table:table-cell>
          <table:table-cell table:number-columns-repeated="2" office:value-type="float" office:value="2295" calcext:value-type="float">
            <text:p>2295</text:p>
          </table:table-cell>
          <table:table-cell office:value-type="float" office:value="10.0062696933746" calcext:value-type="float">
            <text:p>10,0062696933746</text:p>
          </table:table-cell>
          <table:table-cell table:number-columns-repeated="2" office:value-type="float" office:value="3798" calcext:value-type="float">
            <text:p>37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./data/50nodes/dis_36.txt</text:p>
          </table:table-cell>
          <table:table-cell office:value-type="float" office:value="0.00343966484069824" calcext:value-type="float">
            <text:p>0,003439664840698</text:p>
          </table:table-cell>
          <table:table-cell table:number-columns-repeated="2" office:value-type="float" office:value="5466" calcext:value-type="float">
            <text:p>5466</text:p>
          </table:table-cell>
          <table:table-cell office:value-type="float" office:value="0.197999954223633" calcext:value-type="float">
            <text:p>0,197999954223633</text:p>
          </table:table-cell>
          <table:table-cell table:number-columns-repeated="2" office:value-type="float" office:value="3101" calcext:value-type="float">
            <text:p>3101</text:p>
          </table:table-cell>
          <table:table-cell office:value-type="float" office:value="9.99703717231751" calcext:value-type="float">
            <text:p>9,99703717231751</text:p>
          </table:table-cell>
          <table:table-cell table:number-columns-repeated="2" office:value-type="float" office:value="2108" calcext:value-type="float">
            <text:p>2108</text:p>
          </table:table-cell>
          <table:table-cell office:value-type="float" office:value="10.01216340065" calcext:value-type="float">
            <text:p>10,01216340065</text:p>
          </table:table-cell>
          <table:table-cell table:number-columns-repeated="2" office:value-type="float" office:value="3653" calcext:value-type="float">
            <text:p>365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./data/50nodes/dis_71.txt</text:p>
          </table:table-cell>
          <table:table-cell office:value-type="float" office:value="0.0169432163238525" calcext:value-type="float">
            <text:p>0,016943216323853</text:p>
          </table:table-cell>
          <table:table-cell table:number-columns-repeated="2" office:value-type="float" office:value="5451" calcext:value-type="float">
            <text:p>5451</text:p>
          </table:table-cell>
          <table:table-cell office:value-type="float" office:value="0.243558168411255" calcext:value-type="float">
            <text:p>0,243558168411255</text:p>
          </table:table-cell>
          <table:table-cell table:number-columns-repeated="2" office:value-type="float" office:value="2663" calcext:value-type="float">
            <text:p>2663</text:p>
          </table:table-cell>
          <table:table-cell office:value-type="float" office:value="9.99620723724365" calcext:value-type="float">
            <text:p>9,99620723724365</text:p>
          </table:table-cell>
          <table:table-cell table:number-columns-repeated="2" office:value-type="float" office:value="2084" calcext:value-type="float">
            <text:p>2084</text:p>
          </table:table-cell>
          <table:table-cell office:value-type="float" office:value="10.0025734901428" calcext:value-type="float">
            <text:p>10,0025734901428</text:p>
          </table:table-cell>
          <table:table-cell table:number-columns-repeated="2" office:value-type="float" office:value="3094" calcext:value-type="float">
            <text:p>309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./data/50nodes/dis_62.txt</text:p>
          </table:table-cell>
          <table:table-cell office:value-type="float" office:value="0.0433447360992432" calcext:value-type="float">
            <text:p>0,043344736099243</text:p>
          </table:table-cell>
          <table:table-cell table:number-columns-repeated="2" office:value-type="float" office:value="4496" calcext:value-type="float">
            <text:p>4496</text:p>
          </table:table-cell>
          <table:table-cell office:value-type="float" office:value="0.0953886508941651" calcext:value-type="float">
            <text:p>0,095388650894165</text:p>
          </table:table-cell>
          <table:table-cell table:number-columns-repeated="2" office:value-type="float" office:value="3268" calcext:value-type="float">
            <text:p>3268</text:p>
          </table:table-cell>
          <table:table-cell office:value-type="float" office:value="9.99689912796021" calcext:value-type="float">
            <text:p>9,99689912796021</text:p>
          </table:table-cell>
          <table:table-cell table:number-columns-repeated="2" office:value-type="float" office:value="2055" calcext:value-type="float">
            <text:p>2055</text:p>
          </table:table-cell>
          <table:table-cell office:value-type="float" office:value="10.0040018558502" calcext:value-type="float">
            <text:p>10,0040018558502</text:p>
          </table:table-cell>
          <table:table-cell table:number-columns-repeated="2" office:value-type="float" office:value="3150" calcext:value-type="float">
            <text:p>31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./data/50nodes/dis_97.txt</text:p>
          </table:table-cell>
          <table:table-cell office:value-type="float" office:value="0.0504450798034668" calcext:value-type="float">
            <text:p>0,050445079803467</text:p>
          </table:table-cell>
          <table:table-cell table:number-columns-repeated="2" office:value-type="float" office:value="4243" calcext:value-type="float">
            <text:p>4243</text:p>
          </table:table-cell>
          <table:table-cell office:value-type="float" office:value="0.212502956390381" calcext:value-type="float">
            <text:p>0,212502956390381</text:p>
          </table:table-cell>
          <table:table-cell table:number-columns-repeated="2" office:value-type="float" office:value="3240" calcext:value-type="float">
            <text:p>3240</text:p>
          </table:table-cell>
          <table:table-cell office:value-type="float" office:value="9.99719738960266" calcext:value-type="float">
            <text:p>9,99719738960266</text:p>
          </table:table-cell>
          <table:table-cell table:number-columns-repeated="2" office:value-type="float" office:value="2089" calcext:value-type="float">
            <text:p>2089</text:p>
          </table:table-cell>
          <table:table-cell office:value-type="float" office:value="10.0008206367493" calcext:value-type="float">
            <text:p>10,0008206367493</text:p>
          </table:table-cell>
          <table:table-cell table:number-columns-repeated="2" office:value-type="float" office:value="3177" calcext:value-type="float">
            <text:p>317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./data/50nodes/dis_18.txt</text:p>
          </table:table-cell>
          <table:table-cell office:value-type="float" office:value="0.0205850601196289" calcext:value-type="float">
            <text:p>0,020585060119629</text:p>
          </table:table-cell>
          <table:table-cell table:number-columns-repeated="2" office:value-type="float" office:value="4855" calcext:value-type="float">
            <text:p>4855</text:p>
          </table:table-cell>
          <table:table-cell office:value-type="float" office:value="0.0492155551910401" calcext:value-type="float">
            <text:p>0,04921555519104</text:p>
          </table:table-cell>
          <table:table-cell table:number-columns-repeated="2" office:value-type="float" office:value="3397" calcext:value-type="float">
            <text:p>3397</text:p>
          </table:table-cell>
          <table:table-cell office:value-type="float" office:value="9.99554514884949" calcext:value-type="float">
            <text:p>9,99554514884949</text:p>
          </table:table-cell>
          <table:table-cell table:number-columns-repeated="2" office:value-type="float" office:value="2310" calcext:value-type="float">
            <text:p>2310</text:p>
          </table:table-cell>
          <table:table-cell office:value-type="float" office:value="10.0154821872711" calcext:value-type="float">
            <text:p>10,0154821872711</text:p>
          </table:table-cell>
          <table:table-cell table:number-columns-repeated="2" office:value-type="float" office:value="3088" calcext:value-type="float">
            <text:p>308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./data/50nodes/dis_63.txt</text:p>
          </table:table-cell>
          <table:table-cell office:value-type="float" office:value="0.0274124145507813" calcext:value-type="float">
            <text:p>0,027412414550781</text:p>
          </table:table-cell>
          <table:table-cell table:number-columns-repeated="2" office:value-type="float" office:value="5362" calcext:value-type="float">
            <text:p>5362</text:p>
          </table:table-cell>
          <table:table-cell office:value-type="float" office:value="0.137352228164673" calcext:value-type="float">
            <text:p>0,137352228164673</text:p>
          </table:table-cell>
          <table:table-cell table:number-columns-repeated="2" office:value-type="float" office:value="3999" calcext:value-type="float">
            <text:p>3999</text:p>
          </table:table-cell>
          <table:table-cell office:value-type="float" office:value="9.99954009056091" calcext:value-type="float">
            <text:p>9,99954009056091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0.0211327075958" calcext:value-type="float">
            <text:p>10,0211327075958</text:p>
          </table:table-cell>
          <table:table-cell table:number-columns-repeated="2" office:value-type="float" office:value="3029" calcext:value-type="float">
            <text:p>302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./data/50nodes/dis_2.txt</text:p>
          </table:table-cell>
          <table:table-cell office:value-type="float" office:value="0.0405333042144776" calcext:value-type="float">
            <text:p>0,040533304214478</text:p>
          </table:table-cell>
          <table:table-cell table:number-columns-repeated="2" office:value-type="float" office:value="4599" calcext:value-type="float">
            <text:p>4599</text:p>
          </table:table-cell>
          <table:table-cell office:value-type="float" office:value="0.180198669433594" calcext:value-type="float">
            <text:p>0,180198669433594</text:p>
          </table:table-cell>
          <table:table-cell table:number-columns-repeated="2" office:value-type="float" office:value="3117" calcext:value-type="float">
            <text:p>3117</text:p>
          </table:table-cell>
          <table:table-cell office:value-type="float" office:value="9.99643754959106" calcext:value-type="float">
            <text:p>9,99643754959106</text:p>
          </table:table-cell>
          <table:table-cell table:number-columns-repeated="2" office:value-type="float" office:value="2108" calcext:value-type="float">
            <text:p>2108</text:p>
          </table:table-cell>
          <table:table-cell office:value-type="float" office:value="10.0002174377441" calcext:value-type="float">
            <text:p>10,0002174377441</text:p>
          </table:table-cell>
          <table:table-cell table:number-columns-repeated="2" office:value-type="float" office:value="3140" calcext:value-type="float">
            <text:p>314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./data/50nodes/dis_40.txt</text:p>
          </table:table-cell>
          <table:table-cell office:value-type="float" office:value="0.0200753211975098" calcext:value-type="float">
            <text:p>0,02007532119751</text:p>
          </table:table-cell>
          <table:table-cell table:number-columns-repeated="2" office:value-type="float" office:value="4878" calcext:value-type="float">
            <text:p>4878</text:p>
          </table:table-cell>
          <table:table-cell office:value-type="float" office:value="0.0689527988433838" calcext:value-type="float">
            <text:p>0,068952798843384</text:p>
          </table:table-cell>
          <table:table-cell table:number-columns-repeated="2" office:value-type="float" office:value="3318" calcext:value-type="float">
            <text:p>3318</text:p>
          </table:table-cell>
          <table:table-cell office:value-type="float" office:value="9.99828004837036" calcext:value-type="float">
            <text:p>9,99828004837036</text:p>
          </table:table-cell>
          <table:table-cell table:number-columns-repeated="2" office:value-type="float" office:value="1849" calcext:value-type="float">
            <text:p>1849</text:p>
          </table:table-cell>
          <table:table-cell office:value-type="float" office:value="9.99795579910278" calcext:value-type="float">
            <text:p>9,99795579910278</text:p>
          </table:table-cell>
          <table:table-cell table:number-columns-repeated="2" office:value-type="float" office:value="3678" calcext:value-type="float">
            <text:p>367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./data/50nodes/dis_20.txt</text:p>
          </table:table-cell>
          <table:table-cell office:value-type="float" office:value="0.0641851425170898" calcext:value-type="float">
            <text:p>0,06418514251709</text:p>
          </table:table-cell>
          <table:table-cell table:number-columns-repeated="2" office:value-type="float" office:value="4426" calcext:value-type="float">
            <text:p>4426</text:p>
          </table:table-cell>
          <table:table-cell office:value-type="float" office:value="0.112079858779907" calcext:value-type="float">
            <text:p>0,112079858779907</text:p>
          </table:table-cell>
          <table:table-cell table:number-columns-repeated="2" office:value-type="float" office:value="3242" calcext:value-type="float">
            <text:p>3242</text:p>
          </table:table-cell>
          <table:table-cell office:value-type="float" office:value="10.0012850761414" calcext:value-type="float">
            <text:p>10,0012850761414</text:p>
          </table:table-cell>
          <table:table-cell table:number-columns-repeated="2" office:value-type="float" office:value="2292" calcext:value-type="float">
            <text:p>2292</text:p>
          </table:table-cell>
          <table:table-cell office:value-type="float" office:value="9.99912786483765" calcext:value-type="float">
            <text:p>9,99912786483765</text:p>
          </table:table-cell>
          <table:table-cell table:number-columns-repeated="2" office:value-type="float" office:value="3089" calcext:value-type="float">
            <text:p>30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./data/50nodes/dis_94.txt</text:p>
          </table:table-cell>
          <table:table-cell office:value-type="float" office:value="0.0305900573730469" calcext:value-type="float">
            <text:p>0,030590057373047</text:p>
          </table:table-cell>
          <table:table-cell table:number-columns-repeated="2" office:value-type="float" office:value="4472" calcext:value-type="float">
            <text:p>4472</text:p>
          </table:table-cell>
          <table:table-cell office:value-type="float" office:value="0.270147085189819" calcext:value-type="float">
            <text:p>0,270147085189819</text:p>
          </table:table-cell>
          <table:table-cell table:number-columns-repeated="2" office:value-type="float" office:value="3033" calcext:value-type="float">
            <text:p>3033</text:p>
          </table:table-cell>
          <table:table-cell office:value-type="float" office:value="9.99712824821472" calcext:value-type="float">
            <text:p>9,99712824821472</text:p>
          </table:table-cell>
          <table:table-cell table:number-columns-repeated="2" office:value-type="float" office:value="2249" calcext:value-type="float">
            <text:p>2249</text:p>
          </table:table-cell>
          <table:table-cell office:value-type="float" office:value="10.0287148952484" calcext:value-type="float">
            <text:p>10,0287148952484</text:p>
          </table:table-cell>
          <table:table-cell table:number-columns-repeated="2" office:value-type="float" office:value="3260" calcext:value-type="float">
            <text:p>32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./data/50nodes/dis_38.txt</text:p>
          </table:table-cell>
          <table:table-cell office:value-type="float" office:value="0.00343012809753418" calcext:value-type="float">
            <text:p>0,003430128097534</text:p>
          </table:table-cell>
          <table:table-cell table:number-columns-repeated="2" office:value-type="float" office:value="5981" calcext:value-type="float">
            <text:p>5981</text:p>
          </table:table-cell>
          <table:table-cell office:value-type="float" office:value="0.102862596511841" calcext:value-type="float">
            <text:p>0,102862596511841</text:p>
          </table:table-cell>
          <table:table-cell table:number-columns-repeated="2" office:value-type="float" office:value="3826" calcext:value-type="float">
            <text:p>3826</text:p>
          </table:table-cell>
          <table:table-cell office:value-type="float" office:value="10.0036854743958" calcext:value-type="float">
            <text:p>10,0036854743958</text:p>
          </table:table-cell>
          <table:table-cell table:number-columns-repeated="2" office:value-type="float" office:value="2283" calcext:value-type="float">
            <text:p>2283</text:p>
          </table:table-cell>
          <table:table-cell office:value-type="float" office:value="10.003000497818" calcext:value-type="float">
            <text:p>10,003000497818</text:p>
          </table:table-cell>
          <table:table-cell table:number-columns-repeated="2" office:value-type="float" office:value="3657" calcext:value-type="float">
            <text:p>36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./data/50nodes/dis_21.txt</text:p>
          </table:table-cell>
          <table:table-cell office:value-type="float" office:value="0.0105466842651367" calcext:value-type="float">
            <text:p>0,010546684265137</text:p>
          </table:table-cell>
          <table:table-cell table:number-columns-repeated="2" office:value-type="float" office:value="5115" calcext:value-type="float">
            <text:p>5115</text:p>
          </table:table-cell>
          <table:table-cell office:value-type="float" office:value="0.089813232421875" calcext:value-type="float">
            <text:p>0,089813232421875</text:p>
          </table:table-cell>
          <table:table-cell table:number-columns-repeated="2" office:value-type="float" office:value="3032" calcext:value-type="float">
            <text:p>3032</text:p>
          </table:table-cell>
          <table:table-cell office:value-type="float" office:value="9.99932074546814" calcext:value-type="float">
            <text:p>9,99932074546814</text:p>
          </table:table-cell>
          <table:table-cell table:number-columns-repeated="2" office:value-type="float" office:value="2261" calcext:value-type="float">
            <text:p>2261</text:p>
          </table:table-cell>
          <table:table-cell office:value-type="float" office:value="10.0162310600281" calcext:value-type="float">
            <text:p>10,0162310600281</text:p>
          </table:table-cell>
          <table:table-cell table:number-columns-repeated="2" office:value-type="float" office:value="3291" calcext:value-type="float">
            <text:p>329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./data/50nodes/dis_79.txt</text:p>
          </table:table-cell>
          <table:table-cell office:value-type="float" office:value="0.0169980525970459" calcext:value-type="float">
            <text:p>0,016998052597046</text:p>
          </table:table-cell>
          <table:table-cell table:number-columns-repeated="2" office:value-type="float" office:value="4294" calcext:value-type="float">
            <text:p>4294</text:p>
          </table:table-cell>
          <table:table-cell office:value-type="float" office:value="0.165207862854004" calcext:value-type="float">
            <text:p>0,165207862854004</text:p>
          </table:table-cell>
          <table:table-cell table:number-columns-repeated="2" office:value-type="float" office:value="3313" calcext:value-type="float">
            <text:p>3313</text:p>
          </table:table-cell>
          <table:table-cell office:value-type="float" office:value="9.99769425392151" calcext:value-type="float">
            <text:p>9,99769425392151</text:p>
          </table:table-cell>
          <table:table-cell table:number-columns-repeated="2" office:value-type="float" office:value="2042" calcext:value-type="float">
            <text:p>2042</text:p>
          </table:table-cell>
          <table:table-cell office:value-type="float" office:value="9.99989104270935" calcext:value-type="float">
            <text:p>9,99989104270935</text:p>
          </table:table-cell>
          <table:table-cell table:number-columns-repeated="2" office:value-type="float" office:value="3362" calcext:value-type="float">
            <text:p>336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./data/50nodes/dis_16.txt</text:p>
          </table:table-cell>
          <table:table-cell office:value-type="float" office:value="0.01690673828125" calcext:value-type="float">
            <text:p>0,01690673828125</text:p>
          </table:table-cell>
          <table:table-cell table:number-columns-repeated="2" office:value-type="float" office:value="4491" calcext:value-type="float">
            <text:p>4491</text:p>
          </table:table-cell>
          <table:table-cell office:value-type="float" office:value="0.138645172119141" calcext:value-type="float">
            <text:p>0,138645172119141</text:p>
          </table:table-cell>
          <table:table-cell table:number-columns-repeated="2" office:value-type="float" office:value="3131" calcext:value-type="float">
            <text:p>3131</text:p>
          </table:table-cell>
          <table:table-cell office:value-type="float" office:value="10.0000112056732" calcext:value-type="float">
            <text:p>10,0000112056732</text:p>
          </table:table-cell>
          <table:table-cell table:number-columns-repeated="2" office:value-type="float" office:value="2153" calcext:value-type="float">
            <text:p>2153</text:p>
          </table:table-cell>
          <table:table-cell office:value-type="float" office:value="10.0232472419739" calcext:value-type="float">
            <text:p>10,0232472419739</text:p>
          </table:table-cell>
          <table:table-cell table:number-columns-repeated="2" office:value-type="float" office:value="3337" calcext:value-type="float">
            <text:p>33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./data/50nodes/dis_65.txt</text:p>
          </table:table-cell>
          <table:table-cell office:value-type="float" office:value="0.026928186416626" calcext:value-type="float">
            <text:p>0,026928186416626</text:p>
          </table:table-cell>
          <table:table-cell table:number-columns-repeated="2" office:value-type="float" office:value="4627" calcext:value-type="float">
            <text:p>4627</text:p>
          </table:table-cell>
          <table:table-cell office:value-type="float" office:value="0.160810708999634" calcext:value-type="float">
            <text:p>0,160810708999634</text:p>
          </table:table-cell>
          <table:table-cell table:number-columns-repeated="2" office:value-type="float" office:value="2555" calcext:value-type="float">
            <text:p>2555</text:p>
          </table:table-cell>
          <table:table-cell office:value-type="float" office:value="9.99739480018616" calcext:value-type="float">
            <text:p>9,99739480018616</text:p>
          </table:table-cell>
          <table:table-cell table:number-columns-repeated="2" office:value-type="float" office:value="2077" calcext:value-type="float">
            <text:p>2077</text:p>
          </table:table-cell>
          <table:table-cell office:value-type="float" office:value="10.0132646560669" calcext:value-type="float">
            <text:p>10,0132646560669</text:p>
          </table:table-cell>
          <table:table-cell table:number-columns-repeated="2" office:value-type="float" office:value="3114" calcext:value-type="float">
            <text:p>31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./data/50nodes/dis_96.txt</text:p>
          </table:table-cell>
          <table:table-cell office:value-type="float" office:value="0.0375602245330811" calcext:value-type="float">
            <text:p>0,037560224533081</text:p>
          </table:table-cell>
          <table:table-cell table:number-columns-repeated="2" office:value-type="float" office:value="5340" calcext:value-type="float">
            <text:p>5340</text:p>
          </table:table-cell>
          <table:table-cell office:value-type="float" office:value="0.16741681098938" calcext:value-type="float">
            <text:p>0,16741681098938</text:p>
          </table:table-cell>
          <table:table-cell table:number-columns-repeated="2" office:value-type="float" office:value="3182" calcext:value-type="float">
            <text:p>3182</text:p>
          </table:table-cell>
          <table:table-cell office:value-type="float" office:value="10.0046031475067" calcext:value-type="float">
            <text:p>10,0046031475067</text:p>
          </table:table-cell>
          <table:table-cell table:number-columns-repeated="2" office:value-type="float" office:value="2118" calcext:value-type="float">
            <text:p>2118</text:p>
          </table:table-cell>
          <table:table-cell office:value-type="float" office:value="9.99663758277893" calcext:value-type="float">
            <text:p>9,99663758277893</text:p>
          </table:table-cell>
          <table:table-cell table:number-columns-repeated="2" office:value-type="float" office:value="3439" calcext:value-type="float">
            <text:p>343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./data/50nodes/dis_24.txt</text:p>
          </table:table-cell>
          <table:table-cell office:value-type="float" office:value="0.00344610214233398" calcext:value-type="float">
            <text:p>0,003446102142334</text:p>
          </table:table-cell>
          <table:table-cell table:number-columns-repeated="2" office:value-type="float" office:value="5702" calcext:value-type="float">
            <text:p>5702</text:p>
          </table:table-cell>
          <table:table-cell office:value-type="float" office:value="0.0874912738800049" calcext:value-type="float">
            <text:p>0,087491273880005</text:p>
          </table:table-cell>
          <table:table-cell table:number-columns-repeated="2" office:value-type="float" office:value="3122" calcext:value-type="float">
            <text:p>3122</text:p>
          </table:table-cell>
          <table:table-cell office:value-type="float" office:value="9.9991660118103" calcext:value-type="float">
            <text:p>9,9991660118103</text:p>
          </table:table-cell>
          <table:table-cell table:number-columns-repeated="2" office:value-type="float" office:value="2035" calcext:value-type="float">
            <text:p>2035</text:p>
          </table:table-cell>
          <table:table-cell office:value-type="float" office:value="10.005341053009" calcext:value-type="float">
            <text:p>10,005341053009</text:p>
          </table:table-cell>
          <table:table-cell table:number-columns-repeated="2" office:value-type="float" office:value="3319" calcext:value-type="float">
            <text:p>33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./data/50nodes/dis_84.txt</text:p>
          </table:table-cell>
          <table:table-cell office:value-type="float" office:value="0.0235412120819092" calcext:value-type="float">
            <text:p>0,023541212081909</text:p>
          </table:table-cell>
          <table:table-cell table:number-columns-repeated="2" office:value-type="float" office:value="4803" calcext:value-type="float">
            <text:p>4803</text:p>
          </table:table-cell>
          <table:table-cell office:value-type="float" office:value="0.198559761047363" calcext:value-type="float">
            <text:p>0,198559761047363</text:p>
          </table:table-cell>
          <table:table-cell table:number-columns-repeated="2" office:value-type="float" office:value="2983" calcext:value-type="float">
            <text:p>2983</text:p>
          </table:table-cell>
          <table:table-cell office:value-type="float" office:value="9.99841928482056" calcext:value-type="float">
            <text:p>9,99841928482056</text:p>
          </table:table-cell>
          <table:table-cell table:number-columns-repeated="2" office:value-type="float" office:value="2036" calcext:value-type="float">
            <text:p>2036</text:p>
          </table:table-cell>
          <table:table-cell office:value-type="float" office:value="10.0013842582703" calcext:value-type="float">
            <text:p>10,0013842582703</text:p>
          </table:table-cell>
          <table:table-cell table:number-columns-repeated="2"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./data/50nodes/dis_81.txt</text:p>
          </table:table-cell>
          <table:table-cell office:value-type="float" office:value="0.0204992294311523" calcext:value-type="float">
            <text:p>0,020499229431152</text:p>
          </table:table-cell>
          <table:table-cell table:number-columns-repeated="2" office:value-type="float" office:value="4462" calcext:value-type="float">
            <text:p>4462</text:p>
          </table:table-cell>
          <table:table-cell office:value-type="float" office:value="0.103522300720215" calcext:value-type="float">
            <text:p>0,103522300720215</text:p>
          </table:table-cell>
          <table:table-cell table:number-columns-repeated="2" office:value-type="float" office:value="3795" calcext:value-type="float">
            <text:p>3795</text:p>
          </table:table-cell>
          <table:table-cell office:value-type="float" office:value="9.99729728698731" calcext:value-type="float">
            <text:p>9,99729728698731</text:p>
          </table:table-cell>
          <table:table-cell table:number-columns-repeated="2" office:value-type="float" office:value="2238" calcext:value-type="float">
            <text:p>2238</text:p>
          </table:table-cell>
          <table:table-cell office:value-type="float" office:value="10.0249943733215" calcext:value-type="float">
            <text:p>10,0249943733215</text:p>
          </table:table-cell>
          <table:table-cell table:number-columns-repeated="2" office:value-type="float" office:value="3736" calcext:value-type="float">
            <text:p>373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./data/50nodes/dis_23.txt</text:p>
          </table:table-cell>
          <table:table-cell office:value-type="float" office:value="0.0338151454925537" calcext:value-type="float">
            <text:p>0,033815145492554</text:p>
          </table:table-cell>
          <table:table-cell table:number-columns-repeated="2" office:value-type="float" office:value="4845" calcext:value-type="float">
            <text:p>4845</text:p>
          </table:table-cell>
          <table:table-cell office:value-type="float" office:value="0.141623258590698" calcext:value-type="float">
            <text:p>0,141623258590698</text:p>
          </table:table-cell>
          <table:table-cell table:number-columns-repeated="2" office:value-type="float" office:value="3653" calcext:value-type="float">
            <text:p>3653</text:p>
          </table:table-cell>
          <table:table-cell office:value-type="float" office:value="9.99941110610962" calcext:value-type="float">
            <text:p>9,99941110610962</text:p>
          </table:table-cell>
          <table:table-cell table:number-columns-repeated="2" office:value-type="float" office:value="2116" calcext:value-type="float">
            <text:p>2116</text:p>
          </table:table-cell>
          <table:table-cell office:value-type="float" office:value="10.0239276885986" calcext:value-type="float">
            <text:p>10,0239276885986</text:p>
          </table:table-cell>
          <table:table-cell table:number-columns-repeated="2" office:value-type="float" office:value="3132" calcext:value-type="float">
            <text:p>31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./data/50nodes/dis_3.txt</text:p>
          </table:table-cell>
          <table:table-cell office:value-type="float" office:value="0.0358326435089111" calcext:value-type="float">
            <text:p>0,035832643508911</text:p>
          </table:table-cell>
          <table:table-cell table:number-columns-repeated="2" office:value-type="float" office:value="4705" calcext:value-type="float">
            <text:p>4705</text:p>
          </table:table-cell>
          <table:table-cell office:value-type="float" office:value="0.0641813278198242" calcext:value-type="float">
            <text:p>0,064181327819824</text:p>
          </table:table-cell>
          <table:table-cell table:number-columns-repeated="2" office:value-type="float" office:value="3504" calcext:value-type="float">
            <text:p>3504</text:p>
          </table:table-cell>
          <table:table-cell office:value-type="float" office:value="9.99715065956116" calcext:value-type="float">
            <text:p>9,99715065956116</text:p>
          </table:table-cell>
          <table:table-cell table:number-columns-repeated="2" office:value-type="float" office:value="1940" calcext:value-type="float">
            <text:p>1940</text:p>
          </table:table-cell>
          <table:table-cell office:value-type="float" office:value="10.0147135257721" calcext:value-type="float">
            <text:p>10,0147135257721</text:p>
          </table:table-cell>
          <table:table-cell table:number-columns-repeated="2" office:value-type="float" office:value="3128" calcext:value-type="float">
            <text:p>312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./data/50nodes/dis_9.txt</text:p>
          </table:table-cell>
          <table:table-cell office:value-type="float" office:value="0.0201411247253418" calcext:value-type="float">
            <text:p>0,020141124725342</text:p>
          </table:table-cell>
          <table:table-cell table:number-columns-repeated="2" office:value-type="float" office:value="4955" calcext:value-type="float">
            <text:p>4955</text:p>
          </table:table-cell>
          <table:table-cell office:value-type="float" office:value="0.10350775718689" calcext:value-type="float">
            <text:p>0,10350775718689</text:p>
          </table:table-cell>
          <table:table-cell table:number-columns-repeated="2" office:value-type="float" office:value="4126" calcext:value-type="float">
            <text:p>4126</text:p>
          </table:table-cell>
          <table:table-cell office:value-type="float" office:value="9.99808526039124" calcext:value-type="float">
            <text:p>9,99808526039124</text:p>
          </table:table-cell>
          <table:table-cell table:number-columns-repeated="2" office:value-type="float" office:value="2159" calcext:value-type="float">
            <text:p>2159</text:p>
          </table:table-cell>
          <table:table-cell office:value-type="float" office:value="10.0334072113037" calcext:value-type="float">
            <text:p>10,0334072113037</text:p>
          </table:table-cell>
          <table:table-cell table:number-columns-repeated="2" office:value-type="float" office:value="3426" calcext:value-type="float">
            <text:p>34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./data/50nodes/dis_93.txt</text:p>
          </table:table-cell>
          <table:table-cell office:value-type="float" office:value="0.00352048873901367" calcext:value-type="float">
            <text:p>0,003520488739014</text:p>
          </table:table-cell>
          <table:table-cell table:number-columns-repeated="2" office:value-type="float" office:value="5923" calcext:value-type="float">
            <text:p>5923</text:p>
          </table:table-cell>
          <table:table-cell office:value-type="float" office:value="0.0503792762756348" calcext:value-type="float">
            <text:p>0,050379276275635</text:p>
          </table:table-cell>
          <table:table-cell table:number-columns-repeated="2" office:value-type="float" office:value="3484" calcext:value-type="float">
            <text:p>3484</text:p>
          </table:table-cell>
          <table:table-cell office:value-type="float" office:value="9.99743127822876" calcext:value-type="float">
            <text:p>9,99743127822876</text:p>
          </table:table-cell>
          <table:table-cell table:number-columns-repeated="2" office:value-type="float" office:value="2235" calcext:value-type="float">
            <text:p>2235</text:p>
          </table:table-cell>
          <table:table-cell office:value-type="float" office:value="10.0206396579742" calcext:value-type="float">
            <text:p>10,0206396579742</text:p>
          </table:table-cell>
          <table:table-cell table:number-columns-repeated="2" office:value-type="float" office:value="3312" calcext:value-type="float">
            <text:p>33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./data/50nodes/dis_67.txt</text:p>
          </table:table-cell>
          <table:table-cell office:value-type="float" office:value="0.0333902835845947" calcext:value-type="float">
            <text:p>0,033390283584595</text:p>
          </table:table-cell>
          <table:table-cell table:number-columns-repeated="2" office:value-type="float" office:value="4836" calcext:value-type="float">
            <text:p>4836</text:p>
          </table:table-cell>
          <table:table-cell office:value-type="float" office:value="0.114126682281494" calcext:value-type="float">
            <text:p>0,114126682281494</text:p>
          </table:table-cell>
          <table:table-cell table:number-columns-repeated="2" office:value-type="float" office:value="2894" calcext:value-type="float">
            <text:p>2894</text:p>
          </table:table-cell>
          <table:table-cell office:value-type="float" office:value="9.99468660354614" calcext:value-type="float">
            <text:p>9,99468660354614</text:p>
          </table:table-cell>
          <table:table-cell table:number-columns-repeated="2" office:value-type="float" office:value="2097" calcext:value-type="float">
            <text:p>2097</text:p>
          </table:table-cell>
          <table:table-cell office:value-type="float" office:value="10.0025599002838" calcext:value-type="float">
            <text:p>10,0025599002838</text:p>
          </table:table-cell>
          <table:table-cell table:number-columns-repeated="2" office:value-type="float" office:value="3299" calcext:value-type="float">
            <text:p>32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/data/50nodes/dis_89.txt</text:p>
          </table:table-cell>
          <table:table-cell office:value-type="float" office:value="0.00694489479064942" calcext:value-type="float">
            <text:p>0,006944894790649</text:p>
          </table:table-cell>
          <table:table-cell table:number-columns-repeated="2" office:value-type="float" office:value="5975" calcext:value-type="float">
            <text:p>5975</text:p>
          </table:table-cell>
          <table:table-cell office:value-type="float" office:value="0.0864503383636475" calcext:value-type="float">
            <text:p>0,086450338363648</text:p>
          </table:table-cell>
          <table:table-cell table:number-columns-repeated="2" office:value-type="float" office:value="3634" calcext:value-type="float">
            <text:p>3634</text:p>
          </table:table-cell>
          <table:table-cell office:value-type="float" office:value="9.99604368209839" calcext:value-type="float">
            <text:p>9,99604368209839</text:p>
          </table:table-cell>
          <table:table-cell table:number-columns-repeated="2" office:value-type="float" office:value="2154" calcext:value-type="float">
            <text:p>2154</text:p>
          </table:table-cell>
          <table:table-cell office:value-type="float" office:value="10.0127289295197" calcext:value-type="float">
            <text:p>10,0127289295197</text:p>
          </table:table-cell>
          <table:table-cell table:number-columns-repeated="2"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./data/50nodes/dis_27.txt</text:p>
          </table:table-cell>
          <table:table-cell office:value-type="float" office:value="0.0265905857086182" calcext:value-type="float">
            <text:p>0,026590585708618</text:p>
          </table:table-cell>
          <table:table-cell table:number-columns-repeated="2" office:value-type="float" office:value="5447" calcext:value-type="float">
            <text:p>5447</text:p>
          </table:table-cell>
          <table:table-cell office:value-type="float" office:value="0.162409067153931" calcext:value-type="float">
            <text:p>0,162409067153931</text:p>
          </table:table-cell>
          <table:table-cell table:number-columns-repeated="2" office:value-type="float" office:value="3213" calcext:value-type="float">
            <text:p>3213</text:p>
          </table:table-cell>
          <table:table-cell office:value-type="float" office:value="9.99558019638062" calcext:value-type="float">
            <text:p>9,99558019638062</text:p>
          </table:table-cell>
          <table:table-cell table:number-columns-repeated="2" office:value-type="float" office:value="2195" calcext:value-type="float">
            <text:p>2195</text:p>
          </table:table-cell>
          <table:table-cell office:value-type="float" office:value="9.99751877784729" calcext:value-type="float">
            <text:p>9,99751877784729</text:p>
          </table:table-cell>
          <table:table-cell table:number-columns-repeated="2" office:value-type="float" office:value="3246" calcext:value-type="float">
            <text:p>324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./data/50nodes/dis_60.txt</text:p>
          </table:table-cell>
          <table:table-cell office:value-type="float" office:value="0.0033562183380127" calcext:value-type="float">
            <text:p>0,003356218338013</text:p>
          </table:table-cell>
          <table:table-cell table:number-columns-repeated="2" office:value-type="float" office:value="6465" calcext:value-type="float">
            <text:p>6465</text:p>
          </table:table-cell>
          <table:table-cell office:value-type="float" office:value="0.0858633518218994" calcext:value-type="float">
            <text:p>0,085863351821899</text:p>
          </table:table-cell>
          <table:table-cell table:number-columns-repeated="2" office:value-type="float" office:value="3502" calcext:value-type="float">
            <text:p>3502</text:p>
          </table:table-cell>
          <table:table-cell office:value-type="float" office:value="9.99925017356873" calcext:value-type="float">
            <text:p>9,99925017356873</text:p>
          </table:table-cell>
          <table:table-cell table:number-columns-repeated="2" office:value-type="float" office:value="2164" calcext:value-type="float">
            <text:p>2164</text:p>
          </table:table-cell>
          <table:table-cell office:value-type="float" office:value="9.99632406234741" calcext:value-type="float">
            <text:p>9,99632406234741</text:p>
          </table:table-cell>
          <table:table-cell table:number-columns-repeated="2" office:value-type="float" office:value="3359" calcext:value-type="float">
            <text:p>335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./data/50nodes/dis_32.txt</text:p>
          </table:table-cell>
          <table:table-cell office:value-type="float" office:value="0.0370445251464844" calcext:value-type="float">
            <text:p>0,037044525146484</text:p>
          </table:table-cell>
          <table:table-cell table:number-columns-repeated="2" office:value-type="float" office:value="4822" calcext:value-type="float">
            <text:p>4822</text:p>
          </table:table-cell>
          <table:table-cell office:value-type="float" office:value="0.178384065628052" calcext:value-type="float">
            <text:p>0,178384065628052</text:p>
          </table:table-cell>
          <table:table-cell table:number-columns-repeated="2" office:value-type="float" office:value="2967" calcext:value-type="float">
            <text:p>2967</text:p>
          </table:table-cell>
          <table:table-cell office:value-type="float" office:value="9.99954128265381" calcext:value-type="float">
            <text:p>9,99954128265381</text:p>
          </table:table-cell>
          <table:table-cell table:number-columns-repeated="2" office:value-type="float" office:value="2068" calcext:value-type="float">
            <text:p>2068</text:p>
          </table:table-cell>
          <table:table-cell office:value-type="float" office:value="10.0321605205536" calcext:value-type="float">
            <text:p>10,0321605205536</text:p>
          </table:table-cell>
          <table:table-cell table:number-columns-repeated="2" office:value-type="float" office:value="3238" calcext:value-type="float">
            <text:p>323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./data/50nodes/dis_54.txt</text:p>
          </table:table-cell>
          <table:table-cell office:value-type="float" office:value="0.00338959693908691" calcext:value-type="float">
            <text:p>0,003389596939087</text:p>
          </table:table-cell>
          <table:table-cell table:number-columns-repeated="2" office:value-type="float" office:value="5512" calcext:value-type="float">
            <text:p>5512</text:p>
          </table:table-cell>
          <table:table-cell office:value-type="float" office:value="0.158218860626221" calcext:value-type="float">
            <text:p>0,158218860626221</text:p>
          </table:table-cell>
          <table:table-cell table:number-columns-repeated="2" office:value-type="float" office:value="3653" calcext:value-type="float">
            <text:p>3653</text:p>
          </table:table-cell>
          <table:table-cell office:value-type="float" office:value="9.99745965003967" calcext:value-type="float">
            <text:p>9,99745965003967</text:p>
          </table:table-cell>
          <table:table-cell table:number-columns-repeated="2" office:value-type="float" office:value="2185" calcext:value-type="float">
            <text:p>2185</text:p>
          </table:table-cell>
          <table:table-cell office:value-type="float" office:value="9.99631094932556" calcext:value-type="float">
            <text:p>9,99631094932556</text:p>
          </table:table-cell>
          <table:table-cell table:number-columns-repeated="2" office:value-type="float" office:value="3206" calcext:value-type="float">
            <text:p>32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./data/50nodes/dis_17.txt</text:p>
          </table:table-cell>
          <table:table-cell office:value-type="float" office:value="0.0369858741760254" calcext:value-type="float">
            <text:p>0,036985874176025</text:p>
          </table:table-cell>
          <table:table-cell table:number-columns-repeated="2" office:value-type="float" office:value="4357" calcext:value-type="float">
            <text:p>4357</text:p>
          </table:table-cell>
          <table:table-cell office:value-type="float" office:value="0.131307363510132" calcext:value-type="float">
            <text:p>0,131307363510132</text:p>
          </table:table-cell>
          <table:table-cell table:number-columns-repeated="2" office:value-type="float" office:value="3788" calcext:value-type="float">
            <text:p>3788</text:p>
          </table:table-cell>
          <table:table-cell office:value-type="float" office:value="9.99584031105042" calcext:value-type="float">
            <text:p>9,99584031105042</text:p>
          </table:table-cell>
          <table:table-cell table:number-columns-repeated="2" office:value-type="float" office:value="2082" calcext:value-type="float">
            <text:p>2082</text:p>
          </table:table-cell>
          <table:table-cell office:value-type="float" office:value="10.0141077041626" calcext:value-type="float">
            <text:p>10,0141077041626</text:p>
          </table:table-cell>
          <table:table-cell table:number-columns-repeated="2" office:value-type="float" office:value="3058" calcext:value-type="float">
            <text:p>305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./data/50nodes/dis_59.txt</text:p>
          </table:table-cell>
          <table:table-cell office:value-type="float" office:value="0.0102474689483643" calcext:value-type="float">
            <text:p>0,010247468948364</text:p>
          </table:table-cell>
          <table:table-cell table:number-columns-repeated="2" office:value-type="float" office:value="5421" calcext:value-type="float">
            <text:p>5421</text:p>
          </table:table-cell>
          <table:table-cell office:value-type="float" office:value="0.141836881637573" calcext:value-type="float">
            <text:p>0,141836881637573</text:p>
          </table:table-cell>
          <table:table-cell table:number-columns-repeated="2" office:value-type="float" office:value="3052" calcext:value-type="float">
            <text:p>3052</text:p>
          </table:table-cell>
          <table:table-cell office:value-type="float" office:value="10.0017573833466" calcext:value-type="float">
            <text:p>10,0017573833466</text:p>
          </table:table-cell>
          <table:table-cell table:number-columns-repeated="2" office:value-type="float" office:value="2161" calcext:value-type="float">
            <text:p>2161</text:p>
          </table:table-cell>
          <table:table-cell office:value-type="float" office:value="10.0323965549469" calcext:value-type="float">
            <text:p>10,0323965549469</text:p>
          </table:table-cell>
          <table:table-cell table:number-columns-repeated="2" office:value-type="float" office:value="3649" calcext:value-type="float">
            <text:p>364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./data/50nodes/dis_80.txt</text:p>
          </table:table-cell>
          <table:table-cell office:value-type="float" office:value="0.00684928894042969" calcext:value-type="float">
            <text:p>0,00684928894043</text:p>
          </table:table-cell>
          <table:table-cell table:number-columns-repeated="2" office:value-type="float" office:value="5684" calcext:value-type="float">
            <text:p>5684</text:p>
          </table:table-cell>
          <table:table-cell office:value-type="float" office:value="0.125444889068604" calcext:value-type="float">
            <text:p>0,125444889068604</text:p>
          </table:table-cell>
          <table:table-cell table:number-columns-repeated="2" office:value-type="float" office:value="3881" calcext:value-type="float">
            <text:p>3881</text:p>
          </table:table-cell>
          <table:table-cell office:value-type="float" office:value="9.99637198448181" calcext:value-type="float">
            <text:p>9,99637198448181</text:p>
          </table:table-cell>
          <table:table-cell table:number-columns-repeated="2" office:value-type="float" office:value="2152" calcext:value-type="float">
            <text:p>2152</text:p>
          </table:table-cell>
          <table:table-cell office:value-type="float" office:value="10.0365381240845" calcext:value-type="float">
            <text:p>10,0365381240845</text:p>
          </table:table-cell>
          <table:table-cell table:number-columns-repeated="2" office:value-type="float" office:value="3336" calcext:value-type="float">
            <text:p>333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./data/50nodes/dis_56.txt</text:p>
          </table:table-cell>
          <table:table-cell office:value-type="float" office:value="0.0302944183349609" calcext:value-type="float">
            <text:p>0,030294418334961</text:p>
          </table:table-cell>
          <table:table-cell table:number-columns-repeated="2" office:value-type="float" office:value="4613" calcext:value-type="float">
            <text:p>4613</text:p>
          </table:table-cell>
          <table:table-cell office:value-type="float" office:value="0.13460111618042" calcext:value-type="float">
            <text:p>0,13460111618042</text:p>
          </table:table-cell>
          <table:table-cell table:number-columns-repeated="2" office:value-type="float" office:value="3893" calcext:value-type="float">
            <text:p>3893</text:p>
          </table:table-cell>
          <table:table-cell office:value-type="float" office:value="10.0011990070343" calcext:value-type="float">
            <text:p>10,0011990070343</text:p>
          </table:table-cell>
          <table:table-cell table:number-columns-repeated="2" office:value-type="float" office:value="2278" calcext:value-type="float">
            <text:p>2278</text:p>
          </table:table-cell>
          <table:table-cell office:value-type="float" office:value="10.0299632549286" calcext:value-type="float">
            <text:p>10,0299632549286</text:p>
          </table:table-cell>
          <table:table-cell table:number-columns-repeated="2" office:value-type="float" office:value="3336" calcext:value-type="float">
            <text:p>333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./data/50nodes/dis_78.txt</text:p>
          </table:table-cell>
          <table:table-cell office:value-type="float" office:value="0.0170979499816895" calcext:value-type="float">
            <text:p>0,01709794998169</text:p>
          </table:table-cell>
          <table:table-cell table:number-columns-repeated="2" office:value-type="float" office:value="5046" calcext:value-type="float">
            <text:p>5046</text:p>
          </table:table-cell>
          <table:table-cell office:value-type="float" office:value="0.162975311279297" calcext:value-type="float">
            <text:p>0,162975311279297</text:p>
          </table:table-cell>
          <table:table-cell table:number-columns-repeated="2" office:value-type="float" office:value="3318" calcext:value-type="float">
            <text:p>3318</text:p>
          </table:table-cell>
          <table:table-cell office:value-type="float" office:value="9.99646401405335" calcext:value-type="float">
            <text:p>9,99646401405335</text:p>
          </table:table-cell>
          <table:table-cell table:number-columns-repeated="2" office:value-type="float" office:value="2105" calcext:value-type="float">
            <text:p>2105</text:p>
          </table:table-cell>
          <table:table-cell office:value-type="float" office:value="10.0091614723206" calcext:value-type="float">
            <text:p>10,0091614723206</text:p>
          </table:table-cell>
          <table:table-cell table:number-columns-repeated="2" office:value-type="float" office:value="3797" calcext:value-type="float">
            <text:p>379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./data/50nodes/dis_66.txt</text:p>
          </table:table-cell>
          <table:table-cell office:value-type="float" office:value="0.0104503631591797" calcext:value-type="float">
            <text:p>0,01045036315918</text:p>
          </table:table-cell>
          <table:table-cell table:number-columns-repeated="2" office:value-type="float" office:value="5657" calcext:value-type="float">
            <text:p>5657</text:p>
          </table:table-cell>
          <table:table-cell office:value-type="float" office:value="0.0617432594299317" calcext:value-type="float">
            <text:p>0,061743259429932</text:p>
          </table:table-cell>
          <table:table-cell table:number-columns-repeated="2" office:value-type="float" office:value="3204" calcext:value-type="float">
            <text:p>3204</text:p>
          </table:table-cell>
          <table:table-cell office:value-type="float" office:value="9.9959704875946" calcext:value-type="float">
            <text:p>9,9959704875946</text:p>
          </table:table-cell>
          <table:table-cell table:number-columns-repeated="2" office:value-type="float" office:value="2094" calcext:value-type="float">
            <text:p>2094</text:p>
          </table:table-cell>
          <table:table-cell office:value-type="float" office:value="10.0163798332214" calcext:value-type="float">
            <text:p>10,0163798332214</text:p>
          </table:table-cell>
          <table:table-cell table:number-columns-repeated="2" office:value-type="float" office:value="3611" calcext:value-type="float">
            <text:p>361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./data/50nodes/dis_43.txt</text:p>
          </table:table-cell>
          <table:table-cell office:value-type="float" office:value="0.0169365406036377" calcext:value-type="float">
            <text:p>0,016936540603638</text:p>
          </table:table-cell>
          <table:table-cell table:number-columns-repeated="2" office:value-type="float" office:value="5109" calcext:value-type="float">
            <text:p>5109</text:p>
          </table:table-cell>
          <table:table-cell office:value-type="float" office:value="0.223402976989746" calcext:value-type="float">
            <text:p>0,223402976989746</text:p>
          </table:table-cell>
          <table:table-cell table:number-columns-repeated="2" office:value-type="float" office:value="2977" calcext:value-type="float">
            <text:p>2977</text:p>
          </table:table-cell>
          <table:table-cell office:value-type="float" office:value="10.0001690387726" calcext:value-type="float">
            <text:p>10,0001690387726</text:p>
          </table:table-cell>
          <table:table-cell table:number-columns-repeated="2" office:value-type="float" office:value="1998" calcext:value-type="float">
            <text:p>1998</text:p>
          </table:table-cell>
          <table:table-cell office:value-type="float" office:value="10.0285379886627" calcext:value-type="float">
            <text:p>10,0285379886627</text:p>
          </table:table-cell>
          <table:table-cell table:number-columns-repeated="2" office:value-type="float" office:value="3193" calcext:value-type="float">
            <text:p>319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./data/50nodes/dis_26.txt</text:p>
          </table:table-cell>
          <table:table-cell office:value-type="float" office:value="0.0167102813720703" calcext:value-type="float">
            <text:p>0,01671028137207</text:p>
          </table:table-cell>
          <table:table-cell table:number-columns-repeated="2" office:value-type="float" office:value="4791" calcext:value-type="float">
            <text:p>4791</text:p>
          </table:table-cell>
          <table:table-cell office:value-type="float" office:value="0.217129468917847" calcext:value-type="float">
            <text:p>0,217129468917847</text:p>
          </table:table-cell>
          <table:table-cell table:number-columns-repeated="2" office:value-type="float" office:value="3211" calcext:value-type="float">
            <text:p>3211</text:p>
          </table:table-cell>
          <table:table-cell office:value-type="float" office:value="9.99980020523071" calcext:value-type="float">
            <text:p>9,99980020523071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0.0068972110748" calcext:value-type="float">
            <text:p>10,0068972110748</text:p>
          </table:table-cell>
          <table:table-cell table:number-columns-repeated="2" office:value-type="float" office:value="3276" calcext:value-type="float">
            <text:p>32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./data/50nodes/dis_46.txt</text:p>
          </table:table-cell>
          <table:table-cell office:value-type="float" office:value="0.0307581424713135" calcext:value-type="float">
            <text:p>0,030758142471314</text:p>
          </table:table-cell>
          <table:table-cell table:number-columns-repeated="2" office:value-type="float" office:value="4882" calcext:value-type="float">
            <text:p>4882</text:p>
          </table:table-cell>
          <table:table-cell office:value-type="float" office:value="0.112295627593994" calcext:value-type="float">
            <text:p>0,112295627593994</text:p>
          </table:table-cell>
          <table:table-cell table:number-columns-repeated="2" office:value-type="float" office:value="3620" calcext:value-type="float">
            <text:p>3620</text:p>
          </table:table-cell>
          <table:table-cell office:value-type="float" office:value="9.9979407787323" calcext:value-type="float">
            <text:p>9,9979407787323</text:p>
          </table:table-cell>
          <table:table-cell table:number-columns-repeated="2" office:value-type="float" office:value="2221" calcext:value-type="float">
            <text:p>2221</text:p>
          </table:table-cell>
          <table:table-cell office:value-type="float" office:value="10.0228884220123" calcext:value-type="float">
            <text:p>10,0228884220123</text:p>
          </table:table-cell>
          <table:table-cell table:number-columns-repeated="2" office:value-type="float" office:value="3176" calcext:value-type="float">
            <text:p>317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./data/50nodes/dis_42.txt</text:p>
          </table:table-cell>
          <table:table-cell office:value-type="float" office:value="0.00344061851501465" calcext:value-type="float">
            <text:p>0,003440618515015</text:p>
          </table:table-cell>
          <table:table-cell table:number-columns-repeated="2" office:value-type="float" office:value="4942" calcext:value-type="float">
            <text:p>4942</text:p>
          </table:table-cell>
          <table:table-cell office:value-type="float" office:value="0.14897894859314" calcext:value-type="float">
            <text:p>0,14897894859314</text:p>
          </table:table-cell>
          <table:table-cell table:number-columns-repeated="2" office:value-type="float" office:value="3586" calcext:value-type="float">
            <text:p>3586</text:p>
          </table:table-cell>
          <table:table-cell office:value-type="float" office:value="9.997887134552" calcext:value-type="float">
            <text:p>9,997887134552</text:p>
          </table:table-cell>
          <table:table-cell table:number-columns-repeated="2" office:value-type="float" office:value="2142" calcext:value-type="float">
            <text:p>2142</text:p>
          </table:table-cell>
          <table:table-cell office:value-type="float" office:value="10.0075073242188" calcext:value-type="float">
            <text:p>10,0075073242188</text:p>
          </table:table-cell>
          <table:table-cell table:number-columns-repeated="2" office:value-type="float" office:value="3447" calcext:value-type="float">
            <text:p>344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./data/50nodes/dis_49.txt</text:p>
          </table:table-cell>
          <table:table-cell office:value-type="float" office:value="0.0138034820556641" calcext:value-type="float">
            <text:p>0,013803482055664</text:p>
          </table:table-cell>
          <table:table-cell table:number-columns-repeated="2" office:value-type="float" office:value="4882" calcext:value-type="float">
            <text:p>4882</text:p>
          </table:table-cell>
          <table:table-cell office:value-type="float" office:value="0.0967340469360352" calcext:value-type="float">
            <text:p>0,096734046936035</text:p>
          </table:table-cell>
          <table:table-cell table:number-columns-repeated="2" office:value-type="float" office:value="3428" calcext:value-type="float">
            <text:p>3428</text:p>
          </table:table-cell>
          <table:table-cell office:value-type="float" office:value="9.99783253669739" calcext:value-type="float">
            <text:p>9,99783253669739</text:p>
          </table:table-cell>
          <table:table-cell table:number-columns-repeated="2" office:value-type="float" office:value="2224" calcext:value-type="float">
            <text:p>2224</text:p>
          </table:table-cell>
          <table:table-cell office:value-type="float" office:value="10.0115547180176" calcext:value-type="float">
            <text:p>10,0115547180176</text:p>
          </table:table-cell>
          <table:table-cell table:number-columns-repeated="2" office:value-type="float" office:value="3172" calcext:value-type="float">
            <text:p>31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./data/50nodes/dis_7.txt</text:p>
          </table:table-cell>
          <table:table-cell office:value-type="float" office:value="0.0168180465698242" calcext:value-type="float">
            <text:p>0,016818046569824</text:p>
          </table:table-cell>
          <table:table-cell table:number-columns-repeated="2" office:value-type="float" office:value="6033" calcext:value-type="float">
            <text:p>6033</text:p>
          </table:table-cell>
          <table:table-cell office:value-type="float" office:value="0.219422101974487" calcext:value-type="float">
            <text:p>0,219422101974487</text:p>
          </table:table-cell>
          <table:table-cell table:number-columns-repeated="2" office:value-type="float" office:value="2902" calcext:value-type="float">
            <text:p>2902</text:p>
          </table:table-cell>
          <table:table-cell office:value-type="float" office:value="9.99774742126465" calcext:value-type="float">
            <text:p>9,99774742126465</text:p>
          </table:table-cell>
          <table:table-cell table:number-columns-repeated="2" office:value-type="float" office:value="1952" calcext:value-type="float">
            <text:p>1952</text:p>
          </table:table-cell>
          <table:table-cell office:value-type="float" office:value="9.99688076972961" calcext:value-type="float">
            <text:p>9,99688076972961</text:p>
          </table:table-cell>
          <table:table-cell table:number-columns-repeated="2" office:value-type="float" office:value="3161" calcext:value-type="float">
            <text:p>316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./data/50nodes/dis_69.txt</text:p>
          </table:table-cell>
          <table:table-cell office:value-type="float" office:value="0.0171599388122559" calcext:value-type="float">
            <text:p>0,017159938812256</text:p>
          </table:table-cell>
          <table:table-cell table:number-columns-repeated="2" office:value-type="float" office:value="5113" calcext:value-type="float">
            <text:p>5113</text:p>
          </table:table-cell>
          <table:table-cell office:value-type="float" office:value="0.200622320175171" calcext:value-type="float">
            <text:p>0,200622320175171</text:p>
          </table:table-cell>
          <table:table-cell table:number-columns-repeated="2" office:value-type="float" office:value="2880" calcext:value-type="float">
            <text:p>2880</text:p>
          </table:table-cell>
          <table:table-cell office:value-type="float" office:value="9.99545478820801" calcext:value-type="float">
            <text:p>9,99545478820801</text:p>
          </table:table-cell>
          <table:table-cell table:number-columns-repeated="2" office:value-type="float" office:value="2055" calcext:value-type="float">
            <text:p>2055</text:p>
          </table:table-cell>
          <table:table-cell office:value-type="float" office:value="10.0366184711456" calcext:value-type="float">
            <text:p>10,0366184711456</text:p>
          </table:table-cell>
          <table:table-cell table:number-columns-repeated="2" office:value-type="float" office:value="3365" calcext:value-type="float">
            <text:p>336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./data/50nodes/dis_33.txt</text:p>
          </table:table-cell>
          <table:table-cell office:value-type="float" office:value="0.0302963256835938" calcext:value-type="float">
            <text:p>0,030296325683594</text:p>
          </table:table-cell>
          <table:table-cell table:number-columns-repeated="2" office:value-type="float" office:value="4067" calcext:value-type="float">
            <text:p>4067</text:p>
          </table:table-cell>
          <table:table-cell office:value-type="float" office:value="0.154512405395508" calcext:value-type="float">
            <text:p>0,154512405395508</text:p>
          </table:table-cell>
          <table:table-cell table:number-columns-repeated="2" office:value-type="float" office:value="3676" calcext:value-type="float">
            <text:p>3676</text:p>
          </table:table-cell>
          <table:table-cell office:value-type="float" office:value="9.99985551834106" calcext:value-type="float">
            <text:p>9,99985551834106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0.0092976093292" calcext:value-type="float">
            <text:p>10,0092976093292</text:p>
          </table:table-cell>
          <table:table-cell table:number-columns-repeated="2" office:value-type="float" office:value="3060" calcext:value-type="float">
            <text:p>306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./data/50nodes/dis_48.txt</text:p>
          </table:table-cell>
          <table:table-cell office:value-type="float" office:value="0.00687456130981445" calcext:value-type="float">
            <text:p>0,006874561309814</text:p>
          </table:table-cell>
          <table:table-cell table:number-columns-repeated="2" office:value-type="float" office:value="4799" calcext:value-type="float">
            <text:p>4799</text:p>
          </table:table-cell>
          <table:table-cell office:value-type="float" office:value="0.197425365447998" calcext:value-type="float">
            <text:p>0,197425365447998</text:p>
          </table:table-cell>
          <table:table-cell table:number-columns-repeated="2" office:value-type="float" office:value="3351" calcext:value-type="float">
            <text:p>3351</text:p>
          </table:table-cell>
          <table:table-cell office:value-type="float" office:value="9.99828720092773" calcext:value-type="float">
            <text:p>9,99828720092773</text:p>
          </table:table-cell>
          <table:table-cell table:number-columns-repeated="2" office:value-type="float" office:value="2229" calcext:value-type="float">
            <text:p>2229</text:p>
          </table:table-cell>
          <table:table-cell office:value-type="float" office:value="10.0109765529633" calcext:value-type="float">
            <text:p>10,0109765529633</text:p>
          </table:table-cell>
          <table:table-cell table:number-columns-repeated="2" office:value-type="float" office:value="3286" calcext:value-type="float">
            <text:p>328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./data/50nodes/dis_76.txt</text:p>
          </table:table-cell>
          <table:table-cell office:value-type="float" office:value="0.027329683303833" calcext:value-type="float">
            <text:p>0,027329683303833</text:p>
          </table:table-cell>
          <table:table-cell table:number-columns-repeated="2" office:value-type="float" office:value="5078" calcext:value-type="float">
            <text:p>5078</text:p>
          </table:table-cell>
          <table:table-cell office:value-type="float" office:value="0.1973717212677" calcext:value-type="float">
            <text:p>0,1973717212677</text:p>
          </table:table-cell>
          <table:table-cell table:number-columns-repeated="2" office:value-type="float" office:value="2956" calcext:value-type="float">
            <text:p>2956</text:p>
          </table:table-cell>
          <table:table-cell office:value-type="float" office:value="9.99666929244995" calcext:value-type="float">
            <text:p>9,99666929244995</text:p>
          </table:table-cell>
          <table:table-cell table:number-columns-repeated="2" office:value-type="float" office:value="2503" calcext:value-type="float">
            <text:p>2503</text:p>
          </table:table-cell>
          <table:table-cell office:value-type="float" office:value="10.0346121788025" calcext:value-type="float">
            <text:p>10,0346121788025</text:p>
          </table:table-cell>
          <table:table-cell table:number-columns-repeated="2" office:value-type="float" office:value="3650" calcext:value-type="float">
            <text:p>365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./data/50nodes/dis_99.txt</text:p>
          </table:table-cell>
          <table:table-cell office:value-type="float" office:value="0.0266149044036865" calcext:value-type="float">
            <text:p>0,026614904403687</text:p>
          </table:table-cell>
          <table:table-cell table:number-columns-repeated="2" office:value-type="float" office:value="4438" calcext:value-type="float">
            <text:p>4438</text:p>
          </table:table-cell>
          <table:table-cell office:value-type="float" office:value="0.112778186798096" calcext:value-type="float">
            <text:p>0,112778186798096</text:p>
          </table:table-cell>
          <table:table-cell table:number-columns-repeated="2" office:value-type="float" office:value="2981" calcext:value-type="float">
            <text:p>2981</text:p>
          </table:table-cell>
          <table:table-cell office:value-type="float" office:value="10.0014100074768" calcext:value-type="float">
            <text:p>10,0014100074768</text:p>
          </table:table-cell>
          <table:table-cell table:number-columns-repeated="2" office:value-type="float" office:value="2228" calcext:value-type="float">
            <text:p>2228</text:p>
          </table:table-cell>
          <table:table-cell office:value-type="float" office:value="10.0111711025238" calcext:value-type="float">
            <text:p>10,0111711025238</text:p>
          </table:table-cell>
          <table:table-cell table:number-columns-repeated="2" office:value-type="float" office:value="3419" calcext:value-type="float">
            <text:p>341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./data/50nodes/dis_83.txt</text:p>
          </table:table-cell>
          <table:table-cell office:value-type="float" office:value="0.0143008232116699" calcext:value-type="float">
            <text:p>0,01430082321167</text:p>
          </table:table-cell>
          <table:table-cell table:number-columns-repeated="2" office:value-type="float" office:value="4960" calcext:value-type="float">
            <text:p>4960</text:p>
          </table:table-cell>
          <table:table-cell office:value-type="float" office:value="0.166772603988647" calcext:value-type="float">
            <text:p>0,166772603988647</text:p>
          </table:table-cell>
          <table:table-cell table:number-columns-repeated="2" office:value-type="float" office:value="2901" calcext:value-type="float">
            <text:p>2901</text:p>
          </table:table-cell>
          <table:table-cell office:value-type="float" office:value="9.99558877944946" calcext:value-type="float">
            <text:p>9,99558877944946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0.0083878040314" calcext:value-type="float">
            <text:p>10,0083878040314</text:p>
          </table:table-cell>
          <table:table-cell table:number-columns-repeated="2" office:value-type="float" office:value="3453" calcext:value-type="float">
            <text:p>345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./data/50nodes/dis_15.txt</text:p>
          </table:table-cell>
          <table:table-cell office:value-type="float" office:value="0.0366723537445068" calcext:value-type="float">
            <text:p>0,036672353744507</text:p>
          </table:table-cell>
          <table:table-cell table:number-columns-repeated="2" office:value-type="float" office:value="4957" calcext:value-type="float">
            <text:p>4957</text:p>
          </table:table-cell>
          <table:table-cell office:value-type="float" office:value="0.079340934753418" calcext:value-type="float">
            <text:p>0,079340934753418</text:p>
          </table:table-cell>
          <table:table-cell table:number-columns-repeated="2" office:value-type="float" office:value="3029" calcext:value-type="float">
            <text:p>3029</text:p>
          </table:table-cell>
          <table:table-cell office:value-type="float" office:value="9.99619293212891" calcext:value-type="float">
            <text:p>9,99619293212891</text:p>
          </table:table-cell>
          <table:table-cell table:number-columns-repeated="2" office:value-type="float" office:value="2227" calcext:value-type="float">
            <text:p>2227</text:p>
          </table:table-cell>
          <table:table-cell office:value-type="float" office:value="10.0104076862335" calcext:value-type="float">
            <text:p>10,0104076862335</text:p>
          </table:table-cell>
          <table:table-cell table:number-columns-repeated="2" office:value-type="float" office:value="3278" calcext:value-type="float">
            <text:p>327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./data/50nodes/dis_45.txt</text:p>
          </table:table-cell>
          <table:table-cell office:value-type="float" office:value="0.0135664939880371" calcext:value-type="float">
            <text:p>0,013566493988037</text:p>
          </table:table-cell>
          <table:table-cell table:number-columns-repeated="2" office:value-type="float" office:value="5576" calcext:value-type="float">
            <text:p>5576</text:p>
          </table:table-cell>
          <table:table-cell office:value-type="float" office:value="0.115322589874268" calcext:value-type="float">
            <text:p>0,115322589874268</text:p>
          </table:table-cell>
          <table:table-cell table:number-columns-repeated="2" office:value-type="float" office:value="3267" calcext:value-type="float">
            <text:p>3267</text:p>
          </table:table-cell>
          <table:table-cell office:value-type="float" office:value="9.99706625938416" calcext:value-type="float">
            <text:p>9,99706625938416</text:p>
          </table:table-cell>
          <table:table-cell table:number-columns-repeated="2" office:value-type="float" office:value="2252" calcext:value-type="float">
            <text:p>2252</text:p>
          </table:table-cell>
          <table:table-cell office:value-type="float" office:value="10.0260252952576" calcext:value-type="float">
            <text:p>10,0260252952576</text:p>
          </table:table-cell>
          <table:table-cell table:number-columns-repeated="2" office:value-type="float" office:value="3635" calcext:value-type="float">
            <text:p>363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./data/50nodes/dis_95.txt</text:p>
          </table:table-cell>
          <table:table-cell office:value-type="float" office:value="0.0170819759368897" calcext:value-type="float">
            <text:p>0,01708197593689</text:p>
          </table:table-cell>
          <table:table-cell table:number-columns-repeated="2" office:value-type="float" office:value="5826" calcext:value-type="float">
            <text:p>5826</text:p>
          </table:table-cell>
          <table:table-cell office:value-type="float" office:value="0.098229169845581" calcext:value-type="float">
            <text:p>0,098229169845581</text:p>
          </table:table-cell>
          <table:table-cell table:number-columns-repeated="2" office:value-type="float" office:value="3308" calcext:value-type="float">
            <text:p>3308</text:p>
          </table:table-cell>
          <table:table-cell office:value-type="float" office:value="9.99609971046448" calcext:value-type="float">
            <text:p>9,99609971046448</text:p>
          </table:table-cell>
          <table:table-cell table:number-columns-repeated="2" office:value-type="float" office:value="2099" calcext:value-type="float">
            <text:p>2099</text:p>
          </table:table-cell>
          <table:table-cell office:value-type="float" office:value="10.0194406509399" calcext:value-type="float">
            <text:p>10,0194406509399</text:p>
          </table:table-cell>
          <table:table-cell table:number-columns-repeated="2" office:value-type="float" office:value="3317" calcext:value-type="float">
            <text:p>33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./data/50nodes/dis_64.txt</text:p>
          </table:table-cell>
          <table:table-cell office:value-type="float" office:value="0.0102145671844482" calcext:value-type="float">
            <text:p>0,010214567184448</text:p>
          </table:table-cell>
          <table:table-cell table:number-columns-repeated="2" office:value-type="float" office:value="5362" calcext:value-type="float">
            <text:p>5362</text:p>
          </table:table-cell>
          <table:table-cell office:value-type="float" office:value="0.193779468536377" calcext:value-type="float">
            <text:p>0,193779468536377</text:p>
          </table:table-cell>
          <table:table-cell table:number-columns-repeated="2" office:value-type="float" office:value="2856" calcext:value-type="float">
            <text:p>2856</text:p>
          </table:table-cell>
          <table:table-cell office:value-type="float" office:value="9.99546027183533" calcext:value-type="float">
            <text:p>9,99546027183533</text:p>
          </table:table-cell>
          <table:table-cell table:number-columns-repeated="2" office:value-type="float" office:value="2093" calcext:value-type="float">
            <text:p>2093</text:p>
          </table:table-cell>
          <table:table-cell office:value-type="float" office:value="10.0274035930634" calcext:value-type="float">
            <text:p>10,0274035930634</text:p>
          </table:table-cell>
          <table:table-cell table:number-columns-repeated="2" office:value-type="float" office:value="3214" calcext:value-type="float">
            <text:p>32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./data/50nodes/dis_44.txt</text:p>
          </table:table-cell>
          <table:table-cell office:value-type="float" office:value="0.00339889526367188" calcext:value-type="float">
            <text:p>0,003398895263672</text:p>
          </table:table-cell>
          <table:table-cell table:number-columns-repeated="2" office:value-type="float" office:value="5418" calcext:value-type="float">
            <text:p>5418</text:p>
          </table:table-cell>
          <table:table-cell office:value-type="float" office:value="0.18495774269104" calcext:value-type="float">
            <text:p>0,18495774269104</text:p>
          </table:table-cell>
          <table:table-cell table:number-columns-repeated="2" office:value-type="float" office:value="3202" calcext:value-type="float">
            <text:p>3202</text:p>
          </table:table-cell>
          <table:table-cell office:value-type="float" office:value="10.0011246204376" calcext:value-type="float">
            <text:p>10,0011246204376</text:p>
          </table:table-cell>
          <table:table-cell table:number-columns-repeated="2" office:value-type="float" office:value="2312" calcext:value-type="float">
            <text:p>2312</text:p>
          </table:table-cell>
          <table:table-cell office:value-type="float" office:value="10.0220487117767" calcext:value-type="float">
            <text:p>10,0220487117767</text:p>
          </table:table-cell>
          <table:table-cell table:number-columns-repeated="2" office:value-type="float" office:value="3529" calcext:value-type="float">
            <text:p>352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./data/50nodes/dis_5.txt</text:p>
          </table:table-cell>
          <table:table-cell office:value-type="float" office:value="0.057093620300293" calcext:value-type="float">
            <text:p>0,057093620300293</text:p>
          </table:table-cell>
          <table:table-cell table:number-columns-repeated="2" office:value-type="float" office:value="3922" calcext:value-type="float">
            <text:p>3922</text:p>
          </table:table-cell>
          <table:table-cell office:value-type="float" office:value="0.136893272399902" calcext:value-type="float">
            <text:p>0,136893272399902</text:p>
          </table:table-cell>
          <table:table-cell table:number-columns-repeated="2" office:value-type="float" office:value="2864" calcext:value-type="float">
            <text:p>2864</text:p>
          </table:table-cell>
          <table:table-cell office:value-type="float" office:value="9.99723362922668" calcext:value-type="float">
            <text:p>9,99723362922668</text:p>
          </table:table-cell>
          <table:table-cell table:number-columns-repeated="2" office:value-type="float" office:value="2145" calcext:value-type="float">
            <text:p>2145</text:p>
          </table:table-cell>
          <table:table-cell office:value-type="float" office:value="10.026175737381" calcext:value-type="float">
            <text:p>10,026175737381</text:p>
          </table:table-cell>
          <table:table-cell table:number-columns-repeated="2"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./data/50nodes/dis_98.txt</text:p>
          </table:table-cell>
          <table:table-cell office:value-type="float" office:value="0.0303957462310791" calcext:value-type="float">
            <text:p>0,030395746231079</text:p>
          </table:table-cell>
          <table:table-cell table:number-columns-repeated="2" office:value-type="float" office:value="4959" calcext:value-type="float">
            <text:p>4959</text:p>
          </table:table-cell>
          <table:table-cell office:value-type="float" office:value="0.13066577911377" calcext:value-type="float">
            <text:p>0,13066577911377</text:p>
          </table:table-cell>
          <table:table-cell table:number-columns-repeated="2" office:value-type="float" office:value="2874" calcext:value-type="float">
            <text:p>2874</text:p>
          </table:table-cell>
          <table:table-cell office:value-type="float" office:value="9.9962694644928" calcext:value-type="float">
            <text:p>9,9962694644928</text:p>
          </table:table-cell>
          <table:table-cell table:number-columns-repeated="2" office:value-type="float" office:value="2102" calcext:value-type="float">
            <text:p>2102</text:p>
          </table:table-cell>
          <table:table-cell office:value-type="float" office:value="9.9963846206665" calcext:value-type="float">
            <text:p>9,9963846206665</text:p>
          </table:table-cell>
          <table:table-cell table:number-columns-repeated="2" office:value-type="float" office:value="3499" calcext:value-type="float">
            <text:p>349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./data/50nodes/dis_58.txt</text:p>
          </table:table-cell>
          <table:table-cell office:value-type="float" office:value="0.0181741714477539" calcext:value-type="float">
            <text:p>0,018174171447754</text:p>
          </table:table-cell>
          <table:table-cell table:number-columns-repeated="2" office:value-type="float" office:value="4714" calcext:value-type="float">
            <text:p>4714</text:p>
          </table:table-cell>
          <table:table-cell office:value-type="float" office:value="0.17084002494812" calcext:value-type="float">
            <text:p>0,17084002494812</text:p>
          </table:table-cell>
          <table:table-cell table:number-columns-repeated="2" office:value-type="float" office:value="3061" calcext:value-type="float">
            <text:p>3061</text:p>
          </table:table-cell>
          <table:table-cell office:value-type="float" office:value="9.9979612827301" calcext:value-type="float">
            <text:p>9,9979612827301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0.0024139881134" calcext:value-type="float">
            <text:p>10,0024139881134</text:p>
          </table:table-cell>
          <table:table-cell table:number-columns-repeated="2" office:value-type="float" office:value="3597" calcext:value-type="float">
            <text:p>359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./data/50nodes/dis_14.txt</text:p>
          </table:table-cell>
          <table:table-cell office:value-type="float" office:value="0.0249364376068115" calcext:value-type="float">
            <text:p>0,024936437606812</text:p>
          </table:table-cell>
          <table:table-cell table:number-columns-repeated="2" office:value-type="float" office:value="4676" calcext:value-type="float">
            <text:p>4676</text:p>
          </table:table-cell>
          <table:table-cell office:value-type="float" office:value="0.139071702957153" calcext:value-type="float">
            <text:p>0,139071702957153</text:p>
          </table:table-cell>
          <table:table-cell table:number-columns-repeated="2" office:value-type="float" office:value="3700" calcext:value-type="float">
            <text:p>3700</text:p>
          </table:table-cell>
          <table:table-cell office:value-type="float" office:value="10.0021615028381" calcext:value-type="float">
            <text:p>10,0021615028381</text:p>
          </table:table-cell>
          <table:table-cell table:number-columns-repeated="2" office:value-type="float" office:value="2146" calcext:value-type="float">
            <text:p>2146</text:p>
          </table:table-cell>
          <table:table-cell office:value-type="float" office:value="10.0068738460541" calcext:value-type="float">
            <text:p>10,0068738460541</text:p>
          </table:table-cell>
          <table:table-cell table:number-columns-repeated="2" office:value-type="float" office:value="3088" calcext:value-type="float">
            <text:p>30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./data/50nodes/dis_10.txt</text:p>
          </table:table-cell>
          <table:table-cell office:value-type="float" office:value="0.0066380500793457" calcext:value-type="float">
            <text:p>0,006638050079346</text:p>
          </table:table-cell>
          <table:table-cell table:number-columns-repeated="2" office:value-type="float" office:value="5687" calcext:value-type="float">
            <text:p>5687</text:p>
          </table:table-cell>
          <table:table-cell office:value-type="float" office:value="0.171969890594482" calcext:value-type="float">
            <text:p>0,171969890594482</text:p>
          </table:table-cell>
          <table:table-cell table:number-columns-repeated="2" office:value-type="float" office:value="3295" calcext:value-type="float">
            <text:p>3295</text:p>
          </table:table-cell>
          <table:table-cell office:value-type="float" office:value="9.99558162689209" calcext:value-type="float">
            <text:p>9,99558162689209</text:p>
          </table:table-cell>
          <table:table-cell table:number-columns-repeated="2" office:value-type="float" office:value="2126" calcext:value-type="float">
            <text:p>2126</text:p>
          </table:table-cell>
          <table:table-cell office:value-type="float" office:value="10.0222883224487" calcext:value-type="float">
            <text:p>10,0222883224487</text:p>
          </table:table-cell>
          <table:table-cell table:number-columns-repeated="2" office:value-type="float" office:value="3320" calcext:value-type="float">
            <text:p>332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./data/50nodes/dis_68.txt</text:p>
          </table:table-cell>
          <table:table-cell office:value-type="float" office:value="0.0232920646667481" calcext:value-type="float">
            <text:p>0,023292064666748</text:p>
          </table:table-cell>
          <table:table-cell table:number-columns-repeated="2" office:value-type="float" office:value="5265" calcext:value-type="float">
            <text:p>5265</text:p>
          </table:table-cell>
          <table:table-cell office:value-type="float" office:value="0.0818455219268799" calcext:value-type="float">
            <text:p>0,08184552192688</text:p>
          </table:table-cell>
          <table:table-cell table:number-columns-repeated="2" office:value-type="float" office:value="2965" calcext:value-type="float">
            <text:p>2965</text:p>
          </table:table-cell>
          <table:table-cell office:value-type="float" office:value="9.99282217025757" calcext:value-type="float">
            <text:p>9,99282217025757</text:p>
          </table:table-cell>
          <table:table-cell table:number-columns-repeated="2" office:value-type="float" office:value="2113" calcext:value-type="float">
            <text:p>2113</text:p>
          </table:table-cell>
          <table:table-cell office:value-type="float" office:value="9.99566888809204" calcext:value-type="float">
            <text:p>9,99566888809204</text:p>
          </table:table-cell>
          <table:table-cell table:number-columns-repeated="2"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./data/50nodes/dis_19.txt</text:p>
          </table:table-cell>
          <table:table-cell office:value-type="float" office:value="0.0462741851806641" calcext:value-type="float">
            <text:p>0,046274185180664</text:p>
          </table:table-cell>
          <table:table-cell table:number-columns-repeated="2" office:value-type="float" office:value="4854" calcext:value-type="float">
            <text:p>4854</text:p>
          </table:table-cell>
          <table:table-cell office:value-type="float" office:value="0.065352201461792" calcext:value-type="float">
            <text:p>0,065352201461792</text:p>
          </table:table-cell>
          <table:table-cell table:number-columns-repeated="2" office:value-type="float" office:value="3243" calcext:value-type="float">
            <text:p>3243</text:p>
          </table:table-cell>
          <table:table-cell office:value-type="float" office:value="9.99863147735596" calcext:value-type="float">
            <text:p>9,99863147735596</text:p>
          </table:table-cell>
          <table:table-cell table:number-columns-repeated="2" office:value-type="float" office:value="2260" calcext:value-type="float">
            <text:p>2260</text:p>
          </table:table-cell>
          <table:table-cell office:value-type="float" office:value="10.0360579490662" calcext:value-type="float">
            <text:p>10,0360579490662</text:p>
          </table:table-cell>
          <table:table-cell table:number-columns-repeated="2" office:value-type="float" office:value="3534" calcext:value-type="float">
            <text:p>353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./data/50nodes/dis_39.txt</text:p>
          </table:table-cell>
          <table:table-cell office:value-type="float" office:value="0.0339200496673584" calcext:value-type="float">
            <text:p>0,033920049667358</text:p>
          </table:table-cell>
          <table:table-cell table:number-columns-repeated="2" office:value-type="float" office:value="4982" calcext:value-type="float">
            <text:p>4982</text:p>
          </table:table-cell>
          <table:table-cell office:value-type="float" office:value="0.153424501419067" calcext:value-type="float">
            <text:p>0,153424501419067</text:p>
          </table:table-cell>
          <table:table-cell table:number-columns-repeated="2" office:value-type="float" office:value="3483" calcext:value-type="float">
            <text:p>3483</text:p>
          </table:table-cell>
          <table:table-cell office:value-type="float" office:value="9.99555492401123" calcext:value-type="float">
            <text:p>9,99555492401123</text:p>
          </table:table-cell>
          <table:table-cell table:number-columns-repeated="2" office:value-type="float" office:value="2160" calcext:value-type="float">
            <text:p>2160</text:p>
          </table:table-cell>
          <table:table-cell office:value-type="float" office:value="10.0186157226563" calcext:value-type="float">
            <text:p>10,0186157226563</text:p>
          </table:table-cell>
          <table:table-cell table:number-columns-repeated="2" office:value-type="float" office:value="3172" calcext:value-type="float">
            <text:p>3172</text:p>
          </table:table-cell>
        </table:table-row>
        <table:table-row table:style-name="ro1">
          <table:table-cell table:number-columns-repeated="2"/>
          <table:table-cell table:formula="of:=SUM([.C2:.C101])" office:value-type="float" office:value="2.20692086219788" calcext:value-type="float">
            <text:p>2,20692086219788</text:p>
          </table:table-cell>
          <table:table-cell table:formula="of:=SUM([.D2:.D101])" office:value-type="float" office:value="505956" calcext:value-type="float">
            <text:p>505956</text:p>
          </table:table-cell>
          <table:table-cell table:formula="of:=SUM([.E2:.E101])" office:value-type="float" office:value="505956" calcext:value-type="float">
            <text:p>505956</text:p>
          </table:table-cell>
          <table:table-cell table:formula="of:=SUM([.F2:.F101])" office:value-type="float" office:value="14.4509291648865" calcext:value-type="float">
            <text:p>14,4509291648865</text:p>
          </table:table-cell>
          <table:table-cell table:formula="of:=SUM([.G2:.G101])" office:value-type="float" office:value="331287" calcext:value-type="float">
            <text:p>331287</text:p>
          </table:table-cell>
          <table:table-cell table:formula="of:=SUM([.H2:.H101])" office:value-type="float" office:value="331287" calcext:value-type="float">
            <text:p>331287</text:p>
          </table:table-cell>
          <table:table-cell table:formula="of:=SUM([.I2:.I101])" office:value-type="float" office:value="999.775329828262" calcext:value-type="float">
            <text:p>999,775329828262</text:p>
          </table:table-cell>
          <table:table-cell table:formula="of:=SUM([.J2:.J101])" office:value-type="float" office:value="213140" calcext:value-type="float">
            <text:p>213140</text:p>
          </table:table-cell>
          <table:table-cell table:formula="of:=SUM([.K2:.K101])" office:value-type="float" office:value="213140" calcext:value-type="float">
            <text:p>213140</text:p>
          </table:table-cell>
          <table:table-cell table:formula="of:=SUM([.L2:.L101])" office:value-type="float" office:value="1001.57814788818" calcext:value-type="float">
            <text:p>1001,57814788818</text:p>
          </table:table-cell>
          <table:table-cell table:formula="of:=SUM([.M2:.M101])" office:value-type="float" office:value="332628" calcext:value-type="float">
            <text:p>332628</text:p>
          </table:table-cell>
          <table:table-cell table:formula="of:=SUM([.N2:.N101])" office:value-type="float" office:value="332628" calcext:value-type="float">
            <text:p>332628</text:p>
          </table:table-cell>
        </table:table-row>
      </table:table>
      <table:table table:name="TESTBENCH_metaheu_ls_vnd_bvns_ts__niter_10_search_greedy_init_one2one_memory_10_times4ave_1_maxs_10.0" table:style-name="ta1">
        <table:shapes>
          <draw:frame draw:z-index="0" draw:style-name="gr1" draw:text-style-name="P1" svg:width="36.039cm" svg:height="9.005cm" svg:x="5.091cm" svg:y="47.441cm">
            <draw:object draw:notify-on-update-of-ranges="'TESTBENCH_metaheu_ls_vnd_bvns_ts__niter_10_search_greedy_init_one2one_memory_10_times4ave_1_maxs_10.0'.E1:'TESTBENCH_metaheu_ls_vnd_bvns_ts__niter_10_search_greedy_init_one2one_memory_10_times4ave_1_maxs_10.0'.E1 'TESTBENCH_metaheu_ls_vnd_bvns_ts__niter_10_search_greedy_init_one2one_memory_10_times4ave_1_maxs_10.0'.E2:'TESTBENCH_metaheu_ls_vnd_bvns_ts__niter_10_search_greedy_init_one2one_memory_10_times4ave_1_maxs_10.0'.E101 'TESTBENCH_metaheu_ls_vnd_bvns_ts__niter_10_search_greedy_init_one2one_memory_10_times4ave_1_maxs_10.0'.H1:'TESTBENCH_metaheu_ls_vnd_bvns_ts__niter_10_search_greedy_init_one2one_memory_10_times4ave_1_maxs_10.0'.H1 'TESTBENCH_metaheu_ls_vnd_bvns_ts__niter_10_search_greedy_init_one2one_memory_10_times4ave_1_maxs_10.0'.H2:'TESTBENCH_metaheu_ls_vnd_bvns_ts__niter_10_search_greedy_init_one2one_memory_10_times4ave_1_maxs_10.0'.H101 'TESTBENCH_metaheu_ls_vnd_bvns_ts__niter_10_search_greedy_init_one2one_memory_10_times4ave_1_maxs_10.0'.K1:'TESTBENCH_metaheu_ls_vnd_bvns_ts__niter_10_search_greedy_init_one2one_memory_10_times4ave_1_maxs_10.0'.K1 'TESTBENCH_metaheu_ls_vnd_bvns_ts__niter_10_search_greedy_init_one2one_memory_10_times4ave_1_maxs_10.0'.K2:'TESTBENCH_metaheu_ls_vnd_bvns_ts__niter_10_search_greedy_init_one2one_memory_10_times4ave_1_maxs_10.0'.K101 'TESTBENCH_metaheu_ls_vnd_bvns_ts__niter_10_search_greedy_init_one2one_memory_10_times4ave_1_maxs_10.0'.N1:'TESTBENCH_metaheu_ls_vnd_bvns_ts__niter_10_search_greedy_init_one2one_memory_10_times4ave_1_maxs_10.0'.N1 'TESTBENCH_metaheu_ls_vnd_bvns_ts__niter_10_search_greedy_init_one2one_memory_10_times4ave_1_maxs_10.0'.N2:'TESTBENCH_metaheu_ls_vnd_bvns_ts__niter_10_search_greedy_init_one2one_memory_10_times4ave_1_maxs_10.0'.N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ls_av_elapsed_time</text:p>
          </table:table-cell>
          <table:table-cell office:value-type="string" calcext:value-type="string">
            <text:p>ls_av_cost</text:p>
          </table:table-cell>
          <table:table-cell office:value-type="string" calcext:value-type="string">
            <text:p>ls_best_cost</text:p>
          </table:table-cell>
          <table:table-cell office:value-type="string" calcext:value-type="string">
            <text:p>vnd_av_elapsed_time</text:p>
          </table:table-cell>
          <table:table-cell office:value-type="string" calcext:value-type="string">
            <text:p>vnd_av_cost</text:p>
          </table:table-cell>
          <table:table-cell office:value-type="string" calcext:value-type="string">
            <text:p>vnd_best_cost</text:p>
          </table:table-cell>
          <table:table-cell office:value-type="string" calcext:value-type="string">
            <text:p>bvns_av_elapsed_time</text:p>
          </table:table-cell>
          <table:table-cell office:value-type="string" calcext:value-type="string">
            <text:p>bvns_av_cost</text:p>
          </table:table-cell>
          <table:table-cell office:value-type="string" calcext:value-type="string">
            <text:p>bvns_best_cost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50nodes/dis_74.txt</text:p>
          </table:table-cell>
          <table:table-cell office:value-type="float" office:value="0.0233263969421387" calcext:value-type="float">
            <text:p>0,023326396942139</text:p>
          </table:table-cell>
          <table:table-cell table:number-columns-repeated="2" office:value-type="float" office:value="9016" calcext:value-type="float">
            <text:p>9016</text:p>
          </table:table-cell>
          <table:table-cell office:value-type="float" office:value="0.23204779624939" calcext:value-type="float">
            <text:p>0,23204779624939</text:p>
          </table:table-cell>
          <table:table-cell table:number-columns-repeated="2" office:value-type="float" office:value="3228" calcext:value-type="float">
            <text:p>3228</text:p>
          </table:table-cell>
          <table:table-cell office:value-type="float" office:value="10.0030601024628" calcext:value-type="float">
            <text:p>10,0030601024628</text:p>
          </table:table-cell>
          <table:table-cell table:number-columns-repeated="2" office:value-type="float" office:value="2051" calcext:value-type="float">
            <text:p>2051</text:p>
          </table:table-cell>
          <table:table-cell office:value-type="float" office:value="10.0152246952057" calcext:value-type="float">
            <text:p>10,0152246952057</text:p>
          </table:table-cell>
          <table:table-cell table:number-columns-repeated="2" office:value-type="float" office:value="3856" calcext:value-type="float">
            <text:p>38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50nodes/dis_51.txt</text:p>
          </table:table-cell>
          <table:table-cell office:value-type="float" office:value="0.013350248336792" calcext:value-type="float">
            <text:p>0,013350248336792</text:p>
          </table:table-cell>
          <table:table-cell table:number-columns-repeated="2" office:value-type="float" office:value="10919" calcext:value-type="float">
            <text:p>10919</text:p>
          </table:table-cell>
          <table:table-cell office:value-type="float" office:value="0.251138210296631" calcext:value-type="float">
            <text:p>0,251138210296631</text:p>
          </table:table-cell>
          <table:table-cell table:number-columns-repeated="2" office:value-type="float" office:value="3014" calcext:value-type="float">
            <text:p>3014</text:p>
          </table:table-cell>
          <table:table-cell office:value-type="float" office:value="9.99839854240418" calcext:value-type="float">
            <text:p>9,99839854240418</text:p>
          </table:table-cell>
          <table:table-cell table:number-columns-repeated="2" office:value-type="float" office:value="2122" calcext:value-type="float">
            <text:p>2122</text:p>
          </table:table-cell>
          <table:table-cell office:value-type="float" office:value="10.0184397697449" calcext:value-type="float">
            <text:p>10,0184397697449</text:p>
          </table:table-cell>
          <table:table-cell table:number-columns-repeated="2" office:value-type="float" office:value="4359" calcext:value-type="float">
            <text:p>43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50nodes/dis_50.txt</text:p>
          </table:table-cell>
          <table:table-cell office:value-type="float" office:value="0.0196950435638428" calcext:value-type="float">
            <text:p>0,019695043563843</text:p>
          </table:table-cell>
          <table:table-cell table:number-columns-repeated="2" office:value-type="float" office:value="9545" calcext:value-type="float">
            <text:p>9545</text:p>
          </table:table-cell>
          <table:table-cell office:value-type="float" office:value="0.26340389251709" calcext:value-type="float">
            <text:p>0,26340389251709</text:p>
          </table:table-cell>
          <table:table-cell table:number-columns-repeated="2" office:value-type="float" office:value="3291" calcext:value-type="float">
            <text:p>3291</text:p>
          </table:table-cell>
          <table:table-cell office:value-type="float" office:value="9.99722623825073" calcext:value-type="float">
            <text:p>9,99722623825073</text:p>
          </table:table-cell>
          <table:table-cell table:number-columns-repeated="2" office:value-type="float" office:value="2143" calcext:value-type="float">
            <text:p>2143</text:p>
          </table:table-cell>
          <table:table-cell office:value-type="float" office:value="9.99991583824158" calcext:value-type="float">
            <text:p>9,99991583824158</text:p>
          </table:table-cell>
          <table:table-cell table:number-columns-repeated="2"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50nodes/dis_72.txt</text:p>
          </table:table-cell>
          <table:table-cell office:value-type="float" office:value="0.076650857925415" calcext:value-type="float">
            <text:p>0,076650857925415</text:p>
          </table:table-cell>
          <table:table-cell table:number-columns-repeated="2" office:value-type="float" office:value="7594" calcext:value-type="float">
            <text:p>7594</text:p>
          </table:table-cell>
          <table:table-cell office:value-type="float" office:value="0.235832214355469" calcext:value-type="float">
            <text:p>0,235832214355469</text:p>
          </table:table-cell>
          <table:table-cell table:number-columns-repeated="2" office:value-type="float" office:value="2863" calcext:value-type="float">
            <text:p>2863</text:p>
          </table:table-cell>
          <table:table-cell office:value-type="float" office:value="9.99884653091431" calcext:value-type="float">
            <text:p>9,99884653091431</text:p>
          </table:table-cell>
          <table:table-cell table:number-columns-repeated="2" office:value-type="float" office:value="2219" calcext:value-type="float">
            <text:p>2219</text:p>
          </table:table-cell>
          <table:table-cell office:value-type="float" office:value="10.023389339447" calcext:value-type="float">
            <text:p>10,023389339447</text:p>
          </table:table-cell>
          <table:table-cell table:number-columns-repeated="2" office:value-type="float" office:value="4084" calcext:value-type="float">
            <text:p>40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50nodes/dis_29.txt</text:p>
          </table:table-cell>
          <table:table-cell office:value-type="float" office:value="0.0198180675506592" calcext:value-type="float">
            <text:p>0,019818067550659</text:p>
          </table:table-cell>
          <table:table-cell table:number-columns-repeated="2" office:value-type="float" office:value="10249" calcext:value-type="float">
            <text:p>10249</text:p>
          </table:table-cell>
          <table:table-cell office:value-type="float" office:value="0.209523677825928" calcext:value-type="float">
            <text:p>0,209523677825928</text:p>
          </table:table-cell>
          <table:table-cell table:number-columns-repeated="2" office:value-type="float" office:value="3764" calcext:value-type="float">
            <text:p>3764</text:p>
          </table:table-cell>
          <table:table-cell office:value-type="float" office:value="9.99938559532166" calcext:value-type="float">
            <text:p>9,99938559532166</text:p>
          </table:table-cell>
          <table:table-cell table:number-columns-repeated="2" office:value-type="float" office:value="2078" calcext:value-type="float">
            <text:p>2078</text:p>
          </table:table-cell>
          <table:table-cell office:value-type="float" office:value="10.0330500602722" calcext:value-type="float">
            <text:p>10,0330500602722</text:p>
          </table:table-cell>
          <table:table-cell table:number-columns-repeated="2" office:value-type="float" office:value="4149" calcext:value-type="float">
            <text:p>41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50nodes/dis_1.txt</text:p>
          </table:table-cell>
          <table:table-cell office:value-type="float" office:value="0.0164203643798828" calcext:value-type="float">
            <text:p>0,016420364379883</text:p>
          </table:table-cell>
          <table:table-cell table:number-columns-repeated="2" office:value-type="float" office:value="9821" calcext:value-type="float">
            <text:p>9821</text:p>
          </table:table-cell>
          <table:table-cell office:value-type="float" office:value="0.260303735733032" calcext:value-type="float">
            <text:p>0,260303735733032</text:p>
          </table:table-cell>
          <table:table-cell table:number-columns-repeated="2" office:value-type="float" office:value="3424" calcext:value-type="float">
            <text:p>3424</text:p>
          </table:table-cell>
          <table:table-cell office:value-type="float" office:value="9.99764251708984" calcext:value-type="float">
            <text:p>9,99764251708984</text:p>
          </table:table-cell>
          <table:table-cell table:number-columns-repeated="2" office:value-type="float" office:value="2073" calcext:value-type="float">
            <text:p>2073</text:p>
          </table:table-cell>
          <table:table-cell office:value-type="float" office:value="10.0221002101898" calcext:value-type="float">
            <text:p>10,0221002101898</text:p>
          </table:table-cell>
          <table:table-cell table:number-columns-repeated="2" office:value-type="float" office:value="4440" calcext:value-type="float">
            <text:p>44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50nodes/dis_12.txt</text:p>
          </table:table-cell>
          <table:table-cell office:value-type="float" office:value="0.0130672454833984" calcext:value-type="float">
            <text:p>0,013067245483398</text:p>
          </table:table-cell>
          <table:table-cell table:number-columns-repeated="2" office:value-type="float" office:value="10241" calcext:value-type="float">
            <text:p>10241</text:p>
          </table:table-cell>
          <table:table-cell office:value-type="float" office:value="0.28212571144104" calcext:value-type="float">
            <text:p>0,28212571144104</text:p>
          </table:table-cell>
          <table:table-cell table:number-columns-repeated="2" office:value-type="float" office:value="2949" calcext:value-type="float">
            <text:p>2949</text:p>
          </table:table-cell>
          <table:table-cell office:value-type="float" office:value="9.99812865257263" calcext:value-type="float">
            <text:p>9,99812865257263</text:p>
          </table:table-cell>
          <table:table-cell table:number-columns-repeated="2" office:value-type="float" office:value="2181" calcext:value-type="float">
            <text:p>2181</text:p>
          </table:table-cell>
          <table:table-cell office:value-type="float" office:value="10.0033428668976" calcext:value-type="float">
            <text:p>10,0033428668976</text:p>
          </table:table-cell>
          <table:table-cell table:number-columns-repeated="2" office:value-type="float" office:value="4105" calcext:value-type="float">
            <text:p>41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50nodes/dis_85.txt</text:p>
          </table:table-cell>
          <table:table-cell office:value-type="float" office:value="0.00986242294311523" calcext:value-type="float">
            <text:p>0,009862422943115</text:p>
          </table:table-cell>
          <table:table-cell table:number-columns-repeated="2" office:value-type="float" office:value="10279" calcext:value-type="float">
            <text:p>10279</text:p>
          </table:table-cell>
          <table:table-cell office:value-type="float" office:value="0.220824480056763" calcext:value-type="float">
            <text:p>0,220824480056763</text:p>
          </table:table-cell>
          <table:table-cell table:number-columns-repeated="2" office:value-type="float" office:value="3587" calcext:value-type="float">
            <text:p>3587</text:p>
          </table:table-cell>
          <table:table-cell office:value-type="float" office:value="9.99751091003418" calcext:value-type="float">
            <text:p>9,99751091003418</text:p>
          </table:table-cell>
          <table:table-cell table:number-columns-repeated="2" office:value-type="float" office:value="2075" calcext:value-type="float">
            <text:p>2075</text:p>
          </table:table-cell>
          <table:table-cell office:value-type="float" office:value="10.0195128917694" calcext:value-type="float">
            <text:p>10,0195128917694</text:p>
          </table:table-cell>
          <table:table-cell table:number-columns-repeated="2" office:value-type="float" office:value="4297" calcext:value-type="float">
            <text:p>42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50nodes/dis_77.txt</text:p>
          </table:table-cell>
          <table:table-cell office:value-type="float" office:value="0.0165722370147705" calcext:value-type="float">
            <text:p>0,016572237014771</text:p>
          </table:table-cell>
          <table:table-cell table:number-columns-repeated="2" office:value-type="float" office:value="9527" calcext:value-type="float">
            <text:p>9527</text:p>
          </table:table-cell>
          <table:table-cell office:value-type="float" office:value="0.203226327896118" calcext:value-type="float">
            <text:p>0,203226327896118</text:p>
          </table:table-cell>
          <table:table-cell table:number-columns-repeated="2" office:value-type="float" office:value="3366" calcext:value-type="float">
            <text:p>3366</text:p>
          </table:table-cell>
          <table:table-cell office:value-type="float" office:value="9.99947071075439" calcext:value-type="float">
            <text:p>9,99947071075439</text:p>
          </table:table-cell>
          <table:table-cell table:number-columns-repeated="2" office:value-type="float" office:value="2092" calcext:value-type="float">
            <text:p>2092</text:p>
          </table:table-cell>
          <table:table-cell office:value-type="float" office:value="10.0049798488617" calcext:value-type="float">
            <text:p>10,0049798488617</text:p>
          </table:table-cell>
          <table:table-cell table:number-columns-repeated="2" office:value-type="float" office:value="3744" calcext:value-type="float">
            <text:p>37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50nodes/dis_55.txt</text:p>
          </table:table-cell>
          <table:table-cell office:value-type="float" office:value="0.0524723529815674" calcext:value-type="float">
            <text:p>0,052472352981567</text:p>
          </table:table-cell>
          <table:table-cell table:number-columns-repeated="2" office:value-type="float" office:value="8602" calcext:value-type="float">
            <text:p>8602</text:p>
          </table:table-cell>
          <table:table-cell office:value-type="float" office:value="0.219889402389526" calcext:value-type="float">
            <text:p>0,219889402389526</text:p>
          </table:table-cell>
          <table:table-cell table:number-columns-repeated="2" office:value-type="float" office:value="3476" calcext:value-type="float">
            <text:p>3476</text:p>
          </table:table-cell>
          <table:table-cell office:value-type="float" office:value="9.99942564964294" calcext:value-type="float">
            <text:p>9,99942564964294</text:p>
          </table:table-cell>
          <table:table-cell table:number-columns-repeated="2" office:value-type="float" office:value="1905" calcext:value-type="float">
            <text:p>1905</text:p>
          </table:table-cell>
          <table:table-cell office:value-type="float" office:value="10.0010845661163" calcext:value-type="float">
            <text:p>10,0010845661163</text:p>
          </table:table-cell>
          <table:table-cell table:number-columns-repeated="2"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50nodes/dis_57.txt</text:p>
          </table:table-cell>
          <table:table-cell office:value-type="float" office:value="0.0398135185241699" calcext:value-type="float">
            <text:p>0,03981351852417</text:p>
          </table:table-cell>
          <table:table-cell table:number-columns-repeated="2" office:value-type="float" office:value="9566" calcext:value-type="float">
            <text:p>9566</text:p>
          </table:table-cell>
          <table:table-cell office:value-type="float" office:value="0.237783908843994" calcext:value-type="float">
            <text:p>0,237783908843994</text:p>
          </table:table-cell>
          <table:table-cell table:number-columns-repeated="2" office:value-type="float" office:value="3437" calcext:value-type="float">
            <text:p>3437</text:p>
          </table:table-cell>
          <table:table-cell office:value-type="float" office:value="9.99852085113525" calcext:value-type="float">
            <text:p>9,99852085113525</text:p>
          </table:table-cell>
          <table:table-cell table:number-columns-repeated="2" office:value-type="float" office:value="2263" calcext:value-type="float">
            <text:p>2263</text:p>
          </table:table-cell>
          <table:table-cell office:value-type="float" office:value="10.0098152160645" calcext:value-type="float">
            <text:p>10,0098152160645</text:p>
          </table:table-cell>
          <table:table-cell table:number-columns-repeated="2" office:value-type="float" office:value="4321" calcext:value-type="float">
            <text:p>43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50nodes/dis_37.txt</text:p>
          </table:table-cell>
          <table:table-cell office:value-type="float" office:value="0.023061990737915" calcext:value-type="float">
            <text:p>0,023061990737915</text:p>
          </table:table-cell>
          <table:table-cell table:number-columns-repeated="2" office:value-type="float" office:value="9638" calcext:value-type="float">
            <text:p>9638</text:p>
          </table:table-cell>
          <table:table-cell office:value-type="float" office:value="0.218794345855713" calcext:value-type="float">
            <text:p>0,218794345855713</text:p>
          </table:table-cell>
          <table:table-cell table:number-columns-repeated="2" office:value-type="float" office:value="3501" calcext:value-type="float">
            <text:p>3501</text:p>
          </table:table-cell>
          <table:table-cell office:value-type="float" office:value="9.99872469902039" calcext:value-type="float">
            <text:p>9,99872469902039</text:p>
          </table:table-cell>
          <table:table-cell table:number-columns-repeated="2" office:value-type="float" office:value="2078" calcext:value-type="float">
            <text:p>2078</text:p>
          </table:table-cell>
          <table:table-cell office:value-type="float" office:value="10.0266206264496" calcext:value-type="float">
            <text:p>10,0266206264496</text:p>
          </table:table-cell>
          <table:table-cell table:number-columns-repeated="2" office:value-type="float" office:value="4446" calcext:value-type="float">
            <text:p>44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50nodes/dis_4.txt</text:p>
          </table:table-cell>
          <table:table-cell office:value-type="float" office:value="0.0303065776824951" calcext:value-type="float">
            <text:p>0,030306577682495</text:p>
          </table:table-cell>
          <table:table-cell table:number-columns-repeated="2" office:value-type="float" office:value="8619" calcext:value-type="float">
            <text:p>8619</text:p>
          </table:table-cell>
          <table:table-cell office:value-type="float" office:value="0.283637523651123" calcext:value-type="float">
            <text:p>0,283637523651123</text:p>
          </table:table-cell>
          <table:table-cell table:number-columns-repeated="2" office:value-type="float" office:value="3104" calcext:value-type="float">
            <text:p>3104</text:p>
          </table:table-cell>
          <table:table-cell office:value-type="float" office:value="10.0006079673767" calcext:value-type="float">
            <text:p>10,0006079673767</text:p>
          </table:table-cell>
          <table:table-cell table:number-columns-repeated="2" office:value-type="float" office:value="2181" calcext:value-type="float">
            <text:p>2181</text:p>
          </table:table-cell>
          <table:table-cell office:value-type="float" office:value="10.0310258865356" calcext:value-type="float">
            <text:p>10,0310258865356</text:p>
          </table:table-cell>
          <table:table-cell table:number-columns-repeated="2" office:value-type="float" office:value="3958" calcext:value-type="float">
            <text:p>39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50nodes/dis_88.txt</text:p>
          </table:table-cell>
          <table:table-cell office:value-type="float" office:value="0.0161411762237549" calcext:value-type="float">
            <text:p>0,016141176223755</text:p>
          </table:table-cell>
          <table:table-cell table:number-columns-repeated="2" office:value-type="float" office:value="10674" calcext:value-type="float">
            <text:p>10674</text:p>
          </table:table-cell>
          <table:table-cell office:value-type="float" office:value="0.29832649230957" calcext:value-type="float">
            <text:p>0,29832649230957</text:p>
          </table:table-cell>
          <table:table-cell table:number-columns-repeated="2" office:value-type="float" office:value="2654" calcext:value-type="float">
            <text:p>2654</text:p>
          </table:table-cell>
          <table:table-cell office:value-type="float" office:value="9.99765992164612" calcext:value-type="float">
            <text:p>9,99765992164612</text:p>
          </table:table-cell>
          <table:table-cell table:number-columns-repeated="2" office:value-type="float" office:value="2054" calcext:value-type="float">
            <text:p>2054</text:p>
          </table:table-cell>
          <table:table-cell office:value-type="float" office:value="10.037504196167" calcext:value-type="float">
            <text:p>10,037504196167</text:p>
          </table:table-cell>
          <table:table-cell table:number-columns-repeated="2"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50nodes/dis_25.txt</text:p>
          </table:table-cell>
          <table:table-cell office:value-type="float" office:value="0.0702223777770996" calcext:value-type="float">
            <text:p>0,0702223777771</text:p>
          </table:table-cell>
          <table:table-cell table:number-columns-repeated="2" office:value-type="float" office:value="7997" calcext:value-type="float">
            <text:p>7997</text:p>
          </table:table-cell>
          <table:table-cell office:value-type="float" office:value="0.203231573104858" calcext:value-type="float">
            <text:p>0,203231573104858</text:p>
          </table:table-cell>
          <table:table-cell table:number-columns-repeated="2" office:value-type="float" office:value="4070" calcext:value-type="float">
            <text:p>4070</text:p>
          </table:table-cell>
          <table:table-cell office:value-type="float" office:value="10.0017886161804" calcext:value-type="float">
            <text:p>10,0017886161804</text:p>
          </table:table-cell>
          <table:table-cell table:number-columns-repeated="2" office:value-type="float" office:value="2154" calcext:value-type="float">
            <text:p>2154</text:p>
          </table:table-cell>
          <table:table-cell office:value-type="float" office:value="10.0107769966126" calcext:value-type="float">
            <text:p>10,0107769966126</text:p>
          </table:table-cell>
          <table:table-cell table:number-columns-repeated="2" office:value-type="float" office:value="4206" calcext:value-type="float">
            <text:p>42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50nodes/dis_28.txt</text:p>
          </table:table-cell>
          <table:table-cell office:value-type="float" office:value="0.0295913219451904" calcext:value-type="float">
            <text:p>0,02959132194519</text:p>
          </table:table-cell>
          <table:table-cell table:number-columns-repeated="2" office:value-type="float" office:value="9861" calcext:value-type="float">
            <text:p>9861</text:p>
          </table:table-cell>
          <table:table-cell office:value-type="float" office:value="0.236374378204346" calcext:value-type="float">
            <text:p>0,236374378204346</text:p>
          </table:table-cell>
          <table:table-cell table:number-columns-repeated="2" office:value-type="float" office:value="3355" calcext:value-type="float">
            <text:p>3355</text:p>
          </table:table-cell>
          <table:table-cell office:value-type="float" office:value="9.9992938041687" calcext:value-type="float">
            <text:p>9,9992938041687</text:p>
          </table:table-cell>
          <table:table-cell table:number-columns-repeated="2" office:value-type="float" office:value="2112" calcext:value-type="float">
            <text:p>2112</text:p>
          </table:table-cell>
          <table:table-cell office:value-type="float" office:value="10.0121760368347" calcext:value-type="float">
            <text:p>10,0121760368347</text:p>
          </table:table-cell>
          <table:table-cell table:number-columns-repeated="2" office:value-type="float" office:value="4444" calcext:value-type="float">
            <text:p>44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50nodes/dis_86.txt</text:p>
          </table:table-cell>
          <table:table-cell office:value-type="float" office:value="0.100063800811768" calcext:value-type="float">
            <text:p>0,100063800811768</text:p>
          </table:table-cell>
          <table:table-cell table:number-columns-repeated="2" office:value-type="float" office:value="6860" calcext:value-type="float">
            <text:p>6860</text:p>
          </table:table-cell>
          <table:table-cell office:value-type="float" office:value="0.233996152877808" calcext:value-type="float">
            <text:p>0,233996152877808</text:p>
          </table:table-cell>
          <table:table-cell table:number-columns-repeated="2" office:value-type="float" office:value="3298" calcext:value-type="float">
            <text:p>3298</text:p>
          </table:table-cell>
          <table:table-cell office:value-type="float" office:value="9.99862575531006" calcext:value-type="float">
            <text:p>9,99862575531006</text:p>
          </table:table-cell>
          <table:table-cell table:number-columns-repeated="2" office:value-type="float" office:value="2146" calcext:value-type="float">
            <text:p>2146</text:p>
          </table:table-cell>
          <table:table-cell office:value-type="float" office:value="10.0213551521301" calcext:value-type="float">
            <text:p>10,0213551521301</text:p>
          </table:table-cell>
          <table:table-cell table:number-columns-repeated="2" office:value-type="float" office:value="4246" calcext:value-type="float">
            <text:p>42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50nodes/dis_75.txt</text:p>
          </table:table-cell>
          <table:table-cell office:value-type="float" office:value="0.00982046127319336" calcext:value-type="float">
            <text:p>0,009820461273193</text:p>
          </table:table-cell>
          <table:table-cell table:number-columns-repeated="2" office:value-type="float" office:value="10639" calcext:value-type="float">
            <text:p>10639</text:p>
          </table:table-cell>
          <table:table-cell office:value-type="float" office:value="0.240654230117798" calcext:value-type="float">
            <text:p>0,240654230117798</text:p>
          </table:table-cell>
          <table:table-cell table:number-columns-repeated="2" office:value-type="float" office:value="3070" calcext:value-type="float">
            <text:p>3070</text:p>
          </table:table-cell>
          <table:table-cell office:value-type="float" office:value="9.99738168716431" calcext:value-type="float">
            <text:p>9,99738168716431</text:p>
          </table:table-cell>
          <table:table-cell table:number-columns-repeated="2" office:value-type="float" office:value="2258" calcext:value-type="float">
            <text:p>2258</text:p>
          </table:table-cell>
          <table:table-cell office:value-type="float" office:value="10.012393951416" calcext:value-type="float">
            <text:p>10,012393951416</text:p>
          </table:table-cell>
          <table:table-cell table:number-columns-repeated="2" office:value-type="float" office:value="3821" calcext:value-type="float">
            <text:p>38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50nodes/dis_90.txt</text:p>
          </table:table-cell>
          <table:table-cell office:value-type="float" office:value="0.0300712585449219" calcext:value-type="float">
            <text:p>0,030071258544922</text:p>
          </table:table-cell>
          <table:table-cell table:number-columns-repeated="2" office:value-type="float" office:value="9972" calcext:value-type="float">
            <text:p>9972</text:p>
          </table:table-cell>
          <table:table-cell office:value-type="float" office:value="0.257756233215332" calcext:value-type="float">
            <text:p>0,257756233215332</text:p>
          </table:table-cell>
          <table:table-cell table:number-columns-repeated="2" office:value-type="float" office:value="3607" calcext:value-type="float">
            <text:p>3607</text:p>
          </table:table-cell>
          <table:table-cell office:value-type="float" office:value="9.99711751937866" calcext:value-type="float">
            <text:p>9,99711751937866</text:p>
          </table:table-cell>
          <table:table-cell table:number-columns-repeated="2" office:value-type="float" office:value="2219" calcext:value-type="float">
            <text:p>2219</text:p>
          </table:table-cell>
          <table:table-cell office:value-type="float" office:value="10.037385225296" calcext:value-type="float">
            <text:p>10,037385225296</text:p>
          </table:table-cell>
          <table:table-cell table:number-columns-repeated="2" office:value-type="float" office:value="4616" calcext:value-type="float">
            <text:p>4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50nodes/dis_8.txt</text:p>
          </table:table-cell>
          <table:table-cell office:value-type="float" office:value="0.00654864311218262" calcext:value-type="float">
            <text:p>0,006548643112183</text:p>
          </table:table-cell>
          <table:table-cell table:number-columns-repeated="2" office:value-type="float" office:value="10082" calcext:value-type="float">
            <text:p>10082</text:p>
          </table:table-cell>
          <table:table-cell office:value-type="float" office:value="0.205611228942871" calcext:value-type="float">
            <text:p>0,205611228942871</text:p>
          </table:table-cell>
          <table:table-cell table:number-columns-repeated="2" office:value-type="float" office:value="3155" calcext:value-type="float">
            <text:p>3155</text:p>
          </table:table-cell>
          <table:table-cell office:value-type="float" office:value="10.0008945465088" calcext:value-type="float">
            <text:p>10,0008945465088</text:p>
          </table:table-cell>
          <table:table-cell table:number-columns-repeated="2" office:value-type="float" office:value="2140" calcext:value-type="float">
            <text:p>2140</text:p>
          </table:table-cell>
          <table:table-cell office:value-type="float" office:value="10.0339925289154" calcext:value-type="float">
            <text:p>10,0339925289154</text:p>
          </table:table-cell>
          <table:table-cell table:number-columns-repeated="2" office:value-type="float" office:value="4145" calcext:value-type="float">
            <text:p>41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50nodes/dis_35.txt</text:p>
          </table:table-cell>
          <table:table-cell office:value-type="float" office:value="0.0163910388946533" calcext:value-type="float">
            <text:p>0,016391038894653</text:p>
          </table:table-cell>
          <table:table-cell table:number-columns-repeated="2" office:value-type="float" office:value="10673" calcext:value-type="float">
            <text:p>10673</text:p>
          </table:table-cell>
          <table:table-cell office:value-type="float" office:value="0.217162609100342" calcext:value-type="float">
            <text:p>0,217162609100342</text:p>
          </table:table-cell>
          <table:table-cell table:number-columns-repeated="2" office:value-type="float" office:value="3124" calcext:value-type="float">
            <text:p>3124</text:p>
          </table:table-cell>
          <table:table-cell office:value-type="float" office:value="9.99714040756226" calcext:value-type="float">
            <text:p>9,99714040756226</text:p>
          </table:table-cell>
          <table:table-cell table:number-columns-repeated="2" office:value-type="float" office:value="1988" calcext:value-type="float">
            <text:p>1988</text:p>
          </table:table-cell>
          <table:table-cell office:value-type="float" office:value="10.0395104885101" calcext:value-type="float">
            <text:p>10,0395104885101</text:p>
          </table:table-cell>
          <table:table-cell table:number-columns-repeated="2" office:value-type="float" office:value="4434" calcext:value-type="float">
            <text:p>44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50nodes/dis_82.txt</text:p>
          </table:table-cell>
          <table:table-cell office:value-type="float" office:value="0.00648570060729981" calcext:value-type="float">
            <text:p>0,0064857006073</text:p>
          </table:table-cell>
          <table:table-cell table:number-columns-repeated="2" office:value-type="float" office:value="10452" calcext:value-type="float">
            <text:p>10452</text:p>
          </table:table-cell>
          <table:table-cell office:value-type="float" office:value="0.210816383361816" calcext:value-type="float">
            <text:p>0,210816383361816</text:p>
          </table:table-cell>
          <table:table-cell table:number-columns-repeated="2" office:value-type="float" office:value="3653" calcext:value-type="float">
            <text:p>3653</text:p>
          </table:table-cell>
          <table:table-cell office:value-type="float" office:value="9.99930620193481" calcext:value-type="float">
            <text:p>9,99930620193481</text:p>
          </table:table-cell>
          <table:table-cell table:number-columns-repeated="2" office:value-type="float" office:value="2041" calcext:value-type="float">
            <text:p>2041</text:p>
          </table:table-cell>
          <table:table-cell office:value-type="float" office:value="10.0036947727203" calcext:value-type="float">
            <text:p>10,0036947727203</text:p>
          </table:table-cell>
          <table:table-cell table:number-columns-repeated="2" office:value-type="float" office:value="4188" calcext:value-type="float">
            <text:p>41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50nodes/dis_13.txt</text:p>
          </table:table-cell>
          <table:table-cell office:value-type="float" office:value="0.0165464878082275" calcext:value-type="float">
            <text:p>0,016546487808228</text:p>
          </table:table-cell>
          <table:table-cell table:number-columns-repeated="2" office:value-type="float" office:value="10046" calcext:value-type="float">
            <text:p>10046</text:p>
          </table:table-cell>
          <table:table-cell office:value-type="float" office:value="0.201250553131104" calcext:value-type="float">
            <text:p>0,201250553131104</text:p>
          </table:table-cell>
          <table:table-cell table:number-columns-repeated="2" office:value-type="float" office:value="3584" calcext:value-type="float">
            <text:p>3584</text:p>
          </table:table-cell>
          <table:table-cell office:value-type="float" office:value="10.000661611557" calcext:value-type="float">
            <text:p>10,000661611557</text:p>
          </table:table-cell>
          <table:table-cell table:number-columns-repeated="2" office:value-type="float" office:value="1967" calcext:value-type="float">
            <text:p>1967</text:p>
          </table:table-cell>
          <table:table-cell office:value-type="float" office:value="10.0189733505249" calcext:value-type="float">
            <text:p>10,0189733505249</text:p>
          </table:table-cell>
          <table:table-cell table:number-columns-repeated="2" office:value-type="float" office:value="4317" calcext:value-type="float">
            <text:p>43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50nodes/dis_53.txt</text:p>
          </table:table-cell>
          <table:table-cell office:value-type="float" office:value="0.0426187515258789" calcext:value-type="float">
            <text:p>0,042618751525879</text:p>
          </table:table-cell>
          <table:table-cell table:number-columns-repeated="2" office:value-type="float" office:value="8582" calcext:value-type="float">
            <text:p>8582</text:p>
          </table:table-cell>
          <table:table-cell office:value-type="float" office:value="0.224855661392212" calcext:value-type="float">
            <text:p>0,224855661392212</text:p>
          </table:table-cell>
          <table:table-cell table:number-columns-repeated="2" office:value-type="float" office:value="3569" calcext:value-type="float">
            <text:p>3569</text:p>
          </table:table-cell>
          <table:table-cell office:value-type="float" office:value="9.99966239929199" calcext:value-type="float">
            <text:p>9,99966239929199</text:p>
          </table:table-cell>
          <table:table-cell table:number-columns-repeated="2" office:value-type="float" office:value="2199" calcext:value-type="float">
            <text:p>2199</text:p>
          </table:table-cell>
          <table:table-cell office:value-type="float" office:value="10.0160839557648" calcext:value-type="float">
            <text:p>10,0160839557648</text:p>
          </table:table-cell>
          <table:table-cell table:number-columns-repeated="2" office:value-type="float" office:value="4085" calcext:value-type="float">
            <text:p>40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50nodes/dis_31.txt</text:p>
          </table:table-cell>
          <table:table-cell office:value-type="float" office:value="0.019831657409668" calcext:value-type="float">
            <text:p>0,019831657409668</text:p>
          </table:table-cell>
          <table:table-cell table:number-columns-repeated="2" office:value-type="float" office:value="10054" calcext:value-type="float">
            <text:p>10054</text:p>
          </table:table-cell>
          <table:table-cell office:value-type="float" office:value="0.255383253097534" calcext:value-type="float">
            <text:p>0,255383253097534</text:p>
          </table:table-cell>
          <table:table-cell table:number-columns-repeated="2" office:value-type="float" office:value="3568" calcext:value-type="float">
            <text:p>3568</text:p>
          </table:table-cell>
          <table:table-cell office:value-type="float" office:value="10.0008015632629" calcext:value-type="float">
            <text:p>10,0008015632629</text:p>
          </table:table-cell>
          <table:table-cell table:number-columns-repeated="2" office:value-type="float" office:value="2215" calcext:value-type="float">
            <text:p>2215</text:p>
          </table:table-cell>
          <table:table-cell office:value-type="float" office:value="10.0013589859009" calcext:value-type="float">
            <text:p>10,0013589859009</text:p>
          </table:table-cell>
          <table:table-cell table:number-columns-repeated="2" office:value-type="float" office:value="4556" calcext:value-type="float">
            <text:p>45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50nodes/dis_47.txt</text:p>
          </table:table-cell>
          <table:table-cell office:value-type="float" office:value="0.0532119274139404" calcext:value-type="float">
            <text:p>0,05321192741394</text:p>
          </table:table-cell>
          <table:table-cell table:number-columns-repeated="2" office:value-type="float" office:value="8642" calcext:value-type="float">
            <text:p>8642</text:p>
          </table:table-cell>
          <table:table-cell office:value-type="float" office:value="0.238729238510132" calcext:value-type="float">
            <text:p>0,238729238510132</text:p>
          </table:table-cell>
          <table:table-cell table:number-columns-repeated="2" office:value-type="float" office:value="2978" calcext:value-type="float">
            <text:p>2978</text:p>
          </table:table-cell>
          <table:table-cell office:value-type="float" office:value="10.0005497932434" calcext:value-type="float">
            <text:p>10,0005497932434</text:p>
          </table:table-cell>
          <table:table-cell table:number-columns-repeated="2" office:value-type="float" office:value="2170" calcext:value-type="float">
            <text:p>2170</text:p>
          </table:table-cell>
          <table:table-cell office:value-type="float" office:value="9.99850916862488" calcext:value-type="float">
            <text:p>9,99850916862488</text:p>
          </table:table-cell>
          <table:table-cell table:number-columns-repeated="2" office:value-type="float" office:value="3959" calcext:value-type="float">
            <text:p>395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50nodes/dis_52.txt</text:p>
          </table:table-cell>
          <table:table-cell office:value-type="float" office:value="0.0130727291107178" calcext:value-type="float">
            <text:p>0,013072729110718</text:p>
          </table:table-cell>
          <table:table-cell table:number-columns-repeated="2" office:value-type="float" office:value="10585" calcext:value-type="float">
            <text:p>10585</text:p>
          </table:table-cell>
          <table:table-cell office:value-type="float" office:value="0.23818564414978" calcext:value-type="float">
            <text:p>0,23818564414978</text:p>
          </table:table-cell>
          <table:table-cell table:number-columns-repeated="2" office:value-type="float" office:value="3316" calcext:value-type="float">
            <text:p>3316</text:p>
          </table:table-cell>
          <table:table-cell office:value-type="float" office:value="10.0050542354584" calcext:value-type="float">
            <text:p>10,0050542354584</text:p>
          </table:table-cell>
          <table:table-cell table:number-columns-repeated="2" office:value-type="float" office:value="2225" calcext:value-type="float">
            <text:p>2225</text:p>
          </table:table-cell>
          <table:table-cell office:value-type="float" office:value="10.0196974277496" calcext:value-type="float">
            <text:p>10,0196974277496</text:p>
          </table:table-cell>
          <table:table-cell table:number-columns-repeated="2" office:value-type="float" office:value="4412" calcext:value-type="float">
            <text:p>44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50nodes/dis_70.txt</text:p>
          </table:table-cell>
          <table:table-cell office:value-type="float" office:value="0.0196056365966797" calcext:value-type="float">
            <text:p>0,01960563659668</text:p>
          </table:table-cell>
          <table:table-cell table:number-columns-repeated="2" office:value-type="float" office:value="9967" calcext:value-type="float">
            <text:p>9967</text:p>
          </table:table-cell>
          <table:table-cell office:value-type="float" office:value="0.195750236511231" calcext:value-type="float">
            <text:p>0,195750236511231</text:p>
          </table:table-cell>
          <table:table-cell table:number-columns-repeated="2" office:value-type="float" office:value="3362" calcext:value-type="float">
            <text:p>3362</text:p>
          </table:table-cell>
          <table:table-cell office:value-type="float" office:value="9.99974203109741" calcext:value-type="float">
            <text:p>9,99974203109741</text:p>
          </table:table-cell>
          <table:table-cell table:number-columns-repeated="2" office:value-type="float" office:value="2196" calcext:value-type="float">
            <text:p>2196</text:p>
          </table:table-cell>
          <table:table-cell office:value-type="float" office:value="10.0121233463287" calcext:value-type="float">
            <text:p>10,0121233463287</text:p>
          </table:table-cell>
          <table:table-cell table:number-columns-repeated="2" office:value-type="float" office:value="4345" calcext:value-type="float">
            <text:p>43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50nodes/dis_92.txt</text:p>
          </table:table-cell>
          <table:table-cell office:value-type="float" office:value="0.0168142318725586" calcext:value-type="float">
            <text:p>0,016814231872559</text:p>
          </table:table-cell>
          <table:table-cell table:number-columns-repeated="2" office:value-type="float" office:value="10020" calcext:value-type="float">
            <text:p>10020</text:p>
          </table:table-cell>
          <table:table-cell office:value-type="float" office:value="0.205786943435669" calcext:value-type="float">
            <text:p>0,205786943435669</text:p>
          </table:table-cell>
          <table:table-cell table:number-columns-repeated="2" office:value-type="float" office:value="3241" calcext:value-type="float">
            <text:p>3241</text:p>
          </table:table-cell>
          <table:table-cell office:value-type="float" office:value="9.99890494346619" calcext:value-type="float">
            <text:p>9,99890494346619</text:p>
          </table:table-cell>
          <table:table-cell table:number-columns-repeated="2" office:value-type="float" office:value="2095" calcext:value-type="float">
            <text:p>2095</text:p>
          </table:table-cell>
          <table:table-cell office:value-type="float" office:value="10.001825094223" calcext:value-type="float">
            <text:p>10,001825094223</text:p>
          </table:table-cell>
          <table:table-cell table:number-columns-repeated="2" office:value-type="float" office:value="4274" calcext:value-type="float">
            <text:p>42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50nodes/dis_22.txt</text:p>
          </table:table-cell>
          <table:table-cell office:value-type="float" office:value="0.0429167747497559" calcext:value-type="float">
            <text:p>0,042916774749756</text:p>
          </table:table-cell>
          <table:table-cell table:number-columns-repeated="2" office:value-type="float" office:value="8891" calcext:value-type="float">
            <text:p>8891</text:p>
          </table:table-cell>
          <table:table-cell office:value-type="float" office:value="0.262263774871826" calcext:value-type="float">
            <text:p>0,262263774871826</text:p>
          </table:table-cell>
          <table:table-cell table:number-columns-repeated="2" office:value-type="float" office:value="3047" calcext:value-type="float">
            <text:p>3047</text:p>
          </table:table-cell>
          <table:table-cell office:value-type="float" office:value="9.99883651733398" calcext:value-type="float">
            <text:p>9,99883651733398</text:p>
          </table:table-cell>
          <table:table-cell table:number-columns-repeated="2" office:value-type="float" office:value="2277" calcext:value-type="float">
            <text:p>2277</text:p>
          </table:table-cell>
          <table:table-cell office:value-type="float" office:value="10.0327577590942" calcext:value-type="float">
            <text:p>10,0327577590942</text:p>
          </table:table-cell>
          <table:table-cell table:number-columns-repeated="2" office:value-type="float" office:value="4202" calcext:value-type="float">
            <text:p>42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./data/50nodes/dis_0.txt</text:p>
          </table:table-cell>
          <table:table-cell office:value-type="float" office:value="0.00975298881530762" calcext:value-type="float">
            <text:p>0,009752988815308</text:p>
          </table:table-cell>
          <table:table-cell table:number-columns-repeated="2" office:value-type="float" office:value="10996" calcext:value-type="float">
            <text:p>10996</text:p>
          </table:table-cell>
          <table:table-cell office:value-type="float" office:value="0.25167965888977" calcext:value-type="float">
            <text:p>0,25167965888977</text:p>
          </table:table-cell>
          <table:table-cell table:number-columns-repeated="2" office:value-type="float" office:value="3539" calcext:value-type="float">
            <text:p>3539</text:p>
          </table:table-cell>
          <table:table-cell office:value-type="float" office:value="10.0017426013947" calcext:value-type="float">
            <text:p>10,0017426013947</text:p>
          </table:table-cell>
          <table:table-cell table:number-columns-repeated="2" office:value-type="float" office:value="1997" calcext:value-type="float">
            <text:p>1997</text:p>
          </table:table-cell>
          <table:table-cell office:value-type="float" office:value="10.0140774250031" calcext:value-type="float">
            <text:p>10,0140774250031</text:p>
          </table:table-cell>
          <table:table-cell table:number-columns-repeated="2" office:value-type="float" office:value="4433" calcext:value-type="float">
            <text:p>44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./data/50nodes/dis_61.txt</text:p>
          </table:table-cell>
          <table:table-cell office:value-type="float" office:value="0.0690426826477051" calcext:value-type="float">
            <text:p>0,069042682647705</text:p>
          </table:table-cell>
          <table:table-cell table:number-columns-repeated="2" office:value-type="float" office:value="7893" calcext:value-type="float">
            <text:p>7893</text:p>
          </table:table-cell>
          <table:table-cell office:value-type="float" office:value="0.322788000106811" calcext:value-type="float">
            <text:p>0,322788000106811</text:p>
          </table:table-cell>
          <table:table-cell table:number-columns-repeated="2" office:value-type="float" office:value="3043" calcext:value-type="float">
            <text:p>3043</text:p>
          </table:table-cell>
          <table:table-cell office:value-type="float" office:value="9.99839186668396" calcext:value-type="float">
            <text:p>9,99839186668396</text:p>
          </table:table-cell>
          <table:table-cell table:number-columns-repeated="2" office:value-type="float" office:value="2145" calcext:value-type="float">
            <text:p>2145</text:p>
          </table:table-cell>
          <table:table-cell office:value-type="float" office:value="10.0197100639343" calcext:value-type="float">
            <text:p>10,0197100639343</text:p>
          </table:table-cell>
          <table:table-cell table:number-columns-repeated="2" office:value-type="float" office:value="4215" calcext:value-type="float">
            <text:p>42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./data/50nodes/dis_6.txt</text:p>
          </table:table-cell>
          <table:table-cell office:value-type="float" office:value="0.0324957370758057" calcext:value-type="float">
            <text:p>0,032495737075806</text:p>
          </table:table-cell>
          <table:table-cell table:number-columns-repeated="2" office:value-type="float" office:value="9865" calcext:value-type="float">
            <text:p>9865</text:p>
          </table:table-cell>
          <table:table-cell office:value-type="float" office:value="0.274149417877197" calcext:value-type="float">
            <text:p>0,274149417877197</text:p>
          </table:table-cell>
          <table:table-cell table:number-columns-repeated="2" office:value-type="float" office:value="3301" calcext:value-type="float">
            <text:p>3301</text:p>
          </table:table-cell>
          <table:table-cell office:value-type="float" office:value="9.99789476394653" calcext:value-type="float">
            <text:p>9,99789476394653</text:p>
          </table:table-cell>
          <table:table-cell table:number-columns-repeated="2" office:value-type="float" office:value="2211" calcext:value-type="float">
            <text:p>2211</text:p>
          </table:table-cell>
          <table:table-cell office:value-type="float" office:value="10.0159487724304" calcext:value-type="float">
            <text:p>10,0159487724304</text:p>
          </table:table-cell>
          <table:table-cell table:number-columns-repeated="2" office:value-type="float" office:value="3972" calcext:value-type="float">
            <text:p>39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./data/50nodes/dis_30.txt</text:p>
          </table:table-cell>
          <table:table-cell office:value-type="float" office:value="0.0524859428405762" calcext:value-type="float">
            <text:p>0,052485942840576</text:p>
          </table:table-cell>
          <table:table-cell table:number-columns-repeated="2" office:value-type="float" office:value="8268" calcext:value-type="float">
            <text:p>8268</text:p>
          </table:table-cell>
          <table:table-cell office:value-type="float" office:value="0.274574518203735" calcext:value-type="float">
            <text:p>0,274574518203735</text:p>
          </table:table-cell>
          <table:table-cell table:number-columns-repeated="2" office:value-type="float" office:value="3416" calcext:value-type="float">
            <text:p>3416</text:p>
          </table:table-cell>
          <table:table-cell office:value-type="float" office:value="9.99710702896118" calcext:value-type="float">
            <text:p>9,99710702896118</text:p>
          </table:table-cell>
          <table:table-cell table:number-columns-repeated="2" office:value-type="float" office:value="2177" calcext:value-type="float">
            <text:p>2177</text:p>
          </table:table-cell>
          <table:table-cell office:value-type="float" office:value="10.0329644680023" calcext:value-type="float">
            <text:p>10,0329644680023</text:p>
          </table:table-cell>
          <table:table-cell table:number-columns-repeated="2" office:value-type="float" office:value="3658" calcext:value-type="float">
            <text:p>36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./data/50nodes/dis_11.txt</text:p>
          </table:table-cell>
          <table:table-cell office:value-type="float" office:value="0.0131316184997559" calcext:value-type="float">
            <text:p>0,013131618499756</text:p>
          </table:table-cell>
          <table:table-cell table:number-columns-repeated="2" office:value-type="float" office:value="10734" calcext:value-type="float">
            <text:p>10734</text:p>
          </table:table-cell>
          <table:table-cell office:value-type="float" office:value="0.233220338821411" calcext:value-type="float">
            <text:p>0,233220338821411</text:p>
          </table:table-cell>
          <table:table-cell table:number-columns-repeated="2" office:value-type="float" office:value="2895" calcext:value-type="float">
            <text:p>2895</text:p>
          </table:table-cell>
          <table:table-cell office:value-type="float" office:value="9.99818968772888" calcext:value-type="float">
            <text:p>9,99818968772888</text:p>
          </table:table-cell>
          <table:table-cell table:number-columns-repeated="2" office:value-type="float" office:value="2122" calcext:value-type="float">
            <text:p>2122</text:p>
          </table:table-cell>
          <table:table-cell office:value-type="float" office:value="10.0359370708466" calcext:value-type="float">
            <text:p>10,0359370708466</text:p>
          </table:table-cell>
          <table:table-cell table:number-columns-repeated="2" office:value-type="float" office:value="4473" calcext:value-type="float">
            <text:p>44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./data/50nodes/dis_87.txt</text:p>
          </table:table-cell>
          <table:table-cell office:value-type="float" office:value="0.0230753421783447" calcext:value-type="float">
            <text:p>0,023075342178345</text:p>
          </table:table-cell>
          <table:table-cell table:number-columns-repeated="2" office:value-type="float" office:value="9342" calcext:value-type="float">
            <text:p>9342</text:p>
          </table:table-cell>
          <table:table-cell office:value-type="float" office:value="0.203619718551636" calcext:value-type="float">
            <text:p>0,203619718551636</text:p>
          </table:table-cell>
          <table:table-cell table:number-columns-repeated="2" office:value-type="float" office:value="3302" calcext:value-type="float">
            <text:p>3302</text:p>
          </table:table-cell>
          <table:table-cell office:value-type="float" office:value="9.99860668182373" calcext:value-type="float">
            <text:p>9,99860668182373</text:p>
          </table:table-cell>
          <table:table-cell table:number-columns-repeated="2" office:value-type="float" office:value="2105" calcext:value-type="float">
            <text:p>2105</text:p>
          </table:table-cell>
          <table:table-cell office:value-type="float" office:value="10.0233099460602" calcext:value-type="float">
            <text:p>10,0233099460602</text:p>
          </table:table-cell>
          <table:table-cell table:number-columns-repeated="2" office:value-type="float" office:value="4146" calcext:value-type="float">
            <text:p>41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./data/50nodes/dis_41.txt</text:p>
          </table:table-cell>
          <table:table-cell office:value-type="float" office:value="0.0626451969146729" calcext:value-type="float">
            <text:p>0,062645196914673</text:p>
          </table:table-cell>
          <table:table-cell table:number-columns-repeated="2" office:value-type="float" office:value="7553" calcext:value-type="float">
            <text:p>7553</text:p>
          </table:table-cell>
          <table:table-cell office:value-type="float" office:value="0.204479455947876" calcext:value-type="float">
            <text:p>0,204479455947876</text:p>
          </table:table-cell>
          <table:table-cell table:number-columns-repeated="2" office:value-type="float" office:value="4329" calcext:value-type="float">
            <text:p>4329</text:p>
          </table:table-cell>
          <table:table-cell office:value-type="float" office:value="9.99866795539856" calcext:value-type="float">
            <text:p>9,99866795539856</text:p>
          </table:table-cell>
          <table:table-cell table:number-columns-repeated="2" office:value-type="float" office:value="2058" calcext:value-type="float">
            <text:p>2058</text:p>
          </table:table-cell>
          <table:table-cell office:value-type="float" office:value="10.013046503067" calcext:value-type="float">
            <text:p>10,013046503067</text:p>
          </table:table-cell>
          <table:table-cell table:number-columns-repeated="2" office:value-type="float" office:value="4414" calcext:value-type="float">
            <text:p>44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./data/50nodes/dis_91.txt</text:p>
          </table:table-cell>
          <table:table-cell office:value-type="float" office:value="0.00684452056884766" calcext:value-type="float">
            <text:p>0,006844520568848</text:p>
          </table:table-cell>
          <table:table-cell table:number-columns-repeated="2" office:value-type="float" office:value="9769" calcext:value-type="float">
            <text:p>9769</text:p>
          </table:table-cell>
          <table:table-cell office:value-type="float" office:value="0.248441934585571" calcext:value-type="float">
            <text:p>0,248441934585571</text:p>
          </table:table-cell>
          <table:table-cell table:number-columns-repeated="2" office:value-type="float" office:value="3441" calcext:value-type="float">
            <text:p>3441</text:p>
          </table:table-cell>
          <table:table-cell office:value-type="float" office:value="9.99907994270325" calcext:value-type="float">
            <text:p>9,99907994270325</text:p>
          </table:table-cell>
          <table:table-cell table:number-columns-repeated="2" office:value-type="float" office:value="2185" calcext:value-type="float">
            <text:p>2185</text:p>
          </table:table-cell>
          <table:table-cell office:value-type="float" office:value="10.0389335155487" calcext:value-type="float">
            <text:p>10,0389335155487</text:p>
          </table:table-cell>
          <table:table-cell table:number-columns-repeated="2" office:value-type="float" office:value="3566" calcext:value-type="float">
            <text:p>35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./data/50nodes/dis_34.txt</text:p>
          </table:table-cell>
          <table:table-cell office:value-type="float" office:value="0.0199034214019775" calcext:value-type="float">
            <text:p>0,019903421401978</text:p>
          </table:table-cell>
          <table:table-cell table:number-columns-repeated="2" office:value-type="float" office:value="10597" calcext:value-type="float">
            <text:p>10597</text:p>
          </table:table-cell>
          <table:table-cell office:value-type="float" office:value="0.336020469665527" calcext:value-type="float">
            <text:p>0,336020469665527</text:p>
          </table:table-cell>
          <table:table-cell table:number-columns-repeated="2" office:value-type="float" office:value="3284" calcext:value-type="float">
            <text:p>3284</text:p>
          </table:table-cell>
          <table:table-cell office:value-type="float" office:value="9.99765396118164" calcext:value-type="float">
            <text:p>9,99765396118164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0.026458978653" calcext:value-type="float">
            <text:p>10,026458978653</text:p>
          </table:table-cell>
          <table:table-cell table:number-columns-repeated="2" office:value-type="float" office:value="4131" calcext:value-type="float">
            <text:p>41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./data/50nodes/dis_73.txt</text:p>
          </table:table-cell>
          <table:table-cell office:value-type="float" office:value="0.0197093486785889" calcext:value-type="float">
            <text:p>0,019709348678589</text:p>
          </table:table-cell>
          <table:table-cell table:number-columns-repeated="2" office:value-type="float" office:value="10311" calcext:value-type="float">
            <text:p>10311</text:p>
          </table:table-cell>
          <table:table-cell office:value-type="float" office:value="0.238420009613037" calcext:value-type="float">
            <text:p>0,238420009613037</text:p>
          </table:table-cell>
          <table:table-cell table:number-columns-repeated="2" office:value-type="float" office:value="3258" calcext:value-type="float">
            <text:p>3258</text:p>
          </table:table-cell>
          <table:table-cell office:value-type="float" office:value="9.9975528717041" calcext:value-type="float">
            <text:p>9,9975528717041</text:p>
          </table:table-cell>
          <table:table-cell table:number-columns-repeated="2" office:value-type="float" office:value="2217" calcext:value-type="float">
            <text:p>2217</text:p>
          </table:table-cell>
          <table:table-cell office:value-type="float" office:value="10.0235180854797" calcext:value-type="float">
            <text:p>10,0235180854797</text:p>
          </table:table-cell>
          <table:table-cell table:number-columns-repeated="2" office:value-type="float" office:value="4968" calcext:value-type="float">
            <text:p>49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./data/50nodes/dis_36.txt</text:p>
          </table:table-cell>
          <table:table-cell office:value-type="float" office:value="0.0162930488586426" calcext:value-type="float">
            <text:p>0,016293048858643</text:p>
          </table:table-cell>
          <table:table-cell table:number-columns-repeated="2" office:value-type="float" office:value="10346" calcext:value-type="float">
            <text:p>10346</text:p>
          </table:table-cell>
          <table:table-cell office:value-type="float" office:value="0.208891868591309" calcext:value-type="float">
            <text:p>0,208891868591309</text:p>
          </table:table-cell>
          <table:table-cell table:number-columns-repeated="2" office:value-type="float" office:value="3473" calcext:value-type="float">
            <text:p>3473</text:p>
          </table:table-cell>
          <table:table-cell office:value-type="float" office:value="10.0014870166779" calcext:value-type="float">
            <text:p>10,0014870166779</text:p>
          </table:table-cell>
          <table:table-cell table:number-columns-repeated="2" office:value-type="float" office:value="2170" calcext:value-type="float">
            <text:p>2170</text:p>
          </table:table-cell>
          <table:table-cell office:value-type="float" office:value="10.0077288150787" calcext:value-type="float">
            <text:p>10,0077288150787</text:p>
          </table:table-cell>
          <table:table-cell table:number-columns-repeated="2" office:value-type="float" office:value="4416" calcext:value-type="float">
            <text:p>44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./data/50nodes/dis_71.txt</text:p>
          </table:table-cell>
          <table:table-cell office:value-type="float" office:value="0.0426890850067139" calcext:value-type="float">
            <text:p>0,042689085006714</text:p>
          </table:table-cell>
          <table:table-cell table:number-columns-repeated="2" office:value-type="float" office:value="8257" calcext:value-type="float">
            <text:p>8257</text:p>
          </table:table-cell>
          <table:table-cell office:value-type="float" office:value="0.288603067398071" calcext:value-type="float">
            <text:p>0,288603067398071</text:p>
          </table:table-cell>
          <table:table-cell table:number-columns-repeated="2" office:value-type="float" office:value="3108" calcext:value-type="float">
            <text:p>3108</text:p>
          </table:table-cell>
          <table:table-cell office:value-type="float" office:value="9.99870586395264" calcext:value-type="float">
            <text:p>9,99870586395264</text:p>
          </table:table-cell>
          <table:table-cell table:number-columns-repeated="2" office:value-type="float" office:value="2030" calcext:value-type="float">
            <text:p>2030</text:p>
          </table:table-cell>
          <table:table-cell office:value-type="float" office:value="10.0231804847717" calcext:value-type="float">
            <text:p>10,0231804847717</text:p>
          </table:table-cell>
          <table:table-cell table:number-columns-repeated="2"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./data/50nodes/dis_62.txt</text:p>
          </table:table-cell>
          <table:table-cell office:value-type="float" office:value="0.00984477996826172" calcext:value-type="float">
            <text:p>0,009844779968262</text:p>
          </table:table-cell>
          <table:table-cell table:number-columns-repeated="2" office:value-type="float" office:value="11099" calcext:value-type="float">
            <text:p>11099</text:p>
          </table:table-cell>
          <table:table-cell office:value-type="float" office:value="0.198539733886719" calcext:value-type="float">
            <text:p>0,198539733886719</text:p>
          </table:table-cell>
          <table:table-cell table:number-columns-repeated="2" office:value-type="float" office:value="3812" calcext:value-type="float">
            <text:p>3812</text:p>
          </table:table-cell>
          <table:table-cell office:value-type="float" office:value="9.99800038337708" calcext:value-type="float">
            <text:p>9,99800038337708</text:p>
          </table:table-cell>
          <table:table-cell table:number-columns-repeated="2" office:value-type="float" office:value="2302" calcext:value-type="float">
            <text:p>2302</text:p>
          </table:table-cell>
          <table:table-cell office:value-type="float" office:value="10.0192501544952" calcext:value-type="float">
            <text:p>10,0192501544952</text:p>
          </table:table-cell>
          <table:table-cell table:number-columns-repeated="2" office:value-type="float" office:value="3873" calcext:value-type="float">
            <text:p>38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./data/50nodes/dis_97.txt</text:p>
          </table:table-cell>
          <table:table-cell office:value-type="float" office:value="0.0065007209777832" calcext:value-type="float">
            <text:p>0,006500720977783</text:p>
          </table:table-cell>
          <table:table-cell table:number-columns-repeated="2" office:value-type="float" office:value="10307" calcext:value-type="float">
            <text:p>10307</text:p>
          </table:table-cell>
          <table:table-cell office:value-type="float" office:value="0.218477725982666" calcext:value-type="float">
            <text:p>0,218477725982666</text:p>
          </table:table-cell>
          <table:table-cell table:number-columns-repeated="2" office:value-type="float" office:value="3153" calcext:value-type="float">
            <text:p>3153</text:p>
          </table:table-cell>
          <table:table-cell office:value-type="float" office:value="10.0001111030579" calcext:value-type="float">
            <text:p>10,0001111030579</text:p>
          </table:table-cell>
          <table:table-cell table:number-columns-repeated="2" office:value-type="float" office:value="2120" calcext:value-type="float">
            <text:p>2120</text:p>
          </table:table-cell>
          <table:table-cell office:value-type="float" office:value="10.0022320747376" calcext:value-type="float">
            <text:p>10,0022320747376</text:p>
          </table:table-cell>
          <table:table-cell table:number-columns-repeated="2"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./data/50nodes/dis_18.txt</text:p>
          </table:table-cell>
          <table:table-cell office:value-type="float" office:value="0.00649929046630859" calcext:value-type="float">
            <text:p>0,006499290466309</text:p>
          </table:table-cell>
          <table:table-cell table:number-columns-repeated="2" office:value-type="float" office:value="10638" calcext:value-type="float">
            <text:p>10638</text:p>
          </table:table-cell>
          <table:table-cell office:value-type="float" office:value="0.23328161239624" calcext:value-type="float">
            <text:p>0,23328161239624</text:p>
          </table:table-cell>
          <table:table-cell table:number-columns-repeated="2" office:value-type="float" office:value="3244" calcext:value-type="float">
            <text:p>3244</text:p>
          </table:table-cell>
          <table:table-cell office:value-type="float" office:value="9.99803066253662" calcext:value-type="float">
            <text:p>9,99803066253662</text:p>
          </table:table-cell>
          <table:table-cell table:number-columns-repeated="2" office:value-type="float" office:value="2205" calcext:value-type="float">
            <text:p>2205</text:p>
          </table:table-cell>
          <table:table-cell office:value-type="float" office:value="10.0336344242096" calcext:value-type="float">
            <text:p>10,0336344242096</text:p>
          </table:table-cell>
          <table:table-cell table:number-columns-repeated="2" office:value-type="float" office:value="4390" calcext:value-type="float">
            <text:p>439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./data/50nodes/dis_63.txt</text:p>
          </table:table-cell>
          <table:table-cell office:value-type="float" office:value="0.0165154933929443" calcext:value-type="float">
            <text:p>0,016515493392944</text:p>
          </table:table-cell>
          <table:table-cell table:number-columns-repeated="2" office:value-type="float" office:value="9880" calcext:value-type="float">
            <text:p>9880</text:p>
          </table:table-cell>
          <table:table-cell office:value-type="float" office:value="0.248124361038208" calcext:value-type="float">
            <text:p>0,248124361038208</text:p>
          </table:table-cell>
          <table:table-cell table:number-columns-repeated="2" office:value-type="float" office:value="2929" calcext:value-type="float">
            <text:p>2929</text:p>
          </table:table-cell>
          <table:table-cell office:value-type="float" office:value="9.99729323387146" calcext:value-type="float">
            <text:p>9,99729323387146</text:p>
          </table:table-cell>
          <table:table-cell table:number-columns-repeated="2" office:value-type="float" office:value="2110" calcext:value-type="float">
            <text:p>2110</text:p>
          </table:table-cell>
          <table:table-cell office:value-type="float" office:value="10.0390989780426" calcext:value-type="float">
            <text:p>10,0390989780426</text:p>
          </table:table-cell>
          <table:table-cell table:number-columns-repeated="2" office:value-type="float" office:value="4252" calcext:value-type="float">
            <text:p>42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./data/50nodes/dis_2.txt</text:p>
          </table:table-cell>
          <table:table-cell office:value-type="float" office:value="0.0163340568542481" calcext:value-type="float">
            <text:p>0,016334056854248</text:p>
          </table:table-cell>
          <table:table-cell table:number-columns-repeated="2" office:value-type="float" office:value="9251" calcext:value-type="float">
            <text:p>9251</text:p>
          </table:table-cell>
          <table:table-cell office:value-type="float" office:value="0.288614511489868" calcext:value-type="float">
            <text:p>0,288614511489868</text:p>
          </table:table-cell>
          <table:table-cell table:number-columns-repeated="2" office:value-type="float" office:value="3189" calcext:value-type="float">
            <text:p>3189</text:p>
          </table:table-cell>
          <table:table-cell office:value-type="float" office:value="10.0004298686981" calcext:value-type="float">
            <text:p>10,0004298686981</text:p>
          </table:table-cell>
          <table:table-cell table:number-columns-repeated="2" office:value-type="float" office:value="1829" calcext:value-type="float">
            <text:p>1829</text:p>
          </table:table-cell>
          <table:table-cell office:value-type="float" office:value="10.0058104991913" calcext:value-type="float">
            <text:p>10,0058104991913</text:p>
          </table:table-cell>
          <table:table-cell table:number-columns-repeated="2"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./data/50nodes/dis_40.txt</text:p>
          </table:table-cell>
          <table:table-cell office:value-type="float" office:value="0.0722825527191162" calcext:value-type="float">
            <text:p>0,072282552719116</text:p>
          </table:table-cell>
          <table:table-cell table:number-columns-repeated="2" office:value-type="float" office:value="8550" calcext:value-type="float">
            <text:p>8550</text:p>
          </table:table-cell>
          <table:table-cell office:value-type="float" office:value="0.206737518310547" calcext:value-type="float">
            <text:p>0,206737518310547</text:p>
          </table:table-cell>
          <table:table-cell table:number-columns-repeated="2" office:value-type="float" office:value="3914" calcext:value-type="float">
            <text:p>3914</text:p>
          </table:table-cell>
          <table:table-cell office:value-type="float" office:value="9.99793267250061" calcext:value-type="float">
            <text:p>9,99793267250061</text:p>
          </table:table-cell>
          <table:table-cell table:number-columns-repeated="2" office:value-type="float" office:value="2251" calcext:value-type="float">
            <text:p>2251</text:p>
          </table:table-cell>
          <table:table-cell office:value-type="float" office:value="10.0411076545715" calcext:value-type="float">
            <text:p>10,0411076545715</text:p>
          </table:table-cell>
          <table:table-cell table:number-columns-repeated="2" office:value-type="float" office:value="4692" calcext:value-type="float">
            <text:p>46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./data/50nodes/dis_20.txt</text:p>
          </table:table-cell>
          <table:table-cell office:value-type="float" office:value="0.0164904594421387" calcext:value-type="float">
            <text:p>0,016490459442139</text:p>
          </table:table-cell>
          <table:table-cell table:number-columns-repeated="2" office:value-type="float" office:value="10579" calcext:value-type="float">
            <text:p>10579</text:p>
          </table:table-cell>
          <table:table-cell office:value-type="float" office:value="0.186872720718384" calcext:value-type="float">
            <text:p>0,186872720718384</text:p>
          </table:table-cell>
          <table:table-cell table:number-columns-repeated="2" office:value-type="float" office:value="3154" calcext:value-type="float">
            <text:p>3154</text:p>
          </table:table-cell>
          <table:table-cell office:value-type="float" office:value="9.9971227645874" calcext:value-type="float">
            <text:p>9,9971227645874</text:p>
          </table:table-cell>
          <table:table-cell table:number-columns-repeated="2" office:value-type="float" office:value="2387" calcext:value-type="float">
            <text:p>2387</text:p>
          </table:table-cell>
          <table:table-cell office:value-type="float" office:value="9.99749875068665" calcext:value-type="float">
            <text:p>9,99749875068665</text:p>
          </table:table-cell>
          <table:table-cell table:number-columns-repeated="2" office:value-type="float" office:value="4549" calcext:value-type="float">
            <text:p>45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./data/50nodes/dis_94.txt</text:p>
          </table:table-cell>
          <table:table-cell office:value-type="float" office:value="0.00685572624206543" calcext:value-type="float">
            <text:p>0,006855726242065</text:p>
          </table:table-cell>
          <table:table-cell table:number-columns-repeated="2" office:value-type="float" office:value="11292" calcext:value-type="float">
            <text:p>11292</text:p>
          </table:table-cell>
          <table:table-cell office:value-type="float" office:value="0.303076505661011" calcext:value-type="float">
            <text:p>0,303076505661011</text:p>
          </table:table-cell>
          <table:table-cell table:number-columns-repeated="2" office:value-type="float" office:value="3353" calcext:value-type="float">
            <text:p>3353</text:p>
          </table:table-cell>
          <table:table-cell office:value-type="float" office:value="9.99751496315002" calcext:value-type="float">
            <text:p>9,99751496315002</text:p>
          </table:table-cell>
          <table:table-cell table:number-columns-repeated="2" office:value-type="float" office:value="2191" calcext:value-type="float">
            <text:p>2191</text:p>
          </table:table-cell>
          <table:table-cell office:value-type="float" office:value="10.0100691318512" calcext:value-type="float">
            <text:p>10,0100691318512</text:p>
          </table:table-cell>
          <table:table-cell table:number-columns-repeated="2" office:value-type="float" office:value="4663" calcext:value-type="float">
            <text:p>46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./data/50nodes/dis_38.txt</text:p>
          </table:table-cell>
          <table:table-cell office:value-type="float" office:value="0.016352653503418" calcext:value-type="float">
            <text:p>0,016352653503418</text:p>
          </table:table-cell>
          <table:table-cell table:number-columns-repeated="2" office:value-type="float" office:value="10446" calcext:value-type="float">
            <text:p>10446</text:p>
          </table:table-cell>
          <table:table-cell office:value-type="float" office:value="0.308158159255981" calcext:value-type="float">
            <text:p>0,308158159255981</text:p>
          </table:table-cell>
          <table:table-cell table:number-columns-repeated="2" office:value-type="float" office:value="3159" calcext:value-type="float">
            <text:p>3159</text:p>
          </table:table-cell>
          <table:table-cell office:value-type="float" office:value="9.99962162971497" calcext:value-type="float">
            <text:p>9,99962162971497</text:p>
          </table:table-cell>
          <table:table-cell table:number-columns-repeated="2" office:value-type="float" office:value="2311" calcext:value-type="float">
            <text:p>2311</text:p>
          </table:table-cell>
          <table:table-cell office:value-type="float" office:value="10.0361466407776" calcext:value-type="float">
            <text:p>10,0361466407776</text:p>
          </table:table-cell>
          <table:table-cell table:number-columns-repeated="2" office:value-type="float" office:value="4655" calcext:value-type="float">
            <text:p>465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./data/50nodes/dis_21.txt</text:p>
          </table:table-cell>
          <table:table-cell office:value-type="float" office:value="0.0197415351867676" calcext:value-type="float">
            <text:p>0,019741535186768</text:p>
          </table:table-cell>
          <table:table-cell table:number-columns-repeated="2" office:value-type="float" office:value="9750" calcext:value-type="float">
            <text:p>9750</text:p>
          </table:table-cell>
          <table:table-cell office:value-type="float" office:value="0.256292581558228" calcext:value-type="float">
            <text:p>0,256292581558228</text:p>
          </table:table-cell>
          <table:table-cell table:number-columns-repeated="2" office:value-type="float" office:value="3397" calcext:value-type="float">
            <text:p>3397</text:p>
          </table:table-cell>
          <table:table-cell office:value-type="float" office:value="9.99832892417908" calcext:value-type="float">
            <text:p>9,99832892417908</text:p>
          </table:table-cell>
          <table:table-cell table:number-columns-repeated="2" office:value-type="float" office:value="2276" calcext:value-type="float">
            <text:p>2276</text:p>
          </table:table-cell>
          <table:table-cell office:value-type="float" office:value="10.0182325839996" calcext:value-type="float">
            <text:p>10,0182325839996</text:p>
          </table:table-cell>
          <table:table-cell table:number-columns-repeated="2" office:value-type="float" office:value="4321" calcext:value-type="float">
            <text:p>43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./data/50nodes/dis_79.txt</text:p>
          </table:table-cell>
          <table:table-cell office:value-type="float" office:value="0.013314962387085" calcext:value-type="float">
            <text:p>0,013314962387085</text:p>
          </table:table-cell>
          <table:table-cell table:number-columns-repeated="2" office:value-type="float" office:value="10721" calcext:value-type="float">
            <text:p>10721</text:p>
          </table:table-cell>
          <table:table-cell office:value-type="float" office:value="0.283763647079468" calcext:value-type="float">
            <text:p>0,283763647079468</text:p>
          </table:table-cell>
          <table:table-cell table:number-columns-repeated="2" office:value-type="float" office:value="2841" calcext:value-type="float">
            <text:p>2841</text:p>
          </table:table-cell>
          <table:table-cell office:value-type="float" office:value="9.99809694290161" calcext:value-type="float">
            <text:p>9,99809694290161</text:p>
          </table:table-cell>
          <table:table-cell table:number-columns-repeated="2" office:value-type="float" office:value="2238" calcext:value-type="float">
            <text:p>2238</text:p>
          </table:table-cell>
          <table:table-cell office:value-type="float" office:value="10.0271744728088" calcext:value-type="float">
            <text:p>10,0271744728088</text:p>
          </table:table-cell>
          <table:table-cell table:number-columns-repeated="2" office:value-type="float" office:value="4598" calcext:value-type="float">
            <text:p>459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./data/50nodes/dis_16.txt</text:p>
          </table:table-cell>
          <table:table-cell office:value-type="float" office:value="0.0330255031585693" calcext:value-type="float">
            <text:p>0,033025503158569</text:p>
          </table:table-cell>
          <table:table-cell table:number-columns-repeated="2" office:value-type="float" office:value="9612" calcext:value-type="float">
            <text:p>9612</text:p>
          </table:table-cell>
          <table:table-cell office:value-type="float" office:value="0.319060325622559" calcext:value-type="float">
            <text:p>0,319060325622559</text:p>
          </table:table-cell>
          <table:table-cell table:number-columns-repeated="2" office:value-type="float" office:value="2677" calcext:value-type="float">
            <text:p>2677</text:p>
          </table:table-cell>
          <table:table-cell office:value-type="float" office:value="9.99878787994385" calcext:value-type="float">
            <text:p>9,99878787994385</text:p>
          </table:table-cell>
          <table:table-cell table:number-columns-repeated="2" office:value-type="float" office:value="2086" calcext:value-type="float">
            <text:p>2086</text:p>
          </table:table-cell>
          <table:table-cell office:value-type="float" office:value="10.0067493915558" calcext:value-type="float">
            <text:p>10,0067493915558</text:p>
          </table:table-cell>
          <table:table-cell table:number-columns-repeated="2" office:value-type="float" office:value="4181" calcext:value-type="float">
            <text:p>418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./data/50nodes/dis_65.txt</text:p>
          </table:table-cell>
          <table:table-cell office:value-type="float" office:value="0.0360383987426758" calcext:value-type="float">
            <text:p>0,036038398742676</text:p>
          </table:table-cell>
          <table:table-cell table:number-columns-repeated="2" office:value-type="float" office:value="9300" calcext:value-type="float">
            <text:p>9300</text:p>
          </table:table-cell>
          <table:table-cell office:value-type="float" office:value="0.206637144088745" calcext:value-type="float">
            <text:p>0,206637144088745</text:p>
          </table:table-cell>
          <table:table-cell table:number-columns-repeated="2" office:value-type="float" office:value="3455" calcext:value-type="float">
            <text:p>3455</text:p>
          </table:table-cell>
          <table:table-cell office:value-type="float" office:value="9.99990487098694" calcext:value-type="float">
            <text:p>9,99990487098694</text:p>
          </table:table-cell>
          <table:table-cell table:number-columns-repeated="2" office:value-type="float" office:value="2293" calcext:value-type="float">
            <text:p>2293</text:p>
          </table:table-cell>
          <table:table-cell office:value-type="float" office:value="10.0398933887482" calcext:value-type="float">
            <text:p>10,0398933887482</text:p>
          </table:table-cell>
          <table:table-cell table:number-columns-repeated="2" office:value-type="float" office:value="4543" calcext:value-type="float">
            <text:p>45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./data/50nodes/dis_96.txt</text:p>
          </table:table-cell>
          <table:table-cell office:value-type="float" office:value="0.0133242607116699" calcext:value-type="float">
            <text:p>0,01332426071167</text:p>
          </table:table-cell>
          <table:table-cell table:number-columns-repeated="2" office:value-type="float" office:value="10547" calcext:value-type="float">
            <text:p>10547</text:p>
          </table:table-cell>
          <table:table-cell office:value-type="float" office:value="0.316641330718994" calcext:value-type="float">
            <text:p>0,316641330718994</text:p>
          </table:table-cell>
          <table:table-cell table:number-columns-repeated="2" office:value-type="float" office:value="3195" calcext:value-type="float">
            <text:p>3195</text:p>
          </table:table-cell>
          <table:table-cell office:value-type="float" office:value="9.99993395805359" calcext:value-type="float">
            <text:p>9,99993395805359</text:p>
          </table:table-cell>
          <table:table-cell table:number-columns-repeated="2" office:value-type="float" office:value="2124" calcext:value-type="float">
            <text:p>2124</text:p>
          </table:table-cell>
          <table:table-cell office:value-type="float" office:value="10.0094873905182" calcext:value-type="float">
            <text:p>10,0094873905182</text:p>
          </table:table-cell>
          <table:table-cell table:number-columns-repeated="2" office:value-type="float" office:value="4525" calcext:value-type="float">
            <text:p>45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./data/50nodes/dis_24.txt</text:p>
          </table:table-cell>
          <table:table-cell office:value-type="float" office:value="0.00676584243774414" calcext:value-type="float">
            <text:p>0,006765842437744</text:p>
          </table:table-cell>
          <table:table-cell table:number-columns-repeated="2" office:value-type="float" office:value="10816" calcext:value-type="float">
            <text:p>10816</text:p>
          </table:table-cell>
          <table:table-cell office:value-type="float" office:value="0.194597244262695" calcext:value-type="float">
            <text:p>0,194597244262695</text:p>
          </table:table-cell>
          <table:table-cell table:number-columns-repeated="2" office:value-type="float" office:value="3809" calcext:value-type="float">
            <text:p>3809</text:p>
          </table:table-cell>
          <table:table-cell office:value-type="float" office:value="9.99972581863403" calcext:value-type="float">
            <text:p>9,99972581863403</text:p>
          </table:table-cell>
          <table:table-cell table:number-columns-repeated="2" office:value-type="float" office:value="2145" calcext:value-type="float">
            <text:p>2145</text:p>
          </table:table-cell>
          <table:table-cell office:value-type="float" office:value="10.0160610675812" calcext:value-type="float">
            <text:p>10,0160610675812</text:p>
          </table:table-cell>
          <table:table-cell table:number-columns-repeated="2" office:value-type="float" office:value="4289" calcext:value-type="float">
            <text:p>428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./data/50nodes/dis_84.txt</text:p>
          </table:table-cell>
          <table:table-cell office:value-type="float" office:value="0.0394093990325928" calcext:value-type="float">
            <text:p>0,039409399032593</text:p>
          </table:table-cell>
          <table:table-cell table:number-columns-repeated="2" office:value-type="float" office:value="9330" calcext:value-type="float">
            <text:p>9330</text:p>
          </table:table-cell>
          <table:table-cell office:value-type="float" office:value="0.302306652069092" calcext:value-type="float">
            <text:p>0,302306652069092</text:p>
          </table:table-cell>
          <table:table-cell table:number-columns-repeated="2" office:value-type="float" office:value="3004" calcext:value-type="float">
            <text:p>3004</text:p>
          </table:table-cell>
          <table:table-cell office:value-type="float" office:value="9.99824380874634" calcext:value-type="float">
            <text:p>9,99824380874634</text:p>
          </table:table-cell>
          <table:table-cell table:number-columns-repeated="2" office:value-type="float" office:value="1925" calcext:value-type="float">
            <text:p>1925</text:p>
          </table:table-cell>
          <table:table-cell office:value-type="float" office:value="9.99703454971314" calcext:value-type="float">
            <text:p>9,99703454971314</text:p>
          </table:table-cell>
          <table:table-cell table:number-columns-repeated="2" office:value-type="float" office:value="3923" calcext:value-type="float">
            <text:p>392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./data/50nodes/dis_81.txt</text:p>
          </table:table-cell>
          <table:table-cell office:value-type="float" office:value="0.0644028186798096" calcext:value-type="float">
            <text:p>0,06440281867981</text:p>
          </table:table-cell>
          <table:table-cell table:number-columns-repeated="2" office:value-type="float" office:value="8647" calcext:value-type="float">
            <text:p>8647</text:p>
          </table:table-cell>
          <table:table-cell office:value-type="float" office:value="0.251551389694214" calcext:value-type="float">
            <text:p>0,251551389694214</text:p>
          </table:table-cell>
          <table:table-cell table:number-columns-repeated="2" office:value-type="float" office:value="3099" calcext:value-type="float">
            <text:p>3099</text:p>
          </table:table-cell>
          <table:table-cell office:value-type="float" office:value="9.99814105033875" calcext:value-type="float">
            <text:p>9,99814105033875</text:p>
          </table:table-cell>
          <table:table-cell table:number-columns-repeated="2" office:value-type="float" office:value="2164" calcext:value-type="float">
            <text:p>2164</text:p>
          </table:table-cell>
          <table:table-cell office:value-type="float" office:value="10.0374484062195" calcext:value-type="float">
            <text:p>10,0374484062195</text:p>
          </table:table-cell>
          <table:table-cell table:number-columns-repeated="2"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./data/50nodes/dis_23.txt</text:p>
          </table:table-cell>
          <table:table-cell office:value-type="float" office:value="0.0455248355865479" calcext:value-type="float">
            <text:p>0,045524835586548</text:p>
          </table:table-cell>
          <table:table-cell table:number-columns-repeated="2" office:value-type="float" office:value="8326" calcext:value-type="float">
            <text:p>8326</text:p>
          </table:table-cell>
          <table:table-cell office:value-type="float" office:value="0.186978101730347" calcext:value-type="float">
            <text:p>0,186978101730347</text:p>
          </table:table-cell>
          <table:table-cell table:number-columns-repeated="2" office:value-type="float" office:value="3847" calcext:value-type="float">
            <text:p>3847</text:p>
          </table:table-cell>
          <table:table-cell office:value-type="float" office:value="10.0031177997589" calcext:value-type="float">
            <text:p>10,0031177997589</text:p>
          </table:table-cell>
          <table:table-cell table:number-columns-repeated="2" office:value-type="float" office:value="2150" calcext:value-type="float">
            <text:p>2150</text:p>
          </table:table-cell>
          <table:table-cell office:value-type="float" office:value="10.02601146698" calcext:value-type="float">
            <text:p>10,02601146698</text:p>
          </table:table-cell>
          <table:table-cell table:number-columns-repeated="2" office:value-type="float" office:value="4160" calcext:value-type="float">
            <text:p>41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./data/50nodes/dis_3.txt</text:p>
          </table:table-cell>
          <table:table-cell office:value-type="float" office:value="0.0162391662597656" calcext:value-type="float">
            <text:p>0,016239166259766</text:p>
          </table:table-cell>
          <table:table-cell table:number-columns-repeated="2" office:value-type="float" office:value="10131" calcext:value-type="float">
            <text:p>10131</text:p>
          </table:table-cell>
          <table:table-cell office:value-type="float" office:value="0.243746280670166" calcext:value-type="float">
            <text:p>0,243746280670166</text:p>
          </table:table-cell>
          <table:table-cell table:number-columns-repeated="2" office:value-type="float" office:value="2839" calcext:value-type="float">
            <text:p>2839</text:p>
          </table:table-cell>
          <table:table-cell office:value-type="float" office:value="9.99724245071411" calcext:value-type="float">
            <text:p>9,99724245071411</text:p>
          </table:table-cell>
          <table:table-cell table:number-columns-repeated="2" office:value-type="float" office:value="2207" calcext:value-type="float">
            <text:p>2207</text:p>
          </table:table-cell>
          <table:table-cell office:value-type="float" office:value="10.010951757431" calcext:value-type="float">
            <text:p>10,010951757431</text:p>
          </table:table-cell>
          <table:table-cell table:number-columns-repeated="2" office:value-type="float" office:value="4020" calcext:value-type="float">
            <text:p>40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./data/50nodes/dis_9.txt</text:p>
          </table:table-cell>
          <table:table-cell office:value-type="float" office:value="0.0198090076446533" calcext:value-type="float">
            <text:p>0,019809007644653</text:p>
          </table:table-cell>
          <table:table-cell table:number-columns-repeated="2" office:value-type="float" office:value="10730" calcext:value-type="float">
            <text:p>10730</text:p>
          </table:table-cell>
          <table:table-cell office:value-type="float" office:value="0.266035079956055" calcext:value-type="float">
            <text:p>0,266035079956055</text:p>
          </table:table-cell>
          <table:table-cell table:number-columns-repeated="2" office:value-type="float" office:value="2909" calcext:value-type="float">
            <text:p>2909</text:p>
          </table:table-cell>
          <table:table-cell office:value-type="float" office:value="10.0027785301209" calcext:value-type="float">
            <text:p>10,0027785301209</text:p>
          </table:table-cell>
          <table:table-cell table:number-columns-repeated="2" office:value-type="float" office:value="2250" calcext:value-type="float">
            <text:p>2250</text:p>
          </table:table-cell>
          <table:table-cell office:value-type="float" office:value="9.99853014945984" calcext:value-type="float">
            <text:p>9,99853014945984</text:p>
          </table:table-cell>
          <table:table-cell table:number-columns-repeated="2" office:value-type="float" office:value="4722" calcext:value-type="float">
            <text:p>47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./data/50nodes/dis_93.txt</text:p>
          </table:table-cell>
          <table:table-cell office:value-type="float" office:value="0.0427119731903076" calcext:value-type="float">
            <text:p>0,042711973190308</text:p>
          </table:table-cell>
          <table:table-cell table:number-columns-repeated="2" office:value-type="float" office:value="8621" calcext:value-type="float">
            <text:p>8621</text:p>
          </table:table-cell>
          <table:table-cell office:value-type="float" office:value="0.345108270645142" calcext:value-type="float">
            <text:p>0,345108270645142</text:p>
          </table:table-cell>
          <table:table-cell table:number-columns-repeated="2" office:value-type="float" office:value="2970" calcext:value-type="float">
            <text:p>2970</text:p>
          </table:table-cell>
          <table:table-cell office:value-type="float" office:value="10.0006496906281" calcext:value-type="float">
            <text:p>10,0006496906281</text:p>
          </table:table-cell>
          <table:table-cell table:number-columns-repeated="2" office:value-type="float" office:value="2091" calcext:value-type="float">
            <text:p>2091</text:p>
          </table:table-cell>
          <table:table-cell office:value-type="float" office:value="10.0097026824951" calcext:value-type="float">
            <text:p>10,0097026824951</text:p>
          </table:table-cell>
          <table:table-cell table:number-columns-repeated="2" office:value-type="float" office:value="3930" calcext:value-type="float">
            <text:p>393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./data/50nodes/dis_67.txt</text:p>
          </table:table-cell>
          <table:table-cell office:value-type="float" office:value="0.0262789726257324" calcext:value-type="float">
            <text:p>0,026278972625732</text:p>
          </table:table-cell>
          <table:table-cell table:number-columns-repeated="2" office:value-type="float" office:value="9539" calcext:value-type="float">
            <text:p>9539</text:p>
          </table:table-cell>
          <table:table-cell office:value-type="float" office:value="0.236023664474487" calcext:value-type="float">
            <text:p>0,236023664474487</text:p>
          </table:table-cell>
          <table:table-cell table:number-columns-repeated="2" office:value-type="float" office:value="3378" calcext:value-type="float">
            <text:p>3378</text:p>
          </table:table-cell>
          <table:table-cell office:value-type="float" office:value="9.99764966964722" calcext:value-type="float">
            <text:p>9,99764966964722</text:p>
          </table:table-cell>
          <table:table-cell table:number-columns-repeated="2" office:value-type="float" office:value="2092" calcext:value-type="float">
            <text:p>2092</text:p>
          </table:table-cell>
          <table:table-cell office:value-type="float" office:value="10.0065333843231" calcext:value-type="float">
            <text:p>10,0065333843231</text:p>
          </table:table-cell>
          <table:table-cell table:number-columns-repeated="2" office:value-type="float" office:value="4155" calcext:value-type="float">
            <text:p>41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/data/50nodes/dis_89.txt</text:p>
          </table:table-cell>
          <table:table-cell office:value-type="float" office:value="0.0757434368133545" calcext:value-type="float">
            <text:p>0,075743436813355</text:p>
          </table:table-cell>
          <table:table-cell table:number-columns-repeated="2" office:value-type="float" office:value="7397" calcext:value-type="float">
            <text:p>7397</text:p>
          </table:table-cell>
          <table:table-cell office:value-type="float" office:value="0.239031553268433" calcext:value-type="float">
            <text:p>0,239031553268433</text:p>
          </table:table-cell>
          <table:table-cell table:number-columns-repeated="2" office:value-type="float" office:value="3364" calcext:value-type="float">
            <text:p>3364</text:p>
          </table:table-cell>
          <table:table-cell office:value-type="float" office:value="9.99712157249451" calcext:value-type="float">
            <text:p>9,99712157249451</text:p>
          </table:table-cell>
          <table:table-cell table:number-columns-repeated="2" office:value-type="float" office:value="2067" calcext:value-type="float">
            <text:p>2067</text:p>
          </table:table-cell>
          <table:table-cell office:value-type="float" office:value="10.0049116611481" calcext:value-type="float">
            <text:p>10,0049116611481</text:p>
          </table:table-cell>
          <table:table-cell table:number-columns-repeated="2" office:value-type="float" office:value="4935" calcext:value-type="float">
            <text:p>49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./data/50nodes/dis_27.txt</text:p>
          </table:table-cell>
          <table:table-cell office:value-type="float" office:value="0.0129687786102295" calcext:value-type="float">
            <text:p>0,01296877861023</text:p>
          </table:table-cell>
          <table:table-cell table:number-columns-repeated="2" office:value-type="float" office:value="10407" calcext:value-type="float">
            <text:p>10407</text:p>
          </table:table-cell>
          <table:table-cell office:value-type="float" office:value="0.201159715652466" calcext:value-type="float">
            <text:p>0,201159715652466</text:p>
          </table:table-cell>
          <table:table-cell table:number-columns-repeated="2" office:value-type="float" office:value="3861" calcext:value-type="float">
            <text:p>3861</text:p>
          </table:table-cell>
          <table:table-cell office:value-type="float" office:value="9.99869322776794" calcext:value-type="float">
            <text:p>9,99869322776794</text:p>
          </table:table-cell>
          <table:table-cell table:number-columns-repeated="2" office:value-type="float" office:value="2075" calcext:value-type="float">
            <text:p>2075</text:p>
          </table:table-cell>
          <table:table-cell office:value-type="float" office:value="10.0073354244232" calcext:value-type="float">
            <text:p>10,0073354244232</text:p>
          </table:table-cell>
          <table:table-cell table:number-columns-repeated="2" office:value-type="float" office:value="4421" calcext:value-type="float">
            <text:p>44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./data/50nodes/dis_60.txt</text:p>
          </table:table-cell>
          <table:table-cell office:value-type="float" office:value="0.0557000637054443" calcext:value-type="float">
            <text:p>0,055700063705444</text:p>
          </table:table-cell>
          <table:table-cell table:number-columns-repeated="2" office:value-type="float" office:value="7638" calcext:value-type="float">
            <text:p>7638</text:p>
          </table:table-cell>
          <table:table-cell office:value-type="float" office:value="0.191307067871094" calcext:value-type="float">
            <text:p>0,191307067871094</text:p>
          </table:table-cell>
          <table:table-cell table:number-columns-repeated="2" office:value-type="float" office:value="3919" calcext:value-type="float">
            <text:p>3919</text:p>
          </table:table-cell>
          <table:table-cell office:value-type="float" office:value="10.0008141994476" calcext:value-type="float">
            <text:p>10,0008141994476</text:p>
          </table:table-cell>
          <table:table-cell table:number-columns-repeated="2" office:value-type="float" office:value="2163" calcext:value-type="float">
            <text:p>2163</text:p>
          </table:table-cell>
          <table:table-cell office:value-type="float" office:value="10.0279948711395" calcext:value-type="float">
            <text:p>10,0279948711395</text:p>
          </table:table-cell>
          <table:table-cell table:number-columns-repeated="2" office:value-type="float" office:value="4239" calcext:value-type="float">
            <text:p>423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./data/50nodes/dis_32.txt</text:p>
          </table:table-cell>
          <table:table-cell office:value-type="float" office:value="0.00974822044372559" calcext:value-type="float">
            <text:p>0,009748220443726</text:p>
          </table:table-cell>
          <table:table-cell table:number-columns-repeated="2" office:value-type="float" office:value="10731" calcext:value-type="float">
            <text:p>10731</text:p>
          </table:table-cell>
          <table:table-cell office:value-type="float" office:value="0.24732780456543" calcext:value-type="float">
            <text:p>0,24732780456543</text:p>
          </table:table-cell>
          <table:table-cell table:number-columns-repeated="2" office:value-type="float" office:value="3380" calcext:value-type="float">
            <text:p>3380</text:p>
          </table:table-cell>
          <table:table-cell office:value-type="float" office:value="9.99750947952271" calcext:value-type="float">
            <text:p>9,99750947952271</text:p>
          </table:table-cell>
          <table:table-cell table:number-columns-repeated="2" office:value-type="float" office:value="1901" calcext:value-type="float">
            <text:p>1901</text:p>
          </table:table-cell>
          <table:table-cell office:value-type="float" office:value="10.0086686611176" calcext:value-type="float">
            <text:p>10,0086686611176</text:p>
          </table:table-cell>
          <table:table-cell table:number-columns-repeated="2" office:value-type="float" office:value="4066" calcext:value-type="float">
            <text:p>40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./data/50nodes/dis_54.txt</text:p>
          </table:table-cell>
          <table:table-cell office:value-type="float" office:value="0.0162661075592041" calcext:value-type="float">
            <text:p>0,016266107559204</text:p>
          </table:table-cell>
          <table:table-cell table:number-columns-repeated="2" office:value-type="float" office:value="9874" calcext:value-type="float">
            <text:p>9874</text:p>
          </table:table-cell>
          <table:table-cell office:value-type="float" office:value="0.231424331665039" calcext:value-type="float">
            <text:p>0,231424331665039</text:p>
          </table:table-cell>
          <table:table-cell table:number-columns-repeated="2" office:value-type="float" office:value="3166" calcext:value-type="float">
            <text:p>3166</text:p>
          </table:table-cell>
          <table:table-cell office:value-type="float" office:value="10.0014617443085" calcext:value-type="float">
            <text:p>10,0014617443085</text:p>
          </table:table-cell>
          <table:table-cell table:number-columns-repeated="2" office:value-type="float" office:value="2105" calcext:value-type="float">
            <text:p>2105</text:p>
          </table:table-cell>
          <table:table-cell office:value-type="float" office:value="10.0293250083923" calcext:value-type="float">
            <text:p>10,0293250083923</text:p>
          </table:table-cell>
          <table:table-cell table:number-columns-repeated="2" office:value-type="float" office:value="3592" calcext:value-type="float">
            <text:p>359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./data/50nodes/dis_17.txt</text:p>
          </table:table-cell>
          <table:table-cell office:value-type="float" office:value="0.0260729789733887" calcext:value-type="float">
            <text:p>0,026072978973389</text:p>
          </table:table-cell>
          <table:table-cell table:number-columns-repeated="2" office:value-type="float" office:value="9267" calcext:value-type="float">
            <text:p>9267</text:p>
          </table:table-cell>
          <table:table-cell office:value-type="float" office:value="0.184338092803955" calcext:value-type="float">
            <text:p>0,184338092803955</text:p>
          </table:table-cell>
          <table:table-cell table:number-columns-repeated="2" office:value-type="float" office:value="4010" calcext:value-type="float">
            <text:p>4010</text:p>
          </table:table-cell>
          <table:table-cell office:value-type="float" office:value="9.99896311759949" calcext:value-type="float">
            <text:p>9,99896311759949</text:p>
          </table:table-cell>
          <table:table-cell table:number-columns-repeated="2" office:value-type="float" office:value="2098" calcext:value-type="float">
            <text:p>2098</text:p>
          </table:table-cell>
          <table:table-cell office:value-type="float" office:value="10.0100724697113" calcext:value-type="float">
            <text:p>10,0100724697113</text:p>
          </table:table-cell>
          <table:table-cell table:number-columns-repeated="2" office:value-type="float" office:value="3817" calcext:value-type="float">
            <text:p>38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./data/50nodes/dis_59.txt</text:p>
          </table:table-cell>
          <table:table-cell office:value-type="float" office:value="0.0879623889923096" calcext:value-type="float">
            <text:p>0,08796238899231</text:p>
          </table:table-cell>
          <table:table-cell table:number-columns-repeated="2" office:value-type="float" office:value="7850" calcext:value-type="float">
            <text:p>7850</text:p>
          </table:table-cell>
          <table:table-cell office:value-type="float" office:value="0.188924074172974" calcext:value-type="float">
            <text:p>0,188924074172974</text:p>
          </table:table-cell>
          <table:table-cell table:number-columns-repeated="2" office:value-type="float" office:value="3526" calcext:value-type="float">
            <text:p>3526</text:p>
          </table:table-cell>
          <table:table-cell office:value-type="float" office:value="9.99803924560547" calcext:value-type="float">
            <text:p>9,99803924560547</text:p>
          </table:table-cell>
          <table:table-cell table:number-columns-repeated="2" office:value-type="float" office:value="2198" calcext:value-type="float">
            <text:p>2198</text:p>
          </table:table-cell>
          <table:table-cell office:value-type="float" office:value="10.0049262046814" calcext:value-type="float">
            <text:p>10,0049262046814</text:p>
          </table:table-cell>
          <table:table-cell table:number-columns-repeated="2" office:value-type="float" office:value="4423" calcext:value-type="float">
            <text:p>44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./data/50nodes/dis_80.txt</text:p>
          </table:table-cell>
          <table:table-cell office:value-type="float" office:value="0.00659584999084473" calcext:value-type="float">
            <text:p>0,006595849990845</text:p>
          </table:table-cell>
          <table:table-cell table:number-columns-repeated="2" office:value-type="float" office:value="10469" calcext:value-type="float">
            <text:p>10469</text:p>
          </table:table-cell>
          <table:table-cell office:value-type="float" office:value="0.217678785324097" calcext:value-type="float">
            <text:p>0,217678785324097</text:p>
          </table:table-cell>
          <table:table-cell table:number-columns-repeated="2" office:value-type="float" office:value="3453" calcext:value-type="float">
            <text:p>3453</text:p>
          </table:table-cell>
          <table:table-cell office:value-type="float" office:value="9.99972462654114" calcext:value-type="float">
            <text:p>9,99972462654114</text:p>
          </table:table-cell>
          <table:table-cell table:number-columns-repeated="2" office:value-type="float" office:value="2244" calcext:value-type="float">
            <text:p>2244</text:p>
          </table:table-cell>
          <table:table-cell office:value-type="float" office:value="10.0347745418549" calcext:value-type="float">
            <text:p>10,0347745418549</text:p>
          </table:table-cell>
          <table:table-cell table:number-columns-repeated="2"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./data/50nodes/dis_56.txt</text:p>
          </table:table-cell>
          <table:table-cell office:value-type="float" office:value="0.0105545520782471" calcext:value-type="float">
            <text:p>0,010554552078247</text:p>
          </table:table-cell>
          <table:table-cell table:number-columns-repeated="2" office:value-type="float" office:value="10402" calcext:value-type="float">
            <text:p>10402</text:p>
          </table:table-cell>
          <table:table-cell office:value-type="float" office:value="0.248515367507935" calcext:value-type="float">
            <text:p>0,248515367507935</text:p>
          </table:table-cell>
          <table:table-cell table:number-columns-repeated="2" office:value-type="float" office:value="3535" calcext:value-type="float">
            <text:p>3535</text:p>
          </table:table-cell>
          <table:table-cell office:value-type="float" office:value="9.99750947952271" calcext:value-type="float">
            <text:p>9,99750947952271</text:p>
          </table:table-cell>
          <table:table-cell table:number-columns-repeated="2" office:value-type="float" office:value="2179" calcext:value-type="float">
            <text:p>2179</text:p>
          </table:table-cell>
          <table:table-cell office:value-type="float" office:value="10.0026550292969" calcext:value-type="float">
            <text:p>10,0026550292969</text:p>
          </table:table-cell>
          <table:table-cell table:number-columns-repeated="2" office:value-type="float" office:value="4159" calcext:value-type="float">
            <text:p>415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./data/50nodes/dis_78.txt</text:p>
          </table:table-cell>
          <table:table-cell office:value-type="float" office:value="0.0587120056152344" calcext:value-type="float">
            <text:p>0,058712005615234</text:p>
          </table:table-cell>
          <table:table-cell table:number-columns-repeated="2" office:value-type="float" office:value="8454" calcext:value-type="float">
            <text:p>8454</text:p>
          </table:table-cell>
          <table:table-cell office:value-type="float" office:value="0.209314346313477" calcext:value-type="float">
            <text:p>0,209314346313477</text:p>
          </table:table-cell>
          <table:table-cell table:number-columns-repeated="2" office:value-type="float" office:value="3499" calcext:value-type="float">
            <text:p>3499</text:p>
          </table:table-cell>
          <table:table-cell office:value-type="float" office:value="9.9979248046875" calcext:value-type="float">
            <text:p>9,9979248046875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0.0329210758209" calcext:value-type="float">
            <text:p>10,0329210758209</text:p>
          </table:table-cell>
          <table:table-cell table:number-columns-repeated="2" office:value-type="float" office:value="4416" calcext:value-type="float">
            <text:p>44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./data/50nodes/dis_66.txt</text:p>
          </table:table-cell>
          <table:table-cell office:value-type="float" office:value="0.0279145240783691" calcext:value-type="float">
            <text:p>0,027914524078369</text:p>
          </table:table-cell>
          <table:table-cell table:number-columns-repeated="2" office:value-type="float" office:value="10112" calcext:value-type="float">
            <text:p>10112</text:p>
          </table:table-cell>
          <table:table-cell office:value-type="float" office:value="0.218565464019775" calcext:value-type="float">
            <text:p>0,218565464019775</text:p>
          </table:table-cell>
          <table:table-cell table:number-columns-repeated="2" office:value-type="float" office:value="3010" calcext:value-type="float">
            <text:p>3010</text:p>
          </table:table-cell>
          <table:table-cell office:value-type="float" office:value="10.0005347728729" calcext:value-type="float">
            <text:p>10,0005347728729</text:p>
          </table:table-cell>
          <table:table-cell table:number-columns-repeated="2" office:value-type="float" office:value="2287" calcext:value-type="float">
            <text:p>2287</text:p>
          </table:table-cell>
          <table:table-cell office:value-type="float" office:value="10.0296607017517" calcext:value-type="float">
            <text:p>10,0296607017517</text:p>
          </table:table-cell>
          <table:table-cell table:number-columns-repeated="2" office:value-type="float" office:value="4099" calcext:value-type="float">
            <text:p>409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./data/50nodes/dis_43.txt</text:p>
          </table:table-cell>
          <table:table-cell office:value-type="float" office:value="0.0428318977355957" calcext:value-type="float">
            <text:p>0,042831897735596</text:p>
          </table:table-cell>
          <table:table-cell table:number-columns-repeated="2" office:value-type="float" office:value="9074" calcext:value-type="float">
            <text:p>9074</text:p>
          </table:table-cell>
          <table:table-cell office:value-type="float" office:value="0.280671834945679" calcext:value-type="float">
            <text:p>0,280671834945679</text:p>
          </table:table-cell>
          <table:table-cell table:number-columns-repeated="2" office:value-type="float" office:value="3249" calcext:value-type="float">
            <text:p>3249</text:p>
          </table:table-cell>
          <table:table-cell office:value-type="float" office:value="9.99839043617249" calcext:value-type="float">
            <text:p>9,99839043617249</text:p>
          </table:table-cell>
          <table:table-cell table:number-columns-repeated="2" office:value-type="float" office:value="2029" calcext:value-type="float">
            <text:p>2029</text:p>
          </table:table-cell>
          <table:table-cell office:value-type="float" office:value="9.99721074104309" calcext:value-type="float">
            <text:p>9,99721074104309</text:p>
          </table:table-cell>
          <table:table-cell table:number-columns-repeated="2"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./data/50nodes/dis_26.txt</text:p>
          </table:table-cell>
          <table:table-cell office:value-type="float" office:value="0.0407776832580566" calcext:value-type="float">
            <text:p>0,040777683258057</text:p>
          </table:table-cell>
          <table:table-cell table:number-columns-repeated="2" office:value-type="float" office:value="8941" calcext:value-type="float">
            <text:p>8941</text:p>
          </table:table-cell>
          <table:table-cell office:value-type="float" office:value="0.199234962463379" calcext:value-type="float">
            <text:p>0,199234962463379</text:p>
          </table:table-cell>
          <table:table-cell table:number-columns-repeated="2" office:value-type="float" office:value="3291" calcext:value-type="float">
            <text:p>3291</text:p>
          </table:table-cell>
          <table:table-cell office:value-type="float" office:value="9.9977502822876" calcext:value-type="float">
            <text:p>9,9977502822876</text:p>
          </table:table-cell>
          <table:table-cell table:number-columns-repeated="2" office:value-type="float" office:value="2044" calcext:value-type="float">
            <text:p>2044</text:p>
          </table:table-cell>
          <table:table-cell office:value-type="float" office:value="10.0304846763611" calcext:value-type="float">
            <text:p>10,0304846763611</text:p>
          </table:table-cell>
          <table:table-cell table:number-columns-repeated="2" office:value-type="float" office:value="4668" calcext:value-type="float">
            <text:p>466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./data/50nodes/dis_46.txt</text:p>
          </table:table-cell>
          <table:table-cell office:value-type="float" office:value="0.0109586715698242" calcext:value-type="float">
            <text:p>0,010958671569824</text:p>
          </table:table-cell>
          <table:table-cell table:number-columns-repeated="2" office:value-type="float" office:value="11644" calcext:value-type="float">
            <text:p>11644</text:p>
          </table:table-cell>
          <table:table-cell office:value-type="float" office:value="0.300890207290649" calcext:value-type="float">
            <text:p>0,300890207290649</text:p>
          </table:table-cell>
          <table:table-cell table:number-columns-repeated="2" office:value-type="float" office:value="2962" calcext:value-type="float">
            <text:p>2962</text:p>
          </table:table-cell>
          <table:table-cell office:value-type="float" office:value="9.99965906143189" calcext:value-type="float">
            <text:p>9,99965906143189</text:p>
          </table:table-cell>
          <table:table-cell table:number-columns-repeated="2" office:value-type="float" office:value="2244" calcext:value-type="float">
            <text:p>2244</text:p>
          </table:table-cell>
          <table:table-cell office:value-type="float" office:value="10.0096006393433" calcext:value-type="float">
            <text:p>10,0096006393433</text:p>
          </table:table-cell>
          <table:table-cell table:number-columns-repeated="2" office:value-type="float" office:value="4682" calcext:value-type="float">
            <text:p>468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./data/50nodes/dis_42.txt</text:p>
          </table:table-cell>
          <table:table-cell office:value-type="float" office:value="0.019744873046875" calcext:value-type="float">
            <text:p>0,019744873046875</text:p>
          </table:table-cell>
          <table:table-cell table:number-columns-repeated="2" office:value-type="float" office:value="10150" calcext:value-type="float">
            <text:p>10150</text:p>
          </table:table-cell>
          <table:table-cell office:value-type="float" office:value="0.24435019493103" calcext:value-type="float">
            <text:p>0,24435019493103</text:p>
          </table:table-cell>
          <table:table-cell table:number-columns-repeated="2" office:value-type="float" office:value="2828" calcext:value-type="float">
            <text:p>2828</text:p>
          </table:table-cell>
          <table:table-cell office:value-type="float" office:value="9.99889492988586" calcext:value-type="float">
            <text:p>9,99889492988586</text:p>
          </table:table-cell>
          <table:table-cell table:number-columns-repeated="2" office:value-type="float" office:value="2157" calcext:value-type="float">
            <text:p>2157</text:p>
          </table:table-cell>
          <table:table-cell office:value-type="float" office:value="10.0198373794556" calcext:value-type="float">
            <text:p>10,0198373794556</text:p>
          </table:table-cell>
          <table:table-cell table:number-columns-repeated="2" office:value-type="float" office:value="3854" calcext:value-type="float">
            <text:p>38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./data/50nodes/dis_49.txt</text:p>
          </table:table-cell>
          <table:table-cell office:value-type="float" office:value="0.0325894355773926" calcext:value-type="float">
            <text:p>0,032589435577393</text:p>
          </table:table-cell>
          <table:table-cell table:number-columns-repeated="2" office:value-type="float" office:value="9611" calcext:value-type="float">
            <text:p>9611</text:p>
          </table:table-cell>
          <table:table-cell office:value-type="float" office:value="0.224652528762817" calcext:value-type="float">
            <text:p>0,224652528762817</text:p>
          </table:table-cell>
          <table:table-cell table:number-columns-repeated="2" office:value-type="float" office:value="3916" calcext:value-type="float">
            <text:p>3916</text:p>
          </table:table-cell>
          <table:table-cell office:value-type="float" office:value="9.99986624717712" calcext:value-type="float">
            <text:p>9,99986624717712</text:p>
          </table:table-cell>
          <table:table-cell table:number-columns-repeated="2" office:value-type="float" office:value="2288" calcext:value-type="float">
            <text:p>2288</text:p>
          </table:table-cell>
          <table:table-cell office:value-type="float" office:value="10.0312190055847" calcext:value-type="float">
            <text:p>10,0312190055847</text:p>
          </table:table-cell>
          <table:table-cell table:number-columns-repeated="2" office:value-type="float" office:value="4335" calcext:value-type="float">
            <text:p>43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./data/50nodes/dis_7.txt</text:p>
          </table:table-cell>
          <table:table-cell office:value-type="float" office:value="0.0235998630523682" calcext:value-type="float">
            <text:p>0,023599863052368</text:p>
          </table:table-cell>
          <table:table-cell table:number-columns-repeated="2" office:value-type="float" office:value="9472" calcext:value-type="float">
            <text:p>9472</text:p>
          </table:table-cell>
          <table:table-cell office:value-type="float" office:value="0.204884052276611" calcext:value-type="float">
            <text:p>0,204884052276611</text:p>
          </table:table-cell>
          <table:table-cell table:number-columns-repeated="2" office:value-type="float" office:value="3186" calcext:value-type="float">
            <text:p>3186</text:p>
          </table:table-cell>
          <table:table-cell office:value-type="float" office:value="10.0002977848053" calcext:value-type="float">
            <text:p>10,0002977848053</text:p>
          </table:table-cell>
          <table:table-cell table:number-columns-repeated="2" office:value-type="float" office:value="2040" calcext:value-type="float">
            <text:p>2040</text:p>
          </table:table-cell>
          <table:table-cell office:value-type="float" office:value="10.0058538913727" calcext:value-type="float">
            <text:p>10,0058538913727</text:p>
          </table:table-cell>
          <table:table-cell table:number-columns-repeated="2" office:value-type="float" office:value="4409" calcext:value-type="float">
            <text:p>440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./data/50nodes/dis_69.txt</text:p>
          </table:table-cell>
          <table:table-cell office:value-type="float" office:value="0.0064387321472168" calcext:value-type="float">
            <text:p>0,006438732147217</text:p>
          </table:table-cell>
          <table:table-cell table:number-columns-repeated="2" office:value-type="float" office:value="11304" calcext:value-type="float">
            <text:p>11304</text:p>
          </table:table-cell>
          <table:table-cell office:value-type="float" office:value="0.224466562271118" calcext:value-type="float">
            <text:p>0,224466562271118</text:p>
          </table:table-cell>
          <table:table-cell table:number-columns-repeated="2" office:value-type="float" office:value="3127" calcext:value-type="float">
            <text:p>3127</text:p>
          </table:table-cell>
          <table:table-cell office:value-type="float" office:value="10.0003411769867" calcext:value-type="float">
            <text:p>10,0003411769867</text:p>
          </table:table-cell>
          <table:table-cell table:number-columns-repeated="2" office:value-type="float" office:value="2124" calcext:value-type="float">
            <text:p>2124</text:p>
          </table:table-cell>
          <table:table-cell office:value-type="float" office:value="10.0303380489349" calcext:value-type="float">
            <text:p>10,0303380489349</text:p>
          </table:table-cell>
          <table:table-cell table:number-columns-repeated="2" office:value-type="float" office:value="4618" calcext:value-type="float">
            <text:p>46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./data/50nodes/dis_33.txt</text:p>
          </table:table-cell>
          <table:table-cell office:value-type="float" office:value="0.0589437484741211" calcext:value-type="float">
            <text:p>0,058943748474121</text:p>
          </table:table-cell>
          <table:table-cell table:number-columns-repeated="2" office:value-type="float" office:value="8423" calcext:value-type="float">
            <text:p>8423</text:p>
          </table:table-cell>
          <table:table-cell office:value-type="float" office:value="0.291625261306763" calcext:value-type="float">
            <text:p>0,291625261306763</text:p>
          </table:table-cell>
          <table:table-cell table:number-columns-repeated="2" office:value-type="float" office:value="2872" calcext:value-type="float">
            <text:p>2872</text:p>
          </table:table-cell>
          <table:table-cell office:value-type="float" office:value="9.99710083007813" calcext:value-type="float">
            <text:p>9,99710083007813</text:p>
          </table:table-cell>
          <table:table-cell table:number-columns-repeated="2" office:value-type="float" office:value="2153" calcext:value-type="float">
            <text:p>2153</text:p>
          </table:table-cell>
          <table:table-cell office:value-type="float" office:value="10.0096209049225" calcext:value-type="float">
            <text:p>10,0096209049225</text:p>
          </table:table-cell>
          <table:table-cell table:number-columns-repeated="2" office:value-type="float" office:value="4441" calcext:value-type="float">
            <text:p>444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./data/50nodes/dis_48.txt</text:p>
          </table:table-cell>
          <table:table-cell office:value-type="float" office:value="0.0263738632202148" calcext:value-type="float">
            <text:p>0,026373863220215</text:p>
          </table:table-cell>
          <table:table-cell table:number-columns-repeated="2" office:value-type="float" office:value="9569" calcext:value-type="float">
            <text:p>9569</text:p>
          </table:table-cell>
          <table:table-cell office:value-type="float" office:value="0.191540002822876" calcext:value-type="float">
            <text:p>0,191540002822876</text:p>
          </table:table-cell>
          <table:table-cell table:number-columns-repeated="2" office:value-type="float" office:value="3685" calcext:value-type="float">
            <text:p>3685</text:p>
          </table:table-cell>
          <table:table-cell office:value-type="float" office:value="9.99800634384155" calcext:value-type="float">
            <text:p>9,99800634384155</text:p>
          </table:table-cell>
          <table:table-cell table:number-columns-repeated="2" office:value-type="float" office:value="2059" calcext:value-type="float">
            <text:p>2059</text:p>
          </table:table-cell>
          <table:table-cell office:value-type="float" office:value="10.0239264965057" calcext:value-type="float">
            <text:p>10,0239264965057</text:p>
          </table:table-cell>
          <table:table-cell table:number-columns-repeated="2" office:value-type="float" office:value="4362" calcext:value-type="float">
            <text:p>436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./data/50nodes/dis_76.txt</text:p>
          </table:table-cell>
          <table:table-cell office:value-type="float" office:value="0.0294532775878906" calcext:value-type="float">
            <text:p>0,029453277587891</text:p>
          </table:table-cell>
          <table:table-cell table:number-columns-repeated="2" office:value-type="float" office:value="9686" calcext:value-type="float">
            <text:p>9686</text:p>
          </table:table-cell>
          <table:table-cell office:value-type="float" office:value="0.234829902648926" calcext:value-type="float">
            <text:p>0,234829902648926</text:p>
          </table:table-cell>
          <table:table-cell table:number-columns-repeated="2" office:value-type="float" office:value="3239" calcext:value-type="float">
            <text:p>3239</text:p>
          </table:table-cell>
          <table:table-cell office:value-type="float" office:value="10.0038936138153" calcext:value-type="float">
            <text:p>10,0038936138153</text:p>
          </table:table-cell>
          <table:table-cell table:number-columns-repeated="2" office:value-type="float" office:value="2117" calcext:value-type="float">
            <text:p>2117</text:p>
          </table:table-cell>
          <table:table-cell office:value-type="float" office:value="10.0095415115356" calcext:value-type="float">
            <text:p>10,0095415115356</text:p>
          </table:table-cell>
          <table:table-cell table:number-columns-repeated="2" office:value-type="float" office:value="4729" calcext:value-type="float">
            <text:p>47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./data/50nodes/dis_99.txt</text:p>
          </table:table-cell>
          <table:table-cell office:value-type="float" office:value="0.0257816314697266" calcext:value-type="float">
            <text:p>0,025781631469727</text:p>
          </table:table-cell>
          <table:table-cell table:number-columns-repeated="2" office:value-type="float" office:value="10192" calcext:value-type="float">
            <text:p>10192</text:p>
          </table:table-cell>
          <table:table-cell office:value-type="float" office:value="0.202924013137817" calcext:value-type="float">
            <text:p>0,202924013137817</text:p>
          </table:table-cell>
          <table:table-cell table:number-columns-repeated="2" office:value-type="float" office:value="3380" calcext:value-type="float">
            <text:p>3380</text:p>
          </table:table-cell>
          <table:table-cell office:value-type="float" office:value="9.99711155891418" calcext:value-type="float">
            <text:p>9,99711155891418</text:p>
          </table:table-cell>
          <table:table-cell table:number-columns-repeated="2" office:value-type="float" office:value="2150" calcext:value-type="float">
            <text:p>2150</text:p>
          </table:table-cell>
          <table:table-cell office:value-type="float" office:value="10.0285270214081" calcext:value-type="float">
            <text:p>10,0285270214081</text:p>
          </table:table-cell>
          <table:table-cell table:number-columns-repeated="2" office:value-type="float" office:value="4251" calcext:value-type="float">
            <text:p>425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./data/50nodes/dis_83.txt</text:p>
          </table:table-cell>
          <table:table-cell office:value-type="float" office:value="0.0130207538604736" calcext:value-type="float">
            <text:p>0,013020753860474</text:p>
          </table:table-cell>
          <table:table-cell table:number-columns-repeated="2" office:value-type="float" office:value="9961" calcext:value-type="float">
            <text:p>9961</text:p>
          </table:table-cell>
          <table:table-cell office:value-type="float" office:value="0.210095882415771" calcext:value-type="float">
            <text:p>0,210095882415771</text:p>
          </table:table-cell>
          <table:table-cell table:number-columns-repeated="2" office:value-type="float" office:value="3476" calcext:value-type="float">
            <text:p>3476</text:p>
          </table:table-cell>
          <table:table-cell office:value-type="float" office:value="10.0020399093628" calcext:value-type="float">
            <text:p>10,0020399093628</text:p>
          </table:table-cell>
          <table:table-cell table:number-columns-repeated="2" office:value-type="float" office:value="2050" calcext:value-type="float">
            <text:p>2050</text:p>
          </table:table-cell>
          <table:table-cell office:value-type="float" office:value="10.0244400501251" calcext:value-type="float">
            <text:p>10,0244400501251</text:p>
          </table:table-cell>
          <table:table-cell table:number-columns-repeated="2" office:value-type="float" office:value="4291" calcext:value-type="float">
            <text:p>429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./data/50nodes/dis_15.txt</text:p>
          </table:table-cell>
          <table:table-cell office:value-type="float" office:value="0.0229141712188721" calcext:value-type="float">
            <text:p>0,022914171218872</text:p>
          </table:table-cell>
          <table:table-cell table:number-columns-repeated="2" office:value-type="float" office:value="10137" calcext:value-type="float">
            <text:p>10137</text:p>
          </table:table-cell>
          <table:table-cell office:value-type="float" office:value="0.288411617279053" calcext:value-type="float">
            <text:p>0,288411617279053</text:p>
          </table:table-cell>
          <table:table-cell table:number-columns-repeated="2" office:value-type="float" office:value="2891" calcext:value-type="float">
            <text:p>2891</text:p>
          </table:table-cell>
          <table:table-cell office:value-type="float" office:value="9.99759101867676" calcext:value-type="float">
            <text:p>9,99759101867676</text:p>
          </table:table-cell>
          <table:table-cell table:number-columns-repeated="2" office:value-type="float" office:value="2372" calcext:value-type="float">
            <text:p>2372</text:p>
          </table:table-cell>
          <table:table-cell office:value-type="float" office:value="10.0035271644592" calcext:value-type="float">
            <text:p>10,0035271644592</text:p>
          </table:table-cell>
          <table:table-cell table:number-columns-repeated="2" office:value-type="float" office:value="4595" calcext:value-type="float">
            <text:p>459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./data/50nodes/dis_45.txt</text:p>
          </table:table-cell>
          <table:table-cell office:value-type="float" office:value="0.00990033149719238" calcext:value-type="float">
            <text:p>0,009900331497192</text:p>
          </table:table-cell>
          <table:table-cell table:number-columns-repeated="2" office:value-type="float" office:value="9673" calcext:value-type="float">
            <text:p>9673</text:p>
          </table:table-cell>
          <table:table-cell office:value-type="float" office:value="0.227112531661987" calcext:value-type="float">
            <text:p>0,227112531661987</text:p>
          </table:table-cell>
          <table:table-cell table:number-columns-repeated="2" office:value-type="float" office:value="3234" calcext:value-type="float">
            <text:p>3234</text:p>
          </table:table-cell>
          <table:table-cell office:value-type="float" office:value="9.99780607223511" calcext:value-type="float">
            <text:p>9,99780607223511</text:p>
          </table:table-cell>
          <table:table-cell table:number-columns-repeated="2" office:value-type="float" office:value="1986" calcext:value-type="float">
            <text:p>1986</text:p>
          </table:table-cell>
          <table:table-cell office:value-type="float" office:value="10.0299808979034" calcext:value-type="float">
            <text:p>10,0299808979034</text:p>
          </table:table-cell>
          <table:table-cell table:number-columns-repeated="2" office:value-type="float" office:value="4346" calcext:value-type="float">
            <text:p>434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./data/50nodes/dis_95.txt</text:p>
          </table:table-cell>
          <table:table-cell office:value-type="float" office:value="0.0566208362579346" calcext:value-type="float">
            <text:p>0,056620836257935</text:p>
          </table:table-cell>
          <table:table-cell table:number-columns-repeated="2" office:value-type="float" office:value="7917" calcext:value-type="float">
            <text:p>7917</text:p>
          </table:table-cell>
          <table:table-cell office:value-type="float" office:value="0.321860313415527" calcext:value-type="float">
            <text:p>0,321860313415527</text:p>
          </table:table-cell>
          <table:table-cell table:number-columns-repeated="2" office:value-type="float" office:value="3102" calcext:value-type="float">
            <text:p>3102</text:p>
          </table:table-cell>
          <table:table-cell office:value-type="float" office:value="9.99993634223938" calcext:value-type="float">
            <text:p>9,99993634223938</text:p>
          </table:table-cell>
          <table:table-cell table:number-columns-repeated="2" office:value-type="float" office:value="2307" calcext:value-type="float">
            <text:p>2307</text:p>
          </table:table-cell>
          <table:table-cell office:value-type="float" office:value="10.0004570484161" calcext:value-type="float">
            <text:p>10,0004570484161</text:p>
          </table:table-cell>
          <table:table-cell table:number-columns-repeated="2" office:value-type="float" office:value="3942" calcext:value-type="float">
            <text:p>39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./data/50nodes/dis_64.txt</text:p>
          </table:table-cell>
          <table:table-cell office:value-type="float" office:value="0.0514321327209473" calcext:value-type="float">
            <text:p>0,051432132720947</text:p>
          </table:table-cell>
          <table:table-cell table:number-columns-repeated="2" office:value-type="float" office:value="8519" calcext:value-type="float">
            <text:p>8519</text:p>
          </table:table-cell>
          <table:table-cell office:value-type="float" office:value="0.241154670715332" calcext:value-type="float">
            <text:p>0,241154670715332</text:p>
          </table:table-cell>
          <table:table-cell table:number-columns-repeated="2" office:value-type="float" office:value="3047" calcext:value-type="float">
            <text:p>3047</text:p>
          </table:table-cell>
          <table:table-cell office:value-type="float" office:value="9.99989295005798" calcext:value-type="float">
            <text:p>9,99989295005798</text:p>
          </table:table-cell>
          <table:table-cell table:number-columns-repeated="2" office:value-type="float" office:value="2044" calcext:value-type="float">
            <text:p>2044</text:p>
          </table:table-cell>
          <table:table-cell office:value-type="float" office:value="10.0016765594482" calcext:value-type="float">
            <text:p>10,0016765594482</text:p>
          </table:table-cell>
          <table:table-cell table:number-columns-repeated="2" office:value-type="float" office:value="3621" calcext:value-type="float">
            <text:p>362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./data/50nodes/dis_44.txt</text:p>
          </table:table-cell>
          <table:table-cell office:value-type="float" office:value="0.0918753147125244" calcext:value-type="float">
            <text:p>0,091875314712524</text:p>
          </table:table-cell>
          <table:table-cell table:number-columns-repeated="2" office:value-type="float" office:value="7699" calcext:value-type="float">
            <text:p>7699</text:p>
          </table:table-cell>
          <table:table-cell office:value-type="float" office:value="0.21991229057312" calcext:value-type="float">
            <text:p>0,21991229057312</text:p>
          </table:table-cell>
          <table:table-cell table:number-columns-repeated="2" office:value-type="float" office:value="3457" calcext:value-type="float">
            <text:p>3457</text:p>
          </table:table-cell>
          <table:table-cell office:value-type="float" office:value="10.0027692317963" calcext:value-type="float">
            <text:p>10,0027692317963</text:p>
          </table:table-cell>
          <table:table-cell table:number-columns-repeated="2" office:value-type="float" office:value="2111" calcext:value-type="float">
            <text:p>2111</text:p>
          </table:table-cell>
          <table:table-cell office:value-type="float" office:value="10.0110886096954" calcext:value-type="float">
            <text:p>10,0110886096954</text:p>
          </table:table-cell>
          <table:table-cell table:number-columns-repeated="2" office:value-type="float" office:value="4789" calcext:value-type="float">
            <text:p>478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./data/50nodes/dis_5.txt</text:p>
          </table:table-cell>
          <table:table-cell office:value-type="float" office:value="0.0328407287597656" calcext:value-type="float">
            <text:p>0,032840728759766</text:p>
          </table:table-cell>
          <table:table-cell table:number-columns-repeated="2" office:value-type="float" office:value="8565" calcext:value-type="float">
            <text:p>8565</text:p>
          </table:table-cell>
          <table:table-cell office:value-type="float" office:value="0.226136207580566" calcext:value-type="float">
            <text:p>0,226136207580566</text:p>
          </table:table-cell>
          <table:table-cell table:number-columns-repeated="2" office:value-type="float" office:value="2898" calcext:value-type="float">
            <text:p>2898</text:p>
          </table:table-cell>
          <table:table-cell office:value-type="float" office:value="9.99789071083069" calcext:value-type="float">
            <text:p>9,99789071083069</text:p>
          </table:table-cell>
          <table:table-cell table:number-columns-repeated="2" office:value-type="float" office:value="2288" calcext:value-type="float">
            <text:p>2288</text:p>
          </table:table-cell>
          <table:table-cell office:value-type="float" office:value="10.0203206539154" calcext:value-type="float">
            <text:p>10,0203206539154</text:p>
          </table:table-cell>
          <table:table-cell table:number-columns-repeated="2"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./data/50nodes/dis_98.txt</text:p>
          </table:table-cell>
          <table:table-cell office:value-type="float" office:value="0.0270862579345703" calcext:value-type="float">
            <text:p>0,02708625793457</text:p>
          </table:table-cell>
          <table:table-cell table:number-columns-repeated="2" office:value-type="float" office:value="9887" calcext:value-type="float">
            <text:p>9887</text:p>
          </table:table-cell>
          <table:table-cell office:value-type="float" office:value="0.22686243057251" calcext:value-type="float">
            <text:p>0,22686243057251</text:p>
          </table:table-cell>
          <table:table-cell table:number-columns-repeated="2" office:value-type="float" office:value="3282" calcext:value-type="float">
            <text:p>3282</text:p>
          </table:table-cell>
          <table:table-cell office:value-type="float" office:value="10.004133939743" calcext:value-type="float">
            <text:p>10,004133939743</text:p>
          </table:table-cell>
          <table:table-cell table:number-columns-repeated="2" office:value-type="float" office:value="2179" calcext:value-type="float">
            <text:p>2179</text:p>
          </table:table-cell>
          <table:table-cell office:value-type="float" office:value="10.0268421173096" calcext:value-type="float">
            <text:p>10,0268421173096</text:p>
          </table:table-cell>
          <table:table-cell table:number-columns-repeated="2" office:value-type="float" office:value="4480" calcext:value-type="float">
            <text:p>448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./data/50nodes/dis_58.txt</text:p>
          </table:table-cell>
          <table:table-cell office:value-type="float" office:value="0.0365173816680908" calcext:value-type="float">
            <text:p>0,036517381668091</text:p>
          </table:table-cell>
          <table:table-cell table:number-columns-repeated="2" office:value-type="float" office:value="10054" calcext:value-type="float">
            <text:p>10054</text:p>
          </table:table-cell>
          <table:table-cell office:value-type="float" office:value="0.214184045791626" calcext:value-type="float">
            <text:p>0,214184045791626</text:p>
          </table:table-cell>
          <table:table-cell table:number-columns-repeated="2" office:value-type="float" office:value="3384" calcext:value-type="float">
            <text:p>3384</text:p>
          </table:table-cell>
          <table:table-cell office:value-type="float" office:value="9.99791359901428" calcext:value-type="float">
            <text:p>9,99791359901428</text:p>
          </table:table-cell>
          <table:table-cell table:number-columns-repeated="2" office:value-type="float" office:value="2237" calcext:value-type="float">
            <text:p>2237</text:p>
          </table:table-cell>
          <table:table-cell office:value-type="float" office:value="10.0157730579376" calcext:value-type="float">
            <text:p>10,0157730579376</text:p>
          </table:table-cell>
          <table:table-cell table:number-columns-repeated="2" office:value-type="float" office:value="4616" calcext:value-type="float">
            <text:p>461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./data/50nodes/dis_14.txt</text:p>
          </table:table-cell>
          <table:table-cell office:value-type="float" office:value="0.0329153537750244" calcext:value-type="float">
            <text:p>0,032915353775024</text:p>
          </table:table-cell>
          <table:table-cell table:number-columns-repeated="2" office:value-type="float" office:value="10350" calcext:value-type="float">
            <text:p>10350</text:p>
          </table:table-cell>
          <table:table-cell office:value-type="float" office:value="0.270577669143677" calcext:value-type="float">
            <text:p>0,270577669143677</text:p>
          </table:table-cell>
          <table:table-cell table:number-columns-repeated="2" office:value-type="float" office:value="3355" calcext:value-type="float">
            <text:p>3355</text:p>
          </table:table-cell>
          <table:table-cell office:value-type="float" office:value="10.0009531974792" calcext:value-type="float">
            <text:p>10,0009531974792</text:p>
          </table:table-cell>
          <table:table-cell table:number-columns-repeated="2" office:value-type="float" office:value="2111" calcext:value-type="float">
            <text:p>2111</text:p>
          </table:table-cell>
          <table:table-cell office:value-type="float" office:value="10.0272538661957" calcext:value-type="float">
            <text:p>10,0272538661957</text:p>
          </table:table-cell>
          <table:table-cell table:number-columns-repeated="2" office:value-type="float" office:value="4672" calcext:value-type="float">
            <text:p>467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./data/50nodes/dis_10.txt</text:p>
          </table:table-cell>
          <table:table-cell office:value-type="float" office:value="0.00974798202514648" calcext:value-type="float">
            <text:p>0,009747982025146</text:p>
          </table:table-cell>
          <table:table-cell table:number-columns-repeated="2" office:value-type="float" office:value="9922" calcext:value-type="float">
            <text:p>9922</text:p>
          </table:table-cell>
          <table:table-cell office:value-type="float" office:value="0.186518430709839" calcext:value-type="float">
            <text:p>0,186518430709839</text:p>
          </table:table-cell>
          <table:table-cell table:number-columns-repeated="2" office:value-type="float" office:value="3729" calcext:value-type="float">
            <text:p>3729</text:p>
          </table:table-cell>
          <table:table-cell office:value-type="float" office:value="9.99785947799683" calcext:value-type="float">
            <text:p>9,99785947799683</text:p>
          </table:table-cell>
          <table:table-cell table:number-columns-repeated="2" office:value-type="float" office:value="2103" calcext:value-type="float">
            <text:p>2103</text:p>
          </table:table-cell>
          <table:table-cell office:value-type="float" office:value="10.0054376125336" calcext:value-type="float">
            <text:p>10,0054376125336</text:p>
          </table:table-cell>
          <table:table-cell table:number-columns-repeated="2" office:value-type="float" office:value="3923" calcext:value-type="float">
            <text:p>39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./data/50nodes/dis_68.txt</text:p>
          </table:table-cell>
          <table:table-cell office:value-type="float" office:value="0.0596520900726318" calcext:value-type="float">
            <text:p>0,059652090072632</text:p>
          </table:table-cell>
          <table:table-cell table:number-columns-repeated="2" office:value-type="float" office:value="8461" calcext:value-type="float">
            <text:p>8461</text:p>
          </table:table-cell>
          <table:table-cell office:value-type="float" office:value="0.203869342803955" calcext:value-type="float">
            <text:p>0,203869342803955</text:p>
          </table:table-cell>
          <table:table-cell table:number-columns-repeated="2" office:value-type="float" office:value="3615" calcext:value-type="float">
            <text:p>3615</text:p>
          </table:table-cell>
          <table:table-cell office:value-type="float" office:value="9.99876761436462" calcext:value-type="float">
            <text:p>9,99876761436462</text:p>
          </table:table-cell>
          <table:table-cell table:number-columns-repeated="2" office:value-type="float" office:value="2139" calcext:value-type="float">
            <text:p>2139</text:p>
          </table:table-cell>
          <table:table-cell office:value-type="float" office:value="10.0140135288239" calcext:value-type="float">
            <text:p>10,0140135288239</text:p>
          </table:table-cell>
          <table:table-cell table:number-columns-repeated="2" office:value-type="float" office:value="4445" calcext:value-type="float">
            <text:p>444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./data/50nodes/dis_19.txt</text:p>
          </table:table-cell>
          <table:table-cell office:value-type="float" office:value="0.0482800006866455" calcext:value-type="float">
            <text:p>0,048280000686646</text:p>
          </table:table-cell>
          <table:table-cell table:number-columns-repeated="2" office:value-type="float" office:value="9128" calcext:value-type="float">
            <text:p>9128</text:p>
          </table:table-cell>
          <table:table-cell office:value-type="float" office:value="0.20972752571106" calcext:value-type="float">
            <text:p>0,20972752571106</text:p>
          </table:table-cell>
          <table:table-cell table:number-columns-repeated="2" office:value-type="float" office:value="3209" calcext:value-type="float">
            <text:p>3209</text:p>
          </table:table-cell>
          <table:table-cell office:value-type="float" office:value="9.99888324737549" calcext:value-type="float">
            <text:p>9,99888324737549</text:p>
          </table:table-cell>
          <table:table-cell table:number-columns-repeated="2" office:value-type="float" office:value="2159" calcext:value-type="float">
            <text:p>2159</text:p>
          </table:table-cell>
          <table:table-cell office:value-type="float" office:value="10.0079855918884" calcext:value-type="float">
            <text:p>10,0079855918884</text:p>
          </table:table-cell>
          <table:table-cell table:number-columns-repeated="2" office:value-type="float" office:value="4449" calcext:value-type="float">
            <text:p>444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./data/50nodes/dis_39.txt</text:p>
          </table:table-cell>
          <table:table-cell office:value-type="float" office:value="0.0130624771118164" calcext:value-type="float">
            <text:p>0,013062477111816</text:p>
          </table:table-cell>
          <table:table-cell table:number-columns-repeated="2" office:value-type="float" office:value="10109" calcext:value-type="float">
            <text:p>10109</text:p>
          </table:table-cell>
          <table:table-cell office:value-type="float" office:value="0.24205470085144" calcext:value-type="float">
            <text:p>0,24205470085144</text:p>
          </table:table-cell>
          <table:table-cell table:number-columns-repeated="2" office:value-type="float" office:value="3160" calcext:value-type="float">
            <text:p>3160</text:p>
          </table:table-cell>
          <table:table-cell office:value-type="float" office:value="9.99877309799194" calcext:value-type="float">
            <text:p>9,99877309799194</text:p>
          </table:table-cell>
          <table:table-cell table:number-columns-repeated="2" office:value-type="float" office:value="2211" calcext:value-type="float">
            <text:p>2211</text:p>
          </table:table-cell>
          <table:table-cell office:value-type="float" office:value="10.018609046936" calcext:value-type="float">
            <text:p>10,018609046936</text:p>
          </table:table-cell>
          <table:table-cell table:number-columns-repeated="2" office:value-type="float" office:value="4401" calcext:value-type="float">
            <text:p>4401</text:p>
          </table:table-cell>
        </table:table-row>
        <table:table-row table:style-name="ro1">
          <table:table-cell table:number-columns-repeated="2"/>
          <table:table-cell table:formula="of:=SUM([.C2:.C101])" office:value-type="float" office:value="2.98830103874207" calcext:value-type="float">
            <text:p>2,98830103874207</text:p>
          </table:table-cell>
          <table:table-cell table:formula="of:=SUM([.D2:.D101])" office:value-type="float" office:value="960705" calcext:value-type="float">
            <text:p>960705</text:p>
          </table:table-cell>
          <table:table-cell table:formula="of:=SUM([.E2:.E101])" office:value-type="float" office:value="960705" calcext:value-type="float">
            <text:p>960705</text:p>
          </table:table-cell>
          <table:table-cell table:formula="of:=SUM([.F2:.F101])" office:value-type="float" office:value="23.9963126182556" calcext:value-type="float">
            <text:p>23,9963126182556</text:p>
          </table:table-cell>
          <table:table-cell table:formula="of:=SUM([.G2:.G101])" office:value-type="float" office:value="331668" calcext:value-type="float">
            <text:p>331668</text:p>
          </table:table-cell>
          <table:table-cell table:formula="of:=SUM([.H2:.H101])" office:value-type="float" office:value="331668" calcext:value-type="float">
            <text:p>331668</text:p>
          </table:table-cell>
          <table:table-cell table:formula="of:=SUM([.I2:.I101])" office:value-type="float" office:value="999.918928384781" calcext:value-type="float">
            <text:p>999,918928384781</text:p>
          </table:table-cell>
          <table:table-cell table:formula="of:=SUM([.J2:.J101])" office:value-type="float" office:value="214169" calcext:value-type="float">
            <text:p>214169</text:p>
          </table:table-cell>
          <table:table-cell table:formula="of:=SUM([.K2:.K101])" office:value-type="float" office:value="214169" calcext:value-type="float">
            <text:p>214169</text:p>
          </table:table-cell>
          <table:table-cell table:formula="of:=SUM([.L2:.L101])" office:value-type="float" office:value="1001.77890515327" calcext:value-type="float">
            <text:p>1001,77890515327</text:p>
          </table:table-cell>
          <table:table-cell table:formula="of:=SUM([.M2:.M101])" office:value-type="float" office:value="425613" calcext:value-type="float">
            <text:p>425613</text:p>
          </table:table-cell>
          <table:table-cell table:formula="of:=SUM([.N2:.N101])" office:value-type="float" office:value="425613" calcext:value-type="float">
            <text:p>425613</text:p>
          </table:table-cell>
        </table:table-row>
      </table:table>
      <table:table table:name="TESTBENCH_metaheu_ls_vnd_bvns_ts__niter_10_search_greedy_init_random_memory_10_times4ave_1_maxs_10.0" table:style-name="ta1">
        <table:shapes>
          <draw:frame draw:z-index="0" draw:style-name="gr1" draw:text-style-name="P1" svg:width="36.039cm" svg:height="9.005cm" svg:x="5.009cm" svg:y="47.866cm">
            <draw:object draw:notify-on-update-of-ranges="'TESTBENCH_metaheu_ls_vnd_bvns_ts__niter_10_search_greedy_init_random_memory_10_times4ave_1_maxs_10.0'.E1:'TESTBENCH_metaheu_ls_vnd_bvns_ts__niter_10_search_greedy_init_random_memory_10_times4ave_1_maxs_10.0'.E1 'TESTBENCH_metaheu_ls_vnd_bvns_ts__niter_10_search_greedy_init_random_memory_10_times4ave_1_maxs_10.0'.E2:'TESTBENCH_metaheu_ls_vnd_bvns_ts__niter_10_search_greedy_init_random_memory_10_times4ave_1_maxs_10.0'.E101 'TESTBENCH_metaheu_ls_vnd_bvns_ts__niter_10_search_greedy_init_random_memory_10_times4ave_1_maxs_10.0'.H1:'TESTBENCH_metaheu_ls_vnd_bvns_ts__niter_10_search_greedy_init_random_memory_10_times4ave_1_maxs_10.0'.H1 'TESTBENCH_metaheu_ls_vnd_bvns_ts__niter_10_search_greedy_init_random_memory_10_times4ave_1_maxs_10.0'.H2:'TESTBENCH_metaheu_ls_vnd_bvns_ts__niter_10_search_greedy_init_random_memory_10_times4ave_1_maxs_10.0'.H101 'TESTBENCH_metaheu_ls_vnd_bvns_ts__niter_10_search_greedy_init_random_memory_10_times4ave_1_maxs_10.0'.K1:'TESTBENCH_metaheu_ls_vnd_bvns_ts__niter_10_search_greedy_init_random_memory_10_times4ave_1_maxs_10.0'.K1 'TESTBENCH_metaheu_ls_vnd_bvns_ts__niter_10_search_greedy_init_random_memory_10_times4ave_1_maxs_10.0'.K2:'TESTBENCH_metaheu_ls_vnd_bvns_ts__niter_10_search_greedy_init_random_memory_10_times4ave_1_maxs_10.0'.K101 'TESTBENCH_metaheu_ls_vnd_bvns_ts__niter_10_search_greedy_init_random_memory_10_times4ave_1_maxs_10.0'.N1:'TESTBENCH_metaheu_ls_vnd_bvns_ts__niter_10_search_greedy_init_random_memory_10_times4ave_1_maxs_10.0'.N1 'TESTBENCH_metaheu_ls_vnd_bvns_ts__niter_10_search_greedy_init_random_memory_10_times4ave_1_maxs_10.0'.N2:'TESTBENCH_metaheu_ls_vnd_bvns_ts__niter_10_search_greedy_init_random_memory_10_times4ave_1_maxs_10.0'.N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ls_av_elapsed_time</text:p>
          </table:table-cell>
          <table:table-cell office:value-type="string" calcext:value-type="string">
            <text:p>ls_av_cost</text:p>
          </table:table-cell>
          <table:table-cell office:value-type="string" calcext:value-type="string">
            <text:p>ls_best_cost</text:p>
          </table:table-cell>
          <table:table-cell office:value-type="string" calcext:value-type="string">
            <text:p>vnd_av_elapsed_time</text:p>
          </table:table-cell>
          <table:table-cell office:value-type="string" calcext:value-type="string">
            <text:p>vnd_av_cost</text:p>
          </table:table-cell>
          <table:table-cell office:value-type="string" calcext:value-type="string">
            <text:p>vnd_best_cost</text:p>
          </table:table-cell>
          <table:table-cell office:value-type="string" calcext:value-type="string">
            <text:p>bvns_av_elapsed_time</text:p>
          </table:table-cell>
          <table:table-cell office:value-type="string" calcext:value-type="string">
            <text:p>bvns_av_cost</text:p>
          </table:table-cell>
          <table:table-cell office:value-type="string" calcext:value-type="string">
            <text:p>bvns_best_cost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50nodes/dis_74.txt</text:p>
          </table:table-cell>
          <table:table-cell office:value-type="float" office:value="0.0608577728271484" calcext:value-type="float">
            <text:p>0,060857772827148</text:p>
          </table:table-cell>
          <table:table-cell table:number-columns-repeated="2" office:value-type="float" office:value="6302" calcext:value-type="float">
            <text:p>6302</text:p>
          </table:table-cell>
          <table:table-cell office:value-type="float" office:value="0.183810472488403" calcext:value-type="float">
            <text:p>0,183810472488403</text:p>
          </table:table-cell>
          <table:table-cell table:number-columns-repeated="2" office:value-type="float" office:value="3492" calcext:value-type="float">
            <text:p>3492</text:p>
          </table:table-cell>
          <table:table-cell office:value-type="float" office:value="9.99681639671326" calcext:value-type="float">
            <text:p>9,99681639671326</text:p>
          </table:table-cell>
          <table:table-cell table:number-columns-repeated="2" office:value-type="float" office:value="1920" calcext:value-type="float">
            <text:p>1920</text:p>
          </table:table-cell>
          <table:table-cell office:value-type="float" office:value="10.0187976360321" calcext:value-type="float">
            <text:p>10,0187976360321</text:p>
          </table:table-cell>
          <table:table-cell table:number-columns-repeated="2" office:value-type="float" office:value="4398" calcext:value-type="float">
            <text:p>43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50nodes/dis_51.txt</text:p>
          </table:table-cell>
          <table:table-cell office:value-type="float" office:value="0.0358409881591797" calcext:value-type="float">
            <text:p>0,03584098815918</text:p>
          </table:table-cell>
          <table:table-cell table:number-columns-repeated="2" office:value-type="float" office:value="8322" calcext:value-type="float">
            <text:p>8322</text:p>
          </table:table-cell>
          <table:table-cell office:value-type="float" office:value="0.186215400695801" calcext:value-type="float">
            <text:p>0,186215400695801</text:p>
          </table:table-cell>
          <table:table-cell table:number-columns-repeated="2" office:value-type="float" office:value="3677" calcext:value-type="float">
            <text:p>3677</text:p>
          </table:table-cell>
          <table:table-cell office:value-type="float" office:value="10.0005822181702" calcext:value-type="float">
            <text:p>10,0005822181702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0.0248613357544" calcext:value-type="float">
            <text:p>10,0248613357544</text:p>
          </table:table-cell>
          <table:table-cell table:number-columns-repeated="2" office:value-type="float" office:value="4262" calcext:value-type="float">
            <text:p>42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50nodes/dis_50.txt</text:p>
          </table:table-cell>
          <table:table-cell office:value-type="float" office:value="0.0890092849731445" calcext:value-type="float">
            <text:p>0,089009284973145</text:p>
          </table:table-cell>
          <table:table-cell table:number-columns-repeated="2" office:value-type="float" office:value="5626" calcext:value-type="float">
            <text:p>5626</text:p>
          </table:table-cell>
          <table:table-cell office:value-type="float" office:value="0.229283332824707" calcext:value-type="float">
            <text:p>0,229283332824707</text:p>
          </table:table-cell>
          <table:table-cell table:number-columns-repeated="2" office:value-type="float" office:value="3202" calcext:value-type="float">
            <text:p>3202</text:p>
          </table:table-cell>
          <table:table-cell office:value-type="float" office:value="9.9981095790863" calcext:value-type="float">
            <text:p>9,9981095790863</text:p>
          </table:table-cell>
          <table:table-cell table:number-columns-repeated="2" office:value-type="float" office:value="2134" calcext:value-type="float">
            <text:p>2134</text:p>
          </table:table-cell>
          <table:table-cell office:value-type="float" office:value="10.0163114070892" calcext:value-type="float">
            <text:p>10,0163114070892</text:p>
          </table:table-cell>
          <table:table-cell table:number-columns-repeated="2" office:value-type="float" office:value="3805" calcext:value-type="float">
            <text:p>38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50nodes/dis_72.txt</text:p>
          </table:table-cell>
          <table:table-cell office:value-type="float" office:value="0.0268433094024658" calcext:value-type="float">
            <text:p>0,026843309402466</text:p>
          </table:table-cell>
          <table:table-cell table:number-columns-repeated="2" office:value-type="float" office:value="8098" calcext:value-type="float">
            <text:p>8098</text:p>
          </table:table-cell>
          <table:table-cell office:value-type="float" office:value="0.272953033447266" calcext:value-type="float">
            <text:p>0,272953033447266</text:p>
          </table:table-cell>
          <table:table-cell table:number-columns-repeated="2" office:value-type="float" office:value="3172" calcext:value-type="float">
            <text:p>3172</text:p>
          </table:table-cell>
          <table:table-cell office:value-type="float" office:value="10.0004804134369" calcext:value-type="float">
            <text:p>10,0004804134369</text:p>
          </table:table-cell>
          <table:table-cell table:number-columns-repeated="2" office:value-type="float" office:value="2079" calcext:value-type="float">
            <text:p>2079</text:p>
          </table:table-cell>
          <table:table-cell office:value-type="float" office:value="9.99731111526489" calcext:value-type="float">
            <text:p>9,99731111526489</text:p>
          </table:table-cell>
          <table:table-cell table:number-columns-repeated="2" office:value-type="float" office:value="4106" calcext:value-type="float">
            <text:p>41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50nodes/dis_29.txt</text:p>
          </table:table-cell>
          <table:table-cell office:value-type="float" office:value="0.0102322101593018" calcext:value-type="float">
            <text:p>0,010232210159302</text:p>
          </table:table-cell>
          <table:table-cell table:number-columns-repeated="2" office:value-type="float" office:value="7773" calcext:value-type="float">
            <text:p>7773</text:p>
          </table:table-cell>
          <table:table-cell office:value-type="float" office:value="0.28809666633606" calcext:value-type="float">
            <text:p>0,28809666633606</text:p>
          </table:table-cell>
          <table:table-cell table:number-columns-repeated="2" office:value-type="float" office:value="2940" calcext:value-type="float">
            <text:p>2940</text:p>
          </table:table-cell>
          <table:table-cell office:value-type="float" office:value="9.99732327461243" calcext:value-type="float">
            <text:p>9,99732327461243</text:p>
          </table:table-cell>
          <table:table-cell table:number-columns-repeated="2" office:value-type="float" office:value="1933" calcext:value-type="float">
            <text:p>1933</text:p>
          </table:table-cell>
          <table:table-cell office:value-type="float" office:value="10.0197143554688" calcext:value-type="float">
            <text:p>10,0197143554688</text:p>
          </table:table-cell>
          <table:table-cell table:number-columns-repeated="2"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50nodes/dis_1.txt</text:p>
          </table:table-cell>
          <table:table-cell office:value-type="float" office:value="0.00342345237731934" calcext:value-type="float">
            <text:p>0,003423452377319</text:p>
          </table:table-cell>
          <table:table-cell table:number-columns-repeated="2" office:value-type="float" office:value="9347" calcext:value-type="float">
            <text:p>9347</text:p>
          </table:table-cell>
          <table:table-cell office:value-type="float" office:value="0.190456390380859" calcext:value-type="float">
            <text:p>0,190456390380859</text:p>
          </table:table-cell>
          <table:table-cell table:number-columns-repeated="2" office:value-type="float" office:value="3793" calcext:value-type="float">
            <text:p>3793</text:p>
          </table:table-cell>
          <table:table-cell office:value-type="float" office:value="9.99996757507324" calcext:value-type="float">
            <text:p>9,99996757507324</text:p>
          </table:table-cell>
          <table:table-cell table:number-columns-repeated="2" office:value-type="float" office:value="2159" calcext:value-type="float">
            <text:p>2159</text:p>
          </table:table-cell>
          <table:table-cell office:value-type="float" office:value="10.0342864990234" calcext:value-type="float">
            <text:p>10,0342864990234</text:p>
          </table:table-cell>
          <table:table-cell table:number-columns-repeated="2" office:value-type="float" office:value="3867" calcext:value-type="float">
            <text:p>38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50nodes/dis_12.txt</text:p>
          </table:table-cell>
          <table:table-cell office:value-type="float" office:value="0.0332472324371338" calcext:value-type="float">
            <text:p>0,033247232437134</text:p>
          </table:table-cell>
          <table:table-cell table:number-columns-repeated="2" office:value-type="float" office:value="8022" calcext:value-type="float">
            <text:p>8022</text:p>
          </table:table-cell>
          <table:table-cell office:value-type="float" office:value="0.169689893722534" calcext:value-type="float">
            <text:p>0,169689893722534</text:p>
          </table:table-cell>
          <table:table-cell table:number-columns-repeated="2" office:value-type="float" office:value="3331" calcext:value-type="float">
            <text:p>3331</text:p>
          </table:table-cell>
          <table:table-cell office:value-type="float" office:value="9.99962782859802" calcext:value-type="float">
            <text:p>9,99962782859802</text:p>
          </table:table-cell>
          <table:table-cell table:number-columns-repeated="2" office:value-type="float" office:value="2081" calcext:value-type="float">
            <text:p>2081</text:p>
          </table:table-cell>
          <table:table-cell office:value-type="float" office:value="10.0063829421997" calcext:value-type="float">
            <text:p>10,0063829421997</text:p>
          </table:table-cell>
          <table:table-cell table:number-columns-repeated="2" office:value-type="float" office:value="3781" calcext:value-type="float">
            <text:p>37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50nodes/dis_85.txt</text:p>
          </table:table-cell>
          <table:table-cell office:value-type="float" office:value="0.0473051071166992" calcext:value-type="float">
            <text:p>0,047305107116699</text:p>
          </table:table-cell>
          <table:table-cell table:number-columns-repeated="2" office:value-type="float" office:value="6466" calcext:value-type="float">
            <text:p>6466</text:p>
          </table:table-cell>
          <table:table-cell office:value-type="float" office:value="0.1939697265625" calcext:value-type="float">
            <text:p>0,1939697265625</text:p>
          </table:table-cell>
          <table:table-cell table:number-columns-repeated="2" office:value-type="float" office:value="3424" calcext:value-type="float">
            <text:p>3424</text:p>
          </table:table-cell>
          <table:table-cell office:value-type="float" office:value="9.99895930290222" calcext:value-type="float">
            <text:p>9,99895930290222</text:p>
          </table:table-cell>
          <table:table-cell table:number-columns-repeated="2" office:value-type="float" office:value="2213" calcext:value-type="float">
            <text:p>2213</text:p>
          </table:table-cell>
          <table:table-cell office:value-type="float" office:value="10.0145082473755" calcext:value-type="float">
            <text:p>10,0145082473755</text:p>
          </table:table-cell>
          <table:table-cell table:number-columns-repeated="2" office:value-type="float" office:value="4290" calcext:value-type="float">
            <text:p>42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50nodes/dis_77.txt</text:p>
          </table:table-cell>
          <table:table-cell office:value-type="float" office:value="0.0342020988464356" calcext:value-type="float">
            <text:p>0,034202098846436</text:p>
          </table:table-cell>
          <table:table-cell table:number-columns-repeated="2" office:value-type="float" office:value="7639" calcext:value-type="float">
            <text:p>7639</text:p>
          </table:table-cell>
          <table:table-cell office:value-type="float" office:value="0.273505210876465" calcext:value-type="float">
            <text:p>0,273505210876465</text:p>
          </table:table-cell>
          <table:table-cell table:number-columns-repeated="2" office:value-type="float" office:value="2650" calcext:value-type="float">
            <text:p>2650</text:p>
          </table:table-cell>
          <table:table-cell office:value-type="float" office:value="9.99859809875488" calcext:value-type="float">
            <text:p>9,99859809875488</text:p>
          </table:table-cell>
          <table:table-cell table:number-columns-repeated="2" office:value-type="float" office:value="2195" calcext:value-type="float">
            <text:p>2195</text:p>
          </table:table-cell>
          <table:table-cell office:value-type="float" office:value="10.0242576599121" calcext:value-type="float">
            <text:p>10,0242576599121</text:p>
          </table:table-cell>
          <table:table-cell table:number-columns-repeated="2" office:value-type="float" office:value="3567" calcext:value-type="float">
            <text:p>35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50nodes/dis_55.txt</text:p>
          </table:table-cell>
          <table:table-cell office:value-type="float" office:value="0.0169961452484131" calcext:value-type="float">
            <text:p>0,016996145248413</text:p>
          </table:table-cell>
          <table:table-cell table:number-columns-repeated="2" office:value-type="float" office:value="8388" calcext:value-type="float">
            <text:p>8388</text:p>
          </table:table-cell>
          <table:table-cell office:value-type="float" office:value="0.187796115875244" calcext:value-type="float">
            <text:p>0,187796115875244</text:p>
          </table:table-cell>
          <table:table-cell table:number-columns-repeated="2" office:value-type="float" office:value="3436" calcext:value-type="float">
            <text:p>3436</text:p>
          </table:table-cell>
          <table:table-cell office:value-type="float" office:value="9.99788689613342" calcext:value-type="float">
            <text:p>9,99788689613342</text:p>
          </table:table-cell>
          <table:table-cell table:number-columns-repeated="2" office:value-type="float" office:value="2102" calcext:value-type="float">
            <text:p>2102</text:p>
          </table:table-cell>
          <table:table-cell office:value-type="float" office:value="10.0394592285156" calcext:value-type="float">
            <text:p>10,0394592285156</text:p>
          </table:table-cell>
          <table:table-cell table:number-columns-repeated="2" office:value-type="float" office:value="4450" calcext:value-type="float">
            <text:p>44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50nodes/dis_57.txt</text:p>
          </table:table-cell>
          <table:table-cell office:value-type="float" office:value="0.0541520118713379" calcext:value-type="float">
            <text:p>0,054152011871338</text:p>
          </table:table-cell>
          <table:table-cell table:number-columns-repeated="2" office:value-type="float" office:value="7042" calcext:value-type="float">
            <text:p>7042</text:p>
          </table:table-cell>
          <table:table-cell office:value-type="float" office:value="0.286501884460449" calcext:value-type="float">
            <text:p>0,286501884460449</text:p>
          </table:table-cell>
          <table:table-cell table:number-columns-repeated="2" office:value-type="float" office:value="3085" calcext:value-type="float">
            <text:p>3085</text:p>
          </table:table-cell>
          <table:table-cell office:value-type="float" office:value="9.9988431930542" calcext:value-type="float">
            <text:p>9,9988431930542</text:p>
          </table:table-cell>
          <table:table-cell table:number-columns-repeated="2" office:value-type="float" office:value="2053" calcext:value-type="float">
            <text:p>2053</text:p>
          </table:table-cell>
          <table:table-cell office:value-type="float" office:value="10.0125277042389" calcext:value-type="float">
            <text:p>10,0125277042389</text:p>
          </table:table-cell>
          <table:table-cell table:number-columns-repeated="2" office:value-type="float" office:value="4110" calcext:value-type="float">
            <text:p>41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50nodes/dis_37.txt</text:p>
          </table:table-cell>
          <table:table-cell office:value-type="float" office:value="0.0684294700622559" calcext:value-type="float">
            <text:p>0,068429470062256</text:p>
          </table:table-cell>
          <table:table-cell table:number-columns-repeated="2" office:value-type="float" office:value="7292" calcext:value-type="float">
            <text:p>7292</text:p>
          </table:table-cell>
          <table:table-cell office:value-type="float" office:value="0.226500511169434" calcext:value-type="float">
            <text:p>0,226500511169434</text:p>
          </table:table-cell>
          <table:table-cell table:number-columns-repeated="2" office:value-type="float" office:value="2961" calcext:value-type="float">
            <text:p>2961</text:p>
          </table:table-cell>
          <table:table-cell office:value-type="float" office:value="10.0067121982574" calcext:value-type="float">
            <text:p>10,0067121982574</text:p>
          </table:table-cell>
          <table:table-cell table:number-columns-repeated="2" office:value-type="float" office:value="2144" calcext:value-type="float">
            <text:p>2144</text:p>
          </table:table-cell>
          <table:table-cell office:value-type="float" office:value="10.0128929615021" calcext:value-type="float">
            <text:p>10,0128929615021</text:p>
          </table:table-cell>
          <table:table-cell table:number-columns-repeated="2" office:value-type="float" office:value="4375" calcext:value-type="float">
            <text:p>43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50nodes/dis_4.txt</text:p>
          </table:table-cell>
          <table:table-cell office:value-type="float" office:value="0.0100045204162598" calcext:value-type="float">
            <text:p>0,01000452041626</text:p>
          </table:table-cell>
          <table:table-cell table:number-columns-repeated="2" office:value-type="float" office:value="7838" calcext:value-type="float">
            <text:p>7838</text:p>
          </table:table-cell>
          <table:table-cell office:value-type="float" office:value="0.180032014846802" calcext:value-type="float">
            <text:p>0,180032014846802</text:p>
          </table:table-cell>
          <table:table-cell table:number-columns-repeated="2" office:value-type="float" office:value="3765" calcext:value-type="float">
            <text:p>3765</text:p>
          </table:table-cell>
          <table:table-cell office:value-type="float" office:value="9.99834513664246" calcext:value-type="float">
            <text:p>9,99834513664246</text:p>
          </table:table-cell>
          <table:table-cell table:number-columns-repeated="2" office:value-type="float" office:value="2220" calcext:value-type="float">
            <text:p>2220</text:p>
          </table:table-cell>
          <table:table-cell office:value-type="float" office:value="10.0381200313568" calcext:value-type="float">
            <text:p>10,0381200313568</text:p>
          </table:table-cell>
          <table:table-cell table:number-columns-repeated="2" office:value-type="float" office:value="3878" calcext:value-type="float">
            <text:p>38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50nodes/dis_88.txt</text:p>
          </table:table-cell>
          <table:table-cell office:value-type="float" office:value="0.010725736618042" calcext:value-type="float">
            <text:p>0,010725736618042</text:p>
          </table:table-cell>
          <table:table-cell table:number-columns-repeated="2" office:value-type="float" office:value="8773" calcext:value-type="float">
            <text:p>8773</text:p>
          </table:table-cell>
          <table:table-cell office:value-type="float" office:value="0.140203237533569" calcext:value-type="float">
            <text:p>0,140203237533569</text:p>
          </table:table-cell>
          <table:table-cell table:number-columns-repeated="2" office:value-type="float" office:value="3486" calcext:value-type="float">
            <text:p>3486</text:p>
          </table:table-cell>
          <table:table-cell office:value-type="float" office:value="9.99996566772461" calcext:value-type="float">
            <text:p>9,99996566772461</text:p>
          </table:table-cell>
          <table:table-cell table:number-columns-repeated="2" office:value-type="float" office:value="2121" calcext:value-type="float">
            <text:p>2121</text:p>
          </table:table-cell>
          <table:table-cell office:value-type="float" office:value="10.0390737056732" calcext:value-type="float">
            <text:p>10,0390737056732</text:p>
          </table:table-cell>
          <table:table-cell table:number-columns-repeated="2" office:value-type="float" office:value="3778" calcext:value-type="float">
            <text:p>37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50nodes/dis_25.txt</text:p>
          </table:table-cell>
          <table:table-cell office:value-type="float" office:value="0.0200729370117187" calcext:value-type="float">
            <text:p>0,020072937011719</text:p>
          </table:table-cell>
          <table:table-cell table:number-columns-repeated="2" office:value-type="float" office:value="9109" calcext:value-type="float">
            <text:p>9109</text:p>
          </table:table-cell>
          <table:table-cell office:value-type="float" office:value="0.238603591918945" calcext:value-type="float">
            <text:p>0,238603591918945</text:p>
          </table:table-cell>
          <table:table-cell table:number-columns-repeated="2" office:value-type="float" office:value="2983" calcext:value-type="float">
            <text:p>2983</text:p>
          </table:table-cell>
          <table:table-cell office:value-type="float" office:value="9.99723529815674" calcext:value-type="float">
            <text:p>9,99723529815674</text:p>
          </table:table-cell>
          <table:table-cell table:number-columns-repeated="2" office:value-type="float" office:value="2160" calcext:value-type="float">
            <text:p>2160</text:p>
          </table:table-cell>
          <table:table-cell office:value-type="float" office:value="10.0276010036469" calcext:value-type="float">
            <text:p>10,0276010036469</text:p>
          </table:table-cell>
          <table:table-cell table:number-columns-repeated="2" office:value-type="float" office:value="3941" calcext:value-type="float">
            <text:p>39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50nodes/dis_28.txt</text:p>
          </table:table-cell>
          <table:table-cell office:value-type="float" office:value="0.0134670734405518" calcext:value-type="float">
            <text:p>0,013467073440552</text:p>
          </table:table-cell>
          <table:table-cell table:number-columns-repeated="2" office:value-type="float" office:value="8411" calcext:value-type="float">
            <text:p>8411</text:p>
          </table:table-cell>
          <table:table-cell office:value-type="float" office:value="0.272491693496704" calcext:value-type="float">
            <text:p>0,272491693496704</text:p>
          </table:table-cell>
          <table:table-cell table:number-columns-repeated="2" office:value-type="float" office:value="3046" calcext:value-type="float">
            <text:p>3046</text:p>
          </table:table-cell>
          <table:table-cell office:value-type="float" office:value="9.99908542633057" calcext:value-type="float">
            <text:p>9,99908542633057</text:p>
          </table:table-cell>
          <table:table-cell table:number-columns-repeated="2" office:value-type="float" office:value="2150" calcext:value-type="float">
            <text:p>2150</text:p>
          </table:table-cell>
          <table:table-cell office:value-type="float" office:value="10.0174088478088" calcext:value-type="float">
            <text:p>10,0174088478088</text:p>
          </table:table-cell>
          <table:table-cell table:number-columns-repeated="2" office:value-type="float" office:value="4544" calcext:value-type="float">
            <text:p>45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50nodes/dis_86.txt</text:p>
          </table:table-cell>
          <table:table-cell office:value-type="float" office:value="0.0369706153869629" calcext:value-type="float">
            <text:p>0,036970615386963</text:p>
          </table:table-cell>
          <table:table-cell table:number-columns-repeated="2" office:value-type="float" office:value="7609" calcext:value-type="float">
            <text:p>7609</text:p>
          </table:table-cell>
          <table:table-cell office:value-type="float" office:value="0.197982788085938" calcext:value-type="float">
            <text:p>0,197982788085938</text:p>
          </table:table-cell>
          <table:table-cell table:number-columns-repeated="2" office:value-type="float" office:value="3154" calcext:value-type="float">
            <text:p>3154</text:p>
          </table:table-cell>
          <table:table-cell office:value-type="float" office:value="9.99970865249634" calcext:value-type="float">
            <text:p>9,99970865249634</text:p>
          </table:table-cell>
          <table:table-cell table:number-columns-repeated="2" office:value-type="float" office:value="2221" calcext:value-type="float">
            <text:p>2221</text:p>
          </table:table-cell>
          <table:table-cell office:value-type="float" office:value="10.0115985870361" calcext:value-type="float">
            <text:p>10,0115985870361</text:p>
          </table:table-cell>
          <table:table-cell table:number-columns-repeated="2" office:value-type="float" office:value="4154" calcext:value-type="float">
            <text:p>41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50nodes/dis_75.txt</text:p>
          </table:table-cell>
          <table:table-cell office:value-type="float" office:value="0.0635919570922852" calcext:value-type="float">
            <text:p>0,063591957092285</text:p>
          </table:table-cell>
          <table:table-cell table:number-columns-repeated="2" office:value-type="float" office:value="7209" calcext:value-type="float">
            <text:p>7209</text:p>
          </table:table-cell>
          <table:table-cell office:value-type="float" office:value="0.189228296279907" calcext:value-type="float">
            <text:p>0,189228296279907</text:p>
          </table:table-cell>
          <table:table-cell table:number-columns-repeated="2" office:value-type="float" office:value="2949" calcext:value-type="float">
            <text:p>2949</text:p>
          </table:table-cell>
          <table:table-cell office:value-type="float" office:value="9.99946761131287" calcext:value-type="float">
            <text:p>9,99946761131287</text:p>
          </table:table-cell>
          <table:table-cell table:number-columns-repeated="2" office:value-type="float" office:value="2118" calcext:value-type="float">
            <text:p>2118</text:p>
          </table:table-cell>
          <table:table-cell office:value-type="float" office:value="9.99834585189819" calcext:value-type="float">
            <text:p>9,99834585189819</text:p>
          </table:table-cell>
          <table:table-cell table:number-columns-repeated="2" office:value-type="float" office:value="4338" calcext:value-type="float">
            <text:p>43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50nodes/dis_90.txt</text:p>
          </table:table-cell>
          <table:table-cell office:value-type="float" office:value="0.0271873474121094" calcext:value-type="float">
            <text:p>0,027187347412109</text:p>
          </table:table-cell>
          <table:table-cell table:number-columns-repeated="2" office:value-type="float" office:value="8369" calcext:value-type="float">
            <text:p>8369</text:p>
          </table:table-cell>
          <table:table-cell office:value-type="float" office:value="0.220543384552002" calcext:value-type="float">
            <text:p>0,220543384552002</text:p>
          </table:table-cell>
          <table:table-cell table:number-columns-repeated="2" office:value-type="float" office:value="3679" calcext:value-type="float">
            <text:p>3679</text:p>
          </table:table-cell>
          <table:table-cell office:value-type="float" office:value="10.0005745887756" calcext:value-type="float">
            <text:p>10,0005745887756</text:p>
          </table:table-cell>
          <table:table-cell table:number-columns-repeated="2" office:value-type="float" office:value="2141" calcext:value-type="float">
            <text:p>2141</text:p>
          </table:table-cell>
          <table:table-cell office:value-type="float" office:value="10.0185375213623" calcext:value-type="float">
            <text:p>10,0185375213623</text:p>
          </table:table-cell>
          <table:table-cell table:number-columns-repeated="2" office:value-type="float" office:value="4609" calcext:value-type="float">
            <text:p>46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50nodes/dis_8.txt</text:p>
          </table:table-cell>
          <table:table-cell office:value-type="float" office:value="0.00400018692016602" calcext:value-type="float">
            <text:p>0,004000186920166</text:p>
          </table:table-cell>
          <table:table-cell table:number-columns-repeated="2" office:value-type="float" office:value="8762" calcext:value-type="float">
            <text:p>8762</text:p>
          </table:table-cell>
          <table:table-cell office:value-type="float" office:value="0.256550073623657" calcext:value-type="float">
            <text:p>0,256550073623657</text:p>
          </table:table-cell>
          <table:table-cell table:number-columns-repeated="2" office:value-type="float" office:value="3307" calcext:value-type="float">
            <text:p>3307</text:p>
          </table:table-cell>
          <table:table-cell office:value-type="float" office:value="9.99752259254456" calcext:value-type="float">
            <text:p>9,99752259254456</text:p>
          </table:table-cell>
          <table:table-cell table:number-columns-repeated="2" office:value-type="float" office:value="1994" calcext:value-type="float">
            <text:p>1994</text:p>
          </table:table-cell>
          <table:table-cell office:value-type="float" office:value="10.0287866592407" calcext:value-type="float">
            <text:p>10,0287866592407</text:p>
          </table:table-cell>
          <table:table-cell table:number-columns-repeated="2" office:value-type="float" office:value="4306" calcext:value-type="float">
            <text:p>43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50nodes/dis_35.txt</text:p>
          </table:table-cell>
          <table:table-cell office:value-type="float" office:value="0.0068821907043457" calcext:value-type="float">
            <text:p>0,006882190704346</text:p>
          </table:table-cell>
          <table:table-cell table:number-columns-repeated="2" office:value-type="float" office:value="8873" calcext:value-type="float">
            <text:p>8873</text:p>
          </table:table-cell>
          <table:table-cell office:value-type="float" office:value="0.15041446685791" calcext:value-type="float">
            <text:p>0,15041446685791</text:p>
          </table:table-cell>
          <table:table-cell table:number-columns-repeated="2" office:value-type="float" office:value="3632" calcext:value-type="float">
            <text:p>3632</text:p>
          </table:table-cell>
          <table:table-cell office:value-type="float" office:value="10.0019342899323" calcext:value-type="float">
            <text:p>10,0019342899323</text:p>
          </table:table-cell>
          <table:table-cell table:number-columns-repeated="2" office:value-type="float" office:value="2200" calcext:value-type="float">
            <text:p>2200</text:p>
          </table:table-cell>
          <table:table-cell office:value-type="float" office:value="10.0085780620575" calcext:value-type="float">
            <text:p>10,0085780620575</text:p>
          </table:table-cell>
          <table:table-cell table:number-columns-repeated="2" office:value-type="float" office:value="4170" calcext:value-type="float">
            <text:p>417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50nodes/dis_82.txt</text:p>
          </table:table-cell>
          <table:table-cell office:value-type="float" office:value="0.0468459129333496" calcext:value-type="float">
            <text:p>0,04684591293335</text:p>
          </table:table-cell>
          <table:table-cell table:number-columns-repeated="2" office:value-type="float" office:value="6920" calcext:value-type="float">
            <text:p>6920</text:p>
          </table:table-cell>
          <table:table-cell office:value-type="float" office:value="0.252955198287964" calcext:value-type="float">
            <text:p>0,252955198287964</text:p>
          </table:table-cell>
          <table:table-cell table:number-columns-repeated="2" office:value-type="float" office:value="3356" calcext:value-type="float">
            <text:p>3356</text:p>
          </table:table-cell>
          <table:table-cell office:value-type="float" office:value="10.0031688213348" calcext:value-type="float">
            <text:p>10,0031688213348</text:p>
          </table:table-cell>
          <table:table-cell table:number-columns-repeated="2" office:value-type="float" office:value="2159" calcext:value-type="float">
            <text:p>2159</text:p>
          </table:table-cell>
          <table:table-cell office:value-type="float" office:value="10.0196282863617" calcext:value-type="float">
            <text:p>10,0196282863617</text:p>
          </table:table-cell>
          <table:table-cell table:number-columns-repeated="2" office:value-type="float" office:value="4182" calcext:value-type="float">
            <text:p>41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50nodes/dis_13.txt</text:p>
          </table:table-cell>
          <table:table-cell office:value-type="float" office:value="0.0406076908111572" calcext:value-type="float">
            <text:p>0,040607690811157</text:p>
          </table:table-cell>
          <table:table-cell table:number-columns-repeated="2" office:value-type="float" office:value="7329" calcext:value-type="float">
            <text:p>7329</text:p>
          </table:table-cell>
          <table:table-cell office:value-type="float" office:value="0.171836137771606" calcext:value-type="float">
            <text:p>0,171836137771606</text:p>
          </table:table-cell>
          <table:table-cell table:number-columns-repeated="2" office:value-type="float" office:value="3397" calcext:value-type="float">
            <text:p>3397</text:p>
          </table:table-cell>
          <table:table-cell office:value-type="float" office:value="9.99768233299255" calcext:value-type="float">
            <text:p>9,99768233299255</text:p>
          </table:table-cell>
          <table:table-cell table:number-columns-repeated="2" office:value-type="float" office:value="2139" calcext:value-type="float">
            <text:p>2139</text:p>
          </table:table-cell>
          <table:table-cell office:value-type="float" office:value="10.0253081321716" calcext:value-type="float">
            <text:p>10,0253081321716</text:p>
          </table:table-cell>
          <table:table-cell table:number-columns-repeated="2" office:value-type="float" office:value="4271" calcext:value-type="float">
            <text:p>42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50nodes/dis_53.txt</text:p>
          </table:table-cell>
          <table:table-cell office:value-type="float" office:value="0.0437545776367188" calcext:value-type="float">
            <text:p>0,043754577636719</text:p>
          </table:table-cell>
          <table:table-cell table:number-columns-repeated="2" office:value-type="float" office:value="7024" calcext:value-type="float">
            <text:p>7024</text:p>
          </table:table-cell>
          <table:table-cell office:value-type="float" office:value="0.185548782348633" calcext:value-type="float">
            <text:p>0,185548782348633</text:p>
          </table:table-cell>
          <table:table-cell table:number-columns-repeated="2" office:value-type="float" office:value="3198" calcext:value-type="float">
            <text:p>3198</text:p>
          </table:table-cell>
          <table:table-cell office:value-type="float" office:value="9.99891471862793" calcext:value-type="float">
            <text:p>9,99891471862793</text:p>
          </table:table-cell>
          <table:table-cell table:number-columns-repeated="2" office:value-type="float" office:value="1973" calcext:value-type="float">
            <text:p>1973</text:p>
          </table:table-cell>
          <table:table-cell office:value-type="float" office:value="10.0206980705261" calcext:value-type="float">
            <text:p>10,0206980705261</text:p>
          </table:table-cell>
          <table:table-cell table:number-columns-repeated="2" office:value-type="float" office:value="4173" calcext:value-type="float">
            <text:p>41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50nodes/dis_31.txt</text:p>
          </table:table-cell>
          <table:table-cell office:value-type="float" office:value="0.0239410400390625" calcext:value-type="float">
            <text:p>0,023941040039063</text:p>
          </table:table-cell>
          <table:table-cell table:number-columns-repeated="2" office:value-type="float" office:value="8656" calcext:value-type="float">
            <text:p>8656</text:p>
          </table:table-cell>
          <table:table-cell office:value-type="float" office:value="0.22680139541626" calcext:value-type="float">
            <text:p>0,22680139541626</text:p>
          </table:table-cell>
          <table:table-cell table:number-columns-repeated="2" office:value-type="float" office:value="2946" calcext:value-type="float">
            <text:p>2946</text:p>
          </table:table-cell>
          <table:table-cell office:value-type="float" office:value="9.99853301048279" calcext:value-type="float">
            <text:p>9,99853301048279</text:p>
          </table:table-cell>
          <table:table-cell table:number-columns-repeated="2" office:value-type="float" office:value="2327" calcext:value-type="float">
            <text:p>2327</text:p>
          </table:table-cell>
          <table:table-cell office:value-type="float" office:value="10.0268349647522" calcext:value-type="float">
            <text:p>10,0268349647522</text:p>
          </table:table-cell>
          <table:table-cell table:number-columns-repeated="2" office:value-type="float" office:value="4593" calcext:value-type="float">
            <text:p>45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50nodes/dis_47.txt</text:p>
          </table:table-cell>
          <table:table-cell office:value-type="float" office:value="0.00683116912841797" calcext:value-type="float">
            <text:p>0,006831169128418</text:p>
          </table:table-cell>
          <table:table-cell table:number-columns-repeated="2" office:value-type="float" office:value="8365" calcext:value-type="float">
            <text:p>8365</text:p>
          </table:table-cell>
          <table:table-cell office:value-type="float" office:value="0.22479510307312" calcext:value-type="float">
            <text:p>0,22479510307312</text:p>
          </table:table-cell>
          <table:table-cell table:number-columns-repeated="2" office:value-type="float" office:value="3215" calcext:value-type="float">
            <text:p>3215</text:p>
          </table:table-cell>
          <table:table-cell office:value-type="float" office:value="9.99988341331482" calcext:value-type="float">
            <text:p>9,99988341331482</text:p>
          </table:table-cell>
          <table:table-cell table:number-columns-repeated="2" office:value-type="float" office:value="2149" calcext:value-type="float">
            <text:p>2149</text:p>
          </table:table-cell>
          <table:table-cell office:value-type="float" office:value="10.0058689117432" calcext:value-type="float">
            <text:p>10,0058689117432</text:p>
          </table:table-cell>
          <table:table-cell table:number-columns-repeated="2" office:value-type="float" office:value="4241" calcext:value-type="float">
            <text:p>42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50nodes/dis_52.txt</text:p>
          </table:table-cell>
          <table:table-cell office:value-type="float" office:value="0.0586831569671631" calcext:value-type="float">
            <text:p>0,058683156967163</text:p>
          </table:table-cell>
          <table:table-cell table:number-columns-repeated="2" office:value-type="float" office:value="7265" calcext:value-type="float">
            <text:p>7265</text:p>
          </table:table-cell>
          <table:table-cell office:value-type="float" office:value="0.207067489624023" calcext:value-type="float">
            <text:p>0,207067489624023</text:p>
          </table:table-cell>
          <table:table-cell table:number-columns-repeated="2" office:value-type="float" office:value="3393" calcext:value-type="float">
            <text:p>3393</text:p>
          </table:table-cell>
          <table:table-cell office:value-type="float" office:value="9.99824523925781" calcext:value-type="float">
            <text:p>9,99824523925781</text:p>
          </table:table-cell>
          <table:table-cell table:number-columns-repeated="2" office:value-type="float" office:value="2254" calcext:value-type="float">
            <text:p>2254</text:p>
          </table:table-cell>
          <table:table-cell office:value-type="float" office:value="10.0021409988403" calcext:value-type="float">
            <text:p>10,0021409988403</text:p>
          </table:table-cell>
          <table:table-cell table:number-columns-repeated="2" office:value-type="float" office:value="4475" calcext:value-type="float">
            <text:p>44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50nodes/dis_70.txt</text:p>
          </table:table-cell>
          <table:table-cell office:value-type="float" office:value="0.0437555313110352" calcext:value-type="float">
            <text:p>0,043755531311035</text:p>
          </table:table-cell>
          <table:table-cell table:number-columns-repeated="2" office:value-type="float" office:value="6946" calcext:value-type="float">
            <text:p>6946</text:p>
          </table:table-cell>
          <table:table-cell office:value-type="float" office:value="0.289536237716675" calcext:value-type="float">
            <text:p>0,289536237716675</text:p>
          </table:table-cell>
          <table:table-cell table:number-columns-repeated="2" office:value-type="float" office:value="3090" calcext:value-type="float">
            <text:p>3090</text:p>
          </table:table-cell>
          <table:table-cell office:value-type="float" office:value="10.0070202350616" calcext:value-type="float">
            <text:p>10,0070202350616</text:p>
          </table:table-cell>
          <table:table-cell table:number-columns-repeated="2" office:value-type="float" office:value="2111" calcext:value-type="float">
            <text:p>2111</text:p>
          </table:table-cell>
          <table:table-cell office:value-type="float" office:value="10.007670879364" calcext:value-type="float">
            <text:p>10,007670879364</text:p>
          </table:table-cell>
          <table:table-cell table:number-columns-repeated="2" office:value-type="float" office:value="4229" calcext:value-type="float">
            <text:p>42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50nodes/dis_92.txt</text:p>
          </table:table-cell>
          <table:table-cell office:value-type="float" office:value="0.0102787017822266" calcext:value-type="float">
            <text:p>0,010278701782227</text:p>
          </table:table-cell>
          <table:table-cell table:number-columns-repeated="2" office:value-type="float" office:value="8875" calcext:value-type="float">
            <text:p>8875</text:p>
          </table:table-cell>
          <table:table-cell office:value-type="float" office:value="0.182565212249756" calcext:value-type="float">
            <text:p>0,182565212249756</text:p>
          </table:table-cell>
          <table:table-cell table:number-columns-repeated="2" office:value-type="float" office:value="3828" calcext:value-type="float">
            <text:p>3828</text:p>
          </table:table-cell>
          <table:table-cell office:value-type="float" office:value="9.99773502349854" calcext:value-type="float">
            <text:p>9,99773502349854</text:p>
          </table:table-cell>
          <table:table-cell table:number-columns-repeated="2" office:value-type="float" office:value="2018" calcext:value-type="float">
            <text:p>2018</text:p>
          </table:table-cell>
          <table:table-cell office:value-type="float" office:value="10.0151035785675" calcext:value-type="float">
            <text:p>10,0151035785675</text:p>
          </table:table-cell>
          <table:table-cell table:number-columns-repeated="2"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50nodes/dis_22.txt</text:p>
          </table:table-cell>
          <table:table-cell office:value-type="float" office:value="0.00681233406066895" calcext:value-type="float">
            <text:p>0,006812334060669</text:p>
          </table:table-cell>
          <table:table-cell table:number-columns-repeated="2" office:value-type="float" office:value="8436" calcext:value-type="float">
            <text:p>8436</text:p>
          </table:table-cell>
          <table:table-cell office:value-type="float" office:value="0.186413049697876" calcext:value-type="float">
            <text:p>0,186413049697876</text:p>
          </table:table-cell>
          <table:table-cell table:number-columns-repeated="2" office:value-type="float" office:value="3510" calcext:value-type="float">
            <text:p>3510</text:p>
          </table:table-cell>
          <table:table-cell office:value-type="float" office:value="10.0011432170868" calcext:value-type="float">
            <text:p>10,0011432170868</text:p>
          </table:table-cell>
          <table:table-cell table:number-columns-repeated="2" office:value-type="float" office:value="2070" calcext:value-type="float">
            <text:p>2070</text:p>
          </table:table-cell>
          <table:table-cell office:value-type="float" office:value="10.035835981369" calcext:value-type="float">
            <text:p>10,035835981369</text:p>
          </table:table-cell>
          <table:table-cell table:number-columns-repeated="2" office:value-type="float" office:value="4501" calcext:value-type="float">
            <text:p>45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./data/50nodes/dis_0.txt</text:p>
          </table:table-cell>
          <table:table-cell office:value-type="float" office:value="0.0202610492706299" calcext:value-type="float">
            <text:p>0,02026104927063</text:p>
          </table:table-cell>
          <table:table-cell table:number-columns-repeated="2" office:value-type="float" office:value="8892" calcext:value-type="float">
            <text:p>8892</text:p>
          </table:table-cell>
          <table:table-cell office:value-type="float" office:value="0.219421863555908" calcext:value-type="float">
            <text:p>0,219421863555908</text:p>
          </table:table-cell>
          <table:table-cell table:number-columns-repeated="2" office:value-type="float" office:value="3206" calcext:value-type="float">
            <text:p>3206</text:p>
          </table:table-cell>
          <table:table-cell office:value-type="float" office:value="9.99930667877197" calcext:value-type="float">
            <text:p>9,99930667877197</text:p>
          </table:table-cell>
          <table:table-cell table:number-columns-repeated="2" office:value-type="float" office:value="2266" calcext:value-type="float">
            <text:p>2266</text:p>
          </table:table-cell>
          <table:table-cell office:value-type="float" office:value="10.0259711742401" calcext:value-type="float">
            <text:p>10,0259711742401</text:p>
          </table:table-cell>
          <table:table-cell table:number-columns-repeated="2" office:value-type="float" office:value="4122" calcext:value-type="float">
            <text:p>41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./data/50nodes/dis_61.txt</text:p>
          </table:table-cell>
          <table:table-cell office:value-type="float" office:value="0.0442588329315186" calcext:value-type="float">
            <text:p>0,044258832931519</text:p>
          </table:table-cell>
          <table:table-cell table:number-columns-repeated="2" office:value-type="float" office:value="7355" calcext:value-type="float">
            <text:p>7355</text:p>
          </table:table-cell>
          <table:table-cell office:value-type="float" office:value="0.152996301651001" calcext:value-type="float">
            <text:p>0,152996301651001</text:p>
          </table:table-cell>
          <table:table-cell table:number-columns-repeated="2" office:value-type="float" office:value="4008" calcext:value-type="float">
            <text:p>4008</text:p>
          </table:table-cell>
          <table:table-cell office:value-type="float" office:value="9.99708366394043" calcext:value-type="float">
            <text:p>9,99708366394043</text:p>
          </table:table-cell>
          <table:table-cell table:number-columns-repeated="2" office:value-type="float" office:value="2250" calcext:value-type="float">
            <text:p>2250</text:p>
          </table:table-cell>
          <table:table-cell office:value-type="float" office:value="10.0107986927032" calcext:value-type="float">
            <text:p>10,0107986927032</text:p>
          </table:table-cell>
          <table:table-cell table:number-columns-repeated="2" office:value-type="float" office:value="4399" calcext:value-type="float">
            <text:p>43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./data/50nodes/dis_6.txt</text:p>
          </table:table-cell>
          <table:table-cell office:value-type="float" office:value="0.0304524898529053" calcext:value-type="float">
            <text:p>0,030452489852905</text:p>
          </table:table-cell>
          <table:table-cell table:number-columns-repeated="2" office:value-type="float" office:value="7961" calcext:value-type="float">
            <text:p>7961</text:p>
          </table:table-cell>
          <table:table-cell office:value-type="float" office:value="0.198731422424316" calcext:value-type="float">
            <text:p>0,198731422424316</text:p>
          </table:table-cell>
          <table:table-cell table:number-columns-repeated="2" office:value-type="float" office:value="3419" calcext:value-type="float">
            <text:p>3419</text:p>
          </table:table-cell>
          <table:table-cell office:value-type="float" office:value="9.99782204627991" calcext:value-type="float">
            <text:p>9,99782204627991</text:p>
          </table:table-cell>
          <table:table-cell table:number-columns-repeated="2" office:value-type="float" office:value="2139" calcext:value-type="float">
            <text:p>2139</text:p>
          </table:table-cell>
          <table:table-cell office:value-type="float" office:value="10.0084354877472" calcext:value-type="float">
            <text:p>10,0084354877472</text:p>
          </table:table-cell>
          <table:table-cell table:number-columns-repeated="2" office:value-type="float" office:value="4076" calcext:value-type="float">
            <text:p>407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./data/50nodes/dis_30.txt</text:p>
          </table:table-cell>
          <table:table-cell office:value-type="float" office:value="0.0172176361083984" calcext:value-type="float">
            <text:p>0,017217636108398</text:p>
          </table:table-cell>
          <table:table-cell table:number-columns-repeated="2" office:value-type="float" office:value="8925" calcext:value-type="float">
            <text:p>8925</text:p>
          </table:table-cell>
          <table:table-cell office:value-type="float" office:value="0.282352447509766" calcext:value-type="float">
            <text:p>0,282352447509766</text:p>
          </table:table-cell>
          <table:table-cell table:number-columns-repeated="2" office:value-type="float" office:value="3097" calcext:value-type="float">
            <text:p>3097</text:p>
          </table:table-cell>
          <table:table-cell office:value-type="float" office:value="9.99796891212463" calcext:value-type="float">
            <text:p>9,99796891212463</text:p>
          </table:table-cell>
          <table:table-cell table:number-columns-repeated="2" office:value-type="float" office:value="2168" calcext:value-type="float">
            <text:p>2168</text:p>
          </table:table-cell>
          <table:table-cell office:value-type="float" office:value="9.99992156028748" calcext:value-type="float">
            <text:p>9,99992156028748</text:p>
          </table:table-cell>
          <table:table-cell table:number-columns-repeated="2" office:value-type="float" office:value="3687" calcext:value-type="float">
            <text:p>368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./data/50nodes/dis_11.txt</text:p>
          </table:table-cell>
          <table:table-cell office:value-type="float" office:value="0.0481231212615967" calcext:value-type="float">
            <text:p>0,048123121261597</text:p>
          </table:table-cell>
          <table:table-cell table:number-columns-repeated="2" office:value-type="float" office:value="7263" calcext:value-type="float">
            <text:p>7263</text:p>
          </table:table-cell>
          <table:table-cell office:value-type="float" office:value="0.222582340240478" calcext:value-type="float">
            <text:p>0,222582340240478</text:p>
          </table:table-cell>
          <table:table-cell table:number-columns-repeated="2" office:value-type="float" office:value="2753" calcext:value-type="float">
            <text:p>2753</text:p>
          </table:table-cell>
          <table:table-cell office:value-type="float" office:value="9.99739646911621" calcext:value-type="float">
            <text:p>9,99739646911621</text:p>
          </table:table-cell>
          <table:table-cell table:number-columns-repeated="2" office:value-type="float" office:value="2158" calcext:value-type="float">
            <text:p>2158</text:p>
          </table:table-cell>
          <table:table-cell office:value-type="float" office:value="10.0185203552246" calcext:value-type="float">
            <text:p>10,0185203552246</text:p>
          </table:table-cell>
          <table:table-cell table:number-columns-repeated="2" office:value-type="float" office:value="4163" calcext:value-type="float">
            <text:p>41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./data/50nodes/dis_87.txt</text:p>
          </table:table-cell>
          <table:table-cell office:value-type="float" office:value="0.00351953506469727" calcext:value-type="float">
            <text:p>0,003519535064697</text:p>
          </table:table-cell>
          <table:table-cell table:number-columns-repeated="2" office:value-type="float" office:value="8726" calcext:value-type="float">
            <text:p>8726</text:p>
          </table:table-cell>
          <table:table-cell office:value-type="float" office:value="0.21507453918457" calcext:value-type="float">
            <text:p>0,21507453918457</text:p>
          </table:table-cell>
          <table:table-cell table:number-columns-repeated="2" office:value-type="float" office:value="3099" calcext:value-type="float">
            <text:p>3099</text:p>
          </table:table-cell>
          <table:table-cell office:value-type="float" office:value="9.99950742721558" calcext:value-type="float">
            <text:p>9,99950742721558</text:p>
          </table:table-cell>
          <table:table-cell table:number-columns-repeated="2" office:value-type="float" office:value="2054" calcext:value-type="float">
            <text:p>2054</text:p>
          </table:table-cell>
          <table:table-cell office:value-type="float" office:value="10.0390775203705" calcext:value-type="float">
            <text:p>10,0390775203705</text:p>
          </table:table-cell>
          <table:table-cell table:number-columns-repeated="2" office:value-type="float" office:value="3772" calcext:value-type="float">
            <text:p>37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./data/50nodes/dis_41.txt</text:p>
          </table:table-cell>
          <table:table-cell office:value-type="float" office:value="0.0274467468261719" calcext:value-type="float">
            <text:p>0,027446746826172</text:p>
          </table:table-cell>
          <table:table-cell table:number-columns-repeated="2" office:value-type="float" office:value="8028" calcext:value-type="float">
            <text:p>8028</text:p>
          </table:table-cell>
          <table:table-cell office:value-type="float" office:value="0.262412786483765" calcext:value-type="float">
            <text:p>0,262412786483765</text:p>
          </table:table-cell>
          <table:table-cell table:number-columns-repeated="2" office:value-type="float" office:value="2925" calcext:value-type="float">
            <text:p>2925</text:p>
          </table:table-cell>
          <table:table-cell office:value-type="float" office:value="9.99964666366577" calcext:value-type="float">
            <text:p>9,99964666366577</text:p>
          </table:table-cell>
          <table:table-cell table:number-columns-repeated="2" office:value-type="float" office:value="2076" calcext:value-type="float">
            <text:p>2076</text:p>
          </table:table-cell>
          <table:table-cell office:value-type="float" office:value="10.0334196090698" calcext:value-type="float">
            <text:p>10,0334196090698</text:p>
          </table:table-cell>
          <table:table-cell table:number-columns-repeated="2" office:value-type="float" office:value="3778" calcext:value-type="float">
            <text:p>37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./data/50nodes/dis_91.txt</text:p>
          </table:table-cell>
          <table:table-cell office:value-type="float" office:value="0.0337491035461426" calcext:value-type="float">
            <text:p>0,033749103546143</text:p>
          </table:table-cell>
          <table:table-cell table:number-columns-repeated="2" office:value-type="float" office:value="6576" calcext:value-type="float">
            <text:p>6576</text:p>
          </table:table-cell>
          <table:table-cell office:value-type="float" office:value="0.196666479110718" calcext:value-type="float">
            <text:p>0,196666479110718</text:p>
          </table:table-cell>
          <table:table-cell table:number-columns-repeated="2" office:value-type="float" office:value="3250" calcext:value-type="float">
            <text:p>3250</text:p>
          </table:table-cell>
          <table:table-cell office:value-type="float" office:value="9.99532389640808" calcext:value-type="float">
            <text:p>9,99532389640808</text:p>
          </table:table-cell>
          <table:table-cell table:number-columns-repeated="2" office:value-type="float" office:value="2198" calcext:value-type="float">
            <text:p>2198</text:p>
          </table:table-cell>
          <table:table-cell office:value-type="float" office:value="10.025871515274" calcext:value-type="float">
            <text:p>10,025871515274</text:p>
          </table:table-cell>
          <table:table-cell table:number-columns-repeated="2" office:value-type="float" office:value="3436" calcext:value-type="float">
            <text:p>34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./data/50nodes/dis_34.txt</text:p>
          </table:table-cell>
          <table:table-cell office:value-type="float" office:value="0.0068516731262207" calcext:value-type="float">
            <text:p>0,006851673126221</text:p>
          </table:table-cell>
          <table:table-cell table:number-columns-repeated="2" office:value-type="float" office:value="9531" calcext:value-type="float">
            <text:p>9531</text:p>
          </table:table-cell>
          <table:table-cell office:value-type="float" office:value="0.242914438247681" calcext:value-type="float">
            <text:p>0,242914438247681</text:p>
          </table:table-cell>
          <table:table-cell table:number-columns-repeated="2" office:value-type="float" office:value="3232" calcext:value-type="float">
            <text:p>3232</text:p>
          </table:table-cell>
          <table:table-cell office:value-type="float" office:value="9.99746298789978" calcext:value-type="float">
            <text:p>9,99746298789978</text:p>
          </table:table-cell>
          <table:table-cell table:number-columns-repeated="2" office:value-type="float" office:value="2232" calcext:value-type="float">
            <text:p>2232</text:p>
          </table:table-cell>
          <table:table-cell office:value-type="float" office:value="10.0209403038025" calcext:value-type="float">
            <text:p>10,0209403038025</text:p>
          </table:table-cell>
          <table:table-cell table:number-columns-repeated="2" office:value-type="float" office:value="4204" calcext:value-type="float">
            <text:p>42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./data/50nodes/dis_73.txt</text:p>
          </table:table-cell>
          <table:table-cell office:value-type="float" office:value="0.0440289974212647" calcext:value-type="float">
            <text:p>0,044028997421265</text:p>
          </table:table-cell>
          <table:table-cell table:number-columns-repeated="2" office:value-type="float" office:value="7599" calcext:value-type="float">
            <text:p>7599</text:p>
          </table:table-cell>
          <table:table-cell office:value-type="float" office:value="0.223397016525268" calcext:value-type="float">
            <text:p>0,223397016525268</text:p>
          </table:table-cell>
          <table:table-cell table:number-columns-repeated="2" office:value-type="float" office:value="3467" calcext:value-type="float">
            <text:p>3467</text:p>
          </table:table-cell>
          <table:table-cell office:value-type="float" office:value="9.99697136878967" calcext:value-type="float">
            <text:p>9,99697136878967</text:p>
          </table:table-cell>
          <table:table-cell table:number-columns-repeated="2" office:value-type="float" office:value="2145" calcext:value-type="float">
            <text:p>2145</text:p>
          </table:table-cell>
          <table:table-cell office:value-type="float" office:value="10.0118577480316" calcext:value-type="float">
            <text:p>10,0118577480316</text:p>
          </table:table-cell>
          <table:table-cell table:number-columns-repeated="2" office:value-type="float" office:value="4293" calcext:value-type="float">
            <text:p>42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./data/50nodes/dis_36.txt</text:p>
          </table:table-cell>
          <table:table-cell office:value-type="float" office:value="0.0579397678375244" calcext:value-type="float">
            <text:p>0,057939767837524</text:p>
          </table:table-cell>
          <table:table-cell table:number-columns-repeated="2" office:value-type="float" office:value="7614" calcext:value-type="float">
            <text:p>7614</text:p>
          </table:table-cell>
          <table:table-cell office:value-type="float" office:value="0.253666639328003" calcext:value-type="float">
            <text:p>0,253666639328003</text:p>
          </table:table-cell>
          <table:table-cell table:number-columns-repeated="2" office:value-type="float" office:value="3658" calcext:value-type="float">
            <text:p>3658</text:p>
          </table:table-cell>
          <table:table-cell office:value-type="float" office:value="9.99730181694031" calcext:value-type="float">
            <text:p>9,99730181694031</text:p>
          </table:table-cell>
          <table:table-cell table:number-columns-repeated="2" office:value-type="float" office:value="2242" calcext:value-type="float">
            <text:p>2242</text:p>
          </table:table-cell>
          <table:table-cell office:value-type="float" office:value="10.0186727046967" calcext:value-type="float">
            <text:p>10,0186727046967</text:p>
          </table:table-cell>
          <table:table-cell table:number-columns-repeated="2"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./data/50nodes/dis_71.txt</text:p>
          </table:table-cell>
          <table:table-cell office:value-type="float" office:value="0.0206184387207031" calcext:value-type="float">
            <text:p>0,020618438720703</text:p>
          </table:table-cell>
          <table:table-cell table:number-columns-repeated="2" office:value-type="float" office:value="7639" calcext:value-type="float">
            <text:p>7639</text:p>
          </table:table-cell>
          <table:table-cell office:value-type="float" office:value="0.172314643859863" calcext:value-type="float">
            <text:p>0,172314643859863</text:p>
          </table:table-cell>
          <table:table-cell table:number-columns-repeated="2" office:value-type="float" office:value="3246" calcext:value-type="float">
            <text:p>3246</text:p>
          </table:table-cell>
          <table:table-cell office:value-type="float" office:value="9.99663758277893" calcext:value-type="float">
            <text:p>9,99663758277893</text:p>
          </table:table-cell>
          <table:table-cell table:number-columns-repeated="2" office:value-type="float" office:value="2144" calcext:value-type="float">
            <text:p>2144</text:p>
          </table:table-cell>
          <table:table-cell office:value-type="float" office:value="10.0385134220123" calcext:value-type="float">
            <text:p>10,0385134220123</text:p>
          </table:table-cell>
          <table:table-cell table:number-columns-repeated="2" office:value-type="float" office:value="3873" calcext:value-type="float">
            <text:p>38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./data/50nodes/dis_62.txt</text:p>
          </table:table-cell>
          <table:table-cell office:value-type="float" office:value="0.0540692806243897" calcext:value-type="float">
            <text:p>0,05406928062439</text:p>
          </table:table-cell>
          <table:table-cell table:number-columns-repeated="2" office:value-type="float" office:value="7249" calcext:value-type="float">
            <text:p>7249</text:p>
          </table:table-cell>
          <table:table-cell office:value-type="float" office:value="0.195023059844971" calcext:value-type="float">
            <text:p>0,195023059844971</text:p>
          </table:table-cell>
          <table:table-cell table:number-columns-repeated="2" office:value-type="float" office:value="3237" calcext:value-type="float">
            <text:p>3237</text:p>
          </table:table-cell>
          <table:table-cell office:value-type="float" office:value="9.9976646900177" calcext:value-type="float">
            <text:p>9,9976646900177</text:p>
          </table:table-cell>
          <table:table-cell table:number-columns-repeated="2" office:value-type="float" office:value="2099" calcext:value-type="float">
            <text:p>2099</text:p>
          </table:table-cell>
          <table:table-cell office:value-type="float" office:value="10.03031873703" calcext:value-type="float">
            <text:p>10,03031873703</text:p>
          </table:table-cell>
          <table:table-cell table:number-columns-repeated="2" office:value-type="float" office:value="4728" calcext:value-type="float">
            <text:p>47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./data/50nodes/dis_97.txt</text:p>
          </table:table-cell>
          <table:table-cell office:value-type="float" office:value="0.0101885795593262" calcext:value-type="float">
            <text:p>0,010188579559326</text:p>
          </table:table-cell>
          <table:table-cell table:number-columns-repeated="2" office:value-type="float" office:value="8347" calcext:value-type="float">
            <text:p>8347</text:p>
          </table:table-cell>
          <table:table-cell office:value-type="float" office:value="0.136490821838379" calcext:value-type="float">
            <text:p>0,136490821838379</text:p>
          </table:table-cell>
          <table:table-cell table:number-columns-repeated="2" office:value-type="float" office:value="3838" calcext:value-type="float">
            <text:p>3838</text:p>
          </table:table-cell>
          <table:table-cell office:value-type="float" office:value="9.99699401855469" calcext:value-type="float">
            <text:p>9,99699401855469</text:p>
          </table:table-cell>
          <table:table-cell table:number-columns-repeated="2" office:value-type="float" office:value="2251" calcext:value-type="float">
            <text:p>2251</text:p>
          </table:table-cell>
          <table:table-cell office:value-type="float" office:value="10.0143313407898" calcext:value-type="float">
            <text:p>10,0143313407898</text:p>
          </table:table-cell>
          <table:table-cell table:number-columns-repeated="2" office:value-type="float" office:value="3708" calcext:value-type="float">
            <text:p>37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./data/50nodes/dis_18.txt</text:p>
          </table:table-cell>
          <table:table-cell office:value-type="float" office:value="0.0167543888092041" calcext:value-type="float">
            <text:p>0,016754388809204</text:p>
          </table:table-cell>
          <table:table-cell table:number-columns-repeated="2" office:value-type="float" office:value="8603" calcext:value-type="float">
            <text:p>8603</text:p>
          </table:table-cell>
          <table:table-cell office:value-type="float" office:value="0.189784049987793" calcext:value-type="float">
            <text:p>0,189784049987793</text:p>
          </table:table-cell>
          <table:table-cell table:number-columns-repeated="2" office:value-type="float" office:value="3553" calcext:value-type="float">
            <text:p>3553</text:p>
          </table:table-cell>
          <table:table-cell office:value-type="float" office:value="9.99880242347717" calcext:value-type="float">
            <text:p>9,99880242347717</text:p>
          </table:table-cell>
          <table:table-cell table:number-columns-repeated="2" office:value-type="float" office:value="2374" calcext:value-type="float">
            <text:p>2374</text:p>
          </table:table-cell>
          <table:table-cell office:value-type="float" office:value="10.0286796092987" calcext:value-type="float">
            <text:p>10,0286796092987</text:p>
          </table:table-cell>
          <table:table-cell table:number-columns-repeated="2" office:value-type="float" office:value="4185" calcext:value-type="float">
            <text:p>41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./data/50nodes/dis_63.txt</text:p>
          </table:table-cell>
          <table:table-cell office:value-type="float" office:value="0.0171079635620117" calcext:value-type="float">
            <text:p>0,017107963562012</text:p>
          </table:table-cell>
          <table:table-cell table:number-columns-repeated="2" office:value-type="float" office:value="7774" calcext:value-type="float">
            <text:p>7774</text:p>
          </table:table-cell>
          <table:table-cell office:value-type="float" office:value="0.185146808624268" calcext:value-type="float">
            <text:p>0,185146808624268</text:p>
          </table:table-cell>
          <table:table-cell table:number-columns-repeated="2" office:value-type="float" office:value="3696" calcext:value-type="float">
            <text:p>3696</text:p>
          </table:table-cell>
          <table:table-cell office:value-type="float" office:value="9.99960255622864" calcext:value-type="float">
            <text:p>9,99960255622864</text:p>
          </table:table-cell>
          <table:table-cell table:number-columns-repeated="2" office:value-type="float" office:value="2057" calcext:value-type="float">
            <text:p>2057</text:p>
          </table:table-cell>
          <table:table-cell office:value-type="float" office:value="10.0134990215302" calcext:value-type="float">
            <text:p>10,0134990215302</text:p>
          </table:table-cell>
          <table:table-cell table:number-columns-repeated="2" office:value-type="float" office:value="4103" calcext:value-type="float">
            <text:p>410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./data/50nodes/dis_2.txt</text:p>
          </table:table-cell>
          <table:table-cell office:value-type="float" office:value="0.0642037391662598" calcext:value-type="float">
            <text:p>0,06420373916626</text:p>
          </table:table-cell>
          <table:table-cell table:number-columns-repeated="2" office:value-type="float" office:value="6588" calcext:value-type="float">
            <text:p>6588</text:p>
          </table:table-cell>
          <table:table-cell office:value-type="float" office:value="0.157245874404907" calcext:value-type="float">
            <text:p>0,157245874404907</text:p>
          </table:table-cell>
          <table:table-cell table:number-columns-repeated="2" office:value-type="float" office:value="3597" calcext:value-type="float">
            <text:p>3597</text:p>
          </table:table-cell>
          <table:table-cell office:value-type="float" office:value="9.99859356880188" calcext:value-type="float">
            <text:p>9,99859356880188</text:p>
          </table:table-cell>
          <table:table-cell table:number-columns-repeated="2" office:value-type="float" office:value="2186" calcext:value-type="float">
            <text:p>2186</text:p>
          </table:table-cell>
          <table:table-cell office:value-type="float" office:value="10.0313496589661" calcext:value-type="float">
            <text:p>10,0313496589661</text:p>
          </table:table-cell>
          <table:table-cell table:number-columns-repeated="2" office:value-type="float" office:value="4369" calcext:value-type="float">
            <text:p>43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./data/50nodes/dis_40.txt</text:p>
          </table:table-cell>
          <table:table-cell office:value-type="float" office:value="0.0446252822875977" calcext:value-type="float">
            <text:p>0,044625282287598</text:p>
          </table:table-cell>
          <table:table-cell table:number-columns-repeated="2" office:value-type="float" office:value="7748" calcext:value-type="float">
            <text:p>7748</text:p>
          </table:table-cell>
          <table:table-cell office:value-type="float" office:value="0.215846300125122" calcext:value-type="float">
            <text:p>0,215846300125122</text:p>
          </table:table-cell>
          <table:table-cell table:number-columns-repeated="2" office:value-type="float" office:value="3350" calcext:value-type="float">
            <text:p>3350</text:p>
          </table:table-cell>
          <table:table-cell office:value-type="float" office:value="9.99792194366455" calcext:value-type="float">
            <text:p>9,99792194366455</text:p>
          </table:table-cell>
          <table:table-cell table:number-columns-repeated="2" office:value-type="float" office:value="2235" calcext:value-type="float">
            <text:p>2235</text:p>
          </table:table-cell>
          <table:table-cell office:value-type="float" office:value="10.0305180549622" calcext:value-type="float">
            <text:p>10,0305180549622</text:p>
          </table:table-cell>
          <table:table-cell table:number-columns-repeated="2" office:value-type="float" office:value="4480" calcext:value-type="float">
            <text:p>448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./data/50nodes/dis_20.txt</text:p>
          </table:table-cell>
          <table:table-cell office:value-type="float" office:value="0.037388801574707" calcext:value-type="float">
            <text:p>0,037388801574707</text:p>
          </table:table-cell>
          <table:table-cell table:number-columns-repeated="2" office:value-type="float" office:value="7623" calcext:value-type="float">
            <text:p>7623</text:p>
          </table:table-cell>
          <table:table-cell office:value-type="float" office:value="0.143937110900879" calcext:value-type="float">
            <text:p>0,143937110900879</text:p>
          </table:table-cell>
          <table:table-cell table:number-columns-repeated="2" office:value-type="float" office:value="4001" calcext:value-type="float">
            <text:p>4001</text:p>
          </table:table-cell>
          <table:table-cell office:value-type="float" office:value="9.99841952323914" calcext:value-type="float">
            <text:p>9,99841952323914</text:p>
          </table:table-cell>
          <table:table-cell table:number-columns-repeated="2" office:value-type="float" office:value="2107" calcext:value-type="float">
            <text:p>2107</text:p>
          </table:table-cell>
          <table:table-cell office:value-type="float" office:value="10.0075950622559" calcext:value-type="float">
            <text:p>10,0075950622559</text:p>
          </table:table-cell>
          <table:table-cell table:number-columns-repeated="2" office:value-type="float" office:value="4388" calcext:value-type="float">
            <text:p>43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./data/50nodes/dis_94.txt</text:p>
          </table:table-cell>
          <table:table-cell office:value-type="float" office:value="0.0310916900634766" calcext:value-type="float">
            <text:p>0,031091690063477</text:p>
          </table:table-cell>
          <table:table-cell table:number-columns-repeated="2" office:value-type="float" office:value="8706" calcext:value-type="float">
            <text:p>8706</text:p>
          </table:table-cell>
          <table:table-cell office:value-type="float" office:value="0.155955791473389" calcext:value-type="float">
            <text:p>0,155955791473389</text:p>
          </table:table-cell>
          <table:table-cell table:number-columns-repeated="2" office:value-type="float" office:value="3800" calcext:value-type="float">
            <text:p>3800</text:p>
          </table:table-cell>
          <table:table-cell office:value-type="float" office:value="9.99872970581055" calcext:value-type="float">
            <text:p>9,99872970581055</text:p>
          </table:table-cell>
          <table:table-cell table:number-columns-repeated="2" office:value-type="float" office:value="2235" calcext:value-type="float">
            <text:p>2235</text:p>
          </table:table-cell>
          <table:table-cell office:value-type="float" office:value="10.0344531536102" calcext:value-type="float">
            <text:p>10,0344531536102</text:p>
          </table:table-cell>
          <table:table-cell table:number-columns-repeated="2" office:value-type="float" office:value="4207" calcext:value-type="float">
            <text:p>42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./data/50nodes/dis_38.txt</text:p>
          </table:table-cell>
          <table:table-cell office:value-type="float" office:value="0.0310921669006348" calcext:value-type="float">
            <text:p>0,031092166900635</text:p>
          </table:table-cell>
          <table:table-cell table:number-columns-repeated="2" office:value-type="float" office:value="8405" calcext:value-type="float">
            <text:p>8405</text:p>
          </table:table-cell>
          <table:table-cell office:value-type="float" office:value="0.20364236831665" calcext:value-type="float">
            <text:p>0,20364236831665</text:p>
          </table:table-cell>
          <table:table-cell table:number-columns-repeated="2" office:value-type="float" office:value="3624" calcext:value-type="float">
            <text:p>3624</text:p>
          </table:table-cell>
          <table:table-cell office:value-type="float" office:value="9.99963760375977" calcext:value-type="float">
            <text:p>9,99963760375977</text:p>
          </table:table-cell>
          <table:table-cell table:number-columns-repeated="2" office:value-type="float" office:value="2049" calcext:value-type="float">
            <text:p>2049</text:p>
          </table:table-cell>
          <table:table-cell office:value-type="float" office:value="10.0306355953217" calcext:value-type="float">
            <text:p>10,0306355953217</text:p>
          </table:table-cell>
          <table:table-cell table:number-columns-repeated="2" office:value-type="float" office:value="4212" calcext:value-type="float">
            <text:p>42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./data/50nodes/dis_21.txt</text:p>
          </table:table-cell>
          <table:table-cell office:value-type="float" office:value="0.0405740737915039" calcext:value-type="float">
            <text:p>0,040574073791504</text:p>
          </table:table-cell>
          <table:table-cell table:number-columns-repeated="2" office:value-type="float" office:value="7230" calcext:value-type="float">
            <text:p>7230</text:p>
          </table:table-cell>
          <table:table-cell office:value-type="float" office:value="0.23090672492981" calcext:value-type="float">
            <text:p>0,23090672492981</text:p>
          </table:table-cell>
          <table:table-cell table:number-columns-repeated="2" office:value-type="float" office:value="3351" calcext:value-type="float">
            <text:p>3351</text:p>
          </table:table-cell>
          <table:table-cell office:value-type="float" office:value="10.0005357265472" calcext:value-type="float">
            <text:p>10,0005357265472</text:p>
          </table:table-cell>
          <table:table-cell table:number-columns-repeated="2" office:value-type="float" office:value="2194" calcext:value-type="float">
            <text:p>2194</text:p>
          </table:table-cell>
          <table:table-cell office:value-type="float" office:value="10.0077409744263" calcext:value-type="float">
            <text:p>10,0077409744263</text:p>
          </table:table-cell>
          <table:table-cell table:number-columns-repeated="2" office:value-type="float" office:value="4126" calcext:value-type="float">
            <text:p>41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./data/50nodes/dis_79.txt</text:p>
          </table:table-cell>
          <table:table-cell office:value-type="float" office:value="0.0169258117675781" calcext:value-type="float">
            <text:p>0,016925811767578</text:p>
          </table:table-cell>
          <table:table-cell table:number-columns-repeated="2" office:value-type="float" office:value="8241" calcext:value-type="float">
            <text:p>8241</text:p>
          </table:table-cell>
          <table:table-cell office:value-type="float" office:value="0.124782562255859" calcext:value-type="float">
            <text:p>0,124782562255859</text:p>
          </table:table-cell>
          <table:table-cell table:number-columns-repeated="2" office:value-type="float" office:value="4280" calcext:value-type="float">
            <text:p>4280</text:p>
          </table:table-cell>
          <table:table-cell office:value-type="float" office:value="9.99940919876099" calcext:value-type="float">
            <text:p>9,99940919876099</text:p>
          </table:table-cell>
          <table:table-cell table:number-columns-repeated="2" office:value-type="float" office:value="2180" calcext:value-type="float">
            <text:p>2180</text:p>
          </table:table-cell>
          <table:table-cell office:value-type="float" office:value="10.0294137001038" calcext:value-type="float">
            <text:p>10,0294137001038</text:p>
          </table:table-cell>
          <table:table-cell table:number-columns-repeated="2" office:value-type="float" office:value="4280" calcext:value-type="float">
            <text:p>428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./data/50nodes/dis_16.txt</text:p>
          </table:table-cell>
          <table:table-cell office:value-type="float" office:value="0.0205485820770264" calcext:value-type="float">
            <text:p>0,020548582077026</text:p>
          </table:table-cell>
          <table:table-cell table:number-columns-repeated="2" office:value-type="float" office:value="8211" calcext:value-type="float">
            <text:p>8211</text:p>
          </table:table-cell>
          <table:table-cell office:value-type="float" office:value="0.292715549468994" calcext:value-type="float">
            <text:p>0,292715549468994</text:p>
          </table:table-cell>
          <table:table-cell table:number-columns-repeated="2" office:value-type="float" office:value="2927" calcext:value-type="float">
            <text:p>2927</text:p>
          </table:table-cell>
          <table:table-cell office:value-type="float" office:value="9.99777603149414" calcext:value-type="float">
            <text:p>9,99777603149414</text:p>
          </table:table-cell>
          <table:table-cell table:number-columns-repeated="2" office:value-type="float" office:value="2107" calcext:value-type="float">
            <text:p>2107</text:p>
          </table:table-cell>
          <table:table-cell office:value-type="float" office:value="10.0093238353729" calcext:value-type="float">
            <text:p>10,0093238353729</text:p>
          </table:table-cell>
          <table:table-cell table:number-columns-repeated="2" office:value-type="float" office:value="4088" calcext:value-type="float">
            <text:p>408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./data/50nodes/dis_65.txt</text:p>
          </table:table-cell>
          <table:table-cell office:value-type="float" office:value="0.00700569152832031" calcext:value-type="float">
            <text:p>0,00700569152832</text:p>
          </table:table-cell>
          <table:table-cell table:number-columns-repeated="2" office:value-type="float" office:value="8971" calcext:value-type="float">
            <text:p>8971</text:p>
          </table:table-cell>
          <table:table-cell office:value-type="float" office:value="0.260133028030395" calcext:value-type="float">
            <text:p>0,260133028030395</text:p>
          </table:table-cell>
          <table:table-cell table:number-columns-repeated="2" office:value-type="float" office:value="2660" calcext:value-type="float">
            <text:p>2660</text:p>
          </table:table-cell>
          <table:table-cell office:value-type="float" office:value="9.99866199493408" calcext:value-type="float">
            <text:p>9,99866199493408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0.0243077278137" calcext:value-type="float">
            <text:p>10,0243077278137</text:p>
          </table:table-cell>
          <table:table-cell table:number-columns-repeated="2" office:value-type="float" office:value="3882" calcext:value-type="float">
            <text:p>388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./data/50nodes/dis_96.txt</text:p>
          </table:table-cell>
          <table:table-cell office:value-type="float" office:value="0.0102877616882324" calcext:value-type="float">
            <text:p>0,010287761688232</text:p>
          </table:table-cell>
          <table:table-cell table:number-columns-repeated="2" office:value-type="float" office:value="8531" calcext:value-type="float">
            <text:p>8531</text:p>
          </table:table-cell>
          <table:table-cell office:value-type="float" office:value="0.222036600112915" calcext:value-type="float">
            <text:p>0,222036600112915</text:p>
          </table:table-cell>
          <table:table-cell table:number-columns-repeated="2" office:value-type="float" office:value="3492" calcext:value-type="float">
            <text:p>3492</text:p>
          </table:table-cell>
          <table:table-cell office:value-type="float" office:value="9.99995946884155" calcext:value-type="float">
            <text:p>9,99995946884155</text:p>
          </table:table-cell>
          <table:table-cell table:number-columns-repeated="2" office:value-type="float" office:value="2118" calcext:value-type="float">
            <text:p>2118</text:p>
          </table:table-cell>
          <table:table-cell office:value-type="float" office:value="10.0097534656525" calcext:value-type="float">
            <text:p>10,0097534656525</text:p>
          </table:table-cell>
          <table:table-cell table:number-columns-repeated="2" office:value-type="float" office:value="4162" calcext:value-type="float">
            <text:p>416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./data/50nodes/dis_24.txt</text:p>
          </table:table-cell>
          <table:table-cell office:value-type="float" office:value="0.0571413040161133" calcext:value-type="float">
            <text:p>0,057141304016113</text:p>
          </table:table-cell>
          <table:table-cell table:number-columns-repeated="2" office:value-type="float" office:value="7086" calcext:value-type="float">
            <text:p>7086</text:p>
          </table:table-cell>
          <table:table-cell office:value-type="float" office:value="0.163973569869995" calcext:value-type="float">
            <text:p>0,163973569869995</text:p>
          </table:table-cell>
          <table:table-cell table:number-columns-repeated="2" office:value-type="float" office:value="3544" calcext:value-type="float">
            <text:p>3544</text:p>
          </table:table-cell>
          <table:table-cell office:value-type="float" office:value="9.99789118766785" calcext:value-type="float">
            <text:p>9,99789118766785</text:p>
          </table:table-cell>
          <table:table-cell table:number-columns-repeated="2" office:value-type="float" office:value="2155" calcext:value-type="float">
            <text:p>2155</text:p>
          </table:table-cell>
          <table:table-cell office:value-type="float" office:value="10.0217845439911" calcext:value-type="float">
            <text:p>10,0217845439911</text:p>
          </table:table-cell>
          <table:table-cell table:number-columns-repeated="2"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./data/50nodes/dis_84.txt</text:p>
          </table:table-cell>
          <table:table-cell office:value-type="float" office:value="0.0069432258605957" calcext:value-type="float">
            <text:p>0,006943225860596</text:p>
          </table:table-cell>
          <table:table-cell table:number-columns-repeated="2" office:value-type="float" office:value="8422" calcext:value-type="float">
            <text:p>8422</text:p>
          </table:table-cell>
          <table:table-cell office:value-type="float" office:value="0.12454891204834" calcext:value-type="float">
            <text:p>0,12454891204834</text:p>
          </table:table-cell>
          <table:table-cell table:number-columns-repeated="2" office:value-type="float" office:value="4540" calcext:value-type="float">
            <text:p>4540</text:p>
          </table:table-cell>
          <table:table-cell office:value-type="float" office:value="10.0000603199005" calcext:value-type="float">
            <text:p>10,0000603199005</text:p>
          </table:table-cell>
          <table:table-cell table:number-columns-repeated="2" office:value-type="float" office:value="2076" calcext:value-type="float">
            <text:p>2076</text:p>
          </table:table-cell>
          <table:table-cell office:value-type="float" office:value="10.0268168449402" calcext:value-type="float">
            <text:p>10,0268168449402</text:p>
          </table:table-cell>
          <table:table-cell table:number-columns-repeated="2" office:value-type="float" office:value="4150" calcext:value-type="float">
            <text:p>41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./data/50nodes/dis_81.txt</text:p>
          </table:table-cell>
          <table:table-cell office:value-type="float" office:value="0.00355720520019531" calcext:value-type="float">
            <text:p>0,003557205200195</text:p>
          </table:table-cell>
          <table:table-cell table:number-columns-repeated="2" office:value-type="float" office:value="8646" calcext:value-type="float">
            <text:p>8646</text:p>
          </table:table-cell>
          <table:table-cell office:value-type="float" office:value="0.22693920135498" calcext:value-type="float">
            <text:p>0,22693920135498</text:p>
          </table:table-cell>
          <table:table-cell table:number-columns-repeated="2" office:value-type="float" office:value="3292" calcext:value-type="float">
            <text:p>3292</text:p>
          </table:table-cell>
          <table:table-cell office:value-type="float" office:value="9.99816799163818" calcext:value-type="float">
            <text:p>9,99816799163818</text:p>
          </table:table-cell>
          <table:table-cell table:number-columns-repeated="2" office:value-type="float" office:value="2196" calcext:value-type="float">
            <text:p>2196</text:p>
          </table:table-cell>
          <table:table-cell office:value-type="float" office:value="10.0067870616913" calcext:value-type="float">
            <text:p>10,0067870616913</text:p>
          </table:table-cell>
          <table:table-cell table:number-columns-repeated="2" office:value-type="float" office:value="4376" calcext:value-type="float">
            <text:p>437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./data/50nodes/dis_23.txt</text:p>
          </table:table-cell>
          <table:table-cell office:value-type="float" office:value="0.0508041381835938" calcext:value-type="float">
            <text:p>0,050804138183594</text:p>
          </table:table-cell>
          <table:table-cell table:number-columns-repeated="2" office:value-type="float" office:value="6714" calcext:value-type="float">
            <text:p>6714</text:p>
          </table:table-cell>
          <table:table-cell office:value-type="float" office:value="0.279485702514648" calcext:value-type="float">
            <text:p>0,279485702514648</text:p>
          </table:table-cell>
          <table:table-cell table:number-columns-repeated="2" office:value-type="float" office:value="2867" calcext:value-type="float">
            <text:p>2867</text:p>
          </table:table-cell>
          <table:table-cell office:value-type="float" office:value="9.99924373626709" calcext:value-type="float">
            <text:p>9,99924373626709</text:p>
          </table:table-cell>
          <table:table-cell table:number-columns-repeated="2" office:value-type="float" office:value="2066" calcext:value-type="float">
            <text:p>2066</text:p>
          </table:table-cell>
          <table:table-cell office:value-type="float" office:value="10.0374767780304" calcext:value-type="float">
            <text:p>10,0374767780304</text:p>
          </table:table-cell>
          <table:table-cell table:number-columns-repeated="2" office:value-type="float" office:value="3947" calcext:value-type="float">
            <text:p>39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./data/50nodes/dis_3.txt</text:p>
          </table:table-cell>
          <table:table-cell office:value-type="float" office:value="0.0353231430053711" calcext:value-type="float">
            <text:p>0,035323143005371</text:p>
          </table:table-cell>
          <table:table-cell table:number-columns-repeated="2" office:value-type="float" office:value="7990" calcext:value-type="float">
            <text:p>7990</text:p>
          </table:table-cell>
          <table:table-cell office:value-type="float" office:value="0.214468479156494" calcext:value-type="float">
            <text:p>0,214468479156494</text:p>
          </table:table-cell>
          <table:table-cell table:number-columns-repeated="2" office:value-type="float" office:value="3228" calcext:value-type="float">
            <text:p>3228</text:p>
          </table:table-cell>
          <table:table-cell office:value-type="float" office:value="10.0097362995148" calcext:value-type="float">
            <text:p>10,0097362995148</text:p>
          </table:table-cell>
          <table:table-cell table:number-columns-repeated="2" office:value-type="float" office:value="2277" calcext:value-type="float">
            <text:p>2277</text:p>
          </table:table-cell>
          <table:table-cell office:value-type="float" office:value="10.0072560310364" calcext:value-type="float">
            <text:p>10,0072560310364</text:p>
          </table:table-cell>
          <table:table-cell table:number-columns-repeated="2" office:value-type="float" office:value="3942" calcext:value-type="float">
            <text:p>394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./data/50nodes/dis_9.txt</text:p>
          </table:table-cell>
          <table:table-cell office:value-type="float" office:value="0.0823233127593994" calcext:value-type="float">
            <text:p>0,082323312759399</text:p>
          </table:table-cell>
          <table:table-cell table:number-columns-repeated="2" office:value-type="float" office:value="6428" calcext:value-type="float">
            <text:p>6428</text:p>
          </table:table-cell>
          <table:table-cell office:value-type="float" office:value="0.237446069717407" calcext:value-type="float">
            <text:p>0,237446069717407</text:p>
          </table:table-cell>
          <table:table-cell table:number-columns-repeated="2" office:value-type="float" office:value="3073" calcext:value-type="float">
            <text:p>3073</text:p>
          </table:table-cell>
          <table:table-cell office:value-type="float" office:value="9.99755620956421" calcext:value-type="float">
            <text:p>9,99755620956421</text:p>
          </table:table-cell>
          <table:table-cell table:number-columns-repeated="2" office:value-type="float" office:value="2269" calcext:value-type="float">
            <text:p>2269</text:p>
          </table:table-cell>
          <table:table-cell office:value-type="float" office:value="10.0270607471466" calcext:value-type="float">
            <text:p>10,0270607471466</text:p>
          </table:table-cell>
          <table:table-cell table:number-columns-repeated="2" office:value-type="float" office:value="4962" calcext:value-type="float">
            <text:p>496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./data/50nodes/dis_93.txt</text:p>
          </table:table-cell>
          <table:table-cell office:value-type="float" office:value="0.0134477615356445" calcext:value-type="float">
            <text:p>0,013447761535645</text:p>
          </table:table-cell>
          <table:table-cell table:number-columns-repeated="2" office:value-type="float" office:value="8311" calcext:value-type="float">
            <text:p>8311</text:p>
          </table:table-cell>
          <table:table-cell office:value-type="float" office:value="0.248578071594238" calcext:value-type="float">
            <text:p>0,248578071594238</text:p>
          </table:table-cell>
          <table:table-cell table:number-columns-repeated="2" office:value-type="float" office:value="3297" calcext:value-type="float">
            <text:p>3297</text:p>
          </table:table-cell>
          <table:table-cell office:value-type="float" office:value="9.99727034568787" calcext:value-type="float">
            <text:p>9,99727034568787</text:p>
          </table:table-cell>
          <table:table-cell table:number-columns-repeated="2" office:value-type="float" office:value="2273" calcext:value-type="float">
            <text:p>2273</text:p>
          </table:table-cell>
          <table:table-cell office:value-type="float" office:value="10.0198366641998" calcext:value-type="float">
            <text:p>10,0198366641998</text:p>
          </table:table-cell>
          <table:table-cell table:number-columns-repeated="2" office:value-type="float" office:value="4345" calcext:value-type="float">
            <text:p>434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./data/50nodes/dis_67.txt</text:p>
          </table:table-cell>
          <table:table-cell office:value-type="float" office:value="0.0102622509002686" calcext:value-type="float">
            <text:p>0,010262250900269</text:p>
          </table:table-cell>
          <table:table-cell table:number-columns-repeated="2" office:value-type="float" office:value="8815" calcext:value-type="float">
            <text:p>8815</text:p>
          </table:table-cell>
          <table:table-cell office:value-type="float" office:value="0.265076160430908" calcext:value-type="float">
            <text:p>0,265076160430908</text:p>
          </table:table-cell>
          <table:table-cell table:number-columns-repeated="2" office:value-type="float" office:value="3326" calcext:value-type="float">
            <text:p>3326</text:p>
          </table:table-cell>
          <table:table-cell office:value-type="float" office:value="10.0014798641205" calcext:value-type="float">
            <text:p>10,0014798641205</text:p>
          </table:table-cell>
          <table:table-cell table:number-columns-repeated="2" office:value-type="float" office:value="2412" calcext:value-type="float">
            <text:p>2412</text:p>
          </table:table-cell>
          <table:table-cell office:value-type="float" office:value="10.0200340747833" calcext:value-type="float">
            <text:p>10,0200340747833</text:p>
          </table:table-cell>
          <table:table-cell table:number-columns-repeated="2" office:value-type="float" office:value="4308" calcext:value-type="float">
            <text:p>43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/data/50nodes/dis_89.txt</text:p>
          </table:table-cell>
          <table:table-cell office:value-type="float" office:value="0.0100805759429932" calcext:value-type="float">
            <text:p>0,010080575942993</text:p>
          </table:table-cell>
          <table:table-cell table:number-columns-repeated="2" office:value-type="float" office:value="8936" calcext:value-type="float">
            <text:p>8936</text:p>
          </table:table-cell>
          <table:table-cell office:value-type="float" office:value="0.220838069915771" calcext:value-type="float">
            <text:p>0,220838069915771</text:p>
          </table:table-cell>
          <table:table-cell table:number-columns-repeated="2" office:value-type="float" office:value="3457" calcext:value-type="float">
            <text:p>3457</text:p>
          </table:table-cell>
          <table:table-cell office:value-type="float" office:value="10.0007162094116" calcext:value-type="float">
            <text:p>10,0007162094116</text:p>
          </table:table-cell>
          <table:table-cell table:number-columns-repeated="2" office:value-type="float" office:value="2220" calcext:value-type="float">
            <text:p>2220</text:p>
          </table:table-cell>
          <table:table-cell office:value-type="float" office:value="10.0293321609497" calcext:value-type="float">
            <text:p>10,0293321609497</text:p>
          </table:table-cell>
          <table:table-cell table:number-columns-repeated="2" office:value-type="float" office:value="4045" calcext:value-type="float">
            <text:p>40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./data/50nodes/dis_27.txt</text:p>
          </table:table-cell>
          <table:table-cell office:value-type="float" office:value="0.0503265857696533" calcext:value-type="float">
            <text:p>0,050326585769653</text:p>
          </table:table-cell>
          <table:table-cell table:number-columns-repeated="2" office:value-type="float" office:value="6978" calcext:value-type="float">
            <text:p>6978</text:p>
          </table:table-cell>
          <table:table-cell office:value-type="float" office:value="0.20061993598938" calcext:value-type="float">
            <text:p>0,20061993598938</text:p>
          </table:table-cell>
          <table:table-cell table:number-columns-repeated="2" office:value-type="float" office:value="3265" calcext:value-type="float">
            <text:p>3265</text:p>
          </table:table-cell>
          <table:table-cell office:value-type="float" office:value="9.99928021430969" calcext:value-type="float">
            <text:p>9,99928021430969</text:p>
          </table:table-cell>
          <table:table-cell table:number-columns-repeated="2" office:value-type="float" office:value="2120" calcext:value-type="float">
            <text:p>2120</text:p>
          </table:table-cell>
          <table:table-cell office:value-type="float" office:value="10.0042870044708" calcext:value-type="float">
            <text:p>10,0042870044708</text:p>
          </table:table-cell>
          <table:table-cell table:number-columns-repeated="2" office:value-type="float" office:value="4017" calcext:value-type="float">
            <text:p>401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./data/50nodes/dis_60.txt</text:p>
          </table:table-cell>
          <table:table-cell office:value-type="float" office:value="0.0304386615753174" calcext:value-type="float">
            <text:p>0,030438661575317</text:p>
          </table:table-cell>
          <table:table-cell table:number-columns-repeated="2" office:value-type="float" office:value="7292" calcext:value-type="float">
            <text:p>7292</text:p>
          </table:table-cell>
          <table:table-cell office:value-type="float" office:value="0.198192596435547" calcext:value-type="float">
            <text:p>0,198192596435547</text:p>
          </table:table-cell>
          <table:table-cell table:number-columns-repeated="2" office:value-type="float" office:value="3320" calcext:value-type="float">
            <text:p>3320</text:p>
          </table:table-cell>
          <table:table-cell office:value-type="float" office:value="9.99784755706787" calcext:value-type="float">
            <text:p>9,99784755706787</text:p>
          </table:table-cell>
          <table:table-cell table:number-columns-repeated="2" office:value-type="float" office:value="2166" calcext:value-type="float">
            <text:p>2166</text:p>
          </table:table-cell>
          <table:table-cell office:value-type="float" office:value="10.0326142311096" calcext:value-type="float">
            <text:p>10,0326142311096</text:p>
          </table:table-cell>
          <table:table-cell table:number-columns-repeated="2" office:value-type="float" office:value="3990" calcext:value-type="float">
            <text:p>399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./data/50nodes/dis_32.txt</text:p>
          </table:table-cell>
          <table:table-cell office:value-type="float" office:value="0.0579614639282227" calcext:value-type="float">
            <text:p>0,057961463928223</text:p>
          </table:table-cell>
          <table:table-cell table:number-columns-repeated="2" office:value-type="float" office:value="6647" calcext:value-type="float">
            <text:p>6647</text:p>
          </table:table-cell>
          <table:table-cell office:value-type="float" office:value="0.179162502288818" calcext:value-type="float">
            <text:p>0,179162502288818</text:p>
          </table:table-cell>
          <table:table-cell table:number-columns-repeated="2" office:value-type="float" office:value="2930" calcext:value-type="float">
            <text:p>2930</text:p>
          </table:table-cell>
          <table:table-cell office:value-type="float" office:value="9.99982786178589" calcext:value-type="float">
            <text:p>9,99982786178589</text:p>
          </table:table-cell>
          <table:table-cell table:number-columns-repeated="2" office:value-type="float" office:value="1985" calcext:value-type="float">
            <text:p>1985</text:p>
          </table:table-cell>
          <table:table-cell office:value-type="float" office:value="10.0124549865723" calcext:value-type="float">
            <text:p>10,0124549865723</text:p>
          </table:table-cell>
          <table:table-cell table:number-columns-repeated="2" office:value-type="float" office:value="4035" calcext:value-type="float">
            <text:p>403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./data/50nodes/dis_54.txt</text:p>
          </table:table-cell>
          <table:table-cell office:value-type="float" office:value="0.0328991413116455" calcext:value-type="float">
            <text:p>0,032899141311646</text:p>
          </table:table-cell>
          <table:table-cell table:number-columns-repeated="2" office:value-type="float" office:value="6751" calcext:value-type="float">
            <text:p>6751</text:p>
          </table:table-cell>
          <table:table-cell office:value-type="float" office:value="0.122596979141235" calcext:value-type="float">
            <text:p>0,122596979141235</text:p>
          </table:table-cell>
          <table:table-cell table:number-columns-repeated="2" office:value-type="float" office:value="4415" calcext:value-type="float">
            <text:p>4415</text:p>
          </table:table-cell>
          <table:table-cell office:value-type="float" office:value="9.99837493896484" calcext:value-type="float">
            <text:p>9,99837493896484</text:p>
          </table:table-cell>
          <table:table-cell table:number-columns-repeated="2" office:value-type="float" office:value="2152" calcext:value-type="float">
            <text:p>2152</text:p>
          </table:table-cell>
          <table:table-cell office:value-type="float" office:value="10.0291314125061" calcext:value-type="float">
            <text:p>10,0291314125061</text:p>
          </table:table-cell>
          <table:table-cell table:number-columns-repeated="2" office:value-type="float" office:value="3829" calcext:value-type="float">
            <text:p>382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./data/50nodes/dis_17.txt</text:p>
          </table:table-cell>
          <table:table-cell office:value-type="float" office:value="0.0102407932281494" calcext:value-type="float">
            <text:p>0,010240793228149</text:p>
          </table:table-cell>
          <table:table-cell table:number-columns-repeated="2" office:value-type="float" office:value="7682" calcext:value-type="float">
            <text:p>7682</text:p>
          </table:table-cell>
          <table:table-cell office:value-type="float" office:value="0.165940523147583" calcext:value-type="float">
            <text:p>0,165940523147583</text:p>
          </table:table-cell>
          <table:table-cell table:number-columns-repeated="2" office:value-type="float" office:value="4030" calcext:value-type="float">
            <text:p>4030</text:p>
          </table:table-cell>
          <table:table-cell office:value-type="float" office:value="9.99713039398193" calcext:value-type="float">
            <text:p>9,99713039398193</text:p>
          </table:table-cell>
          <table:table-cell table:number-columns-repeated="2" office:value-type="float" office:value="2012" calcext:value-type="float">
            <text:p>2012</text:p>
          </table:table-cell>
          <table:table-cell office:value-type="float" office:value="10.0343186855316" calcext:value-type="float">
            <text:p>10,0343186855316</text:p>
          </table:table-cell>
          <table:table-cell table:number-columns-repeated="2" office:value-type="float" office:value="3741" calcext:value-type="float">
            <text:p>374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./data/50nodes/dis_59.txt</text:p>
          </table:table-cell>
          <table:table-cell office:value-type="float" office:value="0.0310432910919189" calcext:value-type="float">
            <text:p>0,031043291091919</text:p>
          </table:table-cell>
          <table:table-cell table:number-columns-repeated="2" office:value-type="float" office:value="8291" calcext:value-type="float">
            <text:p>8291</text:p>
          </table:table-cell>
          <table:table-cell office:value-type="float" office:value="0.169783115386963" calcext:value-type="float">
            <text:p>0,169783115386963</text:p>
          </table:table-cell>
          <table:table-cell table:number-columns-repeated="2" office:value-type="float" office:value="4165" calcext:value-type="float">
            <text:p>4165</text:p>
          </table:table-cell>
          <table:table-cell office:value-type="float" office:value="10.0009024143219" calcext:value-type="float">
            <text:p>10,0009024143219</text:p>
          </table:table-cell>
          <table:table-cell table:number-columns-repeated="2" office:value-type="float" office:value="2149" calcext:value-type="float">
            <text:p>2149</text:p>
          </table:table-cell>
          <table:table-cell office:value-type="float" office:value="10.0153608322144" calcext:value-type="float">
            <text:p>10,0153608322144</text:p>
          </table:table-cell>
          <table:table-cell table:number-columns-repeated="2" office:value-type="float" office:value="4216" calcext:value-type="float">
            <text:p>421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./data/50nodes/dis_80.txt</text:p>
          </table:table-cell>
          <table:table-cell office:value-type="float" office:value="0.0349678993225098" calcext:value-type="float">
            <text:p>0,03496789932251</text:p>
          </table:table-cell>
          <table:table-cell table:number-columns-repeated="2" office:value-type="float" office:value="7562" calcext:value-type="float">
            <text:p>7562</text:p>
          </table:table-cell>
          <table:table-cell office:value-type="float" office:value="0.198669672012329" calcext:value-type="float">
            <text:p>0,198669672012329</text:p>
          </table:table-cell>
          <table:table-cell table:number-columns-repeated="2" office:value-type="float" office:value="3252" calcext:value-type="float">
            <text:p>3252</text:p>
          </table:table-cell>
          <table:table-cell office:value-type="float" office:value="9.99810194969177" calcext:value-type="float">
            <text:p>9,99810194969177</text:p>
          </table:table-cell>
          <table:table-cell table:number-columns-repeated="2" office:value-type="float" office:value="2356" calcext:value-type="float">
            <text:p>2356</text:p>
          </table:table-cell>
          <table:table-cell office:value-type="float" office:value="10.0210072994232" calcext:value-type="float">
            <text:p>10,0210072994232</text:p>
          </table:table-cell>
          <table:table-cell table:number-columns-repeated="2" office:value-type="float" office:value="4198" calcext:value-type="float">
            <text:p>419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./data/50nodes/dis_56.txt</text:p>
          </table:table-cell>
          <table:table-cell office:value-type="float" office:value="0.0335352420806885" calcext:value-type="float">
            <text:p>0,033535242080689</text:p>
          </table:table-cell>
          <table:table-cell table:number-columns-repeated="2" office:value-type="float" office:value="7241" calcext:value-type="float">
            <text:p>7241</text:p>
          </table:table-cell>
          <table:table-cell office:value-type="float" office:value="0.173109531402588" calcext:value-type="float">
            <text:p>0,173109531402588</text:p>
          </table:table-cell>
          <table:table-cell table:number-columns-repeated="2" office:value-type="float" office:value="2896" calcext:value-type="float">
            <text:p>2896</text:p>
          </table:table-cell>
          <table:table-cell office:value-type="float" office:value="9.99865698814392" calcext:value-type="float">
            <text:p>9,99865698814392</text:p>
          </table:table-cell>
          <table:table-cell table:number-columns-repeated="2" office:value-type="float" office:value="2305" calcext:value-type="float">
            <text:p>2305</text:p>
          </table:table-cell>
          <table:table-cell office:value-type="float" office:value="10.0197563171387" calcext:value-type="float">
            <text:p>10,0197563171387</text:p>
          </table:table-cell>
          <table:table-cell table:number-columns-repeated="2" office:value-type="float" office:value="4511" calcext:value-type="float">
            <text:p>45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./data/50nodes/dis_78.txt</text:p>
          </table:table-cell>
          <table:table-cell office:value-type="float" office:value="0.0578825473785401" calcext:value-type="float">
            <text:p>0,05788254737854</text:p>
          </table:table-cell>
          <table:table-cell table:number-columns-repeated="2" office:value-type="float" office:value="7306" calcext:value-type="float">
            <text:p>7306</text:p>
          </table:table-cell>
          <table:table-cell office:value-type="float" office:value="0.282022476196289" calcext:value-type="float">
            <text:p>0,282022476196289</text:p>
          </table:table-cell>
          <table:table-cell table:number-columns-repeated="2" office:value-type="float" office:value="2932" calcext:value-type="float">
            <text:p>2932</text:p>
          </table:table-cell>
          <table:table-cell office:value-type="float" office:value="9.99715328216553" calcext:value-type="float">
            <text:p>9,99715328216553</text:p>
          </table:table-cell>
          <table:table-cell table:number-columns-repeated="2" office:value-type="float" office:value="2009" calcext:value-type="float">
            <text:p>2009</text:p>
          </table:table-cell>
          <table:table-cell office:value-type="float" office:value="10.0157148838043" calcext:value-type="float">
            <text:p>10,0157148838043</text:p>
          </table:table-cell>
          <table:table-cell table:number-columns-repeated="2" office:value-type="float" office:value="4396" calcext:value-type="float">
            <text:p>439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./data/50nodes/dis_66.txt</text:p>
          </table:table-cell>
          <table:table-cell office:value-type="float" office:value="0.0608623027801514" calcext:value-type="float">
            <text:p>0,060862302780151</text:p>
          </table:table-cell>
          <table:table-cell table:number-columns-repeated="2" office:value-type="float" office:value="7122" calcext:value-type="float">
            <text:p>7122</text:p>
          </table:table-cell>
          <table:table-cell office:value-type="float" office:value="0.227457284927368" calcext:value-type="float">
            <text:p>0,227457284927368</text:p>
          </table:table-cell>
          <table:table-cell table:number-columns-repeated="2" office:value-type="float" office:value="3349" calcext:value-type="float">
            <text:p>3349</text:p>
          </table:table-cell>
          <table:table-cell office:value-type="float" office:value="9.99829936027527" calcext:value-type="float">
            <text:p>9,99829936027527</text:p>
          </table:table-cell>
          <table:table-cell table:number-columns-repeated="2" office:value-type="float" office:value="2198" calcext:value-type="float">
            <text:p>2198</text:p>
          </table:table-cell>
          <table:table-cell office:value-type="float" office:value="10.0047371387482" calcext:value-type="float">
            <text:p>10,0047371387482</text:p>
          </table:table-cell>
          <table:table-cell table:number-columns-repeated="2" office:value-type="float" office:value="4246" calcext:value-type="float">
            <text:p>424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./data/50nodes/dis_43.txt</text:p>
          </table:table-cell>
          <table:table-cell office:value-type="float" office:value="0.0376725196838379" calcext:value-type="float">
            <text:p>0,037672519683838</text:p>
          </table:table-cell>
          <table:table-cell table:number-columns-repeated="2" office:value-type="float" office:value="6106" calcext:value-type="float">
            <text:p>6106</text:p>
          </table:table-cell>
          <table:table-cell office:value-type="float" office:value="0.206201314926147" calcext:value-type="float">
            <text:p>0,206201314926147</text:p>
          </table:table-cell>
          <table:table-cell table:number-columns-repeated="2" office:value-type="float" office:value="3347" calcext:value-type="float">
            <text:p>3347</text:p>
          </table:table-cell>
          <table:table-cell office:value-type="float" office:value="9.99777865409851" calcext:value-type="float">
            <text:p>9,99777865409851</text:p>
          </table:table-cell>
          <table:table-cell table:number-columns-repeated="2" office:value-type="float" office:value="2102" calcext:value-type="float">
            <text:p>2102</text:p>
          </table:table-cell>
          <table:table-cell office:value-type="float" office:value="10.0152807235718" calcext:value-type="float">
            <text:p>10,0152807235718</text:p>
          </table:table-cell>
          <table:table-cell table:number-columns-repeated="2" office:value-type="float" office:value="3675" calcext:value-type="float">
            <text:p>36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./data/50nodes/dis_26.txt</text:p>
          </table:table-cell>
          <table:table-cell office:value-type="float" office:value="0.0569372177124023" calcext:value-type="float">
            <text:p>0,056937217712402</text:p>
          </table:table-cell>
          <table:table-cell table:number-columns-repeated="2" office:value-type="float" office:value="6811" calcext:value-type="float">
            <text:p>6811</text:p>
          </table:table-cell>
          <table:table-cell office:value-type="float" office:value="0.225562810897827" calcext:value-type="float">
            <text:p>0,225562810897827</text:p>
          </table:table-cell>
          <table:table-cell table:number-columns-repeated="2" office:value-type="float" office:value="3098" calcext:value-type="float">
            <text:p>3098</text:p>
          </table:table-cell>
          <table:table-cell office:value-type="float" office:value="9.99751043319702" calcext:value-type="float">
            <text:p>9,99751043319702</text:p>
          </table:table-cell>
          <table:table-cell table:number-columns-repeated="2" office:value-type="float" office:value="2039" calcext:value-type="float">
            <text:p>2039</text:p>
          </table:table-cell>
          <table:table-cell office:value-type="float" office:value="10.0036380290985" calcext:value-type="float">
            <text:p>10,0036380290985</text:p>
          </table:table-cell>
          <table:table-cell table:number-columns-repeated="2" office:value-type="float" office:value="4153" calcext:value-type="float">
            <text:p>415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./data/50nodes/dis_46.txt</text:p>
          </table:table-cell>
          <table:table-cell office:value-type="float" office:value="0.0533039569854736" calcext:value-type="float">
            <text:p>0,053303956985474</text:p>
          </table:table-cell>
          <table:table-cell table:number-columns-repeated="2" office:value-type="float" office:value="7694" calcext:value-type="float">
            <text:p>7694</text:p>
          </table:table-cell>
          <table:table-cell office:value-type="float" office:value="0.247249126434326" calcext:value-type="float">
            <text:p>0,247249126434326</text:p>
          </table:table-cell>
          <table:table-cell table:number-columns-repeated="2" office:value-type="float" office:value="3268" calcext:value-type="float">
            <text:p>3268</text:p>
          </table:table-cell>
          <table:table-cell office:value-type="float" office:value="9.99773406982422" calcext:value-type="float">
            <text:p>9,99773406982422</text:p>
          </table:table-cell>
          <table:table-cell table:number-columns-repeated="2" office:value-type="float" office:value="2095" calcext:value-type="float">
            <text:p>2095</text:p>
          </table:table-cell>
          <table:table-cell office:value-type="float" office:value="10.0225677490234" calcext:value-type="float">
            <text:p>10,0225677490234</text:p>
          </table:table-cell>
          <table:table-cell table:number-columns-repeated="2" office:value-type="float" office:value="4381" calcext:value-type="float">
            <text:p>438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./data/50nodes/dis_42.txt</text:p>
          </table:table-cell>
          <table:table-cell office:value-type="float" office:value="0.0169479846954346" calcext:value-type="float">
            <text:p>0,016947984695435</text:p>
          </table:table-cell>
          <table:table-cell table:number-columns-repeated="2" office:value-type="float" office:value="7664" calcext:value-type="float">
            <text:p>7664</text:p>
          </table:table-cell>
          <table:table-cell office:value-type="float" office:value="0.205795049667358" calcext:value-type="float">
            <text:p>0,205795049667358</text:p>
          </table:table-cell>
          <table:table-cell table:number-columns-repeated="2" office:value-type="float" office:value="3484" calcext:value-type="float">
            <text:p>3484</text:p>
          </table:table-cell>
          <table:table-cell office:value-type="float" office:value="9.9986720085144" calcext:value-type="float">
            <text:p>9,9986720085144</text:p>
          </table:table-cell>
          <table:table-cell table:number-columns-repeated="2" office:value-type="float" office:value="2313" calcext:value-type="float">
            <text:p>2313</text:p>
          </table:table-cell>
          <table:table-cell office:value-type="float" office:value="10.0155782699585" calcext:value-type="float">
            <text:p>10,0155782699585</text:p>
          </table:table-cell>
          <table:table-cell table:number-columns-repeated="2" office:value-type="float" office:value="4325" calcext:value-type="float">
            <text:p>43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./data/50nodes/dis_49.txt</text:p>
          </table:table-cell>
          <table:table-cell office:value-type="float" office:value="0.0407500267028809" calcext:value-type="float">
            <text:p>0,040750026702881</text:p>
          </table:table-cell>
          <table:table-cell table:number-columns-repeated="2" office:value-type="float" office:value="7096" calcext:value-type="float">
            <text:p>7096</text:p>
          </table:table-cell>
          <table:table-cell office:value-type="float" office:value="0.251354217529297" calcext:value-type="float">
            <text:p>0,251354217529297</text:p>
          </table:table-cell>
          <table:table-cell table:number-columns-repeated="2" office:value-type="float" office:value="3145" calcext:value-type="float">
            <text:p>3145</text:p>
          </table:table-cell>
          <table:table-cell office:value-type="float" office:value="10.0020399093628" calcext:value-type="float">
            <text:p>10,0020399093628</text:p>
          </table:table-cell>
          <table:table-cell table:number-columns-repeated="2" office:value-type="float" office:value="2315" calcext:value-type="float">
            <text:p>2315</text:p>
          </table:table-cell>
          <table:table-cell office:value-type="float" office:value="10.0188777446747" calcext:value-type="float">
            <text:p>10,0188777446747</text:p>
          </table:table-cell>
          <table:table-cell table:number-columns-repeated="2" office:value-type="float" office:value="4196" calcext:value-type="float">
            <text:p>41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./data/50nodes/dis_7.txt</text:p>
          </table:table-cell>
          <table:table-cell office:value-type="float" office:value="0.0167531967163086" calcext:value-type="float">
            <text:p>0,016753196716309</text:p>
          </table:table-cell>
          <table:table-cell table:number-columns-repeated="2" office:value-type="float" office:value="8125" calcext:value-type="float">
            <text:p>8125</text:p>
          </table:table-cell>
          <table:table-cell office:value-type="float" office:value="0.198771953582764" calcext:value-type="float">
            <text:p>0,198771953582764</text:p>
          </table:table-cell>
          <table:table-cell table:number-columns-repeated="2" office:value-type="float" office:value="3221" calcext:value-type="float">
            <text:p>3221</text:p>
          </table:table-cell>
          <table:table-cell office:value-type="float" office:value="9.99782395362854" calcext:value-type="float">
            <text:p>9,99782395362854</text:p>
          </table:table-cell>
          <table:table-cell table:number-columns-repeated="2" office:value-type="float" office:value="2155" calcext:value-type="float">
            <text:p>2155</text:p>
          </table:table-cell>
          <table:table-cell office:value-type="float" office:value="10.0342545509338" calcext:value-type="float">
            <text:p>10,0342545509338</text:p>
          </table:table-cell>
          <table:table-cell table:number-columns-repeated="2"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./data/50nodes/dis_69.txt</text:p>
          </table:table-cell>
          <table:table-cell office:value-type="float" office:value="0.0235793590545654" calcext:value-type="float">
            <text:p>0,023579359054565</text:p>
          </table:table-cell>
          <table:table-cell table:number-columns-repeated="2" office:value-type="float" office:value="8615" calcext:value-type="float">
            <text:p>8615</text:p>
          </table:table-cell>
          <table:table-cell office:value-type="float" office:value="0.198800563812256" calcext:value-type="float">
            <text:p>0,198800563812256</text:p>
          </table:table-cell>
          <table:table-cell table:number-columns-repeated="2" office:value-type="float" office:value="2934" calcext:value-type="float">
            <text:p>2934</text:p>
          </table:table-cell>
          <table:table-cell office:value-type="float" office:value="9.99993109703064" calcext:value-type="float">
            <text:p>9,99993109703064</text:p>
          </table:table-cell>
          <table:table-cell table:number-columns-repeated="2" office:value-type="float" office:value="2230" calcext:value-type="float">
            <text:p>2230</text:p>
          </table:table-cell>
          <table:table-cell office:value-type="float" office:value="10.0357010364532" calcext:value-type="float">
            <text:p>10,0357010364532</text:p>
          </table:table-cell>
          <table:table-cell table:number-columns-repeated="2" office:value-type="float" office:value="4527" calcext:value-type="float">
            <text:p>452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./data/50nodes/dis_33.txt</text:p>
          </table:table-cell>
          <table:table-cell office:value-type="float" office:value="0.00670671463012695" calcext:value-type="float">
            <text:p>0,006706714630127</text:p>
          </table:table-cell>
          <table:table-cell table:number-columns-repeated="2" office:value-type="float" office:value="8806" calcext:value-type="float">
            <text:p>8806</text:p>
          </table:table-cell>
          <table:table-cell office:value-type="float" office:value="0.175196170806885" calcext:value-type="float">
            <text:p>0,175196170806885</text:p>
          </table:table-cell>
          <table:table-cell table:number-columns-repeated="2" office:value-type="float" office:value="3153" calcext:value-type="float">
            <text:p>3153</text:p>
          </table:table-cell>
          <table:table-cell office:value-type="float" office:value="10.002051115036" calcext:value-type="float">
            <text:p>10,002051115036</text:p>
          </table:table-cell>
          <table:table-cell table:number-columns-repeated="2" office:value-type="float" office:value="1999" calcext:value-type="float">
            <text:p>1999</text:p>
          </table:table-cell>
          <table:table-cell office:value-type="float" office:value="10.0186636447906" calcext:value-type="float">
            <text:p>10,0186636447906</text:p>
          </table:table-cell>
          <table:table-cell table:number-columns-repeated="2" office:value-type="float" office:value="4392" calcext:value-type="float">
            <text:p>439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./data/50nodes/dis_48.txt</text:p>
          </table:table-cell>
          <table:table-cell office:value-type="float" office:value="0.0621752738952637" calcext:value-type="float">
            <text:p>0,062175273895264</text:p>
          </table:table-cell>
          <table:table-cell table:number-columns-repeated="2" office:value-type="float" office:value="6726" calcext:value-type="float">
            <text:p>6726</text:p>
          </table:table-cell>
          <table:table-cell office:value-type="float" office:value="0.19607949256897" calcext:value-type="float">
            <text:p>0,19607949256897</text:p>
          </table:table-cell>
          <table:table-cell table:number-columns-repeated="2" office:value-type="float" office:value="3920" calcext:value-type="float">
            <text:p>3920</text:p>
          </table:table-cell>
          <table:table-cell office:value-type="float" office:value="10.0044701099396" calcext:value-type="float">
            <text:p>10,0044701099396</text:p>
          </table:table-cell>
          <table:table-cell table:number-columns-repeated="2" office:value-type="float" office:value="2118" calcext:value-type="float">
            <text:p>2118</text:p>
          </table:table-cell>
          <table:table-cell office:value-type="float" office:value="10.0170433521271" calcext:value-type="float">
            <text:p>10,0170433521271</text:p>
          </table:table-cell>
          <table:table-cell table:number-columns-repeated="2" office:value-type="float" office:value="3707" calcext:value-type="float">
            <text:p>370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./data/50nodes/dis_76.txt</text:p>
          </table:table-cell>
          <table:table-cell office:value-type="float" office:value="0.0235509872436523" calcext:value-type="float">
            <text:p>0,023550987243652</text:p>
          </table:table-cell>
          <table:table-cell table:number-columns-repeated="2" office:value-type="float" office:value="8769" calcext:value-type="float">
            <text:p>8769</text:p>
          </table:table-cell>
          <table:table-cell office:value-type="float" office:value="0.210305452346802" calcext:value-type="float">
            <text:p>0,210305452346802</text:p>
          </table:table-cell>
          <table:table-cell table:number-columns-repeated="2" office:value-type="float" office:value="3437" calcext:value-type="float">
            <text:p>3437</text:p>
          </table:table-cell>
          <table:table-cell office:value-type="float" office:value="9.99714088439941" calcext:value-type="float">
            <text:p>9,99714088439941</text:p>
          </table:table-cell>
          <table:table-cell table:number-columns-repeated="2" office:value-type="float" office:value="2284" calcext:value-type="float">
            <text:p>2284</text:p>
          </table:table-cell>
          <table:table-cell office:value-type="float" office:value="10.0291059017181" calcext:value-type="float">
            <text:p>10,0291059017181</text:p>
          </table:table-cell>
          <table:table-cell table:number-columns-repeated="2" office:value-type="float" office:value="4213" calcext:value-type="float">
            <text:p>421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./data/50nodes/dis_99.txt</text:p>
          </table:table-cell>
          <table:table-cell office:value-type="float" office:value="0.0167679786682129" calcext:value-type="float">
            <text:p>0,016767978668213</text:p>
          </table:table-cell>
          <table:table-cell table:number-columns-repeated="2" office:value-type="float" office:value="8383" calcext:value-type="float">
            <text:p>8383</text:p>
          </table:table-cell>
          <table:table-cell office:value-type="float" office:value="0.21194863319397" calcext:value-type="float">
            <text:p>0,21194863319397</text:p>
          </table:table-cell>
          <table:table-cell table:number-columns-repeated="2" office:value-type="float" office:value="3339" calcext:value-type="float">
            <text:p>3339</text:p>
          </table:table-cell>
          <table:table-cell office:value-type="float" office:value="9.99830412864685" calcext:value-type="float">
            <text:p>9,99830412864685</text:p>
          </table:table-cell>
          <table:table-cell table:number-columns-repeated="2" office:value-type="float" office:value="2146" calcext:value-type="float">
            <text:p>2146</text:p>
          </table:table-cell>
          <table:table-cell office:value-type="float" office:value="9.9975597858429" calcext:value-type="float">
            <text:p>9,9975597858429</text:p>
          </table:table-cell>
          <table:table-cell table:number-columns-repeated="2" office:value-type="float" office:value="4099" calcext:value-type="float">
            <text:p>409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./data/50nodes/dis_83.txt</text:p>
          </table:table-cell>
          <table:table-cell office:value-type="float" office:value="0.0602357387542725" calcext:value-type="float">
            <text:p>0,060235738754273</text:p>
          </table:table-cell>
          <table:table-cell table:number-columns-repeated="2" office:value-type="float" office:value="6499" calcext:value-type="float">
            <text:p>6499</text:p>
          </table:table-cell>
          <table:table-cell office:value-type="float" office:value="0.182831048965454" calcext:value-type="float">
            <text:p>0,182831048965454</text:p>
          </table:table-cell>
          <table:table-cell table:number-columns-repeated="2" office:value-type="float" office:value="3400" calcext:value-type="float">
            <text:p>3400</text:p>
          </table:table-cell>
          <table:table-cell office:value-type="float" office:value="9.99861359596252" calcext:value-type="float">
            <text:p>9,99861359596252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0.0330333709717" calcext:value-type="float">
            <text:p>10,0330333709717</text:p>
          </table:table-cell>
          <table:table-cell table:number-columns-repeated="2" office:value-type="float" office:value="4101" calcext:value-type="float">
            <text:p>41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./data/50nodes/dis_15.txt</text:p>
          </table:table-cell>
          <table:table-cell office:value-type="float" office:value="0.043832540512085" calcext:value-type="float">
            <text:p>0,043832540512085</text:p>
          </table:table-cell>
          <table:table-cell table:number-columns-repeated="2" office:value-type="float" office:value="7330" calcext:value-type="float">
            <text:p>7330</text:p>
          </table:table-cell>
          <table:table-cell office:value-type="float" office:value="0.205873250961304" calcext:value-type="float">
            <text:p>0,205873250961304</text:p>
          </table:table-cell>
          <table:table-cell table:number-columns-repeated="2" office:value-type="float" office:value="3145" calcext:value-type="float">
            <text:p>3145</text:p>
          </table:table-cell>
          <table:table-cell office:value-type="float" office:value="10.0004751682282" calcext:value-type="float">
            <text:p>10,0004751682282</text:p>
          </table:table-cell>
          <table:table-cell table:number-columns-repeated="2" office:value-type="float" office:value="2180" calcext:value-type="float">
            <text:p>2180</text:p>
          </table:table-cell>
          <table:table-cell office:value-type="float" office:value="10.0138988494873" calcext:value-type="float">
            <text:p>10,0138988494873</text:p>
          </table:table-cell>
          <table:table-cell table:number-columns-repeated="2" office:value-type="float" office:value="4347" calcext:value-type="float">
            <text:p>434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./data/50nodes/dis_45.txt</text:p>
          </table:table-cell>
          <table:table-cell office:value-type="float" office:value="0.0270397663116455" calcext:value-type="float">
            <text:p>0,027039766311646</text:p>
          </table:table-cell>
          <table:table-cell table:number-columns-repeated="2" office:value-type="float" office:value="7149" calcext:value-type="float">
            <text:p>7149</text:p>
          </table:table-cell>
          <table:table-cell office:value-type="float" office:value="0.177897691726685" calcext:value-type="float">
            <text:p>0,177897691726685</text:p>
          </table:table-cell>
          <table:table-cell table:number-columns-repeated="2" office:value-type="float" office:value="3537" calcext:value-type="float">
            <text:p>3537</text:p>
          </table:table-cell>
          <table:table-cell office:value-type="float" office:value="10.0003566741943" calcext:value-type="float">
            <text:p>10,0003566741943</text:p>
          </table:table-cell>
          <table:table-cell table:number-columns-repeated="2" office:value-type="float" office:value="2190" calcext:value-type="float">
            <text:p>2190</text:p>
          </table:table-cell>
          <table:table-cell office:value-type="float" office:value="10.033668756485" calcext:value-type="float">
            <text:p>10,033668756485</text:p>
          </table:table-cell>
          <table:table-cell table:number-columns-repeated="2" office:value-type="float" office:value="4213" calcext:value-type="float">
            <text:p>421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./data/50nodes/dis_95.txt</text:p>
          </table:table-cell>
          <table:table-cell office:value-type="float" office:value="0.0321884155273437" calcext:value-type="float">
            <text:p>0,032188415527344</text:p>
          </table:table-cell>
          <table:table-cell table:number-columns-repeated="2" office:value-type="float" office:value="7103" calcext:value-type="float">
            <text:p>7103</text:p>
          </table:table-cell>
          <table:table-cell office:value-type="float" office:value="0.197688102722168" calcext:value-type="float">
            <text:p>0,197688102722168</text:p>
          </table:table-cell>
          <table:table-cell table:number-columns-repeated="2" office:value-type="float" office:value="3571" calcext:value-type="float">
            <text:p>3571</text:p>
          </table:table-cell>
          <table:table-cell office:value-type="float" office:value="9.99908995628357" calcext:value-type="float">
            <text:p>9,99908995628357</text:p>
          </table:table-cell>
          <table:table-cell table:number-columns-repeated="2" office:value-type="float" office:value="2083" calcext:value-type="float">
            <text:p>2083</text:p>
          </table:table-cell>
          <table:table-cell office:value-type="float" office:value="10.0050292015076" calcext:value-type="float">
            <text:p>10,0050292015076</text:p>
          </table:table-cell>
          <table:table-cell table:number-columns-repeated="2" office:value-type="float" office:value="3976" calcext:value-type="float">
            <text:p>39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./data/50nodes/dis_64.txt</text:p>
          </table:table-cell>
          <table:table-cell office:value-type="float" office:value="0.016850471496582" calcext:value-type="float">
            <text:p>0,016850471496582</text:p>
          </table:table-cell>
          <table:table-cell table:number-columns-repeated="2" office:value-type="float" office:value="7531" calcext:value-type="float">
            <text:p>7531</text:p>
          </table:table-cell>
          <table:table-cell office:value-type="float" office:value="0.181683301925659" calcext:value-type="float">
            <text:p>0,181683301925659</text:p>
          </table:table-cell>
          <table:table-cell table:number-columns-repeated="2" office:value-type="float" office:value="3095" calcext:value-type="float">
            <text:p>3095</text:p>
          </table:table-cell>
          <table:table-cell office:value-type="float" office:value="9.99741220474243" calcext:value-type="float">
            <text:p>9,99741220474243</text:p>
          </table:table-cell>
          <table:table-cell table:number-columns-repeated="2" office:value-type="float" office:value="2135" calcext:value-type="float">
            <text:p>2135</text:p>
          </table:table-cell>
          <table:table-cell office:value-type="float" office:value="10.031485080719" calcext:value-type="float">
            <text:p>10,031485080719</text:p>
          </table:table-cell>
          <table:table-cell table:number-columns-repeated="2" office:value-type="float" office:value="4145" calcext:value-type="float">
            <text:p>414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./data/50nodes/dis_44.txt</text:p>
          </table:table-cell>
          <table:table-cell office:value-type="float" office:value="0.0479729175567627" calcext:value-type="float">
            <text:p>0,047972917556763</text:p>
          </table:table-cell>
          <table:table-cell table:number-columns-repeated="2" office:value-type="float" office:value="7415" calcext:value-type="float">
            <text:p>7415</text:p>
          </table:table-cell>
          <table:table-cell office:value-type="float" office:value="0.17321252822876" calcext:value-type="float">
            <text:p>0,17321252822876</text:p>
          </table:table-cell>
          <table:table-cell table:number-columns-repeated="2" office:value-type="float" office:value="3782" calcext:value-type="float">
            <text:p>3782</text:p>
          </table:table-cell>
          <table:table-cell office:value-type="float" office:value="10.0007138252258" calcext:value-type="float">
            <text:p>10,0007138252258</text:p>
          </table:table-cell>
          <table:table-cell table:number-columns-repeated="2" office:value-type="float" office:value="2112" calcext:value-type="float">
            <text:p>2112</text:p>
          </table:table-cell>
          <table:table-cell office:value-type="float" office:value="10.0334467887878" calcext:value-type="float">
            <text:p>10,0334467887878</text:p>
          </table:table-cell>
          <table:table-cell table:number-columns-repeated="2" office:value-type="float" office:value="4399" calcext:value-type="float">
            <text:p>439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./data/50nodes/dis_5.txt</text:p>
          </table:table-cell>
          <table:table-cell office:value-type="float" office:value="0.00343751907348633" calcext:value-type="float">
            <text:p>0,003437519073486</text:p>
          </table:table-cell>
          <table:table-cell table:number-columns-repeated="2" office:value-type="float" office:value="8091" calcext:value-type="float">
            <text:p>8091</text:p>
          </table:table-cell>
          <table:table-cell office:value-type="float" office:value="0.249358654022217" calcext:value-type="float">
            <text:p>0,249358654022217</text:p>
          </table:table-cell>
          <table:table-cell table:number-columns-repeated="2" office:value-type="float" office:value="3380" calcext:value-type="float">
            <text:p>3380</text:p>
          </table:table-cell>
          <table:table-cell office:value-type="float" office:value="10.0006575584412" calcext:value-type="float">
            <text:p>10,0006575584412</text:p>
          </table:table-cell>
          <table:table-cell table:number-columns-repeated="2" office:value-type="float" office:value="2082" calcext:value-type="float">
            <text:p>2082</text:p>
          </table:table-cell>
          <table:table-cell office:value-type="float" office:value="10.0295672416687" calcext:value-type="float">
            <text:p>10,0295672416687</text:p>
          </table:table-cell>
          <table:table-cell table:number-columns-repeated="2" office:value-type="float" office:value="4115" calcext:value-type="float">
            <text:p>411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./data/50nodes/dis_98.txt</text:p>
          </table:table-cell>
          <table:table-cell office:value-type="float" office:value="0.0371348857879639" calcext:value-type="float">
            <text:p>0,037134885787964</text:p>
          </table:table-cell>
          <table:table-cell table:number-columns-repeated="2" office:value-type="float" office:value="7692" calcext:value-type="float">
            <text:p>7692</text:p>
          </table:table-cell>
          <table:table-cell office:value-type="float" office:value="0.322618246078491" calcext:value-type="float">
            <text:p>0,322618246078491</text:p>
          </table:table-cell>
          <table:table-cell table:number-columns-repeated="2" office:value-type="float" office:value="3027" calcext:value-type="float">
            <text:p>3027</text:p>
          </table:table-cell>
          <table:table-cell office:value-type="float" office:value="9.99890899658203" calcext:value-type="float">
            <text:p>9,99890899658203</text:p>
          </table:table-cell>
          <table:table-cell table:number-columns-repeated="2" office:value-type="float" office:value="2181" calcext:value-type="float">
            <text:p>2181</text:p>
          </table:table-cell>
          <table:table-cell office:value-type="float" office:value="9.99975776672363" calcext:value-type="float">
            <text:p>9,99975776672363</text:p>
          </table:table-cell>
          <table:table-cell table:number-columns-repeated="2" office:value-type="float" office:value="4175" calcext:value-type="float">
            <text:p>41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./data/50nodes/dis_58.txt</text:p>
          </table:table-cell>
          <table:table-cell office:value-type="float" office:value="0.0134561061859131" calcext:value-type="float">
            <text:p>0,013456106185913</text:p>
          </table:table-cell>
          <table:table-cell table:number-columns-repeated="2" office:value-type="float" office:value="8385" calcext:value-type="float">
            <text:p>8385</text:p>
          </table:table-cell>
          <table:table-cell office:value-type="float" office:value="0.199300289154053" calcext:value-type="float">
            <text:p>0,199300289154053</text:p>
          </table:table-cell>
          <table:table-cell table:number-columns-repeated="2" office:value-type="float" office:value="3591" calcext:value-type="float">
            <text:p>3591</text:p>
          </table:table-cell>
          <table:table-cell office:value-type="float" office:value="9.99689626693726" calcext:value-type="float">
            <text:p>9,99689626693726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0.0086688995361" calcext:value-type="float">
            <text:p>10,0086688995361</text:p>
          </table:table-cell>
          <table:table-cell table:number-columns-repeated="2" office:value-type="float" office:value="4777" calcext:value-type="float">
            <text:p>477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./data/50nodes/dis_14.txt</text:p>
          </table:table-cell>
          <table:table-cell office:value-type="float" office:value="0.00675535202026367" calcext:value-type="float">
            <text:p>0,006755352020264</text:p>
          </table:table-cell>
          <table:table-cell table:number-columns-repeated="2" office:value-type="float" office:value="9174" calcext:value-type="float">
            <text:p>9174</text:p>
          </table:table-cell>
          <table:table-cell office:value-type="float" office:value="0.186477184295654" calcext:value-type="float">
            <text:p>0,186477184295654</text:p>
          </table:table-cell>
          <table:table-cell table:number-columns-repeated="2" office:value-type="float" office:value="3790" calcext:value-type="float">
            <text:p>3790</text:p>
          </table:table-cell>
          <table:table-cell office:value-type="float" office:value="9.99824166297913" calcext:value-type="float">
            <text:p>9,99824166297913</text:p>
          </table:table-cell>
          <table:table-cell table:number-columns-repeated="2" office:value-type="float" office:value="2192" calcext:value-type="float">
            <text:p>2192</text:p>
          </table:table-cell>
          <table:table-cell office:value-type="float" office:value="10.0208308696747" calcext:value-type="float">
            <text:p>10,0208308696747</text:p>
          </table:table-cell>
          <table:table-cell table:number-columns-repeated="2" office:value-type="float" office:value="3869" calcext:value-type="float">
            <text:p>38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./data/50nodes/dis_10.txt</text:p>
          </table:table-cell>
          <table:table-cell office:value-type="float" office:value="0.00767350196838379" calcext:value-type="float">
            <text:p>0,007673501968384</text:p>
          </table:table-cell>
          <table:table-cell table:number-columns-repeated="2" office:value-type="float" office:value="8721" calcext:value-type="float">
            <text:p>8721</text:p>
          </table:table-cell>
          <table:table-cell office:value-type="float" office:value="0.224365949630737" calcext:value-type="float">
            <text:p>0,224365949630737</text:p>
          </table:table-cell>
          <table:table-cell table:number-columns-repeated="2" office:value-type="float" office:value="3534" calcext:value-type="float">
            <text:p>3534</text:p>
          </table:table-cell>
          <table:table-cell office:value-type="float" office:value="10.0026092529297" calcext:value-type="float">
            <text:p>10,0026092529297</text:p>
          </table:table-cell>
          <table:table-cell table:number-columns-repeated="2" office:value-type="float" office:value="2074" calcext:value-type="float">
            <text:p>2074</text:p>
          </table:table-cell>
          <table:table-cell office:value-type="float" office:value="10.0193901062012" calcext:value-type="float">
            <text:p>10,0193901062012</text:p>
          </table:table-cell>
          <table:table-cell table:number-columns-repeated="2" office:value-type="float" office:value="3844" calcext:value-type="float">
            <text:p>384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./data/50nodes/dis_68.txt</text:p>
          </table:table-cell>
          <table:table-cell office:value-type="float" office:value="0.010143518447876" calcext:value-type="float">
            <text:p>0,010143518447876</text:p>
          </table:table-cell>
          <table:table-cell table:number-columns-repeated="2" office:value-type="float" office:value="9177" calcext:value-type="float">
            <text:p>9177</text:p>
          </table:table-cell>
          <table:table-cell office:value-type="float" office:value="0.167196750640869" calcext:value-type="float">
            <text:p>0,167196750640869</text:p>
          </table:table-cell>
          <table:table-cell table:number-columns-repeated="2" office:value-type="float" office:value="3914" calcext:value-type="float">
            <text:p>3914</text:p>
          </table:table-cell>
          <table:table-cell office:value-type="float" office:value="9.99732065200806" calcext:value-type="float">
            <text:p>9,99732065200806</text:p>
          </table:table-cell>
          <table:table-cell table:number-columns-repeated="2" office:value-type="float" office:value="2150" calcext:value-type="float">
            <text:p>2150</text:p>
          </table:table-cell>
          <table:table-cell office:value-type="float" office:value="10.0173616409302" calcext:value-type="float">
            <text:p>10,0173616409302</text:p>
          </table:table-cell>
          <table:table-cell table:number-columns-repeated="2" office:value-type="float" office:value="4412" calcext:value-type="float">
            <text:p>441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./data/50nodes/dis_19.txt</text:p>
          </table:table-cell>
          <table:table-cell office:value-type="float" office:value="0.0471289157867432" calcext:value-type="float">
            <text:p>0,047128915786743</text:p>
          </table:table-cell>
          <table:table-cell table:number-columns-repeated="2" office:value-type="float" office:value="7370" calcext:value-type="float">
            <text:p>7370</text:p>
          </table:table-cell>
          <table:table-cell office:value-type="float" office:value="0.239733695983887" calcext:value-type="float">
            <text:p>0,239733695983887</text:p>
          </table:table-cell>
          <table:table-cell table:number-columns-repeated="2" office:value-type="float" office:value="3405" calcext:value-type="float">
            <text:p>3405</text:p>
          </table:table-cell>
          <table:table-cell office:value-type="float" office:value="9.99869799613953" calcext:value-type="float">
            <text:p>9,99869799613953</text:p>
          </table:table-cell>
          <table:table-cell table:number-columns-repeated="2" office:value-type="float" office:value="1962" calcext:value-type="float">
            <text:p>1962</text:p>
          </table:table-cell>
          <table:table-cell office:value-type="float" office:value="10.0188827514648" calcext:value-type="float">
            <text:p>10,0188827514648</text:p>
          </table:table-cell>
          <table:table-cell table:number-columns-repeated="2" office:value-type="float" office:value="4293" calcext:value-type="float">
            <text:p>429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./data/50nodes/dis_39.txt</text:p>
          </table:table-cell>
          <table:table-cell office:value-type="float" office:value="0.00689768791198731" calcext:value-type="float">
            <text:p>0,006897687911987</text:p>
          </table:table-cell>
          <table:table-cell table:number-columns-repeated="2" office:value-type="float" office:value="8671" calcext:value-type="float">
            <text:p>8671</text:p>
          </table:table-cell>
          <table:table-cell office:value-type="float" office:value="0.269426822662354" calcext:value-type="float">
            <text:p>0,269426822662354</text:p>
          </table:table-cell>
          <table:table-cell table:number-columns-repeated="2" office:value-type="float" office:value="3026" calcext:value-type="float">
            <text:p>3026</text:p>
          </table:table-cell>
          <table:table-cell office:value-type="float" office:value="10.003484249115" calcext:value-type="float">
            <text:p>10,003484249115</text:p>
          </table:table-cell>
          <table:table-cell table:number-columns-repeated="2" office:value-type="float" office:value="2066" calcext:value-type="float">
            <text:p>2066</text:p>
          </table:table-cell>
          <table:table-cell office:value-type="float" office:value="10.0262632369995" calcext:value-type="float">
            <text:p>10,0262632369995</text:p>
          </table:table-cell>
          <table:table-cell table:number-columns-repeated="2" office:value-type="float" office:value="4021" calcext:value-type="float">
            <text:p>4021</text:p>
          </table:table-cell>
        </table:table-row>
        <table:table-row table:style-name="ro1">
          <table:table-cell table:number-columns-repeated="2"/>
          <table:table-cell table:formula="of:=SUM([.C2:.C101])" office:value-type="float" office:value="3.09721636772156" calcext:value-type="float">
            <text:p>3,09721636772156</text:p>
          </table:table-cell>
          <table:table-cell table:formula="of:=SUM([.D2:.D101])" office:value-type="float" office:value="782745" calcext:value-type="float">
            <text:p>782745</text:p>
          </table:table-cell>
          <table:table-cell table:formula="of:=SUM([.E2:.E101])" office:value-type="float" office:value="782745" calcext:value-type="float">
            <text:p>782745</text:p>
          </table:table-cell>
          <table:table-cell table:formula="of:=SUM([.F2:.F101])" office:value-type="float" office:value="21.0223615169525" calcext:value-type="float">
            <text:p>21,0223615169525</text:p>
          </table:table-cell>
          <table:table-cell table:formula="of:=SUM([.G2:.G101])" office:value-type="float" office:value="337584" calcext:value-type="float">
            <text:p>337584</text:p>
          </table:table-cell>
          <table:table-cell table:formula="of:=SUM([.H2:.H101])" office:value-type="float" office:value="337584" calcext:value-type="float">
            <text:p>337584</text:p>
          </table:table-cell>
          <table:table-cell table:formula="of:=SUM([.I2:.I101])" office:value-type="float" office:value="999.919841766357" calcext:value-type="float">
            <text:p>999,919841766357</text:p>
          </table:table-cell>
          <table:table-cell table:formula="of:=SUM([.J2:.J101])" office:value-type="float" office:value="214483" calcext:value-type="float">
            <text:p>214483</text:p>
          </table:table-cell>
          <table:table-cell table:formula="of:=SUM([.K2:.K101])" office:value-type="float" office:value="214483" calcext:value-type="float">
            <text:p>214483</text:p>
          </table:table-cell>
          <table:table-cell table:formula="of:=SUM([.L2:.L101])" office:value-type="float" office:value="1002.00769424438" calcext:value-type="float">
            <text:p>1002,00769424438</text:p>
          </table:table-cell>
          <table:table-cell table:formula="of:=SUM([.M2:.M101])" office:value-type="float" office:value="415555" calcext:value-type="float">
            <text:p>415555</text:p>
          </table:table-cell>
          <table:table-cell table:formula="of:=SUM([.N2:.N101])" office:value-type="float" office:value="415555" calcext:value-type="float">
            <text:p>4155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18:13:07.7951969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7:32:33.919378058</meta:creation-date>
    <dc:date>2020-12-29T18:13:18.248914122</dc:date>
    <meta:editing-duration>PT16M8S</meta:editing-duration>
    <meta:editing-cycles>7</meta:editing-cycles>
    <meta:generator>LibreOffice/6.4.6.2$Linux_X86_64 LibreOffice_project/40$Build-2</meta:generator>
    <meta:document-statistic meta:table-count="7" meta:cell-count="8550" meta:object-count="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64cm" svg:y="0.172cm" chart:style-name="ch2">
          <text:p>50 nodes comparison: LS, VND, BVNS, TS
 niter=10, greedy, initial solution=random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greedy_init_random_memory_10_times4ave_1_maxs_10.0'.E1:'TESTBENCH_metaheu_ls_vnd_bvns_ts__niter_10_search_greedy_init_random_memory_10_times4ave_1_maxs_10.0'.E101 'TESTBENCH_metaheu_ls_vnd_bvns_ts__niter_10_search_greedy_init_random_memory_10_times4ave_1_maxs_10.0'.H1:'TESTBENCH_metaheu_ls_vnd_bvns_ts__niter_10_search_greedy_init_random_memory_10_times4ave_1_maxs_10.0'.H101 'TESTBENCH_metaheu_ls_vnd_bvns_ts__niter_10_search_greedy_init_random_memory_10_times4ave_1_maxs_10.0'.K1:'TESTBENCH_metaheu_ls_vnd_bvns_ts__niter_10_search_greedy_init_random_memory_10_times4ave_1_maxs_10.0'.K101 'TESTBENCH_metaheu_ls_vnd_bvns_ts__niter_10_search_greedy_init_random_memory_10_times4ave_1_maxs_10.0'.N1:'TESTBENCH_metaheu_ls_vnd_bvns_ts__niter_10_search_greedy_init_random_memory_10_times4ave_1_maxs_10.0'.N101" chart:data-source-has-labels="row" svg:x="0.405cm" svg:y="1.751cm" svg:width="34.597cm" svg:height="6.408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random_memory_10_times4ave_1_maxs_10.0'.E2:'TESTBENCH_metaheu_ls_vnd_bvns_ts__niter_10_search_greedy_init_random_memory_10_times4ave_1_maxs_10.0'.E101" chart:label-cell-address="'TESTBENCH_metaheu_ls_vnd_bvns_ts__niter_10_search_greedy_init_random_memory_10_times4ave_1_maxs_10.0'.E1:'TESTBENCH_metaheu_ls_vnd_bvns_ts__niter_10_search_greedy_init_random_memory_10_times4ave_1_maxs_10.0'.E1" chart:class="chart:line">
            <chart:data-point chart:repeated="100"/>
          </chart:series>
          <chart:series chart:style-name="ch8" chart:values-cell-range-address="'TESTBENCH_metaheu_ls_vnd_bvns_ts__niter_10_search_greedy_init_random_memory_10_times4ave_1_maxs_10.0'.H2:'TESTBENCH_metaheu_ls_vnd_bvns_ts__niter_10_search_greedy_init_random_memory_10_times4ave_1_maxs_10.0'.H101" chart:label-cell-address="'TESTBENCH_metaheu_ls_vnd_bvns_ts__niter_10_search_greedy_init_random_memory_10_times4ave_1_maxs_10.0'.H1:'TESTBENCH_metaheu_ls_vnd_bvns_ts__niter_10_search_greedy_init_random_memory_10_times4ave_1_maxs_10.0'.H1" chart:class="chart:line">
            <chart:data-point chart:repeated="100"/>
          </chart:series>
          <chart:series chart:style-name="ch9" chart:values-cell-range-address="'TESTBENCH_metaheu_ls_vnd_bvns_ts__niter_10_search_greedy_init_random_memory_10_times4ave_1_maxs_10.0'.K2:'TESTBENCH_metaheu_ls_vnd_bvns_ts__niter_10_search_greedy_init_random_memory_10_times4ave_1_maxs_10.0'.K101" chart:label-cell-address="'TESTBENCH_metaheu_ls_vnd_bvns_ts__niter_10_search_greedy_init_random_memory_10_times4ave_1_maxs_10.0'.K1:'TESTBENCH_metaheu_ls_vnd_bvns_ts__niter_10_search_greedy_init_random_memory_10_times4ave_1_maxs_10.0'.K1" chart:class="chart:line">
            <chart:data-point chart:repeated="100"/>
          </chart:series>
          <chart:series chart:style-name="ch10" chart:values-cell-range-address="'TESTBENCH_metaheu_ls_vnd_bvns_ts__niter_10_search_greedy_init_random_memory_10_times4ave_1_maxs_10.0'.N2:'TESTBENCH_metaheu_ls_vnd_bvns_ts__niter_10_search_greedy_init_random_memory_10_times4ave_1_maxs_10.0'.N101" chart:label-cell-address="'TESTBENCH_metaheu_ls_vnd_bvns_ts__niter_10_search_greedy_init_random_memory_10_times4ave_1_maxs_10.0'.N1:'TESTBENCH_metaheu_ls_vnd_bvns_ts__niter_10_search_greedy_init_random_memory_10_times4ave_1_maxs_10.0'.N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best_cost</text:p>
                <draw:g>
                  <svg:desc>'TESTBENCH_metaheu_ls_vnd_bvns_ts__niter_10_search_greedy_init_random_memory_10_times4ave_1_maxs_10.0'.E1:'TESTBENCH_metaheu_ls_vnd_bvns_ts__niter_10_search_greedy_init_random_memory_10_times4ave_1_maxs_10.0'.E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greedy_init_random_memory_10_times4ave_1_maxs_10.0'.H1:'TESTBENCH_metaheu_ls_vnd_bvns_ts__niter_10_search_greedy_init_random_memory_10_times4ave_1_maxs_10.0'.H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greedy_init_random_memory_10_times4ave_1_maxs_10.0'.K1:'TESTBENCH_metaheu_ls_vnd_bvns_ts__niter_10_search_greedy_init_random_memory_10_times4ave_1_maxs_10.0'.K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greedy_init_random_memory_10_times4ave_1_maxs_10.0'.N1:'TESTBENCH_metaheu_ls_vnd_bvns_ts__niter_10_search_greedy_init_random_memory_10_times4ave_1_maxs_10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02">
                <text:p>6302</text:p>
                <draw:g>
                  <svg:desc>'TESTBENCH_metaheu_ls_vnd_bvns_ts__niter_10_search_greedy_init_random_memory_10_times4ave_1_maxs_10.0'.E2:'TESTBENCH_metaheu_ls_vnd_bvns_ts__niter_10_search_greedy_init_random_memory_10_times4ave_1_maxs_10.0'.E101</svg:desc>
                </draw:g>
              </table:table-cell>
              <table:table-cell office:value-type="float" office:value="3492">
                <text:p>3492</text:p>
                <draw:g>
                  <svg:desc>'TESTBENCH_metaheu_ls_vnd_bvns_ts__niter_10_search_greedy_init_random_memory_10_times4ave_1_maxs_10.0'.H2:'TESTBENCH_metaheu_ls_vnd_bvns_ts__niter_10_search_greedy_init_random_memory_10_times4ave_1_maxs_10.0'.H101</svg:desc>
                </draw:g>
              </table:table-cell>
              <table:table-cell office:value-type="float" office:value="1920">
                <text:p>1920</text:p>
                <draw:g>
                  <svg:desc>'TESTBENCH_metaheu_ls_vnd_bvns_ts__niter_10_search_greedy_init_random_memory_10_times4ave_1_maxs_10.0'.K2:'TESTBENCH_metaheu_ls_vnd_bvns_ts__niter_10_search_greedy_init_random_memory_10_times4ave_1_maxs_10.0'.K101</svg:desc>
                </draw:g>
              </table:table-cell>
              <table:table-cell office:value-type="float" office:value="4398">
                <text:p>4398</text:p>
                <draw:g>
                  <svg:desc>'TESTBENCH_metaheu_ls_vnd_bvns_ts__niter_10_search_greedy_init_random_memory_10_times4ave_1_maxs_10.0'.N2:'TESTBENCH_metaheu_ls_vnd_bvns_ts__niter_10_search_greedy_init_random_memory_10_times4ave_1_maxs_10.0'.N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322">
                <text:p>8322</text:p>
              </table:table-cell>
              <table:table-cell office:value-type="float" office:value="3677">
                <text:p>3677</text:p>
              </table:table-cell>
              <table:table-cell office:value-type="float" office:value="2019">
                <text:p>2019</text:p>
              </table:table-cell>
              <table:table-cell office:value-type="float" office:value="4262">
                <text:p>4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26">
                <text:p>5626</text:p>
              </table:table-cell>
              <table:table-cell office:value-type="float" office:value="3202">
                <text:p>3202</text:p>
              </table:table-cell>
              <table:table-cell office:value-type="float" office:value="2134">
                <text:p>2134</text:p>
              </table:table-cell>
              <table:table-cell office:value-type="float" office:value="3805">
                <text:p>3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98">
                <text:p>8098</text:p>
              </table:table-cell>
              <table:table-cell office:value-type="float" office:value="3172">
                <text:p>3172</text:p>
              </table:table-cell>
              <table:table-cell office:value-type="float" office:value="2079">
                <text:p>2079</text:p>
              </table:table-cell>
              <table:table-cell office:value-type="float" office:value="4106">
                <text:p>41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73">
                <text:p>7773</text:p>
              </table:table-cell>
              <table:table-cell office:value-type="float" office:value="2940">
                <text:p>2940</text:p>
              </table:table-cell>
              <table:table-cell office:value-type="float" office:value="1933">
                <text:p>1933</text:p>
              </table:table-cell>
              <table:table-cell office:value-type="float" office:value="4073">
                <text:p>40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347">
                <text:p>9347</text:p>
              </table:table-cell>
              <table:table-cell office:value-type="float" office:value="3793">
                <text:p>3793</text:p>
              </table:table-cell>
              <table:table-cell office:value-type="float" office:value="2159">
                <text:p>2159</text:p>
              </table:table-cell>
              <table:table-cell office:value-type="float" office:value="3867">
                <text:p>3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22">
                <text:p>8022</text:p>
              </table:table-cell>
              <table:table-cell office:value-type="float" office:value="3331">
                <text:p>3331</text:p>
              </table:table-cell>
              <table:table-cell office:value-type="float" office:value="2081">
                <text:p>2081</text:p>
              </table:table-cell>
              <table:table-cell office:value-type="float" office:value="3781">
                <text:p>37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66">
                <text:p>6466</text:p>
              </table:table-cell>
              <table:table-cell office:value-type="float" office:value="3424">
                <text:p>3424</text:p>
              </table:table-cell>
              <table:table-cell office:value-type="float" office:value="2213">
                <text:p>2213</text:p>
              </table:table-cell>
              <table:table-cell office:value-type="float" office:value="4290">
                <text:p>42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39">
                <text:p>7639</text:p>
              </table:table-cell>
              <table:table-cell office:value-type="float" office:value="2650">
                <text:p>2650</text:p>
              </table:table-cell>
              <table:table-cell office:value-type="float" office:value="2195">
                <text:p>2195</text:p>
              </table:table-cell>
              <table:table-cell office:value-type="float" office:value="3567">
                <text:p>35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88">
                <text:p>8388</text:p>
              </table:table-cell>
              <table:table-cell office:value-type="float" office:value="3436">
                <text:p>3436</text:p>
              </table:table-cell>
              <table:table-cell office:value-type="float" office:value="2102">
                <text:p>2102</text:p>
              </table:table-cell>
              <table:table-cell office:value-type="float" office:value="4450">
                <text:p>44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42">
                <text:p>7042</text:p>
              </table:table-cell>
              <table:table-cell office:value-type="float" office:value="3085">
                <text:p>3085</text:p>
              </table:table-cell>
              <table:table-cell office:value-type="float" office:value="2053">
                <text:p>2053</text:p>
              </table:table-cell>
              <table:table-cell office:value-type="float" office:value="4110">
                <text:p>41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92">
                <text:p>7292</text:p>
              </table:table-cell>
              <table:table-cell office:value-type="float" office:value="2961">
                <text:p>2961</text:p>
              </table:table-cell>
              <table:table-cell office:value-type="float" office:value="2144">
                <text:p>2144</text:p>
              </table:table-cell>
              <table:table-cell office:value-type="float" office:value="4375">
                <text:p>4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38">
                <text:p>7838</text:p>
              </table:table-cell>
              <table:table-cell office:value-type="float" office:value="3765">
                <text:p>3765</text:p>
              </table:table-cell>
              <table:table-cell office:value-type="float" office:value="2220">
                <text:p>2220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773">
                <text:p>8773</text:p>
              </table:table-cell>
              <table:table-cell office:value-type="float" office:value="3486">
                <text:p>3486</text:p>
              </table:table-cell>
              <table:table-cell office:value-type="float" office:value="2121">
                <text:p>2121</text:p>
              </table:table-cell>
              <table:table-cell office:value-type="float" office:value="3778">
                <text:p>3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109">
                <text:p>9109</text:p>
              </table:table-cell>
              <table:table-cell office:value-type="float" office:value="2983">
                <text:p>2983</text:p>
              </table:table-cell>
              <table:table-cell office:value-type="float" office:value="2160">
                <text:p>2160</text:p>
              </table:table-cell>
              <table:table-cell office:value-type="float" office:value="3941">
                <text:p>39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11">
                <text:p>8411</text:p>
              </table:table-cell>
              <table:table-cell office:value-type="float" office:value="3046">
                <text:p>3046</text:p>
              </table:table-cell>
              <table:table-cell office:value-type="float" office:value="2150">
                <text:p>2150</text:p>
              </table:table-cell>
              <table:table-cell office:value-type="float" office:value="4544">
                <text:p>45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09">
                <text:p>7609</text:p>
              </table:table-cell>
              <table:table-cell office:value-type="float" office:value="3154">
                <text:p>3154</text:p>
              </table:table-cell>
              <table:table-cell office:value-type="float" office:value="2221">
                <text:p>2221</text:p>
              </table:table-cell>
              <table:table-cell office:value-type="float" office:value="4154">
                <text:p>41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09">
                <text:p>7209</text:p>
              </table:table-cell>
              <table:table-cell office:value-type="float" office:value="2949">
                <text:p>2949</text:p>
              </table:table-cell>
              <table:table-cell office:value-type="float" office:value="2118">
                <text:p>2118</text:p>
              </table:table-cell>
              <table:table-cell office:value-type="float" office:value="4338">
                <text:p>43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369">
                <text:p>8369</text:p>
              </table:table-cell>
              <table:table-cell office:value-type="float" office:value="3679">
                <text:p>3679</text:p>
              </table:table-cell>
              <table:table-cell office:value-type="float" office:value="2141">
                <text:p>2141</text:p>
              </table:table-cell>
              <table:table-cell office:value-type="float" office:value="4609">
                <text:p>46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62">
                <text:p>8762</text:p>
              </table:table-cell>
              <table:table-cell office:value-type="float" office:value="3307">
                <text:p>3307</text:p>
              </table:table-cell>
              <table:table-cell office:value-type="float" office:value="1994">
                <text:p>1994</text:p>
              </table:table-cell>
              <table:table-cell office:value-type="float" office:value="4306">
                <text:p>43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73">
                <text:p>8873</text:p>
              </table:table-cell>
              <table:table-cell office:value-type="float" office:value="3632">
                <text:p>3632</text:p>
              </table:table-cell>
              <table:table-cell office:value-type="float" office:value="2200">
                <text:p>2200</text:p>
              </table:table-cell>
              <table:table-cell office:value-type="float" office:value="4170">
                <text:p>41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920">
                <text:p>6920</text:p>
              </table:table-cell>
              <table:table-cell office:value-type="float" office:value="3356">
                <text:p>3356</text:p>
              </table:table-cell>
              <table:table-cell office:value-type="float" office:value="2159">
                <text:p>2159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29">
                <text:p>7329</text:p>
              </table:table-cell>
              <table:table-cell office:value-type="float" office:value="3397">
                <text:p>3397</text:p>
              </table:table-cell>
              <table:table-cell office:value-type="float" office:value="2139">
                <text:p>2139</text:p>
              </table:table-cell>
              <table:table-cell office:value-type="float" office:value="4271">
                <text:p>42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24">
                <text:p>7024</text:p>
              </table:table-cell>
              <table:table-cell office:value-type="float" office:value="3198">
                <text:p>3198</text:p>
              </table:table-cell>
              <table:table-cell office:value-type="float" office:value="1973">
                <text:p>1973</text:p>
              </table:table-cell>
              <table:table-cell office:value-type="float" office:value="4173">
                <text:p>41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656">
                <text:p>8656</text:p>
              </table:table-cell>
              <table:table-cell office:value-type="float" office:value="2946">
                <text:p>2946</text:p>
              </table:table-cell>
              <table:table-cell office:value-type="float" office:value="2327">
                <text:p>2327</text:p>
              </table:table-cell>
              <table:table-cell office:value-type="float" office:value="4593">
                <text:p>45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365">
                <text:p>8365</text:p>
              </table:table-cell>
              <table:table-cell office:value-type="float" office:value="3215">
                <text:p>3215</text:p>
              </table:table-cell>
              <table:table-cell office:value-type="float" office:value="2149">
                <text:p>2149</text:p>
              </table:table-cell>
              <table:table-cell office:value-type="float" office:value="4241">
                <text:p>42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265">
                <text:p>7265</text:p>
              </table:table-cell>
              <table:table-cell office:value-type="float" office:value="3393">
                <text:p>3393</text:p>
              </table:table-cell>
              <table:table-cell office:value-type="float" office:value="2254">
                <text:p>2254</text:p>
              </table:table-cell>
              <table:table-cell office:value-type="float" office:value="4475">
                <text:p>44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46">
                <text:p>6946</text:p>
              </table:table-cell>
              <table:table-cell office:value-type="float" office:value="3090">
                <text:p>3090</text:p>
              </table:table-cell>
              <table:table-cell office:value-type="float" office:value="2111">
                <text:p>2111</text:p>
              </table:table-cell>
              <table:table-cell office:value-type="float" office:value="4229">
                <text:p>42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875">
                <text:p>8875</text:p>
              </table:table-cell>
              <table:table-cell office:value-type="float" office:value="3828">
                <text:p>3828</text:p>
              </table:table-cell>
              <table:table-cell office:value-type="float" office:value="2018">
                <text:p>2018</text:p>
              </table:table-cell>
              <table:table-cell office:value-type="float" office:value="3951">
                <text:p>39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36">
                <text:p>8436</text:p>
              </table:table-cell>
              <table:table-cell office:value-type="float" office:value="3510">
                <text:p>3510</text:p>
              </table:table-cell>
              <table:table-cell office:value-type="float" office:value="2070">
                <text:p>2070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892">
                <text:p>8892</text:p>
              </table:table-cell>
              <table:table-cell office:value-type="float" office:value="3206">
                <text:p>3206</text:p>
              </table:table-cell>
              <table:table-cell office:value-type="float" office:value="2266">
                <text:p>2266</text:p>
              </table:table-cell>
              <table:table-cell office:value-type="float" office:value="4122">
                <text:p>41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355">
                <text:p>7355</text:p>
              </table:table-cell>
              <table:table-cell office:value-type="float" office:value="4008">
                <text:p>4008</text:p>
              </table:table-cell>
              <table:table-cell office:value-type="float" office:value="2250">
                <text:p>2250</text:p>
              </table:table-cell>
              <table:table-cell office:value-type="float" office:value="4399">
                <text:p>4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961">
                <text:p>7961</text:p>
              </table:table-cell>
              <table:table-cell office:value-type="float" office:value="3419">
                <text:p>3419</text:p>
              </table:table-cell>
              <table:table-cell office:value-type="float" office:value="2139">
                <text:p>2139</text:p>
              </table:table-cell>
              <table:table-cell office:value-type="float" office:value="4076">
                <text:p>40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25">
                <text:p>8925</text:p>
              </table:table-cell>
              <table:table-cell office:value-type="float" office:value="3097">
                <text:p>3097</text:p>
              </table:table-cell>
              <table:table-cell office:value-type="float" office:value="2168">
                <text:p>2168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263">
                <text:p>7263</text:p>
              </table:table-cell>
              <table:table-cell office:value-type="float" office:value="2753">
                <text:p>2753</text:p>
              </table:table-cell>
              <table:table-cell office:value-type="float" office:value="2158">
                <text:p>2158</text:p>
              </table:table-cell>
              <table:table-cell office:value-type="float" office:value="4163">
                <text:p>41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726">
                <text:p>8726</text:p>
              </table:table-cell>
              <table:table-cell office:value-type="float" office:value="3099">
                <text:p>3099</text:p>
              </table:table-cell>
              <table:table-cell office:value-type="float" office:value="2054">
                <text:p>2054</text:p>
              </table:table-cell>
              <table:table-cell office:value-type="float" office:value="3772">
                <text:p>37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28">
                <text:p>8028</text:p>
              </table:table-cell>
              <table:table-cell office:value-type="float" office:value="2925">
                <text:p>2925</text:p>
              </table:table-cell>
              <table:table-cell office:value-type="float" office:value="2076">
                <text:p>2076</text:p>
              </table:table-cell>
              <table:table-cell office:value-type="float" office:value="3778">
                <text:p>37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76">
                <text:p>6576</text:p>
              </table:table-cell>
              <table:table-cell office:value-type="float" office:value="3250">
                <text:p>3250</text:p>
              </table:table-cell>
              <table:table-cell office:value-type="float" office:value="2198">
                <text:p>2198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531">
                <text:p>9531</text:p>
              </table:table-cell>
              <table:table-cell office:value-type="float" office:value="3232">
                <text:p>3232</text:p>
              </table:table-cell>
              <table:table-cell office:value-type="float" office:value="2232">
                <text:p>2232</text:p>
              </table:table-cell>
              <table:table-cell office:value-type="float" office:value="4204">
                <text:p>42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599">
                <text:p>7599</text:p>
              </table:table-cell>
              <table:table-cell office:value-type="float" office:value="3467">
                <text:p>3467</text:p>
              </table:table-cell>
              <table:table-cell office:value-type="float" office:value="2145">
                <text:p>2145</text:p>
              </table:table-cell>
              <table:table-cell office:value-type="float" office:value="4293">
                <text:p>42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614">
                <text:p>7614</text:p>
              </table:table-cell>
              <table:table-cell office:value-type="float" office:value="3658">
                <text:p>3658</text:p>
              </table:table-cell>
              <table:table-cell office:value-type="float" office:value="2242">
                <text:p>2242</text:p>
              </table:table-cell>
              <table:table-cell office:value-type="float" office:value="3974">
                <text:p>39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639">
                <text:p>7639</text:p>
              </table:table-cell>
              <table:table-cell office:value-type="float" office:value="3246">
                <text:p>3246</text:p>
              </table:table-cell>
              <table:table-cell office:value-type="float" office:value="2144">
                <text:p>2144</text:p>
              </table:table-cell>
              <table:table-cell office:value-type="float" office:value="3873">
                <text:p>38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249">
                <text:p>7249</text:p>
              </table:table-cell>
              <table:table-cell office:value-type="float" office:value="3237">
                <text:p>3237</text:p>
              </table:table-cell>
              <table:table-cell office:value-type="float" office:value="2099">
                <text:p>2099</text:p>
              </table:table-cell>
              <table:table-cell office:value-type="float" office:value="4728">
                <text:p>47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347">
                <text:p>8347</text:p>
              </table:table-cell>
              <table:table-cell office:value-type="float" office:value="3838">
                <text:p>3838</text:p>
              </table:table-cell>
              <table:table-cell office:value-type="float" office:value="2251">
                <text:p>2251</text:p>
              </table:table-cell>
              <table:table-cell office:value-type="float" office:value="3708">
                <text:p>37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603">
                <text:p>8603</text:p>
              </table:table-cell>
              <table:table-cell office:value-type="float" office:value="3553">
                <text:p>3553</text:p>
              </table:table-cell>
              <table:table-cell office:value-type="float" office:value="2374">
                <text:p>2374</text:p>
              </table:table-cell>
              <table:table-cell office:value-type="float" office:value="4185">
                <text:p>41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74">
                <text:p>7774</text:p>
              </table:table-cell>
              <table:table-cell office:value-type="float" office:value="3696">
                <text:p>3696</text:p>
              </table:table-cell>
              <table:table-cell office:value-type="float" office:value="2057">
                <text:p>2057</text:p>
              </table:table-cell>
              <table:table-cell office:value-type="float" office:value="4103">
                <text:p>41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88">
                <text:p>6588</text:p>
              </table:table-cell>
              <table:table-cell office:value-type="float" office:value="3597">
                <text:p>3597</text:p>
              </table:table-cell>
              <table:table-cell office:value-type="float" office:value="2186">
                <text:p>2186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748">
                <text:p>7748</text:p>
              </table:table-cell>
              <table:table-cell office:value-type="float" office:value="3350">
                <text:p>3350</text:p>
              </table:table-cell>
              <table:table-cell office:value-type="float" office:value="2235">
                <text:p>2235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623">
                <text:p>7623</text:p>
              </table:table-cell>
              <table:table-cell office:value-type="float" office:value="4001">
                <text:p>4001</text:p>
              </table:table-cell>
              <table:table-cell office:value-type="float" office:value="2107">
                <text:p>2107</text:p>
              </table:table-cell>
              <table:table-cell office:value-type="float" office:value="4388">
                <text:p>43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706">
                <text:p>8706</text:p>
              </table:table-cell>
              <table:table-cell office:value-type="float" office:value="3800">
                <text:p>3800</text:p>
              </table:table-cell>
              <table:table-cell office:value-type="float" office:value="2235">
                <text:p>2235</text:p>
              </table:table-cell>
              <table:table-cell office:value-type="float" office:value="4207">
                <text:p>42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405">
                <text:p>8405</text:p>
              </table:table-cell>
              <table:table-cell office:value-type="float" office:value="3624">
                <text:p>3624</text:p>
              </table:table-cell>
              <table:table-cell office:value-type="float" office:value="2049">
                <text:p>2049</text:p>
              </table:table-cell>
              <table:table-cell office:value-type="float" office:value="4212">
                <text:p>42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230">
                <text:p>7230</text:p>
              </table:table-cell>
              <table:table-cell office:value-type="float" office:value="3351">
                <text:p>3351</text:p>
              </table:table-cell>
              <table:table-cell office:value-type="float" office:value="2194">
                <text:p>2194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241">
                <text:p>8241</text:p>
              </table:table-cell>
              <table:table-cell office:value-type="float" office:value="4280">
                <text:p>4280</text:p>
              </table:table-cell>
              <table:table-cell office:value-type="float" office:value="2180">
                <text:p>2180</text:p>
              </table:table-cell>
              <table:table-cell office:value-type="float" office:value="4280">
                <text:p>42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211">
                <text:p>8211</text:p>
              </table:table-cell>
              <table:table-cell office:value-type="float" office:value="2927">
                <text:p>2927</text:p>
              </table:table-cell>
              <table:table-cell office:value-type="float" office:value="2107">
                <text:p>2107</text:p>
              </table:table-cell>
              <table:table-cell office:value-type="float" office:value="4088">
                <text:p>40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971">
                <text:p>8971</text:p>
              </table:table-cell>
              <table:table-cell office:value-type="float" office:value="2660">
                <text:p>2660</text:p>
              </table:table-cell>
              <table:table-cell office:value-type="float" office:value="2025">
                <text:p>2025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531">
                <text:p>8531</text:p>
              </table:table-cell>
              <table:table-cell office:value-type="float" office:value="3492">
                <text:p>3492</text:p>
              </table:table-cell>
              <table:table-cell office:value-type="float" office:value="2118">
                <text:p>2118</text:p>
              </table:table-cell>
              <table:table-cell office:value-type="float" office:value="4162">
                <text:p>41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086">
                <text:p>7086</text:p>
              </table:table-cell>
              <table:table-cell office:value-type="float" office:value="3544">
                <text:p>3544</text:p>
              </table:table-cell>
              <table:table-cell office:value-type="float" office:value="2155">
                <text:p>2155</text:p>
              </table:table-cell>
              <table:table-cell office:value-type="float" office:value="4029">
                <text:p>40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422">
                <text:p>8422</text:p>
              </table:table-cell>
              <table:table-cell office:value-type="float" office:value="4540">
                <text:p>4540</text:p>
              </table:table-cell>
              <table:table-cell office:value-type="float" office:value="2076">
                <text:p>2076</text:p>
              </table:table-cell>
              <table:table-cell office:value-type="float" office:value="4150">
                <text:p>41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646">
                <text:p>8646</text:p>
              </table:table-cell>
              <table:table-cell office:value-type="float" office:value="3292">
                <text:p>3292</text:p>
              </table:table-cell>
              <table:table-cell office:value-type="float" office:value="2196">
                <text:p>2196</text:p>
              </table:table-cell>
              <table:table-cell office:value-type="float" office:value="4376">
                <text:p>43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14">
                <text:p>6714</text:p>
              </table:table-cell>
              <table:table-cell office:value-type="float" office:value="2867">
                <text:p>2867</text:p>
              </table:table-cell>
              <table:table-cell office:value-type="float" office:value="2066">
                <text:p>2066</text:p>
              </table:table-cell>
              <table:table-cell office:value-type="float" office:value="3947">
                <text:p>39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990">
                <text:p>7990</text:p>
              </table:table-cell>
              <table:table-cell office:value-type="float" office:value="3228">
                <text:p>3228</text:p>
              </table:table-cell>
              <table:table-cell office:value-type="float" office:value="2277">
                <text:p>2277</text:p>
              </table:table-cell>
              <table:table-cell office:value-type="float" office:value="3942">
                <text:p>39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28">
                <text:p>6428</text:p>
              </table:table-cell>
              <table:table-cell office:value-type="float" office:value="3073">
                <text:p>3073</text:p>
              </table:table-cell>
              <table:table-cell office:value-type="float" office:value="2269">
                <text:p>2269</text:p>
              </table:table-cell>
              <table:table-cell office:value-type="float" office:value="4962">
                <text:p>49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311">
                <text:p>8311</text:p>
              </table:table-cell>
              <table:table-cell office:value-type="float" office:value="3297">
                <text:p>3297</text:p>
              </table:table-cell>
              <table:table-cell office:value-type="float" office:value="2273">
                <text:p>2273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815">
                <text:p>8815</text:p>
              </table:table-cell>
              <table:table-cell office:value-type="float" office:value="3326">
                <text:p>3326</text:p>
              </table:table-cell>
              <table:table-cell office:value-type="float" office:value="2412">
                <text:p>2412</text:p>
              </table:table-cell>
              <table:table-cell office:value-type="float" office:value="4308">
                <text:p>43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936">
                <text:p>8936</text:p>
              </table:table-cell>
              <table:table-cell office:value-type="float" office:value="3457">
                <text:p>3457</text:p>
              </table:table-cell>
              <table:table-cell office:value-type="float" office:value="2220">
                <text:p>2220</text:p>
              </table:table-cell>
              <table:table-cell office:value-type="float" office:value="4045">
                <text:p>40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78">
                <text:p>6978</text:p>
              </table:table-cell>
              <table:table-cell office:value-type="float" office:value="3265">
                <text:p>3265</text:p>
              </table:table-cell>
              <table:table-cell office:value-type="float" office:value="2120">
                <text:p>2120</text:p>
              </table:table-cell>
              <table:table-cell office:value-type="float" office:value="4017">
                <text:p>40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92">
                <text:p>7292</text:p>
              </table:table-cell>
              <table:table-cell office:value-type="float" office:value="3320">
                <text:p>3320</text:p>
              </table:table-cell>
              <table:table-cell office:value-type="float" office:value="2166">
                <text:p>2166</text:p>
              </table:table-cell>
              <table:table-cell office:value-type="float" office:value="3990">
                <text:p>399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647">
                <text:p>6647</text:p>
              </table:table-cell>
              <table:table-cell office:value-type="float" office:value="2930">
                <text:p>2930</text:p>
              </table:table-cell>
              <table:table-cell office:value-type="float" office:value="1985">
                <text:p>1985</text:p>
              </table:table-cell>
              <table:table-cell office:value-type="float" office:value="4035">
                <text:p>40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51">
                <text:p>6751</text:p>
              </table:table-cell>
              <table:table-cell office:value-type="float" office:value="4415">
                <text:p>4415</text:p>
              </table:table-cell>
              <table:table-cell office:value-type="float" office:value="2152">
                <text:p>2152</text:p>
              </table:table-cell>
              <table:table-cell office:value-type="float" office:value="3829">
                <text:p>38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82">
                <text:p>7682</text:p>
              </table:table-cell>
              <table:table-cell office:value-type="float" office:value="4030">
                <text:p>4030</text:p>
              </table:table-cell>
              <table:table-cell office:value-type="float" office:value="2012">
                <text:p>2012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291">
                <text:p>8291</text:p>
              </table:table-cell>
              <table:table-cell office:value-type="float" office:value="4165">
                <text:p>4165</text:p>
              </table:table-cell>
              <table:table-cell office:value-type="float" office:value="2149">
                <text:p>2149</text:p>
              </table:table-cell>
              <table:table-cell office:value-type="float" office:value="4216">
                <text:p>42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562">
                <text:p>7562</text:p>
              </table:table-cell>
              <table:table-cell office:value-type="float" office:value="3252">
                <text:p>3252</text:p>
              </table:table-cell>
              <table:table-cell office:value-type="float" office:value="2356">
                <text:p>2356</text:p>
              </table:table-cell>
              <table:table-cell office:value-type="float" office:value="4198">
                <text:p>41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41">
                <text:p>7241</text:p>
              </table:table-cell>
              <table:table-cell office:value-type="float" office:value="2896">
                <text:p>2896</text:p>
              </table:table-cell>
              <table:table-cell office:value-type="float" office:value="2305">
                <text:p>2305</text:p>
              </table:table-cell>
              <table:table-cell office:value-type="float" office:value="4511">
                <text:p>45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6">
                <text:p>7306</text:p>
              </table:table-cell>
              <table:table-cell office:value-type="float" office:value="2932">
                <text:p>2932</text:p>
              </table:table-cell>
              <table:table-cell office:value-type="float" office:value="2009">
                <text:p>2009</text:p>
              </table:table-cell>
              <table:table-cell office:value-type="float" office:value="4396">
                <text:p>43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122">
                <text:p>7122</text:p>
              </table:table-cell>
              <table:table-cell office:value-type="float" office:value="3349">
                <text:p>3349</text:p>
              </table:table-cell>
              <table:table-cell office:value-type="float" office:value="2198">
                <text:p>2198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106">
                <text:p>6106</text:p>
              </table:table-cell>
              <table:table-cell office:value-type="float" office:value="3347">
                <text:p>3347</text:p>
              </table:table-cell>
              <table:table-cell office:value-type="float" office:value="2102">
                <text:p>2102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811">
                <text:p>6811</text:p>
              </table:table-cell>
              <table:table-cell office:value-type="float" office:value="3098">
                <text:p>3098</text:p>
              </table:table-cell>
              <table:table-cell office:value-type="float" office:value="2039">
                <text:p>2039</text:p>
              </table:table-cell>
              <table:table-cell office:value-type="float" office:value="4153">
                <text:p>41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94">
                <text:p>7694</text:p>
              </table:table-cell>
              <table:table-cell office:value-type="float" office:value="3268">
                <text:p>3268</text:p>
              </table:table-cell>
              <table:table-cell office:value-type="float" office:value="2095">
                <text:p>2095</text:p>
              </table:table-cell>
              <table:table-cell office:value-type="float" office:value="4381">
                <text:p>43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64">
                <text:p>7664</text:p>
              </table:table-cell>
              <table:table-cell office:value-type="float" office:value="3484">
                <text:p>3484</text:p>
              </table:table-cell>
              <table:table-cell office:value-type="float" office:value="2313">
                <text:p>2313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96">
                <text:p>7096</text:p>
              </table:table-cell>
              <table:table-cell office:value-type="float" office:value="3145">
                <text:p>3145</text:p>
              </table:table-cell>
              <table:table-cell office:value-type="float" office:value="2315">
                <text:p>2315</text:p>
              </table:table-cell>
              <table:table-cell office:value-type="float" office:value="4196">
                <text:p>41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25">
                <text:p>8125</text:p>
              </table:table-cell>
              <table:table-cell office:value-type="float" office:value="3221">
                <text:p>3221</text:p>
              </table:table-cell>
              <table:table-cell office:value-type="float" office:value="2155">
                <text:p>2155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15">
                <text:p>8615</text:p>
              </table:table-cell>
              <table:table-cell office:value-type="float" office:value="2934">
                <text:p>2934</text:p>
              </table:table-cell>
              <table:table-cell office:value-type="float" office:value="2230">
                <text:p>2230</text:p>
              </table:table-cell>
              <table:table-cell office:value-type="float" office:value="4527">
                <text:p>45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806">
                <text:p>8806</text:p>
              </table:table-cell>
              <table:table-cell office:value-type="float" office:value="3153">
                <text:p>3153</text:p>
              </table:table-cell>
              <table:table-cell office:value-type="float" office:value="1999">
                <text:p>1999</text:p>
              </table:table-cell>
              <table:table-cell office:value-type="float" office:value="4392">
                <text:p>43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726">
                <text:p>6726</text:p>
              </table:table-cell>
              <table:table-cell office:value-type="float" office:value="3920">
                <text:p>3920</text:p>
              </table:table-cell>
              <table:table-cell office:value-type="float" office:value="2118">
                <text:p>2118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69">
                <text:p>8769</text:p>
              </table:table-cell>
              <table:table-cell office:value-type="float" office:value="3437">
                <text:p>3437</text:p>
              </table:table-cell>
              <table:table-cell office:value-type="float" office:value="2284">
                <text:p>2284</text:p>
              </table:table-cell>
              <table:table-cell office:value-type="float" office:value="4213">
                <text:p>42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383">
                <text:p>8383</text:p>
              </table:table-cell>
              <table:table-cell office:value-type="float" office:value="3339">
                <text:p>3339</text:p>
              </table:table-cell>
              <table:table-cell office:value-type="float" office:value="2146">
                <text:p>2146</text:p>
              </table:table-cell>
              <table:table-cell office:value-type="float" office:value="4099">
                <text:p>40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499">
                <text:p>6499</text:p>
              </table:table-cell>
              <table:table-cell office:value-type="float" office:value="3400">
                <text:p>3400</text:p>
              </table:table-cell>
              <table:table-cell office:value-type="float" office:value="2019">
                <text:p>2019</text:p>
              </table:table-cell>
              <table:table-cell office:value-type="float" office:value="4101">
                <text:p>41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330">
                <text:p>7330</text:p>
              </table:table-cell>
              <table:table-cell office:value-type="float" office:value="3145">
                <text:p>3145</text:p>
              </table:table-cell>
              <table:table-cell office:value-type="float" office:value="2180">
                <text:p>2180</text:p>
              </table:table-cell>
              <table:table-cell office:value-type="float" office:value="4347">
                <text:p>43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149">
                <text:p>7149</text:p>
              </table:table-cell>
              <table:table-cell office:value-type="float" office:value="3537">
                <text:p>3537</text:p>
              </table:table-cell>
              <table:table-cell office:value-type="float" office:value="2190">
                <text:p>2190</text:p>
              </table:table-cell>
              <table:table-cell office:value-type="float" office:value="4213">
                <text:p>42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03">
                <text:p>7103</text:p>
              </table:table-cell>
              <table:table-cell office:value-type="float" office:value="3571">
                <text:p>3571</text:p>
              </table:table-cell>
              <table:table-cell office:value-type="float" office:value="2083">
                <text:p>2083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531">
                <text:p>7531</text:p>
              </table:table-cell>
              <table:table-cell office:value-type="float" office:value="3095">
                <text:p>3095</text:p>
              </table:table-cell>
              <table:table-cell office:value-type="float" office:value="2135">
                <text:p>2135</text:p>
              </table:table-cell>
              <table:table-cell office:value-type="float" office:value="4145">
                <text:p>41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415">
                <text:p>7415</text:p>
              </table:table-cell>
              <table:table-cell office:value-type="float" office:value="3782">
                <text:p>3782</text:p>
              </table:table-cell>
              <table:table-cell office:value-type="float" office:value="2112">
                <text:p>2112</text:p>
              </table:table-cell>
              <table:table-cell office:value-type="float" office:value="4399">
                <text:p>43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091">
                <text:p>8091</text:p>
              </table:table-cell>
              <table:table-cell office:value-type="float" office:value="3380">
                <text:p>3380</text:p>
              </table:table-cell>
              <table:table-cell office:value-type="float" office:value="2082">
                <text:p>2082</text:p>
              </table:table-cell>
              <table:table-cell office:value-type="float" office:value="4115">
                <text:p>41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692">
                <text:p>7692</text:p>
              </table:table-cell>
              <table:table-cell office:value-type="float" office:value="3027">
                <text:p>3027</text:p>
              </table:table-cell>
              <table:table-cell office:value-type="float" office:value="2181">
                <text:p>2181</text:p>
              </table:table-cell>
              <table:table-cell office:value-type="float" office:value="4175">
                <text:p>41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385">
                <text:p>8385</text:p>
              </table:table-cell>
              <table:table-cell office:value-type="float" office:value="3591">
                <text:p>3591</text:p>
              </table:table-cell>
              <table:table-cell office:value-type="float" office:value="2019">
                <text:p>2019</text:p>
              </table:table-cell>
              <table:table-cell office:value-type="float" office:value="4777">
                <text:p>47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174">
                <text:p>9174</text:p>
              </table:table-cell>
              <table:table-cell office:value-type="float" office:value="3790">
                <text:p>3790</text:p>
              </table:table-cell>
              <table:table-cell office:value-type="float" office:value="2192">
                <text:p>2192</text:p>
              </table:table-cell>
              <table:table-cell office:value-type="float" office:value="3869">
                <text:p>38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721">
                <text:p>8721</text:p>
              </table:table-cell>
              <table:table-cell office:value-type="float" office:value="3534">
                <text:p>3534</text:p>
              </table:table-cell>
              <table:table-cell office:value-type="float" office:value="2074">
                <text:p>2074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177">
                <text:p>9177</text:p>
              </table:table-cell>
              <table:table-cell office:value-type="float" office:value="3914">
                <text:p>3914</text:p>
              </table:table-cell>
              <table:table-cell office:value-type="float" office:value="2150">
                <text:p>2150</text:p>
              </table:table-cell>
              <table:table-cell office:value-type="float" office:value="4412">
                <text:p>44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370">
                <text:p>7370</text:p>
              </table:table-cell>
              <table:table-cell office:value-type="float" office:value="3405">
                <text:p>3405</text:p>
              </table:table-cell>
              <table:table-cell office:value-type="float" office:value="1962">
                <text:p>1962</text:p>
              </table:table-cell>
              <table:table-cell office:value-type="float" office:value="4293">
                <text:p>42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671">
                <text:p>8671</text:p>
              </table:table-cell>
              <table:table-cell office:value-type="float" office:value="3026">
                <text:p>3026</text:p>
              </table:table-cell>
              <table:table-cell office:value-type="float" office:value="2066">
                <text:p>2066</text:p>
              </table:table-cell>
              <table:table-cell office:value-type="float" office:value="4021">
                <text:p>40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7b59" draw:fill-color="#ff7b59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b4c7dc" draw:fill-color="#b4c7d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5983b0" draw:fill-color="#5983b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7.291cm" svg:y="0.338cm" chart:style-name="ch2">
          <text:p>50 nodes comparison: TS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group_memory_10_times4ave_1_maxs_10.0'.N3:'TESTBENCH_metaheu_ls_vnd_bvns_ts__niter_10_search_anxious_init_group_memory_10_times4ave_1_maxs_10.0'.N101 'TESTBENCH_metaheu_ls_vnd_bvns_ts__niter_10_search_anxious_init_one2one_memory_10_times4ave_1_maxs_10.0'.N3:'TESTBENCH_metaheu_ls_vnd_bvns_ts__niter_10_search_anxious_init_one2one_memory_10_times4ave_1_maxs_10.0'.N101 'TESTBENCH_metaheu_ls_vnd_bvns_ts__niter_10_search_anxious_init_random_memory_10_times4ave_1_maxs_10.0'.N3:'TESTBENCH_metaheu_ls_vnd_bvns_ts__niter_10_search_anxious_init_random_memory_10_times4ave_1_maxs_10.0'.N101 'TESTBENCH_metaheu_ls_vnd_bvns_ts__niter_10_search_greedy_init_group_memory_10_times4ave_1_maxs_10.0'.N3:'TESTBENCH_metaheu_ls_vnd_bvns_ts__niter_10_search_greedy_init_group_memory_10_times4ave_1_maxs_10.0'.N101 'TESTBENCH_metaheu_ls_vnd_bvns_ts__niter_10_search_greedy_init_one2one_memory_10_times4ave_1_maxs_10.0'.N3:'TESTBENCH_metaheu_ls_vnd_bvns_ts__niter_10_search_greedy_init_one2one_memory_10_times4ave_1_maxs_10.0'.N101 'TESTBENCH_metaheu_ls_vnd_bvns_ts__niter_10_search_greedy_init_random_memory_10_times4ave_1_maxs_10.0'.N3:'TESTBENCH_metaheu_ls_vnd_bvns_ts__niter_10_search_greedy_init_random_memory_10_times4ave_1_maxs_10.0'.N101" chart:data-source-has-labels="row" svg:x="0.59cm" svg:y="1.751cm" svg:width="34.552cm" svg:height="6.408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group_memory_10_times4ave_1_maxs_10.0'.N3:'TESTBENCH_metaheu_ls_vnd_bvns_ts__niter_10_search_anxious_init_group_memory_10_times4ave_1_maxs_10.0'.N101" loext:label-string="anxious_group" chart:class="chart:line">
            <chart:data-point chart:repeated="99"/>
          </chart:series>
          <chart:series chart:style-name="ch8" chart:values-cell-range-address="'TESTBENCH_metaheu_ls_vnd_bvns_ts__niter_10_search_anxious_init_one2one_memory_10_times4ave_1_maxs_10.0'.N3:'TESTBENCH_metaheu_ls_vnd_bvns_ts__niter_10_search_anxious_init_one2one_memory_10_times4ave_1_maxs_10.0'.N101" loext:label-string="anxious_one2one" chart:class="chart:line">
            <chart:data-point chart:repeated="99"/>
          </chart:series>
          <chart:series chart:style-name="ch9" chart:values-cell-range-address="'TESTBENCH_metaheu_ls_vnd_bvns_ts__niter_10_search_anxious_init_random_memory_10_times4ave_1_maxs_10.0'.N3:'TESTBENCH_metaheu_ls_vnd_bvns_ts__niter_10_search_anxious_init_random_memory_10_times4ave_1_maxs_10.0'.N101" loext:label-string="anxious_random" chart:class="chart:line">
            <chart:data-point chart:repeated="99"/>
          </chart:series>
          <chart:series chart:style-name="ch10" chart:values-cell-range-address="'TESTBENCH_metaheu_ls_vnd_bvns_ts__niter_10_search_greedy_init_group_memory_10_times4ave_1_maxs_10.0'.N3:'TESTBENCH_metaheu_ls_vnd_bvns_ts__niter_10_search_greedy_init_group_memory_10_times4ave_1_maxs_10.0'.N101" loext:label-string="greedy_group" chart:class="chart:line">
            <chart:data-point chart:repeated="99"/>
          </chart:series>
          <chart:series chart:style-name="ch11" chart:values-cell-range-address="'TESTBENCH_metaheu_ls_vnd_bvns_ts__niter_10_search_greedy_init_one2one_memory_10_times4ave_1_maxs_10.0'.N3:'TESTBENCH_metaheu_ls_vnd_bvns_ts__niter_10_search_greedy_init_one2one_memory_10_times4ave_1_maxs_10.0'.N101" loext:label-string="greedy_one2one" chart:class="chart:line">
            <chart:data-point chart:repeated="99"/>
          </chart:series>
          <chart:series chart:style-name="ch12" chart:values-cell-range-address="'TESTBENCH_metaheu_ls_vnd_bvns_ts__niter_10_search_greedy_init_random_memory_10_times4ave_1_maxs_10.0'.N3:'TESTBENCH_metaheu_ls_vnd_bvns_ts__niter_10_search_greedy_init_random_memory_10_times4ave_1_maxs_10.0'.N101" loext:label-string="greedy_random" chart:class="chart:line">
            <chart:data-point chart:repeated="9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xious_group</text:p>
              </table:table-cell>
              <table:table-cell office:value-type="string">
                <text:p>anxious_one2one</text:p>
              </table:table-cell>
              <table:table-cell office:value-type="string">
                <text:p>anxious_random</text:p>
              </table:table-cell>
              <table:table-cell office:value-type="string">
                <text:p>greedy_group</text:p>
              </table:table-cell>
              <table:table-cell office:value-type="string">
                <text:p>greedy_one2one</text:p>
              </table:table-cell>
              <table:table-cell office:value-type="string">
                <text:p>greedy_rando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82">
                <text:p>3382</text:p>
                <draw:g>
                  <svg:desc>'TESTBENCH_metaheu_ls_vnd_bvns_ts__niter_10_search_anxious_init_group_memory_10_times4ave_1_maxs_10.0'.N3:'TESTBENCH_metaheu_ls_vnd_bvns_ts__niter_10_search_anxious_init_group_memory_10_times4ave_1_maxs_10.0'.N101</svg:desc>
                </draw:g>
              </table:table-cell>
              <table:table-cell office:value-type="float" office:value="4001">
                <text:p>4001</text:p>
                <draw:g>
                  <svg:desc>'TESTBENCH_metaheu_ls_vnd_bvns_ts__niter_10_search_anxious_init_one2one_memory_10_times4ave_1_maxs_10.0'.N3:'TESTBENCH_metaheu_ls_vnd_bvns_ts__niter_10_search_anxious_init_one2one_memory_10_times4ave_1_maxs_10.0'.N101</svg:desc>
                </draw:g>
              </table:table-cell>
              <table:table-cell office:value-type="float" office:value="4305">
                <text:p>4305</text:p>
                <draw:g>
                  <svg:desc>'TESTBENCH_metaheu_ls_vnd_bvns_ts__niter_10_search_anxious_init_random_memory_10_times4ave_1_maxs_10.0'.N3:'TESTBENCH_metaheu_ls_vnd_bvns_ts__niter_10_search_anxious_init_random_memory_10_times4ave_1_maxs_10.0'.N101</svg:desc>
                </draw:g>
              </table:table-cell>
              <table:table-cell office:value-type="float" office:value="3317">
                <text:p>3317</text:p>
                <draw:g>
                  <svg:desc>'TESTBENCH_metaheu_ls_vnd_bvns_ts__niter_10_search_greedy_init_group_memory_10_times4ave_1_maxs_10.0'.N3:'TESTBENCH_metaheu_ls_vnd_bvns_ts__niter_10_search_greedy_init_group_memory_10_times4ave_1_maxs_10.0'.N101</svg:desc>
                </draw:g>
              </table:table-cell>
              <table:table-cell office:value-type="float" office:value="4359">
                <text:p>4359</text:p>
                <draw:g>
                  <svg:desc>'TESTBENCH_metaheu_ls_vnd_bvns_ts__niter_10_search_greedy_init_one2one_memory_10_times4ave_1_maxs_10.0'.N3:'TESTBENCH_metaheu_ls_vnd_bvns_ts__niter_10_search_greedy_init_one2one_memory_10_times4ave_1_maxs_10.0'.N101</svg:desc>
                </draw:g>
              </table:table-cell>
              <table:table-cell office:value-type="float" office:value="4262">
                <text:p>4262</text:p>
                <draw:g>
                  <svg:desc>'TESTBENCH_metaheu_ls_vnd_bvns_ts__niter_10_search_greedy_init_random_memory_10_times4ave_1_maxs_10.0'.N3:'TESTBENCH_metaheu_ls_vnd_bvns_ts__niter_10_search_greedy_init_random_memory_10_times4ave_1_maxs_10.0'.N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57">
                <text:p>3457</text:p>
              </table:table-cell>
              <table:table-cell office:value-type="float" office:value="4345">
                <text:p>4345</text:p>
              </table:table-cell>
              <table:table-cell office:value-type="float" office:value="3822">
                <text:p>3822</text:p>
              </table:table-cell>
              <table:table-cell office:value-type="float" office:value="3357">
                <text:p>3357</text:p>
              </table:table-cell>
              <table:table-cell office:value-type="float" office:value="3950">
                <text:p>3950</text:p>
              </table:table-cell>
              <table:table-cell office:value-type="float" office:value="3805">
                <text:p>3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63">
                <text:p>3563</text:p>
              </table:table-cell>
              <table:table-cell office:value-type="float" office:value="3965">
                <text:p>3965</text:p>
              </table:table-cell>
              <table:table-cell office:value-type="float" office:value="4375">
                <text:p>4375</text:p>
              </table:table-cell>
              <table:table-cell office:value-type="float" office:value="3434">
                <text:p>3434</text:p>
              </table:table-cell>
              <table:table-cell office:value-type="float" office:value="4084">
                <text:p>4084</text:p>
              </table:table-cell>
              <table:table-cell office:value-type="float" office:value="4106">
                <text:p>41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90">
                <text:p>2690</text:p>
              </table:table-cell>
              <table:table-cell office:value-type="float" office:value="3655">
                <text:p>3655</text:p>
              </table:table-cell>
              <table:table-cell office:value-type="float" office:value="4233">
                <text:p>4233</text:p>
              </table:table-cell>
              <table:table-cell office:value-type="float" office:value="3187">
                <text:p>3187</text:p>
              </table:table-cell>
              <table:table-cell office:value-type="float" office:value="4149">
                <text:p>4149</text:p>
              </table:table-cell>
              <table:table-cell office:value-type="float" office:value="4073">
                <text:p>40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18">
                <text:p>3518</text:p>
              </table:table-cell>
              <table:table-cell office:value-type="float" office:value="4302">
                <text:p>4302</text:p>
              </table:table-cell>
              <table:table-cell office:value-type="float" office:value="4412">
                <text:p>4412</text:p>
              </table:table-cell>
              <table:table-cell office:value-type="float" office:value="3375">
                <text:p>3375</text:p>
              </table:table-cell>
              <table:table-cell office:value-type="float" office:value="4440">
                <text:p>4440</text:p>
              </table:table-cell>
              <table:table-cell office:value-type="float" office:value="3867">
                <text:p>38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99">
                <text:p>3099</text:p>
              </table:table-cell>
              <table:table-cell office:value-type="float" office:value="4364">
                <text:p>4364</text:p>
              </table:table-cell>
              <table:table-cell office:value-type="float" office:value="3696">
                <text:p>3696</text:p>
              </table:table-cell>
              <table:table-cell office:value-type="float" office:value="3226">
                <text:p>3226</text:p>
              </table:table-cell>
              <table:table-cell office:value-type="float" office:value="4105">
                <text:p>4105</text:p>
              </table:table-cell>
              <table:table-cell office:value-type="float" office:value="3781">
                <text:p>37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82">
                <text:p>3382</text:p>
              </table:table-cell>
              <table:table-cell office:value-type="float" office:value="4164">
                <text:p>4164</text:p>
              </table:table-cell>
              <table:table-cell office:value-type="float" office:value="4142">
                <text:p>4142</text:p>
              </table:table-cell>
              <table:table-cell office:value-type="float" office:value="3197">
                <text:p>3197</text:p>
              </table:table-cell>
              <table:table-cell office:value-type="float" office:value="4297">
                <text:p>4297</text:p>
              </table:table-cell>
              <table:table-cell office:value-type="float" office:value="4290">
                <text:p>42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14">
                <text:p>2914</text:p>
              </table:table-cell>
              <table:table-cell office:value-type="float" office:value="3988">
                <text:p>3988</text:p>
              </table:table-cell>
              <table:table-cell office:value-type="float" office:value="3876">
                <text:p>3876</text:p>
              </table:table-cell>
              <table:table-cell office:value-type="float" office:value="3143">
                <text:p>3143</text:p>
              </table:table-cell>
              <table:table-cell office:value-type="float" office:value="3744">
                <text:p>3744</text:p>
              </table:table-cell>
              <table:table-cell office:value-type="float" office:value="3567">
                <text:p>35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39">
                <text:p>3139</text:p>
              </table:table-cell>
              <table:table-cell office:value-type="float" office:value="4168">
                <text:p>4168</text:p>
              </table:table-cell>
              <table:table-cell office:value-type="float" office:value="4296">
                <text:p>4296</text:p>
              </table:table-cell>
              <table:table-cell office:value-type="float" office:value="2971">
                <text:p>2971</text:p>
              </table:table-cell>
              <table:table-cell office:value-type="float" office:value="4080">
                <text:p>4080</text:p>
              </table:table-cell>
              <table:table-cell office:value-type="float" office:value="4450">
                <text:p>44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57">
                <text:p>3457</text:p>
              </table:table-cell>
              <table:table-cell office:value-type="float" office:value="4056">
                <text:p>4056</text:p>
              </table:table-cell>
              <table:table-cell office:value-type="float" office:value="4126">
                <text:p>4126</text:p>
              </table:table-cell>
              <table:table-cell office:value-type="float" office:value="3376">
                <text:p>3376</text:p>
              </table:table-cell>
              <table:table-cell office:value-type="float" office:value="4321">
                <text:p>4321</text:p>
              </table:table-cell>
              <table:table-cell office:value-type="float" office:value="4110">
                <text:p>41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04">
                <text:p>3504</text:p>
              </table:table-cell>
              <table:table-cell office:value-type="float" office:value="4101">
                <text:p>4101</text:p>
              </table:table-cell>
              <table:table-cell office:value-type="float" office:value="4586">
                <text:p>4586</text:p>
              </table:table-cell>
              <table:table-cell office:value-type="float" office:value="3332">
                <text:p>3332</text:p>
              </table:table-cell>
              <table:table-cell office:value-type="float" office:value="4446">
                <text:p>4446</text:p>
              </table:table-cell>
              <table:table-cell office:value-type="float" office:value="4375">
                <text:p>4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28">
                <text:p>3028</text:p>
              </table:table-cell>
              <table:table-cell office:value-type="float" office:value="4089">
                <text:p>4089</text:p>
              </table:table-cell>
              <table:table-cell office:value-type="float" office:value="3993">
                <text:p>3993</text:p>
              </table:table-cell>
              <table:table-cell office:value-type="float" office:value="3325">
                <text:p>3325</text:p>
              </table:table-cell>
              <table:table-cell office:value-type="float" office:value="3958">
                <text:p>3958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42">
                <text:p>3042</text:p>
              </table:table-cell>
              <table:table-cell office:value-type="float" office:value="4190">
                <text:p>4190</text:p>
              </table:table-cell>
              <table:table-cell office:value-type="float" office:value="4496">
                <text:p>4496</text:p>
              </table:table-cell>
              <table:table-cell office:value-type="float" office:value="3677">
                <text:p>3677</text:p>
              </table:table-cell>
              <table:table-cell office:value-type="float" office:value="4018">
                <text:p>4018</text:p>
              </table:table-cell>
              <table:table-cell office:value-type="float" office:value="3778">
                <text:p>3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41">
                <text:p>3041</text:p>
              </table:table-cell>
              <table:table-cell office:value-type="float" office:value="4251">
                <text:p>4251</text:p>
              </table:table-cell>
              <table:table-cell office:value-type="float" office:value="4378">
                <text:p>4378</text:p>
              </table:table-cell>
              <table:table-cell office:value-type="float" office:value="3388">
                <text:p>3388</text:p>
              </table:table-cell>
              <table:table-cell office:value-type="float" office:value="4206">
                <text:p>4206</text:p>
              </table:table-cell>
              <table:table-cell office:value-type="float" office:value="3941">
                <text:p>39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48">
                <text:p>3448</text:p>
              </table:table-cell>
              <table:table-cell office:value-type="float" office:value="4248">
                <text:p>4248</text:p>
              </table:table-cell>
              <table:table-cell office:value-type="float" office:value="4006">
                <text:p>4006</text:p>
              </table:table-cell>
              <table:table-cell office:value-type="float" office:value="3390">
                <text:p>3390</text:p>
              </table:table-cell>
              <table:table-cell office:value-type="float" office:value="4444">
                <text:p>4444</text:p>
              </table:table-cell>
              <table:table-cell office:value-type="float" office:value="4544">
                <text:p>45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95">
                <text:p>3195</text:p>
              </table:table-cell>
              <table:table-cell office:value-type="float" office:value="4078">
                <text:p>4078</text:p>
              </table:table-cell>
              <table:table-cell office:value-type="float" office:value="4465">
                <text:p>4465</text:p>
              </table:table-cell>
              <table:table-cell office:value-type="float" office:value="3256">
                <text:p>3256</text:p>
              </table:table-cell>
              <table:table-cell office:value-type="float" office:value="4246">
                <text:p>4246</text:p>
              </table:table-cell>
              <table:table-cell office:value-type="float" office:value="4154">
                <text:p>41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76">
                <text:p>3176</text:p>
              </table:table-cell>
              <table:table-cell office:value-type="float" office:value="3815">
                <text:p>3815</text:p>
              </table:table-cell>
              <table:table-cell office:value-type="float" office:value="4045">
                <text:p>4045</text:p>
              </table:table-cell>
              <table:table-cell office:value-type="float" office:value="3066">
                <text:p>3066</text:p>
              </table:table-cell>
              <table:table-cell office:value-type="float" office:value="3821">
                <text:p>3821</text:p>
              </table:table-cell>
              <table:table-cell office:value-type="float" office:value="4338">
                <text:p>43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16">
                <text:p>3016</text:p>
              </table:table-cell>
              <table:table-cell office:value-type="float" office:value="4743">
                <text:p>4743</text:p>
              </table:table-cell>
              <table:table-cell office:value-type="float" office:value="4329">
                <text:p>4329</text:p>
              </table:table-cell>
              <table:table-cell office:value-type="float" office:value="3749">
                <text:p>3749</text:p>
              </table:table-cell>
              <table:table-cell office:value-type="float" office:value="4616">
                <text:p>4616</text:p>
              </table:table-cell>
              <table:table-cell office:value-type="float" office:value="4609">
                <text:p>46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66">
                <text:p>2966</text:p>
              </table:table-cell>
              <table:table-cell office:value-type="float" office:value="3960">
                <text:p>3960</text:p>
              </table:table-cell>
              <table:table-cell office:value-type="float" office:value="3784">
                <text:p>3784</text:p>
              </table:table-cell>
              <table:table-cell office:value-type="float" office:value="3288">
                <text:p>3288</text:p>
              </table:table-cell>
              <table:table-cell office:value-type="float" office:value="4145">
                <text:p>4145</text:p>
              </table:table-cell>
              <table:table-cell office:value-type="float" office:value="4306">
                <text:p>4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78">
                <text:p>3178</text:p>
              </table:table-cell>
              <table:table-cell office:value-type="float" office:value="3811">
                <text:p>3811</text:p>
              </table:table-cell>
              <table:table-cell office:value-type="float" office:value="3928">
                <text:p>3928</text:p>
              </table:table-cell>
              <table:table-cell office:value-type="float" office:value="3263">
                <text:p>3263</text:p>
              </table:table-cell>
              <table:table-cell office:value-type="float" office:value="4434">
                <text:p>4434</text:p>
              </table:table-cell>
              <table:table-cell office:value-type="float" office:value="4170">
                <text:p>41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29">
                <text:p>3229</text:p>
              </table:table-cell>
              <table:table-cell office:value-type="float" office:value="3971">
                <text:p>3971</text:p>
              </table:table-cell>
              <table:table-cell office:value-type="float" office:value="3971">
                <text:p>3971</text:p>
              </table:table-cell>
              <table:table-cell office:value-type="float" office:value="3445">
                <text:p>3445</text:p>
              </table:table-cell>
              <table:table-cell office:value-type="float" office:value="4188">
                <text:p>4188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67">
                <text:p>3267</text:p>
              </table:table-cell>
              <table:table-cell office:value-type="float" office:value="4360">
                <text:p>4360</text:p>
              </table:table-cell>
              <table:table-cell office:value-type="float" office:value="3857">
                <text:p>3857</text:p>
              </table:table-cell>
              <table:table-cell office:value-type="float" office:value="3212">
                <text:p>3212</text:p>
              </table:table-cell>
              <table:table-cell office:value-type="float" office:value="4317">
                <text:p>4317</text:p>
              </table:table-cell>
              <table:table-cell office:value-type="float" office:value="4271">
                <text:p>42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81">
                <text:p>3281</text:p>
              </table:table-cell>
              <table:table-cell office:value-type="float" office:value="4130">
                <text:p>4130</text:p>
              </table:table-cell>
              <table:table-cell office:value-type="float" office:value="4182">
                <text:p>4182</text:p>
              </table:table-cell>
              <table:table-cell office:value-type="float" office:value="3233">
                <text:p>3233</text:p>
              </table:table-cell>
              <table:table-cell office:value-type="float" office:value="4085">
                <text:p>4085</text:p>
              </table:table-cell>
              <table:table-cell office:value-type="float" office:value="4173">
                <text:p>41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70">
                <text:p>3570</text:p>
              </table:table-cell>
              <table:table-cell office:value-type="float" office:value="3941">
                <text:p>3941</text:p>
              </table:table-cell>
              <table:table-cell office:value-type="float" office:value="4267">
                <text:p>4267</text:p>
              </table:table-cell>
              <table:table-cell office:value-type="float" office:value="3198">
                <text:p>3198</text:p>
              </table:table-cell>
              <table:table-cell office:value-type="float" office:value="4556">
                <text:p>4556</text:p>
              </table:table-cell>
              <table:table-cell office:value-type="float" office:value="4593">
                <text:p>45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65">
                <text:p>3565</text:p>
              </table:table-cell>
              <table:table-cell office:value-type="float" office:value="3814">
                <text:p>3814</text:p>
              </table:table-cell>
              <table:table-cell office:value-type="float" office:value="4250">
                <text:p>4250</text:p>
              </table:table-cell>
              <table:table-cell office:value-type="float" office:value="3541">
                <text:p>3541</text:p>
              </table:table-cell>
              <table:table-cell office:value-type="float" office:value="3959">
                <text:p>3959</text:p>
              </table:table-cell>
              <table:table-cell office:value-type="float" office:value="4241">
                <text:p>42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64">
                <text:p>3564</text:p>
              </table:table-cell>
              <table:table-cell office:value-type="float" office:value="4296">
                <text:p>4296</text:p>
              </table:table-cell>
              <table:table-cell office:value-type="float" office:value="4103">
                <text:p>4103</text:p>
              </table:table-cell>
              <table:table-cell office:value-type="float" office:value="3329">
                <text:p>3329</text:p>
              </table:table-cell>
              <table:table-cell office:value-type="float" office:value="4412">
                <text:p>4412</text:p>
              </table:table-cell>
              <table:table-cell office:value-type="float" office:value="4475">
                <text:p>44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89">
                <text:p>3389</text:p>
              </table:table-cell>
              <table:table-cell office:value-type="float" office:value="3875">
                <text:p>3875</text:p>
              </table:table-cell>
              <table:table-cell office:value-type="float" office:value="4055">
                <text:p>4055</text:p>
              </table:table-cell>
              <table:table-cell office:value-type="float" office:value="3293">
                <text:p>3293</text:p>
              </table:table-cell>
              <table:table-cell office:value-type="float" office:value="4345">
                <text:p>4345</text:p>
              </table:table-cell>
              <table:table-cell office:value-type="float" office:value="4229">
                <text:p>42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33">
                <text:p>3233</text:p>
              </table:table-cell>
              <table:table-cell office:value-type="float" office:value="3851">
                <text:p>3851</text:p>
              </table:table-cell>
              <table:table-cell office:value-type="float" office:value="3768">
                <text:p>3768</text:p>
              </table:table-cell>
              <table:table-cell office:value-type="float" office:value="3602">
                <text:p>3602</text:p>
              </table:table-cell>
              <table:table-cell office:value-type="float" office:value="4274">
                <text:p>4274</text:p>
              </table:table-cell>
              <table:table-cell office:value-type="float" office:value="3951">
                <text:p>39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07">
                <text:p>3407</text:p>
              </table:table-cell>
              <table:table-cell office:value-type="float" office:value="4141">
                <text:p>4141</text:p>
              </table:table-cell>
              <table:table-cell office:value-type="float" office:value="3973">
                <text:p>3973</text:p>
              </table:table-cell>
              <table:table-cell office:value-type="float" office:value="3136">
                <text:p>3136</text:p>
              </table:table-cell>
              <table:table-cell office:value-type="float" office:value="4202">
                <text:p>4202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22">
                <text:p>3522</text:p>
              </table:table-cell>
              <table:table-cell office:value-type="float" office:value="4109">
                <text:p>4109</text:p>
              </table:table-cell>
              <table:table-cell office:value-type="float" office:value="4178">
                <text:p>4178</text:p>
              </table:table-cell>
              <table:table-cell office:value-type="float" office:value="3393">
                <text:p>3393</text:p>
              </table:table-cell>
              <table:table-cell office:value-type="float" office:value="4433">
                <text:p>4433</text:p>
              </table:table-cell>
              <table:table-cell office:value-type="float" office:value="4122">
                <text:p>41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88">
                <text:p>3288</text:p>
              </table:table-cell>
              <table:table-cell office:value-type="float" office:value="4010">
                <text:p>4010</text:p>
              </table:table-cell>
              <table:table-cell office:value-type="float" office:value="4059">
                <text:p>4059</text:p>
              </table:table-cell>
              <table:table-cell office:value-type="float" office:value="3342">
                <text:p>3342</text:p>
              </table:table-cell>
              <table:table-cell office:value-type="float" office:value="4215">
                <text:p>4215</text:p>
              </table:table-cell>
              <table:table-cell office:value-type="float" office:value="4399">
                <text:p>43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77">
                <text:p>3477</text:p>
              </table:table-cell>
              <table:table-cell office:value-type="float" office:value="4220">
                <text:p>4220</text:p>
              </table:table-cell>
              <table:table-cell office:value-type="float" office:value="4276">
                <text:p>4276</text:p>
              </table:table-cell>
              <table:table-cell office:value-type="float" office:value="3579">
                <text:p>3579</text:p>
              </table:table-cell>
              <table:table-cell office:value-type="float" office:value="3972">
                <text:p>3972</text:p>
              </table:table-cell>
              <table:table-cell office:value-type="float" office:value="4076">
                <text:p>40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18">
                <text:p>3118</text:p>
              </table:table-cell>
              <table:table-cell office:value-type="float" office:value="3818">
                <text:p>3818</text:p>
              </table:table-cell>
              <table:table-cell office:value-type="float" office:value="4247">
                <text:p>4247</text:p>
              </table:table-cell>
              <table:table-cell office:value-type="float" office:value="3335">
                <text:p>3335</text:p>
              </table:table-cell>
              <table:table-cell office:value-type="float" office:value="3658">
                <text:p>3658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03">
                <text:p>3603</text:p>
              </table:table-cell>
              <table:table-cell office:value-type="float" office:value="4331">
                <text:p>4331</text:p>
              </table:table-cell>
              <table:table-cell office:value-type="float" office:value="3567">
                <text:p>3567</text:p>
              </table:table-cell>
              <table:table-cell office:value-type="float" office:value="3092">
                <text:p>3092</text:p>
              </table:table-cell>
              <table:table-cell office:value-type="float" office:value="4473">
                <text:p>4473</text:p>
              </table:table-cell>
              <table:table-cell office:value-type="float" office:value="4163">
                <text:p>41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68">
                <text:p>3068</text:p>
              </table:table-cell>
              <table:table-cell office:value-type="float" office:value="4207">
                <text:p>4207</text:p>
              </table:table-cell>
              <table:table-cell office:value-type="float" office:value="3992">
                <text:p>3992</text:p>
              </table:table-cell>
              <table:table-cell office:value-type="float" office:value="3472">
                <text:p>3472</text:p>
              </table:table-cell>
              <table:table-cell office:value-type="float" office:value="4146">
                <text:p>4146</text:p>
              </table:table-cell>
              <table:table-cell office:value-type="float" office:value="3772">
                <text:p>37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50">
                <text:p>3250</text:p>
              </table:table-cell>
              <table:table-cell office:value-type="float" office:value="4011">
                <text:p>4011</text:p>
              </table:table-cell>
              <table:table-cell office:value-type="float" office:value="4296">
                <text:p>4296</text:p>
              </table:table-cell>
              <table:table-cell office:value-type="float" office:value="3187">
                <text:p>3187</text:p>
              </table:table-cell>
              <table:table-cell office:value-type="float" office:value="4414">
                <text:p>4414</text:p>
              </table:table-cell>
              <table:table-cell office:value-type="float" office:value="3778">
                <text:p>3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56">
                <text:p>3356</text:p>
              </table:table-cell>
              <table:table-cell office:value-type="float" office:value="4393">
                <text:p>4393</text:p>
              </table:table-cell>
              <table:table-cell office:value-type="float" office:value="3712">
                <text:p>3712</text:p>
              </table:table-cell>
              <table:table-cell office:value-type="float" office:value="3100">
                <text:p>3100</text:p>
              </table:table-cell>
              <table:table-cell office:value-type="float" office:value="3566">
                <text:p>3566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11">
                <text:p>3711</text:p>
              </table:table-cell>
              <table:table-cell office:value-type="float" office:value="4142">
                <text:p>4142</text:p>
              </table:table-cell>
              <table:table-cell office:value-type="float" office:value="4100">
                <text:p>4100</text:p>
              </table:table-cell>
              <table:table-cell office:value-type="float" office:value="3359">
                <text:p>3359</text:p>
              </table:table-cell>
              <table:table-cell office:value-type="float" office:value="4131">
                <text:p>4131</text:p>
              </table:table-cell>
              <table:table-cell office:value-type="float" office:value="4204">
                <text:p>42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15">
                <text:p>3115</text:p>
              </table:table-cell>
              <table:table-cell office:value-type="float" office:value="3872">
                <text:p>3872</text:p>
              </table:table-cell>
              <table:table-cell office:value-type="float" office:value="3942">
                <text:p>3942</text:p>
              </table:table-cell>
              <table:table-cell office:value-type="float" office:value="3798">
                <text:p>3798</text:p>
              </table:table-cell>
              <table:table-cell office:value-type="float" office:value="4968">
                <text:p>4968</text:p>
              </table:table-cell>
              <table:table-cell office:value-type="float" office:value="4293">
                <text:p>42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63">
                <text:p>3563</text:p>
              </table:table-cell>
              <table:table-cell office:value-type="float" office:value="4194">
                <text:p>4194</text:p>
              </table:table-cell>
              <table:table-cell office:value-type="float" office:value="4362">
                <text:p>4362</text:p>
              </table:table-cell>
              <table:table-cell office:value-type="float" office:value="3653">
                <text:p>3653</text:p>
              </table:table-cell>
              <table:table-cell office:value-type="float" office:value="4416">
                <text:p>4416</text:p>
              </table:table-cell>
              <table:table-cell office:value-type="float" office:value="3974">
                <text:p>39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20">
                <text:p>3220</text:p>
              </table:table-cell>
              <table:table-cell office:value-type="float" office:value="3905">
                <text:p>3905</text:p>
              </table:table-cell>
              <table:table-cell office:value-type="float" office:value="3816">
                <text:p>3816</text:p>
              </table:table-cell>
              <table:table-cell office:value-type="float" office:value="3094">
                <text:p>3094</text:p>
              </table:table-cell>
              <table:table-cell office:value-type="float" office:value="3907">
                <text:p>3907</text:p>
              </table:table-cell>
              <table:table-cell office:value-type="float" office:value="3873">
                <text:p>38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3">
                <text:p>3483</text:p>
              </table:table-cell>
              <table:table-cell office:value-type="float" office:value="4774">
                <text:p>4774</text:p>
              </table:table-cell>
              <table:table-cell office:value-type="float" office:value="4281">
                <text:p>4281</text:p>
              </table:table-cell>
              <table:table-cell office:value-type="float" office:value="3150">
                <text:p>3150</text:p>
              </table:table-cell>
              <table:table-cell office:value-type="float" office:value="3873">
                <text:p>3873</text:p>
              </table:table-cell>
              <table:table-cell office:value-type="float" office:value="4728">
                <text:p>47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93">
                <text:p>3093</text:p>
              </table:table-cell>
              <table:table-cell office:value-type="float" office:value="4224">
                <text:p>4224</text:p>
              </table:table-cell>
              <table:table-cell office:value-type="float" office:value="4127">
                <text:p>4127</text:p>
              </table:table-cell>
              <table:table-cell office:value-type="float" office:value="3177">
                <text:p>3177</text:p>
              </table:table-cell>
              <table:table-cell office:value-type="float" office:value="4002">
                <text:p>4002</text:p>
              </table:table-cell>
              <table:table-cell office:value-type="float" office:value="3708">
                <text:p>37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68">
                <text:p>3568</text:p>
              </table:table-cell>
              <table:table-cell office:value-type="float" office:value="4058">
                <text:p>4058</text:p>
              </table:table-cell>
              <table:table-cell office:value-type="float" office:value="4085">
                <text:p>4085</text:p>
              </table:table-cell>
              <table:table-cell office:value-type="float" office:value="3088">
                <text:p>3088</text:p>
              </table:table-cell>
              <table:table-cell office:value-type="float" office:value="4390">
                <text:p>4390</text:p>
              </table:table-cell>
              <table:table-cell office:value-type="float" office:value="4185">
                <text:p>41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05">
                <text:p>3405</text:p>
              </table:table-cell>
              <table:table-cell office:value-type="float" office:value="4330">
                <text:p>4330</text:p>
              </table:table-cell>
              <table:table-cell office:value-type="float" office:value="3925">
                <text:p>3925</text:p>
              </table:table-cell>
              <table:table-cell office:value-type="float" office:value="3029">
                <text:p>3029</text:p>
              </table:table-cell>
              <table:table-cell office:value-type="float" office:value="4252">
                <text:p>4252</text:p>
              </table:table-cell>
              <table:table-cell office:value-type="float" office:value="4103">
                <text:p>41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60">
                <text:p>2960</text:p>
              </table:table-cell>
              <table:table-cell office:value-type="float" office:value="3873">
                <text:p>3873</text:p>
              </table:table-cell>
              <table:table-cell office:value-type="float" office:value="3892">
                <text:p>3892</text:p>
              </table:table-cell>
              <table:table-cell office:value-type="float" office:value="3140">
                <text:p>3140</text:p>
              </table:table-cell>
              <table:table-cell office:value-type="float" office:value="4075">
                <text:p>4075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03">
                <text:p>3603</text:p>
              </table:table-cell>
              <table:table-cell office:value-type="float" office:value="4348">
                <text:p>4348</text:p>
              </table:table-cell>
              <table:table-cell office:value-type="float" office:value="4540">
                <text:p>4540</text:p>
              </table:table-cell>
              <table:table-cell office:value-type="float" office:value="3678">
                <text:p>3678</text:p>
              </table:table-cell>
              <table:table-cell office:value-type="float" office:value="4692">
                <text:p>4692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22">
                <text:p>3622</text:p>
              </table:table-cell>
              <table:table-cell office:value-type="float" office:value="3982">
                <text:p>3982</text:p>
              </table:table-cell>
              <table:table-cell office:value-type="float" office:value="4409">
                <text:p>4409</text:p>
              </table:table-cell>
              <table:table-cell office:value-type="float" office:value="3089">
                <text:p>3089</text:p>
              </table:table-cell>
              <table:table-cell office:value-type="float" office:value="4549">
                <text:p>4549</text:p>
              </table:table-cell>
              <table:table-cell office:value-type="float" office:value="4388">
                <text:p>43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88">
                <text:p>3288</text:p>
              </table:table-cell>
              <table:table-cell office:value-type="float" office:value="4160">
                <text:p>4160</text:p>
              </table:table-cell>
              <table:table-cell office:value-type="float" office:value="3811">
                <text:p>3811</text:p>
              </table:table-cell>
              <table:table-cell office:value-type="float" office:value="3260">
                <text:p>3260</text:p>
              </table:table-cell>
              <table:table-cell office:value-type="float" office:value="4663">
                <text:p>4663</text:p>
              </table:table-cell>
              <table:table-cell office:value-type="float" office:value="4207">
                <text:p>4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95">
                <text:p>3995</text:p>
              </table:table-cell>
              <table:table-cell office:value-type="float" office:value="4242">
                <text:p>4242</text:p>
              </table:table-cell>
              <table:table-cell office:value-type="float" office:value="4260">
                <text:p>4260</text:p>
              </table:table-cell>
              <table:table-cell office:value-type="float" office:value="3657">
                <text:p>3657</text:p>
              </table:table-cell>
              <table:table-cell office:value-type="float" office:value="4655">
                <text:p>4655</text:p>
              </table:table-cell>
              <table:table-cell office:value-type="float" office:value="4212">
                <text:p>42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88">
                <text:p>3388</text:p>
              </table:table-cell>
              <table:table-cell office:value-type="float" office:value="4094">
                <text:p>4094</text:p>
              </table:table-cell>
              <table:table-cell office:value-type="float" office:value="3781">
                <text:p>3781</text:p>
              </table:table-cell>
              <table:table-cell office:value-type="float" office:value="3291">
                <text:p>3291</text:p>
              </table:table-cell>
              <table:table-cell office:value-type="float" office:value="4321">
                <text:p>4321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96">
                <text:p>3396</text:p>
              </table:table-cell>
              <table:table-cell office:value-type="float" office:value="4211">
                <text:p>4211</text:p>
              </table:table-cell>
              <table:table-cell office:value-type="float" office:value="4315">
                <text:p>4315</text:p>
              </table:table-cell>
              <table:table-cell office:value-type="float" office:value="3362">
                <text:p>3362</text:p>
              </table:table-cell>
              <table:table-cell office:value-type="float" office:value="4598">
                <text:p>4598</text:p>
              </table:table-cell>
              <table:table-cell office:value-type="float" office:value="4280">
                <text:p>42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21">
                <text:p>3821</text:p>
              </table:table-cell>
              <table:table-cell office:value-type="float" office:value="4606">
                <text:p>4606</text:p>
              </table:table-cell>
              <table:table-cell office:value-type="float" office:value="4046">
                <text:p>4046</text:p>
              </table:table-cell>
              <table:table-cell office:value-type="float" office:value="3337">
                <text:p>3337</text:p>
              </table:table-cell>
              <table:table-cell office:value-type="float" office:value="4181">
                <text:p>4181</text:p>
              </table:table-cell>
              <table:table-cell office:value-type="float" office:value="4088">
                <text:p>40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44">
                <text:p>3244</text:p>
              </table:table-cell>
              <table:table-cell office:value-type="float" office:value="4418">
                <text:p>4418</text:p>
              </table:table-cell>
              <table:table-cell office:value-type="float" office:value="4840">
                <text:p>4840</text:p>
              </table:table-cell>
              <table:table-cell office:value-type="float" office:value="3114">
                <text:p>3114</text:p>
              </table:table-cell>
              <table:table-cell office:value-type="float" office:value="4543">
                <text:p>4543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22">
                <text:p>3522</text:p>
              </table:table-cell>
              <table:table-cell office:value-type="float" office:value="3922">
                <text:p>3922</text:p>
              </table:table-cell>
              <table:table-cell office:value-type="float" office:value="4219">
                <text:p>4219</text:p>
              </table:table-cell>
              <table:table-cell office:value-type="float" office:value="3439">
                <text:p>3439</text:p>
              </table:table-cell>
              <table:table-cell office:value-type="float" office:value="4525">
                <text:p>4525</text:p>
              </table:table-cell>
              <table:table-cell office:value-type="float" office:value="4162">
                <text:p>41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77">
                <text:p>3277</text:p>
              </table:table-cell>
              <table:table-cell office:value-type="float" office:value="3993">
                <text:p>3993</text:p>
              </table:table-cell>
              <table:table-cell office:value-type="float" office:value="4267">
                <text:p>4267</text:p>
              </table:table-cell>
              <table:table-cell office:value-type="float" office:value="3319">
                <text:p>3319</text:p>
              </table:table-cell>
              <table:table-cell office:value-type="float" office:value="4289">
                <text:p>4289</text:p>
              </table:table-cell>
              <table:table-cell office:value-type="float" office:value="4029">
                <text:p>40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13">
                <text:p>3113</text:p>
              </table:table-cell>
              <table:table-cell office:value-type="float" office:value="3478">
                <text:p>3478</text:p>
              </table:table-cell>
              <table:table-cell office:value-type="float" office:value="3995">
                <text:p>3995</text:p>
              </table:table-cell>
              <table:table-cell office:value-type="float" office:value="3072">
                <text:p>3072</text:p>
              </table:table-cell>
              <table:table-cell office:value-type="float" office:value="3923">
                <text:p>3923</text:p>
              </table:table-cell>
              <table:table-cell office:value-type="float" office:value="4150">
                <text:p>41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56">
                <text:p>3656</text:p>
              </table:table-cell>
              <table:table-cell office:value-type="float" office:value="4364">
                <text:p>4364</text:p>
              </table:table-cell>
              <table:table-cell office:value-type="float" office:value="3934">
                <text:p>3934</text:p>
              </table:table-cell>
              <table:table-cell office:value-type="float" office:value="3736">
                <text:p>3736</text:p>
              </table:table-cell>
              <table:table-cell office:value-type="float" office:value="4080">
                <text:p>4080</text:p>
              </table:table-cell>
              <table:table-cell office:value-type="float" office:value="4376">
                <text:p>43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70">
                <text:p>3070</text:p>
              </table:table-cell>
              <table:table-cell office:value-type="float" office:value="3654">
                <text:p>3654</text:p>
              </table:table-cell>
              <table:table-cell office:value-type="float" office:value="3960">
                <text:p>3960</text:p>
              </table:table-cell>
              <table:table-cell office:value-type="float" office:value="3132">
                <text:p>3132</text:p>
              </table:table-cell>
              <table:table-cell office:value-type="float" office:value="4160">
                <text:p>4160</text:p>
              </table:table-cell>
              <table:table-cell office:value-type="float" office:value="3947">
                <text:p>39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73">
                <text:p>3673</text:p>
              </table:table-cell>
              <table:table-cell office:value-type="float" office:value="4277">
                <text:p>4277</text:p>
              </table:table-cell>
              <table:table-cell office:value-type="float" office:value="4181">
                <text:p>4181</text:p>
              </table:table-cell>
              <table:table-cell office:value-type="float" office:value="3128">
                <text:p>3128</text:p>
              </table:table-cell>
              <table:table-cell office:value-type="float" office:value="4020">
                <text:p>4020</text:p>
              </table:table-cell>
              <table:table-cell office:value-type="float" office:value="3942">
                <text:p>39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85">
                <text:p>3285</text:p>
              </table:table-cell>
              <table:table-cell office:value-type="float" office:value="4336">
                <text:p>4336</text:p>
              </table:table-cell>
              <table:table-cell office:value-type="float" office:value="4458">
                <text:p>4458</text:p>
              </table:table-cell>
              <table:table-cell office:value-type="float" office:value="3426">
                <text:p>3426</text:p>
              </table:table-cell>
              <table:table-cell office:value-type="float" office:value="4722">
                <text:p>4722</text:p>
              </table:table-cell>
              <table:table-cell office:value-type="float" office:value="4962">
                <text:p>49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11">
                <text:p>3411</text:p>
              </table:table-cell>
              <table:table-cell office:value-type="float" office:value="3672">
                <text:p>3672</text:p>
              </table:table-cell>
              <table:table-cell office:value-type="float" office:value="3743">
                <text:p>3743</text:p>
              </table:table-cell>
              <table:table-cell office:value-type="float" office:value="3312">
                <text:p>3312</text:p>
              </table:table-cell>
              <table:table-cell office:value-type="float" office:value="3930">
                <text:p>3930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03">
                <text:p>3203</text:p>
              </table:table-cell>
              <table:table-cell office:value-type="float" office:value="4097">
                <text:p>4097</text:p>
              </table:table-cell>
              <table:table-cell office:value-type="float" office:value="3860">
                <text:p>3860</text:p>
              </table:table-cell>
              <table:table-cell office:value-type="float" office:value="3299">
                <text:p>3299</text:p>
              </table:table-cell>
              <table:table-cell office:value-type="float" office:value="4155">
                <text:p>4155</text:p>
              </table:table-cell>
              <table:table-cell office:value-type="float" office:value="4308">
                <text:p>43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37">
                <text:p>3537</text:p>
              </table:table-cell>
              <table:table-cell office:value-type="float" office:value="3805">
                <text:p>3805</text:p>
              </table:table-cell>
              <table:table-cell office:value-type="float" office:value="3912">
                <text:p>3912</text:p>
              </table:table-cell>
              <table:table-cell office:value-type="float" office:value="2774">
                <text:p>2774</text:p>
              </table:table-cell>
              <table:table-cell office:value-type="float" office:value="4935">
                <text:p>4935</text:p>
              </table:table-cell>
              <table:table-cell office:value-type="float" office:value="4045">
                <text:p>40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86">
                <text:p>3486</text:p>
              </table:table-cell>
              <table:table-cell office:value-type="float" office:value="4240">
                <text:p>4240</text:p>
              </table:table-cell>
              <table:table-cell office:value-type="float" office:value="4189">
                <text:p>4189</text:p>
              </table:table-cell>
              <table:table-cell office:value-type="float" office:value="3246">
                <text:p>3246</text:p>
              </table:table-cell>
              <table:table-cell office:value-type="float" office:value="4421">
                <text:p>4421</text:p>
              </table:table-cell>
              <table:table-cell office:value-type="float" office:value="4017">
                <text:p>40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82">
                <text:p>3282</text:p>
              </table:table-cell>
              <table:table-cell office:value-type="float" office:value="3881">
                <text:p>3881</text:p>
              </table:table-cell>
              <table:table-cell office:value-type="float" office:value="4104">
                <text:p>4104</text:p>
              </table:table-cell>
              <table:table-cell office:value-type="float" office:value="3359">
                <text:p>3359</text:p>
              </table:table-cell>
              <table:table-cell office:value-type="float" office:value="4239">
                <text:p>4239</text:p>
              </table:table-cell>
              <table:table-cell office:value-type="float" office:value="3990">
                <text:p>399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59">
                <text:p>3159</text:p>
              </table:table-cell>
              <table:table-cell office:value-type="float" office:value="4214">
                <text:p>4214</text:p>
              </table:table-cell>
              <table:table-cell office:value-type="float" office:value="3959">
                <text:p>3959</text:p>
              </table:table-cell>
              <table:table-cell office:value-type="float" office:value="3238">
                <text:p>3238</text:p>
              </table:table-cell>
              <table:table-cell office:value-type="float" office:value="4066">
                <text:p>4066</text:p>
              </table:table-cell>
              <table:table-cell office:value-type="float" office:value="4035">
                <text:p>40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60">
                <text:p>3560</text:p>
              </table:table-cell>
              <table:table-cell office:value-type="float" office:value="4237">
                <text:p>4237</text:p>
              </table:table-cell>
              <table:table-cell office:value-type="float" office:value="3895">
                <text:p>3895</text:p>
              </table:table-cell>
              <table:table-cell office:value-type="float" office:value="3206">
                <text:p>3206</text:p>
              </table:table-cell>
              <table:table-cell office:value-type="float" office:value="3592">
                <text:p>3592</text:p>
              </table:table-cell>
              <table:table-cell office:value-type="float" office:value="3829">
                <text:p>38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87">
                <text:p>3287</text:p>
              </table:table-cell>
              <table:table-cell office:value-type="float" office:value="4011">
                <text:p>4011</text:p>
              </table:table-cell>
              <table:table-cell office:value-type="float" office:value="3738">
                <text:p>3738</text:p>
              </table:table-cell>
              <table:table-cell office:value-type="float" office:value="3058">
                <text:p>3058</text:p>
              </table:table-cell>
              <table:table-cell office:value-type="float" office:value="3817">
                <text:p>3817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43">
                <text:p>3543</text:p>
              </table:table-cell>
              <table:table-cell office:value-type="float" office:value="4188">
                <text:p>4188</text:p>
              </table:table-cell>
              <table:table-cell office:value-type="float" office:value="4429">
                <text:p>4429</text:p>
              </table:table-cell>
              <table:table-cell office:value-type="float" office:value="3649">
                <text:p>3649</text:p>
              </table:table-cell>
              <table:table-cell office:value-type="float" office:value="4423">
                <text:p>4423</text:p>
              </table:table-cell>
              <table:table-cell office:value-type="float" office:value="4216">
                <text:p>42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61">
                <text:p>3061</text:p>
              </table:table-cell>
              <table:table-cell office:value-type="float" office:value="4219">
                <text:p>4219</text:p>
              </table:table-cell>
              <table:table-cell office:value-type="float" office:value="4379">
                <text:p>4379</text:p>
              </table:table-cell>
              <table:table-cell office:value-type="float" office:value="3336">
                <text:p>3336</text:p>
              </table:table-cell>
              <table:table-cell office:value-type="float" office:value="3989">
                <text:p>3989</text:p>
              </table:table-cell>
              <table:table-cell office:value-type="float" office:value="4198">
                <text:p>41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00">
                <text:p>3400</text:p>
              </table:table-cell>
              <table:table-cell office:value-type="float" office:value="4213">
                <text:p>4213</text:p>
              </table:table-cell>
              <table:table-cell office:value-type="float" office:value="4158">
                <text:p>4158</text:p>
              </table:table-cell>
              <table:table-cell office:value-type="float" office:value="3336">
                <text:p>3336</text:p>
              </table:table-cell>
              <table:table-cell office:value-type="float" office:value="4159">
                <text:p>4159</text:p>
              </table:table-cell>
              <table:table-cell office:value-type="float" office:value="4511">
                <text:p>45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77">
                <text:p>3177</text:p>
              </table:table-cell>
              <table:table-cell office:value-type="float" office:value="4007">
                <text:p>4007</text:p>
              </table:table-cell>
              <table:table-cell office:value-type="float" office:value="4162">
                <text:p>4162</text:p>
              </table:table-cell>
              <table:table-cell office:value-type="float" office:value="3797">
                <text:p>3797</text:p>
              </table:table-cell>
              <table:table-cell office:value-type="float" office:value="4416">
                <text:p>4416</text:p>
              </table:table-cell>
              <table:table-cell office:value-type="float" office:value="4396">
                <text:p>43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94">
                <text:p>3294</text:p>
              </table:table-cell>
              <table:table-cell office:value-type="float" office:value="3883">
                <text:p>3883</text:p>
              </table:table-cell>
              <table:table-cell office:value-type="float" office:value="4187">
                <text:p>4187</text:p>
              </table:table-cell>
              <table:table-cell office:value-type="float" office:value="3611">
                <text:p>3611</text:p>
              </table:table-cell>
              <table:table-cell office:value-type="float" office:value="4099">
                <text:p>4099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76">
                <text:p>3576</text:p>
              </table:table-cell>
              <table:table-cell office:value-type="float" office:value="3749">
                <text:p>3749</text:p>
              </table:table-cell>
              <table:table-cell office:value-type="float" office:value="3811">
                <text:p>3811</text:p>
              </table:table-cell>
              <table:table-cell office:value-type="float" office:value="3193">
                <text:p>3193</text:p>
              </table:table-cell>
              <table:table-cell office:value-type="float" office:value="3568">
                <text:p>3568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09">
                <text:p>3209</text:p>
              </table:table-cell>
              <table:table-cell office:value-type="float" office:value="3770">
                <text:p>3770</text:p>
              </table:table-cell>
              <table:table-cell office:value-type="float" office:value="4040">
                <text:p>4040</text:p>
              </table:table-cell>
              <table:table-cell office:value-type="float" office:value="3276">
                <text:p>3276</text:p>
              </table:table-cell>
              <table:table-cell office:value-type="float" office:value="4668">
                <text:p>4668</text:p>
              </table:table-cell>
              <table:table-cell office:value-type="float" office:value="4153">
                <text:p>41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59">
                <text:p>3559</text:p>
              </table:table-cell>
              <table:table-cell office:value-type="float" office:value="4662">
                <text:p>4662</text:p>
              </table:table-cell>
              <table:table-cell office:value-type="float" office:value="4230">
                <text:p>4230</text:p>
              </table:table-cell>
              <table:table-cell office:value-type="float" office:value="3176">
                <text:p>3176</text:p>
              </table:table-cell>
              <table:table-cell office:value-type="float" office:value="4682">
                <text:p>4682</text:p>
              </table:table-cell>
              <table:table-cell office:value-type="float" office:value="4381">
                <text:p>43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01">
                <text:p>3201</text:p>
              </table:table-cell>
              <table:table-cell office:value-type="float" office:value="4323">
                <text:p>4323</text:p>
              </table:table-cell>
              <table:table-cell office:value-type="float" office:value="3973">
                <text:p>3973</text:p>
              </table:table-cell>
              <table:table-cell office:value-type="float" office:value="3447">
                <text:p>3447</text:p>
              </table:table-cell>
              <table:table-cell office:value-type="float" office:value="3854">
                <text:p>3854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38">
                <text:p>3238</text:p>
              </table:table-cell>
              <table:table-cell office:value-type="float" office:value="4582">
                <text:p>4582</text:p>
              </table:table-cell>
              <table:table-cell office:value-type="float" office:value="3982">
                <text:p>3982</text:p>
              </table:table-cell>
              <table:table-cell office:value-type="float" office:value="3172">
                <text:p>3172</text:p>
              </table:table-cell>
              <table:table-cell office:value-type="float" office:value="4335">
                <text:p>4335</text:p>
              </table:table-cell>
              <table:table-cell office:value-type="float" office:value="4196">
                <text:p>41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33">
                <text:p>3233</text:p>
              </table:table-cell>
              <table:table-cell office:value-type="float" office:value="4278">
                <text:p>4278</text:p>
              </table:table-cell>
              <table:table-cell office:value-type="float" office:value="4180">
                <text:p>4180</text:p>
              </table:table-cell>
              <table:table-cell office:value-type="float" office:value="3161">
                <text:p>3161</text:p>
              </table:table-cell>
              <table:table-cell office:value-type="float" office:value="4409">
                <text:p>4409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337">
                <text:p>3337</text:p>
              </table:table-cell>
              <table:table-cell office:value-type="float" office:value="4117">
                <text:p>4117</text:p>
              </table:table-cell>
              <table:table-cell office:value-type="float" office:value="4142">
                <text:p>4142</text:p>
              </table:table-cell>
              <table:table-cell office:value-type="float" office:value="3365">
                <text:p>3365</text:p>
              </table:table-cell>
              <table:table-cell office:value-type="float" office:value="4618">
                <text:p>4618</text:p>
              </table:table-cell>
              <table:table-cell office:value-type="float" office:value="4527">
                <text:p>45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12">
                <text:p>3312</text:p>
              </table:table-cell>
              <table:table-cell office:value-type="float" office:value="4529">
                <text:p>4529</text:p>
              </table:table-cell>
              <table:table-cell office:value-type="float" office:value="4161">
                <text:p>4161</text:p>
              </table:table-cell>
              <table:table-cell office:value-type="float" office:value="3060">
                <text:p>3060</text:p>
              </table:table-cell>
              <table:table-cell office:value-type="float" office:value="4441">
                <text:p>4441</text:p>
              </table:table-cell>
              <table:table-cell office:value-type="float" office:value="4392">
                <text:p>43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84">
                <text:p>3584</text:p>
              </table:table-cell>
              <table:table-cell office:value-type="float" office:value="3925">
                <text:p>3925</text:p>
              </table:table-cell>
              <table:table-cell office:value-type="float" office:value="4332">
                <text:p>4332</text:p>
              </table:table-cell>
              <table:table-cell office:value-type="float" office:value="3286">
                <text:p>3286</text:p>
              </table:table-cell>
              <table:table-cell office:value-type="float" office:value="4362">
                <text:p>4362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77">
                <text:p>3477</text:p>
              </table:table-cell>
              <table:table-cell office:value-type="float" office:value="3984">
                <text:p>3984</text:p>
              </table:table-cell>
              <table:table-cell office:value-type="float" office:value="3853">
                <text:p>3853</text:p>
              </table:table-cell>
              <table:table-cell office:value-type="float" office:value="3650">
                <text:p>3650</text:p>
              </table:table-cell>
              <table:table-cell office:value-type="float" office:value="4729">
                <text:p>4729</text:p>
              </table:table-cell>
              <table:table-cell office:value-type="float" office:value="4213">
                <text:p>42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58">
                <text:p>3258</text:p>
              </table:table-cell>
              <table:table-cell office:value-type="float" office:value="4433">
                <text:p>4433</text:p>
              </table:table-cell>
              <table:table-cell office:value-type="float" office:value="3887">
                <text:p>3887</text:p>
              </table:table-cell>
              <table:table-cell office:value-type="float" office:value="3419">
                <text:p>3419</text:p>
              </table:table-cell>
              <table:table-cell office:value-type="float" office:value="4251">
                <text:p>4251</text:p>
              </table:table-cell>
              <table:table-cell office:value-type="float" office:value="4099">
                <text:p>40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53">
                <text:p>3653</text:p>
              </table:table-cell>
              <table:table-cell office:value-type="float" office:value="3860">
                <text:p>3860</text:p>
              </table:table-cell>
              <table:table-cell office:value-type="float" office:value="4388">
                <text:p>4388</text:p>
              </table:table-cell>
              <table:table-cell office:value-type="float" office:value="3453">
                <text:p>3453</text:p>
              </table:table-cell>
              <table:table-cell office:value-type="float" office:value="4291">
                <text:p>4291</text:p>
              </table:table-cell>
              <table:table-cell office:value-type="float" office:value="4101">
                <text:p>41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56">
                <text:p>3456</text:p>
              </table:table-cell>
              <table:table-cell office:value-type="float" office:value="4097">
                <text:p>4097</text:p>
              </table:table-cell>
              <table:table-cell office:value-type="float" office:value="4569">
                <text:p>4569</text:p>
              </table:table-cell>
              <table:table-cell office:value-type="float" office:value="3278">
                <text:p>3278</text:p>
              </table:table-cell>
              <table:table-cell office:value-type="float" office:value="4595">
                <text:p>4595</text:p>
              </table:table-cell>
              <table:table-cell office:value-type="float" office:value="4347">
                <text:p>43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379">
                <text:p>3379</text:p>
              </table:table-cell>
              <table:table-cell office:value-type="float" office:value="3967">
                <text:p>3967</text:p>
              </table:table-cell>
              <table:table-cell office:value-type="float" office:value="4483">
                <text:p>4483</text:p>
              </table:table-cell>
              <table:table-cell office:value-type="float" office:value="3635">
                <text:p>3635</text:p>
              </table:table-cell>
              <table:table-cell office:value-type="float" office:value="4346">
                <text:p>4346</text:p>
              </table:table-cell>
              <table:table-cell office:value-type="float" office:value="4213">
                <text:p>42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219">
                <text:p>3219</text:p>
              </table:table-cell>
              <table:table-cell office:value-type="float" office:value="4107">
                <text:p>4107</text:p>
              </table:table-cell>
              <table:table-cell office:value-type="float" office:value="4253">
                <text:p>4253</text:p>
              </table:table-cell>
              <table:table-cell office:value-type="float" office:value="3317">
                <text:p>3317</text:p>
              </table:table-cell>
              <table:table-cell office:value-type="float" office:value="3942">
                <text:p>3942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02">
                <text:p>3002</text:p>
              </table:table-cell>
              <table:table-cell office:value-type="float" office:value="3936">
                <text:p>3936</text:p>
              </table:table-cell>
              <table:table-cell office:value-type="float" office:value="3951">
                <text:p>3951</text:p>
              </table:table-cell>
              <table:table-cell office:value-type="float" office:value="3214">
                <text:p>3214</text:p>
              </table:table-cell>
              <table:table-cell office:value-type="float" office:value="3621">
                <text:p>3621</text:p>
              </table:table-cell>
              <table:table-cell office:value-type="float" office:value="4145">
                <text:p>41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78">
                <text:p>3078</text:p>
              </table:table-cell>
              <table:table-cell office:value-type="float" office:value="3916">
                <text:p>3916</text:p>
              </table:table-cell>
              <table:table-cell office:value-type="float" office:value="4254">
                <text:p>4254</text:p>
              </table:table-cell>
              <table:table-cell office:value-type="float" office:value="3529">
                <text:p>3529</text:p>
              </table:table-cell>
              <table:table-cell office:value-type="float" office:value="4789">
                <text:p>4789</text:p>
              </table:table-cell>
              <table:table-cell office:value-type="float" office:value="4399">
                <text:p>43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90">
                <text:p>3490</text:p>
              </table:table-cell>
              <table:table-cell office:value-type="float" office:value="4029">
                <text:p>4029</text:p>
              </table:table-cell>
              <table:table-cell office:value-type="float" office:value="4005">
                <text:p>4005</text:p>
              </table:table-cell>
              <table:table-cell office:value-type="float" office:value="3391">
                <text:p>3391</text:p>
              </table:table-cell>
              <table:table-cell office:value-type="float" office:value="4016">
                <text:p>4016</text:p>
              </table:table-cell>
              <table:table-cell office:value-type="float" office:value="4115">
                <text:p>41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17">
                <text:p>3417</text:p>
              </table:table-cell>
              <table:table-cell office:value-type="float" office:value="3868">
                <text:p>3868</text:p>
              </table:table-cell>
              <table:table-cell office:value-type="float" office:value="3761">
                <text:p>3761</text:p>
              </table:table-cell>
              <table:table-cell office:value-type="float" office:value="3499">
                <text:p>3499</text:p>
              </table:table-cell>
              <table:table-cell office:value-type="float" office:value="4480">
                <text:p>4480</text:p>
              </table:table-cell>
              <table:table-cell office:value-type="float" office:value="4175">
                <text:p>41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96">
                <text:p>3596</text:p>
              </table:table-cell>
              <table:table-cell office:value-type="float" office:value="3733">
                <text:p>3733</text:p>
              </table:table-cell>
              <table:table-cell office:value-type="float" office:value="4102">
                <text:p>4102</text:p>
              </table:table-cell>
              <table:table-cell office:value-type="float" office:value="3597">
                <text:p>3597</text:p>
              </table:table-cell>
              <table:table-cell office:value-type="float" office:value="4616">
                <text:p>4616</text:p>
              </table:table-cell>
              <table:table-cell office:value-type="float" office:value="4777">
                <text:p>47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47">
                <text:p>3547</text:p>
              </table:table-cell>
              <table:table-cell office:value-type="float" office:value="4575">
                <text:p>4575</text:p>
              </table:table-cell>
              <table:table-cell office:value-type="float" office:value="4245">
                <text:p>4245</text:p>
              </table:table-cell>
              <table:table-cell office:value-type="float" office:value="3088">
                <text:p>3088</text:p>
              </table:table-cell>
              <table:table-cell office:value-type="float" office:value="4672">
                <text:p>4672</text:p>
              </table:table-cell>
              <table:table-cell office:value-type="float" office:value="3869">
                <text:p>38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58">
                <text:p>3258</text:p>
              </table:table-cell>
              <table:table-cell office:value-type="float" office:value="4032">
                <text:p>4032</text:p>
              </table:table-cell>
              <table:table-cell office:value-type="float" office:value="3845">
                <text:p>3845</text:p>
              </table:table-cell>
              <table:table-cell office:value-type="float" office:value="3320">
                <text:p>3320</text:p>
              </table:table-cell>
              <table:table-cell office:value-type="float" office:value="3923">
                <text:p>3923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73">
                <text:p>3073</text:p>
              </table:table-cell>
              <table:table-cell office:value-type="float" office:value="4295">
                <text:p>4295</text:p>
              </table:table-cell>
              <table:table-cell office:value-type="float" office:value="4372">
                <text:p>4372</text:p>
              </table:table-cell>
              <table:table-cell office:value-type="float" office:value="3500">
                <text:p>3500</text:p>
              </table:table-cell>
              <table:table-cell office:value-type="float" office:value="4445">
                <text:p>4445</text:p>
              </table:table-cell>
              <table:table-cell office:value-type="float" office:value="4412">
                <text:p>44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05">
                <text:p>3405</text:p>
              </table:table-cell>
              <table:table-cell office:value-type="float" office:value="4202">
                <text:p>4202</text:p>
              </table:table-cell>
              <table:table-cell office:value-type="float" office:value="4115">
                <text:p>4115</text:p>
              </table:table-cell>
              <table:table-cell office:value-type="float" office:value="3534">
                <text:p>3534</text:p>
              </table:table-cell>
              <table:table-cell office:value-type="float" office:value="4449">
                <text:p>4449</text:p>
              </table:table-cell>
              <table:table-cell office:value-type="float" office:value="4293">
                <text:p>42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297">
                <text:p>3297</text:p>
              </table:table-cell>
              <table:table-cell office:value-type="float" office:value="3695">
                <text:p>3695</text:p>
              </table:table-cell>
              <table:table-cell office:value-type="float" office:value="4241">
                <text:p>4241</text:p>
              </table:table-cell>
              <table:table-cell office:value-type="float" office:value="3172">
                <text:p>3172</text:p>
              </table:table-cell>
              <table:table-cell office:value-type="float" office:value="4401">
                <text:p>4401</text:p>
              </table:table-cell>
              <table:table-cell office:value-type="float" office:value="4021">
                <text:p>402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67cm" svg:y="0.172cm" chart:style-name="ch2">
          <text:p>50 nodes comparison: LS, VND, BVNS, TS
 niter=10, greedy, initial solution=one2one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greedy_init_one2one_memory_10_times4ave_1_maxs_10.0'.E1:'TESTBENCH_metaheu_ls_vnd_bvns_ts__niter_10_search_greedy_init_one2one_memory_10_times4ave_1_maxs_10.0'.E101 'TESTBENCH_metaheu_ls_vnd_bvns_ts__niter_10_search_greedy_init_one2one_memory_10_times4ave_1_maxs_10.0'.H1:'TESTBENCH_metaheu_ls_vnd_bvns_ts__niter_10_search_greedy_init_one2one_memory_10_times4ave_1_maxs_10.0'.H101 'TESTBENCH_metaheu_ls_vnd_bvns_ts__niter_10_search_greedy_init_one2one_memory_10_times4ave_1_maxs_10.0'.K1:'TESTBENCH_metaheu_ls_vnd_bvns_ts__niter_10_search_greedy_init_one2one_memory_10_times4ave_1_maxs_10.0'.K101 'TESTBENCH_metaheu_ls_vnd_bvns_ts__niter_10_search_greedy_init_one2one_memory_10_times4ave_1_maxs_10.0'.N1:'TESTBENCH_metaheu_ls_vnd_bvns_ts__niter_10_search_greedy_init_one2one_memory_10_times4ave_1_maxs_10.0'.N101" chart:data-source-has-labels="row" svg:x="0.405cm" svg:y="1.751cm" svg:width="34.597cm" svg:height="6.408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one2one_memory_10_times4ave_1_maxs_10.0'.E2:'TESTBENCH_metaheu_ls_vnd_bvns_ts__niter_10_search_greedy_init_one2one_memory_10_times4ave_1_maxs_10.0'.E101" chart:label-cell-address="'TESTBENCH_metaheu_ls_vnd_bvns_ts__niter_10_search_greedy_init_one2one_memory_10_times4ave_1_maxs_10.0'.E1:'TESTBENCH_metaheu_ls_vnd_bvns_ts__niter_10_search_greedy_init_one2one_memory_10_times4ave_1_maxs_10.0'.E1" chart:class="chart:line">
            <chart:data-point chart:repeated="100"/>
          </chart:series>
          <chart:series chart:style-name="ch8" chart:values-cell-range-address="'TESTBENCH_metaheu_ls_vnd_bvns_ts__niter_10_search_greedy_init_one2one_memory_10_times4ave_1_maxs_10.0'.H2:'TESTBENCH_metaheu_ls_vnd_bvns_ts__niter_10_search_greedy_init_one2one_memory_10_times4ave_1_maxs_10.0'.H101" chart:label-cell-address="'TESTBENCH_metaheu_ls_vnd_bvns_ts__niter_10_search_greedy_init_one2one_memory_10_times4ave_1_maxs_10.0'.H1:'TESTBENCH_metaheu_ls_vnd_bvns_ts__niter_10_search_greedy_init_one2one_memory_10_times4ave_1_maxs_10.0'.H1" chart:class="chart:line">
            <chart:data-point chart:repeated="100"/>
          </chart:series>
          <chart:series chart:style-name="ch9" chart:values-cell-range-address="'TESTBENCH_metaheu_ls_vnd_bvns_ts__niter_10_search_greedy_init_one2one_memory_10_times4ave_1_maxs_10.0'.K2:'TESTBENCH_metaheu_ls_vnd_bvns_ts__niter_10_search_greedy_init_one2one_memory_10_times4ave_1_maxs_10.0'.K101" chart:label-cell-address="'TESTBENCH_metaheu_ls_vnd_bvns_ts__niter_10_search_greedy_init_one2one_memory_10_times4ave_1_maxs_10.0'.K1:'TESTBENCH_metaheu_ls_vnd_bvns_ts__niter_10_search_greedy_init_one2one_memory_10_times4ave_1_maxs_10.0'.K1" chart:class="chart:line">
            <chart:data-point chart:repeated="100"/>
          </chart:series>
          <chart:series chart:style-name="ch10" chart:values-cell-range-address="'TESTBENCH_metaheu_ls_vnd_bvns_ts__niter_10_search_greedy_init_one2one_memory_10_times4ave_1_maxs_10.0'.N2:'TESTBENCH_metaheu_ls_vnd_bvns_ts__niter_10_search_greedy_init_one2one_memory_10_times4ave_1_maxs_10.0'.N101" chart:label-cell-address="'TESTBENCH_metaheu_ls_vnd_bvns_ts__niter_10_search_greedy_init_one2one_memory_10_times4ave_1_maxs_10.0'.N1:'TESTBENCH_metaheu_ls_vnd_bvns_ts__niter_10_search_greedy_init_one2one_memory_10_times4ave_1_maxs_10.0'.N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best_cost</text:p>
                <draw:g>
                  <svg:desc>'TESTBENCH_metaheu_ls_vnd_bvns_ts__niter_10_search_greedy_init_one2one_memory_10_times4ave_1_maxs_10.0'.E1:'TESTBENCH_metaheu_ls_vnd_bvns_ts__niter_10_search_greedy_init_one2one_memory_10_times4ave_1_maxs_10.0'.E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greedy_init_one2one_memory_10_times4ave_1_maxs_10.0'.H1:'TESTBENCH_metaheu_ls_vnd_bvns_ts__niter_10_search_greedy_init_one2one_memory_10_times4ave_1_maxs_10.0'.H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greedy_init_one2one_memory_10_times4ave_1_maxs_10.0'.K1:'TESTBENCH_metaheu_ls_vnd_bvns_ts__niter_10_search_greedy_init_one2one_memory_10_times4ave_1_maxs_10.0'.K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greedy_init_one2one_memory_10_times4ave_1_maxs_10.0'.N1:'TESTBENCH_metaheu_ls_vnd_bvns_ts__niter_10_search_greedy_init_one2one_memory_10_times4ave_1_maxs_10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16">
                <text:p>9016</text:p>
                <draw:g>
                  <svg:desc>'TESTBENCH_metaheu_ls_vnd_bvns_ts__niter_10_search_greedy_init_one2one_memory_10_times4ave_1_maxs_10.0'.E2:'TESTBENCH_metaheu_ls_vnd_bvns_ts__niter_10_search_greedy_init_one2one_memory_10_times4ave_1_maxs_10.0'.E101</svg:desc>
                </draw:g>
              </table:table-cell>
              <table:table-cell office:value-type="float" office:value="3228">
                <text:p>3228</text:p>
                <draw:g>
                  <svg:desc>'TESTBENCH_metaheu_ls_vnd_bvns_ts__niter_10_search_greedy_init_one2one_memory_10_times4ave_1_maxs_10.0'.H2:'TESTBENCH_metaheu_ls_vnd_bvns_ts__niter_10_search_greedy_init_one2one_memory_10_times4ave_1_maxs_10.0'.H101</svg:desc>
                </draw:g>
              </table:table-cell>
              <table:table-cell office:value-type="float" office:value="2051">
                <text:p>2051</text:p>
                <draw:g>
                  <svg:desc>'TESTBENCH_metaheu_ls_vnd_bvns_ts__niter_10_search_greedy_init_one2one_memory_10_times4ave_1_maxs_10.0'.K2:'TESTBENCH_metaheu_ls_vnd_bvns_ts__niter_10_search_greedy_init_one2one_memory_10_times4ave_1_maxs_10.0'.K101</svg:desc>
                </draw:g>
              </table:table-cell>
              <table:table-cell office:value-type="float" office:value="3856">
                <text:p>3856</text:p>
                <draw:g>
                  <svg:desc>'TESTBENCH_metaheu_ls_vnd_bvns_ts__niter_10_search_greedy_init_one2one_memory_10_times4ave_1_maxs_10.0'.N2:'TESTBENCH_metaheu_ls_vnd_bvns_ts__niter_10_search_greedy_init_one2one_memory_10_times4ave_1_maxs_10.0'.N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919">
                <text:p>10919</text:p>
              </table:table-cell>
              <table:table-cell office:value-type="float" office:value="3014">
                <text:p>3014</text:p>
              </table:table-cell>
              <table:table-cell office:value-type="float" office:value="2122">
                <text:p>2122</text:p>
              </table:table-cell>
              <table:table-cell office:value-type="float" office:value="4359">
                <text:p>4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45">
                <text:p>9545</text:p>
              </table:table-cell>
              <table:table-cell office:value-type="float" office:value="3291">
                <text:p>3291</text:p>
              </table:table-cell>
              <table:table-cell office:value-type="float" office:value="2143">
                <text:p>2143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94">
                <text:p>7594</text:p>
              </table:table-cell>
              <table:table-cell office:value-type="float" office:value="2863">
                <text:p>2863</text:p>
              </table:table-cell>
              <table:table-cell office:value-type="float" office:value="2219">
                <text:p>2219</text:p>
              </table:table-cell>
              <table:table-cell office:value-type="float" office:value="4084">
                <text:p>40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9">
                <text:p>10249</text:p>
              </table:table-cell>
              <table:table-cell office:value-type="float" office:value="3764">
                <text:p>3764</text:p>
              </table:table-cell>
              <table:table-cell office:value-type="float" office:value="2078">
                <text:p>2078</text:p>
              </table:table-cell>
              <table:table-cell office:value-type="float" office:value="4149">
                <text:p>4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21">
                <text:p>9821</text:p>
              </table:table-cell>
              <table:table-cell office:value-type="float" office:value="3424">
                <text:p>3424</text:p>
              </table:table-cell>
              <table:table-cell office:value-type="float" office:value="2073">
                <text:p>2073</text:p>
              </table:table-cell>
              <table:table-cell office:value-type="float" office:value="4440">
                <text:p>44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1">
                <text:p>10241</text:p>
              </table:table-cell>
              <table:table-cell office:value-type="float" office:value="2949">
                <text:p>2949</text:p>
              </table:table-cell>
              <table:table-cell office:value-type="float" office:value="2181">
                <text:p>2181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79">
                <text:p>10279</text:p>
              </table:table-cell>
              <table:table-cell office:value-type="float" office:value="3587">
                <text:p>3587</text:p>
              </table:table-cell>
              <table:table-cell office:value-type="float" office:value="2075">
                <text:p>2075</text:p>
              </table:table-cell>
              <table:table-cell office:value-type="float" office:value="4297">
                <text:p>42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27">
                <text:p>9527</text:p>
              </table:table-cell>
              <table:table-cell office:value-type="float" office:value="3366">
                <text:p>3366</text:p>
              </table:table-cell>
              <table:table-cell office:value-type="float" office:value="2092">
                <text:p>2092</text:p>
              </table:table-cell>
              <table:table-cell office:value-type="float" office:value="3744">
                <text:p>37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02">
                <text:p>8602</text:p>
              </table:table-cell>
              <table:table-cell office:value-type="float" office:value="3476">
                <text:p>3476</text:p>
              </table:table-cell>
              <table:table-cell office:value-type="float" office:value="1905">
                <text:p>1905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66">
                <text:p>9566</text:p>
              </table:table-cell>
              <table:table-cell office:value-type="float" office:value="3437">
                <text:p>3437</text:p>
              </table:table-cell>
              <table:table-cell office:value-type="float" office:value="2263">
                <text:p>2263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38">
                <text:p>9638</text:p>
              </table:table-cell>
              <table:table-cell office:value-type="float" office:value="3501">
                <text:p>3501</text:p>
              </table:table-cell>
              <table:table-cell office:value-type="float" office:value="2078">
                <text:p>2078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19">
                <text:p>8619</text:p>
              </table:table-cell>
              <table:table-cell office:value-type="float" office:value="3104">
                <text:p>3104</text:p>
              </table:table-cell>
              <table:table-cell office:value-type="float" office:value="2181">
                <text:p>2181</text:p>
              </table:table-cell>
              <table:table-cell office:value-type="float" office:value="3958">
                <text:p>39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674">
                <text:p>10674</text:p>
              </table:table-cell>
              <table:table-cell office:value-type="float" office:value="2654">
                <text:p>2654</text:p>
              </table:table-cell>
              <table:table-cell office:value-type="float" office:value="2054">
                <text:p>2054</text:p>
              </table:table-cell>
              <table:table-cell office:value-type="float" office:value="4018">
                <text:p>40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97">
                <text:p>7997</text:p>
              </table:table-cell>
              <table:table-cell office:value-type="float" office:value="4070">
                <text:p>4070</text:p>
              </table:table-cell>
              <table:table-cell office:value-type="float" office:value="2154">
                <text:p>2154</text:p>
              </table:table-cell>
              <table:table-cell office:value-type="float" office:value="4206">
                <text:p>42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861">
                <text:p>9861</text:p>
              </table:table-cell>
              <table:table-cell office:value-type="float" office:value="3355">
                <text:p>3355</text:p>
              </table:table-cell>
              <table:table-cell office:value-type="float" office:value="2112">
                <text:p>2112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60">
                <text:p>6860</text:p>
              </table:table-cell>
              <table:table-cell office:value-type="float" office:value="3298">
                <text:p>3298</text:p>
              </table:table-cell>
              <table:table-cell office:value-type="float" office:value="2146">
                <text:p>2146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639">
                <text:p>10639</text:p>
              </table:table-cell>
              <table:table-cell office:value-type="float" office:value="3070">
                <text:p>3070</text:p>
              </table:table-cell>
              <table:table-cell office:value-type="float" office:value="2258">
                <text:p>2258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72">
                <text:p>9972</text:p>
              </table:table-cell>
              <table:table-cell office:value-type="float" office:value="3607">
                <text:p>3607</text:p>
              </table:table-cell>
              <table:table-cell office:value-type="float" office:value="2219">
                <text:p>2219</text:p>
              </table:table-cell>
              <table:table-cell office:value-type="float" office:value="4616">
                <text:p>46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82">
                <text:p>10082</text:p>
              </table:table-cell>
              <table:table-cell office:value-type="float" office:value="3155">
                <text:p>3155</text:p>
              </table:table-cell>
              <table:table-cell office:value-type="float" office:value="2140">
                <text:p>2140</text:p>
              </table:table-cell>
              <table:table-cell office:value-type="float" office:value="4145">
                <text:p>41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673">
                <text:p>10673</text:p>
              </table:table-cell>
              <table:table-cell office:value-type="float" office:value="3124">
                <text:p>3124</text:p>
              </table:table-cell>
              <table:table-cell office:value-type="float" office:value="1988">
                <text:p>1988</text:p>
              </table:table-cell>
              <table:table-cell office:value-type="float" office:value="4434">
                <text:p>44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452">
                <text:p>10452</text:p>
              </table:table-cell>
              <table:table-cell office:value-type="float" office:value="3653">
                <text:p>3653</text:p>
              </table:table-cell>
              <table:table-cell office:value-type="float" office:value="2041">
                <text:p>2041</text:p>
              </table:table-cell>
              <table:table-cell office:value-type="float" office:value="4188">
                <text:p>41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46">
                <text:p>10046</text:p>
              </table:table-cell>
              <table:table-cell office:value-type="float" office:value="3584">
                <text:p>3584</text:p>
              </table:table-cell>
              <table:table-cell office:value-type="float" office:value="1967">
                <text:p>1967</text:p>
              </table:table-cell>
              <table:table-cell office:value-type="float" office:value="4317">
                <text:p>43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82">
                <text:p>8582</text:p>
              </table:table-cell>
              <table:table-cell office:value-type="float" office:value="3569">
                <text:p>3569</text:p>
              </table:table-cell>
              <table:table-cell office:value-type="float" office:value="2199">
                <text:p>2199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54">
                <text:p>10054</text:p>
              </table:table-cell>
              <table:table-cell office:value-type="float" office:value="3568">
                <text:p>3568</text:p>
              </table:table-cell>
              <table:table-cell office:value-type="float" office:value="2215">
                <text:p>2215</text:p>
              </table:table-cell>
              <table:table-cell office:value-type="float" office:value="4556">
                <text:p>45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642">
                <text:p>8642</text:p>
              </table:table-cell>
              <table:table-cell office:value-type="float" office:value="2978">
                <text:p>2978</text:p>
              </table:table-cell>
              <table:table-cell office:value-type="float" office:value="2170">
                <text:p>2170</text:p>
              </table:table-cell>
              <table:table-cell office:value-type="float" office:value="3959">
                <text:p>39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85">
                <text:p>10585</text:p>
              </table:table-cell>
              <table:table-cell office:value-type="float" office:value="3316">
                <text:p>3316</text:p>
              </table:table-cell>
              <table:table-cell office:value-type="float" office:value="2225">
                <text:p>2225</text:p>
              </table:table-cell>
              <table:table-cell office:value-type="float" office:value="4412">
                <text:p>44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967">
                <text:p>9967</text:p>
              </table:table-cell>
              <table:table-cell office:value-type="float" office:value="3362">
                <text:p>3362</text:p>
              </table:table-cell>
              <table:table-cell office:value-type="float" office:value="2196">
                <text:p>2196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20">
                <text:p>10020</text:p>
              </table:table-cell>
              <table:table-cell office:value-type="float" office:value="3241">
                <text:p>3241</text:p>
              </table:table-cell>
              <table:table-cell office:value-type="float" office:value="2095">
                <text:p>2095</text:p>
              </table:table-cell>
              <table:table-cell office:value-type="float" office:value="4274">
                <text:p>42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891">
                <text:p>8891</text:p>
              </table:table-cell>
              <table:table-cell office:value-type="float" office:value="3047">
                <text:p>3047</text:p>
              </table:table-cell>
              <table:table-cell office:value-type="float" office:value="2277">
                <text:p>2277</text:p>
              </table:table-cell>
              <table:table-cell office:value-type="float" office:value="4202">
                <text:p>42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996">
                <text:p>10996</text:p>
              </table:table-cell>
              <table:table-cell office:value-type="float" office:value="3539">
                <text:p>3539</text:p>
              </table:table-cell>
              <table:table-cell office:value-type="float" office:value="1997">
                <text:p>1997</text:p>
              </table:table-cell>
              <table:table-cell office:value-type="float" office:value="4433">
                <text:p>44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893">
                <text:p>7893</text:p>
              </table:table-cell>
              <table:table-cell office:value-type="float" office:value="3043">
                <text:p>3043</text:p>
              </table:table-cell>
              <table:table-cell office:value-type="float" office:value="2145">
                <text:p>2145</text:p>
              </table:table-cell>
              <table:table-cell office:value-type="float" office:value="4215">
                <text:p>42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865">
                <text:p>9865</text:p>
              </table:table-cell>
              <table:table-cell office:value-type="float" office:value="3301">
                <text:p>3301</text:p>
              </table:table-cell>
              <table:table-cell office:value-type="float" office:value="2211">
                <text:p>2211</text:p>
              </table:table-cell>
              <table:table-cell office:value-type="float" office:value="3972">
                <text:p>39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268">
                <text:p>8268</text:p>
              </table:table-cell>
              <table:table-cell office:value-type="float" office:value="3416">
                <text:p>3416</text:p>
              </table:table-cell>
              <table:table-cell office:value-type="float" office:value="2177">
                <text:p>2177</text:p>
              </table:table-cell>
              <table:table-cell office:value-type="float" office:value="3658">
                <text:p>36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734">
                <text:p>10734</text:p>
              </table:table-cell>
              <table:table-cell office:value-type="float" office:value="2895">
                <text:p>2895</text:p>
              </table:table-cell>
              <table:table-cell office:value-type="float" office:value="2122">
                <text:p>2122</text:p>
              </table:table-cell>
              <table:table-cell office:value-type="float" office:value="4473">
                <text:p>44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342">
                <text:p>9342</text:p>
              </table:table-cell>
              <table:table-cell office:value-type="float" office:value="3302">
                <text:p>3302</text:p>
              </table:table-cell>
              <table:table-cell office:value-type="float" office:value="2105">
                <text:p>2105</text:p>
              </table:table-cell>
              <table:table-cell office:value-type="float" office:value="4146">
                <text:p>41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53">
                <text:p>7553</text:p>
              </table:table-cell>
              <table:table-cell office:value-type="float" office:value="4329">
                <text:p>4329</text:p>
              </table:table-cell>
              <table:table-cell office:value-type="float" office:value="2058">
                <text:p>2058</text:p>
              </table:table-cell>
              <table:table-cell office:value-type="float" office:value="4414">
                <text:p>44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769">
                <text:p>9769</text:p>
              </table:table-cell>
              <table:table-cell office:value-type="float" office:value="3441">
                <text:p>3441</text:p>
              </table:table-cell>
              <table:table-cell office:value-type="float" office:value="2185">
                <text:p>2185</text:p>
              </table:table-cell>
              <table:table-cell office:value-type="float" office:value="3566">
                <text:p>35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597">
                <text:p>10597</text:p>
              </table:table-cell>
              <table:table-cell office:value-type="float" office:value="3284">
                <text:p>3284</text:p>
              </table:table-cell>
              <table:table-cell office:value-type="float" office:value="2048">
                <text:p>2048</text:p>
              </table:table-cell>
              <table:table-cell office:value-type="float" office:value="4131">
                <text:p>41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11">
                <text:p>10311</text:p>
              </table:table-cell>
              <table:table-cell office:value-type="float" office:value="3258">
                <text:p>3258</text:p>
              </table:table-cell>
              <table:table-cell office:value-type="float" office:value="2217">
                <text:p>2217</text:p>
              </table:table-cell>
              <table:table-cell office:value-type="float" office:value="4968">
                <text:p>49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346">
                <text:p>10346</text:p>
              </table:table-cell>
              <table:table-cell office:value-type="float" office:value="3473">
                <text:p>3473</text:p>
              </table:table-cell>
              <table:table-cell office:value-type="float" office:value="2170">
                <text:p>2170</text:p>
              </table:table-cell>
              <table:table-cell office:value-type="float" office:value="4416">
                <text:p>44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57">
                <text:p>8257</text:p>
              </table:table-cell>
              <table:table-cell office:value-type="float" office:value="3108">
                <text:p>3108</text:p>
              </table:table-cell>
              <table:table-cell office:value-type="float" office:value="2030">
                <text:p>2030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099">
                <text:p>11099</text:p>
              </table:table-cell>
              <table:table-cell office:value-type="float" office:value="3812">
                <text:p>3812</text:p>
              </table:table-cell>
              <table:table-cell office:value-type="float" office:value="2302">
                <text:p>2302</text:p>
              </table:table-cell>
              <table:table-cell office:value-type="float" office:value="3873">
                <text:p>38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307">
                <text:p>10307</text:p>
              </table:table-cell>
              <table:table-cell office:value-type="float" office:value="3153">
                <text:p>3153</text:p>
              </table:table-cell>
              <table:table-cell office:value-type="float" office:value="2120">
                <text:p>2120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638">
                <text:p>10638</text:p>
              </table:table-cell>
              <table:table-cell office:value-type="float" office:value="3244">
                <text:p>3244</text:p>
              </table:table-cell>
              <table:table-cell office:value-type="float" office:value="2205">
                <text:p>2205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880">
                <text:p>9880</text:p>
              </table:table-cell>
              <table:table-cell office:value-type="float" office:value="2929">
                <text:p>2929</text:p>
              </table:table-cell>
              <table:table-cell office:value-type="float" office:value="2110">
                <text:p>2110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51">
                <text:p>9251</text:p>
              </table:table-cell>
              <table:table-cell office:value-type="float" office:value="3189">
                <text:p>3189</text:p>
              </table:table-cell>
              <table:table-cell office:value-type="float" office:value="1829">
                <text:p>1829</text:p>
              </table:table-cell>
              <table:table-cell office:value-type="float" office:value="4075">
                <text:p>40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550">
                <text:p>8550</text:p>
              </table:table-cell>
              <table:table-cell office:value-type="float" office:value="3914">
                <text:p>3914</text:p>
              </table:table-cell>
              <table:table-cell office:value-type="float" office:value="2251">
                <text:p>2251</text:p>
              </table:table-cell>
              <table:table-cell office:value-type="float" office:value="4692">
                <text:p>46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579">
                <text:p>10579</text:p>
              </table:table-cell>
              <table:table-cell office:value-type="float" office:value="3154">
                <text:p>3154</text:p>
              </table:table-cell>
              <table:table-cell office:value-type="float" office:value="2387">
                <text:p>2387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292">
                <text:p>11292</text:p>
              </table:table-cell>
              <table:table-cell office:value-type="float" office:value="3353">
                <text:p>3353</text:p>
              </table:table-cell>
              <table:table-cell office:value-type="float" office:value="2191">
                <text:p>2191</text:p>
              </table:table-cell>
              <table:table-cell office:value-type="float" office:value="4663">
                <text:p>46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46">
                <text:p>10446</text:p>
              </table:table-cell>
              <table:table-cell office:value-type="float" office:value="3159">
                <text:p>3159</text:p>
              </table:table-cell>
              <table:table-cell office:value-type="float" office:value="2311">
                <text:p>2311</text:p>
              </table:table-cell>
              <table:table-cell office:value-type="float" office:value="4655">
                <text:p>46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750">
                <text:p>9750</text:p>
              </table:table-cell>
              <table:table-cell office:value-type="float" office:value="3397">
                <text:p>3397</text:p>
              </table:table-cell>
              <table:table-cell office:value-type="float" office:value="2276">
                <text:p>2276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721">
                <text:p>10721</text:p>
              </table:table-cell>
              <table:table-cell office:value-type="float" office:value="2841">
                <text:p>2841</text:p>
              </table:table-cell>
              <table:table-cell office:value-type="float" office:value="2238">
                <text:p>2238</text:p>
              </table:table-cell>
              <table:table-cell office:value-type="float" office:value="4598">
                <text:p>45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612">
                <text:p>9612</text:p>
              </table:table-cell>
              <table:table-cell office:value-type="float" office:value="2677">
                <text:p>2677</text:p>
              </table:table-cell>
              <table:table-cell office:value-type="float" office:value="2086">
                <text:p>2086</text:p>
              </table:table-cell>
              <table:table-cell office:value-type="float" office:value="4181">
                <text:p>41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300">
                <text:p>9300</text:p>
              </table:table-cell>
              <table:table-cell office:value-type="float" office:value="3455">
                <text:p>3455</text:p>
              </table:table-cell>
              <table:table-cell office:value-type="float" office:value="2293">
                <text:p>2293</text:p>
              </table:table-cell>
              <table:table-cell office:value-type="float" office:value="4543">
                <text:p>45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547">
                <text:p>10547</text:p>
              </table:table-cell>
              <table:table-cell office:value-type="float" office:value="3195">
                <text:p>3195</text:p>
              </table:table-cell>
              <table:table-cell office:value-type="float" office:value="2124">
                <text:p>2124</text:p>
              </table:table-cell>
              <table:table-cell office:value-type="float" office:value="4525">
                <text:p>45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816">
                <text:p>10816</text:p>
              </table:table-cell>
              <table:table-cell office:value-type="float" office:value="3809">
                <text:p>3809</text:p>
              </table:table-cell>
              <table:table-cell office:value-type="float" office:value="2145">
                <text:p>2145</text:p>
              </table:table-cell>
              <table:table-cell office:value-type="float" office:value="4289">
                <text:p>42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330">
                <text:p>9330</text:p>
              </table:table-cell>
              <table:table-cell office:value-type="float" office:value="3004">
                <text:p>3004</text:p>
              </table:table-cell>
              <table:table-cell office:value-type="float" office:value="1925">
                <text:p>1925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647">
                <text:p>8647</text:p>
              </table:table-cell>
              <table:table-cell office:value-type="float" office:value="3099">
                <text:p>3099</text:p>
              </table:table-cell>
              <table:table-cell office:value-type="float" office:value="2164">
                <text:p>2164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326">
                <text:p>8326</text:p>
              </table:table-cell>
              <table:table-cell office:value-type="float" office:value="3847">
                <text:p>3847</text:p>
              </table:table-cell>
              <table:table-cell office:value-type="float" office:value="2150">
                <text:p>2150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131">
                <text:p>10131</text:p>
              </table:table-cell>
              <table:table-cell office:value-type="float" office:value="2839">
                <text:p>2839</text:p>
              </table:table-cell>
              <table:table-cell office:value-type="float" office:value="2207">
                <text:p>2207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730">
                <text:p>10730</text:p>
              </table:table-cell>
              <table:table-cell office:value-type="float" office:value="2909">
                <text:p>2909</text:p>
              </table:table-cell>
              <table:table-cell office:value-type="float" office:value="2250">
                <text:p>2250</text:p>
              </table:table-cell>
              <table:table-cell office:value-type="float" office:value="4722">
                <text:p>47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621">
                <text:p>8621</text:p>
              </table:table-cell>
              <table:table-cell office:value-type="float" office:value="2970">
                <text:p>2970</text:p>
              </table:table-cell>
              <table:table-cell office:value-type="float" office:value="2091">
                <text:p>2091</text:p>
              </table:table-cell>
              <table:table-cell office:value-type="float" office:value="3930">
                <text:p>39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539">
                <text:p>9539</text:p>
              </table:table-cell>
              <table:table-cell office:value-type="float" office:value="3378">
                <text:p>3378</text:p>
              </table:table-cell>
              <table:table-cell office:value-type="float" office:value="2092">
                <text:p>2092</text:p>
              </table:table-cell>
              <table:table-cell office:value-type="float" office:value="4155">
                <text:p>41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397">
                <text:p>7397</text:p>
              </table:table-cell>
              <table:table-cell office:value-type="float" office:value="3364">
                <text:p>3364</text:p>
              </table:table-cell>
              <table:table-cell office:value-type="float" office:value="2067">
                <text:p>2067</text:p>
              </table:table-cell>
              <table:table-cell office:value-type="float" office:value="4935">
                <text:p>49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407">
                <text:p>10407</text:p>
              </table:table-cell>
              <table:table-cell office:value-type="float" office:value="3861">
                <text:p>3861</text:p>
              </table:table-cell>
              <table:table-cell office:value-type="float" office:value="2075">
                <text:p>2075</text:p>
              </table:table-cell>
              <table:table-cell office:value-type="float" office:value="4421">
                <text:p>44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38">
                <text:p>7638</text:p>
              </table:table-cell>
              <table:table-cell office:value-type="float" office:value="3919">
                <text:p>3919</text:p>
              </table:table-cell>
              <table:table-cell office:value-type="float" office:value="2163">
                <text:p>2163</text:p>
              </table:table-cell>
              <table:table-cell office:value-type="float" office:value="4239">
                <text:p>42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731">
                <text:p>10731</text:p>
              </table:table-cell>
              <table:table-cell office:value-type="float" office:value="3380">
                <text:p>3380</text:p>
              </table:table-cell>
              <table:table-cell office:value-type="float" office:value="1901">
                <text:p>1901</text:p>
              </table:table-cell>
              <table:table-cell office:value-type="float" office:value="4066">
                <text:p>40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874">
                <text:p>9874</text:p>
              </table:table-cell>
              <table:table-cell office:value-type="float" office:value="3166">
                <text:p>3166</text:p>
              </table:table-cell>
              <table:table-cell office:value-type="float" office:value="2105">
                <text:p>2105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267">
                <text:p>9267</text:p>
              </table:table-cell>
              <table:table-cell office:value-type="float" office:value="4010">
                <text:p>4010</text:p>
              </table:table-cell>
              <table:table-cell office:value-type="float" office:value="2098">
                <text:p>2098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850">
                <text:p>7850</text:p>
              </table:table-cell>
              <table:table-cell office:value-type="float" office:value="3526">
                <text:p>3526</text:p>
              </table:table-cell>
              <table:table-cell office:value-type="float" office:value="2198">
                <text:p>2198</text:p>
              </table:table-cell>
              <table:table-cell office:value-type="float" office:value="4423">
                <text:p>44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469">
                <text:p>10469</text:p>
              </table:table-cell>
              <table:table-cell office:value-type="float" office:value="3453">
                <text:p>3453</text:p>
              </table:table-cell>
              <table:table-cell office:value-type="float" office:value="2244">
                <text:p>2244</text:p>
              </table:table-cell>
              <table:table-cell office:value-type="float" office:value="3989">
                <text:p>39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402">
                <text:p>10402</text:p>
              </table:table-cell>
              <table:table-cell office:value-type="float" office:value="3535">
                <text:p>3535</text:p>
              </table:table-cell>
              <table:table-cell office:value-type="float" office:value="2179">
                <text:p>2179</text:p>
              </table:table-cell>
              <table:table-cell office:value-type="float" office:value="4159">
                <text:p>41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454">
                <text:p>8454</text:p>
              </table:table-cell>
              <table:table-cell office:value-type="float" office:value="3499">
                <text:p>3499</text:p>
              </table:table-cell>
              <table:table-cell office:value-type="float" office:value="2021">
                <text:p>2021</text:p>
              </table:table-cell>
              <table:table-cell office:value-type="float" office:value="4416">
                <text:p>44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112">
                <text:p>10112</text:p>
              </table:table-cell>
              <table:table-cell office:value-type="float" office:value="3010">
                <text:p>3010</text:p>
              </table:table-cell>
              <table:table-cell office:value-type="float" office:value="2287">
                <text:p>2287</text:p>
              </table:table-cell>
              <table:table-cell office:value-type="float" office:value="4099">
                <text:p>40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74">
                <text:p>9074</text:p>
              </table:table-cell>
              <table:table-cell office:value-type="float" office:value="3249">
                <text:p>3249</text:p>
              </table:table-cell>
              <table:table-cell office:value-type="float" office:value="2029">
                <text:p>2029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941">
                <text:p>8941</text:p>
              </table:table-cell>
              <table:table-cell office:value-type="float" office:value="3291">
                <text:p>3291</text:p>
              </table:table-cell>
              <table:table-cell office:value-type="float" office:value="2044">
                <text:p>2044</text:p>
              </table:table-cell>
              <table:table-cell office:value-type="float" office:value="4668">
                <text:p>46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644">
                <text:p>11644</text:p>
              </table:table-cell>
              <table:table-cell office:value-type="float" office:value="2962">
                <text:p>2962</text:p>
              </table:table-cell>
              <table:table-cell office:value-type="float" office:value="2244">
                <text:p>2244</text:p>
              </table:table-cell>
              <table:table-cell office:value-type="float" office:value="4682">
                <text:p>46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150">
                <text:p>10150</text:p>
              </table:table-cell>
              <table:table-cell office:value-type="float" office:value="2828">
                <text:p>2828</text:p>
              </table:table-cell>
              <table:table-cell office:value-type="float" office:value="2157">
                <text:p>2157</text:p>
              </table:table-cell>
              <table:table-cell office:value-type="float" office:value="3854">
                <text:p>38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611">
                <text:p>9611</text:p>
              </table:table-cell>
              <table:table-cell office:value-type="float" office:value="3916">
                <text:p>3916</text:p>
              </table:table-cell>
              <table:table-cell office:value-type="float" office:value="2288">
                <text:p>2288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472">
                <text:p>9472</text:p>
              </table:table-cell>
              <table:table-cell office:value-type="float" office:value="3186">
                <text:p>3186</text:p>
              </table:table-cell>
              <table:table-cell office:value-type="float" office:value="2040">
                <text:p>2040</text:p>
              </table:table-cell>
              <table:table-cell office:value-type="float" office:value="4409">
                <text:p>44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304">
                <text:p>11304</text:p>
              </table:table-cell>
              <table:table-cell office:value-type="float" office:value="3127">
                <text:p>3127</text:p>
              </table:table-cell>
              <table:table-cell office:value-type="float" office:value="2124">
                <text:p>2124</text:p>
              </table:table-cell>
              <table:table-cell office:value-type="float" office:value="4618">
                <text:p>46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23">
                <text:p>8423</text:p>
              </table:table-cell>
              <table:table-cell office:value-type="float" office:value="2872">
                <text:p>2872</text:p>
              </table:table-cell>
              <table:table-cell office:value-type="float" office:value="2153">
                <text:p>2153</text:p>
              </table:table-cell>
              <table:table-cell office:value-type="float" office:value="4441">
                <text:p>44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569">
                <text:p>9569</text:p>
              </table:table-cell>
              <table:table-cell office:value-type="float" office:value="3685">
                <text:p>3685</text:p>
              </table:table-cell>
              <table:table-cell office:value-type="float" office:value="2059">
                <text:p>2059</text:p>
              </table:table-cell>
              <table:table-cell office:value-type="float" office:value="4362">
                <text:p>43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686">
                <text:p>9686</text:p>
              </table:table-cell>
              <table:table-cell office:value-type="float" office:value="3239">
                <text:p>3239</text:p>
              </table:table-cell>
              <table:table-cell office:value-type="float" office:value="2117">
                <text:p>2117</text:p>
              </table:table-cell>
              <table:table-cell office:value-type="float" office:value="4729">
                <text:p>47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92">
                <text:p>10192</text:p>
              </table:table-cell>
              <table:table-cell office:value-type="float" office:value="3380">
                <text:p>3380</text:p>
              </table:table-cell>
              <table:table-cell office:value-type="float" office:value="2150">
                <text:p>2150</text:p>
              </table:table-cell>
              <table:table-cell office:value-type="float" office:value="4251">
                <text:p>42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961">
                <text:p>9961</text:p>
              </table:table-cell>
              <table:table-cell office:value-type="float" office:value="3476">
                <text:p>3476</text:p>
              </table:table-cell>
              <table:table-cell office:value-type="float" office:value="2050">
                <text:p>2050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137">
                <text:p>10137</text:p>
              </table:table-cell>
              <table:table-cell office:value-type="float" office:value="2891">
                <text:p>2891</text:p>
              </table:table-cell>
              <table:table-cell office:value-type="float" office:value="2372">
                <text:p>2372</text:p>
              </table:table-cell>
              <table:table-cell office:value-type="float" office:value="4595">
                <text:p>45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673">
                <text:p>9673</text:p>
              </table:table-cell>
              <table:table-cell office:value-type="float" office:value="3234">
                <text:p>3234</text:p>
              </table:table-cell>
              <table:table-cell office:value-type="float" office:value="1986">
                <text:p>1986</text:p>
              </table:table-cell>
              <table:table-cell office:value-type="float" office:value="4346">
                <text:p>43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917">
                <text:p>7917</text:p>
              </table:table-cell>
              <table:table-cell office:value-type="float" office:value="3102">
                <text:p>3102</text:p>
              </table:table-cell>
              <table:table-cell office:value-type="float" office:value="2307">
                <text:p>2307</text:p>
              </table:table-cell>
              <table:table-cell office:value-type="float" office:value="3942">
                <text:p>39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519">
                <text:p>8519</text:p>
              </table:table-cell>
              <table:table-cell office:value-type="float" office:value="3047">
                <text:p>3047</text:p>
              </table:table-cell>
              <table:table-cell office:value-type="float" office:value="2044">
                <text:p>2044</text:p>
              </table:table-cell>
              <table:table-cell office:value-type="float" office:value="3621">
                <text:p>36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699">
                <text:p>7699</text:p>
              </table:table-cell>
              <table:table-cell office:value-type="float" office:value="3457">
                <text:p>3457</text:p>
              </table:table-cell>
              <table:table-cell office:value-type="float" office:value="2111">
                <text:p>2111</text:p>
              </table:table-cell>
              <table:table-cell office:value-type="float" office:value="4789">
                <text:p>47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565">
                <text:p>8565</text:p>
              </table:table-cell>
              <table:table-cell office:value-type="float" office:value="2898">
                <text:p>2898</text:p>
              </table:table-cell>
              <table:table-cell office:value-type="float" office:value="2288">
                <text:p>2288</text:p>
              </table:table-cell>
              <table:table-cell office:value-type="float" office:value="4016">
                <text:p>40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87">
                <text:p>9887</text:p>
              </table:table-cell>
              <table:table-cell office:value-type="float" office:value="3282">
                <text:p>3282</text:p>
              </table:table-cell>
              <table:table-cell office:value-type="float" office:value="2179">
                <text:p>2179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54">
                <text:p>10054</text:p>
              </table:table-cell>
              <table:table-cell office:value-type="float" office:value="3384">
                <text:p>3384</text:p>
              </table:table-cell>
              <table:table-cell office:value-type="float" office:value="2237">
                <text:p>2237</text:p>
              </table:table-cell>
              <table:table-cell office:value-type="float" office:value="4616">
                <text:p>46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350">
                <text:p>10350</text:p>
              </table:table-cell>
              <table:table-cell office:value-type="float" office:value="3355">
                <text:p>3355</text:p>
              </table:table-cell>
              <table:table-cell office:value-type="float" office:value="2111">
                <text:p>2111</text:p>
              </table:table-cell>
              <table:table-cell office:value-type="float" office:value="4672">
                <text:p>46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22">
                <text:p>9922</text:p>
              </table:table-cell>
              <table:table-cell office:value-type="float" office:value="3729">
                <text:p>3729</text:p>
              </table:table-cell>
              <table:table-cell office:value-type="float" office:value="2103">
                <text:p>2103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461">
                <text:p>8461</text:p>
              </table:table-cell>
              <table:table-cell office:value-type="float" office:value="3615">
                <text:p>3615</text:p>
              </table:table-cell>
              <table:table-cell office:value-type="float" office:value="2139">
                <text:p>2139</text:p>
              </table:table-cell>
              <table:table-cell office:value-type="float" office:value="4445">
                <text:p>44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128">
                <text:p>9128</text:p>
              </table:table-cell>
              <table:table-cell office:value-type="float" office:value="3209">
                <text:p>3209</text:p>
              </table:table-cell>
              <table:table-cell office:value-type="float" office:value="2159">
                <text:p>2159</text:p>
              </table:table-cell>
              <table:table-cell office:value-type="float" office:value="4449">
                <text:p>44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09">
                <text:p>10109</text:p>
              </table:table-cell>
              <table:table-cell office:value-type="float" office:value="3160">
                <text:p>3160</text:p>
              </table:table-cell>
              <table:table-cell office:value-type="float" office:value="2211">
                <text:p>2211</text:p>
              </table:table-cell>
              <table:table-cell office:value-type="float" office:value="4401">
                <text:p>44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64cm" svg:y="0.172cm" chart:style-name="ch2">
          <text:p>50 nodes comparison: LS, VND, BVNS, TS
 niter=10, greedy, initial solution=group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greedy_init_group_memory_10_times4ave_1_maxs_10.0'.E1:'TESTBENCH_metaheu_ls_vnd_bvns_ts__niter_10_search_greedy_init_group_memory_10_times4ave_1_maxs_10.0'.E101 'TESTBENCH_metaheu_ls_vnd_bvns_ts__niter_10_search_greedy_init_group_memory_10_times4ave_1_maxs_10.0'.H1:'TESTBENCH_metaheu_ls_vnd_bvns_ts__niter_10_search_greedy_init_group_memory_10_times4ave_1_maxs_10.0'.H101 'TESTBENCH_metaheu_ls_vnd_bvns_ts__niter_10_search_greedy_init_group_memory_10_times4ave_1_maxs_10.0'.K1:'TESTBENCH_metaheu_ls_vnd_bvns_ts__niter_10_search_greedy_init_group_memory_10_times4ave_1_maxs_10.0'.K101 'TESTBENCH_metaheu_ls_vnd_bvns_ts__niter_10_search_greedy_init_group_memory_10_times4ave_1_maxs_10.0'.N1:'TESTBENCH_metaheu_ls_vnd_bvns_ts__niter_10_search_greedy_init_group_memory_10_times4ave_1_maxs_10.0'.N101" chart:data-source-has-labels="row" svg:x="0.59cm" svg:y="1.751cm" svg:width="34.412cm" svg:height="6.408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group_memory_10_times4ave_1_maxs_10.0'.E2:'TESTBENCH_metaheu_ls_vnd_bvns_ts__niter_10_search_greedy_init_group_memory_10_times4ave_1_maxs_10.0'.E101" chart:label-cell-address="'TESTBENCH_metaheu_ls_vnd_bvns_ts__niter_10_search_greedy_init_group_memory_10_times4ave_1_maxs_10.0'.E1:'TESTBENCH_metaheu_ls_vnd_bvns_ts__niter_10_search_greedy_init_group_memory_10_times4ave_1_maxs_10.0'.E1" chart:class="chart:line">
            <chart:data-point chart:repeated="100"/>
          </chart:series>
          <chart:series chart:style-name="ch8" chart:values-cell-range-address="'TESTBENCH_metaheu_ls_vnd_bvns_ts__niter_10_search_greedy_init_group_memory_10_times4ave_1_maxs_10.0'.H2:'TESTBENCH_metaheu_ls_vnd_bvns_ts__niter_10_search_greedy_init_group_memory_10_times4ave_1_maxs_10.0'.H101" chart:label-cell-address="'TESTBENCH_metaheu_ls_vnd_bvns_ts__niter_10_search_greedy_init_group_memory_10_times4ave_1_maxs_10.0'.H1:'TESTBENCH_metaheu_ls_vnd_bvns_ts__niter_10_search_greedy_init_group_memory_10_times4ave_1_maxs_10.0'.H1" chart:class="chart:line">
            <chart:data-point chart:repeated="100"/>
          </chart:series>
          <chart:series chart:style-name="ch9" chart:values-cell-range-address="'TESTBENCH_metaheu_ls_vnd_bvns_ts__niter_10_search_greedy_init_group_memory_10_times4ave_1_maxs_10.0'.K2:'TESTBENCH_metaheu_ls_vnd_bvns_ts__niter_10_search_greedy_init_group_memory_10_times4ave_1_maxs_10.0'.K101" chart:label-cell-address="'TESTBENCH_metaheu_ls_vnd_bvns_ts__niter_10_search_greedy_init_group_memory_10_times4ave_1_maxs_10.0'.K1:'TESTBENCH_metaheu_ls_vnd_bvns_ts__niter_10_search_greedy_init_group_memory_10_times4ave_1_maxs_10.0'.K1" chart:class="chart:line">
            <chart:data-point chart:repeated="100"/>
          </chart:series>
          <chart:series chart:style-name="ch10" chart:values-cell-range-address="'TESTBENCH_metaheu_ls_vnd_bvns_ts__niter_10_search_greedy_init_group_memory_10_times4ave_1_maxs_10.0'.N2:'TESTBENCH_metaheu_ls_vnd_bvns_ts__niter_10_search_greedy_init_group_memory_10_times4ave_1_maxs_10.0'.N101" chart:label-cell-address="'TESTBENCH_metaheu_ls_vnd_bvns_ts__niter_10_search_greedy_init_group_memory_10_times4ave_1_maxs_10.0'.N1:'TESTBENCH_metaheu_ls_vnd_bvns_ts__niter_10_search_greedy_init_group_memory_10_times4ave_1_maxs_10.0'.N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best_cost</text:p>
                <draw:g>
                  <svg:desc>'TESTBENCH_metaheu_ls_vnd_bvns_ts__niter_10_search_greedy_init_group_memory_10_times4ave_1_maxs_10.0'.E1:'TESTBENCH_metaheu_ls_vnd_bvns_ts__niter_10_search_greedy_init_group_memory_10_times4ave_1_maxs_10.0'.E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greedy_init_group_memory_10_times4ave_1_maxs_10.0'.H1:'TESTBENCH_metaheu_ls_vnd_bvns_ts__niter_10_search_greedy_init_group_memory_10_times4ave_1_maxs_10.0'.H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greedy_init_group_memory_10_times4ave_1_maxs_10.0'.K1:'TESTBENCH_metaheu_ls_vnd_bvns_ts__niter_10_search_greedy_init_group_memory_10_times4ave_1_maxs_10.0'.K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greedy_init_group_memory_10_times4ave_1_maxs_10.0'.N1:'TESTBENCH_metaheu_ls_vnd_bvns_ts__niter_10_search_greedy_init_group_memory_10_times4ave_1_maxs_10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02">
                <text:p>5602</text:p>
                <draw:g>
                  <svg:desc>'TESTBENCH_metaheu_ls_vnd_bvns_ts__niter_10_search_greedy_init_group_memory_10_times4ave_1_maxs_10.0'.E2:'TESTBENCH_metaheu_ls_vnd_bvns_ts__niter_10_search_greedy_init_group_memory_10_times4ave_1_maxs_10.0'.E101</svg:desc>
                </draw:g>
              </table:table-cell>
              <table:table-cell office:value-type="float" office:value="3967">
                <text:p>3967</text:p>
                <draw:g>
                  <svg:desc>'TESTBENCH_metaheu_ls_vnd_bvns_ts__niter_10_search_greedy_init_group_memory_10_times4ave_1_maxs_10.0'.H2:'TESTBENCH_metaheu_ls_vnd_bvns_ts__niter_10_search_greedy_init_group_memory_10_times4ave_1_maxs_10.0'.H101</svg:desc>
                </draw:g>
              </table:table-cell>
              <table:table-cell office:value-type="float" office:value="2218">
                <text:p>2218</text:p>
                <draw:g>
                  <svg:desc>'TESTBENCH_metaheu_ls_vnd_bvns_ts__niter_10_search_greedy_init_group_memory_10_times4ave_1_maxs_10.0'.K2:'TESTBENCH_metaheu_ls_vnd_bvns_ts__niter_10_search_greedy_init_group_memory_10_times4ave_1_maxs_10.0'.K101</svg:desc>
                </draw:g>
              </table:table-cell>
              <table:table-cell office:value-type="float" office:value="3341">
                <text:p>3341</text:p>
                <draw:g>
                  <svg:desc>'TESTBENCH_metaheu_ls_vnd_bvns_ts__niter_10_search_greedy_init_group_memory_10_times4ave_1_maxs_10.0'.N2:'TESTBENCH_metaheu_ls_vnd_bvns_ts__niter_10_search_greedy_init_group_memory_10_times4ave_1_maxs_10.0'.N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79">
                <text:p>4979</text:p>
              </table:table-cell>
              <table:table-cell office:value-type="float" office:value="3790">
                <text:p>3790</text:p>
              </table:table-cell>
              <table:table-cell office:value-type="float" office:value="1987">
                <text:p>1987</text:p>
              </table:table-cell>
              <table:table-cell office:value-type="float" office:value="3317">
                <text:p>33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86">
                <text:p>4986</text:p>
              </table:table-cell>
              <table:table-cell office:value-type="float" office:value="2830">
                <text:p>2830</text:p>
              </table:table-cell>
              <table:table-cell office:value-type="float" office:value="2209">
                <text:p>2209</text:p>
              </table:table-cell>
              <table:table-cell office:value-type="float" office:value="3357">
                <text:p>33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28">
                <text:p>4728</text:p>
              </table:table-cell>
              <table:table-cell office:value-type="float" office:value="2825">
                <text:p>2825</text:p>
              </table:table-cell>
              <table:table-cell office:value-type="float" office:value="2351">
                <text:p>2351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46">
                <text:p>4746</text:p>
              </table:table-cell>
              <table:table-cell office:value-type="float" office:value="3220">
                <text:p>3220</text:p>
              </table:table-cell>
              <table:table-cell office:value-type="float" office:value="2057">
                <text:p>2057</text:p>
              </table:table-cell>
              <table:table-cell office:value-type="float" office:value="3187">
                <text:p>31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77">
                <text:p>3877</text:p>
              </table:table-cell>
              <table:table-cell office:value-type="float" office:value="2752">
                <text:p>2752</text:p>
              </table:table-cell>
              <table:table-cell office:value-type="float" office:value="2257">
                <text:p>2257</text:p>
              </table:table-cell>
              <table:table-cell office:value-type="float" office:value="3375">
                <text:p>3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37">
                <text:p>4737</text:p>
              </table:table-cell>
              <table:table-cell office:value-type="float" office:value="3714">
                <text:p>3714</text:p>
              </table:table-cell>
              <table:table-cell office:value-type="float" office:value="2080">
                <text:p>2080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74">
                <text:p>4474</text:p>
              </table:table-cell>
              <table:table-cell office:value-type="float" office:value="3534">
                <text:p>3534</text:p>
              </table:table-cell>
              <table:table-cell office:value-type="float" office:value="2190">
                <text:p>2190</text:p>
              </table:table-cell>
              <table:table-cell office:value-type="float" office:value="3197">
                <text:p>31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09">
                <text:p>4809</text:p>
              </table:table-cell>
              <table:table-cell office:value-type="float" office:value="2802">
                <text:p>2802</text:p>
              </table:table-cell>
              <table:table-cell office:value-type="float" office:value="2047">
                <text:p>2047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31">
                <text:p>4731</text:p>
              </table:table-cell>
              <table:table-cell office:value-type="float" office:value="4071">
                <text:p>4071</text:p>
              </table:table-cell>
              <table:table-cell office:value-type="float" office:value="2138">
                <text:p>2138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90">
                <text:p>4490</text:p>
              </table:table-cell>
              <table:table-cell office:value-type="float" office:value="2747">
                <text:p>2747</text:p>
              </table:table-cell>
              <table:table-cell office:value-type="float" office:value="2071">
                <text:p>2071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85">
                <text:p>5085</text:p>
              </table:table-cell>
              <table:table-cell office:value-type="float" office:value="3079">
                <text:p>3079</text:p>
              </table:table-cell>
              <table:table-cell office:value-type="float" office:value="2026">
                <text:p>2026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57">
                <text:p>5357</text:p>
              </table:table-cell>
              <table:table-cell office:value-type="float" office:value="3746">
                <text:p>3746</text:p>
              </table:table-cell>
              <table:table-cell office:value-type="float" office:value="1841">
                <text:p>1841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42">
                <text:p>6042</text:p>
              </table:table-cell>
              <table:table-cell office:value-type="float" office:value="3353">
                <text:p>3353</text:p>
              </table:table-cell>
              <table:table-cell office:value-type="float" office:value="2092">
                <text:p>2092</text:p>
              </table:table-cell>
              <table:table-cell office:value-type="float" office:value="3677">
                <text:p>36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70">
                <text:p>5270</text:p>
              </table:table-cell>
              <table:table-cell office:value-type="float" office:value="3886">
                <text:p>3886</text:p>
              </table:table-cell>
              <table:table-cell office:value-type="float" office:value="2120">
                <text:p>2120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37">
                <text:p>5837</text:p>
              </table:table-cell>
              <table:table-cell office:value-type="float" office:value="3349">
                <text:p>3349</text:p>
              </table:table-cell>
              <table:table-cell office:value-type="float" office:value="2089">
                <text:p>2089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81">
                <text:p>4181</text:p>
              </table:table-cell>
              <table:table-cell office:value-type="float" office:value="3266">
                <text:p>3266</text:p>
              </table:table-cell>
              <table:table-cell office:value-type="float" office:value="2132">
                <text:p>2132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87">
                <text:p>5987</text:p>
              </table:table-cell>
              <table:table-cell office:value-type="float" office:value="4163">
                <text:p>4163</text:p>
              </table:table-cell>
              <table:table-cell office:value-type="float" office:value="2304">
                <text:p>2304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19">
                <text:p>5319</text:p>
              </table:table-cell>
              <table:table-cell office:value-type="float" office:value="4045">
                <text:p>4045</text:p>
              </table:table-cell>
              <table:table-cell office:value-type="float" office:value="2166">
                <text:p>2166</text:p>
              </table:table-cell>
              <table:table-cell office:value-type="float" office:value="3749">
                <text:p>37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18">
                <text:p>5018</text:p>
              </table:table-cell>
              <table:table-cell office:value-type="float" office:value="3257">
                <text:p>3257</text:p>
              </table:table-cell>
              <table:table-cell office:value-type="float" office:value="1971">
                <text:p>1971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36">
                <text:p>5336</text:p>
              </table:table-cell>
              <table:table-cell office:value-type="float" office:value="3271">
                <text:p>3271</text:p>
              </table:table-cell>
              <table:table-cell office:value-type="float" office:value="2017">
                <text:p>2017</text:p>
              </table:table-cell>
              <table:table-cell office:value-type="float" office:value="3263">
                <text:p>32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82">
                <text:p>5382</text:p>
              </table:table-cell>
              <table:table-cell office:value-type="float" office:value="3939">
                <text:p>3939</text:p>
              </table:table-cell>
              <table:table-cell office:value-type="float" office:value="2128">
                <text:p>2128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07">
                <text:p>5307</text:p>
              </table:table-cell>
              <table:table-cell office:value-type="float" office:value="3757">
                <text:p>3757</text:p>
              </table:table-cell>
              <table:table-cell office:value-type="float" office:value="2118">
                <text:p>2118</text:p>
              </table:table-cell>
              <table:table-cell office:value-type="float" office:value="3212">
                <text:p>32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60">
                <text:p>4160</text:p>
              </table:table-cell>
              <table:table-cell office:value-type="float" office:value="3210">
                <text:p>3210</text:p>
              </table:table-cell>
              <table:table-cell office:value-type="float" office:value="2021">
                <text:p>2021</text:p>
              </table:table-cell>
              <table:table-cell office:value-type="float" office:value="3233">
                <text:p>32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44">
                <text:p>5744</text:p>
              </table:table-cell>
              <table:table-cell office:value-type="float" office:value="2984">
                <text:p>2984</text:p>
              </table:table-cell>
              <table:table-cell office:value-type="float" office:value="2129">
                <text:p>2129</text:p>
              </table:table-cell>
              <table:table-cell office:value-type="float" office:value="3198">
                <text:p>31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55">
                <text:p>4755</text:p>
              </table:table-cell>
              <table:table-cell office:value-type="float" office:value="2798">
                <text:p>2798</text:p>
              </table:table-cell>
              <table:table-cell office:value-type="float" office:value="2289">
                <text:p>2289</text:p>
              </table:table-cell>
              <table:table-cell office:value-type="float" office:value="3541">
                <text:p>35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18">
                <text:p>5118</text:p>
              </table:table-cell>
              <table:table-cell office:value-type="float" office:value="4315">
                <text:p>4315</text:p>
              </table:table-cell>
              <table:table-cell office:value-type="float" office:value="2182">
                <text:p>2182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95">
                <text:p>5195</text:p>
              </table:table-cell>
              <table:table-cell office:value-type="float" office:value="4157">
                <text:p>4157</text:p>
              </table:table-cell>
              <table:table-cell office:value-type="float" office:value="2140">
                <text:p>2140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99">
                <text:p>6099</text:p>
              </table:table-cell>
              <table:table-cell office:value-type="float" office:value="3664">
                <text:p>3664</text:p>
              </table:table-cell>
              <table:table-cell office:value-type="float" office:value="2007">
                <text:p>2007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19">
                <text:p>4819</text:p>
              </table:table-cell>
              <table:table-cell office:value-type="float" office:value="3171">
                <text:p>3171</text:p>
              </table:table-cell>
              <table:table-cell office:value-type="float" office:value="2117">
                <text:p>2117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43">
                <text:p>5243</text:p>
              </table:table-cell>
              <table:table-cell office:value-type="float" office:value="2982">
                <text:p>2982</text:p>
              </table:table-cell>
              <table:table-cell office:value-type="float" office:value="2034">
                <text:p>2034</text:p>
              </table:table-cell>
              <table:table-cell office:value-type="float" office:value="3393">
                <text:p>33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25">
                <text:p>4725</text:p>
              </table:table-cell>
              <table:table-cell office:value-type="float" office:value="3168">
                <text:p>3168</text:p>
              </table:table-cell>
              <table:table-cell office:value-type="float" office:value="2039">
                <text:p>2039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656">
                <text:p>5656</text:p>
              </table:table-cell>
              <table:table-cell office:value-type="float" office:value="3543">
                <text:p>3543</text:p>
              </table:table-cell>
              <table:table-cell office:value-type="float" office:value="2114">
                <text:p>2114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16">
                <text:p>5516</text:p>
              </table:table-cell>
              <table:table-cell office:value-type="float" office:value="3127">
                <text:p>3127</text:p>
              </table:table-cell>
              <table:table-cell office:value-type="float" office:value="2196">
                <text:p>2196</text:p>
              </table:table-cell>
              <table:table-cell office:value-type="float" office:value="3335">
                <text:p>33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56">
                <text:p>4456</text:p>
              </table:table-cell>
              <table:table-cell office:value-type="float" office:value="2862">
                <text:p>2862</text:p>
              </table:table-cell>
              <table:table-cell office:value-type="float" office:value="2138">
                <text:p>2138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49">
                <text:p>5249</text:p>
              </table:table-cell>
              <table:table-cell office:value-type="float" office:value="3304">
                <text:p>3304</text:p>
              </table:table-cell>
              <table:table-cell office:value-type="float" office:value="2251">
                <text:p>2251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75">
                <text:p>4775</text:p>
              </table:table-cell>
              <table:table-cell office:value-type="float" office:value="2780">
                <text:p>2780</text:p>
              </table:table-cell>
              <table:table-cell office:value-type="float" office:value="1985">
                <text:p>1985</text:p>
              </table:table-cell>
              <table:table-cell office:value-type="float" office:value="3187">
                <text:p>31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48">
                <text:p>5148</text:p>
              </table:table-cell>
              <table:table-cell office:value-type="float" office:value="3105">
                <text:p>3105</text:p>
              </table:table-cell>
              <table:table-cell office:value-type="float" office:value="1985">
                <text:p>1985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570">
                <text:p>5570</text:p>
              </table:table-cell>
              <table:table-cell office:value-type="float" office:value="3227">
                <text:p>3227</text:p>
              </table:table-cell>
              <table:table-cell office:value-type="float" office:value="2346">
                <text:p>2346</text:p>
              </table:table-cell>
              <table:table-cell office:value-type="float" office:value="3359">
                <text:p>33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30">
                <text:p>4830</text:p>
              </table:table-cell>
              <table:table-cell office:value-type="float" office:value="2828">
                <text:p>2828</text:p>
              </table:table-cell>
              <table:table-cell office:value-type="float" office:value="2295">
                <text:p>2295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66">
                <text:p>5466</text:p>
              </table:table-cell>
              <table:table-cell office:value-type="float" office:value="3101">
                <text:p>3101</text:p>
              </table:table-cell>
              <table:table-cell office:value-type="float" office:value="2108">
                <text:p>2108</text:p>
              </table:table-cell>
              <table:table-cell office:value-type="float" office:value="3653">
                <text:p>36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51">
                <text:p>5451</text:p>
              </table:table-cell>
              <table:table-cell office:value-type="float" office:value="2663">
                <text:p>2663</text:p>
              </table:table-cell>
              <table:table-cell office:value-type="float" office:value="2084">
                <text:p>2084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96">
                <text:p>4496</text:p>
              </table:table-cell>
              <table:table-cell office:value-type="float" office:value="3268">
                <text:p>3268</text:p>
              </table:table-cell>
              <table:table-cell office:value-type="float" office:value="2055">
                <text:p>2055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43">
                <text:p>4243</text:p>
              </table:table-cell>
              <table:table-cell office:value-type="float" office:value="3240">
                <text:p>3240</text:p>
              </table:table-cell>
              <table:table-cell office:value-type="float" office:value="2089">
                <text:p>2089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55">
                <text:p>4855</text:p>
              </table:table-cell>
              <table:table-cell office:value-type="float" office:value="3397">
                <text:p>3397</text:p>
              </table:table-cell>
              <table:table-cell office:value-type="float" office:value="2310">
                <text:p>2310</text:p>
              </table:table-cell>
              <table:table-cell office:value-type="float" office:value="3088">
                <text:p>30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62">
                <text:p>5362</text:p>
              </table:table-cell>
              <table:table-cell office:value-type="float" office:value="3999">
                <text:p>3999</text:p>
              </table:table-cell>
              <table:table-cell office:value-type="float" office:value="2021">
                <text:p>2021</text:p>
              </table:table-cell>
              <table:table-cell office:value-type="float" office:value="3029">
                <text:p>30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99">
                <text:p>4599</text:p>
              </table:table-cell>
              <table:table-cell office:value-type="float" office:value="3117">
                <text:p>3117</text:p>
              </table:table-cell>
              <table:table-cell office:value-type="float" office:value="2108">
                <text:p>2108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78">
                <text:p>4878</text:p>
              </table:table-cell>
              <table:table-cell office:value-type="float" office:value="3318">
                <text:p>3318</text:p>
              </table:table-cell>
              <table:table-cell office:value-type="float" office:value="1849">
                <text:p>1849</text:p>
              </table:table-cell>
              <table:table-cell office:value-type="float" office:value="3678">
                <text:p>36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26">
                <text:p>4426</text:p>
              </table:table-cell>
              <table:table-cell office:value-type="float" office:value="3242">
                <text:p>3242</text:p>
              </table:table-cell>
              <table:table-cell office:value-type="float" office:value="2292">
                <text:p>2292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72">
                <text:p>4472</text:p>
              </table:table-cell>
              <table:table-cell office:value-type="float" office:value="3033">
                <text:p>3033</text:p>
              </table:table-cell>
              <table:table-cell office:value-type="float" office:value="2249">
                <text:p>2249</text:p>
              </table:table-cell>
              <table:table-cell office:value-type="float" office:value="3260">
                <text:p>32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81">
                <text:p>5981</text:p>
              </table:table-cell>
              <table:table-cell office:value-type="float" office:value="3826">
                <text:p>3826</text:p>
              </table:table-cell>
              <table:table-cell office:value-type="float" office:value="2283">
                <text:p>2283</text:p>
              </table:table-cell>
              <table:table-cell office:value-type="float" office:value="3657">
                <text:p>36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15">
                <text:p>5115</text:p>
              </table:table-cell>
              <table:table-cell office:value-type="float" office:value="3032">
                <text:p>3032</text:p>
              </table:table-cell>
              <table:table-cell office:value-type="float" office:value="2261">
                <text:p>2261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94">
                <text:p>4294</text:p>
              </table:table-cell>
              <table:table-cell office:value-type="float" office:value="3313">
                <text:p>3313</text:p>
              </table:table-cell>
              <table:table-cell office:value-type="float" office:value="2042">
                <text:p>2042</text:p>
              </table:table-cell>
              <table:table-cell office:value-type="float" office:value="3362">
                <text:p>33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91">
                <text:p>4491</text:p>
              </table:table-cell>
              <table:table-cell office:value-type="float" office:value="3131">
                <text:p>3131</text:p>
              </table:table-cell>
              <table:table-cell office:value-type="float" office:value="2153">
                <text:p>2153</text:p>
              </table:table-cell>
              <table:table-cell office:value-type="float" office:value="3337">
                <text:p>33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627">
                <text:p>4627</text:p>
              </table:table-cell>
              <table:table-cell office:value-type="float" office:value="2555">
                <text:p>2555</text:p>
              </table:table-cell>
              <table:table-cell office:value-type="float" office:value="2077">
                <text:p>2077</text:p>
              </table:table-cell>
              <table:table-cell office:value-type="float" office:value="3114">
                <text:p>31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340">
                <text:p>5340</text:p>
              </table:table-cell>
              <table:table-cell office:value-type="float" office:value="3182">
                <text:p>3182</text:p>
              </table:table-cell>
              <table:table-cell office:value-type="float" office:value="2118">
                <text:p>2118</text:p>
              </table:table-cell>
              <table:table-cell office:value-type="float" office:value="3439">
                <text:p>34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2">
                <text:p>5702</text:p>
              </table:table-cell>
              <table:table-cell office:value-type="float" office:value="3122">
                <text:p>3122</text:p>
              </table:table-cell>
              <table:table-cell office:value-type="float" office:value="2035">
                <text:p>2035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803">
                <text:p>4803</text:p>
              </table:table-cell>
              <table:table-cell office:value-type="float" office:value="2983">
                <text:p>2983</text:p>
              </table:table-cell>
              <table:table-cell office:value-type="float" office:value="2036">
                <text:p>2036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62">
                <text:p>4462</text:p>
              </table:table-cell>
              <table:table-cell office:value-type="float" office:value="3795">
                <text:p>3795</text:p>
              </table:table-cell>
              <table:table-cell office:value-type="float" office:value="2238">
                <text:p>2238</text:p>
              </table:table-cell>
              <table:table-cell office:value-type="float" office:value="3736">
                <text:p>37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45">
                <text:p>4845</text:p>
              </table:table-cell>
              <table:table-cell office:value-type="float" office:value="3653">
                <text:p>3653</text:p>
              </table:table-cell>
              <table:table-cell office:value-type="float" office:value="2116">
                <text:p>2116</text:p>
              </table:table-cell>
              <table:table-cell office:value-type="float" office:value="3132">
                <text:p>31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705">
                <text:p>4705</text:p>
              </table:table-cell>
              <table:table-cell office:value-type="float" office:value="3504">
                <text:p>3504</text:p>
              </table:table-cell>
              <table:table-cell office:value-type="float" office:value="1940">
                <text:p>1940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55">
                <text:p>4955</text:p>
              </table:table-cell>
              <table:table-cell office:value-type="float" office:value="4126">
                <text:p>4126</text:p>
              </table:table-cell>
              <table:table-cell office:value-type="float" office:value="2159">
                <text:p>2159</text:p>
              </table:table-cell>
              <table:table-cell office:value-type="float" office:value="3426">
                <text:p>34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23">
                <text:p>5923</text:p>
              </table:table-cell>
              <table:table-cell office:value-type="float" office:value="3484">
                <text:p>3484</text:p>
              </table:table-cell>
              <table:table-cell office:value-type="float" office:value="2235">
                <text:p>2235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36">
                <text:p>4836</text:p>
              </table:table-cell>
              <table:table-cell office:value-type="float" office:value="2894">
                <text:p>2894</text:p>
              </table:table-cell>
              <table:table-cell office:value-type="float" office:value="2097">
                <text:p>2097</text:p>
              </table:table-cell>
              <table:table-cell office:value-type="float" office:value="3299">
                <text:p>32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75">
                <text:p>5975</text:p>
              </table:table-cell>
              <table:table-cell office:value-type="float" office:value="3634">
                <text:p>3634</text:p>
              </table:table-cell>
              <table:table-cell office:value-type="float" office:value="2154">
                <text:p>2154</text:p>
              </table:table-cell>
              <table:table-cell office:value-type="float" office:value="2774">
                <text:p>27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447">
                <text:p>5447</text:p>
              </table:table-cell>
              <table:table-cell office:value-type="float" office:value="3213">
                <text:p>3213</text:p>
              </table:table-cell>
              <table:table-cell office:value-type="float" office:value="2195">
                <text:p>2195</text:p>
              </table:table-cell>
              <table:table-cell office:value-type="float" office:value="3246">
                <text:p>32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465">
                <text:p>6465</text:p>
              </table:table-cell>
              <table:table-cell office:value-type="float" office:value="3502">
                <text:p>3502</text:p>
              </table:table-cell>
              <table:table-cell office:value-type="float" office:value="2164">
                <text:p>2164</text:p>
              </table:table-cell>
              <table:table-cell office:value-type="float" office:value="3359">
                <text:p>33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822">
                <text:p>4822</text:p>
              </table:table-cell>
              <table:table-cell office:value-type="float" office:value="2967">
                <text:p>2967</text:p>
              </table:table-cell>
              <table:table-cell office:value-type="float" office:value="2068">
                <text:p>2068</text:p>
              </table:table-cell>
              <table:table-cell office:value-type="float" office:value="3238">
                <text:p>32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12">
                <text:p>5512</text:p>
              </table:table-cell>
              <table:table-cell office:value-type="float" office:value="3653">
                <text:p>3653</text:p>
              </table:table-cell>
              <table:table-cell office:value-type="float" office:value="2185">
                <text:p>2185</text:p>
              </table:table-cell>
              <table:table-cell office:value-type="float" office:value="3206">
                <text:p>32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57">
                <text:p>4357</text:p>
              </table:table-cell>
              <table:table-cell office:value-type="float" office:value="3788">
                <text:p>3788</text:p>
              </table:table-cell>
              <table:table-cell office:value-type="float" office:value="2082">
                <text:p>2082</text:p>
              </table:table-cell>
              <table:table-cell office:value-type="float" office:value="3058">
                <text:p>30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421">
                <text:p>5421</text:p>
              </table:table-cell>
              <table:table-cell office:value-type="float" office:value="3052">
                <text:p>3052</text:p>
              </table:table-cell>
              <table:table-cell office:value-type="float" office:value="2161">
                <text:p>2161</text:p>
              </table:table-cell>
              <table:table-cell office:value-type="float" office:value="3649">
                <text:p>36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684">
                <text:p>5684</text:p>
              </table:table-cell>
              <table:table-cell office:value-type="float" office:value="3881">
                <text:p>3881</text:p>
              </table:table-cell>
              <table:table-cell office:value-type="float" office:value="2152">
                <text:p>2152</text:p>
              </table:table-cell>
              <table:table-cell office:value-type="float" office:value="3336">
                <text:p>33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13">
                <text:p>4613</text:p>
              </table:table-cell>
              <table:table-cell office:value-type="float" office:value="3893">
                <text:p>3893</text:p>
              </table:table-cell>
              <table:table-cell office:value-type="float" office:value="2278">
                <text:p>2278</text:p>
              </table:table-cell>
              <table:table-cell office:value-type="float" office:value="3336">
                <text:p>33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046">
                <text:p>5046</text:p>
              </table:table-cell>
              <table:table-cell office:value-type="float" office:value="3318">
                <text:p>3318</text:p>
              </table:table-cell>
              <table:table-cell office:value-type="float" office:value="2105">
                <text:p>2105</text:p>
              </table:table-cell>
              <table:table-cell office:value-type="float" office:value="3797">
                <text:p>37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57">
                <text:p>5657</text:p>
              </table:table-cell>
              <table:table-cell office:value-type="float" office:value="3204">
                <text:p>3204</text:p>
              </table:table-cell>
              <table:table-cell office:value-type="float" office:value="2094">
                <text:p>2094</text:p>
              </table:table-cell>
              <table:table-cell office:value-type="float" office:value="3611">
                <text:p>36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109">
                <text:p>5109</text:p>
              </table:table-cell>
              <table:table-cell office:value-type="float" office:value="2977">
                <text:p>2977</text:p>
              </table:table-cell>
              <table:table-cell office:value-type="float" office:value="1998">
                <text:p>1998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791">
                <text:p>4791</text:p>
              </table:table-cell>
              <table:table-cell office:value-type="float" office:value="3211">
                <text:p>3211</text:p>
              </table:table-cell>
              <table:table-cell office:value-type="float" office:value="2024">
                <text:p>2024</text:p>
              </table:table-cell>
              <table:table-cell office:value-type="float" office:value="3276">
                <text:p>32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882">
                <text:p>4882</text:p>
              </table:table-cell>
              <table:table-cell office:value-type="float" office:value="3620">
                <text:p>3620</text:p>
              </table:table-cell>
              <table:table-cell office:value-type="float" office:value="2221">
                <text:p>2221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42">
                <text:p>4942</text:p>
              </table:table-cell>
              <table:table-cell office:value-type="float" office:value="3586">
                <text:p>3586</text:p>
              </table:table-cell>
              <table:table-cell office:value-type="float" office:value="2142">
                <text:p>2142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882">
                <text:p>4882</text:p>
              </table:table-cell>
              <table:table-cell office:value-type="float" office:value="3428">
                <text:p>3428</text:p>
              </table:table-cell>
              <table:table-cell office:value-type="float" office:value="2224">
                <text:p>2224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33">
                <text:p>6033</text:p>
              </table:table-cell>
              <table:table-cell office:value-type="float" office:value="2902">
                <text:p>2902</text:p>
              </table:table-cell>
              <table:table-cell office:value-type="float" office:value="1952">
                <text:p>1952</text:p>
              </table:table-cell>
              <table:table-cell office:value-type="float" office:value="3161">
                <text:p>31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13">
                <text:p>5113</text:p>
              </table:table-cell>
              <table:table-cell office:value-type="float" office:value="2880">
                <text:p>2880</text:p>
              </table:table-cell>
              <table:table-cell office:value-type="float" office:value="2055">
                <text:p>2055</text:p>
              </table:table-cell>
              <table:table-cell office:value-type="float" office:value="3365">
                <text:p>33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67">
                <text:p>4067</text:p>
              </table:table-cell>
              <table:table-cell office:value-type="float" office:value="3676">
                <text:p>3676</text:p>
              </table:table-cell>
              <table:table-cell office:value-type="float" office:value="2021">
                <text:p>2021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799">
                <text:p>4799</text:p>
              </table:table-cell>
              <table:table-cell office:value-type="float" office:value="3351">
                <text:p>3351</text:p>
              </table:table-cell>
              <table:table-cell office:value-type="float" office:value="2229">
                <text:p>2229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078">
                <text:p>5078</text:p>
              </table:table-cell>
              <table:table-cell office:value-type="float" office:value="2956">
                <text:p>2956</text:p>
              </table:table-cell>
              <table:table-cell office:value-type="float" office:value="2503">
                <text:p>2503</text:p>
              </table:table-cell>
              <table:table-cell office:value-type="float" office:value="3650">
                <text:p>36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38">
                <text:p>4438</text:p>
              </table:table-cell>
              <table:table-cell office:value-type="float" office:value="2981">
                <text:p>2981</text:p>
              </table:table-cell>
              <table:table-cell office:value-type="float" office:value="2228">
                <text:p>2228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960">
                <text:p>4960</text:p>
              </table:table-cell>
              <table:table-cell office:value-type="float" office:value="2901">
                <text:p>2901</text:p>
              </table:table-cell>
              <table:table-cell office:value-type="float" office:value="2019">
                <text:p>2019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57">
                <text:p>4957</text:p>
              </table:table-cell>
              <table:table-cell office:value-type="float" office:value="3029">
                <text:p>3029</text:p>
              </table:table-cell>
              <table:table-cell office:value-type="float" office:value="2227">
                <text:p>2227</text:p>
              </table:table-cell>
              <table:table-cell office:value-type="float" office:value="3278">
                <text:p>32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576">
                <text:p>5576</text:p>
              </table:table-cell>
              <table:table-cell office:value-type="float" office:value="3267">
                <text:p>3267</text:p>
              </table:table-cell>
              <table:table-cell office:value-type="float" office:value="2252">
                <text:p>2252</text:p>
              </table:table-cell>
              <table:table-cell office:value-type="float" office:value="3635">
                <text:p>36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26">
                <text:p>5826</text:p>
              </table:table-cell>
              <table:table-cell office:value-type="float" office:value="3308">
                <text:p>3308</text:p>
              </table:table-cell>
              <table:table-cell office:value-type="float" office:value="2099">
                <text:p>2099</text:p>
              </table:table-cell>
              <table:table-cell office:value-type="float" office:value="3317">
                <text:p>33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362">
                <text:p>5362</text:p>
              </table:table-cell>
              <table:table-cell office:value-type="float" office:value="2856">
                <text:p>2856</text:p>
              </table:table-cell>
              <table:table-cell office:value-type="float" office:value="2093">
                <text:p>2093</text:p>
              </table:table-cell>
              <table:table-cell office:value-type="float" office:value="3214">
                <text:p>32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418">
                <text:p>5418</text:p>
              </table:table-cell>
              <table:table-cell office:value-type="float" office:value="3202">
                <text:p>3202</text:p>
              </table:table-cell>
              <table:table-cell office:value-type="float" office:value="2312">
                <text:p>2312</text:p>
              </table:table-cell>
              <table:table-cell office:value-type="float" office:value="3529">
                <text:p>35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22">
                <text:p>3922</text:p>
              </table:table-cell>
              <table:table-cell office:value-type="float" office:value="2864">
                <text:p>2864</text:p>
              </table:table-cell>
              <table:table-cell office:value-type="float" office:value="2145">
                <text:p>2145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59">
                <text:p>4959</text:p>
              </table:table-cell>
              <table:table-cell office:value-type="float" office:value="2874">
                <text:p>2874</text:p>
              </table:table-cell>
              <table:table-cell office:value-type="float" office:value="2102">
                <text:p>2102</text:p>
              </table:table-cell>
              <table:table-cell office:value-type="float" office:value="3499">
                <text:p>34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14">
                <text:p>4714</text:p>
              </table:table-cell>
              <table:table-cell office:value-type="float" office:value="3061">
                <text:p>3061</text:p>
              </table:table-cell>
              <table:table-cell office:value-type="float" office:value="2019">
                <text:p>2019</text:p>
              </table:table-cell>
              <table:table-cell office:value-type="float" office:value="3597">
                <text:p>35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676">
                <text:p>4676</text:p>
              </table:table-cell>
              <table:table-cell office:value-type="float" office:value="3700">
                <text:p>3700</text:p>
              </table:table-cell>
              <table:table-cell office:value-type="float" office:value="2146">
                <text:p>2146</text:p>
              </table:table-cell>
              <table:table-cell office:value-type="float" office:value="3088">
                <text:p>30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687">
                <text:p>5687</text:p>
              </table:table-cell>
              <table:table-cell office:value-type="float" office:value="3295">
                <text:p>3295</text:p>
              </table:table-cell>
              <table:table-cell office:value-type="float" office:value="2126">
                <text:p>2126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65">
                <text:p>5265</text:p>
              </table:table-cell>
              <table:table-cell office:value-type="float" office:value="2965">
                <text:p>2965</text:p>
              </table:table-cell>
              <table:table-cell office:value-type="float" office:value="2113">
                <text:p>211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854">
                <text:p>4854</text:p>
              </table:table-cell>
              <table:table-cell office:value-type="float" office:value="3243">
                <text:p>3243</text:p>
              </table:table-cell>
              <table:table-cell office:value-type="float" office:value="2260">
                <text:p>2260</text:p>
              </table:table-cell>
              <table:table-cell office:value-type="float" office:value="3534">
                <text:p>35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82">
                <text:p>4982</text:p>
              </table:table-cell>
              <table:table-cell office:value-type="float" office:value="3483">
                <text:p>3483</text:p>
              </table:table-cell>
              <table:table-cell office:value-type="float" office:value="2160">
                <text:p>2160</text:p>
              </table:table-cell>
              <table:table-cell office:value-type="float" office:value="3172">
                <text:p>31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67cm" svg:y="0.172cm" chart:style-name="ch2">
          <text:p>50 nodes comparison: LS, VND, BVNS, TS
 niter=10, anxious, initial solution=random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random_memory_10_times4ave_1_maxs_10.0'.E1:'TESTBENCH_metaheu_ls_vnd_bvns_ts__niter_10_search_anxious_init_random_memory_10_times4ave_1_maxs_10.0'.E101 'TESTBENCH_metaheu_ls_vnd_bvns_ts__niter_10_search_anxious_init_random_memory_10_times4ave_1_maxs_10.0'.H1:'TESTBENCH_metaheu_ls_vnd_bvns_ts__niter_10_search_anxious_init_random_memory_10_times4ave_1_maxs_10.0'.H101 'TESTBENCH_metaheu_ls_vnd_bvns_ts__niter_10_search_anxious_init_random_memory_10_times4ave_1_maxs_10.0'.K1:'TESTBENCH_metaheu_ls_vnd_bvns_ts__niter_10_search_anxious_init_random_memory_10_times4ave_1_maxs_10.0'.K101 'TESTBENCH_metaheu_ls_vnd_bvns_ts__niter_10_search_anxious_init_random_memory_10_times4ave_1_maxs_10.0'.N1:'TESTBENCH_metaheu_ls_vnd_bvns_ts__niter_10_search_anxious_init_random_memory_10_times4ave_1_maxs_10.0'.N101" chart:data-source-has-labels="row" svg:x="0.405cm" svg:y="1.751cm" svg:width="34.597cm" svg:height="6.408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random_memory_10_times4ave_1_maxs_10.0'.E2:'TESTBENCH_metaheu_ls_vnd_bvns_ts__niter_10_search_anxious_init_random_memory_10_times4ave_1_maxs_10.0'.E101" chart:label-cell-address="'TESTBENCH_metaheu_ls_vnd_bvns_ts__niter_10_search_anxious_init_random_memory_10_times4ave_1_maxs_10.0'.E1:'TESTBENCH_metaheu_ls_vnd_bvns_ts__niter_10_search_anxious_init_random_memory_10_times4ave_1_maxs_10.0'.E1" chart:class="chart:line">
            <chart:data-point chart:repeated="100"/>
          </chart:series>
          <chart:series chart:style-name="ch8" chart:values-cell-range-address="'TESTBENCH_metaheu_ls_vnd_bvns_ts__niter_10_search_anxious_init_random_memory_10_times4ave_1_maxs_10.0'.H2:'TESTBENCH_metaheu_ls_vnd_bvns_ts__niter_10_search_anxious_init_random_memory_10_times4ave_1_maxs_10.0'.H101" chart:label-cell-address="'TESTBENCH_metaheu_ls_vnd_bvns_ts__niter_10_search_anxious_init_random_memory_10_times4ave_1_maxs_10.0'.H1:'TESTBENCH_metaheu_ls_vnd_bvns_ts__niter_10_search_anxious_init_random_memory_10_times4ave_1_maxs_10.0'.H1" chart:class="chart:line">
            <chart:data-point chart:repeated="100"/>
          </chart:series>
          <chart:series chart:style-name="ch9" chart:values-cell-range-address="'TESTBENCH_metaheu_ls_vnd_bvns_ts__niter_10_search_anxious_init_random_memory_10_times4ave_1_maxs_10.0'.K2:'TESTBENCH_metaheu_ls_vnd_bvns_ts__niter_10_search_anxious_init_random_memory_10_times4ave_1_maxs_10.0'.K101" chart:label-cell-address="'TESTBENCH_metaheu_ls_vnd_bvns_ts__niter_10_search_anxious_init_random_memory_10_times4ave_1_maxs_10.0'.K1:'TESTBENCH_metaheu_ls_vnd_bvns_ts__niter_10_search_anxious_init_random_memory_10_times4ave_1_maxs_10.0'.K1" chart:class="chart:line">
            <chart:data-point chart:repeated="100"/>
          </chart:series>
          <chart:series chart:style-name="ch10" chart:values-cell-range-address="'TESTBENCH_metaheu_ls_vnd_bvns_ts__niter_10_search_anxious_init_random_memory_10_times4ave_1_maxs_10.0'.N2:'TESTBENCH_metaheu_ls_vnd_bvns_ts__niter_10_search_anxious_init_random_memory_10_times4ave_1_maxs_10.0'.N101" chart:label-cell-address="'TESTBENCH_metaheu_ls_vnd_bvns_ts__niter_10_search_anxious_init_random_memory_10_times4ave_1_maxs_10.0'.N1:'TESTBENCH_metaheu_ls_vnd_bvns_ts__niter_10_search_anxious_init_random_memory_10_times4ave_1_maxs_10.0'.N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best_cost</text:p>
                <draw:g>
                  <svg:desc>'TESTBENCH_metaheu_ls_vnd_bvns_ts__niter_10_search_anxious_init_random_memory_10_times4ave_1_maxs_10.0'.E1:'TESTBENCH_metaheu_ls_vnd_bvns_ts__niter_10_search_anxious_init_random_memory_10_times4ave_1_maxs_10.0'.E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anxious_init_random_memory_10_times4ave_1_maxs_10.0'.H1:'TESTBENCH_metaheu_ls_vnd_bvns_ts__niter_10_search_anxious_init_random_memory_10_times4ave_1_maxs_10.0'.H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anxious_init_random_memory_10_times4ave_1_maxs_10.0'.K1:'TESTBENCH_metaheu_ls_vnd_bvns_ts__niter_10_search_anxious_init_random_memory_10_times4ave_1_maxs_10.0'.K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anxious_init_random_memory_10_times4ave_1_maxs_10.0'.N1:'TESTBENCH_metaheu_ls_vnd_bvns_ts__niter_10_search_anxious_init_random_memory_10_times4ave_1_maxs_10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22">
                <text:p>7722</text:p>
                <draw:g>
                  <svg:desc>'TESTBENCH_metaheu_ls_vnd_bvns_ts__niter_10_search_anxious_init_random_memory_10_times4ave_1_maxs_10.0'.E2:'TESTBENCH_metaheu_ls_vnd_bvns_ts__niter_10_search_anxious_init_random_memory_10_times4ave_1_maxs_10.0'.E101</svg:desc>
                </draw:g>
              </table:table-cell>
              <table:table-cell office:value-type="float" office:value="3764">
                <text:p>3764</text:p>
                <draw:g>
                  <svg:desc>'TESTBENCH_metaheu_ls_vnd_bvns_ts__niter_10_search_anxious_init_random_memory_10_times4ave_1_maxs_10.0'.H2:'TESTBENCH_metaheu_ls_vnd_bvns_ts__niter_10_search_anxious_init_random_memory_10_times4ave_1_maxs_10.0'.H101</svg:desc>
                </draw:g>
              </table:table-cell>
              <table:table-cell office:value-type="float" office:value="2125">
                <text:p>2125</text:p>
                <draw:g>
                  <svg:desc>'TESTBENCH_metaheu_ls_vnd_bvns_ts__niter_10_search_anxious_init_random_memory_10_times4ave_1_maxs_10.0'.K2:'TESTBENCH_metaheu_ls_vnd_bvns_ts__niter_10_search_anxious_init_random_memory_10_times4ave_1_maxs_10.0'.K101</svg:desc>
                </draw:g>
              </table:table-cell>
              <table:table-cell office:value-type="float" office:value="3605">
                <text:p>3605</text:p>
                <draw:g>
                  <svg:desc>'TESTBENCH_metaheu_ls_vnd_bvns_ts__niter_10_search_anxious_init_random_memory_10_times4ave_1_maxs_10.0'.N2:'TESTBENCH_metaheu_ls_vnd_bvns_ts__niter_10_search_anxious_init_random_memory_10_times4ave_1_maxs_10.0'.N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56">
                <text:p>8556</text:p>
              </table:table-cell>
              <table:table-cell office:value-type="float" office:value="3312">
                <text:p>3312</text:p>
              </table:table-cell>
              <table:table-cell office:value-type="float" office:value="2047">
                <text:p>2047</text:p>
              </table:table-cell>
              <table:table-cell office:value-type="float" office:value="4305">
                <text:p>43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66">
                <text:p>8466</text:p>
              </table:table-cell>
              <table:table-cell office:value-type="float" office:value="3940">
                <text:p>3940</text:p>
              </table:table-cell>
              <table:table-cell office:value-type="float" office:value="2234">
                <text:p>2234</text:p>
              </table:table-cell>
              <table:table-cell office:value-type="float" office:value="3822">
                <text:p>38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21">
                <text:p>9321</text:p>
              </table:table-cell>
              <table:table-cell office:value-type="float" office:value="3803">
                <text:p>3803</text:p>
              </table:table-cell>
              <table:table-cell office:value-type="float" office:value="2099">
                <text:p>2099</text:p>
              </table:table-cell>
              <table:table-cell office:value-type="float" office:value="4375">
                <text:p>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82">
                <text:p>7182</text:p>
              </table:table-cell>
              <table:table-cell office:value-type="float" office:value="3748">
                <text:p>3748</text:p>
              </table:table-cell>
              <table:table-cell office:value-type="float" office:value="2193">
                <text:p>2193</text:p>
              </table:table-cell>
              <table:table-cell office:value-type="float" office:value="4233">
                <text:p>42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76">
                <text:p>8776</text:p>
              </table:table-cell>
              <table:table-cell office:value-type="float" office:value="3190">
                <text:p>3190</text:p>
              </table:table-cell>
              <table:table-cell office:value-type="float" office:value="2206">
                <text:p>2206</text:p>
              </table:table-cell>
              <table:table-cell office:value-type="float" office:value="4412">
                <text:p>44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18">
                <text:p>7518</text:p>
              </table:table-cell>
              <table:table-cell office:value-type="float" office:value="4243">
                <text:p>4243</text:p>
              </table:table-cell>
              <table:table-cell office:value-type="float" office:value="1960">
                <text:p>1960</text:p>
              </table:table-cell>
              <table:table-cell office:value-type="float" office:value="3696">
                <text:p>36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11">
                <text:p>8311</text:p>
              </table:table-cell>
              <table:table-cell office:value-type="float" office:value="3015">
                <text:p>3015</text:p>
              </table:table-cell>
              <table:table-cell office:value-type="float" office:value="2177">
                <text:p>2177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87">
                <text:p>7987</text:p>
              </table:table-cell>
              <table:table-cell office:value-type="float" office:value="3244">
                <text:p>3244</text:p>
              </table:table-cell>
              <table:table-cell office:value-type="float" office:value="2145">
                <text:p>2145</text:p>
              </table:table-cell>
              <table:table-cell office:value-type="float" office:value="3876">
                <text:p>38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35">
                <text:p>7135</text:p>
              </table:table-cell>
              <table:table-cell office:value-type="float" office:value="3402">
                <text:p>3402</text:p>
              </table:table-cell>
              <table:table-cell office:value-type="float" office:value="2131">
                <text:p>2131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16">
                <text:p>8616</text:p>
              </table:table-cell>
              <table:table-cell office:value-type="float" office:value="2859">
                <text:p>2859</text:p>
              </table:table-cell>
              <table:table-cell office:value-type="float" office:value="2054">
                <text:p>2054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21">
                <text:p>8021</text:p>
              </table:table-cell>
              <table:table-cell office:value-type="float" office:value="3440">
                <text:p>3440</text:p>
              </table:table-cell>
              <table:table-cell office:value-type="float" office:value="2223">
                <text:p>2223</text:p>
              </table:table-cell>
              <table:table-cell office:value-type="float" office:value="4586">
                <text:p>45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06">
                <text:p>7606</text:p>
              </table:table-cell>
              <table:table-cell office:value-type="float" office:value="3100">
                <text:p>3100</text:p>
              </table:table-cell>
              <table:table-cell office:value-type="float" office:value="1976">
                <text:p>1976</text:p>
              </table:table-cell>
              <table:table-cell office:value-type="float" office:value="3993">
                <text:p>39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619">
                <text:p>7619</text:p>
              </table:table-cell>
              <table:table-cell office:value-type="float" office:value="3869">
                <text:p>3869</text:p>
              </table:table-cell>
              <table:table-cell office:value-type="float" office:value="2122">
                <text:p>2122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81">
                <text:p>7981</text:p>
              </table:table-cell>
              <table:table-cell office:value-type="float" office:value="3008">
                <text:p>3008</text:p>
              </table:table-cell>
              <table:table-cell office:value-type="float" office:value="1994">
                <text:p>1994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168">
                <text:p>8168</text:p>
              </table:table-cell>
              <table:table-cell office:value-type="float" office:value="3842">
                <text:p>3842</text:p>
              </table:table-cell>
              <table:table-cell office:value-type="float" office:value="2148">
                <text:p>2148</text:p>
              </table:table-cell>
              <table:table-cell office:value-type="float" office:value="4006">
                <text:p>40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59">
                <text:p>7659</text:p>
              </table:table-cell>
              <table:table-cell office:value-type="float" office:value="3472">
                <text:p>3472</text:p>
              </table:table-cell>
              <table:table-cell office:value-type="float" office:value="2012">
                <text:p>2012</text:p>
              </table:table-cell>
              <table:table-cell office:value-type="float" office:value="4465">
                <text:p>44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356">
                <text:p>7356</text:p>
              </table:table-cell>
              <table:table-cell office:value-type="float" office:value="3143">
                <text:p>3143</text:p>
              </table:table-cell>
              <table:table-cell office:value-type="float" office:value="2068">
                <text:p>2068</text:p>
              </table:table-cell>
              <table:table-cell office:value-type="float" office:value="4045">
                <text:p>40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23">
                <text:p>8523</text:p>
              </table:table-cell>
              <table:table-cell office:value-type="float" office:value="3196">
                <text:p>3196</text:p>
              </table:table-cell>
              <table:table-cell office:value-type="float" office:value="2074">
                <text:p>2074</text:p>
              </table:table-cell>
              <table:table-cell office:value-type="float" office:value="4329">
                <text:p>43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179">
                <text:p>9179</text:p>
              </table:table-cell>
              <table:table-cell office:value-type="float" office:value="3737">
                <text:p>3737</text:p>
              </table:table-cell>
              <table:table-cell office:value-type="float" office:value="1963">
                <text:p>1963</text:p>
              </table:table-cell>
              <table:table-cell office:value-type="float" office:value="3784">
                <text:p>37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340">
                <text:p>8340</text:p>
              </table:table-cell>
              <table:table-cell office:value-type="float" office:value="3386">
                <text:p>3386</text:p>
              </table:table-cell>
              <table:table-cell office:value-type="float" office:value="2137">
                <text:p>2137</text:p>
              </table:table-cell>
              <table:table-cell office:value-type="float" office:value="3928">
                <text:p>39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309">
                <text:p>7309</text:p>
              </table:table-cell>
              <table:table-cell office:value-type="float" office:value="2955">
                <text:p>2955</text:p>
              </table:table-cell>
              <table:table-cell office:value-type="float" office:value="1971">
                <text:p>1971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23">
                <text:p>7723</text:p>
              </table:table-cell>
              <table:table-cell office:value-type="float" office:value="3216">
                <text:p>3216</text:p>
              </table:table-cell>
              <table:table-cell office:value-type="float" office:value="2102">
                <text:p>2102</text:p>
              </table:table-cell>
              <table:table-cell office:value-type="float" office:value="3857">
                <text:p>38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478">
                <text:p>8478</text:p>
              </table:table-cell>
              <table:table-cell office:value-type="float" office:value="3004">
                <text:p>3004</text:p>
              </table:table-cell>
              <table:table-cell office:value-type="float" office:value="2195">
                <text:p>2195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52">
                <text:p>9052</text:p>
              </table:table-cell>
              <table:table-cell office:value-type="float" office:value="3298">
                <text:p>3298</text:p>
              </table:table-cell>
              <table:table-cell office:value-type="float" office:value="2171">
                <text:p>2171</text:p>
              </table:table-cell>
              <table:table-cell office:value-type="float" office:value="4267">
                <text:p>42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65">
                <text:p>8465</text:p>
              </table:table-cell>
              <table:table-cell office:value-type="float" office:value="2689">
                <text:p>2689</text:p>
              </table:table-cell>
              <table:table-cell office:value-type="float" office:value="2030">
                <text:p>2030</text:p>
              </table:table-cell>
              <table:table-cell office:value-type="float" office:value="4250">
                <text:p>42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52">
                <text:p>8052</text:p>
              </table:table-cell>
              <table:table-cell office:value-type="float" office:value="3496">
                <text:p>3496</text:p>
              </table:table-cell>
              <table:table-cell office:value-type="float" office:value="2123">
                <text:p>2123</text:p>
              </table:table-cell>
              <table:table-cell office:value-type="float" office:value="4103">
                <text:p>41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0">
                <text:p>6680</text:p>
              </table:table-cell>
              <table:table-cell office:value-type="float" office:value="3624">
                <text:p>3624</text:p>
              </table:table-cell>
              <table:table-cell office:value-type="float" office:value="2176">
                <text:p>2176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759">
                <text:p>6759</text:p>
              </table:table-cell>
              <table:table-cell office:value-type="float" office:value="4021">
                <text:p>4021</text:p>
              </table:table-cell>
              <table:table-cell office:value-type="float" office:value="2167">
                <text:p>2167</text:p>
              </table:table-cell>
              <table:table-cell office:value-type="float" office:value="3768">
                <text:p>37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914">
                <text:p>8914</text:p>
              </table:table-cell>
              <table:table-cell office:value-type="float" office:value="3067">
                <text:p>3067</text:p>
              </table:table-cell>
              <table:table-cell office:value-type="float" office:value="2193">
                <text:p>2193</text:p>
              </table:table-cell>
              <table:table-cell office:value-type="float" office:value="3973">
                <text:p>3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682">
                <text:p>8682</text:p>
              </table:table-cell>
              <table:table-cell office:value-type="float" office:value="3128">
                <text:p>3128</text:p>
              </table:table-cell>
              <table:table-cell office:value-type="float" office:value="1990">
                <text:p>1990</text:p>
              </table:table-cell>
              <table:table-cell office:value-type="float" office:value="4178">
                <text:p>41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81">
                <text:p>6681</text:p>
              </table:table-cell>
              <table:table-cell office:value-type="float" office:value="3633">
                <text:p>3633</text:p>
              </table:table-cell>
              <table:table-cell office:value-type="float" office:value="2120">
                <text:p>2120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279">
                <text:p>7279</text:p>
              </table:table-cell>
              <table:table-cell office:value-type="float" office:value="3808">
                <text:p>3808</text:p>
              </table:table-cell>
              <table:table-cell office:value-type="float" office:value="2170">
                <text:p>2170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637">
                <text:p>8637</text:p>
              </table:table-cell>
              <table:table-cell office:value-type="float" office:value="3533">
                <text:p>3533</text:p>
              </table:table-cell>
              <table:table-cell office:value-type="float" office:value="2108">
                <text:p>2108</text:p>
              </table:table-cell>
              <table:table-cell office:value-type="float" office:value="4247">
                <text:p>42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679">
                <text:p>7679</text:p>
              </table:table-cell>
              <table:table-cell office:value-type="float" office:value="3495">
                <text:p>3495</text:p>
              </table:table-cell>
              <table:table-cell office:value-type="float" office:value="1909">
                <text:p>1909</text:p>
              </table:table-cell>
              <table:table-cell office:value-type="float" office:value="3567">
                <text:p>35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781">
                <text:p>7781</text:p>
              </table:table-cell>
              <table:table-cell office:value-type="float" office:value="3547">
                <text:p>3547</text:p>
              </table:table-cell>
              <table:table-cell office:value-type="float" office:value="2075">
                <text:p>2075</text:p>
              </table:table-cell>
              <table:table-cell office:value-type="float" office:value="3992">
                <text:p>39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96">
                <text:p>7596</text:p>
              </table:table-cell>
              <table:table-cell office:value-type="float" office:value="3251">
                <text:p>3251</text:p>
              </table:table-cell>
              <table:table-cell office:value-type="float" office:value="2113">
                <text:p>2113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021">
                <text:p>8021</text:p>
              </table:table-cell>
              <table:table-cell office:value-type="float" office:value="3806">
                <text:p>3806</text:p>
              </table:table-cell>
              <table:table-cell office:value-type="float" office:value="2130">
                <text:p>2130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44">
                <text:p>7944</text:p>
              </table:table-cell>
              <table:table-cell office:value-type="float" office:value="3096">
                <text:p>3096</text:p>
              </table:table-cell>
              <table:table-cell office:value-type="float" office:value="2136">
                <text:p>2136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77">
                <text:p>7977</text:p>
              </table:table-cell>
              <table:table-cell office:value-type="float" office:value="3120">
                <text:p>3120</text:p>
              </table:table-cell>
              <table:table-cell office:value-type="float" office:value="2133">
                <text:p>2133</text:p>
              </table:table-cell>
              <table:table-cell office:value-type="float" office:value="3942">
                <text:p>39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327">
                <text:p>8327</text:p>
              </table:table-cell>
              <table:table-cell office:value-type="float" office:value="3290">
                <text:p>3290</text:p>
              </table:table-cell>
              <table:table-cell office:value-type="float" office:value="2214">
                <text:p>2214</text:p>
              </table:table-cell>
              <table:table-cell office:value-type="float" office:value="4362">
                <text:p>43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327">
                <text:p>7327</text:p>
              </table:table-cell>
              <table:table-cell office:value-type="float" office:value="3040">
                <text:p>3040</text:p>
              </table:table-cell>
              <table:table-cell office:value-type="float" office:value="2063">
                <text:p>2063</text:p>
              </table:table-cell>
              <table:table-cell office:value-type="float" office:value="3816">
                <text:p>38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877">
                <text:p>6877</text:p>
              </table:table-cell>
              <table:table-cell office:value-type="float" office:value="3368">
                <text:p>3368</text:p>
              </table:table-cell>
              <table:table-cell office:value-type="float" office:value="2127">
                <text:p>2127</text:p>
              </table:table-cell>
              <table:table-cell office:value-type="float" office:value="4281">
                <text:p>42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111">
                <text:p>8111</text:p>
              </table:table-cell>
              <table:table-cell office:value-type="float" office:value="3105">
                <text:p>3105</text:p>
              </table:table-cell>
              <table:table-cell office:value-type="float" office:value="2060">
                <text:p>2060</text:p>
              </table:table-cell>
              <table:table-cell office:value-type="float" office:value="4127">
                <text:p>41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316">
                <text:p>8316</text:p>
              </table:table-cell>
              <table:table-cell office:value-type="float" office:value="3649">
                <text:p>3649</text:p>
              </table:table-cell>
              <table:table-cell office:value-type="float" office:value="1970">
                <text:p>1970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965">
                <text:p>7965</text:p>
              </table:table-cell>
              <table:table-cell office:value-type="float" office:value="3349">
                <text:p>3349</text:p>
              </table:table-cell>
              <table:table-cell office:value-type="float" office:value="2322">
                <text:p>2322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666">
                <text:p>7666</text:p>
              </table:table-cell>
              <table:table-cell office:value-type="float" office:value="4011">
                <text:p>4011</text:p>
              </table:table-cell>
              <table:table-cell office:value-type="float" office:value="2058">
                <text:p>2058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998">
                <text:p>6998</text:p>
              </table:table-cell>
              <table:table-cell office:value-type="float" office:value="2932">
                <text:p>2932</text:p>
              </table:table-cell>
              <table:table-cell office:value-type="float" office:value="2176">
                <text:p>2176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151">
                <text:p>9151</text:p>
              </table:table-cell>
              <table:table-cell office:value-type="float" office:value="3234">
                <text:p>3234</text:p>
              </table:table-cell>
              <table:table-cell office:value-type="float" office:value="2278">
                <text:p>2278</text:p>
              </table:table-cell>
              <table:table-cell office:value-type="float" office:value="4409">
                <text:p>44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853">
                <text:p>8853</text:p>
              </table:table-cell>
              <table:table-cell office:value-type="float" office:value="3382">
                <text:p>3382</text:p>
              </table:table-cell>
              <table:table-cell office:value-type="float" office:value="2137">
                <text:p>2137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78">
                <text:p>7678</text:p>
              </table:table-cell>
              <table:table-cell office:value-type="float" office:value="2878">
                <text:p>2878</text:p>
              </table:table-cell>
              <table:table-cell office:value-type="float" office:value="2078">
                <text:p>2078</text:p>
              </table:table-cell>
              <table:table-cell office:value-type="float" office:value="4260">
                <text:p>42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244">
                <text:p>9244</text:p>
              </table:table-cell>
              <table:table-cell office:value-type="float" office:value="3835">
                <text:p>3835</text:p>
              </table:table-cell>
              <table:table-cell office:value-type="float" office:value="2031">
                <text:p>2031</text:p>
              </table:table-cell>
              <table:table-cell office:value-type="float" office:value="3781">
                <text:p>37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555">
                <text:p>7555</text:p>
              </table:table-cell>
              <table:table-cell office:value-type="float" office:value="3318">
                <text:p>3318</text:p>
              </table:table-cell>
              <table:table-cell office:value-type="float" office:value="2254">
                <text:p>2254</text:p>
              </table:table-cell>
              <table:table-cell office:value-type="float" office:value="4315">
                <text:p>43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30">
                <text:p>9030</text:p>
              </table:table-cell>
              <table:table-cell office:value-type="float" office:value="2992">
                <text:p>2992</text:p>
              </table:table-cell>
              <table:table-cell office:value-type="float" office:value="2062">
                <text:p>2062</text:p>
              </table:table-cell>
              <table:table-cell office:value-type="float" office:value="4046">
                <text:p>40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864">
                <text:p>7864</text:p>
              </table:table-cell>
              <table:table-cell office:value-type="float" office:value="3354">
                <text:p>3354</text:p>
              </table:table-cell>
              <table:table-cell office:value-type="float" office:value="2282">
                <text:p>228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861">
                <text:p>7861</text:p>
              </table:table-cell>
              <table:table-cell office:value-type="float" office:value="2880">
                <text:p>2880</text:p>
              </table:table-cell>
              <table:table-cell office:value-type="float" office:value="2173">
                <text:p>2173</text:p>
              </table:table-cell>
              <table:table-cell office:value-type="float" office:value="4219">
                <text:p>42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455">
                <text:p>7455</text:p>
              </table:table-cell>
              <table:table-cell office:value-type="float" office:value="3370">
                <text:p>3370</text:p>
              </table:table-cell>
              <table:table-cell office:value-type="float" office:value="2072">
                <text:p>2072</text:p>
              </table:table-cell>
              <table:table-cell office:value-type="float" office:value="4267">
                <text:p>42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405">
                <text:p>7405</text:p>
              </table:table-cell>
              <table:table-cell office:value-type="float" office:value="3267">
                <text:p>3267</text:p>
              </table:table-cell>
              <table:table-cell office:value-type="float" office:value="2102">
                <text:p>2102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134">
                <text:p>9134</text:p>
              </table:table-cell>
              <table:table-cell office:value-type="float" office:value="3802">
                <text:p>3802</text:p>
              </table:table-cell>
              <table:table-cell office:value-type="float" office:value="2296">
                <text:p>2296</text:p>
              </table:table-cell>
              <table:table-cell office:value-type="float" office:value="3934">
                <text:p>39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680">
                <text:p>7680</text:p>
              </table:table-cell>
              <table:table-cell office:value-type="float" office:value="3490">
                <text:p>3490</text:p>
              </table:table-cell>
              <table:table-cell office:value-type="float" office:value="2015">
                <text:p>2015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208">
                <text:p>8208</text:p>
              </table:table-cell>
              <table:table-cell office:value-type="float" office:value="2938">
                <text:p>2938</text:p>
              </table:table-cell>
              <table:table-cell office:value-type="float" office:value="2217">
                <text:p>2217</text:p>
              </table:table-cell>
              <table:table-cell office:value-type="float" office:value="4181">
                <text:p>41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161">
                <text:p>8161</text:p>
              </table:table-cell>
              <table:table-cell office:value-type="float" office:value="3459">
                <text:p>3459</text:p>
              </table:table-cell>
              <table:table-cell office:value-type="float" office:value="2192">
                <text:p>2192</text:p>
              </table:table-cell>
              <table:table-cell office:value-type="float" office:value="4458">
                <text:p>44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432">
                <text:p>8432</text:p>
              </table:table-cell>
              <table:table-cell office:value-type="float" office:value="3681">
                <text:p>3681</text:p>
              </table:table-cell>
              <table:table-cell office:value-type="float" office:value="2131">
                <text:p>2131</text:p>
              </table:table-cell>
              <table:table-cell office:value-type="float" office:value="3743">
                <text:p>37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627">
                <text:p>8627</text:p>
              </table:table-cell>
              <table:table-cell office:value-type="float" office:value="2801">
                <text:p>2801</text:p>
              </table:table-cell>
              <table:table-cell office:value-type="float" office:value="2245">
                <text:p>2245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878">
                <text:p>7878</text:p>
              </table:table-cell>
              <table:table-cell office:value-type="float" office:value="3319">
                <text:p>3319</text:p>
              </table:table-cell>
              <table:table-cell office:value-type="float" office:value="2065">
                <text:p>2065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393">
                <text:p>9393</text:p>
              </table:table-cell>
              <table:table-cell office:value-type="float" office:value="3591">
                <text:p>3591</text:p>
              </table:table-cell>
              <table:table-cell office:value-type="float" office:value="2099">
                <text:p>2099</text:p>
              </table:table-cell>
              <table:table-cell office:value-type="float" office:value="4189">
                <text:p>41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60">
                <text:p>7260</text:p>
              </table:table-cell>
              <table:table-cell office:value-type="float" office:value="3370">
                <text:p>3370</text:p>
              </table:table-cell>
              <table:table-cell office:value-type="float" office:value="2218">
                <text:p>2218</text:p>
              </table:table-cell>
              <table:table-cell office:value-type="float" office:value="4104">
                <text:p>41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581">
                <text:p>6581</text:p>
              </table:table-cell>
              <table:table-cell office:value-type="float" office:value="3320">
                <text:p>3320</text:p>
              </table:table-cell>
              <table:table-cell office:value-type="float" office:value="1988">
                <text:p>1988</text:p>
              </table:table-cell>
              <table:table-cell office:value-type="float" office:value="3959">
                <text:p>39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234">
                <text:p>8234</text:p>
              </table:table-cell>
              <table:table-cell office:value-type="float" office:value="3128">
                <text:p>3128</text:p>
              </table:table-cell>
              <table:table-cell office:value-type="float" office:value="2108">
                <text:p>2108</text:p>
              </table:table-cell>
              <table:table-cell office:value-type="float" office:value="3895">
                <text:p>38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95">
                <text:p>8595</text:p>
              </table:table-cell>
              <table:table-cell office:value-type="float" office:value="3648">
                <text:p>3648</text:p>
              </table:table-cell>
              <table:table-cell office:value-type="float" office:value="1955">
                <text:p>1955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80">
                <text:p>9080</text:p>
              </table:table-cell>
              <table:table-cell office:value-type="float" office:value="3080">
                <text:p>3080</text:p>
              </table:table-cell>
              <table:table-cell office:value-type="float" office:value="2101">
                <text:p>2101</text:p>
              </table:table-cell>
              <table:table-cell office:value-type="float" office:value="4429">
                <text:p>44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986">
                <text:p>7986</text:p>
              </table:table-cell>
              <table:table-cell office:value-type="float" office:value="3600">
                <text:p>3600</text:p>
              </table:table-cell>
              <table:table-cell office:value-type="float" office:value="2311">
                <text:p>2311</text:p>
              </table:table-cell>
              <table:table-cell office:value-type="float" office:value="4379">
                <text:p>43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182">
                <text:p>6182</text:p>
              </table:table-cell>
              <table:table-cell office:value-type="float" office:value="3863">
                <text:p>3863</text:p>
              </table:table-cell>
              <table:table-cell office:value-type="float" office:value="2152">
                <text:p>2152</text:p>
              </table:table-cell>
              <table:table-cell office:value-type="float" office:value="4158">
                <text:p>41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585">
                <text:p>8585</text:p>
              </table:table-cell>
              <table:table-cell office:value-type="float" office:value="3356">
                <text:p>3356</text:p>
              </table:table-cell>
              <table:table-cell office:value-type="float" office:value="2139">
                <text:p>2139</text:p>
              </table:table-cell>
              <table:table-cell office:value-type="float" office:value="4162">
                <text:p>41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657">
                <text:p>8657</text:p>
              </table:table-cell>
              <table:table-cell office:value-type="float" office:value="3607">
                <text:p>3607</text:p>
              </table:table-cell>
              <table:table-cell office:value-type="float" office:value="2032">
                <text:p>2032</text:p>
              </table:table-cell>
              <table:table-cell office:value-type="float" office:value="4187">
                <text:p>41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911">
                <text:p>8911</text:p>
              </table:table-cell>
              <table:table-cell office:value-type="float" office:value="3426">
                <text:p>3426</text:p>
              </table:table-cell>
              <table:table-cell office:value-type="float" office:value="2186">
                <text:p>2186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149">
                <text:p>7149</text:p>
              </table:table-cell>
              <table:table-cell office:value-type="float" office:value="3160">
                <text:p>3160</text:p>
              </table:table-cell>
              <table:table-cell office:value-type="float" office:value="2024">
                <text:p>2024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252">
                <text:p>7252</text:p>
              </table:table-cell>
              <table:table-cell office:value-type="float" office:value="3255">
                <text:p>3255</text:p>
              </table:table-cell>
              <table:table-cell office:value-type="float" office:value="1960">
                <text:p>1960</text:p>
              </table:table-cell>
              <table:table-cell office:value-type="float" office:value="4230">
                <text:p>42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578">
                <text:p>8578</text:p>
              </table:table-cell>
              <table:table-cell office:value-type="float" office:value="2903">
                <text:p>2903</text:p>
              </table:table-cell>
              <table:table-cell office:value-type="float" office:value="1925">
                <text:p>1925</text:p>
              </table:table-cell>
              <table:table-cell office:value-type="float" office:value="3973">
                <text:p>39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33">
                <text:p>7033</text:p>
              </table:table-cell>
              <table:table-cell office:value-type="float" office:value="4398">
                <text:p>4398</text:p>
              </table:table-cell>
              <table:table-cell office:value-type="float" office:value="2138">
                <text:p>2138</text:p>
              </table:table-cell>
              <table:table-cell office:value-type="float" office:value="3982">
                <text:p>39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59">
                <text:p>9059</text:p>
              </table:table-cell>
              <table:table-cell office:value-type="float" office:value="2653">
                <text:p>2653</text:p>
              </table:table-cell>
              <table:table-cell office:value-type="float" office:value="2028">
                <text:p>2028</text:p>
              </table:table-cell>
              <table:table-cell office:value-type="float" office:value="4180">
                <text:p>41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251">
                <text:p>7251</text:p>
              </table:table-cell>
              <table:table-cell office:value-type="float" office:value="3433">
                <text:p>3433</text:p>
              </table:table-cell>
              <table:table-cell office:value-type="float" office:value="2273">
                <text:p>2273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481">
                <text:p>7481</text:p>
              </table:table-cell>
              <table:table-cell office:value-type="float" office:value="3080">
                <text:p>3080</text:p>
              </table:table-cell>
              <table:table-cell office:value-type="float" office:value="2025">
                <text:p>2025</text:p>
              </table:table-cell>
              <table:table-cell office:value-type="float" office:value="4161">
                <text:p>41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107">
                <text:p>7107</text:p>
              </table:table-cell>
              <table:table-cell office:value-type="float" office:value="3268">
                <text:p>3268</text:p>
              </table:table-cell>
              <table:table-cell office:value-type="float" office:value="2355">
                <text:p>2355</text:p>
              </table:table-cell>
              <table:table-cell office:value-type="float" office:value="4332">
                <text:p>43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26">
                <text:p>9026</text:p>
              </table:table-cell>
              <table:table-cell office:value-type="float" office:value="3212">
                <text:p>3212</text:p>
              </table:table-cell>
              <table:table-cell office:value-type="float" office:value="2274">
                <text:p>2274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144">
                <text:p>8144</text:p>
              </table:table-cell>
              <table:table-cell office:value-type="float" office:value="3510">
                <text:p>3510</text:p>
              </table:table-cell>
              <table:table-cell office:value-type="float" office:value="2178">
                <text:p>2178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355">
                <text:p>8355</text:p>
              </table:table-cell>
              <table:table-cell office:value-type="float" office:value="3635">
                <text:p>3635</text:p>
              </table:table-cell>
              <table:table-cell office:value-type="float" office:value="2189">
                <text:p>2189</text:p>
              </table:table-cell>
              <table:table-cell office:value-type="float" office:value="4388">
                <text:p>43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11">
                <text:p>8811</text:p>
              </table:table-cell>
              <table:table-cell office:value-type="float" office:value="2619">
                <text:p>2619</text:p>
              </table:table-cell>
              <table:table-cell office:value-type="float" office:value="2076">
                <text:p>2076</text:p>
              </table:table-cell>
              <table:table-cell office:value-type="float" office:value="4569">
                <text:p>45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929">
                <text:p>6929</text:p>
              </table:table-cell>
              <table:table-cell office:value-type="float" office:value="3877">
                <text:p>3877</text:p>
              </table:table-cell>
              <table:table-cell office:value-type="float" office:value="2119">
                <text:p>2119</text:p>
              </table:table-cell>
              <table:table-cell office:value-type="float" office:value="4483">
                <text:p>44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82">
                <text:p>8582</text:p>
              </table:table-cell>
              <table:table-cell office:value-type="float" office:value="3582">
                <text:p>3582</text:p>
              </table:table-cell>
              <table:table-cell office:value-type="float" office:value="2156">
                <text:p>2156</text:p>
              </table:table-cell>
              <table:table-cell office:value-type="float" office:value="4253">
                <text:p>42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509">
                <text:p>7509</text:p>
              </table:table-cell>
              <table:table-cell office:value-type="float" office:value="2956">
                <text:p>2956</text:p>
              </table:table-cell>
              <table:table-cell office:value-type="float" office:value="1982">
                <text:p>1982</text:p>
              </table:table-cell>
              <table:table-cell office:value-type="float" office:value="3951">
                <text:p>39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767">
                <text:p>7767</text:p>
              </table:table-cell>
              <table:table-cell office:value-type="float" office:value="3280">
                <text:p>3280</text:p>
              </table:table-cell>
              <table:table-cell office:value-type="float" office:value="1968">
                <text:p>1968</text:p>
              </table:table-cell>
              <table:table-cell office:value-type="float" office:value="4254">
                <text:p>42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361">
                <text:p>7361</text:p>
              </table:table-cell>
              <table:table-cell office:value-type="float" office:value="3911">
                <text:p>3911</text:p>
              </table:table-cell>
              <table:table-cell office:value-type="float" office:value="2232">
                <text:p>2232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883">
                <text:p>6883</text:p>
              </table:table-cell>
              <table:table-cell office:value-type="float" office:value="4130">
                <text:p>4130</text:p>
              </table:table-cell>
              <table:table-cell office:value-type="float" office:value="2210">
                <text:p>2210</text:p>
              </table:table-cell>
              <table:table-cell office:value-type="float" office:value="3761">
                <text:p>37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221">
                <text:p>9221</text:p>
              </table:table-cell>
              <table:table-cell office:value-type="float" office:value="3462">
                <text:p>3462</text:p>
              </table:table-cell>
              <table:table-cell office:value-type="float" office:value="1927">
                <text:p>1927</text:p>
              </table:table-cell>
              <table:table-cell office:value-type="float" office:value="4102">
                <text:p>41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807">
                <text:p>8807</text:p>
              </table:table-cell>
              <table:table-cell office:value-type="float" office:value="3206">
                <text:p>3206</text:p>
              </table:table-cell>
              <table:table-cell office:value-type="float" office:value="2124">
                <text:p>2124</text:p>
              </table:table-cell>
              <table:table-cell office:value-type="float" office:value="4245">
                <text:p>42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944">
                <text:p>7944</text:p>
              </table:table-cell>
              <table:table-cell office:value-type="float" office:value="2638">
                <text:p>2638</text:p>
              </table:table-cell>
              <table:table-cell office:value-type="float" office:value="2155">
                <text:p>2155</text:p>
              </table:table-cell>
              <table:table-cell office:value-type="float" office:value="3845">
                <text:p>38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465">
                <text:p>9465</text:p>
              </table:table-cell>
              <table:table-cell office:value-type="float" office:value="3210">
                <text:p>3210</text:p>
              </table:table-cell>
              <table:table-cell office:value-type="float" office:value="2050">
                <text:p>2050</text:p>
              </table:table-cell>
              <table:table-cell office:value-type="float" office:value="4372">
                <text:p>43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350">
                <text:p>8350</text:p>
              </table:table-cell>
              <table:table-cell office:value-type="float" office:value="3043">
                <text:p>3043</text:p>
              </table:table-cell>
              <table:table-cell office:value-type="float" office:value="2066">
                <text:p>2066</text:p>
              </table:table-cell>
              <table:table-cell office:value-type="float" office:value="4115">
                <text:p>41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243">
                <text:p>7243</text:p>
              </table:table-cell>
              <table:table-cell office:value-type="float" office:value="3805">
                <text:p>3805</text:p>
              </table:table-cell>
              <table:table-cell office:value-type="float" office:value="2210">
                <text:p>2210</text:p>
              </table:table-cell>
              <table:table-cell office:value-type="float" office:value="4241">
                <text:p>42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64cm" svg:y="0.172cm" chart:style-name="ch2">
          <text:p>50 nodes comparison: LS, VND, BVNS, TS
 niter=10, anxious, initial solution=one2one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one2one_memory_10_times4ave_1_maxs_10.0'.E1:'TESTBENCH_metaheu_ls_vnd_bvns_ts__niter_10_search_anxious_init_one2one_memory_10_times4ave_1_maxs_10.0'.E101 'TESTBENCH_metaheu_ls_vnd_bvns_ts__niter_10_search_anxious_init_one2one_memory_10_times4ave_1_maxs_10.0'.H1:'TESTBENCH_metaheu_ls_vnd_bvns_ts__niter_10_search_anxious_init_one2one_memory_10_times4ave_1_maxs_10.0'.H101 'TESTBENCH_metaheu_ls_vnd_bvns_ts__niter_10_search_anxious_init_one2one_memory_10_times4ave_1_maxs_10.0'.K1:'TESTBENCH_metaheu_ls_vnd_bvns_ts__niter_10_search_anxious_init_one2one_memory_10_times4ave_1_maxs_10.0'.K101 'TESTBENCH_metaheu_ls_vnd_bvns_ts__niter_10_search_anxious_init_one2one_memory_10_times4ave_1_maxs_10.0'.N1:'TESTBENCH_metaheu_ls_vnd_bvns_ts__niter_10_search_anxious_init_one2one_memory_10_times4ave_1_maxs_10.0'.N101" chart:data-source-has-labels="row" svg:x="0.405cm" svg:y="1.751cm" svg:width="34.597cm" svg:height="6.408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one2one_memory_10_times4ave_1_maxs_10.0'.E2:'TESTBENCH_metaheu_ls_vnd_bvns_ts__niter_10_search_anxious_init_one2one_memory_10_times4ave_1_maxs_10.0'.E101" chart:label-cell-address="'TESTBENCH_metaheu_ls_vnd_bvns_ts__niter_10_search_anxious_init_one2one_memory_10_times4ave_1_maxs_10.0'.E1:'TESTBENCH_metaheu_ls_vnd_bvns_ts__niter_10_search_anxious_init_one2one_memory_10_times4ave_1_maxs_10.0'.E1" chart:class="chart:line">
            <chart:data-point chart:repeated="100"/>
          </chart:series>
          <chart:series chart:style-name="ch8" chart:values-cell-range-address="'TESTBENCH_metaheu_ls_vnd_bvns_ts__niter_10_search_anxious_init_one2one_memory_10_times4ave_1_maxs_10.0'.H2:'TESTBENCH_metaheu_ls_vnd_bvns_ts__niter_10_search_anxious_init_one2one_memory_10_times4ave_1_maxs_10.0'.H101" chart:label-cell-address="'TESTBENCH_metaheu_ls_vnd_bvns_ts__niter_10_search_anxious_init_one2one_memory_10_times4ave_1_maxs_10.0'.H1:'TESTBENCH_metaheu_ls_vnd_bvns_ts__niter_10_search_anxious_init_one2one_memory_10_times4ave_1_maxs_10.0'.H1" chart:class="chart:line">
            <chart:data-point chart:repeated="100"/>
          </chart:series>
          <chart:series chart:style-name="ch9" chart:values-cell-range-address="'TESTBENCH_metaheu_ls_vnd_bvns_ts__niter_10_search_anxious_init_one2one_memory_10_times4ave_1_maxs_10.0'.K2:'TESTBENCH_metaheu_ls_vnd_bvns_ts__niter_10_search_anxious_init_one2one_memory_10_times4ave_1_maxs_10.0'.K101" chart:label-cell-address="'TESTBENCH_metaheu_ls_vnd_bvns_ts__niter_10_search_anxious_init_one2one_memory_10_times4ave_1_maxs_10.0'.K1:'TESTBENCH_metaheu_ls_vnd_bvns_ts__niter_10_search_anxious_init_one2one_memory_10_times4ave_1_maxs_10.0'.K1" chart:class="chart:line">
            <chart:data-point chart:repeated="100"/>
          </chart:series>
          <chart:series chart:style-name="ch10" chart:values-cell-range-address="'TESTBENCH_metaheu_ls_vnd_bvns_ts__niter_10_search_anxious_init_one2one_memory_10_times4ave_1_maxs_10.0'.N2:'TESTBENCH_metaheu_ls_vnd_bvns_ts__niter_10_search_anxious_init_one2one_memory_10_times4ave_1_maxs_10.0'.N101" chart:label-cell-address="'TESTBENCH_metaheu_ls_vnd_bvns_ts__niter_10_search_anxious_init_one2one_memory_10_times4ave_1_maxs_10.0'.N1:'TESTBENCH_metaheu_ls_vnd_bvns_ts__niter_10_search_anxious_init_one2one_memory_10_times4ave_1_maxs_10.0'.N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best_cost</text:p>
                <draw:g>
                  <svg:desc>'TESTBENCH_metaheu_ls_vnd_bvns_ts__niter_10_search_anxious_init_one2one_memory_10_times4ave_1_maxs_10.0'.E1:'TESTBENCH_metaheu_ls_vnd_bvns_ts__niter_10_search_anxious_init_one2one_memory_10_times4ave_1_maxs_10.0'.E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anxious_init_one2one_memory_10_times4ave_1_maxs_10.0'.H1:'TESTBENCH_metaheu_ls_vnd_bvns_ts__niter_10_search_anxious_init_one2one_memory_10_times4ave_1_maxs_10.0'.H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anxious_init_one2one_memory_10_times4ave_1_maxs_10.0'.K1:'TESTBENCH_metaheu_ls_vnd_bvns_ts__niter_10_search_anxious_init_one2one_memory_10_times4ave_1_maxs_10.0'.K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anxious_init_one2one_memory_10_times4ave_1_maxs_10.0'.N1:'TESTBENCH_metaheu_ls_vnd_bvns_ts__niter_10_search_anxious_init_one2one_memory_10_times4ave_1_maxs_10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99">
                <text:p>8099</text:p>
                <draw:g>
                  <svg:desc>'TESTBENCH_metaheu_ls_vnd_bvns_ts__niter_10_search_anxious_init_one2one_memory_10_times4ave_1_maxs_10.0'.E2:'TESTBENCH_metaheu_ls_vnd_bvns_ts__niter_10_search_anxious_init_one2one_memory_10_times4ave_1_maxs_10.0'.E101</svg:desc>
                </draw:g>
              </table:table-cell>
              <table:table-cell office:value-type="float" office:value="3436">
                <text:p>3436</text:p>
                <draw:g>
                  <svg:desc>'TESTBENCH_metaheu_ls_vnd_bvns_ts__niter_10_search_anxious_init_one2one_memory_10_times4ave_1_maxs_10.0'.H2:'TESTBENCH_metaheu_ls_vnd_bvns_ts__niter_10_search_anxious_init_one2one_memory_10_times4ave_1_maxs_10.0'.H101</svg:desc>
                </draw:g>
              </table:table-cell>
              <table:table-cell office:value-type="float" office:value="1872">
                <text:p>1872</text:p>
                <draw:g>
                  <svg:desc>'TESTBENCH_metaheu_ls_vnd_bvns_ts__niter_10_search_anxious_init_one2one_memory_10_times4ave_1_maxs_10.0'.K2:'TESTBENCH_metaheu_ls_vnd_bvns_ts__niter_10_search_anxious_init_one2one_memory_10_times4ave_1_maxs_10.0'.K101</svg:desc>
                </draw:g>
              </table:table-cell>
              <table:table-cell office:value-type="float" office:value="4171">
                <text:p>4171</text:p>
                <draw:g>
                  <svg:desc>'TESTBENCH_metaheu_ls_vnd_bvns_ts__niter_10_search_anxious_init_one2one_memory_10_times4ave_1_maxs_10.0'.N2:'TESTBENCH_metaheu_ls_vnd_bvns_ts__niter_10_search_anxious_init_one2one_memory_10_times4ave_1_maxs_10.0'.N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845">
                <text:p>10845</text:p>
              </table:table-cell>
              <table:table-cell office:value-type="float" office:value="2903">
                <text:p>2903</text:p>
              </table:table-cell>
              <table:table-cell office:value-type="float" office:value="2115">
                <text:p>2115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92">
                <text:p>7592</text:p>
              </table:table-cell>
              <table:table-cell office:value-type="float" office:value="3478">
                <text:p>3478</text:p>
              </table:table-cell>
              <table:table-cell office:value-type="float" office:value="2113">
                <text:p>2113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787">
                <text:p>10787</text:p>
              </table:table-cell>
              <table:table-cell office:value-type="float" office:value="3465">
                <text:p>3465</text:p>
              </table:table-cell>
              <table:table-cell office:value-type="float" office:value="2001">
                <text:p>2001</text:p>
              </table:table-cell>
              <table:table-cell office:value-type="float" office:value="3965">
                <text:p>39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83">
                <text:p>8383</text:p>
              </table:table-cell>
              <table:table-cell office:value-type="float" office:value="3386">
                <text:p>3386</text:p>
              </table:table-cell>
              <table:table-cell office:value-type="float" office:value="2094">
                <text:p>2094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04">
                <text:p>10204</text:p>
              </table:table-cell>
              <table:table-cell office:value-type="float" office:value="3207">
                <text:p>3207</text:p>
              </table:table-cell>
              <table:table-cell office:value-type="float" office:value="2059">
                <text:p>2059</text:p>
              </table:table-cell>
              <table:table-cell office:value-type="float" office:value="4302">
                <text:p>43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68">
                <text:p>10368</text:p>
              </table:table-cell>
              <table:table-cell office:value-type="float" office:value="3642">
                <text:p>3642</text:p>
              </table:table-cell>
              <table:table-cell office:value-type="float" office:value="2076">
                <text:p>2076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22">
                <text:p>8522</text:p>
              </table:table-cell>
              <table:table-cell office:value-type="float" office:value="2604">
                <text:p>2604</text:p>
              </table:table-cell>
              <table:table-cell office:value-type="float" office:value="2037">
                <text:p>2037</text:p>
              </table:table-cell>
              <table:table-cell office:value-type="float" office:value="4164">
                <text:p>4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95">
                <text:p>9695</text:p>
              </table:table-cell>
              <table:table-cell office:value-type="float" office:value="3458">
                <text:p>3458</text:p>
              </table:table-cell>
              <table:table-cell office:value-type="float" office:value="2212">
                <text:p>2212</text:p>
              </table:table-cell>
              <table:table-cell office:value-type="float" office:value="3988">
                <text:p>39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276">
                <text:p>9276</text:p>
              </table:table-cell>
              <table:table-cell office:value-type="float" office:value="3630">
                <text:p>3630</text:p>
              </table:table-cell>
              <table:table-cell office:value-type="float" office:value="2268">
                <text:p>2268</text:p>
              </table:table-cell>
              <table:table-cell office:value-type="float" office:value="4168">
                <text:p>41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92">
                <text:p>8792</text:p>
              </table:table-cell>
              <table:table-cell office:value-type="float" office:value="3300">
                <text:p>3300</text:p>
              </table:table-cell>
              <table:table-cell office:value-type="float" office:value="2244">
                <text:p>2244</text:p>
              </table:table-cell>
              <table:table-cell office:value-type="float" office:value="4056">
                <text:p>40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49">
                <text:p>10049</text:p>
              </table:table-cell>
              <table:table-cell office:value-type="float" office:value="3479">
                <text:p>3479</text:p>
              </table:table-cell>
              <table:table-cell office:value-type="float" office:value="2127">
                <text:p>2127</text:p>
              </table:table-cell>
              <table:table-cell office:value-type="float" office:value="4101">
                <text:p>41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27">
                <text:p>10127</text:p>
              </table:table-cell>
              <table:table-cell office:value-type="float" office:value="3248">
                <text:p>3248</text:p>
              </table:table-cell>
              <table:table-cell office:value-type="float" office:value="2252">
                <text:p>2252</text:p>
              </table:table-cell>
              <table:table-cell office:value-type="float" office:value="4089">
                <text:p>40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92">
                <text:p>9592</text:p>
              </table:table-cell>
              <table:table-cell office:value-type="float" office:value="3166">
                <text:p>3166</text:p>
              </table:table-cell>
              <table:table-cell office:value-type="float" office:value="2106">
                <text:p>2106</text:p>
              </table:table-cell>
              <table:table-cell office:value-type="float" office:value="4190">
                <text:p>41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448">
                <text:p>10448</text:p>
              </table:table-cell>
              <table:table-cell office:value-type="float" office:value="3450">
                <text:p>3450</text:p>
              </table:table-cell>
              <table:table-cell office:value-type="float" office:value="2137">
                <text:p>2137</text:p>
              </table:table-cell>
              <table:table-cell office:value-type="float" office:value="4251">
                <text:p>42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27">
                <text:p>8727</text:p>
              </table:table-cell>
              <table:table-cell office:value-type="float" office:value="3404">
                <text:p>3404</text:p>
              </table:table-cell>
              <table:table-cell office:value-type="float" office:value="2046">
                <text:p>2046</text:p>
              </table:table-cell>
              <table:table-cell office:value-type="float" office:value="4248">
                <text:p>42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407">
                <text:p>10407</text:p>
              </table:table-cell>
              <table:table-cell office:value-type="float" office:value="3523">
                <text:p>3523</text:p>
              </table:table-cell>
              <table:table-cell office:value-type="float" office:value="2147">
                <text:p>2147</text:p>
              </table:table-cell>
              <table:table-cell office:value-type="float" office:value="4078">
                <text:p>40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83">
                <text:p>10083</text:p>
              </table:table-cell>
              <table:table-cell office:value-type="float" office:value="3535">
                <text:p>3535</text:p>
              </table:table-cell>
              <table:table-cell office:value-type="float" office:value="2117">
                <text:p>2117</text:p>
              </table:table-cell>
              <table:table-cell office:value-type="float" office:value="3815">
                <text:p>38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522">
                <text:p>11522</text:p>
              </table:table-cell>
              <table:table-cell office:value-type="float" office:value="3286">
                <text:p>3286</text:p>
              </table:table-cell>
              <table:table-cell office:value-type="float" office:value="2137">
                <text:p>2137</text:p>
              </table:table-cell>
              <table:table-cell office:value-type="float" office:value="4743">
                <text:p>47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48">
                <text:p>8448</text:p>
              </table:table-cell>
              <table:table-cell office:value-type="float" office:value="3273">
                <text:p>3273</text:p>
              </table:table-cell>
              <table:table-cell office:value-type="float" office:value="2014">
                <text:p>2014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70">
                <text:p>10170</text:p>
              </table:table-cell>
              <table:table-cell office:value-type="float" office:value="3060">
                <text:p>3060</text:p>
              </table:table-cell>
              <table:table-cell office:value-type="float" office:value="2106">
                <text:p>2106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22">
                <text:p>10522</text:p>
              </table:table-cell>
              <table:table-cell office:value-type="float" office:value="3011">
                <text:p>3011</text:p>
              </table:table-cell>
              <table:table-cell office:value-type="float" office:value="2161">
                <text:p>2161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299">
                <text:p>10299</text:p>
              </table:table-cell>
              <table:table-cell office:value-type="float" office:value="2938">
                <text:p>2938</text:p>
              </table:table-cell>
              <table:table-cell office:value-type="float" office:value="2030">
                <text:p>2030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60">
                <text:p>10360</text:p>
              </table:table-cell>
              <table:table-cell office:value-type="float" office:value="3521">
                <text:p>3521</text:p>
              </table:table-cell>
              <table:table-cell office:value-type="float" office:value="1979">
                <text:p>1979</text:p>
              </table:table-cell>
              <table:table-cell office:value-type="float" office:value="4130">
                <text:p>41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417">
                <text:p>10417</text:p>
              </table:table-cell>
              <table:table-cell office:value-type="float" office:value="3091">
                <text:p>3091</text:p>
              </table:table-cell>
              <table:table-cell office:value-type="float" office:value="2145">
                <text:p>2145</text:p>
              </table:table-cell>
              <table:table-cell office:value-type="float" office:value="3941">
                <text:p>39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420">
                <text:p>9420</text:p>
              </table:table-cell>
              <table:table-cell office:value-type="float" office:value="2881">
                <text:p>2881</text:p>
              </table:table-cell>
              <table:table-cell office:value-type="float" office:value="1989">
                <text:p>1989</text:p>
              </table:table-cell>
              <table:table-cell office:value-type="float" office:value="3814">
                <text:p>38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66">
                <text:p>9966</text:p>
              </table:table-cell>
              <table:table-cell office:value-type="float" office:value="3279">
                <text:p>3279</text:p>
              </table:table-cell>
              <table:table-cell office:value-type="float" office:value="2045">
                <text:p>2045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28">
                <text:p>7528</text:p>
              </table:table-cell>
              <table:table-cell office:value-type="float" office:value="3223">
                <text:p>3223</text:p>
              </table:table-cell>
              <table:table-cell office:value-type="float" office:value="2163">
                <text:p>2163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617">
                <text:p>9617</text:p>
              </table:table-cell>
              <table:table-cell office:value-type="float" office:value="3053">
                <text:p>3053</text:p>
              </table:table-cell>
              <table:table-cell office:value-type="float" office:value="2141">
                <text:p>2141</text:p>
              </table:table-cell>
              <table:table-cell office:value-type="float" office:value="3851">
                <text:p>38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36">
                <text:p>10036</text:p>
              </table:table-cell>
              <table:table-cell office:value-type="float" office:value="3735">
                <text:p>3735</text:p>
              </table:table-cell>
              <table:table-cell office:value-type="float" office:value="2104">
                <text:p>2104</text:p>
              </table:table-cell>
              <table:table-cell office:value-type="float" office:value="4141">
                <text:p>41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975">
                <text:p>10975</text:p>
              </table:table-cell>
              <table:table-cell office:value-type="float" office:value="3334">
                <text:p>3334</text:p>
              </table:table-cell>
              <table:table-cell office:value-type="float" office:value="2126">
                <text:p>2126</text:p>
              </table:table-cell>
              <table:table-cell office:value-type="float" office:value="4109">
                <text:p>41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98">
                <text:p>9698</text:p>
              </table:table-cell>
              <table:table-cell office:value-type="float" office:value="3426">
                <text:p>3426</text:p>
              </table:table-cell>
              <table:table-cell office:value-type="float" office:value="2227">
                <text:p>2227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68">
                <text:p>10268</text:p>
              </table:table-cell>
              <table:table-cell office:value-type="float" office:value="3608">
                <text:p>3608</text:p>
              </table:table-cell>
              <table:table-cell office:value-type="float" office:value="2138">
                <text:p>2138</text:p>
              </table:table-cell>
              <table:table-cell office:value-type="float" office:value="4220">
                <text:p>42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939">
                <text:p>7939</text:p>
              </table:table-cell>
              <table:table-cell office:value-type="float" office:value="2472">
                <text:p>2472</text:p>
              </table:table-cell>
              <table:table-cell office:value-type="float" office:value="1941">
                <text:p>1941</text:p>
              </table:table-cell>
              <table:table-cell office:value-type="float" office:value="3818">
                <text:p>38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669">
                <text:p>9669</text:p>
              </table:table-cell>
              <table:table-cell office:value-type="float" office:value="3283">
                <text:p>3283</text:p>
              </table:table-cell>
              <table:table-cell office:value-type="float" office:value="2152">
                <text:p>2152</text:p>
              </table:table-cell>
              <table:table-cell office:value-type="float" office:value="4331">
                <text:p>43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99">
                <text:p>10299</text:p>
              </table:table-cell>
              <table:table-cell office:value-type="float" office:value="3797">
                <text:p>3797</text:p>
              </table:table-cell>
              <table:table-cell office:value-type="float" office:value="2173">
                <text:p>2173</text:p>
              </table:table-cell>
              <table:table-cell office:value-type="float" office:value="4207">
                <text:p>42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62">
                <text:p>10062</text:p>
              </table:table-cell>
              <table:table-cell office:value-type="float" office:value="3071">
                <text:p>3071</text:p>
              </table:table-cell>
              <table:table-cell office:value-type="float" office:value="2110">
                <text:p>2110</text:p>
              </table:table-cell>
              <table:table-cell office:value-type="float" office:value="4011">
                <text:p>40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390">
                <text:p>9390</text:p>
              </table:table-cell>
              <table:table-cell office:value-type="float" office:value="2827">
                <text:p>2827</text:p>
              </table:table-cell>
              <table:table-cell office:value-type="float" office:value="2018">
                <text:p>2018</text:p>
              </table:table-cell>
              <table:table-cell office:value-type="float" office:value="4393">
                <text:p>43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35">
                <text:p>10235</text:p>
              </table:table-cell>
              <table:table-cell office:value-type="float" office:value="2724">
                <text:p>2724</text:p>
              </table:table-cell>
              <table:table-cell office:value-type="float" office:value="2239">
                <text:p>2239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240">
                <text:p>8240</text:p>
              </table:table-cell>
              <table:table-cell office:value-type="float" office:value="2867">
                <text:p>2867</text:p>
              </table:table-cell>
              <table:table-cell office:value-type="float" office:value="2183">
                <text:p>2183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801">
                <text:p>10801</text:p>
              </table:table-cell>
              <table:table-cell office:value-type="float" office:value="3677">
                <text:p>3677</text:p>
              </table:table-cell>
              <table:table-cell office:value-type="float" office:value="2127">
                <text:p>2127</text:p>
              </table:table-cell>
              <table:table-cell office:value-type="float" office:value="4194">
                <text:p>41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28">
                <text:p>9528</text:p>
              </table:table-cell>
              <table:table-cell office:value-type="float" office:value="3937">
                <text:p>3937</text:p>
              </table:table-cell>
              <table:table-cell office:value-type="float" office:value="2040">
                <text:p>2040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085">
                <text:p>11085</text:p>
              </table:table-cell>
              <table:table-cell office:value-type="float" office:value="3550">
                <text:p>3550</text:p>
              </table:table-cell>
              <table:table-cell office:value-type="float" office:value="1999">
                <text:p>1999</text:p>
              </table:table-cell>
              <table:table-cell office:value-type="float" office:value="4774">
                <text:p>47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402">
                <text:p>8402</text:p>
              </table:table-cell>
              <table:table-cell office:value-type="float" office:value="3454">
                <text:p>3454</text:p>
              </table:table-cell>
              <table:table-cell office:value-type="float" office:value="1994">
                <text:p>1994</text:p>
              </table:table-cell>
              <table:table-cell office:value-type="float" office:value="4224">
                <text:p>42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785">
                <text:p>9785</text:p>
              </table:table-cell>
              <table:table-cell office:value-type="float" office:value="3696">
                <text:p>3696</text:p>
              </table:table-cell>
              <table:table-cell office:value-type="float" office:value="2357">
                <text:p>2357</text:p>
              </table:table-cell>
              <table:table-cell office:value-type="float" office:value="4058">
                <text:p>40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5">
                <text:p>9005</text:p>
              </table:table-cell>
              <table:table-cell office:value-type="float" office:value="3102">
                <text:p>3102</text:p>
              </table:table-cell>
              <table:table-cell office:value-type="float" office:value="2185">
                <text:p>2185</text:p>
              </table:table-cell>
              <table:table-cell office:value-type="float" office:value="4330">
                <text:p>43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40">
                <text:p>9340</text:p>
              </table:table-cell>
              <table:table-cell office:value-type="float" office:value="3131">
                <text:p>3131</text:p>
              </table:table-cell>
              <table:table-cell office:value-type="float" office:value="2271">
                <text:p>2271</text:p>
              </table:table-cell>
              <table:table-cell office:value-type="float" office:value="3873">
                <text:p>38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216">
                <text:p>10216</text:p>
              </table:table-cell>
              <table:table-cell office:value-type="float" office:value="3362">
                <text:p>3362</text:p>
              </table:table-cell>
              <table:table-cell office:value-type="float" office:value="2010">
                <text:p>2010</text:p>
              </table:table-cell>
              <table:table-cell office:value-type="float" office:value="4348">
                <text:p>43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82">
                <text:p>9282</text:p>
              </table:table-cell>
              <table:table-cell office:value-type="float" office:value="3774">
                <text:p>3774</text:p>
              </table:table-cell>
              <table:table-cell office:value-type="float" office:value="2150">
                <text:p>2150</text:p>
              </table:table-cell>
              <table:table-cell office:value-type="float" office:value="3982">
                <text:p>39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59">
                <text:p>9959</text:p>
              </table:table-cell>
              <table:table-cell office:value-type="float" office:value="3345">
                <text:p>3345</text:p>
              </table:table-cell>
              <table:table-cell office:value-type="float" office:value="2009">
                <text:p>2009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19">
                <text:p>10019</text:p>
              </table:table-cell>
              <table:table-cell office:value-type="float" office:value="3237">
                <text:p>3237</text:p>
              </table:table-cell>
              <table:table-cell office:value-type="float" office:value="2390">
                <text:p>2390</text:p>
              </table:table-cell>
              <table:table-cell office:value-type="float" office:value="4242">
                <text:p>42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17">
                <text:p>10017</text:p>
              </table:table-cell>
              <table:table-cell office:value-type="float" office:value="2961">
                <text:p>2961</text:p>
              </table:table-cell>
              <table:table-cell office:value-type="float" office:value="2245">
                <text:p>2245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16">
                <text:p>9016</text:p>
              </table:table-cell>
              <table:table-cell office:value-type="float" office:value="3426">
                <text:p>3426</text:p>
              </table:table-cell>
              <table:table-cell office:value-type="float" office:value="2238">
                <text:p>2238</text:p>
              </table:table-cell>
              <table:table-cell office:value-type="float" office:value="4211">
                <text:p>42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912">
                <text:p>10912</text:p>
              </table:table-cell>
              <table:table-cell office:value-type="float" office:value="2860">
                <text:p>2860</text:p>
              </table:table-cell>
              <table:table-cell office:value-type="float" office:value="2185">
                <text:p>2185</text:p>
              </table:table-cell>
              <table:table-cell office:value-type="float" office:value="4606">
                <text:p>46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49">
                <text:p>10749</text:p>
              </table:table-cell>
              <table:table-cell office:value-type="float" office:value="3104">
                <text:p>3104</text:p>
              </table:table-cell>
              <table:table-cell office:value-type="float" office:value="2166">
                <text:p>2166</text:p>
              </table:table-cell>
              <table:table-cell office:value-type="float" office:value="4418">
                <text:p>44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941">
                <text:p>10941</text:p>
              </table:table-cell>
              <table:table-cell office:value-type="float" office:value="3262">
                <text:p>3262</text:p>
              </table:table-cell>
              <table:table-cell office:value-type="float" office:value="2020">
                <text:p>2020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815">
                <text:p>10815</text:p>
              </table:table-cell>
              <table:table-cell office:value-type="float" office:value="3008">
                <text:p>3008</text:p>
              </table:table-cell>
              <table:table-cell office:value-type="float" office:value="2012">
                <text:p>2012</text:p>
              </table:table-cell>
              <table:table-cell office:value-type="float" office:value="3993">
                <text:p>39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100">
                <text:p>10100</text:p>
              </table:table-cell>
              <table:table-cell office:value-type="float" office:value="3007">
                <text:p>3007</text:p>
              </table:table-cell>
              <table:table-cell office:value-type="float" office:value="2055">
                <text:p>2055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601">
                <text:p>9601</text:p>
              </table:table-cell>
              <table:table-cell office:value-type="float" office:value="4029">
                <text:p>4029</text:p>
              </table:table-cell>
              <table:table-cell office:value-type="float" office:value="2131">
                <text:p>2131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775">
                <text:p>9775</text:p>
              </table:table-cell>
              <table:table-cell office:value-type="float" office:value="3485">
                <text:p>3485</text:p>
              </table:table-cell>
              <table:table-cell office:value-type="float" office:value="2026">
                <text:p>2026</text:p>
              </table:table-cell>
              <table:table-cell office:value-type="float" office:value="3654">
                <text:p>36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849">
                <text:p>9849</text:p>
              </table:table-cell>
              <table:table-cell office:value-type="float" office:value="3114">
                <text:p>3114</text:p>
              </table:table-cell>
              <table:table-cell office:value-type="float" office:value="2062">
                <text:p>2062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003">
                <text:p>11003</text:p>
              </table:table-cell>
              <table:table-cell office:value-type="float" office:value="3639">
                <text:p>3639</text:p>
              </table:table-cell>
              <table:table-cell office:value-type="float" office:value="2287">
                <text:p>2287</text:p>
              </table:table-cell>
              <table:table-cell office:value-type="float" office:value="4336">
                <text:p>43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25">
                <text:p>9925</text:p>
              </table:table-cell>
              <table:table-cell office:value-type="float" office:value="3180">
                <text:p>3180</text:p>
              </table:table-cell>
              <table:table-cell office:value-type="float" office:value="2059">
                <text:p>2059</text:p>
              </table:table-cell>
              <table:table-cell office:value-type="float" office:value="3672">
                <text:p>36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251">
                <text:p>9251</text:p>
              </table:table-cell>
              <table:table-cell office:value-type="float" office:value="3245">
                <text:p>3245</text:p>
              </table:table-cell>
              <table:table-cell office:value-type="float" office:value="2111">
                <text:p>2111</text:p>
              </table:table-cell>
              <table:table-cell office:value-type="float" office:value="4097">
                <text:p>40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499">
                <text:p>9499</text:p>
              </table:table-cell>
              <table:table-cell office:value-type="float" office:value="3362">
                <text:p>3362</text:p>
              </table:table-cell>
              <table:table-cell office:value-type="float" office:value="2123">
                <text:p>2123</text:p>
              </table:table-cell>
              <table:table-cell office:value-type="float" office:value="3805">
                <text:p>38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958">
                <text:p>10958</text:p>
              </table:table-cell>
              <table:table-cell office:value-type="float" office:value="3257">
                <text:p>3257</text:p>
              </table:table-cell>
              <table:table-cell office:value-type="float" office:value="2051">
                <text:p>2051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73">
                <text:p>10073</text:p>
              </table:table-cell>
              <table:table-cell office:value-type="float" office:value="2704">
                <text:p>2704</text:p>
              </table:table-cell>
              <table:table-cell office:value-type="float" office:value="1962">
                <text:p>1962</text:p>
              </table:table-cell>
              <table:table-cell office:value-type="float" office:value="3881">
                <text:p>38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416">
                <text:p>10416</text:p>
              </table:table-cell>
              <table:table-cell office:value-type="float" office:value="3269">
                <text:p>3269</text:p>
              </table:table-cell>
              <table:table-cell office:value-type="float" office:value="1936">
                <text:p>1936</text:p>
              </table:table-cell>
              <table:table-cell office:value-type="float" office:value="4214">
                <text:p>42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769">
                <text:p>8769</text:p>
              </table:table-cell>
              <table:table-cell office:value-type="float" office:value="3556">
                <text:p>3556</text:p>
              </table:table-cell>
              <table:table-cell office:value-type="float" office:value="2146">
                <text:p>2146</text:p>
              </table:table-cell>
              <table:table-cell office:value-type="float" office:value="4237">
                <text:p>42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95">
                <text:p>8595</text:p>
              </table:table-cell>
              <table:table-cell office:value-type="float" office:value="3041">
                <text:p>3041</text:p>
              </table:table-cell>
              <table:table-cell office:value-type="float" office:value="2062">
                <text:p>2062</text:p>
              </table:table-cell>
              <table:table-cell office:value-type="float" office:value="4011">
                <text:p>40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547">
                <text:p>9547</text:p>
              </table:table-cell>
              <table:table-cell office:value-type="float" office:value="3321">
                <text:p>3321</text:p>
              </table:table-cell>
              <table:table-cell office:value-type="float" office:value="2309">
                <text:p>2309</text:p>
              </table:table-cell>
              <table:table-cell office:value-type="float" office:value="4188">
                <text:p>41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573">
                <text:p>7573</text:p>
              </table:table-cell>
              <table:table-cell office:value-type="float" office:value="3665">
                <text:p>3665</text:p>
              </table:table-cell>
              <table:table-cell office:value-type="float" office:value="2154">
                <text:p>2154</text:p>
              </table:table-cell>
              <table:table-cell office:value-type="float" office:value="4219">
                <text:p>42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265">
                <text:p>10265</text:p>
              </table:table-cell>
              <table:table-cell office:value-type="float" office:value="3100">
                <text:p>3100</text:p>
              </table:table-cell>
              <table:table-cell office:value-type="float" office:value="2134">
                <text:p>2134</text:p>
              </table:table-cell>
              <table:table-cell office:value-type="float" office:value="4213">
                <text:p>42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689">
                <text:p>10689</text:p>
              </table:table-cell>
              <table:table-cell office:value-type="float" office:value="2931">
                <text:p>2931</text:p>
              </table:table-cell>
              <table:table-cell office:value-type="float" office:value="2218">
                <text:p>2218</text:p>
              </table:table-cell>
              <table:table-cell office:value-type="float" office:value="4007">
                <text:p>40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292">
                <text:p>10292</text:p>
              </table:table-cell>
              <table:table-cell office:value-type="float" office:value="3051">
                <text:p>3051</text:p>
              </table:table-cell>
              <table:table-cell office:value-type="float" office:value="2212">
                <text:p>2212</text:p>
              </table:table-cell>
              <table:table-cell office:value-type="float" office:value="3883">
                <text:p>38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267">
                <text:p>10267</text:p>
              </table:table-cell>
              <table:table-cell office:value-type="float" office:value="3092">
                <text:p>3092</text:p>
              </table:table-cell>
              <table:table-cell office:value-type="float" office:value="2093">
                <text:p>2093</text:p>
              </table:table-cell>
              <table:table-cell office:value-type="float" office:value="3749">
                <text:p>37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975">
                <text:p>9975</text:p>
              </table:table-cell>
              <table:table-cell office:value-type="float" office:value="3031">
                <text:p>3031</text:p>
              </table:table-cell>
              <table:table-cell office:value-type="float" office:value="2069">
                <text:p>2069</text:p>
              </table:table-cell>
              <table:table-cell office:value-type="float" office:value="3770">
                <text:p>377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102">
                <text:p>9102</text:p>
              </table:table-cell>
              <table:table-cell office:value-type="float" office:value="2777">
                <text:p>2777</text:p>
              </table:table-cell>
              <table:table-cell office:value-type="float" office:value="1971">
                <text:p>1971</text:p>
              </table:table-cell>
              <table:table-cell office:value-type="float" office:value="4662">
                <text:p>46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057">
                <text:p>11057</text:p>
              </table:table-cell>
              <table:table-cell office:value-type="float" office:value="4182">
                <text:p>4182</text:p>
              </table:table-cell>
              <table:table-cell office:value-type="float" office:value="2257">
                <text:p>2257</text:p>
              </table:table-cell>
              <table:table-cell office:value-type="float" office:value="4323">
                <text:p>43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668">
                <text:p>9668</text:p>
              </table:table-cell>
              <table:table-cell office:value-type="float" office:value="4161">
                <text:p>4161</text:p>
              </table:table-cell>
              <table:table-cell office:value-type="float" office:value="2149">
                <text:p>2149</text:p>
              </table:table-cell>
              <table:table-cell office:value-type="float" office:value="4582">
                <text:p>45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44">
                <text:p>9544</text:p>
              </table:table-cell>
              <table:table-cell office:value-type="float" office:value="3304">
                <text:p>3304</text:p>
              </table:table-cell>
              <table:table-cell office:value-type="float" office:value="2182">
                <text:p>2182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99">
                <text:p>11199</text:p>
              </table:table-cell>
              <table:table-cell office:value-type="float" office:value="3055">
                <text:p>3055</text:p>
              </table:table-cell>
              <table:table-cell office:value-type="float" office:value="2161">
                <text:p>2161</text:p>
              </table:table-cell>
              <table:table-cell office:value-type="float" office:value="4117">
                <text:p>41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856">
                <text:p>10856</text:p>
              </table:table-cell>
              <table:table-cell office:value-type="float" office:value="3105">
                <text:p>3105</text:p>
              </table:table-cell>
              <table:table-cell office:value-type="float" office:value="2179">
                <text:p>2179</text:p>
              </table:table-cell>
              <table:table-cell office:value-type="float" office:value="4529">
                <text:p>45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553">
                <text:p>10553</text:p>
              </table:table-cell>
              <table:table-cell office:value-type="float" office:value="3628">
                <text:p>3628</text:p>
              </table:table-cell>
              <table:table-cell office:value-type="float" office:value="2168">
                <text:p>2168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967">
                <text:p>7967</text:p>
              </table:table-cell>
              <table:table-cell office:value-type="float" office:value="3218">
                <text:p>3218</text:p>
              </table:table-cell>
              <table:table-cell office:value-type="float" office:value="2292">
                <text:p>2292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127">
                <text:p>8127</text:p>
              </table:table-cell>
              <table:table-cell office:value-type="float" office:value="3728">
                <text:p>3728</text:p>
              </table:table-cell>
              <table:table-cell office:value-type="float" office:value="2155">
                <text:p>2155</text:p>
              </table:table-cell>
              <table:table-cell office:value-type="float" office:value="4433">
                <text:p>44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690">
                <text:p>9690</text:p>
              </table:table-cell>
              <table:table-cell office:value-type="float" office:value="3720">
                <text:p>3720</text:p>
              </table:table-cell>
              <table:table-cell office:value-type="float" office:value="2182">
                <text:p>2182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84">
                <text:p>10084</text:p>
              </table:table-cell>
              <table:table-cell office:value-type="float" office:value="3163">
                <text:p>3163</text:p>
              </table:table-cell>
              <table:table-cell office:value-type="float" office:value="2143">
                <text:p>2143</text:p>
              </table:table-cell>
              <table:table-cell office:value-type="float" office:value="4097">
                <text:p>40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82">
                <text:p>10082</text:p>
              </table:table-cell>
              <table:table-cell office:value-type="float" office:value="3719">
                <text:p>3719</text:p>
              </table:table-cell>
              <table:table-cell office:value-type="float" office:value="2053">
                <text:p>2053</text:p>
              </table:table-cell>
              <table:table-cell office:value-type="float" office:value="3967">
                <text:p>39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187">
                <text:p>6187</text:p>
              </table:table-cell>
              <table:table-cell office:value-type="float" office:value="3461">
                <text:p>3461</text:p>
              </table:table-cell>
              <table:table-cell office:value-type="float" office:value="2072">
                <text:p>2072</text:p>
              </table:table-cell>
              <table:table-cell office:value-type="float" office:value="4107">
                <text:p>41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15">
                <text:p>9315</text:p>
              </table:table-cell>
              <table:table-cell office:value-type="float" office:value="3443">
                <text:p>3443</text:p>
              </table:table-cell>
              <table:table-cell office:value-type="float" office:value="2155">
                <text:p>2155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433">
                <text:p>8433</text:p>
              </table:table-cell>
              <table:table-cell office:value-type="float" office:value="3437">
                <text:p>3437</text:p>
              </table:table-cell>
              <table:table-cell office:value-type="float" office:value="2047">
                <text:p>2047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83">
                <text:p>9783</text:p>
              </table:table-cell>
              <table:table-cell office:value-type="float" office:value="3326">
                <text:p>3326</text:p>
              </table:table-cell>
              <table:table-cell office:value-type="float" office:value="2151">
                <text:p>2151</text:p>
              </table:table-cell>
              <table:table-cell office:value-type="float" office:value="4029">
                <text:p>40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403">
                <text:p>10403</text:p>
              </table:table-cell>
              <table:table-cell office:value-type="float" office:value="2918">
                <text:p>2918</text:p>
              </table:table-cell>
              <table:table-cell office:value-type="float" office:value="2087">
                <text:p>2087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02">
                <text:p>11002</text:p>
              </table:table-cell>
              <table:table-cell office:value-type="float" office:value="3275">
                <text:p>3275</text:p>
              </table:table-cell>
              <table:table-cell office:value-type="float" office:value="2104">
                <text:p>2104</text:p>
              </table:table-cell>
              <table:table-cell office:value-type="float" office:value="3733">
                <text:p>37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391">
                <text:p>9391</text:p>
              </table:table-cell>
              <table:table-cell office:value-type="float" office:value="3480">
                <text:p>3480</text:p>
              </table:table-cell>
              <table:table-cell office:value-type="float" office:value="2038">
                <text:p>2038</text:p>
              </table:table-cell>
              <table:table-cell office:value-type="float" office:value="4575">
                <text:p>45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496">
                <text:p>9496</text:p>
              </table:table-cell>
              <table:table-cell office:value-type="float" office:value="3647">
                <text:p>3647</text:p>
              </table:table-cell>
              <table:table-cell office:value-type="float" office:value="2268">
                <text:p>2268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002">
                <text:p>9002</text:p>
              </table:table-cell>
              <table:table-cell office:value-type="float" office:value="3643">
                <text:p>3643</text:p>
              </table:table-cell>
              <table:table-cell office:value-type="float" office:value="2278">
                <text:p>2278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376">
                <text:p>8376</text:p>
              </table:table-cell>
              <table:table-cell office:value-type="float" office:value="3870">
                <text:p>3870</text:p>
              </table:table-cell>
              <table:table-cell office:value-type="float" office:value="2104">
                <text:p>2104</text:p>
              </table:table-cell>
              <table:table-cell office:value-type="float" office:value="4202">
                <text:p>42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431">
                <text:p>8431</text:p>
              </table:table-cell>
              <table:table-cell office:value-type="float" office:value="3525">
                <text:p>3525</text:p>
              </table:table-cell>
              <table:table-cell office:value-type="float" office:value="2146">
                <text:p>2146</text:p>
              </table:table-cell>
              <table:table-cell office:value-type="float" office:value="3695">
                <text:p>36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64cm" svg:y="0.172cm" chart:style-name="ch2">
          <text:p>50 nodes comparison: LS, VND, BVNS, TS
 niter=10, anxious, initial solution=group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group_memory_10_times4ave_1_maxs_10.0'.E1:'TESTBENCH_metaheu_ls_vnd_bvns_ts__niter_10_search_anxious_init_group_memory_10_times4ave_1_maxs_10.0'.E101 'TESTBENCH_metaheu_ls_vnd_bvns_ts__niter_10_search_anxious_init_group_memory_10_times4ave_1_maxs_10.0'.H1:'TESTBENCH_metaheu_ls_vnd_bvns_ts__niter_10_search_anxious_init_group_memory_10_times4ave_1_maxs_10.0'.H101 'TESTBENCH_metaheu_ls_vnd_bvns_ts__niter_10_search_anxious_init_group_memory_10_times4ave_1_maxs_10.0'.K1:'TESTBENCH_metaheu_ls_vnd_bvns_ts__niter_10_search_anxious_init_group_memory_10_times4ave_1_maxs_10.0'.K101 'TESTBENCH_metaheu_ls_vnd_bvns_ts__niter_10_search_anxious_init_group_memory_10_times4ave_1_maxs_10.0'.N1:'TESTBENCH_metaheu_ls_vnd_bvns_ts__niter_10_search_anxious_init_group_memory_10_times4ave_1_maxs_10.0'.N101" chart:data-source-has-labels="row" svg:x="0.59cm" svg:y="1.751cm" svg:width="34.412cm" svg:height="6.408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group_memory_10_times4ave_1_maxs_10.0'.E2:'TESTBENCH_metaheu_ls_vnd_bvns_ts__niter_10_search_anxious_init_group_memory_10_times4ave_1_maxs_10.0'.E101" chart:label-cell-address="'TESTBENCH_metaheu_ls_vnd_bvns_ts__niter_10_search_anxious_init_group_memory_10_times4ave_1_maxs_10.0'.E1:'TESTBENCH_metaheu_ls_vnd_bvns_ts__niter_10_search_anxious_init_group_memory_10_times4ave_1_maxs_10.0'.E1" chart:class="chart:line">
            <chart:data-point chart:repeated="100"/>
          </chart:series>
          <chart:series chart:style-name="ch8" chart:values-cell-range-address="'TESTBENCH_metaheu_ls_vnd_bvns_ts__niter_10_search_anxious_init_group_memory_10_times4ave_1_maxs_10.0'.H2:'TESTBENCH_metaheu_ls_vnd_bvns_ts__niter_10_search_anxious_init_group_memory_10_times4ave_1_maxs_10.0'.H101" chart:label-cell-address="'TESTBENCH_metaheu_ls_vnd_bvns_ts__niter_10_search_anxious_init_group_memory_10_times4ave_1_maxs_10.0'.H1:'TESTBENCH_metaheu_ls_vnd_bvns_ts__niter_10_search_anxious_init_group_memory_10_times4ave_1_maxs_10.0'.H1" chart:class="chart:line">
            <chart:data-point chart:repeated="100"/>
          </chart:series>
          <chart:series chart:style-name="ch9" chart:values-cell-range-address="'TESTBENCH_metaheu_ls_vnd_bvns_ts__niter_10_search_anxious_init_group_memory_10_times4ave_1_maxs_10.0'.K2:'TESTBENCH_metaheu_ls_vnd_bvns_ts__niter_10_search_anxious_init_group_memory_10_times4ave_1_maxs_10.0'.K101" chart:label-cell-address="'TESTBENCH_metaheu_ls_vnd_bvns_ts__niter_10_search_anxious_init_group_memory_10_times4ave_1_maxs_10.0'.K1:'TESTBENCH_metaheu_ls_vnd_bvns_ts__niter_10_search_anxious_init_group_memory_10_times4ave_1_maxs_10.0'.K1" chart:class="chart:line">
            <chart:data-point chart:repeated="100"/>
          </chart:series>
          <chart:series chart:style-name="ch10" chart:values-cell-range-address="'TESTBENCH_metaheu_ls_vnd_bvns_ts__niter_10_search_anxious_init_group_memory_10_times4ave_1_maxs_10.0'.N2:'TESTBENCH_metaheu_ls_vnd_bvns_ts__niter_10_search_anxious_init_group_memory_10_times4ave_1_maxs_10.0'.N101" chart:label-cell-address="'TESTBENCH_metaheu_ls_vnd_bvns_ts__niter_10_search_anxious_init_group_memory_10_times4ave_1_maxs_10.0'.N1:'TESTBENCH_metaheu_ls_vnd_bvns_ts__niter_10_search_anxious_init_group_memory_10_times4ave_1_maxs_10.0'.N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best_cost</text:p>
                <draw:g>
                  <svg:desc>'TESTBENCH_metaheu_ls_vnd_bvns_ts__niter_10_search_anxious_init_group_memory_10_times4ave_1_maxs_10.0'.E1:'TESTBENCH_metaheu_ls_vnd_bvns_ts__niter_10_search_anxious_init_group_memory_10_times4ave_1_maxs_10.0'.E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anxious_init_group_memory_10_times4ave_1_maxs_10.0'.H1:'TESTBENCH_metaheu_ls_vnd_bvns_ts__niter_10_search_anxious_init_group_memory_10_times4ave_1_maxs_10.0'.H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anxious_init_group_memory_10_times4ave_1_maxs_10.0'.K1:'TESTBENCH_metaheu_ls_vnd_bvns_ts__niter_10_search_anxious_init_group_memory_10_times4ave_1_maxs_10.0'.K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anxious_init_group_memory_10_times4ave_1_maxs_10.0'.N1:'TESTBENCH_metaheu_ls_vnd_bvns_ts__niter_10_search_anxious_init_group_memory_10_times4ave_1_maxs_10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52">
                <text:p>5352</text:p>
                <draw:g>
                  <svg:desc>'TESTBENCH_metaheu_ls_vnd_bvns_ts__niter_10_search_anxious_init_group_memory_10_times4ave_1_maxs_10.0'.E2:'TESTBENCH_metaheu_ls_vnd_bvns_ts__niter_10_search_anxious_init_group_memory_10_times4ave_1_maxs_10.0'.E101</svg:desc>
                </draw:g>
              </table:table-cell>
              <table:table-cell office:value-type="float" office:value="3449">
                <text:p>3449</text:p>
                <draw:g>
                  <svg:desc>'TESTBENCH_metaheu_ls_vnd_bvns_ts__niter_10_search_anxious_init_group_memory_10_times4ave_1_maxs_10.0'.H2:'TESTBENCH_metaheu_ls_vnd_bvns_ts__niter_10_search_anxious_init_group_memory_10_times4ave_1_maxs_10.0'.H101</svg:desc>
                </draw:g>
              </table:table-cell>
              <table:table-cell office:value-type="float" office:value="2109">
                <text:p>2109</text:p>
                <draw:g>
                  <svg:desc>'TESTBENCH_metaheu_ls_vnd_bvns_ts__niter_10_search_anxious_init_group_memory_10_times4ave_1_maxs_10.0'.K2:'TESTBENCH_metaheu_ls_vnd_bvns_ts__niter_10_search_anxious_init_group_memory_10_times4ave_1_maxs_10.0'.K101</svg:desc>
                </draw:g>
              </table:table-cell>
              <table:table-cell office:value-type="float" office:value="3432">
                <text:p>3432</text:p>
                <draw:g>
                  <svg:desc>'TESTBENCH_metaheu_ls_vnd_bvns_ts__niter_10_search_anxious_init_group_memory_10_times4ave_1_maxs_10.0'.N2:'TESTBENCH_metaheu_ls_vnd_bvns_ts__niter_10_search_anxious_init_group_memory_10_times4ave_1_maxs_10.0'.N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7">
                <text:p>5247</text:p>
              </table:table-cell>
              <table:table-cell office:value-type="float" office:value="3112">
                <text:p>3112</text:p>
              </table:table-cell>
              <table:table-cell office:value-type="float" office:value="2139">
                <text:p>2139</text:p>
              </table:table-cell>
              <table:table-cell office:value-type="float" office:value="3382">
                <text:p>3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90">
                <text:p>5190</text:p>
              </table:table-cell>
              <table:table-cell office:value-type="float" office:value="2882">
                <text:p>2882</text:p>
              </table:table-cell>
              <table:table-cell office:value-type="float" office:value="1919">
                <text:p>1919</text:p>
              </table:table-cell>
              <table:table-cell office:value-type="float" office:value="3457">
                <text:p>34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90">
                <text:p>5790</text:p>
              </table:table-cell>
              <table:table-cell office:value-type="float" office:value="3810">
                <text:p>3810</text:p>
              </table:table-cell>
              <table:table-cell office:value-type="float" office:value="2193">
                <text:p>2193</text:p>
              </table:table-cell>
              <table:table-cell office:value-type="float" office:value="3563">
                <text:p>35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38">
                <text:p>4238</text:p>
              </table:table-cell>
              <table:table-cell office:value-type="float" office:value="3406">
                <text:p>3406</text:p>
              </table:table-cell>
              <table:table-cell office:value-type="float" office:value="2057">
                <text:p>2057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50">
                <text:p>4950</text:p>
              </table:table-cell>
              <table:table-cell office:value-type="float" office:value="2876">
                <text:p>2876</text:p>
              </table:table-cell>
              <table:table-cell office:value-type="float" office:value="2104">
                <text:p>2104</text:p>
              </table:table-cell>
              <table:table-cell office:value-type="float" office:value="3518">
                <text:p>35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44">
                <text:p>4344</text:p>
              </table:table-cell>
              <table:table-cell office:value-type="float" office:value="3513">
                <text:p>3513</text:p>
              </table:table-cell>
              <table:table-cell office:value-type="float" office:value="1994">
                <text:p>1994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85">
                <text:p>5085</text:p>
              </table:table-cell>
              <table:table-cell office:value-type="float" office:value="3924">
                <text:p>3924</text:p>
              </table:table-cell>
              <table:table-cell office:value-type="float" office:value="2027">
                <text:p>2027</text:p>
              </table:table-cell>
              <table:table-cell office:value-type="float" office:value="3382">
                <text:p>33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90">
                <text:p>4090</text:p>
              </table:table-cell>
              <table:table-cell office:value-type="float" office:value="3558">
                <text:p>3558</text:p>
              </table:table-cell>
              <table:table-cell office:value-type="float" office:value="2157">
                <text:p>2157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43">
                <text:p>4943</text:p>
              </table:table-cell>
              <table:table-cell office:value-type="float" office:value="2803">
                <text:p>2803</text:p>
              </table:table-cell>
              <table:table-cell office:value-type="float" office:value="2011">
                <text:p>2011</text:p>
              </table:table-cell>
              <table:table-cell office:value-type="float" office:value="3139">
                <text:p>3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18">
                <text:p>4818</text:p>
              </table:table-cell>
              <table:table-cell office:value-type="float" office:value="3522">
                <text:p>3522</text:p>
              </table:table-cell>
              <table:table-cell office:value-type="float" office:value="2316">
                <text:p>2316</text:p>
              </table:table-cell>
              <table:table-cell office:value-type="float" office:value="3457">
                <text:p>34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29">
                <text:p>4929</text:p>
              </table:table-cell>
              <table:table-cell office:value-type="float" office:value="2982">
                <text:p>2982</text:p>
              </table:table-cell>
              <table:table-cell office:value-type="float" office:value="2079">
                <text:p>2079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68">
                <text:p>5468</text:p>
              </table:table-cell>
              <table:table-cell office:value-type="float" office:value="3544">
                <text:p>3544</text:p>
              </table:table-cell>
              <table:table-cell office:value-type="float" office:value="1952">
                <text:p>1952</text:p>
              </table:table-cell>
              <table:table-cell office:value-type="float" office:value="3028">
                <text:p>30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71">
                <text:p>5371</text:p>
              </table:table-cell>
              <table:table-cell office:value-type="float" office:value="3185">
                <text:p>3185</text:p>
              </table:table-cell>
              <table:table-cell office:value-type="float" office:value="2072">
                <text:p>2072</text:p>
              </table:table-cell>
              <table:table-cell office:value-type="float" office:value="3042">
                <text:p>30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26">
                <text:p>5426</text:p>
              </table:table-cell>
              <table:table-cell office:value-type="float" office:value="4089">
                <text:p>4089</text:p>
              </table:table-cell>
              <table:table-cell office:value-type="float" office:value="1956">
                <text:p>1956</text:p>
              </table:table-cell>
              <table:table-cell office:value-type="float" office:value="3041">
                <text:p>30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55">
                <text:p>4955</text:p>
              </table:table-cell>
              <table:table-cell office:value-type="float" office:value="4205">
                <text:p>4205</text:p>
              </table:table-cell>
              <table:table-cell office:value-type="float" office:value="2237">
                <text:p>2237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74">
                <text:p>5474</text:p>
              </table:table-cell>
              <table:table-cell office:value-type="float" office:value="2986">
                <text:p>2986</text:p>
              </table:table-cell>
              <table:table-cell office:value-type="float" office:value="2239">
                <text:p>2239</text:p>
              </table:table-cell>
              <table:table-cell office:value-type="float" office:value="3195">
                <text:p>31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37">
                <text:p>4837</text:p>
              </table:table-cell>
              <table:table-cell office:value-type="float" office:value="3417">
                <text:p>3417</text:p>
              </table:table-cell>
              <table:table-cell office:value-type="float" office:value="2306">
                <text:p>2306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09">
                <text:p>5609</text:p>
              </table:table-cell>
              <table:table-cell office:value-type="float" office:value="3713">
                <text:p>3713</text:p>
              </table:table-cell>
              <table:table-cell office:value-type="float" office:value="2224">
                <text:p>2224</text:p>
              </table:table-cell>
              <table:table-cell office:value-type="float" office:value="3016">
                <text:p>3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95">
                <text:p>5895</text:p>
              </table:table-cell>
              <table:table-cell office:value-type="float" office:value="3913">
                <text:p>3913</text:p>
              </table:table-cell>
              <table:table-cell office:value-type="float" office:value="2211">
                <text:p>2211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11">
                <text:p>5211</text:p>
              </table:table-cell>
              <table:table-cell office:value-type="float" office:value="3160">
                <text:p>3160</text:p>
              </table:table-cell>
              <table:table-cell office:value-type="float" office:value="2249">
                <text:p>2249</text:p>
              </table:table-cell>
              <table:table-cell office:value-type="float" office:value="3178">
                <text:p>31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2">
                <text:p>5002</text:p>
              </table:table-cell>
              <table:table-cell office:value-type="float" office:value="3045">
                <text:p>3045</text:p>
              </table:table-cell>
              <table:table-cell office:value-type="float" office:value="2131">
                <text:p>2131</text:p>
              </table:table-cell>
              <table:table-cell office:value-type="float" office:value="3229">
                <text:p>32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5">
                <text:p>5005</text:p>
              </table:table-cell>
              <table:table-cell office:value-type="float" office:value="3388">
                <text:p>3388</text:p>
              </table:table-cell>
              <table:table-cell office:value-type="float" office:value="2072">
                <text:p>2072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38">
                <text:p>5138</text:p>
              </table:table-cell>
              <table:table-cell office:value-type="float" office:value="3069">
                <text:p>3069</text:p>
              </table:table-cell>
              <table:table-cell office:value-type="float" office:value="2173">
                <text:p>2173</text:p>
              </table:table-cell>
              <table:table-cell office:value-type="float" office:value="3281">
                <text:p>32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89">
                <text:p>5289</text:p>
              </table:table-cell>
              <table:table-cell office:value-type="float" office:value="3238">
                <text:p>3238</text:p>
              </table:table-cell>
              <table:table-cell office:value-type="float" office:value="2079">
                <text:p>2079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05">
                <text:p>5105</text:p>
              </table:table-cell>
              <table:table-cell office:value-type="float" office:value="3682">
                <text:p>3682</text:p>
              </table:table-cell>
              <table:table-cell office:value-type="float" office:value="2019">
                <text:p>2019</text:p>
              </table:table-cell>
              <table:table-cell office:value-type="float" office:value="3565">
                <text:p>35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30">
                <text:p>5530</text:p>
              </table:table-cell>
              <table:table-cell office:value-type="float" office:value="3062">
                <text:p>3062</text:p>
              </table:table-cell>
              <table:table-cell office:value-type="float" office:value="2166">
                <text:p>2166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80">
                <text:p>6280</text:p>
              </table:table-cell>
              <table:table-cell office:value-type="float" office:value="3059">
                <text:p>3059</text:p>
              </table:table-cell>
              <table:table-cell office:value-type="float" office:value="2171">
                <text:p>2171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14">
                <text:p>5214</text:p>
              </table:table-cell>
              <table:table-cell office:value-type="float" office:value="3785">
                <text:p>3785</text:p>
              </table:table-cell>
              <table:table-cell office:value-type="float" office:value="2043">
                <text:p>2043</text:p>
              </table:table-cell>
              <table:table-cell office:value-type="float" office:value="3233">
                <text:p>32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17">
                <text:p>4417</text:p>
              </table:table-cell>
              <table:table-cell office:value-type="float" office:value="2637">
                <text:p>2637</text:p>
              </table:table-cell>
              <table:table-cell office:value-type="float" office:value="2181">
                <text:p>2181</text:p>
              </table:table-cell>
              <table:table-cell office:value-type="float" office:value="3407">
                <text:p>34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67">
                <text:p>4467</text:p>
              </table:table-cell>
              <table:table-cell office:value-type="float" office:value="2697">
                <text:p>2697</text:p>
              </table:table-cell>
              <table:table-cell office:value-type="float" office:value="2304">
                <text:p>2304</text:p>
              </table:table-cell>
              <table:table-cell office:value-type="float" office:value="3522">
                <text:p>35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18">
                <text:p>4718</text:p>
              </table:table-cell>
              <table:table-cell office:value-type="float" office:value="3492">
                <text:p>3492</text:p>
              </table:table-cell>
              <table:table-cell office:value-type="float" office:value="2131">
                <text:p>2131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46">
                <text:p>4946</text:p>
              </table:table-cell>
              <table:table-cell office:value-type="float" office:value="3218">
                <text:p>3218</text:p>
              </table:table-cell>
              <table:table-cell office:value-type="float" office:value="2165">
                <text:p>2165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68">
                <text:p>4968</text:p>
              </table:table-cell>
              <table:table-cell office:value-type="float" office:value="2946">
                <text:p>2946</text:p>
              </table:table-cell>
              <table:table-cell office:value-type="float" office:value="2219">
                <text:p>2219</text:p>
              </table:table-cell>
              <table:table-cell office:value-type="float" office:value="3118">
                <text:p>31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92">
                <text:p>5592</text:p>
              </table:table-cell>
              <table:table-cell office:value-type="float" office:value="2884">
                <text:p>2884</text:p>
              </table:table-cell>
              <table:table-cell office:value-type="float" office:value="2378">
                <text:p>2378</text:p>
              </table:table-cell>
              <table:table-cell office:value-type="float" office:value="3603">
                <text:p>36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01">
                <text:p>4701</text:p>
              </table:table-cell>
              <table:table-cell office:value-type="float" office:value="3276">
                <text:p>3276</text:p>
              </table:table-cell>
              <table:table-cell office:value-type="float" office:value="2321">
                <text:p>2321</text:p>
              </table:table-cell>
              <table:table-cell office:value-type="float" office:value="3068">
                <text:p>30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68">
                <text:p>5068</text:p>
              </table:table-cell>
              <table:table-cell office:value-type="float" office:value="3195">
                <text:p>3195</text:p>
              </table:table-cell>
              <table:table-cell office:value-type="float" office:value="2189">
                <text:p>2189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94">
                <text:p>5494</text:p>
              </table:table-cell>
              <table:table-cell office:value-type="float" office:value="3333">
                <text:p>3333</text:p>
              </table:table-cell>
              <table:table-cell office:value-type="float" office:value="2133">
                <text:p>2133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60">
                <text:p>5460</text:p>
              </table:table-cell>
              <table:table-cell office:value-type="float" office:value="2794">
                <text:p>2794</text:p>
              </table:table-cell>
              <table:table-cell office:value-type="float" office:value="2421">
                <text:p>2421</text:p>
              </table:table-cell>
              <table:table-cell office:value-type="float" office:value="3711">
                <text:p>37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68">
                <text:p>5468</text:p>
              </table:table-cell>
              <table:table-cell office:value-type="float" office:value="3634">
                <text:p>3634</text:p>
              </table:table-cell>
              <table:table-cell office:value-type="float" office:value="2083">
                <text:p>2083</text:p>
              </table:table-cell>
              <table:table-cell office:value-type="float" office:value="3115">
                <text:p>31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92">
                <text:p>4592</text:p>
              </table:table-cell>
              <table:table-cell office:value-type="float" office:value="3142">
                <text:p>3142</text:p>
              </table:table-cell>
              <table:table-cell office:value-type="float" office:value="2166">
                <text:p>2166</text:p>
              </table:table-cell>
              <table:table-cell office:value-type="float" office:value="3563">
                <text:p>35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51">
                <text:p>4451</text:p>
              </table:table-cell>
              <table:table-cell office:value-type="float" office:value="2787">
                <text:p>2787</text:p>
              </table:table-cell>
              <table:table-cell office:value-type="float" office:value="2033">
                <text:p>2033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73">
                <text:p>4373</text:p>
              </table:table-cell>
              <table:table-cell office:value-type="float" office:value="3061">
                <text:p>3061</text:p>
              </table:table-cell>
              <table:table-cell office:value-type="float" office:value="2363">
                <text:p>2363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53">
                <text:p>4753</text:p>
              </table:table-cell>
              <table:table-cell office:value-type="float" office:value="3442">
                <text:p>3442</text:p>
              </table:table-cell>
              <table:table-cell office:value-type="float" office:value="2135">
                <text:p>2135</text:p>
              </table:table-cell>
              <table:table-cell office:value-type="float" office:value="3093">
                <text:p>30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02">
                <text:p>5002</text:p>
              </table:table-cell>
              <table:table-cell office:value-type="float" office:value="2992">
                <text:p>2992</text:p>
              </table:table-cell>
              <table:table-cell office:value-type="float" office:value="2087">
                <text:p>2087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78">
                <text:p>5178</text:p>
              </table:table-cell>
              <table:table-cell office:value-type="float" office:value="3202">
                <text:p>3202</text:p>
              </table:table-cell>
              <table:table-cell office:value-type="float" office:value="2172">
                <text:p>2172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93">
                <text:p>5793</text:p>
              </table:table-cell>
              <table:table-cell office:value-type="float" office:value="2936">
                <text:p>2936</text:p>
              </table:table-cell>
              <table:table-cell office:value-type="float" office:value="2254">
                <text:p>2254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42">
                <text:p>5042</text:p>
              </table:table-cell>
              <table:table-cell office:value-type="float" office:value="3625">
                <text:p>3625</text:p>
              </table:table-cell>
              <table:table-cell office:value-type="float" office:value="2172">
                <text:p>2172</text:p>
              </table:table-cell>
              <table:table-cell office:value-type="float" office:value="3603">
                <text:p>36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11">
                <text:p>4711</text:p>
              </table:table-cell>
              <table:table-cell office:value-type="float" office:value="3228">
                <text:p>3228</text:p>
              </table:table-cell>
              <table:table-cell office:value-type="float" office:value="2224">
                <text:p>2224</text:p>
              </table:table-cell>
              <table:table-cell office:value-type="float" office:value="3622">
                <text:p>36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85">
                <text:p>4985</text:p>
              </table:table-cell>
              <table:table-cell office:value-type="float" office:value="3193">
                <text:p>3193</text:p>
              </table:table-cell>
              <table:table-cell office:value-type="float" office:value="2132">
                <text:p>2132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30">
                <text:p>5830</text:p>
              </table:table-cell>
              <table:table-cell office:value-type="float" office:value="3136">
                <text:p>3136</text:p>
              </table:table-cell>
              <table:table-cell office:value-type="float" office:value="2158">
                <text:p>2158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46">
                <text:p>5646</text:p>
              </table:table-cell>
              <table:table-cell office:value-type="float" office:value="3534">
                <text:p>3534</text:p>
              </table:table-cell>
              <table:table-cell office:value-type="float" office:value="2089">
                <text:p>2089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601">
                <text:p>4601</text:p>
              </table:table-cell>
              <table:table-cell office:value-type="float" office:value="3443">
                <text:p>3443</text:p>
              </table:table-cell>
              <table:table-cell office:value-type="float" office:value="1967">
                <text:p>1967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62">
                <text:p>5662</text:p>
              </table:table-cell>
              <table:table-cell office:value-type="float" office:value="2999">
                <text:p>2999</text:p>
              </table:table-cell>
              <table:table-cell office:value-type="float" office:value="2262">
                <text:p>2262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91">
                <text:p>5591</text:p>
              </table:table-cell>
              <table:table-cell office:value-type="float" office:value="3505">
                <text:p>3505</text:p>
              </table:table-cell>
              <table:table-cell office:value-type="float" office:value="2238">
                <text:p>2238</text:p>
              </table:table-cell>
              <table:table-cell office:value-type="float" office:value="3244">
                <text:p>32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41">
                <text:p>5441</text:p>
              </table:table-cell>
              <table:table-cell office:value-type="float" office:value="3538">
                <text:p>3538</text:p>
              </table:table-cell>
              <table:table-cell office:value-type="float" office:value="2104">
                <text:p>2104</text:p>
              </table:table-cell>
              <table:table-cell office:value-type="float" office:value="3522">
                <text:p>35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783">
                <text:p>4783</text:p>
              </table:table-cell>
              <table:table-cell office:value-type="float" office:value="2965">
                <text:p>2965</text:p>
              </table:table-cell>
              <table:table-cell office:value-type="float" office:value="2015">
                <text:p>2015</text:p>
              </table:table-cell>
              <table:table-cell office:value-type="float" office:value="3277">
                <text:p>32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497">
                <text:p>5497</text:p>
              </table:table-cell>
              <table:table-cell office:value-type="float" office:value="3548">
                <text:p>3548</text:p>
              </table:table-cell>
              <table:table-cell office:value-type="float" office:value="1959">
                <text:p>1959</text:p>
              </table:table-cell>
              <table:table-cell office:value-type="float" office:value="3113">
                <text:p>31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10">
                <text:p>5210</text:p>
              </table:table-cell>
              <table:table-cell office:value-type="float" office:value="3139">
                <text:p>3139</text:p>
              </table:table-cell>
              <table:table-cell office:value-type="float" office:value="2375">
                <text:p>2375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240">
                <text:p>5240</text:p>
              </table:table-cell>
              <table:table-cell office:value-type="float" office:value="3352">
                <text:p>3352</text:p>
              </table:table-cell>
              <table:table-cell office:value-type="float" office:value="2068">
                <text:p>2068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57">
                <text:p>5257</text:p>
              </table:table-cell>
              <table:table-cell office:value-type="float" office:value="2637">
                <text:p>2637</text:p>
              </table:table-cell>
              <table:table-cell office:value-type="float" office:value="2203">
                <text:p>2203</text:p>
              </table:table-cell>
              <table:table-cell office:value-type="float" office:value="3673">
                <text:p>36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13">
                <text:p>5313</text:p>
              </table:table-cell>
              <table:table-cell office:value-type="float" office:value="3748">
                <text:p>3748</text:p>
              </table:table-cell>
              <table:table-cell office:value-type="float" office:value="2303">
                <text:p>2303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570">
                <text:p>5570</text:p>
              </table:table-cell>
              <table:table-cell office:value-type="float" office:value="3529">
                <text:p>3529</text:p>
              </table:table-cell>
              <table:table-cell office:value-type="float" office:value="2245">
                <text:p>2245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03">
                <text:p>4403</text:p>
              </table:table-cell>
              <table:table-cell office:value-type="float" office:value="3679">
                <text:p>3679</text:p>
              </table:table-cell>
              <table:table-cell office:value-type="float" office:value="2236">
                <text:p>2236</text:p>
              </table:table-cell>
              <table:table-cell office:value-type="float" office:value="3203">
                <text:p>32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23">
                <text:p>5223</text:p>
              </table:table-cell>
              <table:table-cell office:value-type="float" office:value="3921">
                <text:p>3921</text:p>
              </table:table-cell>
              <table:table-cell office:value-type="float" office:value="2035">
                <text:p>2035</text:p>
              </table:table-cell>
              <table:table-cell office:value-type="float" office:value="3537">
                <text:p>35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40">
                <text:p>5040</text:p>
              </table:table-cell>
              <table:table-cell office:value-type="float" office:value="3178">
                <text:p>3178</text:p>
              </table:table-cell>
              <table:table-cell office:value-type="float" office:value="2135">
                <text:p>2135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854">
                <text:p>4854</text:p>
              </table:table-cell>
              <table:table-cell office:value-type="float" office:value="2914">
                <text:p>2914</text:p>
              </table:table-cell>
              <table:table-cell office:value-type="float" office:value="1978">
                <text:p>1978</text:p>
              </table:table-cell>
              <table:table-cell office:value-type="float" office:value="3282">
                <text:p>32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120">
                <text:p>5120</text:p>
              </table:table-cell>
              <table:table-cell office:value-type="float" office:value="4244">
                <text:p>4244</text:p>
              </table:table-cell>
              <table:table-cell office:value-type="float" office:value="2015">
                <text:p>2015</text:p>
              </table:table-cell>
              <table:table-cell office:value-type="float" office:value="3159">
                <text:p>31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59">
                <text:p>4359</text:p>
              </table:table-cell>
              <table:table-cell office:value-type="float" office:value="3241">
                <text:p>3241</text:p>
              </table:table-cell>
              <table:table-cell office:value-type="float" office:value="1965">
                <text:p>1965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58">
                <text:p>5058</text:p>
              </table:table-cell>
              <table:table-cell office:value-type="float" office:value="3793">
                <text:p>3793</text:p>
              </table:table-cell>
              <table:table-cell office:value-type="float" office:value="2155">
                <text:p>2155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66">
                <text:p>5766</text:p>
              </table:table-cell>
              <table:table-cell office:value-type="float" office:value="4416">
                <text:p>4416</text:p>
              </table:table-cell>
              <table:table-cell office:value-type="float" office:value="2284">
                <text:p>2284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16">
                <text:p>5016</text:p>
              </table:table-cell>
              <table:table-cell office:value-type="float" office:value="3080">
                <text:p>3080</text:p>
              </table:table-cell>
              <table:table-cell office:value-type="float" office:value="2036">
                <text:p>2036</text:p>
              </table:table-cell>
              <table:table-cell office:value-type="float" office:value="3061">
                <text:p>30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56">
                <text:p>4956</text:p>
              </table:table-cell>
              <table:table-cell office:value-type="float" office:value="3944">
                <text:p>3944</text:p>
              </table:table-cell>
              <table:table-cell office:value-type="float" office:value="2240">
                <text:p>224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132">
                <text:p>5132</text:p>
              </table:table-cell>
              <table:table-cell office:value-type="float" office:value="3077">
                <text:p>3077</text:p>
              </table:table-cell>
              <table:table-cell office:value-type="float" office:value="2302">
                <text:p>2302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41">
                <text:p>4841</text:p>
              </table:table-cell>
              <table:table-cell office:value-type="float" office:value="3037">
                <text:p>3037</text:p>
              </table:table-cell>
              <table:table-cell office:value-type="float" office:value="2027">
                <text:p>2027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83">
                <text:p>4983</text:p>
              </table:table-cell>
              <table:table-cell office:value-type="float" office:value="3463">
                <text:p>3463</text:p>
              </table:table-cell>
              <table:table-cell office:value-type="float" office:value="2315">
                <text:p>2315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900">
                <text:p>4900</text:p>
              </table:table-cell>
              <table:table-cell office:value-type="float" office:value="2719">
                <text:p>2719</text:p>
              </table:table-cell>
              <table:table-cell office:value-type="float" office:value="1973">
                <text:p>1973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435">
                <text:p>5435</text:p>
              </table:table-cell>
              <table:table-cell office:value-type="float" office:value="3023">
                <text:p>3023</text:p>
              </table:table-cell>
              <table:table-cell office:value-type="float" office:value="2082">
                <text:p>2082</text:p>
              </table:table-cell>
              <table:table-cell office:value-type="float" office:value="3559">
                <text:p>35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16">
                <text:p>5416</text:p>
              </table:table-cell>
              <table:table-cell office:value-type="float" office:value="2821">
                <text:p>2821</text:p>
              </table:table-cell>
              <table:table-cell office:value-type="float" office:value="2091">
                <text:p>2091</text:p>
              </table:table-cell>
              <table:table-cell office:value-type="float" office:value="3201">
                <text:p>32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174">
                <text:p>6174</text:p>
              </table:table-cell>
              <table:table-cell office:value-type="float" office:value="3449">
                <text:p>3449</text:p>
              </table:table-cell>
              <table:table-cell office:value-type="float" office:value="2135">
                <text:p>2135</text:p>
              </table:table-cell>
              <table:table-cell office:value-type="float" office:value="3238">
                <text:p>32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610">
                <text:p>4610</text:p>
              </table:table-cell>
              <table:table-cell office:value-type="float" office:value="3415">
                <text:p>3415</text:p>
              </table:table-cell>
              <table:table-cell office:value-type="float" office:value="1958">
                <text:p>1958</text:p>
              </table:table-cell>
              <table:table-cell office:value-type="float" office:value="3233">
                <text:p>32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682">
                <text:p>4682</text:p>
              </table:table-cell>
              <table:table-cell office:value-type="float" office:value="3288">
                <text:p>3288</text:p>
              </table:table-cell>
              <table:table-cell office:value-type="float" office:value="2290">
                <text:p>2290</text:p>
              </table:table-cell>
              <table:table-cell office:value-type="float" office:value="3337">
                <text:p>33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601">
                <text:p>5601</text:p>
              </table:table-cell>
              <table:table-cell office:value-type="float" office:value="4190">
                <text:p>4190</text:p>
              </table:table-cell>
              <table:table-cell office:value-type="float" office:value="2163">
                <text:p>2163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047">
                <text:p>5047</text:p>
              </table:table-cell>
              <table:table-cell office:value-type="float" office:value="3642">
                <text:p>3642</text:p>
              </table:table-cell>
              <table:table-cell office:value-type="float" office:value="2251">
                <text:p>2251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22">
                <text:p>5322</text:p>
              </table:table-cell>
              <table:table-cell office:value-type="float" office:value="3341">
                <text:p>3341</text:p>
              </table:table-cell>
              <table:table-cell office:value-type="float" office:value="2204">
                <text:p>2204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114">
                <text:p>5114</text:p>
              </table:table-cell>
              <table:table-cell office:value-type="float" office:value="2973">
                <text:p>2973</text:p>
              </table:table-cell>
              <table:table-cell office:value-type="float" office:value="2043">
                <text:p>2043</text:p>
              </table:table-cell>
              <table:table-cell office:value-type="float" office:value="3258">
                <text:p>32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87">
                <text:p>4187</text:p>
              </table:table-cell>
              <table:table-cell office:value-type="float" office:value="3246">
                <text:p>3246</text:p>
              </table:table-cell>
              <table:table-cell office:value-type="float" office:value="2158">
                <text:p>2158</text:p>
              </table:table-cell>
              <table:table-cell office:value-type="float" office:value="3653">
                <text:p>36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034">
                <text:p>5034</text:p>
              </table:table-cell>
              <table:table-cell office:value-type="float" office:value="3425">
                <text:p>3425</text:p>
              </table:table-cell>
              <table:table-cell office:value-type="float" office:value="2142">
                <text:p>2142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180">
                <text:p>4180</text:p>
              </table:table-cell>
              <table:table-cell office:value-type="float" office:value="3630">
                <text:p>3630</text:p>
              </table:table-cell>
              <table:table-cell office:value-type="float" office:value="2043">
                <text:p>2043</text:p>
              </table:table-cell>
              <table:table-cell office:value-type="float" office:value="3379">
                <text:p>33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627">
                <text:p>5627</text:p>
              </table:table-cell>
              <table:table-cell office:value-type="float" office:value="2550">
                <text:p>2550</text:p>
              </table:table-cell>
              <table:table-cell office:value-type="float" office:value="2176">
                <text:p>2176</text:p>
              </table:table-cell>
              <table:table-cell office:value-type="float" office:value="3219">
                <text:p>32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199">
                <text:p>5199</text:p>
              </table:table-cell>
              <table:table-cell office:value-type="float" office:value="3540">
                <text:p>3540</text:p>
              </table:table-cell>
              <table:table-cell office:value-type="float" office:value="2192">
                <text:p>2192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825">
                <text:p>4825</text:p>
              </table:table-cell>
              <table:table-cell office:value-type="float" office:value="3126">
                <text:p>3126</text:p>
              </table:table-cell>
              <table:table-cell office:value-type="float" office:value="2120">
                <text:p>2120</text:p>
              </table:table-cell>
              <table:table-cell office:value-type="float" office:value="3078">
                <text:p>30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98">
                <text:p>4998</text:p>
              </table:table-cell>
              <table:table-cell office:value-type="float" office:value="3048">
                <text:p>3048</text:p>
              </table:table-cell>
              <table:table-cell office:value-type="float" office:value="2118">
                <text:p>2118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066">
                <text:p>5066</text:p>
              </table:table-cell>
              <table:table-cell office:value-type="float" office:value="3137">
                <text:p>3137</text:p>
              </table:table-cell>
              <table:table-cell office:value-type="float" office:value="2162">
                <text:p>2162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788">
                <text:p>5788</text:p>
              </table:table-cell>
              <table:table-cell office:value-type="float" office:value="3244">
                <text:p>3244</text:p>
              </table:table-cell>
              <table:table-cell office:value-type="float" office:value="2149">
                <text:p>2149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22">
                <text:p>5222</text:p>
              </table:table-cell>
              <table:table-cell office:value-type="float" office:value="3473">
                <text:p>3473</text:p>
              </table:table-cell>
              <table:table-cell office:value-type="float" office:value="2148">
                <text:p>2148</text:p>
              </table:table-cell>
              <table:table-cell office:value-type="float" office:value="3547">
                <text:p>35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92">
                <text:p>5292</text:p>
              </table:table-cell>
              <table:table-cell office:value-type="float" office:value="4102">
                <text:p>4102</text:p>
              </table:table-cell>
              <table:table-cell office:value-type="float" office:value="2051">
                <text:p>2051</text:p>
              </table:table-cell>
              <table:table-cell office:value-type="float" office:value="3258">
                <text:p>32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71">
                <text:p>4871</text:p>
              </table:table-cell>
              <table:table-cell office:value-type="float" office:value="3193">
                <text:p>3193</text:p>
              </table:table-cell>
              <table:table-cell office:value-type="float" office:value="2164">
                <text:p>2164</text:p>
              </table:table-cell>
              <table:table-cell office:value-type="float" office:value="3073">
                <text:p>30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70">
                <text:p>5070</text:p>
              </table:table-cell>
              <table:table-cell office:value-type="float" office:value="3968">
                <text:p>3968</text:p>
              </table:table-cell>
              <table:table-cell office:value-type="float" office:value="2028">
                <text:p>2028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17">
                <text:p>4617</text:p>
              </table:table-cell>
              <table:table-cell office:value-type="float" office:value="4328">
                <text:p>4328</text:p>
              </table:table-cell>
              <table:table-cell office:value-type="float" office:value="2169">
                <text:p>2169</text:p>
              </table:table-cell>
              <table:table-cell office:value-type="float" office:value="3297">
                <text:p>329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7b59" draw:fill-color="#ff7b59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b4c7dc" draw:fill-color="#b4c7d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5983b0" draw:fill-color="#5983b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7.286cm" svg:y="0.335cm" chart:style-name="ch2">
          <text:p>50 nodes comparison: LS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group_memory_10_times4ave_1_maxs_10.0'.E3:'TESTBENCH_metaheu_ls_vnd_bvns_ts__niter_10_search_anxious_init_group_memory_10_times4ave_1_maxs_10.0'.E101 'TESTBENCH_metaheu_ls_vnd_bvns_ts__niter_10_search_anxious_init_one2one_memory_10_times4ave_1_maxs_10.0'.E3:'TESTBENCH_metaheu_ls_vnd_bvns_ts__niter_10_search_anxious_init_one2one_memory_10_times4ave_1_maxs_10.0'.E101 'TESTBENCH_metaheu_ls_vnd_bvns_ts__niter_10_search_anxious_init_random_memory_10_times4ave_1_maxs_10.0'.E3:'TESTBENCH_metaheu_ls_vnd_bvns_ts__niter_10_search_anxious_init_random_memory_10_times4ave_1_maxs_10.0'.E101 'TESTBENCH_metaheu_ls_vnd_bvns_ts__niter_10_search_greedy_init_group_memory_10_times4ave_1_maxs_10.0'.E3:'TESTBENCH_metaheu_ls_vnd_bvns_ts__niter_10_search_greedy_init_group_memory_10_times4ave_1_maxs_10.0'.E101 'TESTBENCH_metaheu_ls_vnd_bvns_ts__niter_10_search_greedy_init_one2one_memory_10_times4ave_1_maxs_10.0'.E3:'TESTBENCH_metaheu_ls_vnd_bvns_ts__niter_10_search_greedy_init_one2one_memory_10_times4ave_1_maxs_10.0'.E101 'TESTBENCH_metaheu_ls_vnd_bvns_ts__niter_10_search_greedy_init_random_memory_10_times4ave_1_maxs_10.0'.E3:'TESTBENCH_metaheu_ls_vnd_bvns_ts__niter_10_search_greedy_init_random_memory_10_times4ave_1_maxs_10.0'.E101" chart:data-source-has-labels="row" svg:x="0.405cm" svg:y="1.751cm" svg:width="34.737cm" svg:height="6.408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group_memory_10_times4ave_1_maxs_10.0'.E3:'TESTBENCH_metaheu_ls_vnd_bvns_ts__niter_10_search_anxious_init_group_memory_10_times4ave_1_maxs_10.0'.E101" loext:label-string="anxious_group" chart:class="chart:line">
            <chart:data-point chart:repeated="99"/>
          </chart:series>
          <chart:series chart:style-name="ch8" chart:values-cell-range-address="'TESTBENCH_metaheu_ls_vnd_bvns_ts__niter_10_search_anxious_init_one2one_memory_10_times4ave_1_maxs_10.0'.E3:'TESTBENCH_metaheu_ls_vnd_bvns_ts__niter_10_search_anxious_init_one2one_memory_10_times4ave_1_maxs_10.0'.E101" loext:label-string="anxious_one2one" chart:class="chart:line">
            <chart:data-point chart:repeated="99"/>
          </chart:series>
          <chart:series chart:style-name="ch9" chart:values-cell-range-address="'TESTBENCH_metaheu_ls_vnd_bvns_ts__niter_10_search_anxious_init_random_memory_10_times4ave_1_maxs_10.0'.E3:'TESTBENCH_metaheu_ls_vnd_bvns_ts__niter_10_search_anxious_init_random_memory_10_times4ave_1_maxs_10.0'.E101" loext:label-string="anxious_random" chart:class="chart:line">
            <chart:data-point chart:repeated="99"/>
          </chart:series>
          <chart:series chart:style-name="ch10" chart:values-cell-range-address="'TESTBENCH_metaheu_ls_vnd_bvns_ts__niter_10_search_greedy_init_group_memory_10_times4ave_1_maxs_10.0'.E3:'TESTBENCH_metaheu_ls_vnd_bvns_ts__niter_10_search_greedy_init_group_memory_10_times4ave_1_maxs_10.0'.E101" loext:label-string="greedy_group" chart:class="chart:line">
            <chart:data-point chart:repeated="99"/>
          </chart:series>
          <chart:series chart:style-name="ch11" chart:values-cell-range-address="'TESTBENCH_metaheu_ls_vnd_bvns_ts__niter_10_search_greedy_init_one2one_memory_10_times4ave_1_maxs_10.0'.E3:'TESTBENCH_metaheu_ls_vnd_bvns_ts__niter_10_search_greedy_init_one2one_memory_10_times4ave_1_maxs_10.0'.E101" loext:label-string="greedy_one2one" chart:class="chart:line">
            <chart:data-point chart:repeated="99"/>
          </chart:series>
          <chart:series chart:style-name="ch12" chart:values-cell-range-address="'TESTBENCH_metaheu_ls_vnd_bvns_ts__niter_10_search_greedy_init_random_memory_10_times4ave_1_maxs_10.0'.E3:'TESTBENCH_metaheu_ls_vnd_bvns_ts__niter_10_search_greedy_init_random_memory_10_times4ave_1_maxs_10.0'.E101" loext:label-string="greedy_random" chart:class="chart:line">
            <chart:data-point chart:repeated="9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xious_group</text:p>
              </table:table-cell>
              <table:table-cell office:value-type="string">
                <text:p>anxious_one2one</text:p>
              </table:table-cell>
              <table:table-cell office:value-type="string">
                <text:p>anxious_random</text:p>
              </table:table-cell>
              <table:table-cell office:value-type="string">
                <text:p>greedy_group</text:p>
              </table:table-cell>
              <table:table-cell office:value-type="string">
                <text:p>greedy_one2one</text:p>
              </table:table-cell>
              <table:table-cell office:value-type="string">
                <text:p>greedy_rando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47">
                <text:p>5247</text:p>
                <draw:g>
                  <svg:desc>'TESTBENCH_metaheu_ls_vnd_bvns_ts__niter_10_search_anxious_init_group_memory_10_times4ave_1_maxs_10.0'.E3:'TESTBENCH_metaheu_ls_vnd_bvns_ts__niter_10_search_anxious_init_group_memory_10_times4ave_1_maxs_10.0'.E101</svg:desc>
                </draw:g>
              </table:table-cell>
              <table:table-cell office:value-type="float" office:value="10845">
                <text:p>10845</text:p>
                <draw:g>
                  <svg:desc>'TESTBENCH_metaheu_ls_vnd_bvns_ts__niter_10_search_anxious_init_one2one_memory_10_times4ave_1_maxs_10.0'.E3:'TESTBENCH_metaheu_ls_vnd_bvns_ts__niter_10_search_anxious_init_one2one_memory_10_times4ave_1_maxs_10.0'.E101</svg:desc>
                </draw:g>
              </table:table-cell>
              <table:table-cell office:value-type="float" office:value="8556">
                <text:p>8556</text:p>
                <draw:g>
                  <svg:desc>'TESTBENCH_metaheu_ls_vnd_bvns_ts__niter_10_search_anxious_init_random_memory_10_times4ave_1_maxs_10.0'.E3:'TESTBENCH_metaheu_ls_vnd_bvns_ts__niter_10_search_anxious_init_random_memory_10_times4ave_1_maxs_10.0'.E101</svg:desc>
                </draw:g>
              </table:table-cell>
              <table:table-cell office:value-type="float" office:value="4979">
                <text:p>4979</text:p>
                <draw:g>
                  <svg:desc>'TESTBENCH_metaheu_ls_vnd_bvns_ts__niter_10_search_greedy_init_group_memory_10_times4ave_1_maxs_10.0'.E3:'TESTBENCH_metaheu_ls_vnd_bvns_ts__niter_10_search_greedy_init_group_memory_10_times4ave_1_maxs_10.0'.E101</svg:desc>
                </draw:g>
              </table:table-cell>
              <table:table-cell office:value-type="float" office:value="10919">
                <text:p>10919</text:p>
                <draw:g>
                  <svg:desc>'TESTBENCH_metaheu_ls_vnd_bvns_ts__niter_10_search_greedy_init_one2one_memory_10_times4ave_1_maxs_10.0'.E3:'TESTBENCH_metaheu_ls_vnd_bvns_ts__niter_10_search_greedy_init_one2one_memory_10_times4ave_1_maxs_10.0'.E101</svg:desc>
                </draw:g>
              </table:table-cell>
              <table:table-cell office:value-type="float" office:value="8322">
                <text:p>8322</text:p>
                <draw:g>
                  <svg:desc>'TESTBENCH_metaheu_ls_vnd_bvns_ts__niter_10_search_greedy_init_random_memory_10_times4ave_1_maxs_10.0'.E3:'TESTBENCH_metaheu_ls_vnd_bvns_ts__niter_10_search_greedy_init_random_memory_10_times4ave_1_maxs_10.0'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90">
                <text:p>5190</text:p>
              </table:table-cell>
              <table:table-cell office:value-type="float" office:value="7592">
                <text:p>7592</text:p>
              </table:table-cell>
              <table:table-cell office:value-type="float" office:value="8466">
                <text:p>8466</text:p>
              </table:table-cell>
              <table:table-cell office:value-type="float" office:value="4986">
                <text:p>4986</text:p>
              </table:table-cell>
              <table:table-cell office:value-type="float" office:value="9545">
                <text:p>9545</text:p>
              </table:table-cell>
              <table:table-cell office:value-type="float" office:value="5626">
                <text:p>56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90">
                <text:p>5790</text:p>
              </table:table-cell>
              <table:table-cell office:value-type="float" office:value="10787">
                <text:p>10787</text:p>
              </table:table-cell>
              <table:table-cell office:value-type="float" office:value="9321">
                <text:p>9321</text:p>
              </table:table-cell>
              <table:table-cell office:value-type="float" office:value="4728">
                <text:p>4728</text:p>
              </table:table-cell>
              <table:table-cell office:value-type="float" office:value="7594">
                <text:p>7594</text:p>
              </table:table-cell>
              <table:table-cell office:value-type="float" office:value="8098">
                <text:p>8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38">
                <text:p>4238</text:p>
              </table:table-cell>
              <table:table-cell office:value-type="float" office:value="8383">
                <text:p>8383</text:p>
              </table:table-cell>
              <table:table-cell office:value-type="float" office:value="7182">
                <text:p>7182</text:p>
              </table:table-cell>
              <table:table-cell office:value-type="float" office:value="4746">
                <text:p>4746</text:p>
              </table:table-cell>
              <table:table-cell office:value-type="float" office:value="10249">
                <text:p>10249</text:p>
              </table:table-cell>
              <table:table-cell office:value-type="float" office:value="7773">
                <text:p>77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50">
                <text:p>4950</text:p>
              </table:table-cell>
              <table:table-cell office:value-type="float" office:value="10204">
                <text:p>10204</text:p>
              </table:table-cell>
              <table:table-cell office:value-type="float" office:value="8776">
                <text:p>8776</text:p>
              </table:table-cell>
              <table:table-cell office:value-type="float" office:value="3877">
                <text:p>3877</text:p>
              </table:table-cell>
              <table:table-cell office:value-type="float" office:value="9821">
                <text:p>9821</text:p>
              </table:table-cell>
              <table:table-cell office:value-type="float" office:value="9347">
                <text:p>93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44">
                <text:p>4344</text:p>
              </table:table-cell>
              <table:table-cell office:value-type="float" office:value="10368">
                <text:p>10368</text:p>
              </table:table-cell>
              <table:table-cell office:value-type="float" office:value="7518">
                <text:p>7518</text:p>
              </table:table-cell>
              <table:table-cell office:value-type="float" office:value="4737">
                <text:p>4737</text:p>
              </table:table-cell>
              <table:table-cell office:value-type="float" office:value="10241">
                <text:p>10241</text:p>
              </table:table-cell>
              <table:table-cell office:value-type="float" office:value="8022">
                <text:p>80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85">
                <text:p>5085</text:p>
              </table:table-cell>
              <table:table-cell office:value-type="float" office:value="8522">
                <text:p>8522</text:p>
              </table:table-cell>
              <table:table-cell office:value-type="float" office:value="8311">
                <text:p>8311</text:p>
              </table:table-cell>
              <table:table-cell office:value-type="float" office:value="4474">
                <text:p>4474</text:p>
              </table:table-cell>
              <table:table-cell office:value-type="float" office:value="10279">
                <text:p>10279</text:p>
              </table:table-cell>
              <table:table-cell office:value-type="float" office:value="6466">
                <text:p>64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0">
                <text:p>4090</text:p>
              </table:table-cell>
              <table:table-cell office:value-type="float" office:value="9695">
                <text:p>9695</text:p>
              </table:table-cell>
              <table:table-cell office:value-type="float" office:value="7987">
                <text:p>7987</text:p>
              </table:table-cell>
              <table:table-cell office:value-type="float" office:value="4809">
                <text:p>4809</text:p>
              </table:table-cell>
              <table:table-cell office:value-type="float" office:value="9527">
                <text:p>9527</text:p>
              </table:table-cell>
              <table:table-cell office:value-type="float" office:value="7639">
                <text:p>76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43">
                <text:p>4943</text:p>
              </table:table-cell>
              <table:table-cell office:value-type="float" office:value="9276">
                <text:p>9276</text:p>
              </table:table-cell>
              <table:table-cell office:value-type="float" office:value="7135">
                <text:p>7135</text:p>
              </table:table-cell>
              <table:table-cell office:value-type="float" office:value="4731">
                <text:p>4731</text:p>
              </table:table-cell>
              <table:table-cell office:value-type="float" office:value="8602">
                <text:p>8602</text:p>
              </table:table-cell>
              <table:table-cell office:value-type="float" office:value="8388">
                <text:p>83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18">
                <text:p>4818</text:p>
              </table:table-cell>
              <table:table-cell office:value-type="float" office:value="8792">
                <text:p>8792</text:p>
              </table:table-cell>
              <table:table-cell office:value-type="float" office:value="8616">
                <text:p>8616</text:p>
              </table:table-cell>
              <table:table-cell office:value-type="float" office:value="4490">
                <text:p>4490</text:p>
              </table:table-cell>
              <table:table-cell office:value-type="float" office:value="9566">
                <text:p>9566</text:p>
              </table:table-cell>
              <table:table-cell office:value-type="float" office:value="7042">
                <text:p>70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29">
                <text:p>4929</text:p>
              </table:table-cell>
              <table:table-cell office:value-type="float" office:value="10049">
                <text:p>10049</text:p>
              </table:table-cell>
              <table:table-cell office:value-type="float" office:value="8021">
                <text:p>8021</text:p>
              </table:table-cell>
              <table:table-cell office:value-type="float" office:value="5085">
                <text:p>5085</text:p>
              </table:table-cell>
              <table:table-cell office:value-type="float" office:value="9638">
                <text:p>9638</text:p>
              </table:table-cell>
              <table:table-cell office:value-type="float" office:value="7292">
                <text:p>72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68">
                <text:p>5468</text:p>
              </table:table-cell>
              <table:table-cell office:value-type="float" office:value="10127">
                <text:p>10127</text:p>
              </table:table-cell>
              <table:table-cell office:value-type="float" office:value="7606">
                <text:p>7606</text:p>
              </table:table-cell>
              <table:table-cell office:value-type="float" office:value="5357">
                <text:p>5357</text:p>
              </table:table-cell>
              <table:table-cell office:value-type="float" office:value="8619">
                <text:p>8619</text:p>
              </table:table-cell>
              <table:table-cell office:value-type="float" office:value="7838">
                <text:p>78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71">
                <text:p>5371</text:p>
              </table:table-cell>
              <table:table-cell office:value-type="float" office:value="9592">
                <text:p>9592</text:p>
              </table:table-cell>
              <table:table-cell office:value-type="float" office:value="7619">
                <text:p>7619</text:p>
              </table:table-cell>
              <table:table-cell office:value-type="float" office:value="6042">
                <text:p>6042</text:p>
              </table:table-cell>
              <table:table-cell office:value-type="float" office:value="10674">
                <text:p>10674</text:p>
              </table:table-cell>
              <table:table-cell office:value-type="float" office:value="8773">
                <text:p>87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26">
                <text:p>5426</text:p>
              </table:table-cell>
              <table:table-cell office:value-type="float" office:value="10448">
                <text:p>10448</text:p>
              </table:table-cell>
              <table:table-cell office:value-type="float" office:value="7981">
                <text:p>7981</text:p>
              </table:table-cell>
              <table:table-cell office:value-type="float" office:value="5270">
                <text:p>5270</text:p>
              </table:table-cell>
              <table:table-cell office:value-type="float" office:value="7997">
                <text:p>7997</text:p>
              </table:table-cell>
              <table:table-cell office:value-type="float" office:value="9109">
                <text:p>91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55">
                <text:p>4955</text:p>
              </table:table-cell>
              <table:table-cell office:value-type="float" office:value="8727">
                <text:p>8727</text:p>
              </table:table-cell>
              <table:table-cell office:value-type="float" office:value="8168">
                <text:p>8168</text:p>
              </table:table-cell>
              <table:table-cell office:value-type="float" office:value="5837">
                <text:p>5837</text:p>
              </table:table-cell>
              <table:table-cell office:value-type="float" office:value="9861">
                <text:p>9861</text:p>
              </table:table-cell>
              <table:table-cell office:value-type="float" office:value="8411">
                <text:p>84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74">
                <text:p>5474</text:p>
              </table:table-cell>
              <table:table-cell office:value-type="float" office:value="10407">
                <text:p>10407</text:p>
              </table:table-cell>
              <table:table-cell office:value-type="float" office:value="7659">
                <text:p>7659</text:p>
              </table:table-cell>
              <table:table-cell office:value-type="float" office:value="4181">
                <text:p>4181</text:p>
              </table:table-cell>
              <table:table-cell office:value-type="float" office:value="6860">
                <text:p>6860</text:p>
              </table:table-cell>
              <table:table-cell office:value-type="float" office:value="7609">
                <text:p>76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37">
                <text:p>4837</text:p>
              </table:table-cell>
              <table:table-cell office:value-type="float" office:value="10083">
                <text:p>10083</text:p>
              </table:table-cell>
              <table:table-cell office:value-type="float" office:value="7356">
                <text:p>7356</text:p>
              </table:table-cell>
              <table:table-cell office:value-type="float" office:value="5987">
                <text:p>5987</text:p>
              </table:table-cell>
              <table:table-cell office:value-type="float" office:value="10639">
                <text:p>10639</text:p>
              </table:table-cell>
              <table:table-cell office:value-type="float" office:value="7209">
                <text:p>72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09">
                <text:p>5609</text:p>
              </table:table-cell>
              <table:table-cell office:value-type="float" office:value="11522">
                <text:p>11522</text:p>
              </table:table-cell>
              <table:table-cell office:value-type="float" office:value="8523">
                <text:p>8523</text:p>
              </table:table-cell>
              <table:table-cell office:value-type="float" office:value="5319">
                <text:p>5319</text:p>
              </table:table-cell>
              <table:table-cell office:value-type="float" office:value="9972">
                <text:p>9972</text:p>
              </table:table-cell>
              <table:table-cell office:value-type="float" office:value="8369">
                <text:p>83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95">
                <text:p>5895</text:p>
              </table:table-cell>
              <table:table-cell office:value-type="float" office:value="8448">
                <text:p>8448</text:p>
              </table:table-cell>
              <table:table-cell office:value-type="float" office:value="9179">
                <text:p>9179</text:p>
              </table:table-cell>
              <table:table-cell office:value-type="float" office:value="5018">
                <text:p>5018</text:p>
              </table:table-cell>
              <table:table-cell office:value-type="float" office:value="10082">
                <text:p>10082</text:p>
              </table:table-cell>
              <table:table-cell office:value-type="float" office:value="8762">
                <text:p>87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11">
                <text:p>5211</text:p>
              </table:table-cell>
              <table:table-cell office:value-type="float" office:value="10170">
                <text:p>10170</text:p>
              </table:table-cell>
              <table:table-cell office:value-type="float" office:value="8340">
                <text:p>8340</text:p>
              </table:table-cell>
              <table:table-cell office:value-type="float" office:value="5336">
                <text:p>5336</text:p>
              </table:table-cell>
              <table:table-cell office:value-type="float" office:value="10673">
                <text:p>10673</text:p>
              </table:table-cell>
              <table:table-cell office:value-type="float" office:value="8873">
                <text:p>88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2">
                <text:p>5002</text:p>
              </table:table-cell>
              <table:table-cell office:value-type="float" office:value="10522">
                <text:p>10522</text:p>
              </table:table-cell>
              <table:table-cell office:value-type="float" office:value="7309">
                <text:p>7309</text:p>
              </table:table-cell>
              <table:table-cell office:value-type="float" office:value="5382">
                <text:p>5382</text:p>
              </table:table-cell>
              <table:table-cell office:value-type="float" office:value="10452">
                <text:p>10452</text:p>
              </table:table-cell>
              <table:table-cell office:value-type="float" office:value="6920">
                <text:p>69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5">
                <text:p>5005</text:p>
              </table:table-cell>
              <table:table-cell office:value-type="float" office:value="10299">
                <text:p>10299</text:p>
              </table:table-cell>
              <table:table-cell office:value-type="float" office:value="7723">
                <text:p>7723</text:p>
              </table:table-cell>
              <table:table-cell office:value-type="float" office:value="5307">
                <text:p>5307</text:p>
              </table:table-cell>
              <table:table-cell office:value-type="float" office:value="10046">
                <text:p>10046</text:p>
              </table:table-cell>
              <table:table-cell office:value-type="float" office:value="7329">
                <text:p>73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38">
                <text:p>5138</text:p>
              </table:table-cell>
              <table:table-cell office:value-type="float" office:value="10360">
                <text:p>10360</text:p>
              </table:table-cell>
              <table:table-cell office:value-type="float" office:value="8478">
                <text:p>8478</text:p>
              </table:table-cell>
              <table:table-cell office:value-type="float" office:value="4160">
                <text:p>4160</text:p>
              </table:table-cell>
              <table:table-cell office:value-type="float" office:value="8582">
                <text:p>8582</text:p>
              </table:table-cell>
              <table:table-cell office:value-type="float" office:value="7024">
                <text:p>70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89">
                <text:p>5289</text:p>
              </table:table-cell>
              <table:table-cell office:value-type="float" office:value="10417">
                <text:p>10417</text:p>
              </table:table-cell>
              <table:table-cell office:value-type="float" office:value="9052">
                <text:p>9052</text:p>
              </table:table-cell>
              <table:table-cell office:value-type="float" office:value="5744">
                <text:p>5744</text:p>
              </table:table-cell>
              <table:table-cell office:value-type="float" office:value="10054">
                <text:p>10054</text:p>
              </table:table-cell>
              <table:table-cell office:value-type="float" office:value="8656">
                <text:p>86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05">
                <text:p>5105</text:p>
              </table:table-cell>
              <table:table-cell office:value-type="float" office:value="9420">
                <text:p>9420</text:p>
              </table:table-cell>
              <table:table-cell office:value-type="float" office:value="8465">
                <text:p>8465</text:p>
              </table:table-cell>
              <table:table-cell office:value-type="float" office:value="4755">
                <text:p>4755</text:p>
              </table:table-cell>
              <table:table-cell office:value-type="float" office:value="8642">
                <text:p>8642</text:p>
              </table:table-cell>
              <table:table-cell office:value-type="float" office:value="8365">
                <text:p>83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30">
                <text:p>5530</text:p>
              </table:table-cell>
              <table:table-cell office:value-type="float" office:value="9966">
                <text:p>9966</text:p>
              </table:table-cell>
              <table:table-cell office:value-type="float" office:value="8052">
                <text:p>8052</text:p>
              </table:table-cell>
              <table:table-cell office:value-type="float" office:value="5118">
                <text:p>5118</text:p>
              </table:table-cell>
              <table:table-cell office:value-type="float" office:value="10585">
                <text:p>10585</text:p>
              </table:table-cell>
              <table:table-cell office:value-type="float" office:value="7265">
                <text:p>72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80">
                <text:p>6280</text:p>
              </table:table-cell>
              <table:table-cell office:value-type="float" office:value="7528">
                <text:p>7528</text:p>
              </table:table-cell>
              <table:table-cell office:value-type="float" office:value="6680">
                <text:p>6680</text:p>
              </table:table-cell>
              <table:table-cell office:value-type="float" office:value="5195">
                <text:p>5195</text:p>
              </table:table-cell>
              <table:table-cell office:value-type="float" office:value="9967">
                <text:p>9967</text:p>
              </table:table-cell>
              <table:table-cell office:value-type="float" office:value="6946">
                <text:p>69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14">
                <text:p>5214</text:p>
              </table:table-cell>
              <table:table-cell office:value-type="float" office:value="9617">
                <text:p>9617</text:p>
              </table:table-cell>
              <table:table-cell office:value-type="float" office:value="6759">
                <text:p>6759</text:p>
              </table:table-cell>
              <table:table-cell office:value-type="float" office:value="6099">
                <text:p>6099</text:p>
              </table:table-cell>
              <table:table-cell office:value-type="float" office:value="10020">
                <text:p>10020</text:p>
              </table:table-cell>
              <table:table-cell office:value-type="float" office:value="8875">
                <text:p>88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17">
                <text:p>4417</text:p>
              </table:table-cell>
              <table:table-cell office:value-type="float" office:value="10036">
                <text:p>10036</text:p>
              </table:table-cell>
              <table:table-cell office:value-type="float" office:value="8914">
                <text:p>8914</text:p>
              </table:table-cell>
              <table:table-cell office:value-type="float" office:value="4819">
                <text:p>4819</text:p>
              </table:table-cell>
              <table:table-cell office:value-type="float" office:value="8891">
                <text:p>8891</text:p>
              </table:table-cell>
              <table:table-cell office:value-type="float" office:value="8436">
                <text:p>84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67">
                <text:p>4467</text:p>
              </table:table-cell>
              <table:table-cell office:value-type="float" office:value="10975">
                <text:p>10975</text:p>
              </table:table-cell>
              <table:table-cell office:value-type="float" office:value="8682">
                <text:p>8682</text:p>
              </table:table-cell>
              <table:table-cell office:value-type="float" office:value="5243">
                <text:p>5243</text:p>
              </table:table-cell>
              <table:table-cell office:value-type="float" office:value="10996">
                <text:p>10996</text:p>
              </table:table-cell>
              <table:table-cell office:value-type="float" office:value="8892">
                <text:p>88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18">
                <text:p>4718</text:p>
              </table:table-cell>
              <table:table-cell office:value-type="float" office:value="9698">
                <text:p>9698</text:p>
              </table:table-cell>
              <table:table-cell office:value-type="float" office:value="6681">
                <text:p>6681</text:p>
              </table:table-cell>
              <table:table-cell office:value-type="float" office:value="4725">
                <text:p>4725</text:p>
              </table:table-cell>
              <table:table-cell office:value-type="float" office:value="7893">
                <text:p>7893</text:p>
              </table:table-cell>
              <table:table-cell office:value-type="float" office:value="7355">
                <text:p>73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46">
                <text:p>4946</text:p>
              </table:table-cell>
              <table:table-cell office:value-type="float" office:value="10268">
                <text:p>10268</text:p>
              </table:table-cell>
              <table:table-cell office:value-type="float" office:value="7279">
                <text:p>7279</text:p>
              </table:table-cell>
              <table:table-cell office:value-type="float" office:value="5656">
                <text:p>5656</text:p>
              </table:table-cell>
              <table:table-cell office:value-type="float" office:value="9865">
                <text:p>9865</text:p>
              </table:table-cell>
              <table:table-cell office:value-type="float" office:value="7961">
                <text:p>79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68">
                <text:p>4968</text:p>
              </table:table-cell>
              <table:table-cell office:value-type="float" office:value="7939">
                <text:p>7939</text:p>
              </table:table-cell>
              <table:table-cell office:value-type="float" office:value="8637">
                <text:p>8637</text:p>
              </table:table-cell>
              <table:table-cell office:value-type="float" office:value="5516">
                <text:p>5516</text:p>
              </table:table-cell>
              <table:table-cell office:value-type="float" office:value="8268">
                <text:p>8268</text:p>
              </table:table-cell>
              <table:table-cell office:value-type="float" office:value="8925">
                <text:p>89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92">
                <text:p>5592</text:p>
              </table:table-cell>
              <table:table-cell office:value-type="float" office:value="9669">
                <text:p>9669</text:p>
              </table:table-cell>
              <table:table-cell office:value-type="float" office:value="7679">
                <text:p>7679</text:p>
              </table:table-cell>
              <table:table-cell office:value-type="float" office:value="4456">
                <text:p>4456</text:p>
              </table:table-cell>
              <table:table-cell office:value-type="float" office:value="10734">
                <text:p>10734</text:p>
              </table:table-cell>
              <table:table-cell office:value-type="float" office:value="7263">
                <text:p>72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01">
                <text:p>4701</text:p>
              </table:table-cell>
              <table:table-cell office:value-type="float" office:value="10299">
                <text:p>10299</text:p>
              </table:table-cell>
              <table:table-cell office:value-type="float" office:value="7781">
                <text:p>7781</text:p>
              </table:table-cell>
              <table:table-cell office:value-type="float" office:value="5249">
                <text:p>5249</text:p>
              </table:table-cell>
              <table:table-cell office:value-type="float" office:value="9342">
                <text:p>9342</text:p>
              </table:table-cell>
              <table:table-cell office:value-type="float" office:value="8726">
                <text:p>87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68">
                <text:p>5068</text:p>
              </table:table-cell>
              <table:table-cell office:value-type="float" office:value="10062">
                <text:p>10062</text:p>
              </table:table-cell>
              <table:table-cell office:value-type="float" office:value="7596">
                <text:p>7596</text:p>
              </table:table-cell>
              <table:table-cell office:value-type="float" office:value="4775">
                <text:p>4775</text:p>
              </table:table-cell>
              <table:table-cell office:value-type="float" office:value="7553">
                <text:p>7553</text:p>
              </table:table-cell>
              <table:table-cell office:value-type="float" office:value="8028">
                <text:p>80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94">
                <text:p>5494</text:p>
              </table:table-cell>
              <table:table-cell office:value-type="float" office:value="9390">
                <text:p>9390</text:p>
              </table:table-cell>
              <table:table-cell office:value-type="float" office:value="8021">
                <text:p>8021</text:p>
              </table:table-cell>
              <table:table-cell office:value-type="float" office:value="5148">
                <text:p>5148</text:p>
              </table:table-cell>
              <table:table-cell office:value-type="float" office:value="9769">
                <text:p>9769</text:p>
              </table:table-cell>
              <table:table-cell office:value-type="float" office:value="6576">
                <text:p>65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60">
                <text:p>5460</text:p>
              </table:table-cell>
              <table:table-cell office:value-type="float" office:value="10235">
                <text:p>10235</text:p>
              </table:table-cell>
              <table:table-cell office:value-type="float" office:value="7944">
                <text:p>7944</text:p>
              </table:table-cell>
              <table:table-cell office:value-type="float" office:value="5570">
                <text:p>5570</text:p>
              </table:table-cell>
              <table:table-cell office:value-type="float" office:value="10597">
                <text:p>10597</text:p>
              </table:table-cell>
              <table:table-cell office:value-type="float" office:value="9531">
                <text:p>95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68">
                <text:p>5468</text:p>
              </table:table-cell>
              <table:table-cell office:value-type="float" office:value="8240">
                <text:p>8240</text:p>
              </table:table-cell>
              <table:table-cell office:value-type="float" office:value="7977">
                <text:p>7977</text:p>
              </table:table-cell>
              <table:table-cell office:value-type="float" office:value="4830">
                <text:p>4830</text:p>
              </table:table-cell>
              <table:table-cell office:value-type="float" office:value="10311">
                <text:p>10311</text:p>
              </table:table-cell>
              <table:table-cell office:value-type="float" office:value="7599">
                <text:p>75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92">
                <text:p>4592</text:p>
              </table:table-cell>
              <table:table-cell office:value-type="float" office:value="10801">
                <text:p>10801</text:p>
              </table:table-cell>
              <table:table-cell office:value-type="float" office:value="8327">
                <text:p>8327</text:p>
              </table:table-cell>
              <table:table-cell office:value-type="float" office:value="5466">
                <text:p>5466</text:p>
              </table:table-cell>
              <table:table-cell office:value-type="float" office:value="10346">
                <text:p>10346</text:p>
              </table:table-cell>
              <table:table-cell office:value-type="float" office:value="7614">
                <text:p>76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51">
                <text:p>4451</text:p>
              </table:table-cell>
              <table:table-cell office:value-type="float" office:value="9528">
                <text:p>9528</text:p>
              </table:table-cell>
              <table:table-cell office:value-type="float" office:value="7327">
                <text:p>7327</text:p>
              </table:table-cell>
              <table:table-cell office:value-type="float" office:value="5451">
                <text:p>5451</text:p>
              </table:table-cell>
              <table:table-cell office:value-type="float" office:value="8257">
                <text:p>8257</text:p>
              </table:table-cell>
              <table:table-cell office:value-type="float" office:value="7639">
                <text:p>76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73">
                <text:p>4373</text:p>
              </table:table-cell>
              <table:table-cell office:value-type="float" office:value="11085">
                <text:p>11085</text:p>
              </table:table-cell>
              <table:table-cell office:value-type="float" office:value="6877">
                <text:p>6877</text:p>
              </table:table-cell>
              <table:table-cell office:value-type="float" office:value="4496">
                <text:p>4496</text:p>
              </table:table-cell>
              <table:table-cell office:value-type="float" office:value="11099">
                <text:p>11099</text:p>
              </table:table-cell>
              <table:table-cell office:value-type="float" office:value="7249">
                <text:p>72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53">
                <text:p>4753</text:p>
              </table:table-cell>
              <table:table-cell office:value-type="float" office:value="8402">
                <text:p>8402</text:p>
              </table:table-cell>
              <table:table-cell office:value-type="float" office:value="8111">
                <text:p>8111</text:p>
              </table:table-cell>
              <table:table-cell office:value-type="float" office:value="4243">
                <text:p>4243</text:p>
              </table:table-cell>
              <table:table-cell office:value-type="float" office:value="10307">
                <text:p>10307</text:p>
              </table:table-cell>
              <table:table-cell office:value-type="float" office:value="8347">
                <text:p>83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02">
                <text:p>5002</text:p>
              </table:table-cell>
              <table:table-cell office:value-type="float" office:value="9785">
                <text:p>9785</text:p>
              </table:table-cell>
              <table:table-cell office:value-type="float" office:value="8316">
                <text:p>8316</text:p>
              </table:table-cell>
              <table:table-cell office:value-type="float" office:value="4855">
                <text:p>4855</text:p>
              </table:table-cell>
              <table:table-cell office:value-type="float" office:value="10638">
                <text:p>10638</text:p>
              </table:table-cell>
              <table:table-cell office:value-type="float" office:value="8603">
                <text:p>86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78">
                <text:p>5178</text:p>
              </table:table-cell>
              <table:table-cell office:value-type="float" office:value="9005">
                <text:p>9005</text:p>
              </table:table-cell>
              <table:table-cell office:value-type="float" office:value="7965">
                <text:p>7965</text:p>
              </table:table-cell>
              <table:table-cell office:value-type="float" office:value="5362">
                <text:p>5362</text:p>
              </table:table-cell>
              <table:table-cell office:value-type="float" office:value="9880">
                <text:p>9880</text:p>
              </table:table-cell>
              <table:table-cell office:value-type="float" office:value="7774">
                <text:p>77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93">
                <text:p>5793</text:p>
              </table:table-cell>
              <table:table-cell office:value-type="float" office:value="9340">
                <text:p>9340</text:p>
              </table:table-cell>
              <table:table-cell office:value-type="float" office:value="7666">
                <text:p>7666</text:p>
              </table:table-cell>
              <table:table-cell office:value-type="float" office:value="4599">
                <text:p>4599</text:p>
              </table:table-cell>
              <table:table-cell office:value-type="float" office:value="9251">
                <text:p>9251</text:p>
              </table:table-cell>
              <table:table-cell office:value-type="float" office:value="6588">
                <text:p>65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42">
                <text:p>5042</text:p>
              </table:table-cell>
              <table:table-cell office:value-type="float" office:value="10216">
                <text:p>10216</text:p>
              </table:table-cell>
              <table:table-cell office:value-type="float" office:value="6998">
                <text:p>6998</text:p>
              </table:table-cell>
              <table:table-cell office:value-type="float" office:value="4878">
                <text:p>4878</text:p>
              </table:table-cell>
              <table:table-cell office:value-type="float" office:value="8550">
                <text:p>8550</text:p>
              </table:table-cell>
              <table:table-cell office:value-type="float" office:value="7748">
                <text:p>77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11">
                <text:p>4711</text:p>
              </table:table-cell>
              <table:table-cell office:value-type="float" office:value="9282">
                <text:p>9282</text:p>
              </table:table-cell>
              <table:table-cell office:value-type="float" office:value="9151">
                <text:p>9151</text:p>
              </table:table-cell>
              <table:table-cell office:value-type="float" office:value="4426">
                <text:p>4426</text:p>
              </table:table-cell>
              <table:table-cell office:value-type="float" office:value="10579">
                <text:p>10579</text:p>
              </table:table-cell>
              <table:table-cell office:value-type="float" office:value="7623">
                <text:p>76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85">
                <text:p>4985</text:p>
              </table:table-cell>
              <table:table-cell office:value-type="float" office:value="9959">
                <text:p>9959</text:p>
              </table:table-cell>
              <table:table-cell office:value-type="float" office:value="8853">
                <text:p>8853</text:p>
              </table:table-cell>
              <table:table-cell office:value-type="float" office:value="4472">
                <text:p>4472</text:p>
              </table:table-cell>
              <table:table-cell office:value-type="float" office:value="11292">
                <text:p>11292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30">
                <text:p>5830</text:p>
              </table:table-cell>
              <table:table-cell office:value-type="float" office:value="10019">
                <text:p>10019</text:p>
              </table:table-cell>
              <table:table-cell office:value-type="float" office:value="7678">
                <text:p>7678</text:p>
              </table:table-cell>
              <table:table-cell office:value-type="float" office:value="5981">
                <text:p>5981</text:p>
              </table:table-cell>
              <table:table-cell office:value-type="float" office:value="10446">
                <text:p>10446</text:p>
              </table:table-cell>
              <table:table-cell office:value-type="float" office:value="8405">
                <text:p>84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46">
                <text:p>5646</text:p>
              </table:table-cell>
              <table:table-cell office:value-type="float" office:value="10017">
                <text:p>10017</text:p>
              </table:table-cell>
              <table:table-cell office:value-type="float" office:value="9244">
                <text:p>9244</text:p>
              </table:table-cell>
              <table:table-cell office:value-type="float" office:value="5115">
                <text:p>5115</text:p>
              </table:table-cell>
              <table:table-cell office:value-type="float" office:value="9750">
                <text:p>9750</text:p>
              </table:table-cell>
              <table:table-cell office:value-type="float" office:value="7230">
                <text:p>72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01">
                <text:p>4601</text:p>
              </table:table-cell>
              <table:table-cell office:value-type="float" office:value="9016">
                <text:p>9016</text:p>
              </table:table-cell>
              <table:table-cell office:value-type="float" office:value="7555">
                <text:p>7555</text:p>
              </table:table-cell>
              <table:table-cell office:value-type="float" office:value="4294">
                <text:p>4294</text:p>
              </table:table-cell>
              <table:table-cell office:value-type="float" office:value="10721">
                <text:p>10721</text:p>
              </table:table-cell>
              <table:table-cell office:value-type="float" office:value="8241">
                <text:p>82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62">
                <text:p>5662</text:p>
              </table:table-cell>
              <table:table-cell office:value-type="float" office:value="10912">
                <text:p>10912</text:p>
              </table:table-cell>
              <table:table-cell office:value-type="float" office:value="9030">
                <text:p>9030</text:p>
              </table:table-cell>
              <table:table-cell office:value-type="float" office:value="4491">
                <text:p>4491</text:p>
              </table:table-cell>
              <table:table-cell office:value-type="float" office:value="9612">
                <text:p>9612</text:p>
              </table:table-cell>
              <table:table-cell office:value-type="float" office:value="8211">
                <text:p>82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91">
                <text:p>5591</text:p>
              </table:table-cell>
              <table:table-cell office:value-type="float" office:value="10749">
                <text:p>10749</text:p>
              </table:table-cell>
              <table:table-cell office:value-type="float" office:value="7864">
                <text:p>7864</text:p>
              </table:table-cell>
              <table:table-cell office:value-type="float" office:value="4627">
                <text:p>4627</text:p>
              </table:table-cell>
              <table:table-cell office:value-type="float" office:value="9300">
                <text:p>9300</text:p>
              </table:table-cell>
              <table:table-cell office:value-type="float" office:value="8971">
                <text:p>89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41">
                <text:p>5441</text:p>
              </table:table-cell>
              <table:table-cell office:value-type="float" office:value="10941">
                <text:p>10941</text:p>
              </table:table-cell>
              <table:table-cell office:value-type="float" office:value="7861">
                <text:p>7861</text:p>
              </table:table-cell>
              <table:table-cell office:value-type="float" office:value="5340">
                <text:p>5340</text:p>
              </table:table-cell>
              <table:table-cell office:value-type="float" office:value="10547">
                <text:p>10547</text:p>
              </table:table-cell>
              <table:table-cell office:value-type="float" office:value="8531">
                <text:p>85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783">
                <text:p>4783</text:p>
              </table:table-cell>
              <table:table-cell office:value-type="float" office:value="10815">
                <text:p>10815</text:p>
              </table:table-cell>
              <table:table-cell office:value-type="float" office:value="7455">
                <text:p>7455</text:p>
              </table:table-cell>
              <table:table-cell office:value-type="float" office:value="5702">
                <text:p>5702</text:p>
              </table:table-cell>
              <table:table-cell office:value-type="float" office:value="10816">
                <text:p>10816</text:p>
              </table:table-cell>
              <table:table-cell office:value-type="float" office:value="7086">
                <text:p>70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497">
                <text:p>5497</text:p>
              </table:table-cell>
              <table:table-cell office:value-type="float" office:value="10100">
                <text:p>10100</text:p>
              </table:table-cell>
              <table:table-cell office:value-type="float" office:value="7405">
                <text:p>7405</text:p>
              </table:table-cell>
              <table:table-cell office:value-type="float" office:value="4803">
                <text:p>4803</text:p>
              </table:table-cell>
              <table:table-cell office:value-type="float" office:value="9330">
                <text:p>9330</text:p>
              </table:table-cell>
              <table:table-cell office:value-type="float" office:value="8422">
                <text:p>84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210">
                <text:p>5210</text:p>
              </table:table-cell>
              <table:table-cell office:value-type="float" office:value="9601">
                <text:p>9601</text:p>
              </table:table-cell>
              <table:table-cell office:value-type="float" office:value="9134">
                <text:p>9134</text:p>
              </table:table-cell>
              <table:table-cell office:value-type="float" office:value="4462">
                <text:p>4462</text:p>
              </table:table-cell>
              <table:table-cell office:value-type="float" office:value="8647">
                <text:p>8647</text:p>
              </table:table-cell>
              <table:table-cell office:value-type="float" office:value="8646">
                <text:p>86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40">
                <text:p>5240</text:p>
              </table:table-cell>
              <table:table-cell office:value-type="float" office:value="9775">
                <text:p>9775</text:p>
              </table:table-cell>
              <table:table-cell office:value-type="float" office:value="7680">
                <text:p>7680</text:p>
              </table:table-cell>
              <table:table-cell office:value-type="float" office:value="4845">
                <text:p>4845</text:p>
              </table:table-cell>
              <table:table-cell office:value-type="float" office:value="8326">
                <text:p>8326</text:p>
              </table:table-cell>
              <table:table-cell office:value-type="float" office:value="6714">
                <text:p>67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257">
                <text:p>5257</text:p>
              </table:table-cell>
              <table:table-cell office:value-type="float" office:value="9849">
                <text:p>9849</text:p>
              </table:table-cell>
              <table:table-cell office:value-type="float" office:value="8208">
                <text:p>8208</text:p>
              </table:table-cell>
              <table:table-cell office:value-type="float" office:value="4705">
                <text:p>4705</text:p>
              </table:table-cell>
              <table:table-cell office:value-type="float" office:value="10131">
                <text:p>10131</text:p>
              </table:table-cell>
              <table:table-cell office:value-type="float" office:value="7990">
                <text:p>799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313">
                <text:p>5313</text:p>
              </table:table-cell>
              <table:table-cell office:value-type="float" office:value="11003">
                <text:p>11003</text:p>
              </table:table-cell>
              <table:table-cell office:value-type="float" office:value="8161">
                <text:p>8161</text:p>
              </table:table-cell>
              <table:table-cell office:value-type="float" office:value="4955">
                <text:p>4955</text:p>
              </table:table-cell>
              <table:table-cell office:value-type="float" office:value="10730">
                <text:p>10730</text:p>
              </table:table-cell>
              <table:table-cell office:value-type="float" office:value="6428">
                <text:p>64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570">
                <text:p>5570</text:p>
              </table:table-cell>
              <table:table-cell office:value-type="float" office:value="9925">
                <text:p>9925</text:p>
              </table:table-cell>
              <table:table-cell office:value-type="float" office:value="8432">
                <text:p>8432</text:p>
              </table:table-cell>
              <table:table-cell office:value-type="float" office:value="5923">
                <text:p>5923</text:p>
              </table:table-cell>
              <table:table-cell office:value-type="float" office:value="8621">
                <text:p>8621</text:p>
              </table:table-cell>
              <table:table-cell office:value-type="float" office:value="8311">
                <text:p>83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03">
                <text:p>4403</text:p>
              </table:table-cell>
              <table:table-cell office:value-type="float" office:value="9251">
                <text:p>9251</text:p>
              </table:table-cell>
              <table:table-cell office:value-type="float" office:value="8627">
                <text:p>8627</text:p>
              </table:table-cell>
              <table:table-cell office:value-type="float" office:value="4836">
                <text:p>4836</text:p>
              </table:table-cell>
              <table:table-cell office:value-type="float" office:value="9539">
                <text:p>9539</text:p>
              </table:table-cell>
              <table:table-cell office:value-type="float" office:value="8815">
                <text:p>88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223">
                <text:p>5223</text:p>
              </table:table-cell>
              <table:table-cell office:value-type="float" office:value="9499">
                <text:p>9499</text:p>
              </table:table-cell>
              <table:table-cell office:value-type="float" office:value="7878">
                <text:p>7878</text:p>
              </table:table-cell>
              <table:table-cell office:value-type="float" office:value="5975">
                <text:p>5975</text:p>
              </table:table-cell>
              <table:table-cell office:value-type="float" office:value="7397">
                <text:p>7397</text:p>
              </table:table-cell>
              <table:table-cell office:value-type="float" office:value="8936">
                <text:p>89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040">
                <text:p>5040</text:p>
              </table:table-cell>
              <table:table-cell office:value-type="float" office:value="10958">
                <text:p>10958</text:p>
              </table:table-cell>
              <table:table-cell office:value-type="float" office:value="9393">
                <text:p>9393</text:p>
              </table:table-cell>
              <table:table-cell office:value-type="float" office:value="5447">
                <text:p>5447</text:p>
              </table:table-cell>
              <table:table-cell office:value-type="float" office:value="10407">
                <text:p>10407</text:p>
              </table:table-cell>
              <table:table-cell office:value-type="float" office:value="6978">
                <text:p>69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854">
                <text:p>4854</text:p>
              </table:table-cell>
              <table:table-cell office:value-type="float" office:value="10073">
                <text:p>10073</text:p>
              </table:table-cell>
              <table:table-cell office:value-type="float" office:value="7260">
                <text:p>7260</text:p>
              </table:table-cell>
              <table:table-cell office:value-type="float" office:value="6465">
                <text:p>6465</text:p>
              </table:table-cell>
              <table:table-cell office:value-type="float" office:value="7638">
                <text:p>7638</text:p>
              </table:table-cell>
              <table:table-cell office:value-type="float" office:value="7292">
                <text:p>72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120">
                <text:p>5120</text:p>
              </table:table-cell>
              <table:table-cell office:value-type="float" office:value="10416">
                <text:p>10416</text:p>
              </table:table-cell>
              <table:table-cell office:value-type="float" office:value="6581">
                <text:p>6581</text:p>
              </table:table-cell>
              <table:table-cell office:value-type="float" office:value="4822">
                <text:p>4822</text:p>
              </table:table-cell>
              <table:table-cell office:value-type="float" office:value="10731">
                <text:p>10731</text:p>
              </table:table-cell>
              <table:table-cell office:value-type="float" office:value="6647">
                <text:p>66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59">
                <text:p>4359</text:p>
              </table:table-cell>
              <table:table-cell office:value-type="float" office:value="8769">
                <text:p>8769</text:p>
              </table:table-cell>
              <table:table-cell office:value-type="float" office:value="8234">
                <text:p>8234</text:p>
              </table:table-cell>
              <table:table-cell office:value-type="float" office:value="5512">
                <text:p>5512</text:p>
              </table:table-cell>
              <table:table-cell office:value-type="float" office:value="9874">
                <text:p>9874</text:p>
              </table:table-cell>
              <table:table-cell office:value-type="float" office:value="6751">
                <text:p>67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58">
                <text:p>5058</text:p>
              </table:table-cell>
              <table:table-cell office:value-type="float" office:value="8595">
                <text:p>8595</text:p>
              </table:table-cell>
              <table:table-cell office:value-type="float" office:value="8595">
                <text:p>8595</text:p>
              </table:table-cell>
              <table:table-cell office:value-type="float" office:value="4357">
                <text:p>4357</text:p>
              </table:table-cell>
              <table:table-cell office:value-type="float" office:value="9267">
                <text:p>9267</text:p>
              </table:table-cell>
              <table:table-cell office:value-type="float" office:value="7682">
                <text:p>76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66">
                <text:p>5766</text:p>
              </table:table-cell>
              <table:table-cell office:value-type="float" office:value="9547">
                <text:p>9547</text:p>
              </table:table-cell>
              <table:table-cell office:value-type="float" office:value="9080">
                <text:p>9080</text:p>
              </table:table-cell>
              <table:table-cell office:value-type="float" office:value="5421">
                <text:p>5421</text:p>
              </table:table-cell>
              <table:table-cell office:value-type="float" office:value="7850">
                <text:p>7850</text:p>
              </table:table-cell>
              <table:table-cell office:value-type="float" office:value="8291">
                <text:p>82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16">
                <text:p>5016</text:p>
              </table:table-cell>
              <table:table-cell office:value-type="float" office:value="7573">
                <text:p>7573</text:p>
              </table:table-cell>
              <table:table-cell office:value-type="float" office:value="7986">
                <text:p>7986</text:p>
              </table:table-cell>
              <table:table-cell office:value-type="float" office:value="5684">
                <text:p>5684</text:p>
              </table:table-cell>
              <table:table-cell office:value-type="float" office:value="10469">
                <text:p>10469</text:p>
              </table:table-cell>
              <table:table-cell office:value-type="float" office:value="7562">
                <text:p>75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56">
                <text:p>4956</text:p>
              </table:table-cell>
              <table:table-cell office:value-type="float" office:value="10265">
                <text:p>10265</text:p>
              </table:table-cell>
              <table:table-cell office:value-type="float" office:value="6182">
                <text:p>6182</text:p>
              </table:table-cell>
              <table:table-cell office:value-type="float" office:value="4613">
                <text:p>4613</text:p>
              </table:table-cell>
              <table:table-cell office:value-type="float" office:value="10402">
                <text:p>10402</text:p>
              </table:table-cell>
              <table:table-cell office:value-type="float" office:value="7241">
                <text:p>72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32">
                <text:p>5132</text:p>
              </table:table-cell>
              <table:table-cell office:value-type="float" office:value="10689">
                <text:p>10689</text:p>
              </table:table-cell>
              <table:table-cell office:value-type="float" office:value="8585">
                <text:p>8585</text:p>
              </table:table-cell>
              <table:table-cell office:value-type="float" office:value="5046">
                <text:p>5046</text:p>
              </table:table-cell>
              <table:table-cell office:value-type="float" office:value="8454">
                <text:p>8454</text:p>
              </table:table-cell>
              <table:table-cell office:value-type="float" office:value="7306">
                <text:p>73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841">
                <text:p>4841</text:p>
              </table:table-cell>
              <table:table-cell office:value-type="float" office:value="10292">
                <text:p>10292</text:p>
              </table:table-cell>
              <table:table-cell office:value-type="float" office:value="8657">
                <text:p>8657</text:p>
              </table:table-cell>
              <table:table-cell office:value-type="float" office:value="5657">
                <text:p>5657</text:p>
              </table:table-cell>
              <table:table-cell office:value-type="float" office:value="10112">
                <text:p>10112</text:p>
              </table:table-cell>
              <table:table-cell office:value-type="float" office:value="7122">
                <text:p>71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983">
                <text:p>4983</text:p>
              </table:table-cell>
              <table:table-cell office:value-type="float" office:value="10267">
                <text:p>10267</text:p>
              </table:table-cell>
              <table:table-cell office:value-type="float" office:value="8911">
                <text:p>8911</text:p>
              </table:table-cell>
              <table:table-cell office:value-type="float" office:value="5109">
                <text:p>5109</text:p>
              </table:table-cell>
              <table:table-cell office:value-type="float" office:value="9074">
                <text:p>9074</text:p>
              </table:table-cell>
              <table:table-cell office:value-type="float" office:value="6106">
                <text:p>61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00">
                <text:p>4900</text:p>
              </table:table-cell>
              <table:table-cell office:value-type="float" office:value="9975">
                <text:p>9975</text:p>
              </table:table-cell>
              <table:table-cell office:value-type="float" office:value="7149">
                <text:p>7149</text:p>
              </table:table-cell>
              <table:table-cell office:value-type="float" office:value="4791">
                <text:p>4791</text:p>
              </table:table-cell>
              <table:table-cell office:value-type="float" office:value="8941">
                <text:p>8941</text:p>
              </table:table-cell>
              <table:table-cell office:value-type="float" office:value="6811">
                <text:p>68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435">
                <text:p>5435</text:p>
              </table:table-cell>
              <table:table-cell office:value-type="float" office:value="9102">
                <text:p>9102</text:p>
              </table:table-cell>
              <table:table-cell office:value-type="float" office:value="7252">
                <text:p>7252</text:p>
              </table:table-cell>
              <table:table-cell office:value-type="float" office:value="4882">
                <text:p>4882</text:p>
              </table:table-cell>
              <table:table-cell office:value-type="float" office:value="11644">
                <text:p>11644</text:p>
              </table:table-cell>
              <table:table-cell office:value-type="float" office:value="7694">
                <text:p>76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416">
                <text:p>5416</text:p>
              </table:table-cell>
              <table:table-cell office:value-type="float" office:value="11057">
                <text:p>11057</text:p>
              </table:table-cell>
              <table:table-cell office:value-type="float" office:value="8578">
                <text:p>8578</text:p>
              </table:table-cell>
              <table:table-cell office:value-type="float" office:value="4942">
                <text:p>4942</text:p>
              </table:table-cell>
              <table:table-cell office:value-type="float" office:value="10150">
                <text:p>10150</text:p>
              </table:table-cell>
              <table:table-cell office:value-type="float" office:value="7664">
                <text:p>76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174">
                <text:p>6174</text:p>
              </table:table-cell>
              <table:table-cell office:value-type="float" office:value="9668">
                <text:p>9668</text:p>
              </table:table-cell>
              <table:table-cell office:value-type="float" office:value="7033">
                <text:p>7033</text:p>
              </table:table-cell>
              <table:table-cell office:value-type="float" office:value="4882">
                <text:p>4882</text:p>
              </table:table-cell>
              <table:table-cell office:value-type="float" office:value="9611">
                <text:p>9611</text:p>
              </table:table-cell>
              <table:table-cell office:value-type="float" office:value="7096">
                <text:p>70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610">
                <text:p>4610</text:p>
              </table:table-cell>
              <table:table-cell office:value-type="float" office:value="9544">
                <text:p>9544</text:p>
              </table:table-cell>
              <table:table-cell office:value-type="float" office:value="9059">
                <text:p>9059</text:p>
              </table:table-cell>
              <table:table-cell office:value-type="float" office:value="6033">
                <text:p>6033</text:p>
              </table:table-cell>
              <table:table-cell office:value-type="float" office:value="9472">
                <text:p>9472</text:p>
              </table:table-cell>
              <table:table-cell office:value-type="float" office:value="8125">
                <text:p>8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682">
                <text:p>4682</text:p>
              </table:table-cell>
              <table:table-cell office:value-type="float" office:value="11199">
                <text:p>11199</text:p>
              </table:table-cell>
              <table:table-cell office:value-type="float" office:value="7251">
                <text:p>7251</text:p>
              </table:table-cell>
              <table:table-cell office:value-type="float" office:value="5113">
                <text:p>5113</text:p>
              </table:table-cell>
              <table:table-cell office:value-type="float" office:value="11304">
                <text:p>11304</text:p>
              </table:table-cell>
              <table:table-cell office:value-type="float" office:value="8615">
                <text:p>86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601">
                <text:p>5601</text:p>
              </table:table-cell>
              <table:table-cell office:value-type="float" office:value="10856">
                <text:p>10856</text:p>
              </table:table-cell>
              <table:table-cell office:value-type="float" office:value="7481">
                <text:p>7481</text:p>
              </table:table-cell>
              <table:table-cell office:value-type="float" office:value="4067">
                <text:p>4067</text:p>
              </table:table-cell>
              <table:table-cell office:value-type="float" office:value="8423">
                <text:p>8423</text:p>
              </table:table-cell>
              <table:table-cell office:value-type="float" office:value="8806">
                <text:p>88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47">
                <text:p>5047</text:p>
              </table:table-cell>
              <table:table-cell office:value-type="float" office:value="10553">
                <text:p>10553</text:p>
              </table:table-cell>
              <table:table-cell office:value-type="float" office:value="7107">
                <text:p>7107</text:p>
              </table:table-cell>
              <table:table-cell office:value-type="float" office:value="4799">
                <text:p>4799</text:p>
              </table:table-cell>
              <table:table-cell office:value-type="float" office:value="9569">
                <text:p>9569</text:p>
              </table:table-cell>
              <table:table-cell office:value-type="float" office:value="6726">
                <text:p>67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322">
                <text:p>5322</text:p>
              </table:table-cell>
              <table:table-cell office:value-type="float" office:value="7967">
                <text:p>7967</text:p>
              </table:table-cell>
              <table:table-cell office:value-type="float" office:value="9026">
                <text:p>9026</text:p>
              </table:table-cell>
              <table:table-cell office:value-type="float" office:value="5078">
                <text:p>5078</text:p>
              </table:table-cell>
              <table:table-cell office:value-type="float" office:value="9686">
                <text:p>9686</text:p>
              </table:table-cell>
              <table:table-cell office:value-type="float" office:value="8769">
                <text:p>87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114">
                <text:p>5114</text:p>
              </table:table-cell>
              <table:table-cell office:value-type="float" office:value="8127">
                <text:p>8127</text:p>
              </table:table-cell>
              <table:table-cell office:value-type="float" office:value="8144">
                <text:p>8144</text:p>
              </table:table-cell>
              <table:table-cell office:value-type="float" office:value="4438">
                <text:p>4438</text:p>
              </table:table-cell>
              <table:table-cell office:value-type="float" office:value="10192">
                <text:p>10192</text:p>
              </table:table-cell>
              <table:table-cell office:value-type="float" office:value="8383">
                <text:p>83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87">
                <text:p>4187</text:p>
              </table:table-cell>
              <table:table-cell office:value-type="float" office:value="9690">
                <text:p>9690</text:p>
              </table:table-cell>
              <table:table-cell office:value-type="float" office:value="8355">
                <text:p>8355</text:p>
              </table:table-cell>
              <table:table-cell office:value-type="float" office:value="4960">
                <text:p>4960</text:p>
              </table:table-cell>
              <table:table-cell office:value-type="float" office:value="9961">
                <text:p>9961</text:p>
              </table:table-cell>
              <table:table-cell office:value-type="float" office:value="6499">
                <text:p>64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34">
                <text:p>5034</text:p>
              </table:table-cell>
              <table:table-cell office:value-type="float" office:value="10084">
                <text:p>10084</text:p>
              </table:table-cell>
              <table:table-cell office:value-type="float" office:value="8811">
                <text:p>8811</text:p>
              </table:table-cell>
              <table:table-cell office:value-type="float" office:value="4957">
                <text:p>4957</text:p>
              </table:table-cell>
              <table:table-cell office:value-type="float" office:value="10137">
                <text:p>10137</text:p>
              </table:table-cell>
              <table:table-cell office:value-type="float" office:value="7330">
                <text:p>733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80">
                <text:p>4180</text:p>
              </table:table-cell>
              <table:table-cell office:value-type="float" office:value="10082">
                <text:p>10082</text:p>
              </table:table-cell>
              <table:table-cell office:value-type="float" office:value="6929">
                <text:p>6929</text:p>
              </table:table-cell>
              <table:table-cell office:value-type="float" office:value="5576">
                <text:p>5576</text:p>
              </table:table-cell>
              <table:table-cell office:value-type="float" office:value="9673">
                <text:p>9673</text:p>
              </table:table-cell>
              <table:table-cell office:value-type="float" office:value="7149">
                <text:p>71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627">
                <text:p>5627</text:p>
              </table:table-cell>
              <table:table-cell office:value-type="float" office:value="6187">
                <text:p>6187</text:p>
              </table:table-cell>
              <table:table-cell office:value-type="float" office:value="8582">
                <text:p>8582</text:p>
              </table:table-cell>
              <table:table-cell office:value-type="float" office:value="5826">
                <text:p>5826</text:p>
              </table:table-cell>
              <table:table-cell office:value-type="float" office:value="7917">
                <text:p>7917</text:p>
              </table:table-cell>
              <table:table-cell office:value-type="float" office:value="7103">
                <text:p>71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199">
                <text:p>5199</text:p>
              </table:table-cell>
              <table:table-cell office:value-type="float" office:value="9315">
                <text:p>9315</text:p>
              </table:table-cell>
              <table:table-cell office:value-type="float" office:value="7509">
                <text:p>7509</text:p>
              </table:table-cell>
              <table:table-cell office:value-type="float" office:value="5362">
                <text:p>5362</text:p>
              </table:table-cell>
              <table:table-cell office:value-type="float" office:value="8519">
                <text:p>8519</text:p>
              </table:table-cell>
              <table:table-cell office:value-type="float" office:value="7531">
                <text:p>75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825">
                <text:p>4825</text:p>
              </table:table-cell>
              <table:table-cell office:value-type="float" office:value="8433">
                <text:p>8433</text:p>
              </table:table-cell>
              <table:table-cell office:value-type="float" office:value="7767">
                <text:p>7767</text:p>
              </table:table-cell>
              <table:table-cell office:value-type="float" office:value="5418">
                <text:p>5418</text:p>
              </table:table-cell>
              <table:table-cell office:value-type="float" office:value="7699">
                <text:p>7699</text:p>
              </table:table-cell>
              <table:table-cell office:value-type="float" office:value="7415">
                <text:p>74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98">
                <text:p>4998</text:p>
              </table:table-cell>
              <table:table-cell office:value-type="float" office:value="9783">
                <text:p>9783</text:p>
              </table:table-cell>
              <table:table-cell office:value-type="float" office:value="7361">
                <text:p>7361</text:p>
              </table:table-cell>
              <table:table-cell office:value-type="float" office:value="3922">
                <text:p>3922</text:p>
              </table:table-cell>
              <table:table-cell office:value-type="float" office:value="8565">
                <text:p>8565</text:p>
              </table:table-cell>
              <table:table-cell office:value-type="float" office:value="8091">
                <text:p>80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066">
                <text:p>5066</text:p>
              </table:table-cell>
              <table:table-cell office:value-type="float" office:value="10403">
                <text:p>10403</text:p>
              </table:table-cell>
              <table:table-cell office:value-type="float" office:value="6883">
                <text:p>6883</text:p>
              </table:table-cell>
              <table:table-cell office:value-type="float" office:value="4959">
                <text:p>4959</text:p>
              </table:table-cell>
              <table:table-cell office:value-type="float" office:value="9887">
                <text:p>9887</text:p>
              </table:table-cell>
              <table:table-cell office:value-type="float" office:value="7692">
                <text:p>76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788">
                <text:p>5788</text:p>
              </table:table-cell>
              <table:table-cell office:value-type="float" office:value="11002">
                <text:p>11002</text:p>
              </table:table-cell>
              <table:table-cell office:value-type="float" office:value="9221">
                <text:p>9221</text:p>
              </table:table-cell>
              <table:table-cell office:value-type="float" office:value="4714">
                <text:p>4714</text:p>
              </table:table-cell>
              <table:table-cell office:value-type="float" office:value="10054">
                <text:p>10054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22">
                <text:p>5222</text:p>
              </table:table-cell>
              <table:table-cell office:value-type="float" office:value="9391">
                <text:p>9391</text:p>
              </table:table-cell>
              <table:table-cell office:value-type="float" office:value="8807">
                <text:p>8807</text:p>
              </table:table-cell>
              <table:table-cell office:value-type="float" office:value="4676">
                <text:p>4676</text:p>
              </table:table-cell>
              <table:table-cell office:value-type="float" office:value="10350">
                <text:p>10350</text:p>
              </table:table-cell>
              <table:table-cell office:value-type="float" office:value="9174">
                <text:p>91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92">
                <text:p>5292</text:p>
              </table:table-cell>
              <table:table-cell office:value-type="float" office:value="9496">
                <text:p>9496</text:p>
              </table:table-cell>
              <table:table-cell office:value-type="float" office:value="7944">
                <text:p>7944</text:p>
              </table:table-cell>
              <table:table-cell office:value-type="float" office:value="5687">
                <text:p>5687</text:p>
              </table:table-cell>
              <table:table-cell office:value-type="float" office:value="9922">
                <text:p>9922</text:p>
              </table:table-cell>
              <table:table-cell office:value-type="float" office:value="8721">
                <text:p>87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71">
                <text:p>4871</text:p>
              </table:table-cell>
              <table:table-cell office:value-type="float" office:value="9002">
                <text:p>9002</text:p>
              </table:table-cell>
              <table:table-cell office:value-type="float" office:value="9465">
                <text:p>9465</text:p>
              </table:table-cell>
              <table:table-cell office:value-type="float" office:value="5265">
                <text:p>5265</text:p>
              </table:table-cell>
              <table:table-cell office:value-type="float" office:value="8461">
                <text:p>8461</text:p>
              </table:table-cell>
              <table:table-cell office:value-type="float" office:value="9177">
                <text:p>91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70">
                <text:p>5070</text:p>
              </table:table-cell>
              <table:table-cell office:value-type="float" office:value="8376">
                <text:p>8376</text:p>
              </table:table-cell>
              <table:table-cell office:value-type="float" office:value="8350">
                <text:p>8350</text:p>
              </table:table-cell>
              <table:table-cell office:value-type="float" office:value="4854">
                <text:p>4854</text:p>
              </table:table-cell>
              <table:table-cell office:value-type="float" office:value="9128">
                <text:p>9128</text:p>
              </table:table-cell>
              <table:table-cell office:value-type="float" office:value="7370">
                <text:p>737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617">
                <text:p>4617</text:p>
              </table:table-cell>
              <table:table-cell office:value-type="float" office:value="8431">
                <text:p>8431</text:p>
              </table:table-cell>
              <table:table-cell office:value-type="float" office:value="7243">
                <text:p>7243</text:p>
              </table:table-cell>
              <table:table-cell office:value-type="float" office:value="4982">
                <text:p>4982</text:p>
              </table:table-cell>
              <table:table-cell office:value-type="float" office:value="10109">
                <text:p>10109</text:p>
              </table:table-cell>
              <table:table-cell office:value-type="float" office:value="8671">
                <text:p>867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7b59" draw:fill-color="#ff7b59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b4c7dc" draw:fill-color="#b4c7d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5983b0" draw:fill-color="#5983b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7.289cm" svg:y="0.336cm" chart:style-name="ch2">
          <text:p>50 nodes comparison: VND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group_memory_10_times4ave_1_maxs_10.0'.H3:'TESTBENCH_metaheu_ls_vnd_bvns_ts__niter_10_search_anxious_init_group_memory_10_times4ave_1_maxs_10.0'.H101 'TESTBENCH_metaheu_ls_vnd_bvns_ts__niter_10_search_anxious_init_one2one_memory_10_times4ave_1_maxs_10.0'.H3:'TESTBENCH_metaheu_ls_vnd_bvns_ts__niter_10_search_anxious_init_one2one_memory_10_times4ave_1_maxs_10.0'.H101 'TESTBENCH_metaheu_ls_vnd_bvns_ts__niter_10_search_anxious_init_random_memory_10_times4ave_1_maxs_10.0'.H3:'TESTBENCH_metaheu_ls_vnd_bvns_ts__niter_10_search_anxious_init_random_memory_10_times4ave_1_maxs_10.0'.H101 'TESTBENCH_metaheu_ls_vnd_bvns_ts__niter_10_search_greedy_init_group_memory_10_times4ave_1_maxs_10.0'.H3:'TESTBENCH_metaheu_ls_vnd_bvns_ts__niter_10_search_greedy_init_group_memory_10_times4ave_1_maxs_10.0'.H101 'TESTBENCH_metaheu_ls_vnd_bvns_ts__niter_10_search_greedy_init_one2one_memory_10_times4ave_1_maxs_10.0'.H3:'TESTBENCH_metaheu_ls_vnd_bvns_ts__niter_10_search_greedy_init_one2one_memory_10_times4ave_1_maxs_10.0'.H101 'TESTBENCH_metaheu_ls_vnd_bvns_ts__niter_10_search_greedy_init_random_memory_10_times4ave_1_maxs_10.0'.H3:'TESTBENCH_metaheu_ls_vnd_bvns_ts__niter_10_search_greedy_init_random_memory_10_times4ave_1_maxs_10.0'.H101" chart:data-source-has-labels="row" svg:x="0.59cm" svg:y="1.751cm" svg:width="34.552cm" svg:height="6.408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group_memory_10_times4ave_1_maxs_10.0'.H3:'TESTBENCH_metaheu_ls_vnd_bvns_ts__niter_10_search_anxious_init_group_memory_10_times4ave_1_maxs_10.0'.H101" loext:label-string="anxious_group" chart:class="chart:line">
            <chart:data-point chart:repeated="99"/>
          </chart:series>
          <chart:series chart:style-name="ch8" chart:values-cell-range-address="'TESTBENCH_metaheu_ls_vnd_bvns_ts__niter_10_search_anxious_init_one2one_memory_10_times4ave_1_maxs_10.0'.H3:'TESTBENCH_metaheu_ls_vnd_bvns_ts__niter_10_search_anxious_init_one2one_memory_10_times4ave_1_maxs_10.0'.H101" loext:label-string="anxious_one2one" chart:class="chart:line">
            <chart:data-point chart:repeated="99"/>
          </chart:series>
          <chart:series chart:style-name="ch9" chart:values-cell-range-address="'TESTBENCH_metaheu_ls_vnd_bvns_ts__niter_10_search_anxious_init_random_memory_10_times4ave_1_maxs_10.0'.H3:'TESTBENCH_metaheu_ls_vnd_bvns_ts__niter_10_search_anxious_init_random_memory_10_times4ave_1_maxs_10.0'.H101" loext:label-string="anxious_random" chart:class="chart:line">
            <chart:data-point chart:repeated="99"/>
          </chart:series>
          <chart:series chart:style-name="ch10" chart:values-cell-range-address="'TESTBENCH_metaheu_ls_vnd_bvns_ts__niter_10_search_greedy_init_group_memory_10_times4ave_1_maxs_10.0'.H3:'TESTBENCH_metaheu_ls_vnd_bvns_ts__niter_10_search_greedy_init_group_memory_10_times4ave_1_maxs_10.0'.H101" loext:label-string="greedy_group" chart:class="chart:line">
            <chart:data-point chart:repeated="99"/>
          </chart:series>
          <chart:series chart:style-name="ch11" chart:values-cell-range-address="'TESTBENCH_metaheu_ls_vnd_bvns_ts__niter_10_search_greedy_init_one2one_memory_10_times4ave_1_maxs_10.0'.H3:'TESTBENCH_metaheu_ls_vnd_bvns_ts__niter_10_search_greedy_init_one2one_memory_10_times4ave_1_maxs_10.0'.H101" loext:label-string="greedy_one2one" chart:class="chart:line">
            <chart:data-point chart:repeated="99"/>
          </chart:series>
          <chart:series chart:style-name="ch12" chart:values-cell-range-address="'TESTBENCH_metaheu_ls_vnd_bvns_ts__niter_10_search_greedy_init_random_memory_10_times4ave_1_maxs_10.0'.H3:'TESTBENCH_metaheu_ls_vnd_bvns_ts__niter_10_search_greedy_init_random_memory_10_times4ave_1_maxs_10.0'.H101" loext:label-string="greedy_random" chart:class="chart:line">
            <chart:data-point chart:repeated="9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xious_group</text:p>
              </table:table-cell>
              <table:table-cell office:value-type="string">
                <text:p>anxious_one2one</text:p>
              </table:table-cell>
              <table:table-cell office:value-type="string">
                <text:p>anxious_random</text:p>
              </table:table-cell>
              <table:table-cell office:value-type="string">
                <text:p>greedy_group</text:p>
              </table:table-cell>
              <table:table-cell office:value-type="string">
                <text:p>greedy_one2one</text:p>
              </table:table-cell>
              <table:table-cell office:value-type="string">
                <text:p>greedy_rando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12">
                <text:p>3112</text:p>
                <draw:g>
                  <svg:desc>'TESTBENCH_metaheu_ls_vnd_bvns_ts__niter_10_search_anxious_init_group_memory_10_times4ave_1_maxs_10.0'.H3:'TESTBENCH_metaheu_ls_vnd_bvns_ts__niter_10_search_anxious_init_group_memory_10_times4ave_1_maxs_10.0'.H101</svg:desc>
                </draw:g>
              </table:table-cell>
              <table:table-cell office:value-type="float" office:value="2903">
                <text:p>2903</text:p>
                <draw:g>
                  <svg:desc>'TESTBENCH_metaheu_ls_vnd_bvns_ts__niter_10_search_anxious_init_one2one_memory_10_times4ave_1_maxs_10.0'.H3:'TESTBENCH_metaheu_ls_vnd_bvns_ts__niter_10_search_anxious_init_one2one_memory_10_times4ave_1_maxs_10.0'.H101</svg:desc>
                </draw:g>
              </table:table-cell>
              <table:table-cell office:value-type="float" office:value="3312">
                <text:p>3312</text:p>
                <draw:g>
                  <svg:desc>'TESTBENCH_metaheu_ls_vnd_bvns_ts__niter_10_search_anxious_init_random_memory_10_times4ave_1_maxs_10.0'.H3:'TESTBENCH_metaheu_ls_vnd_bvns_ts__niter_10_search_anxious_init_random_memory_10_times4ave_1_maxs_10.0'.H101</svg:desc>
                </draw:g>
              </table:table-cell>
              <table:table-cell office:value-type="float" office:value="3790">
                <text:p>3790</text:p>
                <draw:g>
                  <svg:desc>'TESTBENCH_metaheu_ls_vnd_bvns_ts__niter_10_search_greedy_init_group_memory_10_times4ave_1_maxs_10.0'.H3:'TESTBENCH_metaheu_ls_vnd_bvns_ts__niter_10_search_greedy_init_group_memory_10_times4ave_1_maxs_10.0'.H101</svg:desc>
                </draw:g>
              </table:table-cell>
              <table:table-cell office:value-type="float" office:value="3014">
                <text:p>3014</text:p>
                <draw:g>
                  <svg:desc>'TESTBENCH_metaheu_ls_vnd_bvns_ts__niter_10_search_greedy_init_one2one_memory_10_times4ave_1_maxs_10.0'.H3:'TESTBENCH_metaheu_ls_vnd_bvns_ts__niter_10_search_greedy_init_one2one_memory_10_times4ave_1_maxs_10.0'.H101</svg:desc>
                </draw:g>
              </table:table-cell>
              <table:table-cell office:value-type="float" office:value="3677">
                <text:p>3677</text:p>
                <draw:g>
                  <svg:desc>'TESTBENCH_metaheu_ls_vnd_bvns_ts__niter_10_search_greedy_init_random_memory_10_times4ave_1_maxs_10.0'.H3:'TESTBENCH_metaheu_ls_vnd_bvns_ts__niter_10_search_greedy_init_random_memory_10_times4ave_1_maxs_10.0'.H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82">
                <text:p>2882</text:p>
              </table:table-cell>
              <table:table-cell office:value-type="float" office:value="3478">
                <text:p>3478</text:p>
              </table:table-cell>
              <table:table-cell office:value-type="float" office:value="3940">
                <text:p>3940</text:p>
              </table:table-cell>
              <table:table-cell office:value-type="float" office:value="2830">
                <text:p>2830</text:p>
              </table:table-cell>
              <table:table-cell office:value-type="float" office:value="3291">
                <text:p>3291</text:p>
              </table:table-cell>
              <table:table-cell office:value-type="float" office:value="3202">
                <text:p>3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10">
                <text:p>3810</text:p>
              </table:table-cell>
              <table:table-cell office:value-type="float" office:value="3465">
                <text:p>3465</text:p>
              </table:table-cell>
              <table:table-cell office:value-type="float" office:value="3803">
                <text:p>3803</text:p>
              </table:table-cell>
              <table:table-cell office:value-type="float" office:value="2825">
                <text:p>2825</text:p>
              </table:table-cell>
              <table:table-cell office:value-type="float" office:value="2863">
                <text:p>2863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06">
                <text:p>3406</text:p>
              </table:table-cell>
              <table:table-cell office:value-type="float" office:value="3386">
                <text:p>3386</text:p>
              </table:table-cell>
              <table:table-cell office:value-type="float" office:value="3748">
                <text:p>3748</text:p>
              </table:table-cell>
              <table:table-cell office:value-type="float" office:value="3220">
                <text:p>3220</text:p>
              </table:table-cell>
              <table:table-cell office:value-type="float" office:value="3764">
                <text:p>3764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76">
                <text:p>2876</text:p>
              </table:table-cell>
              <table:table-cell office:value-type="float" office:value="3207">
                <text:p>3207</text:p>
              </table:table-cell>
              <table:table-cell office:value-type="float" office:value="3190">
                <text:p>3190</text:p>
              </table:table-cell>
              <table:table-cell office:value-type="float" office:value="2752">
                <text:p>2752</text:p>
              </table:table-cell>
              <table:table-cell office:value-type="float" office:value="3424">
                <text:p>3424</text:p>
              </table:table-cell>
              <table:table-cell office:value-type="float" office:value="3793">
                <text:p>37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13">
                <text:p>3513</text:p>
              </table:table-cell>
              <table:table-cell office:value-type="float" office:value="3642">
                <text:p>3642</text:p>
              </table:table-cell>
              <table:table-cell office:value-type="float" office:value="4243">
                <text:p>4243</text:p>
              </table:table-cell>
              <table:table-cell office:value-type="float" office:value="3714">
                <text:p>3714</text:p>
              </table:table-cell>
              <table:table-cell office:value-type="float" office:value="2949">
                <text:p>2949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24">
                <text:p>3924</text:p>
              </table:table-cell>
              <table:table-cell office:value-type="float" office:value="2604">
                <text:p>2604</text:p>
              </table:table-cell>
              <table:table-cell office:value-type="float" office:value="3015">
                <text:p>3015</text:p>
              </table:table-cell>
              <table:table-cell office:value-type="float" office:value="3534">
                <text:p>3534</text:p>
              </table:table-cell>
              <table:table-cell office:value-type="float" office:value="3587">
                <text:p>3587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58">
                <text:p>3558</text:p>
              </table:table-cell>
              <table:table-cell office:value-type="float" office:value="3458">
                <text:p>3458</text:p>
              </table:table-cell>
              <table:table-cell office:value-type="float" office:value="3244">
                <text:p>3244</text:p>
              </table:table-cell>
              <table:table-cell office:value-type="float" office:value="2802">
                <text:p>2802</text:p>
              </table:table-cell>
              <table:table-cell office:value-type="float" office:value="3366">
                <text:p>3366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03">
                <text:p>2803</text:p>
              </table:table-cell>
              <table:table-cell office:value-type="float" office:value="3630">
                <text:p>3630</text:p>
              </table:table-cell>
              <table:table-cell office:value-type="float" office:value="3402">
                <text:p>3402</text:p>
              </table:table-cell>
              <table:table-cell office:value-type="float" office:value="4071">
                <text:p>4071</text:p>
              </table:table-cell>
              <table:table-cell office:value-type="float" office:value="3476">
                <text:p>3476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22">
                <text:p>3522</text:p>
              </table:table-cell>
              <table:table-cell office:value-type="float" office:value="3300">
                <text:p>3300</text:p>
              </table:table-cell>
              <table:table-cell office:value-type="float" office:value="2859">
                <text:p>2859</text:p>
              </table:table-cell>
              <table:table-cell office:value-type="float" office:value="2747">
                <text:p>2747</text:p>
              </table:table-cell>
              <table:table-cell office:value-type="float" office:value="3437">
                <text:p>3437</text:p>
              </table:table-cell>
              <table:table-cell office:value-type="float" office:value="3085">
                <text:p>30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82">
                <text:p>2982</text:p>
              </table:table-cell>
              <table:table-cell office:value-type="float" office:value="3479">
                <text:p>3479</text:p>
              </table:table-cell>
              <table:table-cell office:value-type="float" office:value="3440">
                <text:p>3440</text:p>
              </table:table-cell>
              <table:table-cell office:value-type="float" office:value="3079">
                <text:p>3079</text:p>
              </table:table-cell>
              <table:table-cell office:value-type="float" office:value="3501">
                <text:p>3501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44">
                <text:p>3544</text:p>
              </table:table-cell>
              <table:table-cell office:value-type="float" office:value="3248">
                <text:p>3248</text:p>
              </table:table-cell>
              <table:table-cell office:value-type="float" office:value="3100">
                <text:p>3100</text:p>
              </table:table-cell>
              <table:table-cell office:value-type="float" office:value="3746">
                <text:p>3746</text:p>
              </table:table-cell>
              <table:table-cell office:value-type="float" office:value="3104">
                <text:p>3104</text:p>
              </table:table-cell>
              <table:table-cell office:value-type="float" office:value="3765">
                <text:p>37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85">
                <text:p>3185</text:p>
              </table:table-cell>
              <table:table-cell office:value-type="float" office:value="3166">
                <text:p>3166</text:p>
              </table:table-cell>
              <table:table-cell office:value-type="float" office:value="3869">
                <text:p>3869</text:p>
              </table:table-cell>
              <table:table-cell office:value-type="float" office:value="3353">
                <text:p>3353</text:p>
              </table:table-cell>
              <table:table-cell office:value-type="float" office:value="2654">
                <text:p>2654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89">
                <text:p>4089</text:p>
              </table:table-cell>
              <table:table-cell office:value-type="float" office:value="3450">
                <text:p>3450</text:p>
              </table:table-cell>
              <table:table-cell office:value-type="float" office:value="3008">
                <text:p>3008</text:p>
              </table:table-cell>
              <table:table-cell office:value-type="float" office:value="3886">
                <text:p>3886</text:p>
              </table:table-cell>
              <table:table-cell office:value-type="float" office:value="4070">
                <text:p>4070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05">
                <text:p>4205</text:p>
              </table:table-cell>
              <table:table-cell office:value-type="float" office:value="3404">
                <text:p>3404</text:p>
              </table:table-cell>
              <table:table-cell office:value-type="float" office:value="3842">
                <text:p>3842</text:p>
              </table:table-cell>
              <table:table-cell office:value-type="float" office:value="3349">
                <text:p>3349</text:p>
              </table:table-cell>
              <table:table-cell office:value-type="float" office:value="3355">
                <text:p>3355</text:p>
              </table:table-cell>
              <table:table-cell office:value-type="float" office:value="3046">
                <text:p>30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86">
                <text:p>2986</text:p>
              </table:table-cell>
              <table:table-cell office:value-type="float" office:value="3523">
                <text:p>3523</text:p>
              </table:table-cell>
              <table:table-cell office:value-type="float" office:value="3472">
                <text:p>3472</text:p>
              </table:table-cell>
              <table:table-cell office:value-type="float" office:value="3266">
                <text:p>3266</text:p>
              </table:table-cell>
              <table:table-cell office:value-type="float" office:value="3298">
                <text:p>3298</text:p>
              </table:table-cell>
              <table:table-cell office:value-type="float" office:value="3154">
                <text:p>31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17">
                <text:p>3417</text:p>
              </table:table-cell>
              <table:table-cell office:value-type="float" office:value="3535">
                <text:p>3535</text:p>
              </table:table-cell>
              <table:table-cell office:value-type="float" office:value="3143">
                <text:p>3143</text:p>
              </table:table-cell>
              <table:table-cell office:value-type="float" office:value="4163">
                <text:p>4163</text:p>
              </table:table-cell>
              <table:table-cell office:value-type="float" office:value="3070">
                <text:p>3070</text:p>
              </table:table-cell>
              <table:table-cell office:value-type="float" office:value="2949">
                <text:p>29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13">
                <text:p>3713</text:p>
              </table:table-cell>
              <table:table-cell office:value-type="float" office:value="3286">
                <text:p>3286</text:p>
              </table:table-cell>
              <table:table-cell office:value-type="float" office:value="3196">
                <text:p>3196</text:p>
              </table:table-cell>
              <table:table-cell office:value-type="float" office:value="4045">
                <text:p>4045</text:p>
              </table:table-cell>
              <table:table-cell office:value-type="float" office:value="3607">
                <text:p>3607</text:p>
              </table:table-cell>
              <table:table-cell office:value-type="float" office:value="3679">
                <text:p>36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13">
                <text:p>3913</text:p>
              </table:table-cell>
              <table:table-cell office:value-type="float" office:value="3273">
                <text:p>3273</text:p>
              </table:table-cell>
              <table:table-cell office:value-type="float" office:value="3737">
                <text:p>3737</text:p>
              </table:table-cell>
              <table:table-cell office:value-type="float" office:value="3257">
                <text:p>3257</text:p>
              </table:table-cell>
              <table:table-cell office:value-type="float" office:value="3155">
                <text:p>3155</text:p>
              </table:table-cell>
              <table:table-cell office:value-type="float" office:value="3307">
                <text:p>33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60">
                <text:p>3160</text:p>
              </table:table-cell>
              <table:table-cell office:value-type="float" office:value="3060">
                <text:p>3060</text:p>
              </table:table-cell>
              <table:table-cell office:value-type="float" office:value="3386">
                <text:p>3386</text:p>
              </table:table-cell>
              <table:table-cell office:value-type="float" office:value="3271">
                <text:p>3271</text:p>
              </table:table-cell>
              <table:table-cell office:value-type="float" office:value="3124">
                <text:p>3124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45">
                <text:p>3045</text:p>
              </table:table-cell>
              <table:table-cell office:value-type="float" office:value="3011">
                <text:p>3011</text:p>
              </table:table-cell>
              <table:table-cell office:value-type="float" office:value="2955">
                <text:p>2955</text:p>
              </table:table-cell>
              <table:table-cell office:value-type="float" office:value="3939">
                <text:p>3939</text:p>
              </table:table-cell>
              <table:table-cell office:value-type="float" office:value="3653">
                <text:p>3653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88">
                <text:p>3388</text:p>
              </table:table-cell>
              <table:table-cell office:value-type="float" office:value="2938">
                <text:p>2938</text:p>
              </table:table-cell>
              <table:table-cell office:value-type="float" office:value="3216">
                <text:p>3216</text:p>
              </table:table-cell>
              <table:table-cell office:value-type="float" office:value="3757">
                <text:p>3757</text:p>
              </table:table-cell>
              <table:table-cell office:value-type="float" office:value="3584">
                <text:p>3584</text:p>
              </table:table-cell>
              <table:table-cell office:value-type="float" office:value="3397">
                <text:p>33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69">
                <text:p>3069</text:p>
              </table:table-cell>
              <table:table-cell office:value-type="float" office:value="3521">
                <text:p>3521</text:p>
              </table:table-cell>
              <table:table-cell office:value-type="float" office:value="3004">
                <text:p>3004</text:p>
              </table:table-cell>
              <table:table-cell office:value-type="float" office:value="3210">
                <text:p>3210</text:p>
              </table:table-cell>
              <table:table-cell office:value-type="float" office:value="3569">
                <text:p>3569</text:p>
              </table:table-cell>
              <table:table-cell office:value-type="float" office:value="3198">
                <text:p>31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38">
                <text:p>3238</text:p>
              </table:table-cell>
              <table:table-cell office:value-type="float" office:value="3091">
                <text:p>3091</text:p>
              </table:table-cell>
              <table:table-cell office:value-type="float" office:value="3298">
                <text:p>3298</text:p>
              </table:table-cell>
              <table:table-cell office:value-type="float" office:value="2984">
                <text:p>2984</text:p>
              </table:table-cell>
              <table:table-cell office:value-type="float" office:value="3568">
                <text:p>3568</text:p>
              </table:table-cell>
              <table:table-cell office:value-type="float" office:value="2946">
                <text:p>29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82">
                <text:p>3682</text:p>
              </table:table-cell>
              <table:table-cell office:value-type="float" office:value="2881">
                <text:p>2881</text:p>
              </table:table-cell>
              <table:table-cell office:value-type="float" office:value="2689">
                <text:p>2689</text:p>
              </table:table-cell>
              <table:table-cell office:value-type="float" office:value="2798">
                <text:p>2798</text:p>
              </table:table-cell>
              <table:table-cell office:value-type="float" office:value="2978">
                <text:p>2978</text:p>
              </table:table-cell>
              <table:table-cell office:value-type="float" office:value="3215">
                <text:p>32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62">
                <text:p>3062</text:p>
              </table:table-cell>
              <table:table-cell office:value-type="float" office:value="3279">
                <text:p>3279</text:p>
              </table:table-cell>
              <table:table-cell office:value-type="float" office:value="3496">
                <text:p>3496</text:p>
              </table:table-cell>
              <table:table-cell office:value-type="float" office:value="4315">
                <text:p>4315</text:p>
              </table:table-cell>
              <table:table-cell office:value-type="float" office:value="3316">
                <text:p>3316</text:p>
              </table:table-cell>
              <table:table-cell office:value-type="float" office:value="3393">
                <text:p>33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59">
                <text:p>3059</text:p>
              </table:table-cell>
              <table:table-cell office:value-type="float" office:value="3223">
                <text:p>3223</text:p>
              </table:table-cell>
              <table:table-cell office:value-type="float" office:value="3624">
                <text:p>3624</text:p>
              </table:table-cell>
              <table:table-cell office:value-type="float" office:value="4157">
                <text:p>4157</text:p>
              </table:table-cell>
              <table:table-cell office:value-type="float" office:value="3362">
                <text:p>3362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85">
                <text:p>3785</text:p>
              </table:table-cell>
              <table:table-cell office:value-type="float" office:value="3053">
                <text:p>3053</text:p>
              </table:table-cell>
              <table:table-cell office:value-type="float" office:value="4021">
                <text:p>4021</text:p>
              </table:table-cell>
              <table:table-cell office:value-type="float" office:value="3664">
                <text:p>3664</text:p>
              </table:table-cell>
              <table:table-cell office:value-type="float" office:value="3241">
                <text:p>3241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37">
                <text:p>2637</text:p>
              </table:table-cell>
              <table:table-cell office:value-type="float" office:value="3735">
                <text:p>3735</text:p>
              </table:table-cell>
              <table:table-cell office:value-type="float" office:value="3067">
                <text:p>3067</text:p>
              </table:table-cell>
              <table:table-cell office:value-type="float" office:value="3171">
                <text:p>3171</text:p>
              </table:table-cell>
              <table:table-cell office:value-type="float" office:value="3047">
                <text:p>3047</text:p>
              </table:table-cell>
              <table:table-cell office:value-type="float" office:value="3510">
                <text:p>35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97">
                <text:p>2697</text:p>
              </table:table-cell>
              <table:table-cell office:value-type="float" office:value="3334">
                <text:p>3334</text:p>
              </table:table-cell>
              <table:table-cell office:value-type="float" office:value="3128">
                <text:p>3128</text:p>
              </table:table-cell>
              <table:table-cell office:value-type="float" office:value="2982">
                <text:p>2982</text:p>
              </table:table-cell>
              <table:table-cell office:value-type="float" office:value="3539">
                <text:p>3539</text:p>
              </table:table-cell>
              <table:table-cell office:value-type="float" office:value="3206">
                <text:p>32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92">
                <text:p>3492</text:p>
              </table:table-cell>
              <table:table-cell office:value-type="float" office:value="3426">
                <text:p>3426</text:p>
              </table:table-cell>
              <table:table-cell office:value-type="float" office:value="3633">
                <text:p>3633</text:p>
              </table:table-cell>
              <table:table-cell office:value-type="float" office:value="3168">
                <text:p>3168</text:p>
              </table:table-cell>
              <table:table-cell office:value-type="float" office:value="3043">
                <text:p>3043</text:p>
              </table:table-cell>
              <table:table-cell office:value-type="float" office:value="4008">
                <text:p>40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18">
                <text:p>3218</text:p>
              </table:table-cell>
              <table:table-cell office:value-type="float" office:value="3608">
                <text:p>3608</text:p>
              </table:table-cell>
              <table:table-cell office:value-type="float" office:value="3808">
                <text:p>3808</text:p>
              </table:table-cell>
              <table:table-cell office:value-type="float" office:value="3543">
                <text:p>3543</text:p>
              </table:table-cell>
              <table:table-cell office:value-type="float" office:value="3301">
                <text:p>3301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46">
                <text:p>2946</text:p>
              </table:table-cell>
              <table:table-cell office:value-type="float" office:value="2472">
                <text:p>2472</text:p>
              </table:table-cell>
              <table:table-cell office:value-type="float" office:value="3533">
                <text:p>3533</text:p>
              </table:table-cell>
              <table:table-cell office:value-type="float" office:value="3127">
                <text:p>3127</text:p>
              </table:table-cell>
              <table:table-cell office:value-type="float" office:value="3416">
                <text:p>3416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84">
                <text:p>2884</text:p>
              </table:table-cell>
              <table:table-cell office:value-type="float" office:value="3283">
                <text:p>3283</text:p>
              </table:table-cell>
              <table:table-cell office:value-type="float" office:value="3495">
                <text:p>3495</text:p>
              </table:table-cell>
              <table:table-cell office:value-type="float" office:value="2862">
                <text:p>2862</text:p>
              </table:table-cell>
              <table:table-cell office:value-type="float" office:value="2895">
                <text:p>2895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76">
                <text:p>3276</text:p>
              </table:table-cell>
              <table:table-cell office:value-type="float" office:value="3797">
                <text:p>3797</text:p>
              </table:table-cell>
              <table:table-cell office:value-type="float" office:value="3547">
                <text:p>3547</text:p>
              </table:table-cell>
              <table:table-cell office:value-type="float" office:value="3304">
                <text:p>3304</text:p>
              </table:table-cell>
              <table:table-cell office:value-type="float" office:value="3302">
                <text:p>3302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95">
                <text:p>3195</text:p>
              </table:table-cell>
              <table:table-cell office:value-type="float" office:value="3071">
                <text:p>3071</text:p>
              </table:table-cell>
              <table:table-cell office:value-type="float" office:value="3251">
                <text:p>3251</text:p>
              </table:table-cell>
              <table:table-cell office:value-type="float" office:value="2780">
                <text:p>2780</text:p>
              </table:table-cell>
              <table:table-cell office:value-type="float" office:value="4329">
                <text:p>4329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33">
                <text:p>3333</text:p>
              </table:table-cell>
              <table:table-cell office:value-type="float" office:value="2827">
                <text:p>2827</text:p>
              </table:table-cell>
              <table:table-cell office:value-type="float" office:value="3806">
                <text:p>3806</text:p>
              </table:table-cell>
              <table:table-cell office:value-type="float" office:value="3105">
                <text:p>3105</text:p>
              </table:table-cell>
              <table:table-cell office:value-type="float" office:value="3441">
                <text:p>3441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94">
                <text:p>2794</text:p>
              </table:table-cell>
              <table:table-cell office:value-type="float" office:value="2724">
                <text:p>2724</text:p>
              </table:table-cell>
              <table:table-cell office:value-type="float" office:value="3096">
                <text:p>3096</text:p>
              </table:table-cell>
              <table:table-cell office:value-type="float" office:value="3227">
                <text:p>3227</text:p>
              </table:table-cell>
              <table:table-cell office:value-type="float" office:value="3284">
                <text:p>3284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34">
                <text:p>3634</text:p>
              </table:table-cell>
              <table:table-cell office:value-type="float" office:value="2867">
                <text:p>2867</text:p>
              </table:table-cell>
              <table:table-cell office:value-type="float" office:value="3120">
                <text:p>3120</text:p>
              </table:table-cell>
              <table:table-cell office:value-type="float" office:value="2828">
                <text:p>2828</text:p>
              </table:table-cell>
              <table:table-cell office:value-type="float" office:value="3258">
                <text:p>3258</text:p>
              </table:table-cell>
              <table:table-cell office:value-type="float" office:value="3467">
                <text:p>34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42">
                <text:p>3142</text:p>
              </table:table-cell>
              <table:table-cell office:value-type="float" office:value="3677">
                <text:p>3677</text:p>
              </table:table-cell>
              <table:table-cell office:value-type="float" office:value="3290">
                <text:p>3290</text:p>
              </table:table-cell>
              <table:table-cell office:value-type="float" office:value="3101">
                <text:p>3101</text:p>
              </table:table-cell>
              <table:table-cell office:value-type="float" office:value="3473">
                <text:p>3473</text:p>
              </table:table-cell>
              <table:table-cell office:value-type="float" office:value="3658">
                <text:p>36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87">
                <text:p>2787</text:p>
              </table:table-cell>
              <table:table-cell office:value-type="float" office:value="3937">
                <text:p>3937</text:p>
              </table:table-cell>
              <table:table-cell office:value-type="float" office:value="3040">
                <text:p>3040</text:p>
              </table:table-cell>
              <table:table-cell office:value-type="float" office:value="2663">
                <text:p>2663</text:p>
              </table:table-cell>
              <table:table-cell office:value-type="float" office:value="3108">
                <text:p>3108</text:p>
              </table:table-cell>
              <table:table-cell office:value-type="float" office:value="3246">
                <text:p>32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61">
                <text:p>3061</text:p>
              </table:table-cell>
              <table:table-cell office:value-type="float" office:value="3550">
                <text:p>3550</text:p>
              </table:table-cell>
              <table:table-cell office:value-type="float" office:value="3368">
                <text:p>3368</text:p>
              </table:table-cell>
              <table:table-cell office:value-type="float" office:value="3268">
                <text:p>3268</text:p>
              </table:table-cell>
              <table:table-cell office:value-type="float" office:value="3812">
                <text:p>3812</text:p>
              </table:table-cell>
              <table:table-cell office:value-type="float" office:value="3237">
                <text:p>32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42">
                <text:p>3442</text:p>
              </table:table-cell>
              <table:table-cell office:value-type="float" office:value="3454">
                <text:p>3454</text:p>
              </table:table-cell>
              <table:table-cell office:value-type="float" office:value="3105">
                <text:p>3105</text:p>
              </table:table-cell>
              <table:table-cell office:value-type="float" office:value="3240">
                <text:p>3240</text:p>
              </table:table-cell>
              <table:table-cell office:value-type="float" office:value="3153">
                <text:p>3153</text:p>
              </table:table-cell>
              <table:table-cell office:value-type="float" office:value="3838">
                <text:p>38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92">
                <text:p>2992</text:p>
              </table:table-cell>
              <table:table-cell office:value-type="float" office:value="3696">
                <text:p>3696</text:p>
              </table:table-cell>
              <table:table-cell office:value-type="float" office:value="3649">
                <text:p>3649</text:p>
              </table:table-cell>
              <table:table-cell office:value-type="float" office:value="3397">
                <text:p>3397</text:p>
              </table:table-cell>
              <table:table-cell office:value-type="float" office:value="3244">
                <text:p>3244</text:p>
              </table:table-cell>
              <table:table-cell office:value-type="float" office:value="3553">
                <text:p>35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02">
                <text:p>3202</text:p>
              </table:table-cell>
              <table:table-cell office:value-type="float" office:value="3102">
                <text:p>3102</text:p>
              </table:table-cell>
              <table:table-cell office:value-type="float" office:value="3349">
                <text:p>3349</text:p>
              </table:table-cell>
              <table:table-cell office:value-type="float" office:value="3999">
                <text:p>3999</text:p>
              </table:table-cell>
              <table:table-cell office:value-type="float" office:value="2929">
                <text:p>2929</text:p>
              </table:table-cell>
              <table:table-cell office:value-type="float" office:value="3696">
                <text:p>36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36">
                <text:p>2936</text:p>
              </table:table-cell>
              <table:table-cell office:value-type="float" office:value="3131">
                <text:p>3131</text:p>
              </table:table-cell>
              <table:table-cell office:value-type="float" office:value="4011">
                <text:p>4011</text:p>
              </table:table-cell>
              <table:table-cell office:value-type="float" office:value="3117">
                <text:p>3117</text:p>
              </table:table-cell>
              <table:table-cell office:value-type="float" office:value="3189">
                <text:p>3189</text:p>
              </table:table-cell>
              <table:table-cell office:value-type="float" office:value="3597">
                <text:p>35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25">
                <text:p>3625</text:p>
              </table:table-cell>
              <table:table-cell office:value-type="float" office:value="3362">
                <text:p>3362</text:p>
              </table:table-cell>
              <table:table-cell office:value-type="float" office:value="2932">
                <text:p>2932</text:p>
              </table:table-cell>
              <table:table-cell office:value-type="float" office:value="3318">
                <text:p>3318</text:p>
              </table:table-cell>
              <table:table-cell office:value-type="float" office:value="3914">
                <text:p>3914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28">
                <text:p>3228</text:p>
              </table:table-cell>
              <table:table-cell office:value-type="float" office:value="3774">
                <text:p>3774</text:p>
              </table:table-cell>
              <table:table-cell office:value-type="float" office:value="3234">
                <text:p>3234</text:p>
              </table:table-cell>
              <table:table-cell office:value-type="float" office:value="3242">
                <text:p>3242</text:p>
              </table:table-cell>
              <table:table-cell office:value-type="float" office:value="3154">
                <text:p>3154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93">
                <text:p>3193</text:p>
              </table:table-cell>
              <table:table-cell office:value-type="float" office:value="3345">
                <text:p>3345</text:p>
              </table:table-cell>
              <table:table-cell office:value-type="float" office:value="3382">
                <text:p>3382</text:p>
              </table:table-cell>
              <table:table-cell office:value-type="float" office:value="3033">
                <text:p>3033</text:p>
              </table:table-cell>
              <table:table-cell office:value-type="float" office:value="3353">
                <text:p>3353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36">
                <text:p>3136</text:p>
              </table:table-cell>
              <table:table-cell office:value-type="float" office:value="3237">
                <text:p>3237</text:p>
              </table:table-cell>
              <table:table-cell office:value-type="float" office:value="2878">
                <text:p>2878</text:p>
              </table:table-cell>
              <table:table-cell office:value-type="float" office:value="3826">
                <text:p>3826</text:p>
              </table:table-cell>
              <table:table-cell office:value-type="float" office:value="3159">
                <text:p>3159</text:p>
              </table:table-cell>
              <table:table-cell office:value-type="float" office:value="3624">
                <text:p>3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34">
                <text:p>3534</text:p>
              </table:table-cell>
              <table:table-cell office:value-type="float" office:value="2961">
                <text:p>2961</text:p>
              </table:table-cell>
              <table:table-cell office:value-type="float" office:value="3835">
                <text:p>3835</text:p>
              </table:table-cell>
              <table:table-cell office:value-type="float" office:value="3032">
                <text:p>3032</text:p>
              </table:table-cell>
              <table:table-cell office:value-type="float" office:value="3397">
                <text:p>3397</text:p>
              </table:table-cell>
              <table:table-cell office:value-type="float" office:value="3351">
                <text:p>33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43">
                <text:p>3443</text:p>
              </table:table-cell>
              <table:table-cell office:value-type="float" office:value="3426">
                <text:p>3426</text:p>
              </table:table-cell>
              <table:table-cell office:value-type="float" office:value="3318">
                <text:p>3318</text:p>
              </table:table-cell>
              <table:table-cell office:value-type="float" office:value="3313">
                <text:p>3313</text:p>
              </table:table-cell>
              <table:table-cell office:value-type="float" office:value="2841">
                <text:p>2841</text:p>
              </table:table-cell>
              <table:table-cell office:value-type="float" office:value="4280">
                <text:p>42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99">
                <text:p>2999</text:p>
              </table:table-cell>
              <table:table-cell office:value-type="float" office:value="2860">
                <text:p>2860</text:p>
              </table:table-cell>
              <table:table-cell office:value-type="float" office:value="2992">
                <text:p>2992</text:p>
              </table:table-cell>
              <table:table-cell office:value-type="float" office:value="3131">
                <text:p>3131</text:p>
              </table:table-cell>
              <table:table-cell office:value-type="float" office:value="2677">
                <text:p>2677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05">
                <text:p>3505</text:p>
              </table:table-cell>
              <table:table-cell office:value-type="float" office:value="3104">
                <text:p>3104</text:p>
              </table:table-cell>
              <table:table-cell office:value-type="float" office:value="3354">
                <text:p>3354</text:p>
              </table:table-cell>
              <table:table-cell office:value-type="float" office:value="2555">
                <text:p>2555</text:p>
              </table:table-cell>
              <table:table-cell office:value-type="float" office:value="3455">
                <text:p>3455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38">
                <text:p>3538</text:p>
              </table:table-cell>
              <table:table-cell office:value-type="float" office:value="3262">
                <text:p>3262</text:p>
              </table:table-cell>
              <table:table-cell office:value-type="float" office:value="2880">
                <text:p>2880</text:p>
              </table:table-cell>
              <table:table-cell office:value-type="float" office:value="3182">
                <text:p>3182</text:p>
              </table:table-cell>
              <table:table-cell office:value-type="float" office:value="3195">
                <text:p>3195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65">
                <text:p>2965</text:p>
              </table:table-cell>
              <table:table-cell office:value-type="float" office:value="3008">
                <text:p>3008</text:p>
              </table:table-cell>
              <table:table-cell office:value-type="float" office:value="3370">
                <text:p>3370</text:p>
              </table:table-cell>
              <table:table-cell office:value-type="float" office:value="3122">
                <text:p>3122</text:p>
              </table:table-cell>
              <table:table-cell office:value-type="float" office:value="3809">
                <text:p>3809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48">
                <text:p>3548</text:p>
              </table:table-cell>
              <table:table-cell office:value-type="float" office:value="3007">
                <text:p>3007</text:p>
              </table:table-cell>
              <table:table-cell office:value-type="float" office:value="3267">
                <text:p>3267</text:p>
              </table:table-cell>
              <table:table-cell office:value-type="float" office:value="2983">
                <text:p>2983</text:p>
              </table:table-cell>
              <table:table-cell office:value-type="float" office:value="3004">
                <text:p>3004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39">
                <text:p>3139</text:p>
              </table:table-cell>
              <table:table-cell office:value-type="float" office:value="4029">
                <text:p>4029</text:p>
              </table:table-cell>
              <table:table-cell office:value-type="float" office:value="3802">
                <text:p>3802</text:p>
              </table:table-cell>
              <table:table-cell office:value-type="float" office:value="3795">
                <text:p>3795</text:p>
              </table:table-cell>
              <table:table-cell office:value-type="float" office:value="3099">
                <text:p>3099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52">
                <text:p>3352</text:p>
              </table:table-cell>
              <table:table-cell office:value-type="float" office:value="3485">
                <text:p>3485</text:p>
              </table:table-cell>
              <table:table-cell office:value-type="float" office:value="3490">
                <text:p>3490</text:p>
              </table:table-cell>
              <table:table-cell office:value-type="float" office:value="3653">
                <text:p>3653</text:p>
              </table:table-cell>
              <table:table-cell office:value-type="float" office:value="3847">
                <text:p>3847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37">
                <text:p>2637</text:p>
              </table:table-cell>
              <table:table-cell office:value-type="float" office:value="3114">
                <text:p>3114</text:p>
              </table:table-cell>
              <table:table-cell office:value-type="float" office:value="2938">
                <text:p>2938</text:p>
              </table:table-cell>
              <table:table-cell office:value-type="float" office:value="3504">
                <text:p>3504</text:p>
              </table:table-cell>
              <table:table-cell office:value-type="float" office:value="2839">
                <text:p>2839</text:p>
              </table:table-cell>
              <table:table-cell office:value-type="float" office:value="3228">
                <text:p>32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748">
                <text:p>3748</text:p>
              </table:table-cell>
              <table:table-cell office:value-type="float" office:value="3639">
                <text:p>3639</text:p>
              </table:table-cell>
              <table:table-cell office:value-type="float" office:value="3459">
                <text:p>3459</text:p>
              </table:table-cell>
              <table:table-cell office:value-type="float" office:value="4126">
                <text:p>4126</text:p>
              </table:table-cell>
              <table:table-cell office:value-type="float" office:value="2909">
                <text:p>2909</text:p>
              </table:table-cell>
              <table:table-cell office:value-type="float" office:value="3073">
                <text:p>30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29">
                <text:p>3529</text:p>
              </table:table-cell>
              <table:table-cell office:value-type="float" office:value="3180">
                <text:p>3180</text:p>
              </table:table-cell>
              <table:table-cell office:value-type="float" office:value="3681">
                <text:p>3681</text:p>
              </table:table-cell>
              <table:table-cell office:value-type="float" office:value="3484">
                <text:p>3484</text:p>
              </table:table-cell>
              <table:table-cell office:value-type="float" office:value="2970">
                <text:p>2970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79">
                <text:p>3679</text:p>
              </table:table-cell>
              <table:table-cell office:value-type="float" office:value="3245">
                <text:p>3245</text:p>
              </table:table-cell>
              <table:table-cell office:value-type="float" office:value="2801">
                <text:p>2801</text:p>
              </table:table-cell>
              <table:table-cell office:value-type="float" office:value="2894">
                <text:p>2894</text:p>
              </table:table-cell>
              <table:table-cell office:value-type="float" office:value="3378">
                <text:p>3378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21">
                <text:p>3921</text:p>
              </table:table-cell>
              <table:table-cell office:value-type="float" office:value="3362">
                <text:p>3362</text:p>
              </table:table-cell>
              <table:table-cell office:value-type="float" office:value="3319">
                <text:p>3319</text:p>
              </table:table-cell>
              <table:table-cell office:value-type="float" office:value="3634">
                <text:p>3634</text:p>
              </table:table-cell>
              <table:table-cell office:value-type="float" office:value="3364">
                <text:p>3364</text:p>
              </table:table-cell>
              <table:table-cell office:value-type="float" office:value="3457">
                <text:p>34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78">
                <text:p>3178</text:p>
              </table:table-cell>
              <table:table-cell office:value-type="float" office:value="3257">
                <text:p>3257</text:p>
              </table:table-cell>
              <table:table-cell office:value-type="float" office:value="3591">
                <text:p>3591</text:p>
              </table:table-cell>
              <table:table-cell office:value-type="float" office:value="3213">
                <text:p>3213</text:p>
              </table:table-cell>
              <table:table-cell office:value-type="float" office:value="3861">
                <text:p>3861</text:p>
              </table:table-cell>
              <table:table-cell office:value-type="float" office:value="3265">
                <text:p>32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14">
                <text:p>2914</text:p>
              </table:table-cell>
              <table:table-cell office:value-type="float" office:value="2704">
                <text:p>2704</text:p>
              </table:table-cell>
              <table:table-cell office:value-type="float" office:value="3370">
                <text:p>3370</text:p>
              </table:table-cell>
              <table:table-cell office:value-type="float" office:value="3502">
                <text:p>3502</text:p>
              </table:table-cell>
              <table:table-cell office:value-type="float" office:value="3919">
                <text:p>3919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44">
                <text:p>4244</text:p>
              </table:table-cell>
              <table:table-cell office:value-type="float" office:value="3269">
                <text:p>3269</text:p>
              </table:table-cell>
              <table:table-cell office:value-type="float" office:value="3320">
                <text:p>3320</text:p>
              </table:table-cell>
              <table:table-cell office:value-type="float" office:value="2967">
                <text:p>2967</text:p>
              </table:table-cell>
              <table:table-cell office:value-type="float" office:value="3380">
                <text:p>3380</text:p>
              </table:table-cell>
              <table:table-cell office:value-type="float" office:value="2930">
                <text:p>293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41">
                <text:p>3241</text:p>
              </table:table-cell>
              <table:table-cell office:value-type="float" office:value="3556">
                <text:p>3556</text:p>
              </table:table-cell>
              <table:table-cell office:value-type="float" office:value="3128">
                <text:p>3128</text:p>
              </table:table-cell>
              <table:table-cell office:value-type="float" office:value="3653">
                <text:p>3653</text:p>
              </table:table-cell>
              <table:table-cell office:value-type="float" office:value="3166">
                <text:p>3166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93">
                <text:p>3793</text:p>
              </table:table-cell>
              <table:table-cell office:value-type="float" office:value="3041">
                <text:p>3041</text:p>
              </table:table-cell>
              <table:table-cell office:value-type="float" office:value="3648">
                <text:p>3648</text:p>
              </table:table-cell>
              <table:table-cell office:value-type="float" office:value="3788">
                <text:p>3788</text:p>
              </table:table-cell>
              <table:table-cell office:value-type="float" office:value="4010">
                <text:p>4010</text:p>
              </table:table-cell>
              <table:table-cell office:value-type="float" office:value="4030">
                <text:p>40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16">
                <text:p>4416</text:p>
              </table:table-cell>
              <table:table-cell office:value-type="float" office:value="3321">
                <text:p>3321</text:p>
              </table:table-cell>
              <table:table-cell office:value-type="float" office:value="3080">
                <text:p>3080</text:p>
              </table:table-cell>
              <table:table-cell office:value-type="float" office:value="3052">
                <text:p>3052</text:p>
              </table:table-cell>
              <table:table-cell office:value-type="float" office:value="3526">
                <text:p>3526</text:p>
              </table:table-cell>
              <table:table-cell office:value-type="float" office:value="4165">
                <text:p>41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80">
                <text:p>3080</text:p>
              </table:table-cell>
              <table:table-cell office:value-type="float" office:value="3665">
                <text:p>3665</text:p>
              </table:table-cell>
              <table:table-cell office:value-type="float" office:value="3600">
                <text:p>3600</text:p>
              </table:table-cell>
              <table:table-cell office:value-type="float" office:value="3881">
                <text:p>3881</text:p>
              </table:table-cell>
              <table:table-cell office:value-type="float" office:value="3453">
                <text:p>3453</text:p>
              </table:table-cell>
              <table:table-cell office:value-type="float" office:value="3252">
                <text:p>32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44">
                <text:p>3944</text:p>
              </table:table-cell>
              <table:table-cell office:value-type="float" office:value="3100">
                <text:p>3100</text:p>
              </table:table-cell>
              <table:table-cell office:value-type="float" office:value="3863">
                <text:p>3863</text:p>
              </table:table-cell>
              <table:table-cell office:value-type="float" office:value="3893">
                <text:p>3893</text:p>
              </table:table-cell>
              <table:table-cell office:value-type="float" office:value="3535">
                <text:p>3535</text:p>
              </table:table-cell>
              <table:table-cell office:value-type="float" office:value="2896">
                <text:p>28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77">
                <text:p>3077</text:p>
              </table:table-cell>
              <table:table-cell office:value-type="float" office:value="2931">
                <text:p>2931</text:p>
              </table:table-cell>
              <table:table-cell office:value-type="float" office:value="3356">
                <text:p>3356</text:p>
              </table:table-cell>
              <table:table-cell office:value-type="float" office:value="3318">
                <text:p>3318</text:p>
              </table:table-cell>
              <table:table-cell office:value-type="float" office:value="3499">
                <text:p>3499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37">
                <text:p>3037</text:p>
              </table:table-cell>
              <table:table-cell office:value-type="float" office:value="3051">
                <text:p>3051</text:p>
              </table:table-cell>
              <table:table-cell office:value-type="float" office:value="3607">
                <text:p>3607</text:p>
              </table:table-cell>
              <table:table-cell office:value-type="float" office:value="3204">
                <text:p>3204</text:p>
              </table:table-cell>
              <table:table-cell office:value-type="float" office:value="3010">
                <text:p>3010</text:p>
              </table:table-cell>
              <table:table-cell office:value-type="float" office:value="3349">
                <text:p>33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63">
                <text:p>3463</text:p>
              </table:table-cell>
              <table:table-cell office:value-type="float" office:value="3092">
                <text:p>3092</text:p>
              </table:table-cell>
              <table:table-cell office:value-type="float" office:value="3426">
                <text:p>3426</text:p>
              </table:table-cell>
              <table:table-cell office:value-type="float" office:value="2977">
                <text:p>2977</text:p>
              </table:table-cell>
              <table:table-cell office:value-type="float" office:value="3249">
                <text:p>3249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19">
                <text:p>2719</text:p>
              </table:table-cell>
              <table:table-cell office:value-type="float" office:value="3031">
                <text:p>3031</text:p>
              </table:table-cell>
              <table:table-cell office:value-type="float" office:value="3160">
                <text:p>3160</text:p>
              </table:table-cell>
              <table:table-cell office:value-type="float" office:value="3211">
                <text:p>3211</text:p>
              </table:table-cell>
              <table:table-cell office:value-type="float" office:value="3291">
                <text:p>3291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23">
                <text:p>3023</text:p>
              </table:table-cell>
              <table:table-cell office:value-type="float" office:value="2777">
                <text:p>2777</text:p>
              </table:table-cell>
              <table:table-cell office:value-type="float" office:value="3255">
                <text:p>3255</text:p>
              </table:table-cell>
              <table:table-cell office:value-type="float" office:value="3620">
                <text:p>3620</text:p>
              </table:table-cell>
              <table:table-cell office:value-type="float" office:value="2962">
                <text:p>2962</text:p>
              </table:table-cell>
              <table:table-cell office:value-type="float" office:value="3268">
                <text:p>32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21">
                <text:p>2821</text:p>
              </table:table-cell>
              <table:table-cell office:value-type="float" office:value="4182">
                <text:p>4182</text:p>
              </table:table-cell>
              <table:table-cell office:value-type="float" office:value="2903">
                <text:p>2903</text:p>
              </table:table-cell>
              <table:table-cell office:value-type="float" office:value="3586">
                <text:p>3586</text:p>
              </table:table-cell>
              <table:table-cell office:value-type="float" office:value="2828">
                <text:p>2828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49">
                <text:p>3449</text:p>
              </table:table-cell>
              <table:table-cell office:value-type="float" office:value="4161">
                <text:p>4161</text:p>
              </table:table-cell>
              <table:table-cell office:value-type="float" office:value="4398">
                <text:p>4398</text:p>
              </table:table-cell>
              <table:table-cell office:value-type="float" office:value="3428">
                <text:p>3428</text:p>
              </table:table-cell>
              <table:table-cell office:value-type="float" office:value="3916">
                <text:p>3916</text:p>
              </table:table-cell>
              <table:table-cell office:value-type="float" office:value="3145">
                <text:p>31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15">
                <text:p>3415</text:p>
              </table:table-cell>
              <table:table-cell office:value-type="float" office:value="3304">
                <text:p>3304</text:p>
              </table:table-cell>
              <table:table-cell office:value-type="float" office:value="2653">
                <text:p>2653</text:p>
              </table:table-cell>
              <table:table-cell office:value-type="float" office:value="2902">
                <text:p>2902</text:p>
              </table:table-cell>
              <table:table-cell office:value-type="float" office:value="3186">
                <text:p>3186</text:p>
              </table:table-cell>
              <table:table-cell office:value-type="float" office:value="3221">
                <text:p>32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88">
                <text:p>3288</text:p>
              </table:table-cell>
              <table:table-cell office:value-type="float" office:value="3055">
                <text:p>3055</text:p>
              </table:table-cell>
              <table:table-cell office:value-type="float" office:value="3433">
                <text:p>3433</text:p>
              </table:table-cell>
              <table:table-cell office:value-type="float" office:value="2880">
                <text:p>2880</text:p>
              </table:table-cell>
              <table:table-cell office:value-type="float" office:value="3127">
                <text:p>3127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90">
                <text:p>4190</text:p>
              </table:table-cell>
              <table:table-cell office:value-type="float" office:value="3105">
                <text:p>3105</text:p>
              </table:table-cell>
              <table:table-cell office:value-type="float" office:value="3080">
                <text:p>3080</text:p>
              </table:table-cell>
              <table:table-cell office:value-type="float" office:value="3676">
                <text:p>3676</text:p>
              </table:table-cell>
              <table:table-cell office:value-type="float" office:value="2872">
                <text:p>2872</text:p>
              </table:table-cell>
              <table:table-cell office:value-type="float" office:value="3153">
                <text:p>31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42">
                <text:p>3642</text:p>
              </table:table-cell>
              <table:table-cell office:value-type="float" office:value="3628">
                <text:p>3628</text:p>
              </table:table-cell>
              <table:table-cell office:value-type="float" office:value="3268">
                <text:p>3268</text:p>
              </table:table-cell>
              <table:table-cell office:value-type="float" office:value="3351">
                <text:p>3351</text:p>
              </table:table-cell>
              <table:table-cell office:value-type="float" office:value="3685">
                <text:p>3685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41">
                <text:p>3341</text:p>
              </table:table-cell>
              <table:table-cell office:value-type="float" office:value="3218">
                <text:p>3218</text:p>
              </table:table-cell>
              <table:table-cell office:value-type="float" office:value="3212">
                <text:p>3212</text:p>
              </table:table-cell>
              <table:table-cell office:value-type="float" office:value="2956">
                <text:p>2956</text:p>
              </table:table-cell>
              <table:table-cell office:value-type="float" office:value="3239">
                <text:p>3239</text:p>
              </table:table-cell>
              <table:table-cell office:value-type="float" office:value="3437">
                <text:p>34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73">
                <text:p>2973</text:p>
              </table:table-cell>
              <table:table-cell office:value-type="float" office:value="3728">
                <text:p>3728</text:p>
              </table:table-cell>
              <table:table-cell office:value-type="float" office:value="3510">
                <text:p>3510</text:p>
              </table:table-cell>
              <table:table-cell office:value-type="float" office:value="2981">
                <text:p>2981</text:p>
              </table:table-cell>
              <table:table-cell office:value-type="float" office:value="3380">
                <text:p>3380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46">
                <text:p>3246</text:p>
              </table:table-cell>
              <table:table-cell office:value-type="float" office:value="3720">
                <text:p>3720</text:p>
              </table:table-cell>
              <table:table-cell office:value-type="float" office:value="3635">
                <text:p>3635</text:p>
              </table:table-cell>
              <table:table-cell office:value-type="float" office:value="2901">
                <text:p>2901</text:p>
              </table:table-cell>
              <table:table-cell office:value-type="float" office:value="3476">
                <text:p>3476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25">
                <text:p>3425</text:p>
              </table:table-cell>
              <table:table-cell office:value-type="float" office:value="3163">
                <text:p>3163</text:p>
              </table:table-cell>
              <table:table-cell office:value-type="float" office:value="2619">
                <text:p>2619</text:p>
              </table:table-cell>
              <table:table-cell office:value-type="float" office:value="3029">
                <text:p>3029</text:p>
              </table:table-cell>
              <table:table-cell office:value-type="float" office:value="2891">
                <text:p>2891</text:p>
              </table:table-cell>
              <table:table-cell office:value-type="float" office:value="3145">
                <text:p>31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30">
                <text:p>3630</text:p>
              </table:table-cell>
              <table:table-cell office:value-type="float" office:value="3719">
                <text:p>3719</text:p>
              </table:table-cell>
              <table:table-cell office:value-type="float" office:value="3877">
                <text:p>3877</text:p>
              </table:table-cell>
              <table:table-cell office:value-type="float" office:value="3267">
                <text:p>3267</text:p>
              </table:table-cell>
              <table:table-cell office:value-type="float" office:value="3234">
                <text:p>3234</text:p>
              </table:table-cell>
              <table:table-cell office:value-type="float" office:value="3537">
                <text:p>35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50">
                <text:p>2550</text:p>
              </table:table-cell>
              <table:table-cell office:value-type="float" office:value="3461">
                <text:p>3461</text:p>
              </table:table-cell>
              <table:table-cell office:value-type="float" office:value="3582">
                <text:p>3582</text:p>
              </table:table-cell>
              <table:table-cell office:value-type="float" office:value="3308">
                <text:p>3308</text:p>
              </table:table-cell>
              <table:table-cell office:value-type="float" office:value="3102">
                <text:p>3102</text:p>
              </table:table-cell>
              <table:table-cell office:value-type="float" office:value="3571">
                <text:p>35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40">
                <text:p>3540</text:p>
              </table:table-cell>
              <table:table-cell office:value-type="float" office:value="3443">
                <text:p>3443</text:p>
              </table:table-cell>
              <table:table-cell office:value-type="float" office:value="2956">
                <text:p>2956</text:p>
              </table:table-cell>
              <table:table-cell office:value-type="float" office:value="2856">
                <text:p>2856</text:p>
              </table:table-cell>
              <table:table-cell office:value-type="float" office:value="3047">
                <text:p>3047</text:p>
              </table:table-cell>
              <table:table-cell office:value-type="float" office:value="3095">
                <text:p>30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26">
                <text:p>3126</text:p>
              </table:table-cell>
              <table:table-cell office:value-type="float" office:value="3437">
                <text:p>3437</text:p>
              </table:table-cell>
              <table:table-cell office:value-type="float" office:value="3280">
                <text:p>3280</text:p>
              </table:table-cell>
              <table:table-cell office:value-type="float" office:value="3202">
                <text:p>3202</text:p>
              </table:table-cell>
              <table:table-cell office:value-type="float" office:value="3457">
                <text:p>3457</text:p>
              </table:table-cell>
              <table:table-cell office:value-type="float" office:value="3782">
                <text:p>37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48">
                <text:p>3048</text:p>
              </table:table-cell>
              <table:table-cell office:value-type="float" office:value="3326">
                <text:p>3326</text:p>
              </table:table-cell>
              <table:table-cell office:value-type="float" office:value="3911">
                <text:p>3911</text:p>
              </table:table-cell>
              <table:table-cell office:value-type="float" office:value="2864">
                <text:p>2864</text:p>
              </table:table-cell>
              <table:table-cell office:value-type="float" office:value="2898">
                <text:p>2898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37">
                <text:p>3137</text:p>
              </table:table-cell>
              <table:table-cell office:value-type="float" office:value="2918">
                <text:p>2918</text:p>
              </table:table-cell>
              <table:table-cell office:value-type="float" office:value="4130">
                <text:p>4130</text:p>
              </table:table-cell>
              <table:table-cell office:value-type="float" office:value="2874">
                <text:p>2874</text:p>
              </table:table-cell>
              <table:table-cell office:value-type="float" office:value="3282">
                <text:p>3282</text:p>
              </table:table-cell>
              <table:table-cell office:value-type="float" office:value="3027">
                <text:p>30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244">
                <text:p>3244</text:p>
              </table:table-cell>
              <table:table-cell office:value-type="float" office:value="3275">
                <text:p>3275</text:p>
              </table:table-cell>
              <table:table-cell office:value-type="float" office:value="3462">
                <text:p>3462</text:p>
              </table:table-cell>
              <table:table-cell office:value-type="float" office:value="3061">
                <text:p>3061</text:p>
              </table:table-cell>
              <table:table-cell office:value-type="float" office:value="3384">
                <text:p>338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73">
                <text:p>3473</text:p>
              </table:table-cell>
              <table:table-cell office:value-type="float" office:value="3480">
                <text:p>3480</text:p>
              </table:table-cell>
              <table:table-cell office:value-type="float" office:value="3206">
                <text:p>3206</text:p>
              </table:table-cell>
              <table:table-cell office:value-type="float" office:value="3700">
                <text:p>3700</text:p>
              </table:table-cell>
              <table:table-cell office:value-type="float" office:value="3355">
                <text:p>3355</text:p>
              </table:table-cell>
              <table:table-cell office:value-type="float" office:value="3790">
                <text:p>379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102">
                <text:p>4102</text:p>
              </table:table-cell>
              <table:table-cell office:value-type="float" office:value="3647">
                <text:p>3647</text:p>
              </table:table-cell>
              <table:table-cell office:value-type="float" office:value="2638">
                <text:p>2638</text:p>
              </table:table-cell>
              <table:table-cell office:value-type="float" office:value="3295">
                <text:p>3295</text:p>
              </table:table-cell>
              <table:table-cell office:value-type="float" office:value="3729">
                <text:p>3729</text:p>
              </table:table-cell>
              <table:table-cell office:value-type="float" office:value="3534">
                <text:p>35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93">
                <text:p>3193</text:p>
              </table:table-cell>
              <table:table-cell office:value-type="float" office:value="3643">
                <text:p>3643</text:p>
              </table:table-cell>
              <table:table-cell office:value-type="float" office:value="3210">
                <text:p>3210</text:p>
              </table:table-cell>
              <table:table-cell office:value-type="float" office:value="2965">
                <text:p>2965</text:p>
              </table:table-cell>
              <table:table-cell office:value-type="float" office:value="3615">
                <text:p>3615</text:p>
              </table:table-cell>
              <table:table-cell office:value-type="float" office:value="3914">
                <text:p>39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68">
                <text:p>3968</text:p>
              </table:table-cell>
              <table:table-cell office:value-type="float" office:value="3870">
                <text:p>3870</text:p>
              </table:table-cell>
              <table:table-cell office:value-type="float" office:value="3043">
                <text:p>3043</text:p>
              </table:table-cell>
              <table:table-cell office:value-type="float" office:value="3243">
                <text:p>3243</text:p>
              </table:table-cell>
              <table:table-cell office:value-type="float" office:value="3209">
                <text:p>3209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328">
                <text:p>4328</text:p>
              </table:table-cell>
              <table:table-cell office:value-type="float" office:value="3525">
                <text:p>3525</text:p>
              </table:table-cell>
              <table:table-cell office:value-type="float" office:value="3805">
                <text:p>3805</text:p>
              </table:table-cell>
              <table:table-cell office:value-type="float" office:value="3483">
                <text:p>3483</text:p>
              </table:table-cell>
              <table:table-cell office:value-type="float" office:value="3160">
                <text:p>3160</text:p>
              </table:table-cell>
              <table:table-cell office:value-type="float" office:value="3026">
                <text:p>302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7b59" draw:fill-color="#ff7b59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b4c7dc" draw:fill-color="#b4c7d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5983b0" draw:fill-color="#5983b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7.289cm" svg:y="0.338cm" chart:style-name="ch2">
          <text:p>50 nodes comparison: BVNS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group_memory_10_times4ave_1_maxs_10.0'.K3:'TESTBENCH_metaheu_ls_vnd_bvns_ts__niter_10_search_anxious_init_group_memory_10_times4ave_1_maxs_10.0'.K101 'TESTBENCH_metaheu_ls_vnd_bvns_ts__niter_10_search_anxious_init_one2one_memory_10_times4ave_1_maxs_10.0'.K3:'TESTBENCH_metaheu_ls_vnd_bvns_ts__niter_10_search_anxious_init_one2one_memory_10_times4ave_1_maxs_10.0'.K101 'TESTBENCH_metaheu_ls_vnd_bvns_ts__niter_10_search_anxious_init_random_memory_10_times4ave_1_maxs_10.0'.K3:'TESTBENCH_metaheu_ls_vnd_bvns_ts__niter_10_search_anxious_init_random_memory_10_times4ave_1_maxs_10.0'.K101 'TESTBENCH_metaheu_ls_vnd_bvns_ts__niter_10_search_greedy_init_group_memory_10_times4ave_1_maxs_10.0'.K3:'TESTBENCH_metaheu_ls_vnd_bvns_ts__niter_10_search_greedy_init_group_memory_10_times4ave_1_maxs_10.0'.K101 'TESTBENCH_metaheu_ls_vnd_bvns_ts__niter_10_search_greedy_init_one2one_memory_10_times4ave_1_maxs_10.0'.K3:'TESTBENCH_metaheu_ls_vnd_bvns_ts__niter_10_search_greedy_init_one2one_memory_10_times4ave_1_maxs_10.0'.K101 'TESTBENCH_metaheu_ls_vnd_bvns_ts__niter_10_search_greedy_init_random_memory_10_times4ave_1_maxs_10.0'.K3:'TESTBENCH_metaheu_ls_vnd_bvns_ts__niter_10_search_greedy_init_random_memory_10_times4ave_1_maxs_10.0'.K101" chart:data-source-has-labels="row" svg:x="0.59cm" svg:y="1.751cm" svg:width="34.552cm" svg:height="6.408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group_memory_10_times4ave_1_maxs_10.0'.K3:'TESTBENCH_metaheu_ls_vnd_bvns_ts__niter_10_search_anxious_init_group_memory_10_times4ave_1_maxs_10.0'.K101" loext:label-string="anxious_group" chart:class="chart:line">
            <chart:data-point chart:repeated="99"/>
          </chart:series>
          <chart:series chart:style-name="ch8" chart:values-cell-range-address="'TESTBENCH_metaheu_ls_vnd_bvns_ts__niter_10_search_anxious_init_one2one_memory_10_times4ave_1_maxs_10.0'.K3:'TESTBENCH_metaheu_ls_vnd_bvns_ts__niter_10_search_anxious_init_one2one_memory_10_times4ave_1_maxs_10.0'.K101" loext:label-string="anxious_one2one" chart:class="chart:line">
            <chart:data-point chart:repeated="99"/>
          </chart:series>
          <chart:series chart:style-name="ch9" chart:values-cell-range-address="'TESTBENCH_metaheu_ls_vnd_bvns_ts__niter_10_search_anxious_init_random_memory_10_times4ave_1_maxs_10.0'.K3:'TESTBENCH_metaheu_ls_vnd_bvns_ts__niter_10_search_anxious_init_random_memory_10_times4ave_1_maxs_10.0'.K101" loext:label-string="anxious_random" chart:class="chart:line">
            <chart:data-point chart:repeated="99"/>
          </chart:series>
          <chart:series chart:style-name="ch10" chart:values-cell-range-address="'TESTBENCH_metaheu_ls_vnd_bvns_ts__niter_10_search_greedy_init_group_memory_10_times4ave_1_maxs_10.0'.K3:'TESTBENCH_metaheu_ls_vnd_bvns_ts__niter_10_search_greedy_init_group_memory_10_times4ave_1_maxs_10.0'.K101" loext:label-string="greedy_group" chart:class="chart:line">
            <chart:data-point chart:repeated="99"/>
          </chart:series>
          <chart:series chart:style-name="ch11" chart:values-cell-range-address="'TESTBENCH_metaheu_ls_vnd_bvns_ts__niter_10_search_greedy_init_one2one_memory_10_times4ave_1_maxs_10.0'.K3:'TESTBENCH_metaheu_ls_vnd_bvns_ts__niter_10_search_greedy_init_one2one_memory_10_times4ave_1_maxs_10.0'.K101" loext:label-string="greedy_one2one" chart:class="chart:line">
            <chart:data-point chart:repeated="99"/>
          </chart:series>
          <chart:series chart:style-name="ch12" chart:values-cell-range-address="'TESTBENCH_metaheu_ls_vnd_bvns_ts__niter_10_search_greedy_init_random_memory_10_times4ave_1_maxs_10.0'.K3:'TESTBENCH_metaheu_ls_vnd_bvns_ts__niter_10_search_greedy_init_random_memory_10_times4ave_1_maxs_10.0'.K101" loext:label-string="greedy_random" chart:class="chart:line">
            <chart:data-point chart:repeated="9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xious_group</text:p>
              </table:table-cell>
              <table:table-cell office:value-type="string">
                <text:p>anxious_one2one</text:p>
              </table:table-cell>
              <table:table-cell office:value-type="string">
                <text:p>anxious_random</text:p>
              </table:table-cell>
              <table:table-cell office:value-type="string">
                <text:p>greedy_group</text:p>
              </table:table-cell>
              <table:table-cell office:value-type="string">
                <text:p>greedy_one2one</text:p>
              </table:table-cell>
              <table:table-cell office:value-type="string">
                <text:p>greedy_rando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39">
                <text:p>2139</text:p>
                <draw:g>
                  <svg:desc>'TESTBENCH_metaheu_ls_vnd_bvns_ts__niter_10_search_anxious_init_group_memory_10_times4ave_1_maxs_10.0'.K3:'TESTBENCH_metaheu_ls_vnd_bvns_ts__niter_10_search_anxious_init_group_memory_10_times4ave_1_maxs_10.0'.K101</svg:desc>
                </draw:g>
              </table:table-cell>
              <table:table-cell office:value-type="float" office:value="2115">
                <text:p>2115</text:p>
                <draw:g>
                  <svg:desc>'TESTBENCH_metaheu_ls_vnd_bvns_ts__niter_10_search_anxious_init_one2one_memory_10_times4ave_1_maxs_10.0'.K3:'TESTBENCH_metaheu_ls_vnd_bvns_ts__niter_10_search_anxious_init_one2one_memory_10_times4ave_1_maxs_10.0'.K101</svg:desc>
                </draw:g>
              </table:table-cell>
              <table:table-cell office:value-type="float" office:value="2047">
                <text:p>2047</text:p>
                <draw:g>
                  <svg:desc>'TESTBENCH_metaheu_ls_vnd_bvns_ts__niter_10_search_anxious_init_random_memory_10_times4ave_1_maxs_10.0'.K3:'TESTBENCH_metaheu_ls_vnd_bvns_ts__niter_10_search_anxious_init_random_memory_10_times4ave_1_maxs_10.0'.K101</svg:desc>
                </draw:g>
              </table:table-cell>
              <table:table-cell office:value-type="float" office:value="1987">
                <text:p>1987</text:p>
                <draw:g>
                  <svg:desc>'TESTBENCH_metaheu_ls_vnd_bvns_ts__niter_10_search_greedy_init_group_memory_10_times4ave_1_maxs_10.0'.K3:'TESTBENCH_metaheu_ls_vnd_bvns_ts__niter_10_search_greedy_init_group_memory_10_times4ave_1_maxs_10.0'.K101</svg:desc>
                </draw:g>
              </table:table-cell>
              <table:table-cell office:value-type="float" office:value="2122">
                <text:p>2122</text:p>
                <draw:g>
                  <svg:desc>'TESTBENCH_metaheu_ls_vnd_bvns_ts__niter_10_search_greedy_init_one2one_memory_10_times4ave_1_maxs_10.0'.K3:'TESTBENCH_metaheu_ls_vnd_bvns_ts__niter_10_search_greedy_init_one2one_memory_10_times4ave_1_maxs_10.0'.K101</svg:desc>
                </draw:g>
              </table:table-cell>
              <table:table-cell office:value-type="float" office:value="2019">
                <text:p>2019</text:p>
                <draw:g>
                  <svg:desc>'TESTBENCH_metaheu_ls_vnd_bvns_ts__niter_10_search_greedy_init_random_memory_10_times4ave_1_maxs_10.0'.K3:'TESTBENCH_metaheu_ls_vnd_bvns_ts__niter_10_search_greedy_init_random_memory_10_times4ave_1_maxs_10.0'.K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19">
                <text:p>1919</text:p>
              </table:table-cell>
              <table:table-cell office:value-type="float" office:value="2113">
                <text:p>2113</text:p>
              </table:table-cell>
              <table:table-cell office:value-type="float" office:value="2234">
                <text:p>2234</text:p>
              </table:table-cell>
              <table:table-cell office:value-type="float" office:value="2209">
                <text:p>2209</text:p>
              </table:table-cell>
              <table:table-cell office:value-type="float" office:value="2143">
                <text:p>2143</text:p>
              </table:table-cell>
              <table:table-cell office:value-type="float" office:value="2134">
                <text:p>2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93">
                <text:p>2193</text:p>
              </table:table-cell>
              <table:table-cell office:value-type="float" office:value="2001">
                <text:p>2001</text:p>
              </table:table-cell>
              <table:table-cell office:value-type="float" office:value="2099">
                <text:p>2099</text:p>
              </table:table-cell>
              <table:table-cell office:value-type="float" office:value="2351">
                <text:p>2351</text:p>
              </table:table-cell>
              <table:table-cell office:value-type="float" office:value="2219">
                <text:p>2219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57">
                <text:p>2057</text:p>
              </table:table-cell>
              <table:table-cell office:value-type="float" office:value="2094">
                <text:p>2094</text:p>
              </table:table-cell>
              <table:table-cell office:value-type="float" office:value="2193">
                <text:p>2193</text:p>
              </table:table-cell>
              <table:table-cell office:value-type="float" office:value="2057">
                <text:p>2057</text:p>
              </table:table-cell>
              <table:table-cell office:value-type="float" office:value="2078">
                <text:p>2078</text:p>
              </table:table-cell>
              <table:table-cell office:value-type="float" office:value="1933">
                <text:p>19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04">
                <text:p>2104</text:p>
              </table:table-cell>
              <table:table-cell office:value-type="float" office:value="2059">
                <text:p>2059</text:p>
              </table:table-cell>
              <table:table-cell office:value-type="float" office:value="2206">
                <text:p>2206</text:p>
              </table:table-cell>
              <table:table-cell office:value-type="float" office:value="2257">
                <text:p>2257</text:p>
              </table:table-cell>
              <table:table-cell office:value-type="float" office:value="2073">
                <text:p>2073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4">
                <text:p>1994</text:p>
              </table:table-cell>
              <table:table-cell office:value-type="float" office:value="2076">
                <text:p>2076</text:p>
              </table:table-cell>
              <table:table-cell office:value-type="float" office:value="1960">
                <text:p>1960</text:p>
              </table:table-cell>
              <table:table-cell office:value-type="float" office:value="2080">
                <text:p>2080</text:p>
              </table:table-cell>
              <table:table-cell office:value-type="float" office:value="2181">
                <text:p>2181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7">
                <text:p>2027</text:p>
              </table:table-cell>
              <table:table-cell office:value-type="float" office:value="2037">
                <text:p>2037</text:p>
              </table:table-cell>
              <table:table-cell office:value-type="float" office:value="2177">
                <text:p>2177</text:p>
              </table:table-cell>
              <table:table-cell office:value-type="float" office:value="2190">
                <text:p>2190</text:p>
              </table:table-cell>
              <table:table-cell office:value-type="float" office:value="2075">
                <text:p>2075</text:p>
              </table:table-cell>
              <table:table-cell office:value-type="float" office:value="2213">
                <text:p>22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57">
                <text:p>2157</text:p>
              </table:table-cell>
              <table:table-cell office:value-type="float" office:value="2212">
                <text:p>2212</text:p>
              </table:table-cell>
              <table:table-cell office:value-type="float" office:value="2145">
                <text:p>2145</text:p>
              </table:table-cell>
              <table:table-cell office:value-type="float" office:value="2047">
                <text:p>2047</text:p>
              </table:table-cell>
              <table:table-cell office:value-type="float" office:value="2092">
                <text:p>2092</text:p>
              </table:table-cell>
              <table:table-cell office:value-type="float" office:value="2195">
                <text:p>21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1">
                <text:p>2011</text:p>
              </table:table-cell>
              <table:table-cell office:value-type="float" office:value="2268">
                <text:p>2268</text:p>
              </table:table-cell>
              <table:table-cell office:value-type="float" office:value="2131">
                <text:p>2131</text:p>
              </table:table-cell>
              <table:table-cell office:value-type="float" office:value="2138">
                <text:p>2138</text:p>
              </table:table-cell>
              <table:table-cell office:value-type="float" office:value="1905">
                <text:p>1905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16">
                <text:p>2316</text:p>
              </table:table-cell>
              <table:table-cell office:value-type="float" office:value="2244">
                <text:p>2244</text:p>
              </table:table-cell>
              <table:table-cell office:value-type="float" office:value="2054">
                <text:p>2054</text:p>
              </table:table-cell>
              <table:table-cell office:value-type="float" office:value="2071">
                <text:p>2071</text:p>
              </table:table-cell>
              <table:table-cell office:value-type="float" office:value="2263">
                <text:p>2263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79">
                <text:p>2079</text:p>
              </table:table-cell>
              <table:table-cell office:value-type="float" office:value="2127">
                <text:p>2127</text:p>
              </table:table-cell>
              <table:table-cell office:value-type="float" office:value="2223">
                <text:p>2223</text:p>
              </table:table-cell>
              <table:table-cell office:value-type="float" office:value="2026">
                <text:p>2026</text:p>
              </table:table-cell>
              <table:table-cell office:value-type="float" office:value="2078">
                <text:p>2078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52">
                <text:p>1952</text:p>
              </table:table-cell>
              <table:table-cell office:value-type="float" office:value="2252">
                <text:p>2252</text:p>
              </table:table-cell>
              <table:table-cell office:value-type="float" office:value="1976">
                <text:p>1976</text:p>
              </table:table-cell>
              <table:table-cell office:value-type="float" office:value="1841">
                <text:p>1841</text:p>
              </table:table-cell>
              <table:table-cell office:value-type="float" office:value="2181">
                <text:p>2181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72">
                <text:p>2072</text:p>
              </table:table-cell>
              <table:table-cell office:value-type="float" office:value="2106">
                <text:p>2106</text:p>
              </table:table-cell>
              <table:table-cell office:value-type="float" office:value="2122">
                <text:p>2122</text:p>
              </table:table-cell>
              <table:table-cell office:value-type="float" office:value="2092">
                <text:p>2092</text:p>
              </table:table-cell>
              <table:table-cell office:value-type="float" office:value="2054">
                <text:p>2054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6">
                <text:p>1956</text:p>
              </table:table-cell>
              <table:table-cell office:value-type="float" office:value="2137">
                <text:p>2137</text:p>
              </table:table-cell>
              <table:table-cell office:value-type="float" office:value="1994">
                <text:p>1994</text:p>
              </table:table-cell>
              <table:table-cell office:value-type="float" office:value="2120">
                <text:p>2120</text:p>
              </table:table-cell>
              <table:table-cell office:value-type="float" office:value="2154">
                <text:p>2154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37">
                <text:p>2237</text:p>
              </table:table-cell>
              <table:table-cell office:value-type="float" office:value="2046">
                <text:p>2046</text:p>
              </table:table-cell>
              <table:table-cell office:value-type="float" office:value="2148">
                <text:p>2148</text:p>
              </table:table-cell>
              <table:table-cell office:value-type="float" office:value="2089">
                <text:p>2089</text:p>
              </table:table-cell>
              <table:table-cell office:value-type="float" office:value="2112">
                <text:p>2112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39">
                <text:p>2239</text:p>
              </table:table-cell>
              <table:table-cell office:value-type="float" office:value="2147">
                <text:p>2147</text:p>
              </table:table-cell>
              <table:table-cell office:value-type="float" office:value="2012">
                <text:p>2012</text:p>
              </table:table-cell>
              <table:table-cell office:value-type="float" office:value="2132">
                <text:p>2132</text:p>
              </table:table-cell>
              <table:table-cell office:value-type="float" office:value="2146">
                <text:p>2146</text:p>
              </table:table-cell>
              <table:table-cell office:value-type="float" office:value="2221">
                <text:p>22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06">
                <text:p>2306</text:p>
              </table:table-cell>
              <table:table-cell office:value-type="float" office:value="2117">
                <text:p>2117</text:p>
              </table:table-cell>
              <table:table-cell office:value-type="float" office:value="2068">
                <text:p>2068</text:p>
              </table:table-cell>
              <table:table-cell office:value-type="float" office:value="2304">
                <text:p>2304</text:p>
              </table:table-cell>
              <table:table-cell office:value-type="float" office:value="2258">
                <text:p>2258</text:p>
              </table:table-cell>
              <table:table-cell office:value-type="float" office:value="2118">
                <text:p>21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24">
                <text:p>2224</text:p>
              </table:table-cell>
              <table:table-cell office:value-type="float" office:value="2137">
                <text:p>2137</text:p>
              </table:table-cell>
              <table:table-cell office:value-type="float" office:value="2074">
                <text:p>2074</text:p>
              </table:table-cell>
              <table:table-cell office:value-type="float" office:value="2166">
                <text:p>2166</text:p>
              </table:table-cell>
              <table:table-cell office:value-type="float" office:value="2219">
                <text:p>2219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11">
                <text:p>2211</text:p>
              </table:table-cell>
              <table:table-cell office:value-type="float" office:value="2014">
                <text:p>2014</text:p>
              </table:table-cell>
              <table:table-cell office:value-type="float" office:value="1963">
                <text:p>1963</text:p>
              </table:table-cell>
              <table:table-cell office:value-type="float" office:value="1971">
                <text:p>1971</text:p>
              </table:table-cell>
              <table:table-cell office:value-type="float" office:value="2140">
                <text:p>2140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49">
                <text:p>2249</text:p>
              </table:table-cell>
              <table:table-cell office:value-type="float" office:value="2106">
                <text:p>2106</text:p>
              </table:table-cell>
              <table:table-cell office:value-type="float" office:value="2137">
                <text:p>2137</text:p>
              </table:table-cell>
              <table:table-cell office:value-type="float" office:value="2017">
                <text:p>2017</text:p>
              </table:table-cell>
              <table:table-cell office:value-type="float" office:value="1988">
                <text:p>1988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31">
                <text:p>2131</text:p>
              </table:table-cell>
              <table:table-cell office:value-type="float" office:value="2161">
                <text:p>2161</text:p>
              </table:table-cell>
              <table:table-cell office:value-type="float" office:value="1971">
                <text:p>1971</text:p>
              </table:table-cell>
              <table:table-cell office:value-type="float" office:value="2128">
                <text:p>2128</text:p>
              </table:table-cell>
              <table:table-cell office:value-type="float" office:value="2041">
                <text:p>2041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72">
                <text:p>2072</text:p>
              </table:table-cell>
              <table:table-cell office:value-type="float" office:value="2030">
                <text:p>2030</text:p>
              </table:table-cell>
              <table:table-cell office:value-type="float" office:value="2102">
                <text:p>2102</text:p>
              </table:table-cell>
              <table:table-cell office:value-type="float" office:value="2118">
                <text:p>2118</text:p>
              </table:table-cell>
              <table:table-cell office:value-type="float" office:value="1967">
                <text:p>1967</text:p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73">
                <text:p>2173</text:p>
              </table:table-cell>
              <table:table-cell office:value-type="float" office:value="1979">
                <text:p>1979</text:p>
              </table:table-cell>
              <table:table-cell office:value-type="float" office:value="2195">
                <text:p>2195</text:p>
              </table:table-cell>
              <table:table-cell office:value-type="float" office:value="2021">
                <text:p>2021</text:p>
              </table:table-cell>
              <table:table-cell office:value-type="float" office:value="2199">
                <text:p>2199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79">
                <text:p>2079</text:p>
              </table:table-cell>
              <table:table-cell office:value-type="float" office:value="2145">
                <text:p>2145</text:p>
              </table:table-cell>
              <table:table-cell office:value-type="float" office:value="2171">
                <text:p>2171</text:p>
              </table:table-cell>
              <table:table-cell office:value-type="float" office:value="2129">
                <text:p>2129</text:p>
              </table:table-cell>
              <table:table-cell office:value-type="float" office:value="2215">
                <text:p>2215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9">
                <text:p>2019</text:p>
              </table:table-cell>
              <table:table-cell office:value-type="float" office:value="1989">
                <text:p>1989</text:p>
              </table:table-cell>
              <table:table-cell office:value-type="float" office:value="2030">
                <text:p>2030</text:p>
              </table:table-cell>
              <table:table-cell office:value-type="float" office:value="2289">
                <text:p>2289</text:p>
              </table:table-cell>
              <table:table-cell office:value-type="float" office:value="2170">
                <text:p>2170</text:p>
              </table:table-cell>
              <table:table-cell office:value-type="float" office:value="2149">
                <text:p>21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66">
                <text:p>2166</text:p>
              </table:table-cell>
              <table:table-cell office:value-type="float" office:value="2045">
                <text:p>2045</text:p>
              </table:table-cell>
              <table:table-cell office:value-type="float" office:value="2123">
                <text:p>2123</text:p>
              </table:table-cell>
              <table:table-cell office:value-type="float" office:value="2182">
                <text:p>2182</text:p>
              </table:table-cell>
              <table:table-cell office:value-type="float" office:value="2225">
                <text:p>2225</text:p>
              </table:table-cell>
              <table:table-cell office:value-type="float" office:value="2254">
                <text:p>22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71">
                <text:p>2171</text:p>
              </table:table-cell>
              <table:table-cell office:value-type="float" office:value="2163">
                <text:p>2163</text:p>
              </table:table-cell>
              <table:table-cell office:value-type="float" office:value="2176">
                <text:p>2176</text:p>
              </table:table-cell>
              <table:table-cell office:value-type="float" office:value="2140">
                <text:p>2140</text:p>
              </table:table-cell>
              <table:table-cell office:value-type="float" office:value="2196">
                <text:p>2196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43">
                <text:p>2043</text:p>
              </table:table-cell>
              <table:table-cell office:value-type="float" office:value="2141">
                <text:p>2141</text:p>
              </table:table-cell>
              <table:table-cell office:value-type="float" office:value="2167">
                <text:p>2167</text:p>
              </table:table-cell>
              <table:table-cell office:value-type="float" office:value="2007">
                <text:p>2007</text:p>
              </table:table-cell>
              <table:table-cell office:value-type="float" office:value="2095">
                <text:p>2095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81">
                <text:p>2181</text:p>
              </table:table-cell>
              <table:table-cell office:value-type="float" office:value="2104">
                <text:p>2104</text:p>
              </table:table-cell>
              <table:table-cell office:value-type="float" office:value="2193">
                <text:p>2193</text:p>
              </table:table-cell>
              <table:table-cell office:value-type="float" office:value="2117">
                <text:p>2117</text:p>
              </table:table-cell>
              <table:table-cell office:value-type="float" office:value="2277">
                <text:p>2277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04">
                <text:p>2304</text:p>
              </table:table-cell>
              <table:table-cell office:value-type="float" office:value="2126">
                <text:p>2126</text:p>
              </table:table-cell>
              <table:table-cell office:value-type="float" office:value="1990">
                <text:p>1990</text:p>
              </table:table-cell>
              <table:table-cell office:value-type="float" office:value="2034">
                <text:p>2034</text:p>
              </table:table-cell>
              <table:table-cell office:value-type="float" office:value="1997">
                <text:p>1997</text:p>
              </table:table-cell>
              <table:table-cell office:value-type="float" office:value="2266">
                <text:p>22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31">
                <text:p>2131</text:p>
              </table:table-cell>
              <table:table-cell office:value-type="float" office:value="2227">
                <text:p>2227</text:p>
              </table:table-cell>
              <table:table-cell office:value-type="float" office:value="2120">
                <text:p>2120</text:p>
              </table:table-cell>
              <table:table-cell office:value-type="float" office:value="2039">
                <text:p>2039</text:p>
              </table:table-cell>
              <table:table-cell office:value-type="float" office:value="2145">
                <text:p>2145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65">
                <text:p>2165</text:p>
              </table:table-cell>
              <table:table-cell office:value-type="float" office:value="2138">
                <text:p>2138</text:p>
              </table:table-cell>
              <table:table-cell office:value-type="float" office:value="2170">
                <text:p>2170</text:p>
              </table:table-cell>
              <table:table-cell office:value-type="float" office:value="2114">
                <text:p>2114</text:p>
              </table:table-cell>
              <table:table-cell office:value-type="float" office:value="2211">
                <text:p>2211</text:p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19">
                <text:p>2219</text:p>
              </table:table-cell>
              <table:table-cell office:value-type="float" office:value="1941">
                <text:p>1941</text:p>
              </table:table-cell>
              <table:table-cell office:value-type="float" office:value="2108">
                <text:p>2108</text:p>
              </table:table-cell>
              <table:table-cell office:value-type="float" office:value="2196">
                <text:p>2196</text:p>
              </table:table-cell>
              <table:table-cell office:value-type="float" office:value="2177">
                <text:p>2177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78">
                <text:p>2378</text:p>
              </table:table-cell>
              <table:table-cell office:value-type="float" office:value="2152">
                <text:p>2152</text:p>
              </table:table-cell>
              <table:table-cell office:value-type="float" office:value="1909">
                <text:p>1909</text:p>
              </table:table-cell>
              <table:table-cell office:value-type="float" office:value="2138">
                <text:p>2138</text:p>
              </table:table-cell>
              <table:table-cell office:value-type="float" office:value="2122">
                <text:p>2122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21">
                <text:p>2321</text:p>
              </table:table-cell>
              <table:table-cell office:value-type="float" office:value="2173">
                <text:p>2173</text:p>
              </table:table-cell>
              <table:table-cell office:value-type="float" office:value="2075">
                <text:p>2075</text:p>
              </table:table-cell>
              <table:table-cell office:value-type="float" office:value="2251">
                <text:p>2251</text:p>
              </table:table-cell>
              <table:table-cell office:value-type="float" office:value="2105">
                <text:p>210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89">
                <text:p>2189</text:p>
              </table:table-cell>
              <table:table-cell office:value-type="float" office:value="2110">
                <text:p>2110</text:p>
              </table:table-cell>
              <table:table-cell office:value-type="float" office:value="2113">
                <text:p>2113</text:p>
              </table:table-cell>
              <table:table-cell office:value-type="float" office:value="1985">
                <text:p>1985</text:p>
              </table:table-cell>
              <table:table-cell office:value-type="float" office:value="2058">
                <text:p>2058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33">
                <text:p>2133</text:p>
              </table:table-cell>
              <table:table-cell office:value-type="float" office:value="2018">
                <text:p>2018</text:p>
              </table:table-cell>
              <table:table-cell office:value-type="float" office:value="2130">
                <text:p>2130</text:p>
              </table:table-cell>
              <table:table-cell office:value-type="float" office:value="1985">
                <text:p>1985</text:p>
              </table:table-cell>
              <table:table-cell office:value-type="float" office:value="2185">
                <text:p>2185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21">
                <text:p>2421</text:p>
              </table:table-cell>
              <table:table-cell office:value-type="float" office:value="2239">
                <text:p>2239</text:p>
              </table:table-cell>
              <table:table-cell office:value-type="float" office:value="2136">
                <text:p>2136</text:p>
              </table:table-cell>
              <table:table-cell office:value-type="float" office:value="2346">
                <text:p>2346</text:p>
              </table:table-cell>
              <table:table-cell office:value-type="float" office:value="2048">
                <text:p>2048</text:p>
              </table:table-cell>
              <table:table-cell office:value-type="float" office:value="2232">
                <text:p>22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83">
                <text:p>2083</text:p>
              </table:table-cell>
              <table:table-cell office:value-type="float" office:value="2183">
                <text:p>2183</text:p>
              </table:table-cell>
              <table:table-cell office:value-type="float" office:value="2133">
                <text:p>2133</text:p>
              </table:table-cell>
              <table:table-cell office:value-type="float" office:value="2295">
                <text:p>2295</text:p>
              </table:table-cell>
              <table:table-cell office:value-type="float" office:value="2217">
                <text:p>2217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66">
                <text:p>2166</text:p>
              </table:table-cell>
              <table:table-cell office:value-type="float" office:value="2127">
                <text:p>2127</text:p>
              </table:table-cell>
              <table:table-cell office:value-type="float" office:value="2214">
                <text:p>2214</text:p>
              </table:table-cell>
              <table:table-cell office:value-type="float" office:value="2108">
                <text:p>2108</text:p>
              </table:table-cell>
              <table:table-cell office:value-type="float" office:value="2170">
                <text:p>2170</text:p>
              </table:table-cell>
              <table:table-cell office:value-type="float" office:value="2242">
                <text:p>22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33">
                <text:p>2033</text:p>
              </table:table-cell>
              <table:table-cell office:value-type="float" office:value="2040">
                <text:p>2040</text:p>
              </table:table-cell>
              <table:table-cell office:value-type="float" office:value="2063">
                <text:p>2063</text:p>
              </table:table-cell>
              <table:table-cell office:value-type="float" office:value="2084">
                <text:p>2084</text:p>
              </table:table-cell>
              <table:table-cell office:value-type="float" office:value="2030">
                <text:p>2030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63">
                <text:p>2363</text:p>
              </table:table-cell>
              <table:table-cell office:value-type="float" office:value="1999">
                <text:p>1999</text:p>
              </table:table-cell>
              <table:table-cell office:value-type="float" office:value="2127">
                <text:p>2127</text:p>
              </table:table-cell>
              <table:table-cell office:value-type="float" office:value="2055">
                <text:p>2055</text:p>
              </table:table-cell>
              <table:table-cell office:value-type="float" office:value="2302">
                <text:p>2302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35">
                <text:p>2135</text:p>
              </table:table-cell>
              <table:table-cell office:value-type="float" office:value="1994">
                <text:p>1994</text:p>
              </table:table-cell>
              <table:table-cell office:value-type="float" office:value="2060">
                <text:p>2060</text:p>
              </table:table-cell>
              <table:table-cell office:value-type="float" office:value="2089">
                <text:p>2089</text:p>
              </table:table-cell>
              <table:table-cell office:value-type="float" office:value="2120">
                <text:p>2120</text:p>
              </table:table-cell>
              <table:table-cell office:value-type="float" office:value="2251">
                <text:p>22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87">
                <text:p>2087</text:p>
              </table:table-cell>
              <table:table-cell office:value-type="float" office:value="2357">
                <text:p>2357</text:p>
              </table:table-cell>
              <table:table-cell office:value-type="float" office:value="1970">
                <text:p>1970</text:p>
              </table:table-cell>
              <table:table-cell office:value-type="float" office:value="2310">
                <text:p>2310</text:p>
              </table:table-cell>
              <table:table-cell office:value-type="float" office:value="2205">
                <text:p>2205</text:p>
              </table:table-cell>
              <table:table-cell office:value-type="float" office:value="2374">
                <text:p>23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72">
                <text:p>2172</text:p>
              </table:table-cell>
              <table:table-cell office:value-type="float" office:value="2185">
                <text:p>2185</text:p>
              </table:table-cell>
              <table:table-cell office:value-type="float" office:value="2322">
                <text:p>2322</text:p>
              </table:table-cell>
              <table:table-cell office:value-type="float" office:value="2021">
                <text:p>2021</text:p>
              </table:table-cell>
              <table:table-cell office:value-type="float" office:value="2110">
                <text:p>211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4">
                <text:p>2254</text:p>
              </table:table-cell>
              <table:table-cell office:value-type="float" office:value="2271">
                <text:p>2271</text:p>
              </table:table-cell>
              <table:table-cell office:value-type="float" office:value="2058">
                <text:p>2058</text:p>
              </table:table-cell>
              <table:table-cell office:value-type="float" office:value="2108">
                <text:p>2108</text:p>
              </table:table-cell>
              <table:table-cell office:value-type="float" office:value="1829">
                <text:p>1829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72">
                <text:p>2172</text:p>
              </table:table-cell>
              <table:table-cell office:value-type="float" office:value="2010">
                <text:p>2010</text:p>
              </table:table-cell>
              <table:table-cell office:value-type="float" office:value="2176">
                <text:p>2176</text:p>
              </table:table-cell>
              <table:table-cell office:value-type="float" office:value="1849">
                <text:p>1849</text:p>
              </table:table-cell>
              <table:table-cell office:value-type="float" office:value="2251">
                <text:p>2251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24">
                <text:p>2224</text:p>
              </table:table-cell>
              <table:table-cell office:value-type="float" office:value="2150">
                <text:p>2150</text:p>
              </table:table-cell>
              <table:table-cell office:value-type="float" office:value="2278">
                <text:p>2278</text:p>
              </table:table-cell>
              <table:table-cell office:value-type="float" office:value="2292">
                <text:p>2292</text:p>
              </table:table-cell>
              <table:table-cell office:value-type="float" office:value="2387">
                <text:p>2387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32">
                <text:p>2132</text:p>
              </table:table-cell>
              <table:table-cell office:value-type="float" office:value="2009">
                <text:p>2009</text:p>
              </table:table-cell>
              <table:table-cell office:value-type="float" office:value="2137">
                <text:p>2137</text:p>
              </table:table-cell>
              <table:table-cell office:value-type="float" office:value="2249">
                <text:p>2249</text:p>
              </table:table-cell>
              <table:table-cell office:value-type="float" office:value="2191">
                <text:p>2191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58">
                <text:p>2158</text:p>
              </table:table-cell>
              <table:table-cell office:value-type="float" office:value="2390">
                <text:p>2390</text:p>
              </table:table-cell>
              <table:table-cell office:value-type="float" office:value="2078">
                <text:p>2078</text:p>
              </table:table-cell>
              <table:table-cell office:value-type="float" office:value="2283">
                <text:p>2283</text:p>
              </table:table-cell>
              <table:table-cell office:value-type="float" office:value="2311">
                <text:p>231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89">
                <text:p>2089</text:p>
              </table:table-cell>
              <table:table-cell office:value-type="float" office:value="2245">
                <text:p>2245</text:p>
              </table:table-cell>
              <table:table-cell office:value-type="float" office:value="2031">
                <text:p>2031</text:p>
              </table:table-cell>
              <table:table-cell office:value-type="float" office:value="2261">
                <text:p>2261</text:p>
              </table:table-cell>
              <table:table-cell office:value-type="float" office:value="2276">
                <text:p>2276</text:p>
              </table:table-cell>
              <table:table-cell office:value-type="float" office:value="2194">
                <text:p>21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67">
                <text:p>1967</text:p>
              </table:table-cell>
              <table:table-cell office:value-type="float" office:value="2238">
                <text:p>2238</text:p>
              </table:table-cell>
              <table:table-cell office:value-type="float" office:value="2254">
                <text:p>2254</text:p>
              </table:table-cell>
              <table:table-cell office:value-type="float" office:value="2042">
                <text:p>2042</text:p>
              </table:table-cell>
              <table:table-cell office:value-type="float" office:value="2238">
                <text:p>2238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62">
                <text:p>2262</text:p>
              </table:table-cell>
              <table:table-cell office:value-type="float" office:value="2185">
                <text:p>2185</text:p>
              </table:table-cell>
              <table:table-cell office:value-type="float" office:value="2062">
                <text:p>2062</text:p>
              </table:table-cell>
              <table:table-cell office:value-type="float" office:value="2153">
                <text:p>2153</text:p>
              </table:table-cell>
              <table:table-cell office:value-type="float" office:value="2086">
                <text:p>2086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38">
                <text:p>2238</text:p>
              </table:table-cell>
              <table:table-cell office:value-type="float" office:value="2166">
                <text:p>2166</text:p>
              </table:table-cell>
              <table:table-cell office:value-type="float" office:value="2282">
                <text:p>2282</text:p>
              </table:table-cell>
              <table:table-cell office:value-type="float" office:value="2077">
                <text:p>2077</text:p>
              </table:table-cell>
              <table:table-cell office:value-type="float" office:value="2293">
                <text:p>2293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04">
                <text:p>2104</text:p>
              </table:table-cell>
              <table:table-cell office:value-type="float" office:value="2020">
                <text:p>2020</text:p>
              </table:table-cell>
              <table:table-cell office:value-type="float" office:value="2173">
                <text:p>2173</text:p>
              </table:table-cell>
              <table:table-cell office:value-type="float" office:value="2118">
                <text:p>2118</text:p>
              </table:table-cell>
              <table:table-cell office:value-type="float" office:value="2124">
                <text:p>2124</text:p>
              </table:table-cell>
              <table:table-cell office:value-type="float" office:value="2118">
                <text:p>21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15">
                <text:p>2015</text:p>
              </table:table-cell>
              <table:table-cell office:value-type="float" office:value="2012">
                <text:p>2012</text:p>
              </table:table-cell>
              <table:table-cell office:value-type="float" office:value="2072">
                <text:p>2072</text:p>
              </table:table-cell>
              <table:table-cell office:value-type="float" office:value="2035">
                <text:p>2035</text:p>
              </table:table-cell>
              <table:table-cell office:value-type="float" office:value="2145">
                <text:p>2145</text:p>
              </table:table-cell>
              <table:table-cell office:value-type="float" office:value="2155">
                <text:p>21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59">
                <text:p>1959</text:p>
              </table:table-cell>
              <table:table-cell office:value-type="float" office:value="2055">
                <text:p>2055</text:p>
              </table:table-cell>
              <table:table-cell office:value-type="float" office:value="2102">
                <text:p>2102</text:p>
              </table:table-cell>
              <table:table-cell office:value-type="float" office:value="2036">
                <text:p>2036</text:p>
              </table:table-cell>
              <table:table-cell office:value-type="float" office:value="1925">
                <text:p>1925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75">
                <text:p>2375</text:p>
              </table:table-cell>
              <table:table-cell office:value-type="float" office:value="2131">
                <text:p>2131</text:p>
              </table:table-cell>
              <table:table-cell office:value-type="float" office:value="2296">
                <text:p>2296</text:p>
              </table:table-cell>
              <table:table-cell office:value-type="float" office:value="2238">
                <text:p>2238</text:p>
              </table:table-cell>
              <table:table-cell office:value-type="float" office:value="2164">
                <text:p>2164</text:p>
              </table:table-cell>
              <table:table-cell office:value-type="float" office:value="2196">
                <text:p>21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68">
                <text:p>2068</text:p>
              </table:table-cell>
              <table:table-cell office:value-type="float" office:value="2026">
                <text:p>2026</text:p>
              </table:table-cell>
              <table:table-cell office:value-type="float" office:value="2015">
                <text:p>2015</text:p>
              </table:table-cell>
              <table:table-cell office:value-type="float" office:value="2116">
                <text:p>2116</text:p>
              </table:table-cell>
              <table:table-cell office:value-type="float" office:value="2150">
                <text:p>2150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03">
                <text:p>2203</text:p>
              </table:table-cell>
              <table:table-cell office:value-type="float" office:value="2062">
                <text:p>2062</text:p>
              </table:table-cell>
              <table:table-cell office:value-type="float" office:value="2217">
                <text:p>2217</text:p>
              </table:table-cell>
              <table:table-cell office:value-type="float" office:value="1940">
                <text:p>1940</text:p>
              </table:table-cell>
              <table:table-cell office:value-type="float" office:value="2207">
                <text:p>2207</text:p>
              </table:table-cell>
              <table:table-cell office:value-type="float" office:value="2277">
                <text:p>22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03">
                <text:p>2303</text:p>
              </table:table-cell>
              <table:table-cell office:value-type="float" office:value="2287">
                <text:p>2287</text:p>
              </table:table-cell>
              <table:table-cell office:value-type="float" office:value="2192">
                <text:p>2192</text:p>
              </table:table-cell>
              <table:table-cell office:value-type="float" office:value="2159">
                <text:p>2159</text:p>
              </table:table-cell>
              <table:table-cell office:value-type="float" office:value="2250">
                <text:p>2250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45">
                <text:p>2245</text:p>
              </table:table-cell>
              <table:table-cell office:value-type="float" office:value="2059">
                <text:p>2059</text:p>
              </table:table-cell>
              <table:table-cell office:value-type="float" office:value="2131">
                <text:p>2131</text:p>
              </table:table-cell>
              <table:table-cell office:value-type="float" office:value="2235">
                <text:p>2235</text:p>
              </table:table-cell>
              <table:table-cell office:value-type="float" office:value="2091">
                <text:p>2091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36">
                <text:p>2236</text:p>
              </table:table-cell>
              <table:table-cell office:value-type="float" office:value="2111">
                <text:p>2111</text:p>
              </table:table-cell>
              <table:table-cell office:value-type="float" office:value="2245">
                <text:p>2245</text:p>
              </table:table-cell>
              <table:table-cell office:value-type="float" office:value="2097">
                <text:p>2097</text:p>
              </table:table-cell>
              <table:table-cell office:value-type="float" office:value="2092">
                <text:p>2092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35">
                <text:p>2035</text:p>
              </table:table-cell>
              <table:table-cell office:value-type="float" office:value="2123">
                <text:p>2123</text:p>
              </table:table-cell>
              <table:table-cell office:value-type="float" office:value="2065">
                <text:p>2065</text:p>
              </table:table-cell>
              <table:table-cell office:value-type="float" office:value="2154">
                <text:p>2154</text:p>
              </table:table-cell>
              <table:table-cell office:value-type="float" office:value="2067">
                <text:p>2067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35">
                <text:p>2135</text:p>
              </table:table-cell>
              <table:table-cell office:value-type="float" office:value="2051">
                <text:p>2051</text:p>
              </table:table-cell>
              <table:table-cell office:value-type="float" office:value="2099">
                <text:p>2099</text:p>
              </table:table-cell>
              <table:table-cell office:value-type="float" office:value="2195">
                <text:p>2195</text:p>
              </table:table-cell>
              <table:table-cell office:value-type="float" office:value="2075">
                <text:p>2075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78">
                <text:p>1978</text:p>
              </table:table-cell>
              <table:table-cell office:value-type="float" office:value="1962">
                <text:p>1962</text:p>
              </table:table-cell>
              <table:table-cell office:value-type="float" office:value="2218">
                <text:p>2218</text:p>
              </table:table-cell>
              <table:table-cell office:value-type="float" office:value="2164">
                <text:p>2164</text:p>
              </table:table-cell>
              <table:table-cell office:value-type="float" office:value="2163">
                <text:p>2163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5">
                <text:p>2015</text:p>
              </table:table-cell>
              <table:table-cell office:value-type="float" office:value="1936">
                <text:p>1936</text:p>
              </table:table-cell>
              <table:table-cell office:value-type="float" office:value="1988">
                <text:p>1988</text:p>
              </table:table-cell>
              <table:table-cell office:value-type="float" office:value="2068">
                <text:p>2068</text:p>
              </table:table-cell>
              <table:table-cell office:value-type="float" office:value="1901">
                <text:p>1901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65">
                <text:p>1965</text:p>
              </table:table-cell>
              <table:table-cell office:value-type="float" office:value="2146">
                <text:p>2146</text:p>
              </table:table-cell>
              <table:table-cell office:value-type="float" office:value="2108">
                <text:p>2108</text:p>
              </table:table-cell>
              <table:table-cell office:value-type="float" office:value="2185">
                <text:p>2185</text:p>
              </table:table-cell>
              <table:table-cell office:value-type="float" office:value="2105">
                <text:p>2105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55">
                <text:p>2155</text:p>
              </table:table-cell>
              <table:table-cell office:value-type="float" office:value="2062">
                <text:p>2062</text:p>
              </table:table-cell>
              <table:table-cell office:value-type="float" office:value="1955">
                <text:p>1955</text:p>
              </table:table-cell>
              <table:table-cell office:value-type="float" office:value="2082">
                <text:p>2082</text:p>
              </table:table-cell>
              <table:table-cell office:value-type="float" office:value="2098">
                <text:p>2098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84">
                <text:p>2284</text:p>
              </table:table-cell>
              <table:table-cell office:value-type="float" office:value="2309">
                <text:p>2309</text:p>
              </table:table-cell>
              <table:table-cell office:value-type="float" office:value="2101">
                <text:p>2101</text:p>
              </table:table-cell>
              <table:table-cell office:value-type="float" office:value="2161">
                <text:p>2161</text:p>
              </table:table-cell>
              <table:table-cell office:value-type="float" office:value="2198">
                <text:p>2198</text:p>
              </table:table-cell>
              <table:table-cell office:value-type="float" office:value="2149">
                <text:p>21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36">
                <text:p>2036</text:p>
              </table:table-cell>
              <table:table-cell office:value-type="float" office:value="2154">
                <text:p>2154</text:p>
              </table:table-cell>
              <table:table-cell office:value-type="float" office:value="2311">
                <text:p>2311</text:p>
              </table:table-cell>
              <table:table-cell office:value-type="float" office:value="2152">
                <text:p>2152</text:p>
              </table:table-cell>
              <table:table-cell office:value-type="float" office:value="2244">
                <text:p>2244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40">
                <text:p>2240</text:p>
              </table:table-cell>
              <table:table-cell office:value-type="float" office:value="2134">
                <text:p>2134</text:p>
              </table:table-cell>
              <table:table-cell office:value-type="float" office:value="2152">
                <text:p>2152</text:p>
              </table:table-cell>
              <table:table-cell office:value-type="float" office:value="2278">
                <text:p>2278</text:p>
              </table:table-cell>
              <table:table-cell office:value-type="float" office:value="2179">
                <text:p>2179</text:p>
              </table:table-cell>
              <table:table-cell office:value-type="float" office:value="2305">
                <text:p>23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02">
                <text:p>2302</text:p>
              </table:table-cell>
              <table:table-cell office:value-type="float" office:value="2218">
                <text:p>2218</text:p>
              </table:table-cell>
              <table:table-cell office:value-type="float" office:value="2139">
                <text:p>2139</text:p>
              </table:table-cell>
              <table:table-cell office:value-type="float" office:value="2105">
                <text:p>2105</text:p>
              </table:table-cell>
              <table:table-cell office:value-type="float" office:value="2021">
                <text:p>2021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27">
                <text:p>2027</text:p>
              </table:table-cell>
              <table:table-cell office:value-type="float" office:value="2212">
                <text:p>2212</text:p>
              </table:table-cell>
              <table:table-cell office:value-type="float" office:value="2032">
                <text:p>2032</text:p>
              </table:table-cell>
              <table:table-cell office:value-type="float" office:value="2094">
                <text:p>2094</text:p>
              </table:table-cell>
              <table:table-cell office:value-type="float" office:value="2287">
                <text:p>2287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15">
                <text:p>2315</text:p>
              </table:table-cell>
              <table:table-cell office:value-type="float" office:value="2093">
                <text:p>2093</text:p>
              </table:table-cell>
              <table:table-cell office:value-type="float" office:value="2186">
                <text:p>2186</text:p>
              </table:table-cell>
              <table:table-cell office:value-type="float" office:value="1998">
                <text:p>1998</text:p>
              </table:table-cell>
              <table:table-cell office:value-type="float" office:value="2029">
                <text:p>2029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3">
                <text:p>1973</text:p>
              </table:table-cell>
              <table:table-cell office:value-type="float" office:value="2069">
                <text:p>2069</text:p>
              </table:table-cell>
              <table:table-cell office:value-type="float" office:value="2024">
                <text:p>2024</text:p>
              </table:table-cell>
              <table:table-cell office:value-type="float" office:value="2024">
                <text:p>2024</text:p>
              </table:table-cell>
              <table:table-cell office:value-type="float" office:value="2044">
                <text:p>2044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82">
                <text:p>2082</text:p>
              </table:table-cell>
              <table:table-cell office:value-type="float" office:value="1971">
                <text:p>1971</text:p>
              </table:table-cell>
              <table:table-cell office:value-type="float" office:value="1960">
                <text:p>1960</text:p>
              </table:table-cell>
              <table:table-cell office:value-type="float" office:value="2221">
                <text:p>2221</text:p>
              </table:table-cell>
              <table:table-cell office:value-type="float" office:value="2244">
                <text:p>2244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91">
                <text:p>2091</text:p>
              </table:table-cell>
              <table:table-cell office:value-type="float" office:value="2257">
                <text:p>2257</text:p>
              </table:table-cell>
              <table:table-cell office:value-type="float" office:value="1925">
                <text:p>1925</text:p>
              </table:table-cell>
              <table:table-cell office:value-type="float" office:value="2142">
                <text:p>2142</text:p>
              </table:table-cell>
              <table:table-cell office:value-type="float" office:value="2157">
                <text:p>2157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35">
                <text:p>2135</text:p>
              </table:table-cell>
              <table:table-cell office:value-type="float" office:value="2149">
                <text:p>2149</text:p>
              </table:table-cell>
              <table:table-cell office:value-type="float" office:value="2138">
                <text:p>2138</text:p>
              </table:table-cell>
              <table:table-cell office:value-type="float" office:value="2224">
                <text:p>2224</text:p>
              </table:table-cell>
              <table:table-cell office:value-type="float" office:value="2288">
                <text:p>2288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58">
                <text:p>1958</text:p>
              </table:table-cell>
              <table:table-cell office:value-type="float" office:value="2182">
                <text:p>2182</text:p>
              </table:table-cell>
              <table:table-cell office:value-type="float" office:value="2028">
                <text:p>2028</text:p>
              </table:table-cell>
              <table:table-cell office:value-type="float" office:value="1952">
                <text:p>1952</text:p>
              </table:table-cell>
              <table:table-cell office:value-type="float" office:value="2040">
                <text:p>2040</text:p>
              </table:table-cell>
              <table:table-cell office:value-type="float" office:value="2155">
                <text:p>21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90">
                <text:p>2290</text:p>
              </table:table-cell>
              <table:table-cell office:value-type="float" office:value="2161">
                <text:p>2161</text:p>
              </table:table-cell>
              <table:table-cell office:value-type="float" office:value="2273">
                <text:p>2273</text:p>
              </table:table-cell>
              <table:table-cell office:value-type="float" office:value="2055">
                <text:p>2055</text:p>
              </table:table-cell>
              <table:table-cell office:value-type="float" office:value="2124">
                <text:p>2124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63">
                <text:p>2163</text:p>
              </table:table-cell>
              <table:table-cell office:value-type="float" office:value="2179">
                <text:p>2179</text:p>
              </table:table-cell>
              <table:table-cell office:value-type="float" office:value="2025">
                <text:p>2025</text:p>
              </table:table-cell>
              <table:table-cell office:value-type="float" office:value="2021">
                <text:p>2021</text:p>
              </table:table-cell>
              <table:table-cell office:value-type="float" office:value="2153">
                <text:p>2153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51">
                <text:p>2251</text:p>
              </table:table-cell>
              <table:table-cell office:value-type="float" office:value="2168">
                <text:p>2168</text:p>
              </table:table-cell>
              <table:table-cell office:value-type="float" office:value="2355">
                <text:p>2355</text:p>
              </table:table-cell>
              <table:table-cell office:value-type="float" office:value="2229">
                <text:p>2229</text:p>
              </table:table-cell>
              <table:table-cell office:value-type="float" office:value="2059">
                <text:p>2059</text:p>
              </table:table-cell>
              <table:table-cell office:value-type="float" office:value="2118">
                <text:p>21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04">
                <text:p>2204</text:p>
              </table:table-cell>
              <table:table-cell office:value-type="float" office:value="2292">
                <text:p>2292</text:p>
              </table:table-cell>
              <table:table-cell office:value-type="float" office:value="2274">
                <text:p>2274</text:p>
              </table:table-cell>
              <table:table-cell office:value-type="float" office:value="2503">
                <text:p>2503</text:p>
              </table:table-cell>
              <table:table-cell office:value-type="float" office:value="2117">
                <text:p>2117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43">
                <text:p>2043</text:p>
              </table:table-cell>
              <table:table-cell office:value-type="float" office:value="2155">
                <text:p>2155</text:p>
              </table:table-cell>
              <table:table-cell office:value-type="float" office:value="2178">
                <text:p>2178</text:p>
              </table:table-cell>
              <table:table-cell office:value-type="float" office:value="2228">
                <text:p>2228</text:p>
              </table:table-cell>
              <table:table-cell office:value-type="float" office:value="2150">
                <text:p>215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58">
                <text:p>2158</text:p>
              </table:table-cell>
              <table:table-cell office:value-type="float" office:value="2182">
                <text:p>2182</text:p>
              </table:table-cell>
              <table:table-cell office:value-type="float" office:value="2189">
                <text:p>2189</text:p>
              </table:table-cell>
              <table:table-cell office:value-type="float" office:value="2019">
                <text:p>2019</text:p>
              </table:table-cell>
              <table:table-cell office:value-type="float" office:value="2050">
                <text:p>205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42">
                <text:p>2142</text:p>
              </table:table-cell>
              <table:table-cell office:value-type="float" office:value="2143">
                <text:p>2143</text:p>
              </table:table-cell>
              <table:table-cell office:value-type="float" office:value="2076">
                <text:p>2076</text:p>
              </table:table-cell>
              <table:table-cell office:value-type="float" office:value="2227">
                <text:p>2227</text:p>
              </table:table-cell>
              <table:table-cell office:value-type="float" office:value="2372">
                <text:p>2372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43">
                <text:p>2043</text:p>
              </table:table-cell>
              <table:table-cell office:value-type="float" office:value="2053">
                <text:p>2053</text:p>
              </table:table-cell>
              <table:table-cell office:value-type="float" office:value="2119">
                <text:p>2119</text:p>
              </table:table-cell>
              <table:table-cell office:value-type="float" office:value="2252">
                <text:p>2252</text:p>
              </table:table-cell>
              <table:table-cell office:value-type="float" office:value="1986">
                <text:p>1986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76">
                <text:p>2176</text:p>
              </table:table-cell>
              <table:table-cell office:value-type="float" office:value="2072">
                <text:p>2072</text:p>
              </table:table-cell>
              <table:table-cell office:value-type="float" office:value="2156">
                <text:p>2156</text:p>
              </table:table-cell>
              <table:table-cell office:value-type="float" office:value="2099">
                <text:p>2099</text:p>
              </table:table-cell>
              <table:table-cell office:value-type="float" office:value="2307">
                <text:p>2307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92">
                <text:p>2192</text:p>
              </table:table-cell>
              <table:table-cell office:value-type="float" office:value="2155">
                <text:p>2155</text:p>
              </table:table-cell>
              <table:table-cell office:value-type="float" office:value="1982">
                <text:p>1982</text:p>
              </table:table-cell>
              <table:table-cell office:value-type="float" office:value="2093">
                <text:p>2093</text:p>
              </table:table-cell>
              <table:table-cell office:value-type="float" office:value="2044">
                <text:p>2044</text:p>
              </table:table-cell>
              <table:table-cell office:value-type="float" office:value="2135">
                <text:p>21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20">
                <text:p>2120</text:p>
              </table:table-cell>
              <table:table-cell office:value-type="float" office:value="2047">
                <text:p>2047</text:p>
              </table:table-cell>
              <table:table-cell office:value-type="float" office:value="1968">
                <text:p>1968</text:p>
              </table:table-cell>
              <table:table-cell office:value-type="float" office:value="2312">
                <text:p>2312</text:p>
              </table:table-cell>
              <table:table-cell office:value-type="float" office:value="2111">
                <text:p>2111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18">
                <text:p>2118</text:p>
              </table:table-cell>
              <table:table-cell office:value-type="float" office:value="2151">
                <text:p>2151</text:p>
              </table:table-cell>
              <table:table-cell office:value-type="float" office:value="2232">
                <text:p>2232</text:p>
              </table:table-cell>
              <table:table-cell office:value-type="float" office:value="2145">
                <text:p>2145</text:p>
              </table:table-cell>
              <table:table-cell office:value-type="float" office:value="2288">
                <text:p>2288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62">
                <text:p>2162</text:p>
              </table:table-cell>
              <table:table-cell office:value-type="float" office:value="2087">
                <text:p>2087</text:p>
              </table:table-cell>
              <table:table-cell office:value-type="float" office:value="2210">
                <text:p>2210</text:p>
              </table:table-cell>
              <table:table-cell office:value-type="float" office:value="2102">
                <text:p>2102</text:p>
              </table:table-cell>
              <table:table-cell office:value-type="float" office:value="2179">
                <text:p>2179</text:p>
              </table:table-cell>
              <table:table-cell office:value-type="float" office:value="2181">
                <text:p>21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49">
                <text:p>2149</text:p>
              </table:table-cell>
              <table:table-cell office:value-type="float" office:value="2104">
                <text:p>2104</text:p>
              </table:table-cell>
              <table:table-cell office:value-type="float" office:value="1927">
                <text:p>1927</text:p>
              </table:table-cell>
              <table:table-cell office:value-type="float" office:value="2019">
                <text:p>2019</text:p>
              </table:table-cell>
              <table:table-cell office:value-type="float" office:value="2237">
                <text:p>2237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48">
                <text:p>2148</text:p>
              </table:table-cell>
              <table:table-cell office:value-type="float" office:value="2038">
                <text:p>2038</text:p>
              </table:table-cell>
              <table:table-cell office:value-type="float" office:value="2124">
                <text:p>2124</text:p>
              </table:table-cell>
              <table:table-cell office:value-type="float" office:value="2146">
                <text:p>2146</text:p>
              </table:table-cell>
              <table:table-cell office:value-type="float" office:value="2111">
                <text:p>2111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51">
                <text:p>2051</text:p>
              </table:table-cell>
              <table:table-cell office:value-type="float" office:value="2268">
                <text:p>2268</text:p>
              </table:table-cell>
              <table:table-cell office:value-type="float" office:value="2155">
                <text:p>2155</text:p>
              </table:table-cell>
              <table:table-cell office:value-type="float" office:value="2126">
                <text:p>2126</text:p>
              </table:table-cell>
              <table:table-cell office:value-type="float" office:value="2103">
                <text:p>2103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64">
                <text:p>2164</text:p>
              </table:table-cell>
              <table:table-cell office:value-type="float" office:value="2278">
                <text:p>2278</text:p>
              </table:table-cell>
              <table:table-cell office:value-type="float" office:value="2050">
                <text:p>2050</text:p>
              </table:table-cell>
              <table:table-cell office:value-type="float" office:value="2113">
                <text:p>2113</text:p>
              </table:table-cell>
              <table:table-cell office:value-type="float" office:value="2139">
                <text:p>2139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28">
                <text:p>2028</text:p>
              </table:table-cell>
              <table:table-cell office:value-type="float" office:value="2104">
                <text:p>2104</text:p>
              </table:table-cell>
              <table:table-cell office:value-type="float" office:value="2066">
                <text:p>2066</text:p>
              </table:table-cell>
              <table:table-cell office:value-type="float" office:value="2260">
                <text:p>2260</text:p>
              </table:table-cell>
              <table:table-cell office:value-type="float" office:value="2159">
                <text:p>2159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69">
                <text:p>2169</text:p>
              </table:table-cell>
              <table:table-cell office:value-type="float" office:value="2146">
                <text:p>2146</text:p>
              </table:table-cell>
              <table:table-cell office:value-type="float" office:value="2210">
                <text:p>2210</text:p>
              </table:table-cell>
              <table:table-cell office:value-type="float" office:value="2160">
                <text:p>2160</text:p>
              </table:table-cell>
              <table:table-cell office:value-type="float" office:value="2211">
                <text:p>2211</text:p>
              </table:table-cell>
              <table:table-cell office:value-type="float" office:value="2066">
                <text:p>206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